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loext:graphic-properties draw:fill="solid" draw:fill-color="#ffffff" draw:opacity="100%"/>
      <style:paragraph-properties fo:margin-left="0.801cm" fo:margin-right="0cm" style:line-height-at-least="0.402cm" fo:text-indent="0cm" style:auto-text-indent="false" fo:background-color="#ffffff"/>
      <style:text-properties fo:color="#7f8c8d" loext:opacity="100%" style:font-name="Consolas" fo:font-size="8pt" fo:language="zxx" fo:country="none" fo:font-style="normal" style:text-underline-style="none" fo:font-weight="normal"/>
    </style:style>
    <style:style style:name="P3" style:family="paragraph" style:parent-style-name="Standard">
      <loext:graphic-properties draw:fill="solid" draw:fill-color="#ffffff" draw:opacity="100%"/>
      <style:paragraph-properties fo:margin-left="0.801cm" fo:margin-right="0cm" style:line-height-at-least="0.402cm" fo:text-indent="0cm" style:auto-text-indent="false" fo:background-color="#ffffff"/>
      <style:text-properties style:font-name="Consolas" fo:font-size="8pt" fo:language="zxx" fo:country="none"/>
    </style:style>
    <style:style style:name="P4" style:family="paragraph" style:parent-style-name="Standard">
      <loext:graphic-properties draw:fill="solid" draw:fill-color="#ffffff" draw:opacity="100%"/>
      <style:paragraph-properties fo:margin-left="0.801cm" fo:margin-right="0cm" style:line-height-at-least="0.402cm" fo:text-indent="0cm" style:auto-text-indent="false" fo:background-color="#ffffff"/>
      <style:text-properties style:use-window-font-color="true" loext:opacity="0%" style:font-name="Consolas" fo:font-size="8pt" fo:language="zxx" fo:country="none" fo:font-style="normal" style:text-underline-style="none" fo:font-weight="normal"/>
    </style:style>
    <style:style style:name="P5" style:family="paragraph" style:parent-style-name="Standard">
      <loext:graphic-properties draw:fill="solid" draw:fill-color="#ffffff" draw:opacity="100%"/>
      <style:paragraph-properties fo:margin-left="0.801cm" fo:margin-right="0cm" style:line-height-at-least="0.402cm" fo:text-indent="0cm" style:auto-text-indent="false" fo:background-color="#ffffff"/>
      <style:text-properties fo:color="#000000" loext:opacity="100%" style:font-name="Consolas" fo:font-size="8pt" fo:language="zxx" fo:country="none" fo:font-style="normal" style:text-underline-style="none" fo:font-weight="normal"/>
    </style:style>
    <style:style style:name="P6" style:family="paragraph" style:parent-style-name="Standard">
      <loext:graphic-properties draw:fill="solid" draw:fill-color="#ffffff" draw:opacity="100%"/>
      <style:paragraph-properties fo:margin-left="0.801cm" fo:margin-right="0cm" style:line-height-at-least="0.402cm" fo:text-indent="0cm" style:auto-text-indent="false" fo:background-color="#ffffff"/>
      <style:text-properties fo:color="#95a5a6" loext:opacity="100%" style:font-name="Consolas" fo:font-size="8pt" fo:language="zxx" fo:country="none" fo:font-style="normal" style:text-underline-style="none" fo:font-weight="normal"/>
    </style:style>
    <style:style style:name="P7" style:family="paragraph" style:parent-style-name="Standard">
      <style:paragraph-properties fo:margin-left="0.801cm" fo:margin-right="0cm" style:line-height-at-least="0.402cm" fo:text-indent="0cm" style:auto-text-indent="false"/>
      <style:text-properties style:font-name="Consolas" fo:font-size="8pt" fo:language="zxx" fo:country="none"/>
    </style:style>
    <style:style style:name="P8" style:family="paragraph" style:parent-style-name="Standard">
      <loext:graphic-properties draw:fill="solid" draw:fill-color="#ffffff" draw:opacity="100%"/>
      <style:paragraph-properties fo:margin-left="0.801cm" fo:margin-right="0cm" style:line-height-at-least="0.402cm" fo:text-indent="0cm" style:auto-text-indent="false" fo:background-color="#ffffff"/>
      <style:text-properties style:font-name="Consolas" fo:font-size="8pt" fo:language="zxx" fo:country="none"/>
    </style:style>
    <style:style style:name="P9" style:family="paragraph" style:parent-style-name="Standard" style:master-page-name="">
      <loext:graphic-properties draw:fill="solid" draw:fill-color="#ffffff" draw:opacity="100%"/>
      <style:paragraph-properties fo:margin-left="0.801cm" fo:margin-right="0cm" style:line-height-at-least="0.402cm" fo:text-indent="0cm" style:auto-text-indent="false" style:page-number="auto" fo:background-color="#ffffff"/>
      <style:text-properties style:font-name="Consolas" fo:font-size="8pt" fo:language="zxx" fo:country="none" officeooo:paragraph-rsid="000d30bd"/>
    </style:style>
    <style:style style:name="P10" style:family="paragraph" style:parent-style-name="Standard">
      <style:paragraph-properties fo:margin-top="0cm" fo:margin-bottom="0.499cm" style:contextual-spacing="false" style:line-height-at-least="0.402cm"/>
    </style:style>
    <style:style style:name="P11" style:family="paragraph" style:parent-style-name="Standard">
      <style:paragraph-properties style:line-height-at-least="0.402cm"/>
    </style:style>
    <style:style style:name="P12" style:family="paragraph" style:parent-style-name="Standard">
      <style:paragraph-properties style:line-height-at-least="0.402cm"/>
      <style:text-properties fo:color="#5c6166" loext:opacity="100%" style:font-name="Consolas" fo:font-size="8.39999961853027pt" fo:font-weight="normal" fo:background-color="#f8f9fa"/>
    </style:style>
    <style:style style:name="P13" style:family="paragraph" style:parent-style-name="Standard">
      <style:paragraph-properties fo:margin-top="0cm" fo:margin-bottom="0.499cm" style:contextual-spacing="false" style:line-height-at-least="0.402cm"/>
      <style:text-properties fo:color="#5c6166" loext:opacity="100%" style:font-name="Consolas" fo:font-size="8.39999961853027pt" fo:font-weight="normal" fo:background-color="#f8f9fa"/>
    </style:style>
    <style:style style:name="P14" style:family="paragraph" style:parent-style-name="Standard" style:master-page-name="">
      <loext:graphic-properties draw:fill="solid" draw:fill-color="#ffffff" draw:opacity="100%"/>
      <style:paragraph-properties ch2_options="{'Style': 'arduino', 'Language': 'Python', 'UseCharStyles': 0, 'LineNumberRatio': 100, 'LineNumberStart': 1, 'MasterCharStyle': '', 'ShowLineNumbers': 1, 'ColourizeBackground': 1, 'LineNumberSeparator': '  ', 'StoreOptionsWithSnippet': 1}" fo:margin-left="0.801cm" fo:margin-right="0cm" style:line-height-at-least="0.402cm" fo:text-indent="0cm" style:auto-text-indent="false" style:page-number="auto" fo:background-color="#ffffff"/>
      <style:text-properties fo:color="#5c6166" loext:opacity="100%" style:font-name="Consolas" fo:font-size="8.39999961853027pt" fo:language="zxx" fo:country="none" fo:font-weight="normal" officeooo:paragraph-rsid="000d30bd" fo:background-color="#f8f9fa"/>
    </style:style>
    <style:style style:name="P15" style:family="paragraph" style:parent-style-name="Standard">
      <style:paragraph-properties style:line-height-at-least="0.402cm"/>
      <style:text-properties fo:color="#5c6166" loext:opacity="100%" fo:background-color="#f8f9fa"/>
    </style:style>
    <style:style style:name="P16" style:family="paragraph" style:parent-style-name="Standard">
      <style:paragraph-properties style:line-height-at-least="0.402cm"/>
      <style:text-properties fo:color="#787b80" loext:opacity="100%" style:font-name="Consolas" fo:font-size="8.39999961853027pt" fo:font-style="italic" fo:font-weight="normal" fo:background-color="#f8f9fa"/>
    </style:style>
    <style:style style:name="P17" style:family="paragraph" style:parent-style-name="Standard">
      <loext:graphic-properties draw:fill="solid" draw:fill-color="#ffffff" draw:opacity="100%"/>
      <style:paragraph-properties fo:margin-left="0.801cm" fo:margin-right="0cm" style:line-height-at-least="0.402cm" fo:text-indent="0cm" style:auto-text-indent="false" fo:background-color="#ffffff"/>
      <style:text-properties fo:color="#000000" loext:opacity="100%" style:font-name="Consolas" fo:font-size="8pt" fo:language="zxx" fo:country="none" fo:font-style="normal" style:text-underline-style="none" fo:font-weight="normal"/>
    </style:style>
    <style:style style:name="P18" style:family="paragraph" style:parent-style-name="Standard">
      <loext:graphic-properties draw:fill="solid" draw:fill-color="#ffffff" draw:opacity="100%"/>
      <style:paragraph-properties fo:margin-left="0.801cm" fo:margin-right="0cm" style:line-height-at-least="0.402cm" fo:text-indent="0cm" style:auto-text-indent="false" fo:background-color="#ffffff"/>
      <style:text-properties fo:color="#95a5a6" loext:opacity="100%" style:font-name="Consolas" fo:font-size="8pt" fo:language="zxx" fo:country="none" fo:font-style="normal" style:text-underline-style="none" fo:font-weight="normal"/>
    </style:style>
    <style:style style:name="P19" style:family="paragraph" style:parent-style-name="Standard">
      <loext:graphic-properties draw:fill="solid" draw:fill-color="#ffffff" draw:opacity="100%"/>
      <style:paragraph-properties fo:margin-left="0.801cm" fo:margin-right="0cm" style:line-height-at-least="0.402cm" fo:text-indent="0cm" style:auto-text-indent="false" fo:background-color="#ffffff"/>
      <style:text-properties style:use-window-font-color="true" loext:opacity="0%" style:font-name="Consolas" fo:font-size="8pt" fo:language="zxx" fo:country="none" fo:font-style="normal" style:text-underline-style="none" fo:font-weight="normal"/>
    </style:style>
    <style:style style:name="P20" style:family="paragraph" style:parent-style-name="Standard">
      <loext:graphic-properties draw:fill="solid" draw:fill-color="#ffffff" draw:opacity="100%"/>
      <style:paragraph-properties fo:margin-left="0.801cm" fo:margin-right="0cm" style:line-height-at-least="0.402cm" fo:text-indent="0cm" style:auto-text-indent="false" fo:background-color="#ffffff"/>
      <style:text-properties fo:color="#7f8c8d" loext:opacity="100%" style:font-name="Consolas" fo:font-size="8pt" fo:language="zxx" fo:country="none" fo:font-style="normal" style:text-underline-style="none" fo:font-weight="normal"/>
    </style:style>
    <style:style style:name="P21" style:family="paragraph" style:parent-style-name="Standard" style:master-page-name="">
      <loext:graphic-properties draw:fill="solid" draw:fill-color="#ffffff" draw:opacity="100%"/>
      <style:paragraph-properties fo:margin-left="0.801cm" fo:margin-right="0cm" style:line-height-at-least="0.402cm" fo:text-indent="0cm" style:auto-text-indent="false" style:page-number="auto" fo:background-color="#ffffff"/>
      <style:text-properties fo:color="#7f8c8d" loext:opacity="100%" style:font-name="Consolas" fo:font-size="8pt" fo:language="zxx" fo:country="none" fo:font-style="normal" style:text-underline-style="none" fo:font-weight="normal"/>
    </style:style>
    <style:style style:name="T1" style:family="text">
      <style:text-properties style:font-name="Consolas" fo:font-size="8.39999961853027pt"/>
    </style:style>
    <style:style style:name="T2" style:family="text">
      <style:text-properties style:font-name="Consolas" fo:font-size="8.39999961853027pt" fo:font-weight="normal"/>
    </style:style>
    <style:style style:name="T3" style:family="text">
      <style:text-properties fo:color="#fa8d3e" loext:opacity="100%"/>
    </style:style>
    <style:style style:name="T4" style:family="text">
      <style:text-properties fo:color="#fa8d3e" loext:opacity="100%" style:font-name="Consolas" fo:font-size="8.39999961853027pt" fo:font-weight="normal"/>
    </style:style>
    <style:style style:name="T5" style:family="text">
      <style:text-properties fo:color="#fa8d3e" loext:opacity="100%" fo:font-style="normal" style:text-underline-style="none"/>
    </style:style>
    <style:style style:name="T6" style:family="text">
      <style:text-properties fo:color="#399ee6" loext:opacity="100%"/>
    </style:style>
    <style:style style:name="T7" style:family="text">
      <style:text-properties fo:color="#399ee6" loext:opacity="100%" style:font-name="Consolas" fo:font-size="8.39999961853027pt" fo:font-weight="normal"/>
    </style:style>
    <style:style style:name="T8" style:family="text">
      <style:text-properties fo:color="#399ee6" loext:opacity="100%" fo:font-style="normal" style:text-underline-style="none"/>
    </style:style>
    <style:style style:name="T9" style:family="text">
      <style:text-properties fo:color="#ed9366" loext:opacity="100%"/>
    </style:style>
    <style:style style:name="T10" style:family="text">
      <style:text-properties fo:color="#ed9366" loext:opacity="100%" style:font-name="Consolas" fo:font-size="8.39999961853027pt" fo:font-weight="normal"/>
    </style:style>
    <style:style style:name="T11" style:family="text">
      <style:text-properties fo:color="#f2ae49" loext:opacity="100%"/>
    </style:style>
    <style:style style:name="T12" style:family="text">
      <style:text-properties fo:color="#f2ae49" loext:opacity="100%" style:font-name="Consolas" fo:font-size="8.39999961853027pt" fo:font-weight="normal"/>
    </style:style>
    <style:style style:name="T13" style:family="text">
      <style:text-properties fo:color="#a37acc" loext:opacity="100%"/>
    </style:style>
    <style:style style:name="T14" style:family="text">
      <style:text-properties fo:color="#a37acc" loext:opacity="100%" style:font-name="Consolas" fo:font-size="8.39999961853027pt" fo:font-weight="normal"/>
    </style:style>
    <style:style style:name="T15" style:family="text">
      <style:text-properties fo:color="#86b300" loext:opacity="100%"/>
    </style:style>
    <style:style style:name="T16" style:family="text">
      <style:text-properties fo:color="#86b300" loext:opacity="100%" style:font-name="Consolas" fo:font-size="8.39999961853027pt" fo:font-weight="normal"/>
    </style:style>
    <style:style style:name="T17" style:family="text">
      <style:text-properties fo:color="#787b80" loext:opacity="100%" style:font-name="Consolas" fo:font-size="8.39999961853027pt" fo:font-style="italic" fo:font-weight="normal"/>
    </style:style>
    <style:style style:name="T18" style:family="text">
      <style:text-properties fo:color="#4cbf99" loext:opacity="100%" style:font-name="Consolas" fo:font-size="8.39999961853027pt" fo:font-weight="normal"/>
    </style:style>
    <style:style style:name="T19" style:family="text">
      <style:text-properties fo:color="#f07171" loext:opacity="100%" style:font-name="Consolas" fo:font-size="8.39999961853027pt" fo:font-weight="normal"/>
    </style:style>
    <style:style style:name="T20" style:family="text">
      <style:text-properties fo:font-style="normal" style:text-underline-style="none"/>
    </style:style>
    <style:style style:name="T21" style:family="text">
      <style:text-properties fo:font-style="normal" style:text-underline-style="none" fo:font-weight="normal"/>
    </style:style>
    <style:style style:name="T22" style:family="text">
      <style:text-properties style:text-underline-style="none"/>
    </style:style>
    <style:style style:name="T23" style:family="text">
      <style:text-properties fo:font-size="8pt"/>
    </style:style>
    <style:style style:name="T24" style:family="text">
      <style:text-properties style:use-window-font-color="true" loext:opacity="0%"/>
    </style:style>
    <style:style style:name="T25" style:family="text">
      <style:text-properties style:use-window-font-color="true" loext:opacity="0%" fo:font-style="normal" style:text-underline-style="none" fo:font-weight="normal"/>
    </style:style>
    <style:style style:name="T26" style:family="text">
      <style:text-properties fo:color="#000000" loext:opacity="100%"/>
    </style:style>
    <style:style style:name="T27" style:family="text">
      <style:text-properties fo:color="#000000" loext:opacity="100%" fo:font-weight="normal"/>
    </style:style>
    <style:style style:name="T28" style:family="text">
      <style:text-properties fo:color="#000000" loext:opacity="100%" fo:font-style="normal" fo:font-weight="normal"/>
    </style:style>
    <style:style style:name="T29" style:family="text">
      <style:text-properties fo:color="#000000" loext:opacity="100%" fo:font-style="normal" style:text-underline-style="none" fo:font-weight="normal"/>
    </style:style>
    <style:style style:name="T30" style:family="text">
      <style:text-properties fo:color="#000000" loext:opacity="100%" style:font-name="Consolas" fo:font-size="8.39999961853027pt"/>
    </style:style>
    <style:style style:name="T31" style:family="text">
      <style:text-properties fo:color="#000000" loext:opacity="100%" style:font-name="Consolas" fo:font-size="8.39999961853027pt" fo:font-weight="normal"/>
    </style:style>
    <style:style style:name="T32" style:family="text">
      <style:text-properties fo:color="#000000" loext:opacity="100%" style:font-name="Consolas" fo:font-size="8.39999961853027pt" fo:font-style="normal" fo:font-weight="normal"/>
    </style:style>
    <style:style style:name="T33" style:family="text">
      <style:text-properties fo:color="#000000" loext:opacity="100%" style:font-name="Consolas" fo:font-size="8.39999961853027pt" fo:font-style="normal" style:text-underline-style="none" fo:font-weight="normal"/>
    </style:style>
    <style:style style:name="T34" style:family="text">
      <style:text-properties fo:color="#000000" loext:opacity="100%" fo:font-size="8pt" fo:font-style="normal" style:text-underline-style="none" fo:font-weight="normal"/>
    </style:style>
    <style:style style:name="T35" style:family="text">
      <style:text-properties fo:color="#434f54" loext:opacity="100%"/>
    </style:style>
    <style:style style:name="T36" style:family="text">
      <style:text-properties fo:color="#434f54" loext:opacity="100%" fo:font-weight="normal"/>
    </style:style>
    <style:style style:name="T37" style:family="text">
      <style:text-properties fo:color="#434f54" loext:opacity="100%" fo:font-style="normal" fo:font-weight="normal"/>
    </style:style>
    <style:style style:name="T38" style:family="text">
      <style:text-properties fo:color="#434f54" loext:opacity="100%" fo:font-style="normal" style:text-underline-style="none" fo:font-weight="normal"/>
    </style:style>
    <style:style style:name="T39" style:family="text">
      <style:text-properties fo:color="#434f54" loext:opacity="100%" style:font-name="Consolas" fo:font-size="8.39999961853027pt"/>
    </style:style>
    <style:style style:name="T40" style:family="text">
      <style:text-properties fo:color="#434f54" loext:opacity="100%" style:font-name="Consolas" fo:font-size="8.39999961853027pt" fo:font-weight="normal"/>
    </style:style>
    <style:style style:name="T41" style:family="text">
      <style:text-properties fo:color="#434f54" loext:opacity="100%" style:font-name="Consolas" fo:font-size="8.39999961853027pt" fo:font-style="normal" fo:font-weight="normal"/>
    </style:style>
    <style:style style:name="T42" style:family="text">
      <style:text-properties fo:color="#728e00" loext:opacity="100%"/>
    </style:style>
    <style:style style:name="T43" style:family="text">
      <style:text-properties fo:color="#728e00" loext:opacity="100%" fo:font-weight="normal"/>
    </style:style>
    <style:style style:name="T44" style:family="text">
      <style:text-properties fo:color="#728e00" loext:opacity="100%" fo:font-style="normal" fo:font-weight="normal"/>
    </style:style>
    <style:style style:name="T45" style:family="text">
      <style:text-properties fo:color="#728e00" loext:opacity="100%" fo:font-style="normal" style:text-underline-style="none" fo:font-weight="normal"/>
    </style:style>
    <style:style style:name="T46" style:family="text">
      <style:text-properties fo:color="#728e00" loext:opacity="100%" style:font-name="Consolas" fo:font-size="8.39999961853027pt"/>
    </style:style>
    <style:style style:name="T47" style:family="text">
      <style:text-properties fo:color="#728e00" loext:opacity="100%" style:font-name="Consolas" fo:font-size="8.39999961853027pt" fo:font-weight="normal"/>
    </style:style>
    <style:style style:name="T48" style:family="text">
      <style:text-properties fo:color="#728e00" loext:opacity="100%" style:font-name="Consolas" fo:font-size="8.39999961853027pt" fo:font-style="normal" fo:font-weight="normal"/>
    </style:style>
    <style:style style:name="T49" style:family="text">
      <style:text-properties fo:color="#728e00" loext:opacity="100%" style:font-name="Consolas" fo:font-size="8.39999961853027pt" fo:font-style="normal" style:text-underline-style="none" fo:font-weight="normal"/>
    </style:style>
    <style:style style:name="T50" style:family="text">
      <style:text-properties fo:color="#728e00" loext:opacity="100%" fo:font-size="8pt" fo:font-style="normal" style:text-underline-style="none" fo:font-weight="normal"/>
    </style:style>
    <style:style style:name="T51" style:family="text">
      <style:text-properties fo:color="#8a7b52" loext:opacity="100%"/>
    </style:style>
    <style:style style:name="T52" style:family="text">
      <style:text-properties fo:color="#8a7b52" loext:opacity="100%" fo:font-weight="normal"/>
    </style:style>
    <style:style style:name="T53" style:family="text">
      <style:text-properties fo:color="#8a7b52" loext:opacity="100%" fo:font-style="normal" fo:font-weight="normal"/>
    </style:style>
    <style:style style:name="T54" style:family="text">
      <style:text-properties fo:color="#8a7b52" loext:opacity="100%" fo:font-style="normal" style:text-underline-style="none" fo:font-weight="normal"/>
    </style:style>
    <style:style style:name="T55" style:family="text">
      <style:text-properties fo:color="#8a7b52" loext:opacity="100%" style:font-name="Consolas" fo:font-size="8.39999961853027pt"/>
    </style:style>
    <style:style style:name="T56" style:family="text">
      <style:text-properties fo:color="#8a7b52" loext:opacity="100%" style:font-name="Consolas" fo:font-size="8.39999961853027pt" fo:font-weight="normal"/>
    </style:style>
    <style:style style:name="T57" style:family="text">
      <style:text-properties fo:color="#8a7b52" loext:opacity="100%" style:font-name="Consolas" fo:font-size="8.39999961853027pt" fo:font-style="normal" fo:font-weight="normal"/>
    </style:style>
    <style:style style:name="T58" style:family="text">
      <style:text-properties fo:color="#95a5a6" loext:opacity="100%"/>
    </style:style>
    <style:style style:name="T59" style:family="text">
      <style:text-properties fo:color="#95a5a6" loext:opacity="100%" fo:font-weight="normal"/>
    </style:style>
    <style:style style:name="T60" style:family="text">
      <style:text-properties fo:color="#95a5a6" loext:opacity="100%" fo:font-style="normal" fo:font-weight="normal"/>
    </style:style>
    <style:style style:name="T61" style:family="text">
      <style:text-properties fo:color="#95a5a6" loext:opacity="100%" fo:font-style="normal" style:text-underline-style="none" fo:font-weight="normal"/>
    </style:style>
    <style:style style:name="T62" style:family="text">
      <style:text-properties fo:color="#95a5a6" loext:opacity="100%" style:font-name="Consolas" fo:font-size="8.39999961853027pt"/>
    </style:style>
    <style:style style:name="T63" style:family="text">
      <style:text-properties fo:color="#95a5a6" loext:opacity="100%" style:font-name="Consolas" fo:font-size="8.39999961853027pt" fo:font-weight="normal"/>
    </style:style>
    <style:style style:name="T64" style:family="text">
      <style:text-properties fo:color="#95a5a6" loext:opacity="100%" style:font-name="Consolas" fo:font-size="8.39999961853027pt" fo:font-style="normal" fo:font-weight="normal"/>
    </style:style>
    <style:style style:name="T65" style:family="text">
      <style:text-properties fo:color="#d35400" loext:opacity="100%"/>
    </style:style>
    <style:style style:name="T66" style:family="text">
      <style:text-properties fo:color="#d35400" loext:opacity="100%" fo:font-weight="normal"/>
    </style:style>
    <style:style style:name="T67" style:family="text">
      <style:text-properties fo:color="#d35400" loext:opacity="100%" fo:font-style="normal" fo:font-weight="normal"/>
    </style:style>
    <style:style style:name="T68" style:family="text">
      <style:text-properties fo:color="#d35400" loext:opacity="100%" fo:font-style="normal" style:text-underline-style="none" fo:font-weight="normal"/>
    </style:style>
    <style:style style:name="T69" style:family="text">
      <style:text-properties fo:color="#7f8c8d" loext:opacity="100%"/>
    </style:style>
    <style:style style:name="T70" style:family="text">
      <style:text-properties fo:color="#7f8c8d" loext:opacity="100%" style:font-name="Consolas" fo:font-size="8.39999961853027pt"/>
    </style:style>
    <style:style style:name="T71" style:family="text">
      <style:text-properties fo:color="#7f8c8d" loext:opacity="100%" style:font-name="Consolas" fo:font-size="8.39999961853027pt" fo:font-weight="normal"/>
    </style:style>
    <style:style style:name="T72" style:family="text">
      <style:text-properties fo:color="#7f8c8d" loext:opacity="100%" style:font-name="Consolas" fo:font-size="8.39999961853027pt" fo:font-style="normal" fo:font-weight="normal"/>
    </style:style>
    <style:style style:name="T73" style:family="text">
      <style:text-properties fo:color="#7f8c8d" loext:opacity="100%" style:font-name="Consolas" fo:font-size="8.39999961853027pt" fo:font-style="normal" style:text-underline-style="none" fo:font-weight="normal"/>
    </style:style>
    <style:style style:name="T74" style:family="text">
      <style:text-properties fo:color="#7f8c8d" loext:opacity="100%" fo:font-weight="normal"/>
    </style:style>
    <style:style style:name="T75" style:family="text">
      <style:text-properties fo:color="#7f8c8d" loext:opacity="100%" fo:font-style="normal" fo:font-weight="normal"/>
    </style:style>
    <style:style style:name="T76" style:family="text">
      <style:text-properties fo:color="#7f8c8d" loext:opacity="100%" fo:font-style="normal" style:text-underline-style="none" fo:font-weight="normal"/>
    </style:style>
    <style:style style:name="T77" style:family="text">
      <style:text-properties fo:color="#00979d" loext:opacity="100%"/>
    </style:style>
    <style:style style:name="T78" style:family="text">
      <style:text-properties fo:color="#00979d" loext:opacity="100%" style:font-name="Consolas" fo:font-size="8.39999961853027pt"/>
    </style:style>
    <style:style style:name="T79" style:family="text">
      <style:text-properties fo:color="#00979d" loext:opacity="100%" style:font-name="Consolas" fo:font-size="8.39999961853027pt" fo:font-weight="normal"/>
    </style:style>
    <style:style style:name="T80" style:family="text">
      <style:text-properties fo:color="#00979d" loext:opacity="100%" style:font-name="Consolas" fo:font-size="8.39999961853027pt" fo:font-style="normal" fo:font-weight="normal"/>
    </style:style>
    <style:style style:name="T81" style:family="text">
      <style:text-properties fo:color="#00979d" loext:opacity="100%" fo:font-weight="normal"/>
    </style:style>
    <style:style style:name="T82" style:family="text">
      <style:text-properties fo:color="#00979d" loext:opacity="100%" fo:font-style="normal" fo:font-weight="normal"/>
    </style:style>
    <style:style style:name="T83" style:family="text">
      <style:text-properties fo:color="#00979d" loext:opacity="100%" fo:font-style="normal" style:text-underline-style="none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24"><text:s text:c="3"/>1 <text:s/></text:span>'''</text:p>
      <text:p text:style-name="P2"><text:span text:style-name="T24"><text:s text:c="3"/>2 <text:s/></text:span><text:s/>Name : Elowan</text:p>
      <text:p text:style-name="P2"><text:span text:style-name="T24"><text:s text:c="3"/>3 <text:s/></text:span><text:s/>Creation : 23-06-2023 11:42:17</text:p>
      <text:p text:style-name="P2"><text:span text:style-name="T24"><text:s text:c="3"/>4 <text:s/></text:span><text:s/>Last modified : 21-05-2024 12:02:40</text:p>
      <text:p text:style-name="P2"><text:span text:style-name="T24"><text:s text:c="3"/>5 <text:s/></text:span><text:s/>File : Chromosome.py</text:p>
      <text:p text:style-name="P2"><text:span text:style-name="T24"><text:s text:c="3"/>6 <text:s/></text:span>'''</text:p>
      <text:p text:style-name="P3"><text:span text:style-name="T25"><text:s text:c="3"/>7 <text:s/></text:span><text:span text:style-name="T45">from</text:span><text:span text:style-name="T29"> </text:span><text:span text:style-name="T38">random</text:span><text:span text:style-name="T29"> </text:span><text:span text:style-name="T45">import</text:span><text:span text:style-name="T29"> </text:span><text:span text:style-name="T38">randint</text:span><text:span text:style-name="T29">, </text:span><text:span text:style-name="T38">seed</text:span><text:span text:style-name="T29">, </text:span><text:span text:style-name="T38">choice</text:span></text:p>
      <text:p text:style-name="P3"><text:span text:style-name="T25"><text:s text:c="3"/>8 <text:s/></text:span><text:span text:style-name="T45">import</text:span><text:span text:style-name="T29"> </text:span><text:span text:style-name="T38">logging</text:span></text:p>
      <text:p text:style-name="P3"><text:span text:style-name="T25"><text:s text:c="3"/>9 <text:s/></text:span><text:span text:style-name="T45">from</text:span><text:span text:style-name="T29"> </text:span><text:span text:style-name="T38">math</text:span><text:span text:style-name="T29"> </text:span><text:span text:style-name="T45">import</text:span><text:span text:style-name="T29"> </text:span><text:span text:style-name="T38">sqrt</text:span><text:span text:style-name="T29">, </text:span><text:span text:style-name="T38">ceil</text:span></text:p>
      <text:p text:style-name="P3"><text:span text:style-name="T25"><text:s text:c="2"/>10 <text:s/></text:span><text:span text:style-name="T45">import</text:span><text:span text:style-name="T29"> </text:span><text:span text:style-name="T38">json</text:span></text:p>
      <text:p text:style-name="P3"><text:span text:style-name="T25"><text:s text:c="2"/>11 <text:s/></text:span><text:span text:style-name="T45">import</text:span><text:span text:style-name="T29"> </text:span><text:span text:style-name="T38">os</text:span></text:p>
      <text:p text:style-name="P4"><text:s text:c="2"/>12 <text:s/></text:p>
      <text:p text:style-name="P3"><text:span text:style-name="T25"><text:s text:c="2"/>13 <text:s/></text:span><text:span text:style-name="T45">from</text:span><text:span text:style-name="T29"> </text:span><text:span text:style-name="T38">Terrain</text:span><text:span text:style-name="T29"> </text:span><text:span text:style-name="T45">import</text:span><text:span text:style-name="T29"> </text:span><text:span text:style-name="T38">FIGURES</text:span></text:p>
      <text:p text:style-name="P3"><text:span text:style-name="T25"><text:s text:c="2"/>14 <text:s/></text:span><text:span text:style-name="T45">from</text:span><text:span text:style-name="T29"> </text:span><text:span text:style-name="T38">Models</text:span><text:span text:style-name="T29"> </text:span><text:span text:style-name="T45">import</text:span><text:span text:style-name="T29"> </text:span><text:span text:style-name="T38">Athlete</text:span><text:span text:style-name="T29">, </text:span><text:span text:style-name="T38">Figure</text:span></text:p>
      <text:p text:style-name="P3"><text:span text:style-name="T25"><text:s text:c="2"/>15 <text:s/></text:span><text:span text:style-name="T45">from</text:span><text:span text:style-name="T29"> </text:span><text:span text:style-name="T38">Game</text:span><text:span text:style-name="T29"> </text:span><text:span text:style-name="T45">import</text:span><text:span text:style-name="T29"> </text:span><text:span text:style-name="T38">Game</text:span></text:p>
      <text:p text:style-name="P3"><text:span text:style-name="T25"><text:s text:c="2"/>16 <text:s/></text:span><text:span text:style-name="T45">from</text:span><text:span text:style-name="T29"> </text:span><text:span text:style-name="T38">Genetic</text:span><text:span text:style-name="T29"> </text:span><text:span text:style-name="T45">import</text:span><text:span text:style-name="T29"> </text:span><text:span text:style-name="T38">Chromosome</text:span></text:p>
      <text:p text:style-name="P3"><text:span text:style-name="T25"><text:s text:c="2"/>17 <text:s/></text:span><text:span text:style-name="T45">from</text:span><text:span text:style-name="T29"> </text:span><text:span text:style-name="T38">consts</text:span><text:span text:style-name="T29"> </text:span><text:span text:style-name="T45">import</text:span><text:span text:style-name="T29"> </text:span><text:span text:style-name="T38">INITIAL_POSITION</text:span><text:span text:style-name="T29">, </text:span><text:span text:style-name="T38">NUMBER_OF_CHROMOSOME_TO_KEEP</text:span><text:span text:style-name="T29">,\</text:span></text:p>
      <text:p text:style-name="P3"><text:span text:style-name="T25"><text:s text:c="2"/>18 <text:s/></text:span><text:span text:style-name="T29"><text:s text:c="4"/></text:span><text:span text:style-name="T38">EPS</text:span><text:span text:style-name="T29">, </text:span><text:span text:style-name="T38">MAX_SCORE</text:span><text:span text:style-name="T29">, </text:span><text:span text:style-name="T38">L</text:span><text:span text:style-name="T29">, </text:span><text:span text:style-name="T38">SIZE_X</text:span><text:span text:style-name="T29">, </text:span><text:span text:style-name="T38">SIZE_Y</text:span><text:span text:style-name="T29">, </text:span><text:span text:style-name="T38">DIST_MAX</text:span></text:p>
      <text:p text:style-name="P4"><text:s text:c="2"/>19 <text:s/></text:p>
      <text:p text:style-name="P3"><text:span text:style-name="T25"><text:s text:c="2"/>20 <text:s/></text:span><text:span text:style-name="T38">k</text:span><text:span text:style-name="T29"> </text:span><text:span text:style-name="T45">=</text:span><text:span text:style-name="T29"> </text:span><text:span text:style-name="T54">0</text:span></text:p>
      <text:p text:style-name="P3"><text:span text:style-name="T25"><text:s text:c="2"/>21 <text:s/></text:span><text:span text:style-name="T38">i</text:span><text:span text:style-name="T29"> </text:span><text:span text:style-name="T45">=</text:span><text:span text:style-name="T29"> </text:span><text:span text:style-name="T54">0</text:span></text:p>
      <text:p text:style-name="P4"><text:s text:c="2"/>22 <text:s/></text:p>
      <text:p text:style-name="P3"><text:span text:style-name="T25"><text:s text:c="2"/>23 <text:s/></text:span><text:span text:style-name="T45">class</text:span><text:span text:style-name="T29"> </text:span><text:span text:style-name="T38">AthleteChromosome</text:span><text:span text:style-name="T29">(</text:span><text:span text:style-name="T38">Chromosome</text:span><text:span text:style-name="T29">):</text:span></text:p>
      <text:p text:style-name="P3"><text:span text:style-name="T25"><text:s text:c="2"/>24 <text:s/></text:span><text:span text:style-name="T29"><text:s text:c="4"/></text:span><text:span text:style-name="T76">"""</text:span></text:p>
      <text:p text:style-name="P2"><text:span text:style-name="T24"><text:s text:c="2"/>25 <text:s/></text:span><text:s text:c="8"/>Classe représentant un athlète (une entitée) pour l'algorithme </text:p>
      <text:p text:style-name="P2"><text:span text:style-name="T24"><text:s text:c="2"/>26 <text:s/></text:span><text:s text:c="8"/>génétique</text:p>
      <text:p text:style-name="P4"><text:s text:c="2"/>27 <text:s/></text:p>
      <text:p text:style-name="P2"><text:span text:style-name="T24"><text:s text:c="2"/>28 <text:s/></text:span><text:s text:c="8"/>Params:</text:p>
      <text:p text:style-name="P2"><text:span text:style-name="T24"><text:s text:c="2"/>29 <text:s/></text:span><text:s text:c="12"/>athlete (Athlete): Athlète représenté par le chromosome</text:p>
      <text:p text:style-name="P3"><text:span text:style-name="T25"><text:s text:c="2"/>30 <text:s/></text:span><text:span text:style-name="T76"><text:s text:c="4"/>"""</text:span><text:span text:style-name="T29"> <text:s text:c="3"/></text:span></text:p>
      <text:p text:style-name="P3"><text:span text:style-name="T25"><text:s text:c="2"/>31 <text:s/></text:span><text:span text:style-name="T29"><text:s text:c="4"/></text:span><text:span text:style-name="T45">def</text:span><text:span text:style-name="T29"> </text:span><text:span text:style-name="T68">__init__</text:span><text:span text:style-name="T29">(</text:span><text:span text:style-name="T45">self</text:span><text:span text:style-name="T29">, </text:span><text:span text:style-name="T38">athlete</text:span><text:span text:style-name="T29">):</text:span></text:p>
      <text:p text:style-name="P3"><text:span text:style-name="T25"><text:s text:c="2"/>32 <text:s/></text:span><text:span text:style-name="T29"><text:s text:c="8"/></text:span><text:span text:style-name="T45">self.</text:span><text:span text:style-name="T38">athlete</text:span><text:span text:style-name="T29"> </text:span><text:span text:style-name="T45">=</text:span><text:span text:style-name="T29"> </text:span><text:span text:style-name="T38">athlete</text:span></text:p>
      <text:p text:style-name="P3"><text:span text:style-name="T25"><text:s text:c="2"/>33 <text:s/></text:span><text:span text:style-name="T29"><text:s text:c="8"/></text:span><text:span text:style-name="T45">self.</text:span><text:span text:style-name="T38">genes</text:span><text:span text:style-name="T29"> </text:span><text:span text:style-name="T45">=</text:span><text:span text:style-name="T29"> </text:span><text:span text:style-name="T38">from_combo_to_string</text:span><text:span text:style-name="T29">(</text:span><text:span text:style-name="T38">athlete</text:span><text:span text:style-name="T45">.</text:span><text:span text:style-name="T38">combos</text:span><text:span text:style-name="T29">)</text:span></text:p>
      <text:p text:style-name="P3"><text:span text:style-name="T25"><text:s text:c="2"/>34 <text:s/></text:span><text:span text:style-name="T29"><text:s text:c="8"/></text:span><text:span text:style-name="T45">self.</text:span><text:span text:style-name="T38">detailedFitness</text:span><text:span text:style-name="T29"> </text:span><text:span text:style-name="T45">=</text:span><text:span text:style-name="T29"> {}</text:span></text:p>
      <text:p text:style-name="P4"><text:s text:c="2"/>35 <text:s/></text:p>
      <text:p text:style-name="P3"><text:span text:style-name="T25"><text:s text:c="2"/>36 <text:s/></text:span><text:span text:style-name="T29"><text:s text:c="8"/></text:span><text:span text:style-name="T45">super</text:span><text:span text:style-name="T29">()</text:span><text:span text:style-name="T45">.</text:span><text:span text:style-name="T68">__init__</text:span><text:span text:style-name="T29">(</text:span><text:span text:style-name="T45">self.</text:span><text:span text:style-name="T38">genes</text:span><text:span text:style-name="T29">, </text:span><text:span text:style-name="T45">self.</text:span><text:span text:style-name="T38">calc_fitness</text:span><text:span text:style-name="T29">(), </text:span></text:p>
      <text:p text:style-name="P3"><text:span text:style-name="T25"><text:s text:c="2"/>37 <text:s/></text:span><text:span text:style-name="T29"><text:s text:c="14"/></text:span><text:span text:style-name="T54">0</text:span><text:span text:style-name="T29">, </text:span><text:span text:style-name="T45">len</text:span><text:span text:style-name="T29">(</text:span><text:span text:style-name="T45">self.</text:span><text:span text:style-name="T38">genes</text:span><text:span text:style-name="T29">))</text:span></text:p>
      <text:p text:style-name="P5"><text:span text:style-name="T24"><text:s text:c="2"/>38 <text:s/></text:span><text:s text:c="8"/></text:p>
      <text:p text:style-name="P3"><text:span text:style-name="T25"><text:s text:c="2"/>39 <text:s/></text:span><text:span text:style-name="T29"><text:s text:c="4"/></text:span><text:span text:style-name="T45">def</text:span><text:span text:style-name="T29"> </text:span><text:span text:style-name="T68">calc_fitness</text:span><text:span text:style-name="T29">(</text:span><text:span text:style-name="T45">self</text:span><text:span text:style-name="T29">) </text:span><text:span text:style-name="T45">-&gt;</text:span><text:span text:style-name="T29"> </text:span><text:span text:style-name="T45">int</text:span><text:span text:style-name="T29">:</text:span></text:p>
      <text:p text:style-name="P3"><text:span text:style-name="T25"><text:s text:c="2"/>40 <text:s/></text:span><text:span text:style-name="T29"><text:s text:c="8"/></text:span><text:span text:style-name="T76">"""Calcule le score de l'athlète"""</text:span></text:p>
      <text:p text:style-name="P3"><text:span text:style-name="T25"><text:s text:c="2"/>41 <text:s/></text:span><text:span text:style-name="T29"><text:s text:c="8"/></text:span><text:span text:style-name="T38">score</text:span><text:span text:style-name="T29"> </text:span><text:span text:style-name="T45">=</text:span><text:span text:style-name="T29"> <text:s/>{</text:span></text:p>
      <text:p text:style-name="P3"><text:span text:style-name="T25"><text:s text:c="2"/>42 <text:s/></text:span><text:span text:style-name="T29"><text:s text:c="12"/></text:span><text:span text:style-name="T76">"execution"</text:span><text:span text:style-name="T29">: {</text:span></text:p>
      <text:p text:style-name="P3"><text:span text:style-name="T25"><text:s text:c="2"/>43 <text:s/></text:span><text:span text:style-name="T29"><text:s text:c="16"/></text:span><text:span text:style-name="T76">"safety"</text:span><text:span text:style-name="T29">: </text:span><text:span text:style-name="T54">3</text:span><text:span text:style-name="T29">,</text:span></text:p>
      <text:p text:style-name="P3"><text:span text:style-name="T25"><text:s text:c="2"/>44 <text:s/></text:span><text:span text:style-name="T29"><text:s text:c="16"/></text:span><text:span text:style-name="T76">"flow"</text:span><text:span text:style-name="T29">: </text:span><text:span text:style-name="T54">0</text:span><text:span text:style-name="T29">,</text:span></text:p>
      <text:p text:style-name="P3"><text:span text:style-name="T25"><text:s text:c="2"/>45 <text:s/></text:span><text:span text:style-name="T29"><text:s text:c="16"/></text:span><text:span text:style-name="T76">"mastery"</text:span><text:span text:style-name="T29">: </text:span><text:span text:style-name="T54">0</text:span><text:span text:style-name="T29">,</text:span></text:p>
      <text:p text:style-name="P3"><text:span text:style-name="T25"><text:s text:c="2"/>46 <text:s/></text:span><text:span text:style-name="T29"><text:s text:c="12"/>},</text:span></text:p>
      <text:p text:style-name="P3"><text:span text:style-name="T25"><text:s text:c="2"/>47 <text:s/></text:span><text:span text:style-name="T29"><text:s text:c="12"/></text:span><text:span text:style-name="T76">"composition"</text:span><text:span text:style-name="T29">: {</text:span></text:p>
      <text:p text:style-name="P3"><text:span text:style-name="T25"><text:s text:c="2"/>48 <text:s/></text:span><text:span text:style-name="T29"><text:s text:c="16"/></text:span><text:span text:style-name="T76">"use_of_space"</text:span><text:span text:style-name="T29">: </text:span><text:span text:style-name="T54">0</text:span><text:span text:style-name="T29">,</text:span></text:p>
      <text:p text:style-name="P3"><text:span text:style-name="T25"><text:s text:c="2"/>49 <text:s/></text:span><text:span text:style-name="T29"><text:s text:c="16"/></text:span><text:span text:style-name="T76">"use_of_obstacles"</text:span><text:span text:style-name="T29">: </text:span><text:span text:style-name="T54">0</text:span><text:span text:style-name="T29">,</text:span></text:p>
      <text:p text:style-name="P3"><text:span text:style-name="T25"><text:s text:c="2"/>50 <text:s/></text:span><text:span text:style-name="T29"><text:s text:c="16"/></text:span><text:span text:style-name="T76">"connection"</text:span><text:span text:style-name="T29">: </text:span><text:span text:style-name="T54">0</text:span><text:span text:style-name="T29">,</text:span></text:p>
      <text:p text:style-name="P3"><text:span text:style-name="T25"><text:s text:c="2"/>51 <text:s/></text:span><text:span text:style-name="T29"><text:s text:c="12"/>},</text:span></text:p>
      <text:p text:style-name="P3"><text:span text:style-name="T25"><text:s text:c="2"/>52 <text:s/></text:span><text:span text:style-name="T29"><text:s text:c="12"/></text:span><text:span text:style-name="T76">"difficulty"</text:span><text:span text:style-name="T29">: {</text:span></text:p>
      <text:p text:style-name="P3"><text:span text:style-name="T25"><text:s text:c="2"/>53 <text:s/></text:span><text:span text:style-name="T29"><text:s text:c="16"/></text:span><text:span text:style-name="T76">"variety"</text:span><text:span text:style-name="T29">: </text:span><text:span text:style-name="T54">0</text:span><text:span text:style-name="T29">,</text:span></text:p>
      <text:p text:style-name="P3"><text:span text:style-name="T25"><text:s text:c="2"/>54 <text:s/></text:span><text:span text:style-name="T29"><text:s text:c="16"/></text:span><text:span text:style-name="T76">"single_trick"</text:span><text:span text:style-name="T29">: </text:span><text:span text:style-name="T54">0</text:span><text:span text:style-name="T29">,</text:span></text:p>
      <text:p text:style-name="P3"><text:span text:style-name="T25"><text:s text:c="2"/>55 <text:s/></text:span><text:span text:style-name="T29"><text:s text:c="16"/></text:span><text:span text:style-name="T76">"whole_run"</text:span><text:span text:style-name="T29">: </text:span><text:span text:style-name="T54">0</text:span><text:span text:style-name="T29">,</text:span></text:p>
      <text:p text:style-name="P3"><text:span text:style-name="T25"><text:s text:c="2"/>56 <text:s/></text:span><text:span text:style-name="T29"><text:s text:c="12"/>},</text:span></text:p>
      <text:p text:style-name="P3"><text:span text:style-name="T25"><text:s text:c="2"/>57 <text:s/></text:span><text:span text:style-name="T29"><text:s text:c="8"/>}</text:span></text:p>
      <text:p text:style-name="P3"><text:span text:style-name="T25"><text:s text:c="2"/>58 <text:s/></text:span><text:span text:style-name="T29"><text:s text:c="8"/></text:span><text:span text:style-name="T45">self.</text:span><text:span text:style-name="T38">genes</text:span><text:span text:style-name="T29"> </text:span><text:span text:style-name="T45">=</text:span><text:span text:style-name="T29"> </text:span><text:span text:style-name="T38">from_combo_to_string</text:span><text:span text:style-name="T29">(</text:span><text:span text:style-name="T45">self.</text:span><text:span text:style-name="T38">athlete</text:span><text:span text:style-name="T45">.</text:span><text:span text:style-name="T38">combos</text:span><text:span text:style-name="T29">)</text:span></text:p>
      <text:p text:style-name="P4"><text:s text:c="2"/>59 <text:s/></text:p>
      <text:p text:style-name="P3"><text:span text:style-name="T25"><text:s text:c="2"/>60 <text:s/></text:span><text:span text:style-name="T29"><text:s text:c="8"/></text:span><text:span text:style-name="T61"># Liste des figures faites</text:span></text:p>
      <text:p text:style-name="P3"><text:span text:style-name="T25"><text:s text:c="2"/>61 <text:s/></text:span><text:span text:style-name="T29"><text:s text:c="8"/></text:span><text:span text:style-name="T38">nb_figure</text:span><text:span text:style-name="T29"> </text:span><text:span text:style-name="T45">=</text:span><text:span text:style-name="T29"> </text:span><text:span text:style-name="T45">len</text:span><text:span text:style-name="T29">(</text:span><text:span text:style-name="T45">self.</text:span><text:span text:style-name="T38">genes</text:span><text:span text:style-name="T29">)</text:span><text:span text:style-name="T45">//</text:span><text:span text:style-name="T54">6</text:span></text:p>
      <text:p text:style-name="P3"><text:span text:style-name="T25"><text:s text:c="2"/>62 <text:s/></text:span><text:span text:style-name="T29"><text:s text:c="8"/></text:span><text:span text:style-name="T38">tricks</text:span><text:span text:style-name="T29"> </text:span><text:span text:style-name="T45">=</text:span><text:span text:style-name="T29"> [</text:span><text:span text:style-name="T38">Figure</text:span><text:span text:style-name="T45">.</text:span><text:span text:style-name="T38">figures</text:span><text:span text:style-name="T29">[</text:span><text:span text:style-name="T45">int</text:span><text:span text:style-name="T29">(</text:span><text:span text:style-name="T45">self.</text:span><text:span text:style-name="T38">genes</text:span><text:span text:style-name="T29">[</text:span><text:span text:style-name="T54">6</text:span><text:span text:style-name="T45">*</text:span><text:span text:style-name="T38">i</text:span><text:span text:style-name="T45">+</text:span><text:span text:style-name="T54">4</text:span><text:span text:style-name="T29">: </text:span><text:span text:style-name="T54">6</text:span><text:span text:style-name="T45">*</text:span><text:span text:style-name="T38">i</text:span><text:span text:style-name="T45">+</text:span><text:span text:style-name="T54">6</text:span><text:span text:style-name="T29">])] </text:span></text:p>
      <text:p text:style-name="P3"><text:span text:style-name="T25"><text:s text:c="2"/>63 <text:s/></text:span><text:span text:style-name="T29"><text:s text:c="18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nb_figure</text:span><text:span text:style-name="T29">)]</text:span></text:p>
      <text:p text:style-name="P3"><text:span text:style-name="T25"><text:s text:c="2"/>64 <text:s/></text:span><text:span text:style-name="T29"><text:s text:c="8"/></text:span><text:span text:style-name="T38">field</text:span><text:span text:style-name="T29"> </text:span><text:span text:style-name="T45">=</text:span><text:span text:style-name="T29"> </text:span><text:span text:style-name="T45">self.</text:span><text:span text:style-name="T38">athlete</text:span><text:span text:style-name="T45">.</text:span><text:span text:style-name="T38">field</text:span></text:p>
      <text:p text:style-name="P3"><text:span text:style-name="T25"><text:s text:c="2"/>65 <text:s/></text:span><text:span text:style-name="T29"><text:s text:c="8"/></text:span><text:span text:style-name="T45">try</text:span><text:span text:style-name="T29">:</text:span></text:p>
      <text:p text:style-name="P3"><text:span text:style-name="T25"><text:s text:c="2"/>66 <text:s/></text:span><text:span text:style-name="T29"><text:s text:c="12"/></text:span><text:span text:style-name="T38">cases</text:span><text:span text:style-name="T29"> </text:span><text:span text:style-name="T45">=</text:span><text:span text:style-name="T29"> [</text:span><text:span text:style-name="T38">field</text:span><text:span text:style-name="T45">.</text:span><text:span text:style-name="T38">getCase</text:span><text:span text:style-name="T29">(</text:span></text:p>
      <text:p text:style-name="P3"><text:span text:style-name="T25"><text:s text:c="2"/>67 <text:s/></text:span><text:span text:style-name="T29"><text:s text:c="16"/>(</text:span><text:span text:style-name="T45">int</text:span><text:span text:style-name="T29">(</text:span><text:span text:style-name="T45">self.</text:span><text:span text:style-name="T38">genes</text:span><text:span text:style-name="T29">[</text:span><text:span text:style-name="T54">6</text:span><text:span text:style-name="T45">*</text:span><text:span text:style-name="T38">i</text:span><text:span text:style-name="T29">:</text:span><text:span text:style-name="T54">6</text:span><text:span text:style-name="T45">*</text:span><text:span text:style-name="T38">i</text:span><text:span text:style-name="T45">+</text:span><text:span text:style-name="T54">2</text:span><text:span text:style-name="T29">]), </text:span><text:span text:style-name="T45">int</text:span><text:span text:style-name="T29">(</text:span><text:span text:style-name="T45">self.</text:span><text:span text:style-name="T38">genes</text:span><text:span text:style-name="T29">[</text:span><text:span text:style-name="T54">6</text:span><text:span text:style-name="T45">*</text:span><text:span text:style-name="T38">i</text:span><text:span text:style-name="T45">+</text:span><text:span text:style-name="T54">2</text:span><text:span text:style-name="T29">: </text:span><text:span text:style-name="T54">6</text:span><text:span text:style-name="T45">*</text:span><text:span text:style-name="T38">i</text:span><text:span text:style-name="T45">+</text:span><text:span text:style-name="T54">4</text:span><text:span text:style-name="T29">]))) </text:span></text:p>
      <text:p text:style-name="P3"><text:span text:style-name="T25"><text:s text:c="2"/>68 <text:s/></text:span><text:span text:style-name="T29"><text:s text:c="16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nb_figure</text:span><text:span text:style-name="T29">)]</text:span></text:p>
      <text:p text:style-name="P3"><text:span text:style-name="T25"><text:s text:c="2"/>69 <text:s/></text:span><text:span text:style-name="T29"><text:s text:c="8"/></text:span><text:span text:style-name="T45">except</text:span><text:span text:style-name="T29"> </text:span><text:span text:style-name="T38">IndexError</text:span><text:span text:style-name="T29">:</text:span></text:p>
      <text:p text:style-name="P3"><text:span text:style-name="T25"><text:s text:c="2"/>70 <text:s/></text:span><text:span text:style-name="T29"><text:s text:c="12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nb_figure</text:span><text:span text:style-name="T29">): </text:span></text:p>
      <text:p text:style-name="P3"><text:span text:style-name="T25"><text:s text:c="2"/>71 <text:s/></text:span><text:span text:style-name="T29"><text:s text:c="16"/></text:span><text:span text:style-name="T45">print</text:span><text:span text:style-name="T29">((</text:span><text:span text:style-name="T45">int</text:span><text:span text:style-name="T29">(</text:span><text:span text:style-name="T45">self.</text:span><text:span text:style-name="T38">genes</text:span><text:span text:style-name="T29">[</text:span><text:span text:style-name="T54">6</text:span><text:span text:style-name="T45">*</text:span><text:span text:style-name="T38">i</text:span><text:span text:style-name="T29">:</text:span><text:span text:style-name="T54">6</text:span><text:span text:style-name="T45">*</text:span><text:span text:style-name="T38">i</text:span><text:span text:style-name="T45">+</text:span><text:span text:style-name="T54">2</text:span><text:span text:style-name="T29">]), </text:span><text:span text:style-name="T45">int</text:span><text:span text:style-name="T29">(</text:span><text:span text:style-name="T45">self.</text:span><text:span text:style-name="T38">genes</text:span><text:span text:style-name="T29">[</text:span><text:span text:style-name="T54">6</text:span><text:span text:style-name="T45">*</text:span><text:span text:style-name="T38">i</text:span><text:span text:style-name="T45">+</text:span><text:span text:style-name="T54">2</text:span><text:span text:style-name="T29">: </text:span><text:span text:style-name="T54">6</text:span><text:span text:style-name="T45">*</text:span><text:span text:style-name="T38">i</text:span><text:span text:style-name="T45">+</text:span><text:span text:style-name="T54">4</text:span><text:span text:style-name="T29">])))</text:span></text:p>
      <text:p text:style-name="P3"><text:span text:style-name="T25"><text:s text:c="2"/>72 <text:s/></text:span><text:span text:style-name="T29"><text:s text:c="16"/></text:span><text:span text:style-name="T45">return</text:span><text:span text:style-name="T29"> </text:span><text:span text:style-name="T54">0</text:span></text:p>
      <text:p text:style-name="P4"><text:s text:c="2"/>73 <text:s/></text:p>
      <text:p text:style-name="P4"><text:s text:c="2"/>74 <text:s/></text:p>
      <text:p text:style-name="P3"><text:span text:style-name="T25"><text:s text:c="2"/>75 <text:s/></text:span><text:span text:style-name="T29"><text:s text:c="8"/></text:span><text:span text:style-name="T61"># Calcul de la sureté des figures</text:span></text:p>
      <text:p text:style-name="P3"><text:span text:style-name="T25"><text:s text:c="2"/>76 <text:s/></text:span><text:span text:style-name="T29"><text:s text:c="8"/></text:span><text:span text:style-name="T61"># On coefficiente la sureté par l'xp de l'athlète</text:span></text:p>
      <text:p text:style-name="P3"><text:span text:style-name="T25"><text:s text:c="2"/>77 <text:s/></text:span><text:span text:style-name="T29"><text:s text:c="8"/></text:span><text:span text:style-name="T38">score</text:span><text:span text:style-name="T29">[</text:span><text:span text:style-name="T76">"execution"</text:span><text:span text:style-name="T29">][</text:span><text:span text:style-name="T76">"safety"</text:span><text:span text:style-name="T29">] </text:span><text:span text:style-name="T45">=</text:span><text:span text:style-name="T29">\</text:span></text:p>
      <text:p text:style-name="P3"><text:span text:style-name="T25"><text:s text:c="2"/>78 <text:s/></text:span><text:span text:style-name="T29"><text:s text:c="12"/>(</text:span><text:span text:style-name="T38">score</text:span><text:span text:style-name="T29">[</text:span><text:span text:style-name="T76">"execution"</text:span><text:span text:style-name="T29">][</text:span><text:span text:style-name="T76">"safety"</text:span><text:span text:style-name="T29">])</text:span><text:span text:style-name="T45">*self.</text:span><text:span text:style-name="T38">athlete</text:span><text:span text:style-name="T45">.</text:span><text:span text:style-name="T38">xp</text:span><text:span text:style-name="T45">/</text:span><text:span text:style-name="T54">10</text:span></text:p>
      <text:p text:style-name="P4"><text:s text:c="2"/>79 <text:s/></text:p>
      <text:p text:style-name="P3"><text:span text:style-name="T25"><text:s text:c="2"/>80 <text:s/></text:span><text:span text:style-name="T29"><text:s text:c="8"/></text:span><text:span text:style-name="T61"># Calcul du flow</text:span></text:p>
      <text:p text:style-name="P3"><text:span text:style-name="T25"><text:s text:c="2"/>81 <text:s/></text:span><text:span text:style-name="T29"><text:s text:c="8"/></text:span><text:span text:style-name="T61"># Compte le nb de fois qu'on s'est arreté</text:span></text:p>
      <text:p text:style-name="P3"><text:span text:style-name="T25"><text:s text:c="2"/>82 <text:s/></text:span><text:span text:style-name="T29"><text:s text:c="8"/></text:span><text:span text:style-name="T38">score</text:span><text:span text:style-name="T29">[</text:span><text:span text:style-name="T76">"execution"</text:span><text:span text:style-name="T29">][</text:span><text:span text:style-name="T76">"flow"</text:span><text:span text:style-name="T29">] </text:span><text:span text:style-name="T45">=</text:span><text:span text:style-name="T29"> </text:span><text:span text:style-name="T54">3</text:span><text:span text:style-name="T29"> </text:span><text:span text:style-name="T45">-</text:span><text:span text:style-name="T29"> </text:span><text:span text:style-name="T38">tricks</text:span><text:span text:style-name="T45">.</text:span><text:span text:style-name="T38">count</text:span><text:span text:style-name="T29">(</text:span><text:span text:style-name="T38">FIGURES</text:span><text:span text:style-name="T29">[</text:span><text:span text:style-name="T76">"do_nothing"</text:span><text:span text:style-name="T29">])</text:span></text:p>
      <text:p text:style-name="P5"><text:span text:style-name="T24"><text:s text:c="2"/>83 <text:s/></text:span><text:s text:c="24"/></text:p>
      <text:p text:style-name="P3"><text:span text:style-name="T25"><text:s text:c="2"/>84 <text:s/></text:span><text:span text:style-name="T29"><text:s text:c="8"/></text:span><text:span text:style-name="T61"># Calcul de la maitrise</text:span></text:p>
      <text:p text:style-name="P3"><text:span text:style-name="T25"><text:s text:c="2"/>85 <text:s/></text:span><text:span text:style-name="T29"><text:s text:c="8"/></text:span><text:span text:style-name="T61"># Max 4</text:span></text:p>
      <text:p text:style-name="P3"><text:span text:style-name="T25"><text:s text:c="2"/>86 <text:s/></text:span><text:span text:style-name="T29"><text:s text:c="8"/></text:span><text:span text:style-name="T38">score</text:span><text:span text:style-name="T29">[</text:span><text:span text:style-name="T76">"execution"</text:span><text:span text:style-name="T29">][</text:span><text:span text:style-name="T76">"mastery"</text:span><text:span text:style-name="T29">] </text:span><text:span text:style-name="T45">=</text:span><text:span text:style-name="T29"> </text:span><text:span text:style-name="T54">4</text:span><text:span text:style-name="T45">*self.</text:span><text:span text:style-name="T38">athlete</text:span><text:span text:style-name="T45">.</text:span><text:span text:style-name="T38">xp</text:span><text:span text:style-name="T45">/</text:span><text:span text:style-name="T54">10</text:span></text:p>
      <text:p text:style-name="P4"><text:s text:c="2"/>87 <text:s/></text:p>
      <text:p text:style-name="P3"><text:span text:style-name="T25"><text:s text:c="2"/>88 <text:s/></text:span><text:span text:style-name="T29"><text:s text:c="8"/></text:span><text:span text:style-name="T61"># Calcul de l'utilisation de l'espace</text:span></text:p>
      <text:p text:style-name="P3"><text:span text:style-name="T25"><text:s text:c="2"/>89 <text:s/></text:span><text:span text:style-name="T29"><text:s text:c="8"/></text:span><text:span text:style-name="T61"># Compte le nb de cases différentes utilisées</text:span></text:p>
      <text:p text:style-name="P3"><text:span text:style-name="T25"><text:s text:c="2"/>90 <text:s/></text:span><text:span text:style-name="T29"><text:s text:c="8"/></text:span><text:span text:style-name="T61"># Post-it : Identifiant d'une case est unique donc on ne compte que</text:span></text:p>
      <text:p text:style-name="P3"><text:span text:style-name="T25"><text:s text:c="2"/>91 <text:s/></text:span><text:span text:style-name="T29"><text:s text:c="8"/></text:span><text:span text:style-name="T61"># <text:s text:c="10"/>les cases visitées (dans notre liste de cases)</text:span></text:p>
      <text:p text:style-name="P3"><text:span text:style-name="T25"><text:s text:c="2"/>92 <text:s/></text:span><text:span text:style-name="T29"><text:s text:c="8"/></text:span><text:span text:style-name="T61"># Max 3 (comme le nb de cases)</text:span></text:p>
      <text:p text:style-name="P3"><text:span text:style-name="T25"><text:s text:c="2"/>93 <text:s/></text:span><text:span text:style-name="T29"><text:s text:c="8"/></text:span><text:span text:style-name="T38">l</text:span><text:span text:style-name="T29"> </text:span><text:span text:style-name="T45">=</text:span><text:span text:style-name="T29"> []</text:span></text:p>
      <text:p text:style-name="P3"><text:span text:style-name="T25"><text:s text:c="2"/>94 <text:s/></text:span><text:span text:style-name="T29"><text:s text:c="8"/></text:span><text:span text:style-name="T45">for</text:span><text:span text:style-name="T29"> </text:span><text:span text:style-name="T38">case</text:span><text:span text:style-name="T29"> </text:span><text:span text:style-name="T45">in</text:span><text:span text:style-name="T29"> </text:span><text:span text:style-name="T38">cases</text:span><text:span text:style-name="T29">:</text:span></text:p>
      <text:p text:style-name="P3"><text:span text:style-name="T25"><text:s text:c="2"/>95 <text:s/></text:span><text:span text:style-name="T29"><text:s text:c="12"/></text:span><text:span text:style-name="T45">if</text:span><text:span text:style-name="T29"> </text:span><text:span text:style-name="T38">case</text:span><text:span text:style-name="T45">.</text:span><text:span text:style-name="T38">id</text:span><text:span text:style-name="T29"> </text:span><text:span text:style-name="T45">not</text:span><text:span text:style-name="T29"> </text:span><text:span text:style-name="T45">in</text:span><text:span text:style-name="T29"> </text:span><text:span text:style-name="T38">l</text:span><text:span text:style-name="T29">: </text:span><text:span text:style-name="T38">l</text:span><text:span text:style-name="T45">.</text:span><text:span text:style-name="T38">append</text:span><text:span text:style-name="T29">(</text:span><text:span text:style-name="T38">case</text:span><text:span text:style-name="T45">.</text:span><text:span text:style-name="T38">id</text:span><text:span text:style-name="T29">)</text:span></text:p>
      <text:p text:style-name="P3"><text:span text:style-name="T25"><text:s text:c="2"/>96 <text:s/></text:span><text:span text:style-name="T29"><text:s text:c="8"/></text:span><text:span text:style-name="T38">score</text:span><text:span text:style-name="T29">[</text:span><text:span text:style-name="T76">"composition"</text:span><text:span text:style-name="T29">][</text:span><text:span text:style-name="T76">"use_of_space"</text:span><text:span text:style-name="T29">] </text:span><text:span text:style-name="T45">=</text:span><text:span text:style-name="T29"> </text:span><text:span text:style-name="T45">len</text:span><text:span text:style-name="T29">(</text:span><text:span text:style-name="T38">l</text:span><text:span text:style-name="T29">)</text:span></text:p>
      <text:p text:style-name="P4"><text:s text:c="2"/>97 <text:s/></text:p>
      <text:p text:style-name="P4"><text:s text:c="2"/>98 <text:s/></text:p>
      <text:p text:style-name="P3"><text:span text:style-name="T25"><text:s text:c="2"/>99 <text:s/></text:span><text:span text:style-name="T29"><text:s text:c="8"/></text:span><text:span text:style-name="T61"># Calcul de l'utilisation des obstacles</text:span></text:p>
      <text:p text:style-name="P3"><text:span text:style-name="T25"><text:s/>100 <text:s/></text:span><text:span text:style-name="T29"><text:s text:c="8"/></text:span><text:span text:style-name="T61"># Compte le nb de types de cases différents utilisés</text:span></text:p>
      <text:p text:style-name="P3"><text:span text:style-name="T25"><text:s/>101 <text:s/></text:span><text:span text:style-name="T29"><text:s text:c="8"/></text:span><text:span text:style-name="T61"># Max 3 (comme le nb de cases)</text:span></text:p>
      <text:p text:style-name="P3"><text:span text:style-name="T25"><text:s/>102 <text:s/></text:span><text:span text:style-name="T29"><text:s text:c="8"/></text:span><text:span text:style-name="T38">l</text:span><text:span text:style-name="T29"> </text:span><text:span text:style-name="T45">=</text:span><text:span text:style-name="T29"> []</text:span></text:p>
      <text:p text:style-name="P3"><text:span text:style-name="T25"><text:s/>103 <text:s/></text:span><text:span text:style-name="T29"><text:s text:c="8"/></text:span><text:span text:style-name="T45">for</text:span><text:span text:style-name="T29"> </text:span><text:span text:style-name="T38">case</text:span><text:span text:style-name="T29"> </text:span><text:span text:style-name="T45">in</text:span><text:span text:style-name="T29"> </text:span><text:span text:style-name="T38">cases</text:span><text:span text:style-name="T29">:</text:span></text:p>
      <text:p text:style-name="P3"><text:span text:style-name="T25"><text:s/>104 <text:s/></text:span><text:span text:style-name="T29"><text:s text:c="12"/></text:span><text:span text:style-name="T45">if</text:span><text:span text:style-name="T29"> </text:span><text:span text:style-name="T38">case</text:span><text:span text:style-name="T45">.</text:span><text:span text:style-name="T38">name</text:span><text:span text:style-name="T29"> </text:span><text:span text:style-name="T45">not</text:span><text:span text:style-name="T29"> </text:span><text:span text:style-name="T45">in</text:span><text:span text:style-name="T29"> </text:span><text:span text:style-name="T38">l</text:span><text:span text:style-name="T29">: </text:span><text:span text:style-name="T38">l</text:span><text:span text:style-name="T45">.</text:span><text:span text:style-name="T38">append</text:span><text:span text:style-name="T29">(</text:span><text:span text:style-name="T38">case</text:span><text:span text:style-name="T45">.</text:span><text:span text:style-name="T38">name</text:span><text:span text:style-name="T29">)</text:span></text:p>
      <text:p text:style-name="P3"><text:span text:style-name="T25"><text:s/>105 <text:s/></text:span><text:span text:style-name="T29"><text:s text:c="8"/></text:span><text:span text:style-name="T38">score</text:span><text:span text:style-name="T29">[</text:span><text:span text:style-name="T76">"composition"</text:span><text:span text:style-name="T29">][</text:span><text:span text:style-name="T76">"use_of_obstacles"</text:span><text:span text:style-name="T29">] </text:span><text:span text:style-name="T45">=</text:span><text:span text:style-name="T29"> </text:span><text:span text:style-name="T45">len</text:span><text:span text:style-name="T29">(</text:span><text:span text:style-name="T38">l</text:span><text:span text:style-name="T29">)</text:span></text:p>
      <text:p text:style-name="P4"><text:s/>106 <text:s/></text:p>
      <text:p text:style-name="P3"><text:span text:style-name="T25"><text:s/>107 <text:s/></text:span><text:span text:style-name="T29"><text:s text:c="8"/></text:span><text:span text:style-name="T61"># Calcul de la connexion entre les obstacles</text:span></text:p>
      <text:p text:style-name="P3"><text:span text:style-name="T25"><text:s/>108 <text:s/></text:span><text:span text:style-name="T29"><text:s text:c="8"/></text:span><text:span text:style-name="T61"># Max 4</text:span></text:p>
      <text:p text:style-name="P3"><text:span text:style-name="T25"><text:s/>109 <text:s/></text:span><text:span text:style-name="T29"><text:s text:c="8"/></text:span><text:span text:style-name="T38">score</text:span><text:span text:style-name="T29">[</text:span><text:span text:style-name="T76">"composition"</text:span><text:span text:style-name="T29">][</text:span><text:span text:style-name="T76">"connection"</text:span><text:span text:style-name="T29">] </text:span><text:span text:style-name="T45">=</text:span><text:span text:style-name="T29"> </text:span><text:span text:style-name="T54">4</text:span><text:span text:style-name="T45">*self.</text:span><text:span text:style-name="T38">athlete</text:span><text:span text:style-name="T45">.</text:span><text:span text:style-name="T38">xp</text:span><text:span text:style-name="T45">/</text:span><text:span text:style-name="T54">10</text:span></text:p>
      <text:p text:style-name="P4"><text:s/>110 <text:s/></text:p>
      <text:p text:style-name="P3"><text:span text:style-name="T25"><text:s/>111 <text:s/></text:span><text:span text:style-name="T29"><text:s text:c="8"/></text:span><text:span text:style-name="T61"># Calcul de la variété</text:span></text:p>
      <text:p text:style-name="P3"><text:span text:style-name="T25"><text:s/>112 <text:s/></text:span><text:span text:style-name="T29"><text:s text:c="8"/></text:span><text:span text:style-name="T61"># Ajoute 1 pts a chaque figure de complexité &gt;= 2</text:span></text:p>
      <text:p text:style-name="P3"><text:span text:style-name="T25"><text:s/>113 <text:s/></text:span><text:span text:style-name="T29"><text:s text:c="8"/></text:span><text:span text:style-name="T61"># (Donc que le trick n'est pas ds la catégorie de parkour classique)</text:span></text:p>
      <text:p text:style-name="P3"><text:span text:style-name="T25"><text:s/>114 <text:s/></text:span><text:span text:style-name="T29"><text:s text:c="8"/></text:span><text:span text:style-name="T38">score</text:span><text:span text:style-name="T29">[</text:span><text:span text:style-name="T76">"difficulty"</text:span><text:span text:style-name="T29">][</text:span><text:span text:style-name="T76">"variety"</text:span><text:span text:style-name="T29">] </text:span><text:span text:style-name="T45">=</text:span><text:span text:style-name="T29"> </text:span><text:span text:style-name="T45">sum</text:span><text:span text:style-name="T29">([</text:span><text:span text:style-name="T54">1</text:span></text:p>
      <text:p text:style-name="P3"><text:span text:style-name="T25"><text:s/>115 <text:s/></text:span><text:span text:style-name="T29"><text:s text:c="32"/></text:span><text:span text:style-name="T45">for</text:span><text:span text:style-name="T29"> </text:span><text:span text:style-name="T38">trick</text:span><text:span text:style-name="T29"> </text:span><text:span text:style-name="T45">in</text:span><text:span text:style-name="T29"> </text:span><text:span text:style-name="T38">tricks</text:span></text:p>
      <text:p text:style-name="P3"><text:span text:style-name="T25"><text:s/>116 <text:s/></text:span><text:span text:style-name="T29"><text:s text:c="32"/></text:span><text:span text:style-name="T45">if</text:span><text:span text:style-name="T29"> </text:span><text:span text:style-name="T38">trick</text:span><text:span text:style-name="T45">.</text:span><text:span text:style-name="T38">complexity</text:span><text:span text:style-name="T29"> </text:span><text:span text:style-name="T45">&gt;=</text:span><text:span text:style-name="T29"> </text:span><text:span text:style-name="T54">2</text:span><text:span text:style-name="T29">])</text:span></text:p>
      <text:p text:style-name="P5"><text:span text:style-name="T24"><text:s/>117 <text:s/></text:span><text:s text:c="8"/></text:p>
      <text:p text:style-name="P3"><text:span text:style-name="T25"><text:s/>118 <text:s/></text:span><text:span text:style-name="T29"><text:s text:c="8"/></text:span><text:span text:style-name="T45">if</text:span><text:span text:style-name="T29"> </text:span><text:span text:style-name="T38">score</text:span><text:span text:style-name="T29">[</text:span><text:span text:style-name="T76">"difficulty"</text:span><text:span text:style-name="T29">][</text:span><text:span text:style-name="T76">"variety"</text:span><text:span text:style-name="T29">] </text:span><text:span text:style-name="T45">&gt;</text:span><text:span text:style-name="T29"> </text:span><text:span text:style-name="T54">3</text:span><text:span text:style-name="T29">:</text:span></text:p>
      <text:p text:style-name="P3"><text:span text:style-name="T25"><text:s/>119 <text:s/></text:span><text:span text:style-name="T29"><text:s text:c="12"/></text:span><text:span text:style-name="T38">score</text:span><text:span text:style-name="T29">[</text:span><text:span text:style-name="T76">"difficulty"</text:span><text:span text:style-name="T29">][</text:span><text:span text:style-name="T76">"variety"</text:span><text:span text:style-name="T29">] </text:span><text:span text:style-name="T45">=</text:span><text:span text:style-name="T29"> </text:span><text:span text:style-name="T54">3</text:span></text:p>
      <text:p text:style-name="P4"><text:s/>120 <text:s/></text:p>
      <text:p text:style-name="P3"><text:span text:style-name="T25"><text:s/>121 <text:s/></text:span><text:span text:style-name="T29"><text:s text:c="8"/></text:span><text:span text:style-name="T61"># Calcul de la difficulté d'un trick</text:span></text:p>
      <text:p text:style-name="P3"><text:span text:style-name="T25"><text:s/>122 <text:s/></text:span><text:span text:style-name="T29"><text:s text:c="8"/></text:span><text:span text:style-name="T61"># Ajoute 1 pt par trick de complexité &gt;= 3</text:span></text:p>
      <text:p text:style-name="P3"><text:span text:style-name="T25"><text:s/>123 <text:s/></text:span><text:span text:style-name="T29"><text:s text:c="8"/></text:span><text:span text:style-name="T38">score</text:span><text:span text:style-name="T29">[</text:span><text:span text:style-name="T76">"difficulty"</text:span><text:span text:style-name="T29">][</text:span><text:span text:style-name="T76">"single_trick"</text:span><text:span text:style-name="T29">] </text:span><text:span text:style-name="T45">=</text:span><text:span text:style-name="T29"> </text:span><text:span text:style-name="T45">sum</text:span><text:span text:style-name="T29">([</text:span><text:span text:style-name="T54">1</text:span></text:p>
      <text:p text:style-name="P3"><text:span text:style-name="T25"><text:s/>124 <text:s/></text:span><text:span text:style-name="T29"><text:s text:c="32"/></text:span><text:span text:style-name="T45">for</text:span><text:span text:style-name="T29"> </text:span><text:span text:style-name="T38">trick</text:span><text:span text:style-name="T29"> </text:span><text:span text:style-name="T45">in</text:span><text:span text:style-name="T29"> </text:span><text:span text:style-name="T38">tricks</text:span></text:p>
      <text:p text:style-name="P3"><text:span text:style-name="T25"><text:s/>125 <text:s/></text:span><text:span text:style-name="T29"><text:s text:c="32"/></text:span><text:span text:style-name="T45">if</text:span><text:span text:style-name="T29"> </text:span><text:span text:style-name="T38">trick</text:span><text:span text:style-name="T45">.</text:span><text:span text:style-name="T38">complexity</text:span><text:span text:style-name="T29"> </text:span><text:span text:style-name="T45">&gt;=</text:span><text:span text:style-name="T29"> </text:span><text:span text:style-name="T54">3</text:span><text:span text:style-name="T29">])</text:span></text:p>
      <text:p text:style-name="P5"><text:span text:style-name="T24"><text:s/>126 <text:s/></text:span><text:s text:c="8"/></text:p>
      <text:p text:style-name="P3"><text:span text:style-name="T25"><text:s/>127 <text:s/></text:span><text:span text:style-name="T29"><text:s text:c="8"/></text:span><text:span text:style-name="T45">if</text:span><text:span text:style-name="T29"> </text:span><text:span text:style-name="T38">score</text:span><text:span text:style-name="T29">[</text:span><text:span text:style-name="T76">"difficulty"</text:span><text:span text:style-name="T29">][</text:span><text:span text:style-name="T76">"single_trick"</text:span><text:span text:style-name="T29">] </text:span><text:span text:style-name="T45">&gt;</text:span><text:span text:style-name="T29"> </text:span><text:span text:style-name="T54">3</text:span><text:span text:style-name="T29">:</text:span></text:p>
      <text:p text:style-name="P3"><text:span text:style-name="T25"><text:s/>128 <text:s/></text:span><text:span text:style-name="T29"><text:s text:c="12"/></text:span><text:span text:style-name="T38">score</text:span><text:span text:style-name="T29">[</text:span><text:span text:style-name="T76">"difficulty"</text:span><text:span text:style-name="T29">][</text:span><text:span text:style-name="T76">"single_trick"</text:span><text:span text:style-name="T29">] </text:span><text:span text:style-name="T45">=</text:span><text:span text:style-name="T29"> </text:span><text:span text:style-name="T54">3</text:span></text:p>
      <text:p text:style-name="P4"><text:s/>129 <text:s/></text:p>
      <text:p text:style-name="P3"><text:span text:style-name="T25"><text:s/>130 <text:s/></text:span><text:span text:style-name="T29"><text:s text:c="8"/></text:span><text:span text:style-name="T61"># Calcul de la difficulté d'un run</text:span></text:p>
      <text:p text:style-name="P3"><text:span text:style-name="T25"><text:s/>131 <text:s/></text:span><text:span text:style-name="T29"><text:s text:c="8"/></text:span><text:span text:style-name="T38">score</text:span><text:span text:style-name="T29">[</text:span><text:span text:style-name="T76">"difficulty"</text:span><text:span text:style-name="T29">][</text:span><text:span text:style-name="T76">"whole_run"</text:span><text:span text:style-name="T29">] </text:span><text:span text:style-name="T45">=</text:span><text:span text:style-name="T29"> </text:span><text:span text:style-name="T54">4</text:span><text:span text:style-name="T45">*self.</text:span><text:span text:style-name="T38">athlete</text:span><text:span text:style-name="T45">.</text:span><text:span text:style-name="T38">xp</text:span><text:span text:style-name="T45">/</text:span><text:span text:style-name="T54">10</text:span></text:p>
      <text:p text:style-name="P4"><text:s/>132 <text:s/></text:p>
      <text:p text:style-name="P4"><text:s/>133 <text:s/></text:p>
      <text:p text:style-name="P3"><text:span text:style-name="T25"><text:s/>134 <text:s/></text:span><text:span text:style-name="T29"><text:s text:c="8"/></text:span><text:span text:style-name="T61"># Calcul du score final</text:span></text:p>
      <text:p text:style-name="P3"><text:span text:style-name="T25"><text:s/>135 <text:s/></text:span><text:span text:style-name="T29"><text:s text:c="8"/></text:span><text:span text:style-name="T45">self.</text:span><text:span text:style-name="T38">detailedFitness</text:span><text:span text:style-name="T29"> </text:span><text:span text:style-name="T45">=</text:span><text:span text:style-name="T29"> </text:span><text:span text:style-name="T38">score</text:span></text:p>
      <text:p text:style-name="P3"><text:span text:style-name="T25"><text:s/>136 <text:s/></text:span><text:span text:style-name="T29"><text:s text:c="8"/></text:span><text:span text:style-name="T45">self.</text:span><text:span text:style-name="T38">fitness</text:span><text:span text:style-name="T29"> </text:span><text:span text:style-name="T45">=</text:span><text:span text:style-name="T29"> </text:span><text:span text:style-name="T45">sum</text:span><text:span text:style-name="T29">([</text:span><text:span text:style-name="T45">sum</text:span><text:span text:style-name="T29">(</text:span><text:span text:style-name="T38">score</text:span><text:span text:style-name="T29">[</text:span><text:span text:style-name="T76">"execution"</text:span><text:span text:style-name="T29">]</text:span><text:span text:style-name="T45">.</text:span><text:span text:style-name="T38">values</text:span><text:span text:style-name="T29">()),</text:span></text:p>
      <text:p text:style-name="P3"><text:span text:style-name="T25"><text:s/>137 <text:s/></text:span><text:span text:style-name="T29"><text:s text:c="28"/></text:span><text:span text:style-name="T45">sum</text:span><text:span text:style-name="T29">(</text:span><text:span text:style-name="T38">score</text:span><text:span text:style-name="T29">[</text:span><text:span text:style-name="T76">"composition"</text:span><text:span text:style-name="T29">]</text:span><text:span text:style-name="T45">.</text:span><text:span text:style-name="T38">values</text:span><text:span text:style-name="T29">()),</text:span></text:p>
      <text:p text:style-name="P3"><text:span text:style-name="T25"><text:s/>138 <text:s/></text:span><text:span text:style-name="T29"><text:s text:c="28"/></text:span><text:span text:style-name="T45">sum</text:span><text:span text:style-name="T29">(</text:span><text:span text:style-name="T38">score</text:span><text:span text:style-name="T29">[</text:span><text:span text:style-name="T76">"difficulty"</text:span><text:span text:style-name="T29">]</text:span><text:span text:style-name="T45">.</text:span><text:span text:style-name="T38">values</text:span><text:span text:style-name="T29">())])</text:span></text:p>
      <text:p text:style-name="P4"><text:s/>139 <text:s/></text:p>
      <text:p text:style-name="P3"><text:span text:style-name="T25"><text:s/>140 <text:s/></text:span><text:span text:style-name="T29"><text:s text:c="8"/></text:span><text:span text:style-name="T45">if</text:span><text:span text:style-name="T29"> </text:span><text:span text:style-name="T45">self.</text:span><text:span text:style-name="T38">fitness</text:span><text:span text:style-name="T29"> </text:span><text:span text:style-name="T45">&lt;</text:span><text:span text:style-name="T29"> </text:span><text:span text:style-name="T54">0</text:span><text:span text:style-name="T29">:</text:span></text:p>
      <text:p text:style-name="P3"><text:span text:style-name="T25"><text:s/>141 <text:s/></text:span><text:span text:style-name="T29"><text:s text:c="12"/></text:span><text:span text:style-name="T45">self.</text:span><text:span text:style-name="T38">fitness</text:span><text:span text:style-name="T29"> </text:span><text:span text:style-name="T45">=</text:span><text:span text:style-name="T29"> </text:span><text:span text:style-name="T54">0</text:span></text:p>
      <text:p text:style-name="P5"><text:span text:style-name="T24"><text:s/>142 <text:s/></text:span><text:s text:c="8"/></text:p>
      <text:p text:style-name="P3"><text:span text:style-name="T25"><text:s/>143 <text:s/></text:span><text:span text:style-name="T29"><text:s text:c="8"/></text:span><text:span text:style-name="T61"># print(self.fitness)</text:span></text:p>
      <text:p text:style-name="P3"><text:span text:style-name="T25"><text:s/>144 <text:s/></text:span><text:span text:style-name="T29"><text:s text:c="8"/></text:span><text:span text:style-name="T45">return</text:span><text:span text:style-name="T29"> </text:span><text:span text:style-name="T45">self.</text:span><text:span text:style-name="T38">fitness</text:span></text:p>
      <text:p text:style-name="P5"><text:span text:style-name="T24"><text:s/>145 <text:s/></text:span><text:s text:c="4"/></text:p>
      <text:p text:style-name="P3"><text:span text:style-name="T25"><text:s/>146 <text:s/></text:span><text:span text:style-name="T29"><text:s text:c="4"/></text:span><text:span text:style-name="T45">def</text:span><text:span text:style-name="T29"> </text:span><text:span text:style-name="T68">__repr__</text:span><text:span text:style-name="T29">(</text:span><text:span text:style-name="T45">self</text:span><text:span text:style-name="T29">) </text:span><text:span text:style-name="T45">-&gt;</text:span><text:span text:style-name="T29"> </text:span><text:span text:style-name="T45">str</text:span><text:span text:style-name="T29">:</text:span></text:p>
      <text:p text:style-name="P3"><text:span text:style-name="T25"><text:s/>147 <text:s/></text:span><text:span text:style-name="T29"><text:s text:c="8"/></text:span><text:span text:style-name="T45">return</text:span><text:span text:style-name="T29"> </text:span><text:span text:style-name="T76">"AthleteID {} de score {} d'age {} et de taille {} : \n{}"</text:span><text:span text:style-name="T29">\</text:span></text:p>
      <text:p text:style-name="P3"><text:span text:style-name="T25"><text:s/>148 <text:s/></text:span><text:span text:style-name="T29"><text:s text:c="12"/></text:span><text:span text:style-name="T45">.</text:span><text:span text:style-name="T38">format</text:span><text:span text:style-name="T29">(</text:span><text:span text:style-name="T45">self.</text:span><text:span text:style-name="T38">athlete</text:span><text:span text:style-name="T45">.</text:span><text:span text:style-name="T38">id</text:span><text:span text:style-name="T29">, </text:span><text:span text:style-name="T45">round</text:span><text:span text:style-name="T29">(</text:span><text:span text:style-name="T45">self.</text:span><text:span text:style-name="T38">fitness</text:span><text:span text:style-name="T29">, </text:span><text:span text:style-name="T54">2</text:span><text:span text:style-name="T29">), </text:span></text:p>
      <text:p text:style-name="P3"><text:span text:style-name="T25"><text:s/>149 <text:s/></text:span><text:span text:style-name="T29"><text:s text:c="20"/></text:span><text:span text:style-name="T45">self.</text:span><text:span text:style-name="T38">age</text:span><text:span text:style-name="T29">, </text:span><text:span text:style-name="T45">self.</text:span><text:span text:style-name="T38">size</text:span><text:span text:style-name="T29">, </text:span><text:span text:style-name="T45">self.</text:span><text:span text:style-name="T38">athlete</text:span><text:span text:style-name="T29">)</text:span></text:p>
      <text:p text:style-name="P5"><text:span text:style-name="T24"><text:s/>150 <text:s/></text:span><text:s text:c="4"/></text:p>
      <text:p text:style-name="P3"><text:span text:style-name="T25"><text:s/>151 <text:s/></text:span><text:span text:style-name="T45">def</text:span><text:span text:style-name="T29"> </text:span><text:span text:style-name="T68">evaluate</text:span><text:span text:style-name="T29">(</text:span><text:span text:style-name="T38">population</text:span><text:span text:style-name="T29">:</text:span><text:span text:style-name="T45">list</text:span><text:span text:style-name="T29">) </text:span><text:span text:style-name="T45">-&gt;</text:span><text:span text:style-name="T29"> </text:span><text:span text:style-name="T45">list</text:span><text:span text:style-name="T29">:</text:span></text:p>
      <text:p text:style-name="P3"><text:span text:style-name="T25"><text:s/>152 <text:s/></text:span><text:span text:style-name="T29"><text:s text:c="4"/></text:span><text:span text:style-name="T76">"""</text:span></text:p>
      <text:p text:style-name="P2"><text:span text:style-name="T24"><text:s/>153 <text:s/></text:span><text:s text:c="4"/>Notation de chaque athlète de la population</text:p>
      <text:p text:style-name="P2"><text:span text:style-name="T24"><text:s/>154 <text:s/></text:span><text:s text:c="4"/></text:p>
      <text:p text:style-name="P2"><text:span text:style-name="T24"><text:s/>155 <text:s/></text:span><text:s text:c="4"/>Params:</text:p>
      <text:p text:style-name="P2"><text:span text:style-name="T24"><text:s/>156 <text:s/></text:span><text:s text:c="8"/>population (AthleteChromosome list): liste d'athlètes</text:p>
      <text:p text:style-name="P4"><text:s/>157 <text:s/></text:p>
      <text:p text:style-name="P2"><text:span text:style-name="T24"><text:s/>158 <text:s/></text:span><text:s text:c="4"/>Returns:</text:p>
      <text:p text:style-name="P2"><text:span text:style-name="T24"><text:s/>159 <text:s/></text:span><text:s text:c="8"/>population (AthleteChromosome list): liste d'athlètes triés </text:p>
      <text:p text:style-name="P2"><text:span text:style-name="T24"><text:s/>160 <text:s/></text:span><text:s text:c="12"/>(décroissant) par score</text:p>
      <text:p text:style-name="P2"><text:span text:style-name="T24"><text:s/>161 <text:s/></text:span><text:s text:c="4"/>"""</text:p>
      <text:p text:style-name="P3"><text:span text:style-name="T25"><text:s/>162 <text:s/></text:span><text:span text:style-name="T29"><text:s text:c="4"/></text:span><text:span text:style-name="T38">population</text:span><text:span text:style-name="T45">.</text:span><text:span text:style-name="T38">sort</text:span><text:span text:style-name="T29">(</text:span><text:span text:style-name="T38">key</text:span><text:span text:style-name="T45">=lambda</text:span><text:span text:style-name="T29"> </text:span><text:span text:style-name="T38">x</text:span><text:span text:style-name="T29">: </text:span><text:span text:style-name="T38">x</text:span><text:span text:style-name="T45">.</text:span><text:span text:style-name="T38">calc_fitness</text:span><text:span text:style-name="T29">(), </text:span><text:span text:style-name="T38">reverse</text:span><text:span text:style-name="T45">=</text:span><text:span text:style-name="T83">True</text:span><text:span text:style-name="T29">)</text:span></text:p>
      <text:p text:style-name="P3"><text:span text:style-name="T25"><text:s/>163 <text:s/></text:span><text:span text:style-name="T29"><text:s text:c="4"/></text:span><text:span text:style-name="T45">return</text:span><text:span text:style-name="T29"> </text:span><text:span text:style-name="T38">population</text:span></text:p>
      <text:p text:style-name="P4"><text:s/>164 <text:s/></text:p>
      <text:p text:style-name="P3"><text:span text:style-name="T25"><text:s/>165 <text:s/></text:span><text:span text:style-name="T45">def</text:span><text:span text:style-name="T29"> </text:span><text:span text:style-name="T68">selection</text:span><text:span text:style-name="T29">(</text:span><text:span text:style-name="T38">population</text:span><text:span text:style-name="T29">:</text:span><text:span text:style-name="T45">list</text:span><text:span text:style-name="T29">) </text:span><text:span text:style-name="T45">-&gt;</text:span><text:span text:style-name="T29"> </text:span><text:span text:style-name="T45">list</text:span><text:span text:style-name="T29">:</text:span></text:p>
      <text:p text:style-name="P3"><text:span text:style-name="T25"><text:s/>166 <text:s/></text:span><text:span text:style-name="T29"><text:s text:c="4"/></text:span><text:span text:style-name="T76">"""</text:span></text:p>
      <text:p text:style-name="P2"><text:span text:style-name="T24"><text:s/>167 <text:s/></text:span><text:s text:c="4"/>Selectionne les parents de la prochaine population</text:p>
      <text:p text:style-name="P2"><text:span text:style-name="T24"><text:s/>168 <text:s/></text:span><text:s text:c="4"/>Parents = 10 premiers en score de la population actuelle</text:p>
      <text:p text:style-name="P4"><text:s/>169 <text:s/></text:p>
      <text:p text:style-name="P2"><text:span text:style-name="T24"><text:s/>170 <text:s/></text:span><text:s text:c="4"/>Params:</text:p>
      <text:p text:style-name="P2"><text:span text:style-name="T24"><text:s/>171 <text:s/></text:span><text:s text:c="8"/>population (AthleteChromosome list): liste d'athlètes</text:p>
      <text:p text:style-name="P4"><text:s/>172 <text:s/></text:p>
      <text:p text:style-name="P2"><text:span text:style-name="T24"><text:s/>173 <text:s/></text:span><text:s text:c="4"/>Returns:</text:p>
      <text:p text:style-name="P2"><text:span text:style-name="T24"><text:s/>174 <text:s/></text:span><text:s text:c="8"/>(AthleteChromosome list): liste d'athlètes sélectionnés</text:p>
      <text:p text:style-name="P2"><text:span text:style-name="T24"><text:s/>175 <text:s/></text:span><text:s text:c="4"/>"""</text:p>
      <text:p text:style-name="P3"><text:span text:style-name="T25"><text:s/>176 <text:s/></text:span><text:span text:style-name="T29"><text:s text:c="4"/></text:span><text:span text:style-name="T45">return</text:span><text:span text:style-name="T29"> </text:span><text:span text:style-name="T38">population</text:span><text:span text:style-name="T29">[:</text:span><text:span text:style-name="T54">10</text:span><text:span text:style-name="T29">]</text:span></text:p>
      <text:p text:style-name="P4"><text:s/>177 <text:s/></text:p>
      <text:p text:style-name="P3"><text:span text:style-name="T25"><text:s/>178 <text:s/></text:span><text:span text:style-name="T45">def</text:span><text:span text:style-name="T29"> </text:span><text:span text:style-name="T68">get_point_communs</text:span><text:span text:style-name="T29">(</text:span><text:span text:style-name="T38">a1</text:span><text:span text:style-name="T29">, </text:span><text:span text:style-name="T38">a2</text:span><text:span text:style-name="T29">) </text:span><text:span text:style-name="T45">-&gt;</text:span><text:span text:style-name="T29"> </text:span><text:span text:style-name="T45">tuple</text:span><text:span text:style-name="T29">[</text:span><text:span text:style-name="T45">int</text:span><text:span text:style-name="T29">, </text:span><text:span text:style-name="T45">int</text:span><text:span text:style-name="T29">]:</text:span></text:p>
      <text:p text:style-name="P3"><text:span text:style-name="T25"><text:s/>179 <text:s/></text:span><text:span text:style-name="T29"><text:s text:c="4"/></text:span><text:span text:style-name="T76">"""</text:span></text:p>
      <text:p text:style-name="P2"><text:span text:style-name="T24"><text:s/>180 <text:s/></text:span><text:s text:c="4"/>Renvoie les indices où les deux athlètes sont au même point dans leur course,</text:p>
      <text:p text:style-name="P2"><text:span text:style-name="T24"><text:s/>181 <text:s/></text:span><text:s text:c="4"/>différent de (0, 0).</text:p>
      <text:p text:style-name="P2"><text:span text:style-name="T24"><text:s/>182 <text:s/></text:span><text:s text:c="4"/>Si renvoie (-1, -1) alors il n'y en a pas</text:p>
      <text:p text:style-name="P4"><text:soft-page-break/><text:s/>183 <text:s/></text:p>
      <text:p text:style-name="P2"><text:span text:style-name="T24"><text:s/>184 <text:s/></text:span><text:s text:c="4"/>Params :</text:p>
      <text:p text:style-name="P2"><text:span text:style-name="T24"><text:s/>185 <text:s/></text:span><text:s text:c="8"/>a1 (AthleteChromosome) : Athlète</text:p>
      <text:p text:style-name="P2"><text:span text:style-name="T24"><text:s/>186 <text:s/></text:span><text:s text:c="8"/>a2 (AthleteChromosome) : Athlète</text:p>
      <text:p text:style-name="P4"><text:s/>187 <text:s/></text:p>
      <text:p text:style-name="P2"><text:span text:style-name="T24"><text:s/>188 <text:s/></text:span><text:s text:c="4"/>Returns:</text:p>
      <text:p text:style-name="P2"><text:span text:style-name="T24"><text:s/>189 <text:s/></text:span><text:s text:c="8"/>int: indice </text:p>
      <text:p text:style-name="P2"><text:span text:style-name="T24"><text:s/>190 <text:s/></text:span><text:s text:c="4"/>"""</text:p>
      <text:p text:style-name="P3"><text:span text:style-name="T25"><text:s/>191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54">0</text:span><text:span text:style-name="T29">, </text:span><text:span text:style-name="T45">len</text:span><text:span text:style-name="T29">(</text:span><text:span text:style-name="T38">a1</text:span><text:span text:style-name="T45">.</text:span><text:span text:style-name="T38">genes</text:span><text:span text:style-name="T29">), </text:span><text:span text:style-name="T54">6</text:span><text:span text:style-name="T29">):</text:span></text:p>
      <text:p text:style-name="P3"><text:span text:style-name="T25"><text:s/>192 <text:s/></text:span><text:span text:style-name="T29"><text:s text:c="8"/>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54">0</text:span><text:span text:style-name="T29">, </text:span><text:span text:style-name="T45">len</text:span><text:span text:style-name="T29">(</text:span><text:span text:style-name="T38">a1</text:span><text:span text:style-name="T45">.</text:span><text:span text:style-name="T38">genes</text:span><text:span text:style-name="T29">), </text:span><text:span text:style-name="T54">6</text:span><text:span text:style-name="T29">):</text:span></text:p>
      <text:p text:style-name="P3"><text:span text:style-name="T25"><text:s/>193 <text:s/></text:span><text:span text:style-name="T29"><text:s text:c="12"/></text:span><text:span text:style-name="T45">if</text:span><text:span text:style-name="T29"> </text:span><text:span text:style-name="T38">a1</text:span><text:span text:style-name="T45">.</text:span><text:span text:style-name="T38">genes</text:span><text:span text:style-name="T29">[</text:span><text:span text:style-name="T38">i</text:span><text:span text:style-name="T29">: </text:span><text:span text:style-name="T38">i</text:span><text:span text:style-name="T45">+</text:span><text:span text:style-name="T54">6</text:span><text:span text:style-name="T29">] </text:span><text:span text:style-name="T45">==</text:span><text:span text:style-name="T29"> </text:span><text:span text:style-name="T38">a2</text:span><text:span text:style-name="T45">.</text:span><text:span text:style-name="T38">genes</text:span><text:span text:style-name="T29">[</text:span><text:span text:style-name="T38">j</text:span><text:span text:style-name="T29">: </text:span><text:span text:style-name="T38">j</text:span><text:span text:style-name="T45">+</text:span><text:span text:style-name="T54">6</text:span><text:span text:style-name="T29">]: </text:span><text:span text:style-name="T45">return</text:span><text:span text:style-name="T29"> (</text:span><text:span text:style-name="T38">i</text:span><text:span text:style-name="T29">, </text:span><text:span text:style-name="T38">j</text:span><text:span text:style-name="T29">)</text:span></text:p>
      <text:p text:style-name="P3"><text:span text:style-name="T25"><text:s/>194 <text:s/></text:span><text:span text:style-name="T29"><text:s text:c="4"/></text:span><text:span text:style-name="T45">return</text:span><text:span text:style-name="T29"> (</text:span><text:span text:style-name="T45">-</text:span><text:span text:style-name="T54">1</text:span><text:span text:style-name="T29">, </text:span><text:span text:style-name="T45">-</text:span><text:span text:style-name="T54">1</text:span><text:span text:style-name="T29">)</text:span></text:p>
      <text:p text:style-name="P4"><text:s/>195 <text:s/></text:p>
      <text:p text:style-name="P3"><text:span text:style-name="T25"><text:s/>196 <text:s/></text:span><text:span text:style-name="T45">def</text:span><text:span text:style-name="T29"> </text:span><text:span text:style-name="T68">copy_chromosome</text:span><text:span text:style-name="T29">(</text:span><text:span text:style-name="T38">parent</text:span><text:span text:style-name="T29">):</text:span></text:p>
      <text:p text:style-name="P3"><text:span text:style-name="T25"><text:s/>197 <text:s/></text:span><text:span text:style-name="T29"><text:s text:c="4"/></text:span><text:span text:style-name="T76">"""</text:span></text:p>
      <text:p text:style-name="P2"><text:span text:style-name="T24"><text:s/>198 <text:s/></text:span><text:s text:c="4"/>Duplique littéralement un chromosome en augmentant son age</text:p>
      <text:p text:style-name="P4"><text:s/>199 <text:s/></text:p>
      <text:p text:style-name="P2"><text:span text:style-name="T24"><text:s/>200 <text:s/></text:span><text:s text:c="4"/>Params :</text:p>
      <text:p text:style-name="P2"><text:span text:style-name="T24"><text:s/>201 <text:s/></text:span><text:s text:c="8"/>parent (AthleteChromosome) : Parent</text:p>
      <text:p text:style-name="P4"><text:s/>202 <text:s/></text:p>
      <text:p text:style-name="P2"><text:span text:style-name="T24"><text:s/>203 <text:s/></text:span><text:s text:c="4"/>Returns:</text:p>
      <text:p text:style-name="P2"><text:span text:style-name="T24"><text:s/>204 <text:s/></text:span><text:s text:c="8"/>AthleteChromosome: Duplica</text:p>
      <text:p text:style-name="P2"><text:span text:style-name="T24"><text:s/>205 <text:s/></text:span><text:s text:c="4"/>"""</text:p>
      <text:p text:style-name="P3"><text:span text:style-name="T25"><text:s/>206 <text:s/></text:span><text:span text:style-name="T29"><text:s text:c="4"/></text:span><text:span text:style-name="T38">child</text:span><text:span text:style-name="T29"> </text:span><text:span text:style-name="T45">=</text:span><text:span text:style-name="T29"> </text:span><text:span text:style-name="T38">Athlete</text:span><text:span text:style-name="T29">(</text:span><text:span text:style-name="T38">parent</text:span><text:span text:style-name="T45">.</text:span><text:span text:style-name="T38">athlete</text:span><text:span text:style-name="T45">.</text:span><text:span text:style-name="T38">xp</text:span><text:span text:style-name="T29">)</text:span></text:p>
      <text:p text:style-name="P3"><text:span text:style-name="T25"><text:s/>207 <text:s/></text:span><text:span text:style-name="T29"><text:s text:c="4"/></text:span><text:span text:style-name="T38">child</text:span><text:span text:style-name="T45">.</text:span><text:span text:style-name="T38">combos</text:span><text:span text:style-name="T29"> </text:span><text:span text:style-name="T45">=</text:span><text:span text:style-name="T29"> </text:span><text:span text:style-name="T38">parent</text:span><text:span text:style-name="T45">.</text:span><text:span text:style-name="T38">athlete</text:span><text:span text:style-name="T45">.</text:span><text:span text:style-name="T38">combos</text:span></text:p>
      <text:p text:style-name="P3"><text:span text:style-name="T25"><text:s/>208 <text:s/></text:span><text:span text:style-name="T29"><text:s text:c="4"/></text:span><text:span text:style-name="T38">child</text:span><text:span text:style-name="T45">.</text:span><text:span text:style-name="T38">setField</text:span><text:span text:style-name="T29">(</text:span><text:span text:style-name="T38">parent</text:span><text:span text:style-name="T45">.</text:span><text:span text:style-name="T38">athlete</text:span><text:span text:style-name="T45">.</text:span><text:span text:style-name="T38">field</text:span><text:span text:style-name="T29">)</text:span></text:p>
      <text:p text:style-name="P5"><text:span text:style-name="T24"><text:s/>209 <text:s/></text:span><text:s text:c="4"/></text:p>
      <text:p text:style-name="P3"><text:span text:style-name="T25"><text:s/>210 <text:s/></text:span><text:span text:style-name="T29"><text:s text:c="4"/></text:span><text:span text:style-name="T38">childChro</text:span><text:span text:style-name="T29"> </text:span><text:span text:style-name="T45">=</text:span><text:span text:style-name="T29"> </text:span><text:span text:style-name="T38">AthleteChromosome</text:span><text:span text:style-name="T29">(</text:span><text:span text:style-name="T38">child</text:span><text:span text:style-name="T29">)</text:span></text:p>
      <text:p text:style-name="P3"><text:span text:style-name="T25"><text:s/>211 <text:s/></text:span><text:span text:style-name="T29"><text:s text:c="4"/></text:span><text:span text:style-name="T38">childChro</text:span><text:span text:style-name="T45">.</text:span><text:span text:style-name="T38">age</text:span><text:span text:style-name="T29"> </text:span><text:span text:style-name="T45">=</text:span><text:span text:style-name="T29"> </text:span><text:span text:style-name="T38">parent</text:span><text:span text:style-name="T45">.</text:span><text:span text:style-name="T38">age</text:span><text:span text:style-name="T29"> </text:span><text:span text:style-name="T45">+</text:span><text:span text:style-name="T29"> </text:span><text:span text:style-name="T54">1</text:span></text:p>
      <text:p text:style-name="P3"><text:span text:style-name="T25"><text:s/>212 <text:s/></text:span><text:span text:style-name="T29"><text:s text:c="4"/></text:span><text:span text:style-name="T45">return</text:span><text:span text:style-name="T29"> </text:span><text:span text:style-name="T38">childChro</text:span></text:p>
      <text:p text:style-name="P4"><text:s/>213 <text:s/></text:p>
      <text:p text:style-name="P3"><text:span text:style-name="T25"><text:s/>214 <text:s/></text:span><text:span text:style-name="T45">def</text:span><text:span text:style-name="T29"> </text:span><text:span text:style-name="T68">new_children_crossover</text:span><text:span text:style-name="T29">(</text:span><text:span text:style-name="T38">p1</text:span><text:span text:style-name="T29">, </text:span><text:span text:style-name="T38">p2</text:span><text:span text:style-name="T29">, </text:span><text:span text:style-name="T38">cross_prob</text:span><text:span text:style-name="T29">):</text:span></text:p>
      <text:p text:style-name="P3"><text:span text:style-name="T25"><text:s/>215 <text:s/></text:span><text:span text:style-name="T29"><text:s text:c="4"/></text:span><text:span text:style-name="T76">"""</text:span></text:p>
      <text:p text:style-name="P2"><text:span text:style-name="T24"><text:s/>216 <text:s/></text:span><text:s text:c="4"/>Renvoie deux nouveaux chromosomes enfants des deux parents p1 et p2</text:p>
      <text:p text:style-name="P2"><text:span text:style-name="T24"><text:s/>217 <text:s/></text:span><text:s text:c="4"/>selon la méthode de croisement et la probabilité de croisement cross_prob</text:p>
      <text:p text:style-name="P4"><text:s/>218 <text:s/></text:p>
      <text:p text:style-name="P2"><text:span text:style-name="T24"><text:s/>219 <text:s/></text:span><text:s text:c="4"/>Params :</text:p>
      <text:p text:style-name="P2"><text:span text:style-name="T24"><text:s/>220 <text:s/></text:span><text:s text:c="8"/>p1 (AthleteChromosome) : Parent</text:p>
      <text:p text:style-name="P2"><text:span text:style-name="T24"><text:s/>221 <text:s/></text:span><text:s text:c="8"/>p2 (AthleteChromosome) : Parent</text:p>
      <text:p text:style-name="P4"><text:s/>222 <text:s/></text:p>
      <text:p text:style-name="P2"><text:span text:style-name="T24"><text:s/>223 <text:s/></text:span><text:s text:c="4"/>Returns:</text:p>
      <text:p text:style-name="P2"><text:span text:style-name="T24"><text:s/>224 <text:s/></text:span><text:s text:c="8"/>(AthleteChromosome, AthleteChromosome): Les enfants </text:p>
      <text:p text:style-name="P2"><text:span text:style-name="T24"><text:s/>225 <text:s/></text:span><text:s text:c="4"/>"""</text:p>
      <text:p text:style-name="P3"><text:span text:style-name="T25"><text:s/>226 <text:s/></text:span><text:span text:style-name="T29"><text:s text:c="4"/></text:span><text:span text:style-name="T38">c1</text:span><text:span text:style-name="T29">, </text:span><text:span text:style-name="T38">c2</text:span><text:span text:style-name="T29"> </text:span><text:span text:style-name="T45">=</text:span><text:span text:style-name="T29"> </text:span><text:span text:style-name="T38">get_point_communs</text:span><text:span text:style-name="T29">(</text:span><text:span text:style-name="T38">p1</text:span><text:span text:style-name="T29">, </text:span><text:span text:style-name="T38">p2</text:span><text:span text:style-name="T29">)</text:span></text:p>
      <text:p text:style-name="P4"><text:s/>227 <text:s/></text:p>
      <text:p text:style-name="P3"><text:span text:style-name="T25"><text:s/>228 <text:s/></text:span><text:span text:style-name="T29"><text:s text:c="4"/></text:span><text:span text:style-name="T45">if</text:span><text:span text:style-name="T29"> </text:span><text:span text:style-name="T38">c1</text:span><text:span text:style-name="T29"> </text:span><text:span text:style-name="T45">!=</text:span><text:span text:style-name="T29"> </text:span><text:span text:style-name="T45">-</text:span><text:span text:style-name="T54">1</text:span><text:span text:style-name="T29"> </text:span><text:span text:style-name="T45">and</text:span><text:span text:style-name="T29"> </text:span><text:span text:style-name="T38">c2</text:span><text:span text:style-name="T29"> </text:span><text:span text:style-name="T45">!=</text:span><text:span text:style-name="T29"> </text:span><text:span text:style-name="T45">-</text:span><text:span text:style-name="T54">1</text:span><text:span text:style-name="T29">\</text:span></text:p>
      <text:p text:style-name="P3"><text:span text:style-name="T25"><text:s/>229 <text:s/></text:span><text:span text:style-name="T29"><text:s text:c="20"/></text:span><text:span text:style-name="T45">and</text:span><text:span text:style-name="T29"> </text:span><text:span text:style-name="T38">randint</text:span><text:span text:style-name="T29">(</text:span><text:span text:style-name="T54">0</text:span><text:span text:style-name="T29">, </text:span><text:span text:style-name="T54">100</text:span><text:span text:style-name="T29">)</text:span><text:span text:style-name="T45">/</text:span><text:span text:style-name="T54">100</text:span><text:span text:style-name="T29"> </text:span><text:span text:style-name="T45">&lt;</text:span><text:span text:style-name="T29"> </text:span><text:span text:style-name="T38">cross_prob</text:span><text:span text:style-name="T29">:</text:span></text:p>
      <text:p text:style-name="P4"><text:s/>230 <text:s/></text:p>
      <text:p text:style-name="P3"><text:span text:style-name="T25"><text:s/>231 <text:s/></text:span><text:span text:style-name="T29"><text:s text:c="8"/></text:span><text:span text:style-name="T61"># Premier enfant, avec un premier croisement des combos</text:span></text:p>
      <text:p text:style-name="P3"><text:span text:style-name="T25"><text:s/>232 <text:s/></text:span><text:span text:style-name="T29"><text:s text:c="8"/></text:span><text:span text:style-name="T38">child1</text:span><text:span text:style-name="T29"> </text:span><text:span text:style-name="T45">=</text:span><text:span text:style-name="T29"> </text:span><text:span text:style-name="T38">Athlete</text:span><text:span text:style-name="T29">(</text:span><text:span text:style-name="T38">p1</text:span><text:span text:style-name="T45">.</text:span><text:span text:style-name="T38">athlete</text:span><text:span text:style-name="T45">.</text:span><text:span text:style-name="T38">xp</text:span><text:span text:style-name="T29">)</text:span></text:p>
      <text:p text:style-name="P3"><text:span text:style-name="T25"><text:s/>233 <text:s/></text:span><text:span text:style-name="T29"><text:s text:c="8"/></text:span><text:span text:style-name="T38">child1</text:span><text:span text:style-name="T45">.</text:span><text:span text:style-name="T38">setField</text:span><text:span text:style-name="T29">(</text:span><text:span text:style-name="T38">p1</text:span><text:span text:style-name="T45">.</text:span><text:span text:style-name="T38">athlete</text:span><text:span text:style-name="T45">.</text:span><text:span text:style-name="T38">field</text:span><text:span text:style-name="T29">)</text:span></text:p>
      <text:p text:style-name="P3"><text:span text:style-name="T25"><text:s/>234 <text:s/></text:span><text:span text:style-name="T29"><text:s text:c="8"/></text:span><text:span text:style-name="T38">child1</text:span><text:span text:style-name="T45">.</text:span><text:span text:style-name="T38">combos</text:span><text:span text:style-name="T29"> </text:span><text:span text:style-name="T45">=</text:span><text:span text:style-name="T29"> </text:span><text:span text:style-name="T38">from_string_to_combos</text:span><text:span text:style-name="T29">(</text:span><text:span text:style-name="T38">p1</text:span><text:span text:style-name="T45">.</text:span><text:span text:style-name="T38">genes</text:span><text:span text:style-name="T29">[:</text:span><text:span text:style-name="T38">c1</text:span><text:span text:style-name="T29">]</text:span><text:span text:style-name="T45">+</text:span><text:span text:style-name="T38">p2</text:span><text:span text:style-name="T45">.</text:span><text:span text:style-name="T38">genes</text:span><text:span text:style-name="T29">[</text:span><text:span text:style-name="T38">c2</text:span><text:span text:style-name="T29">:])</text:span></text:p>
      <text:p text:style-name="P3"><text:span text:style-name="T25"><text:s/>235 <text:s/></text:span><text:span text:style-name="T29"><text:s text:c="8"/></text:span><text:span text:style-name="T38">childChro1</text:span><text:span text:style-name="T29"> </text:span><text:span text:style-name="T45">=</text:span><text:span text:style-name="T29"> </text:span><text:span text:style-name="T38">AthleteChromosome</text:span><text:span text:style-name="T29">(</text:span><text:span text:style-name="T38">child1</text:span><text:span text:style-name="T29">)</text:span></text:p>
      <text:p text:style-name="P5"><text:span text:style-name="T24"><text:s/>236 <text:s/></text:span><text:s text:c="24"/></text:p>
      <text:p text:style-name="P3"><text:span text:style-name="T25"><text:s/>237 <text:s/></text:span><text:span text:style-name="T29"><text:s text:c="8"/></text:span><text:span text:style-name="T61"># Deuxieme enfant, avec le croisement complémentaire au premier</text:span></text:p>
      <text:p text:style-name="P3"><text:span text:style-name="T25"><text:s/>238 <text:s/></text:span><text:span text:style-name="T29"><text:s text:c="8"/></text:span><text:span text:style-name="T38">child2</text:span><text:span text:style-name="T29"> </text:span><text:span text:style-name="T45">=</text:span><text:span text:style-name="T29"> </text:span><text:span text:style-name="T38">Athlete</text:span><text:span text:style-name="T29">(</text:span><text:span text:style-name="T38">p2</text:span><text:span text:style-name="T45">.</text:span><text:span text:style-name="T38">athlete</text:span><text:span text:style-name="T45">.</text:span><text:span text:style-name="T38">xp</text:span><text:span text:style-name="T29">)</text:span></text:p>
      <text:p text:style-name="P3"><text:span text:style-name="T25"><text:s/>239 <text:s/></text:span><text:span text:style-name="T29"><text:s text:c="8"/></text:span><text:span text:style-name="T38">child2</text:span><text:span text:style-name="T45">.</text:span><text:span text:style-name="T38">setField</text:span><text:span text:style-name="T29">(</text:span><text:span text:style-name="T38">p2</text:span><text:span text:style-name="T45">.</text:span><text:span text:style-name="T38">athlete</text:span><text:span text:style-name="T45">.</text:span><text:span text:style-name="T38">field</text:span><text:span text:style-name="T29">)</text:span></text:p>
      <text:p text:style-name="P3"><text:span text:style-name="T25"><text:s/>240 <text:s/></text:span><text:span text:style-name="T29"><text:s text:c="8"/></text:span><text:span text:style-name="T38">child2</text:span><text:span text:style-name="T45">.</text:span><text:span text:style-name="T38">combos</text:span><text:span text:style-name="T29"> </text:span><text:span text:style-name="T45">=</text:span><text:span text:style-name="T29"> </text:span><text:span text:style-name="T38">from_string_to_combos</text:span><text:span text:style-name="T29">(</text:span><text:span text:style-name="T38">p2</text:span><text:span text:style-name="T45">.</text:span><text:span text:style-name="T38">genes</text:span><text:span text:style-name="T29">[:</text:span><text:span text:style-name="T38">c2</text:span><text:span text:style-name="T29">] </text:span><text:span text:style-name="T45">+</text:span><text:span text:style-name="T29"> </text:span><text:span text:style-name="T38">p1</text:span><text:span text:style-name="T45">.</text:span><text:span text:style-name="T38">genes</text:span><text:span text:style-name="T29">[</text:span><text:span text:style-name="T38">c1</text:span><text:span text:style-name="T29">:])</text:span></text:p>
      <text:p text:style-name="P3"><text:span text:style-name="T25"><text:s/>241 <text:s/></text:span><text:span text:style-name="T29"><text:s text:c="8"/></text:span><text:span text:style-name="T38">childChro2</text:span><text:span text:style-name="T29"> </text:span><text:span text:style-name="T45">=</text:span><text:span text:style-name="T29"> </text:span><text:span text:style-name="T38">AthleteChromosome</text:span><text:span text:style-name="T29">(</text:span><text:span text:style-name="T38">child2</text:span><text:span text:style-name="T29">)</text:span></text:p>
      <text:p text:style-name="P3"><text:span text:style-name="T25"><text:s/>242 <text:s/></text:span><text:span text:style-name="T29"><text:s text:c="8"/></text:span><text:span text:style-name="T45">return</text:span><text:span text:style-name="T29"> </text:span><text:span text:style-name="T38">childChro1</text:span><text:span text:style-name="T29">, </text:span><text:span text:style-name="T38">childChro2</text:span></text:p>
      <text:p text:style-name="P4"><text:s/>243 <text:s/></text:p>
      <text:p text:style-name="P3"><text:span text:style-name="T25"><text:s/>244 <text:s/></text:span><text:span text:style-name="T29"><text:s text:c="4"/></text:span><text:span text:style-name="T45">else</text:span><text:span text:style-name="T29">:</text:span></text:p>
      <text:p text:style-name="P3"><text:span text:style-name="T25"><text:s/>245 <text:s/></text:span><text:span text:style-name="T29"><text:s text:c="8"/></text:span><text:span text:style-name="T45">return</text:span><text:span text:style-name="T29"> </text:span><text:span text:style-name="T38">copy_chromosome</text:span><text:span text:style-name="T29">(</text:span><text:span text:style-name="T38">p1</text:span><text:span text:style-name="T29">), </text:span><text:span text:style-name="T38">copy_chromosome</text:span><text:span text:style-name="T29">(</text:span><text:span text:style-name="T38">p2</text:span><text:span text:style-name="T29">)</text:span></text:p>
      <text:p text:style-name="P4"><text:s/>246 <text:s/></text:p>
      <text:p text:style-name="P3"><text:span text:style-name="T25"><text:s/>247 <text:s/></text:span><text:span text:style-name="T45">def</text:span><text:span text:style-name="T29"> </text:span><text:span text:style-name="T68">crossover</text:span><text:span text:style-name="T29">(</text:span><text:span text:style-name="T38">parents</text:span><text:span text:style-name="T29">: </text:span><text:span text:style-name="T45">list</text:span><text:span text:style-name="T29">, </text:span><text:span text:style-name="T38">probs</text:span><text:span text:style-name="T29">) </text:span><text:span text:style-name="T45">-&gt;</text:span><text:span text:style-name="T29"> </text:span><text:span text:style-name="T45">list</text:span><text:span text:style-name="T29">:</text:span></text:p>
      <text:p text:style-name="P3"><text:span text:style-name="T25"><text:s/>248 <text:s/></text:span><text:span text:style-name="T29"><text:s text:c="4"/></text:span><text:span text:style-name="T76">"""</text:span></text:p>
      <text:p text:style-name="P2"><text:span text:style-name="T24"><text:s/>249 <text:s/></text:span><text:s text:c="4"/>Crée les enfants de la prochaine population</text:p>
      <text:p text:style-name="P2"><text:span text:style-name="T24"><text:s/>250 <text:s/></text:span><text:s text:c="4"/>On choisit 2 parents et on les on prend 2 moins communs aux deux</text:p>
      <text:p text:style-name="P2"><text:span text:style-name="T24"><text:s/>251 <text:s/></text:span><text:s text:c="4"/>chemins (s'il y a) et on échange les chemins entre ces deux points <text:s/></text:p>
      <text:p text:style-name="P4"><text:s/>252 <text:s/></text:p>
      <text:p text:style-name="P2"><text:span text:style-name="T24"><text:s/>253 <text:s/></text:span><text:s text:c="4"/>Si les deux parents sont en réalité le même, on le copie tel quel.</text:p>
      <text:p text:style-name="P2"><text:span text:style-name="T24"><text:s/>254 <text:s/></text:span><text:s text:c="4"/></text:p>
      <text:p text:style-name="P2"><text:span text:style-name="T24"><text:s/>255 <text:s/></text:span><text:s text:c="4"/>Params:</text:p>
      <text:p text:style-name="P2"><text:span text:style-name="T24"><text:s/>256 <text:s/></text:span><text:s text:c="8"/>parents (AthleteChromosome list): liste d'athlètes</text:p>
      <text:p text:style-name="P4"><text:s/>257 <text:s/></text:p>
      <text:p text:style-name="P2"><text:span text:style-name="T24"><text:s/>258 <text:s/></text:span><text:s text:c="4"/>Returns:</text:p>
      <text:p text:style-name="P2"><text:span text:style-name="T24"><text:s/>259 <text:s/></text:span><text:s text:c="8"/>children (AthleteChromosome list): liste d'athlètes enfants</text:p>
      <text:p text:style-name="P2"><text:span text:style-name="T24"><text:s/>260 <text:s/></text:span><text:s text:c="4"/>"""</text:p>
      <text:p text:style-name="P3"><text:span text:style-name="T25"><text:s/>261 <text:s/></text:span><text:span text:style-name="T29"><text:s text:c="4"/></text:span><text:span text:style-name="T38">children</text:span><text:span text:style-name="T29"> </text:span><text:span text:style-name="T45">=</text:span><text:span text:style-name="T29"> [] <text:s text:c="2"/></text:span></text:p>
      <text:p text:style-name="P3"><text:span text:style-name="T25"><text:s/>262 <text:s/></text:span><text:span text:style-name="T29"><text:s text:c="4"/></text:span><text:span text:style-name="T38">CROSSOVER_PROB</text:span><text:span text:style-name="T29">, </text:span><text:span text:style-name="T38">_</text:span><text:span text:style-name="T29"> </text:span><text:span text:style-name="T45">=</text:span><text:span text:style-name="T29"> </text:span><text:span text:style-name="T38">probs</text:span></text:p>
      <text:p text:style-name="P3"><text:span text:style-name="T25"><text:s/>263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54">0</text:span><text:span text:style-name="T29">, </text:span><text:span text:style-name="T45">len</text:span><text:span text:style-name="T29">(</text:span><text:span text:style-name="T38">parents</text:span><text:span text:style-name="T29">)</text:span><text:span text:style-name="T45">-</text:span><text:span text:style-name="T54">1</text:span><text:span text:style-name="T29">, </text:span><text:span text:style-name="T54">2</text:span><text:span text:style-name="T29">):</text:span></text:p>
      <text:p text:style-name="P3"><text:span text:style-name="T25"><text:s/>264 <text:s/></text:span><text:span text:style-name="T29"><text:s text:c="8"/></text:span><text:span text:style-name="T38">c1</text:span><text:span text:style-name="T29">, </text:span><text:span text:style-name="T38">c2</text:span><text:span text:style-name="T29"> </text:span><text:span text:style-name="T45">=</text:span><text:span text:style-name="T29"> </text:span><text:span text:style-name="T38">new_children_crossover</text:span><text:span text:style-name="T29">(</text:span><text:span text:style-name="T38">parents</text:span><text:span text:style-name="T29">[</text:span><text:span text:style-name="T38">i</text:span><text:span text:style-name="T29">], </text:span><text:span text:style-name="T38">parents</text:span><text:span text:style-name="T29">[</text:span><text:span text:style-name="T38">i</text:span><text:span text:style-name="T45">+</text:span><text:span text:style-name="T54">1</text:span><text:span text:style-name="T29">],</text:span></text:p>
      <text:p text:style-name="P3"><text:span text:style-name="T25"><text:s/>265 <text:s/></text:span><text:span text:style-name="T29"><text:s text:c="44"/></text:span><text:span text:style-name="T38">CROSSOVER_PROB</text:span><text:span text:style-name="T29">)</text:span></text:p>
      <text:p text:style-name="P3"><text:span text:style-name="T25"><text:s/>266 <text:s/></text:span><text:span text:style-name="T29"><text:s text:c="8"/></text:span><text:span text:style-name="T38">children</text:span><text:span text:style-name="T45">.</text:span><text:span text:style-name="T38">append</text:span><text:span text:style-name="T29">(</text:span><text:span text:style-name="T38">c1</text:span><text:span text:style-name="T29">)</text:span></text:p>
      <text:p text:style-name="P3"><text:span text:style-name="T25"><text:s/>267 <text:s/></text:span><text:span text:style-name="T29"><text:s text:c="8"/></text:span><text:span text:style-name="T38">children</text:span><text:span text:style-name="T45">.</text:span><text:span text:style-name="T38">append</text:span><text:span text:style-name="T29">(</text:span><text:span text:style-name="T38">c2</text:span><text:span text:style-name="T29">)</text:span></text:p>
      <text:p text:style-name="P4"><text:s/>268 <text:s/></text:p>
      <text:p text:style-name="P3"><text:span text:style-name="T25"><text:s/>269 <text:s/></text:span><text:span text:style-name="T29"><text:s text:c="4"/></text:span><text:span text:style-name="T45">return</text:span><text:span text:style-name="T29"> </text:span><text:span text:style-name="T38">children</text:span></text:p>
      <text:p text:style-name="P4"><text:s/>270 <text:s/></text:p>
      <text:p text:style-name="P3"><text:span text:style-name="T25"><text:s/>271 <text:s/></text:span><text:span text:style-name="T45">def</text:span><text:span text:style-name="T29"> </text:span><text:span text:style-name="T68">dist</text:span><text:span text:style-name="T29">(</text:span><text:span text:style-name="T38">x1</text:span><text:span text:style-name="T29">, </text:span><text:span text:style-name="T38">y1</text:span><text:span text:style-name="T29">, </text:span><text:span text:style-name="T38">x2</text:span><text:span text:style-name="T29">, </text:span><text:span text:style-name="T38">y2</text:span><text:span text:style-name="T29">):</text:span></text:p>
      <text:p text:style-name="P3"><text:span text:style-name="T25"><text:s/>272 <text:s/></text:span><text:span text:style-name="T29"><text:s text:c="4"/></text:span><text:span text:style-name="T76">"""Calcule la distance entre 2 points dans le plan"""</text:span></text:p>
      <text:p text:style-name="P3"><text:span text:style-name="T25"><text:s/>273 <text:s/></text:span><text:span text:style-name="T29"><text:s text:c="4"/></text:span><text:span text:style-name="T45">return</text:span><text:span text:style-name="T29"> </text:span><text:span text:style-name="T38">sqrt</text:span><text:span text:style-name="T29">((</text:span><text:span text:style-name="T38">x2</text:span><text:span text:style-name="T45">-</text:span><text:span text:style-name="T38">x1</text:span><text:span text:style-name="T29">)</text:span><text:span text:style-name="T45">**</text:span><text:span text:style-name="T54">2</text:span><text:span text:style-name="T29"> </text:span><text:span text:style-name="T45">+</text:span><text:span text:style-name="T29"> (</text:span><text:span text:style-name="T38">y2</text:span><text:span text:style-name="T45">-</text:span><text:span text:style-name="T38">y1</text:span><text:span text:style-name="T29">)</text:span><text:span text:style-name="T45">**</text:span><text:span text:style-name="T54">2</text:span><text:span text:style-name="T29">)</text:span></text:p>
      <text:p text:style-name="P4"><text:s/>274 <text:s/></text:p>
      <text:p text:style-name="P3"><text:span text:style-name="T25"><text:s/>275 <text:s/></text:span><text:span text:style-name="T45">def</text:span><text:span text:style-name="T29"> </text:span><text:span text:style-name="T68">coherence_suite_etats</text:span><text:span text:style-name="T29">(</text:span><text:span text:style-name="T38">e1</text:span><text:span text:style-name="T29">, </text:span><text:span text:style-name="T38">e2</text:span><text:span text:style-name="T29">, </text:span><text:span text:style-name="T38">e3</text:span><text:span text:style-name="T29">):</text:span></text:p>
      <text:p text:style-name="P3"><text:span text:style-name="T25"><text:s/>276 <text:s/></text:span><text:span text:style-name="T29"><text:s text:c="4"/></text:span><text:span text:style-name="T76">"""</text:span></text:p>
      <text:p text:style-name="P2"><text:span text:style-name="T24"><text:s/>277 <text:s/></text:span><text:s text:c="4"/>Vérifie la cohérence des l'état e2 provenant de l'état e1 et allant </text:p>
      <text:p text:style-name="P2"><text:span text:style-name="T24"><text:s/>278 <text:s/></text:span><text:s text:c="4"/>à l'état e3 </text:p>
      <text:p text:style-name="P4"><text:s/>279 <text:s/></text:p>
      <text:p text:style-name="P2"><text:span text:style-name="T24"><text:s/>280 <text:s/></text:span><text:s text:c="4"/>Params:</text:p>
      <text:p text:style-name="P2"><text:span text:style-name="T24"><text:s/>281 <text:s/></text:span><text:s text:c="8"/>e1/e2/e3 (str): String de 6 caractères représentant un état</text:p>
      <text:p text:style-name="P4"><text:s/>282 <text:s/></text:p>
      <text:p text:style-name="P2"><text:span text:style-name="T24"><text:s/>283 <text:s/></text:span><text:s text:c="4"/>Returns:</text:p>
      <text:p text:style-name="P2"><text:span text:style-name="T24"><text:s/>284 <text:s/></text:span><text:s text:c="8"/>(bool): Valide ou non</text:p>
      <text:p text:style-name="P2"><text:span text:style-name="T24"><text:s/>285 <text:s/></text:span><text:s text:c="4"/>"""</text:p>
      <text:p text:style-name="P3"><text:span text:style-name="T25"><text:s/>286 <text:s/></text:span><text:span text:style-name="T29"><text:s text:c="4"/></text:span><text:span text:style-name="T38">x1</text:span><text:span text:style-name="T29"> </text:span><text:span text:style-name="T45">=</text:span><text:span text:style-name="T29"> </text:span><text:span text:style-name="T45">int</text:span><text:span text:style-name="T29">(</text:span><text:span text:style-name="T38">e1</text:span><text:span text:style-name="T29">[</text:span><text:span text:style-name="T54">0</text:span><text:span text:style-name="T29">:</text:span><text:span text:style-name="T54">2</text:span><text:span text:style-name="T29">])</text:span></text:p>
      <text:p text:style-name="P3"><text:span text:style-name="T25"><text:s/>287 <text:s/></text:span><text:span text:style-name="T29"><text:s text:c="4"/></text:span><text:span text:style-name="T38">x2</text:span><text:span text:style-name="T29"> </text:span><text:span text:style-name="T45">=</text:span><text:span text:style-name="T29"> </text:span><text:span text:style-name="T45">int</text:span><text:span text:style-name="T29">(</text:span><text:span text:style-name="T38">e2</text:span><text:span text:style-name="T29">[</text:span><text:span text:style-name="T54">0</text:span><text:span text:style-name="T29">:</text:span><text:span text:style-name="T54">2</text:span><text:span text:style-name="T29">])</text:span></text:p>
      <text:p text:style-name="P3"><text:span text:style-name="T25"><text:s/>288 <text:s/></text:span><text:span text:style-name="T29"><text:s text:c="4"/></text:span><text:span text:style-name="T38">x3</text:span><text:span text:style-name="T29"> </text:span><text:span text:style-name="T45">=</text:span><text:span text:style-name="T29"> </text:span><text:span text:style-name="T45">int</text:span><text:span text:style-name="T29">(</text:span><text:span text:style-name="T38">e3</text:span><text:span text:style-name="T29">[</text:span><text:span text:style-name="T54">0</text:span><text:span text:style-name="T29">:</text:span><text:span text:style-name="T54">2</text:span><text:span text:style-name="T29">])</text:span></text:p>
      <text:p text:style-name="P4"><text:s/>289 <text:s/></text:p>
      <text:p text:style-name="P3"><text:span text:style-name="T25"><text:s/>290 <text:s/></text:span><text:span text:style-name="T29"><text:s text:c="4"/></text:span><text:span text:style-name="T38">y1</text:span><text:span text:style-name="T29"> </text:span><text:span text:style-name="T45">=</text:span><text:span text:style-name="T29"> </text:span><text:span text:style-name="T45">int</text:span><text:span text:style-name="T29">(</text:span><text:span text:style-name="T38">e1</text:span><text:span text:style-name="T29">[</text:span><text:span text:style-name="T54">2</text:span><text:span text:style-name="T29">:</text:span><text:span text:style-name="T54">4</text:span><text:span text:style-name="T29">])</text:span></text:p>
      <text:p text:style-name="P3"><text:span text:style-name="T25"><text:s/>291 <text:s/></text:span><text:span text:style-name="T29"><text:s text:c="4"/></text:span><text:span text:style-name="T38">y2</text:span><text:span text:style-name="T29"> </text:span><text:span text:style-name="T45">=</text:span><text:span text:style-name="T29"> </text:span><text:span text:style-name="T45">int</text:span><text:span text:style-name="T29">(</text:span><text:span text:style-name="T38">e2</text:span><text:span text:style-name="T29">[</text:span><text:span text:style-name="T54">2</text:span><text:span text:style-name="T29">:</text:span><text:span text:style-name="T54">4</text:span><text:span text:style-name="T29">])</text:span></text:p>
      <text:p text:style-name="P3"><text:span text:style-name="T25"><text:s/>292 <text:s/></text:span><text:span text:style-name="T29"><text:s text:c="4"/></text:span><text:span text:style-name="T38">y3</text:span><text:span text:style-name="T29"> </text:span><text:span text:style-name="T45">=</text:span><text:span text:style-name="T29"> </text:span><text:span text:style-name="T45">int</text:span><text:span text:style-name="T29">(</text:span><text:span text:style-name="T38">e3</text:span><text:span text:style-name="T29">[</text:span><text:span text:style-name="T54">2</text:span><text:span text:style-name="T29">:</text:span><text:span text:style-name="T54">4</text:span><text:span text:style-name="T29">])</text:span></text:p>
      <text:p text:style-name="P4"><text:s/>293 <text:s/></text:p>
      <text:p text:style-name="P3"><text:span text:style-name="T25"><text:s/>294 <text:s/></text:span><text:span text:style-name="T29"><text:s text:c="4"/></text:span><text:span text:style-name="T45">return</text:span><text:span text:style-name="T29"> </text:span><text:span text:style-name="T38">dist</text:span><text:span text:style-name="T29">(</text:span><text:span text:style-name="T38">x1</text:span><text:span text:style-name="T29">, </text:span><text:span text:style-name="T38">y1</text:span><text:span text:style-name="T29">, </text:span><text:span text:style-name="T38">x2</text:span><text:span text:style-name="T29">, </text:span><text:span text:style-name="T38">y2</text:span><text:span text:style-name="T29">) </text:span><text:span text:style-name="T45">&lt;=</text:span><text:span text:style-name="T29"> </text:span><text:span text:style-name="T38">DIST_MAX</text:span><text:span text:style-name="T29"> </text:span><text:span text:style-name="T45">and</text:span><text:span text:style-name="T29"> </text:span><text:span text:style-name="T38">dist</text:span><text:span text:style-name="T29">(</text:span><text:span text:style-name="T38">x2</text:span><text:span text:style-name="T29">, </text:span><text:span text:style-name="T38">y2</text:span><text:span text:style-name="T29">, </text:span><text:span text:style-name="T38">x3</text:span><text:span text:style-name="T29">, </text:span><text:span text:style-name="T38">y3</text:span><text:span text:style-name="T29">) </text:span><text:span text:style-name="T45">&lt;=</text:span><text:span text:style-name="T29"> </text:span><text:span text:style-name="T38">DIST_MAX</text:span></text:p>
      <text:p text:style-name="P4"><text:s/>295 <text:s/></text:p>
      <text:p text:style-name="P3"><text:span text:style-name="T25"><text:s/>296 <text:s/></text:span><text:span text:style-name="T45">def</text:span><text:span text:style-name="T29"> </text:span><text:span text:style-name="T68">mutation_individual</text:span><text:span text:style-name="T29">(</text:span><text:span text:style-name="T38">athleteChromosome</text:span><text:span text:style-name="T29">: </text:span><text:span text:style-name="T38">AthleteChromosome</text:span><text:span text:style-name="T29">, </text:span><text:span text:style-name="T38">k</text:span><text:span text:style-name="T29">:</text:span><text:span text:style-name="T45">int</text:span><text:span text:style-name="T29">):</text:span></text:p>
      <text:p text:style-name="P3"><text:span text:style-name="T25"><text:s/>297 <text:s/></text:span><text:span text:style-name="T29"><text:s text:c="4"/></text:span><text:span text:style-name="T76">"""</text:span></text:p>
      <text:p text:style-name="P2"><text:span text:style-name="T24"><text:s/>298 <text:s/></text:span><text:s text:c="4"/>Mutation en place de l'athlete `athleteChromosome` passé en paramètre.</text:p>
      <text:p text:style-name="P2"><text:span text:style-name="T24"><text:s/>299 <text:s/></text:span><text:s text:c="4"/>Le caractère du gene à modifier est imposé par le paramètre `k` contenu </text:p>
      <text:p text:style-name="P2"><text:span text:style-name="T24"><text:s/>300 <text:s/></text:span><text:s text:c="4"/>entre 0 et 419 inclus.</text:p>
      <text:p text:style-name="P2"><text:span text:style-name="T24"><text:s/>301 <text:s/></text:span><text:s text:c="4"/>"""</text:p>
      <text:p text:style-name="P3"><text:span text:style-name="T25"><text:s/>302 <text:s/></text:span><text:span text:style-name="T29"><text:s text:c="4"/></text:span><text:span text:style-name="T61"># k = Indice du caractère à modifier </text:span></text:p>
      <text:p text:style-name="P3"><text:span text:style-name="T25"><text:s/>303 <text:s/></text:span><text:span text:style-name="T29"><text:s text:c="4"/></text:span><text:span text:style-name="T61"># i = Indice du gene contenant la variable </text:span></text:p>
      <text:p text:style-name="P3"><text:span text:style-name="T25"><text:s/>304 <text:s/></text:span><text:span text:style-name="T29"><text:s text:c="4"/></text:span><text:span text:style-name="T38">k</text:span><text:span text:style-name="T29"> </text:span><text:span text:style-name="T45">=</text:span><text:span text:style-name="T29"> </text:span><text:span text:style-name="T38">k</text:span><text:span text:style-name="T45">%len</text:span><text:span text:style-name="T29">(</text:span><text:span text:style-name="T38">athleteChromosome</text:span><text:span text:style-name="T45">.</text:span><text:span text:style-name="T38">genes</text:span><text:span text:style-name="T29">)</text:span></text:p>
      <text:p text:style-name="P3"><text:span text:style-name="T25"><text:s/>305 <text:s/></text:span><text:span text:style-name="T29"><text:s text:c="4"/></text:span><text:span text:style-name="T38">i</text:span><text:span text:style-name="T29"> </text:span><text:span text:style-name="T45">=</text:span><text:span text:style-name="T29"> (</text:span><text:span text:style-name="T38">k</text:span><text:span text:style-name="T29"> </text:span><text:span text:style-name="T45">-</text:span><text:span text:style-name="T29"> </text:span><text:span text:style-name="T38">k</text:span><text:span text:style-name="T45">%</text:span><text:span text:style-name="T54">6</text:span><text:span text:style-name="T29">)</text:span><text:span text:style-name="T45">//</text:span><text:span text:style-name="T54">6</text:span></text:p>
      <text:p text:style-name="P4"><text:s/>306 <text:s/></text:p>
      <text:p text:style-name="P3"><text:span text:style-name="T25"><text:s/>307 <text:s/></text:span><text:span text:style-name="T29"><text:s text:c="4"/></text:span><text:span text:style-name="T61"># Etat associé au gène</text:span></text:p>
      <text:p text:style-name="P3"><text:span text:style-name="T25"><text:s/>308 <text:s/></text:span><text:span text:style-name="T29"><text:s text:c="4"/></text:span><text:span text:style-name="T38">e</text:span><text:span text:style-name="T29"> </text:span><text:span text:style-name="T45">=</text:span><text:span text:style-name="T29"> </text:span><text:span text:style-name="T38">athleteChromosome</text:span><text:span text:style-name="T45">.</text:span><text:span text:style-name="T38">genes</text:span><text:span text:style-name="T29">[</text:span><text:span text:style-name="T38">i</text:span><text:span text:style-name="T45">*</text:span><text:span text:style-name="T54">6</text:span><text:span text:style-name="T29">: (</text:span><text:span text:style-name="T38">i</text:span><text:span text:style-name="T45">+</text:span><text:span text:style-name="T54">1</text:span><text:span text:style-name="T29">)</text:span><text:span text:style-name="T45">*</text:span><text:span text:style-name="T54">6</text:span><text:span text:style-name="T29">]</text:span></text:p>
      <text:p text:style-name="P5"><text:span text:style-name="T24"><text:s/>309 <text:s/></text:span><text:s text:c="4"/></text:p>
      <text:p text:style-name="P3"><text:span text:style-name="T25"><text:s/>310 <text:s/></text:span><text:span text:style-name="T29"><text:s text:c="4"/></text:span><text:span text:style-name="T61"># Positions et figure associé à l'état</text:span></text:p>
      <text:p text:style-name="P3"><text:span text:style-name="T25"><text:s/>311 <text:s/></text:span><text:span text:style-name="T29"><text:s text:c="4"/></text:span><text:span text:style-name="T38">x</text:span><text:span text:style-name="T29"> </text:span><text:span text:style-name="T45">=</text:span><text:span text:style-name="T29"> </text:span><text:span text:style-name="T45">int</text:span><text:span text:style-name="T29">(</text:span><text:span text:style-name="T38">e</text:span><text:span text:style-name="T29">[</text:span><text:span text:style-name="T54">0</text:span><text:span text:style-name="T29">:</text:span><text:span text:style-name="T54">2</text:span><text:span text:style-name="T29">])</text:span></text:p>
      <text:p text:style-name="P3"><text:span text:style-name="T25"><text:s/>312 <text:s/></text:span><text:span text:style-name="T29"><text:s text:c="4"/></text:span><text:span text:style-name="T38">y</text:span><text:span text:style-name="T29"> </text:span><text:span text:style-name="T45">=</text:span><text:span text:style-name="T29"> </text:span><text:span text:style-name="T45">int</text:span><text:span text:style-name="T29">(</text:span><text:span text:style-name="T38">e</text:span><text:span text:style-name="T29">[</text:span><text:span text:style-name="T54">2</text:span><text:span text:style-name="T29">:</text:span><text:span text:style-name="T54">4</text:span><text:span text:style-name="T29">])</text:span></text:p>
      <text:p text:style-name="P3"><text:span text:style-name="T25"><text:s/>313 <text:s/></text:span><text:span text:style-name="T29"><text:s text:c="4"/></text:span><text:span text:style-name="T38">f</text:span><text:span text:style-name="T29"> </text:span><text:span text:style-name="T45">=</text:span><text:span text:style-name="T29"> </text:span><text:span text:style-name="T45">int</text:span><text:span text:style-name="T29">(</text:span><text:span text:style-name="T38">e</text:span><text:span text:style-name="T29">[</text:span><text:span text:style-name="T54">4</text:span><text:span text:style-name="T29">:</text:span><text:span text:style-name="T54">6</text:span><text:span text:style-name="T29">])</text:span></text:p>
      <text:p text:style-name="P4"><text:s/>314 <text:s/></text:p>
      <text:p text:style-name="P3"><text:span text:style-name="T25"><text:s/>315 <text:s/></text:span><text:span text:style-name="T29"><text:s text:c="4"/></text:span><text:span text:style-name="T38">modifieur</text:span><text:span text:style-name="T29"> </text:span><text:span text:style-name="T45">=</text:span><text:span text:style-name="T29"> </text:span><text:span text:style-name="T38">choice</text:span><text:span text:style-name="T29">([</text:span><text:span text:style-name="T45">-</text:span><text:span text:style-name="T54">1</text:span><text:span text:style-name="T29">, </text:span><text:span text:style-name="T54">1</text:span><text:span text:style-name="T29">])</text:span></text:p>
      <text:p text:style-name="P4"><text:s/>316 <text:s/></text:p>
      <text:p text:style-name="P3"><text:span text:style-name="T25"><text:s/>317 <text:s/></text:span><text:span text:style-name="T29"><text:s text:c="4"/></text:span><text:span text:style-name="T61"># Récupération des états précédant et succédant l'état à l'étude</text:span></text:p>
      <text:p text:style-name="P3"><text:span text:style-name="T25"><text:s/>318 <text:s/></text:span><text:span text:style-name="T29"><text:s text:c="4"/></text:span><text:span text:style-name="T45">if</text:span><text:span text:style-name="T29"> </text:span><text:span text:style-name="T38">i</text:span><text:span text:style-name="T29"> </text:span><text:span text:style-name="T45">==</text:span><text:span text:style-name="T29"> </text:span><text:span text:style-name="T54">0</text:span><text:span text:style-name="T29"> :</text:span></text:p>
      <text:p text:style-name="P3"><text:span text:style-name="T25"><text:s/>319 <text:s/></text:span><text:span text:style-name="T29"><text:s text:c="8"/></text:span><text:span text:style-name="T38">e1</text:span><text:span text:style-name="T29"> </text:span><text:span text:style-name="T45">=</text:span><text:span text:style-name="T29"> </text:span><text:span text:style-name="T38">e</text:span></text:p>
      <text:p text:style-name="P3"><text:span text:style-name="T25"><text:s/>320 <text:s/></text:span><text:span text:style-name="T29"><text:s text:c="4"/></text:span><text:span text:style-name="T45">else</text:span><text:span text:style-name="T29">:</text:span></text:p>
      <text:p text:style-name="P3"><text:span text:style-name="T25"><text:s/>321 <text:s/></text:span><text:span text:style-name="T29"><text:s text:c="8"/></text:span><text:span text:style-name="T38">e1</text:span><text:span text:style-name="T29"> </text:span><text:span text:style-name="T45">=</text:span><text:span text:style-name="T29"> </text:span><text:span text:style-name="T38">athleteChromosome</text:span><text:span text:style-name="T45">.</text:span><text:span text:style-name="T38">genes</text:span><text:span text:style-name="T29">[(</text:span><text:span text:style-name="T38">i</text:span><text:span text:style-name="T45">-</text:span><text:span text:style-name="T54">1</text:span><text:span text:style-name="T29">)</text:span><text:span text:style-name="T45">*</text:span><text:span text:style-name="T54">6</text:span><text:span text:style-name="T29">: </text:span><text:span text:style-name="T38">i</text:span><text:span text:style-name="T45">*</text:span><text:span text:style-name="T54">6</text:span><text:span text:style-name="T29">]</text:span></text:p>
      <text:p text:style-name="P4"><text:s/>322 <text:s/></text:p>
      <text:p text:style-name="P3"><text:span text:style-name="T25"><text:s/>323 <text:s/></text:span><text:span text:style-name="T29"><text:s text:c="4"/></text:span><text:span text:style-name="T45">if</text:span><text:span text:style-name="T29"> </text:span><text:span text:style-name="T38">i</text:span><text:span text:style-name="T29"> </text:span><text:span text:style-name="T45">&gt;=</text:span><text:span text:style-name="T29"> </text:span><text:span text:style-name="T45">len</text:span><text:span text:style-name="T29">(</text:span><text:span text:style-name="T38">athleteChromosome</text:span><text:span text:style-name="T45">.</text:span><text:span text:style-name="T38">genes</text:span><text:span text:style-name="T29">)</text:span><text:span text:style-name="T45">//</text:span><text:span text:style-name="T54">6</text:span><text:span text:style-name="T29"> </text:span><text:span text:style-name="T45">-</text:span><text:span text:style-name="T29"> </text:span><text:span text:style-name="T54">1</text:span><text:span text:style-name="T29">:</text:span></text:p>
      <text:p text:style-name="P3"><text:span text:style-name="T25"><text:s/>324 <text:s/></text:span><text:span text:style-name="T29"><text:s text:c="8"/></text:span><text:span text:style-name="T38">e3</text:span><text:span text:style-name="T29"> </text:span><text:span text:style-name="T45">=</text:span><text:span text:style-name="T29"> </text:span><text:span text:style-name="T38">e</text:span></text:p>
      <text:p text:style-name="P3"><text:span text:style-name="T25"><text:s/>325 <text:s/></text:span><text:span text:style-name="T29"><text:s text:c="4"/></text:span><text:span text:style-name="T45">else</text:span><text:span text:style-name="T29">:</text:span></text:p>
      <text:p text:style-name="P3"><text:span text:style-name="T25"><text:s/>326 <text:s/></text:span><text:span text:style-name="T29"><text:s text:c="8"/></text:span><text:span text:style-name="T38">e3</text:span><text:span text:style-name="T29"> </text:span><text:span text:style-name="T45">=</text:span><text:span text:style-name="T29"> </text:span><text:span text:style-name="T38">athleteChromosome</text:span><text:span text:style-name="T45">.</text:span><text:span text:style-name="T38">genes</text:span><text:span text:style-name="T29">[(</text:span><text:span text:style-name="T38">i</text:span><text:span text:style-name="T45">+</text:span><text:span text:style-name="T54">1</text:span><text:span text:style-name="T29">)</text:span><text:span text:style-name="T45">*</text:span><text:span text:style-name="T54">6</text:span><text:span text:style-name="T29">: (</text:span><text:span text:style-name="T38">i</text:span><text:span text:style-name="T45">+</text:span><text:span text:style-name="T54">2</text:span><text:span text:style-name="T29">)</text:span><text:span text:style-name="T45">*</text:span><text:span text:style-name="T54">6</text:span><text:span text:style-name="T29">]</text:span></text:p>
      <text:p text:style-name="P4"><text:s/>327 <text:s/></text:p>
      <text:p text:style-name="P3"><text:span text:style-name="T25"><text:s/>328 <text:s/></text:span><text:span text:style-name="T29"><text:s text:c="4"/></text:span><text:span text:style-name="T38">has_mutated</text:span><text:span text:style-name="T29"> </text:span><text:span text:style-name="T45">=</text:span><text:span text:style-name="T29"> </text:span><text:span text:style-name="T83">True</text:span></text:p>
      <text:p text:style-name="P4"><text:s/>329 <text:s/></text:p>
      <text:p text:style-name="P3"><text:span text:style-name="T25"><text:s/>330 <text:s/></text:span><text:span text:style-name="T29"><text:s text:c="4"/></text:span><text:span text:style-name="T61"># Match sur la composante qui va être modifiée</text:span></text:p>
      <text:p text:style-name="P3"><text:span text:style-name="T25"><text:s/>331 <text:s/></text:span><text:span text:style-name="T29"><text:s text:c="4"/></text:span><text:span text:style-name="T45">match</text:span><text:span text:style-name="T29"> (</text:span><text:span text:style-name="T38">k</text:span><text:span text:style-name="T45">%</text:span><text:span text:style-name="T54">6</text:span><text:span text:style-name="T29">)</text:span><text:span text:style-name="T45">//</text:span><text:span text:style-name="T54">2</text:span><text:span text:style-name="T29">:</text:span></text:p>
      <text:p text:style-name="P3"><text:span text:style-name="T25"><text:s/>332 <text:s/></text:span><text:span text:style-name="T29"><text:s text:c="8"/></text:span><text:span text:style-name="T45">case</text:span><text:span text:style-name="T29"> </text:span><text:span text:style-name="T54">0</text:span><text:span text:style-name="T29"> : </text:span><text:span text:style-name="T61"># Si on modifie la variable de l'abscisse</text:span></text:p>
      <text:p text:style-name="P3"><text:span text:style-name="T25"><text:s/>333 <text:s/></text:span><text:span text:style-name="T29"><text:s text:c="12"/></text:span><text:span text:style-name="T61"># Le modifieur étant choisi avant le match, on vérifie que </text:span></text:p>
      <text:p text:style-name="P3"><text:span text:style-name="T25"><text:s/>334 <text:s/></text:span><text:span text:style-name="T29"><text:s text:c="12"/></text:span><text:span text:style-name="T61"># la modification apporté à l'abscisse n'enfreint aucune </text:span></text:p>
      <text:p text:style-name="P3"><text:span text:style-name="T25"><text:s/>335 <text:s/></text:span><text:span text:style-name="T29"><text:s text:c="12"/></text:span><text:span text:style-name="T61"># des conditions de bons fonctionnements comme : </text:span></text:p>
      <text:p text:style-name="P3"><text:span text:style-name="T25"><text:s/>336 <text:s/></text:span><text:span text:style-name="T29"><text:s text:c="12"/></text:span><text:span text:style-name="T61"># 0 &lt;= x &lt; SIZE_X et que le déplacement à cette case depuis </text:span></text:p>
      <text:p text:style-name="P3"><text:span text:style-name="T25"><text:s/>337 <text:s/></text:span><text:span text:style-name="T29"><text:s text:c="12"/></text:span><text:span text:style-name="T61"># la case précédente e1 est possible et le deplacement vers e3, </text:span></text:p>
      <text:p text:style-name="P3"><text:span text:style-name="T25"><text:s/>338 <text:s/></text:span><text:span text:style-name="T29"><text:s text:c="12"/></text:span><text:span text:style-name="T61"># assuré par le renvoie "true" de la fonction coherence_suite_etats</text:span></text:p>
      <text:p text:style-name="P3"><text:span text:style-name="T25"><text:s/>339 <text:s/></text:span><text:span text:style-name="T29"><text:s text:c="12"/></text:span><text:span text:style-name="T38">e2</text:span><text:span text:style-name="T29"> </text:span><text:span text:style-name="T45">=</text:span><text:span text:style-name="T29"> </text:span><text:span text:style-name="T38">from_combo_to_string</text:span><text:span text:style-name="T29">(</text:span></text:p>
      <text:p text:style-name="P3"><text:span text:style-name="T25"><text:s/>340 <text:s/></text:span><text:span text:style-name="T29"><text:s text:c="16"/>[((</text:span><text:span text:style-name="T38">x</text:span><text:span text:style-name="T45">+</text:span><text:span text:style-name="T38">modifieur</text:span><text:span text:style-name="T29">, </text:span><text:span text:style-name="T38">y</text:span><text:span text:style-name="T29">), </text:span><text:span text:style-name="T38">Figure</text:span><text:span text:style-name="T45">.</text:span><text:span text:style-name="T38">getFigureById</text:span><text:span text:style-name="T29">(</text:span><text:span text:style-name="T38">f</text:span><text:span text:style-name="T29">), </text:span><text:span text:style-name="T54">0</text:span><text:span text:style-name="T29">)])</text:span></text:p>
      <text:p text:style-name="P4"><text:s/>341 <text:s/></text:p>
      <text:p text:style-name="P3"><text:span text:style-name="T25"><text:s/>342 <text:s/></text:span><text:span text:style-name="T29"><text:s text:c="12"/></text:span><text:span text:style-name="T45">if</text:span><text:span text:style-name="T29"> </text:span><text:span text:style-name="T38">x</text:span><text:span text:style-name="T29"> </text:span><text:span text:style-name="T45">+</text:span><text:span text:style-name="T29"> </text:span><text:span text:style-name="T38">modifieur</text:span><text:span text:style-name="T29"> </text:span><text:span text:style-name="T45">&gt;=</text:span><text:span text:style-name="T29"> </text:span><text:span text:style-name="T54">0</text:span><text:span text:style-name="T29"> </text:span><text:span text:style-name="T45">and</text:span><text:span text:style-name="T29"> </text:span><text:span text:style-name="T38">x</text:span><text:span text:style-name="T29"> </text:span><text:span text:style-name="T45">+</text:span><text:span text:style-name="T29"> </text:span><text:span text:style-name="T38">modifieur</text:span><text:span text:style-name="T29"> </text:span><text:span text:style-name="T45">&lt;</text:span><text:span text:style-name="T29"> </text:span><text:span text:style-name="T38">SIZE_X</text:span><text:span text:style-name="T29">:</text:span></text:p>
      <text:p text:style-name="P3"><text:span text:style-name="T25"><text:s/>343 <text:s/></text:span><text:span text:style-name="T29"><text:s text:c="16"/></text:span><text:span text:style-name="T45">if</text:span><text:span text:style-name="T29"> </text:span><text:span text:style-name="T38">coherence_suite_etats</text:span><text:span text:style-name="T29">(</text:span><text:span text:style-name="T38">e1</text:span><text:span text:style-name="T29">, </text:span><text:span text:style-name="T38">e2</text:span><text:span text:style-name="T29">, </text:span><text:span text:style-name="T38">e3</text:span><text:span text:style-name="T29">):</text:span></text:p>
      <text:p text:style-name="P3"><text:span text:style-name="T25"><text:s/>344 <text:s/></text:span><text:span text:style-name="T29"><text:s text:c="20"/></text:span><text:span text:style-name="T38">x</text:span><text:span text:style-name="T29"> </text:span><text:span text:style-name="T45">+=</text:span><text:span text:style-name="T29"> </text:span><text:span text:style-name="T38">modifieur</text:span></text:p>
      <text:p text:style-name="P5"><text:span text:style-name="T24"><text:s/>345 <text:s/></text:span><text:s text:c="20"/></text:p>
      <text:p text:style-name="P3"><text:span text:style-name="T25"><text:s/>346 <text:s/></text:span><text:span text:style-name="T29"><text:s text:c="16"/></text:span><text:span text:style-name="T45">else</text:span><text:span text:style-name="T29">:</text:span></text:p>
      <text:p text:style-name="P3"><text:span text:style-name="T25"><text:s/>347 <text:s/></text:span><text:span text:style-name="T29"><text:s text:c="20"/></text:span><text:span text:style-name="T45">if</text:span><text:span text:style-name="T29"> </text:span><text:span text:style-name="T38">x</text:span><text:span text:style-name="T45">-</text:span><text:span text:style-name="T38">modifieur</text:span><text:span text:style-name="T29"> </text:span><text:span text:style-name="T45">&gt;=</text:span><text:span text:style-name="T29"> </text:span><text:span text:style-name="T54">0</text:span><text:span text:style-name="T29"> :</text:span></text:p>
      <text:p text:style-name="P3"><text:span text:style-name="T25"><text:s/>348 <text:s/></text:span><text:span text:style-name="T29"><text:s text:c="24"/></text:span><text:span text:style-name="T38">e2_recovery</text:span><text:span text:style-name="T29"> </text:span><text:span text:style-name="T45">=</text:span><text:span text:style-name="T29"> </text:span><text:span text:style-name="T38">from_combo_to_string</text:span><text:span text:style-name="T29">(</text:span></text:p>
      <text:p text:style-name="P3"><text:span text:style-name="T25"><text:s/>349 <text:s/></text:span><text:span text:style-name="T29"><text:s text:c="32"/>[((</text:span><text:span text:style-name="T38">x</text:span><text:span text:style-name="T45">-</text:span><text:span text:style-name="T38">modifieur</text:span><text:span text:style-name="T29">, </text:span><text:span text:style-name="T38">y</text:span><text:span text:style-name="T29">), </text:span><text:span text:style-name="T38">Figure</text:span><text:span text:style-name="T45">.</text:span><text:span text:style-name="T38">getFigureById</text:span><text:span text:style-name="T29">(</text:span><text:span text:style-name="T38">f</text:span><text:span text:style-name="T29">), </text:span><text:span text:style-name="T54">0</text:span><text:span text:style-name="T29">)])</text:span></text:p>
      <text:p text:style-name="P4"><text:s/>350 <text:s/></text:p>
      <text:p text:style-name="P3"><text:span text:style-name="T25"><text:s/>351 <text:s/></text:span><text:span text:style-name="T29"><text:s text:c="24"/></text:span><text:span text:style-name="T45">if</text:span><text:span text:style-name="T29"> </text:span><text:span text:style-name="T38">coherence_suite_etats</text:span><text:span text:style-name="T29">(</text:span><text:span text:style-name="T38">e1</text:span><text:span text:style-name="T29">, </text:span><text:span text:style-name="T38">e2_recovery</text:span><text:span text:style-name="T29">, </text:span><text:span text:style-name="T38">e3</text:span><text:span text:style-name="T29">): </text:span></text:p>
      <text:p text:style-name="P3"><text:span text:style-name="T25"><text:s/>352 <text:s/></text:span><text:span text:style-name="T29"><text:s text:c="28"/></text:span><text:span text:style-name="T38">x</text:span><text:span text:style-name="T29"> </text:span><text:span text:style-name="T45">-=</text:span><text:span text:style-name="T29"> </text:span><text:span text:style-name="T38">modifieur</text:span></text:p>
      <text:p text:style-name="P4"><text:s/>353 <text:s/></text:p>
      <text:p text:style-name="P3"><text:span text:style-name="T25"><text:s/>354 <text:s/></text:span><text:span text:style-name="T29"><text:s text:c="24"/></text:span><text:span text:style-name="T45">else</text:span><text:span text:style-name="T29">: </text:span><text:span text:style-name="T38">has_mutated</text:span><text:span text:style-name="T29"> </text:span><text:span text:style-name="T45">=</text:span><text:span text:style-name="T29"> </text:span><text:span text:style-name="T83">False</text:span></text:p>
      <text:p text:style-name="P4"><text:s/>355 <text:s/></text:p>
      <text:p text:style-name="P3"><text:span text:style-name="T25"><text:s/>356 <text:s/></text:span><text:span text:style-name="T29"><text:s text:c="12"/></text:span><text:span text:style-name="T45">else</text:span><text:span text:style-name="T29">:</text:span></text:p>
      <text:p text:style-name="P3"><text:span text:style-name="T25"><text:s/>357 <text:s/></text:span><text:span text:style-name="T29"><text:s text:c="16"/></text:span><text:span text:style-name="T45">if</text:span><text:span text:style-name="T29"> </text:span><text:span text:style-name="T38">x</text:span><text:span text:style-name="T45">-</text:span><text:span text:style-name="T38">modifieur</text:span><text:span text:style-name="T29"> </text:span><text:span text:style-name="T45">&gt;=</text:span><text:span text:style-name="T29"> </text:span><text:span text:style-name="T54">0</text:span><text:span text:style-name="T29"> </text:span><text:span text:style-name="T45">and</text:span><text:span text:style-name="T29"> </text:span><text:span text:style-name="T38">x</text:span><text:span text:style-name="T45">-</text:span><text:span text:style-name="T38">modifieur</text:span><text:span text:style-name="T29"> </text:span><text:span text:style-name="T45">&lt;</text:span><text:span text:style-name="T29"> </text:span><text:span text:style-name="T38">SIZE_X</text:span><text:span text:style-name="T29">:</text:span></text:p>
      <text:p text:style-name="P3"><text:span text:style-name="T25"><text:s/>358 <text:s/></text:span><text:span text:style-name="T29"><text:s text:c="20"/></text:span><text:span text:style-name="T38">e2_recovery</text:span><text:span text:style-name="T29"> </text:span><text:span text:style-name="T45">=</text:span><text:span text:style-name="T29"> </text:span><text:span text:style-name="T38">from_combo_to_string</text:span><text:span text:style-name="T29">(</text:span></text:p>
      <text:p text:style-name="P3"><text:soft-page-break/><text:span text:style-name="T25"><text:s/>359 <text:s/></text:span><text:span text:style-name="T29"><text:s text:c="24"/>[((</text:span><text:span text:style-name="T38">x</text:span><text:span text:style-name="T45">-</text:span><text:span text:style-name="T38">modifieur</text:span><text:span text:style-name="T29">, </text:span><text:span text:style-name="T38">y</text:span><text:span text:style-name="T29">), </text:span><text:span text:style-name="T38">Figure</text:span><text:span text:style-name="T45">.</text:span><text:span text:style-name="T38">getFigureById</text:span><text:span text:style-name="T29">(</text:span><text:span text:style-name="T38">f</text:span><text:span text:style-name="T29">), </text:span><text:span text:style-name="T54">0</text:span><text:span text:style-name="T29">)])</text:span></text:p>
      <text:p text:style-name="P5"><text:span text:style-name="T24"><text:s/>360 <text:s/></text:span><text:s text:c="24"/></text:p>
      <text:p text:style-name="P3"><text:span text:style-name="T25"><text:s/>361 <text:s/></text:span><text:span text:style-name="T29"><text:s text:c="20"/></text:span><text:span text:style-name="T45">if</text:span><text:span text:style-name="T29"> </text:span><text:span text:style-name="T38">coherence_suite_etats</text:span><text:span text:style-name="T29">(</text:span><text:span text:style-name="T38">e1</text:span><text:span text:style-name="T29">, </text:span><text:span text:style-name="T38">e2_recovery</text:span><text:span text:style-name="T29">, </text:span><text:span text:style-name="T38">e3</text:span><text:span text:style-name="T29">): </text:span></text:p>
      <text:p text:style-name="P3"><text:span text:style-name="T25"><text:s/>362 <text:s/></text:span><text:span text:style-name="T29"><text:s text:c="24"/></text:span><text:span text:style-name="T38">x</text:span><text:span text:style-name="T29"> </text:span><text:span text:style-name="T45">-=</text:span><text:span text:style-name="T29"> </text:span><text:span text:style-name="T38">modifieur</text:span></text:p>
      <text:p text:style-name="P3"><text:span text:style-name="T25"><text:s/>363 <text:s/></text:span><text:span text:style-name="T29"><text:s text:c="20"/></text:span><text:span text:style-name="T45">else</text:span><text:span text:style-name="T29">: </text:span><text:span text:style-name="T38">has_mutated</text:span><text:span text:style-name="T29"> </text:span><text:span text:style-name="T45">=</text:span><text:span text:style-name="T29"> </text:span><text:span text:style-name="T83">False</text:span></text:p>
      <text:p text:style-name="P3"><text:span text:style-name="T25"><text:s/>364 <text:s/></text:span><text:span text:style-name="T29"><text:s text:c="16"/></text:span><text:span text:style-name="T45">else</text:span><text:span text:style-name="T29">: </text:span><text:span text:style-name="T38">has_mutated</text:span><text:span text:style-name="T29"> </text:span><text:span text:style-name="T45">=</text:span><text:span text:style-name="T29"> </text:span><text:span text:style-name="T83">False</text:span></text:p>
      <text:p text:style-name="P5"><text:span text:style-name="T24"><text:s/>365 <text:s/></text:span><text:s text:c="20"/></text:p>
      <text:p text:style-name="P5"><text:span text:style-name="T24"><text:s/>366 <text:s/></text:span><text:s text:c="8"/></text:p>
      <text:p text:style-name="P3"><text:span text:style-name="T25"><text:s/>367 <text:s/></text:span><text:span text:style-name="T29"><text:s text:c="8"/></text:span><text:span text:style-name="T45">case</text:span><text:span text:style-name="T29"> </text:span><text:span text:style-name="T54">1</text:span><text:span text:style-name="T29">: </text:span><text:span text:style-name="T61"># Sensiblement la même chose que précédemment mais pour l'ordonné</text:span></text:p>
      <text:p text:style-name="P3"><text:span text:style-name="T25"><text:s/>368 <text:s/></text:span><text:span text:style-name="T29"><text:s text:c="12"/></text:span><text:span text:style-name="T38">e2</text:span><text:span text:style-name="T29"> </text:span><text:span text:style-name="T45">=</text:span><text:span text:style-name="T29"> </text:span><text:span text:style-name="T38">from_combo_to_string</text:span><text:span text:style-name="T29">(</text:span></text:p>
      <text:p text:style-name="P3"><text:span text:style-name="T25"><text:s/>369 <text:s/></text:span><text:span text:style-name="T29"><text:s text:c="16"/>[((</text:span><text:span text:style-name="T38">x</text:span><text:span text:style-name="T29">, </text:span><text:span text:style-name="T38">y</text:span><text:span text:style-name="T45">+</text:span><text:span text:style-name="T38">modifieur</text:span><text:span text:style-name="T29">), </text:span><text:span text:style-name="T38">Figure</text:span><text:span text:style-name="T45">.</text:span><text:span text:style-name="T38">getFigureById</text:span><text:span text:style-name="T29">(</text:span><text:span text:style-name="T38">f</text:span><text:span text:style-name="T29">), </text:span><text:span text:style-name="T54">0</text:span><text:span text:style-name="T29">)])</text:span></text:p>
      <text:p text:style-name="P4"><text:s/>370 <text:s/></text:p>
      <text:p text:style-name="P3"><text:span text:style-name="T25"><text:s/>371 <text:s/></text:span><text:span text:style-name="T29"><text:s text:c="12"/></text:span><text:span text:style-name="T45">if</text:span><text:span text:style-name="T29"> </text:span><text:span text:style-name="T38">y</text:span><text:span text:style-name="T29"> </text:span><text:span text:style-name="T45">+</text:span><text:span text:style-name="T29"> </text:span><text:span text:style-name="T38">modifieur</text:span><text:span text:style-name="T29"> </text:span><text:span text:style-name="T45">&gt;=</text:span><text:span text:style-name="T29"> </text:span><text:span text:style-name="T54">0</text:span><text:span text:style-name="T29"> </text:span><text:span text:style-name="T45">and</text:span><text:span text:style-name="T29"> </text:span><text:span text:style-name="T38">y</text:span><text:span text:style-name="T29"> </text:span><text:span text:style-name="T45">+</text:span><text:span text:style-name="T29"> </text:span><text:span text:style-name="T38">modifieur</text:span><text:span text:style-name="T29"> </text:span><text:span text:style-name="T45">&lt;</text:span><text:span text:style-name="T29"> </text:span><text:span text:style-name="T38">SIZE_Y</text:span><text:span text:style-name="T29">:</text:span></text:p>
      <text:p text:style-name="P4"><text:s/>372 <text:s/></text:p>
      <text:p text:style-name="P3"><text:span text:style-name="T25"><text:s/>373 <text:s/></text:span><text:span text:style-name="T29"><text:s text:c="16"/></text:span><text:span text:style-name="T45">if</text:span><text:span text:style-name="T29"> </text:span><text:span text:style-name="T38">coherence_suite_etats</text:span><text:span text:style-name="T29">(</text:span><text:span text:style-name="T38">e1</text:span><text:span text:style-name="T29">, </text:span><text:span text:style-name="T38">e2</text:span><text:span text:style-name="T29">, </text:span><text:span text:style-name="T38">e3</text:span><text:span text:style-name="T29">):</text:span></text:p>
      <text:p text:style-name="P3"><text:span text:style-name="T25"><text:s/>374 <text:s/></text:span><text:span text:style-name="T29"><text:s text:c="20"/></text:span><text:span text:style-name="T38">y</text:span><text:span text:style-name="T29"> </text:span><text:span text:style-name="T45">+=</text:span><text:span text:style-name="T29"> </text:span><text:span text:style-name="T38">modifieur</text:span></text:p>
      <text:p text:style-name="P4"><text:s/>375 <text:s/></text:p>
      <text:p text:style-name="P3"><text:span text:style-name="T25"><text:s/>376 <text:s/></text:span><text:span text:style-name="T29"><text:s text:c="16"/></text:span><text:span text:style-name="T45">else</text:span><text:span text:style-name="T29">:</text:span></text:p>
      <text:p text:style-name="P3"><text:span text:style-name="T25"><text:s/>377 <text:s/></text:span><text:span text:style-name="T29"><text:s text:c="20"/></text:span><text:span text:style-name="T45">if</text:span><text:span text:style-name="T29"> </text:span><text:span text:style-name="T38">y</text:span><text:span text:style-name="T45">-</text:span><text:span text:style-name="T38">modifieur</text:span><text:span text:style-name="T29"> </text:span><text:span text:style-name="T45">&gt;=</text:span><text:span text:style-name="T29"> </text:span><text:span text:style-name="T54">0</text:span><text:span text:style-name="T29"> :</text:span></text:p>
      <text:p text:style-name="P3"><text:span text:style-name="T25"><text:s/>378 <text:s/></text:span><text:span text:style-name="T29"><text:s text:c="24"/></text:span><text:span text:style-name="T38">e2_recovery</text:span><text:span text:style-name="T29"> </text:span><text:span text:style-name="T45">=</text:span><text:span text:style-name="T29"> </text:span><text:span text:style-name="T38">from_combo_to_string</text:span><text:span text:style-name="T29">(</text:span></text:p>
      <text:p text:style-name="P3"><text:span text:style-name="T25"><text:s/>379 <text:s/></text:span><text:span text:style-name="T29"><text:s text:c="32"/>[((</text:span><text:span text:style-name="T38">x</text:span><text:span text:style-name="T29">, </text:span><text:span text:style-name="T38">y</text:span><text:span text:style-name="T45">-</text:span><text:span text:style-name="T38">modifieur</text:span><text:span text:style-name="T29">), </text:span><text:span text:style-name="T38">Figure</text:span><text:span text:style-name="T45">.</text:span><text:span text:style-name="T38">getFigureById</text:span><text:span text:style-name="T29">(</text:span><text:span text:style-name="T38">f</text:span><text:span text:style-name="T29">), </text:span><text:span text:style-name="T54">0</text:span><text:span text:style-name="T29">)])</text:span></text:p>
      <text:p text:style-name="P5"><text:span text:style-name="T24"><text:s/>380 <text:s/></text:span><text:s text:c="24"/></text:p>
      <text:p text:style-name="P3"><text:span text:style-name="T25"><text:s/>381 <text:s/></text:span><text:span text:style-name="T29"><text:s text:c="24"/></text:span><text:span text:style-name="T45">if</text:span><text:span text:style-name="T29"> </text:span><text:span text:style-name="T38">coherence_suite_etats</text:span><text:span text:style-name="T29">(</text:span><text:span text:style-name="T38">e1</text:span><text:span text:style-name="T29">, </text:span><text:span text:style-name="T38">e2_recovery</text:span><text:span text:style-name="T29">, </text:span><text:span text:style-name="T38">e3</text:span><text:span text:style-name="T29">): </text:span></text:p>
      <text:p text:style-name="P3"><text:span text:style-name="T25"><text:s/>382 <text:s/></text:span><text:span text:style-name="T29"><text:s text:c="28"/></text:span><text:span text:style-name="T38">y</text:span><text:span text:style-name="T29"> </text:span><text:span text:style-name="T45">-=</text:span><text:span text:style-name="T29"> </text:span><text:span text:style-name="T38">modifieur</text:span></text:p>
      <text:p text:style-name="P3"><text:span text:style-name="T25"><text:s/>383 <text:s/></text:span><text:span text:style-name="T29"><text:s text:c="24"/></text:span><text:span text:style-name="T45">else</text:span><text:span text:style-name="T29">: </text:span><text:span text:style-name="T38">has_mutated</text:span><text:span text:style-name="T29"> </text:span><text:span text:style-name="T45">=</text:span><text:span text:style-name="T29"> </text:span><text:span text:style-name="T83">False</text:span></text:p>
      <text:p text:style-name="P5"><text:span text:style-name="T24"><text:s/>384 <text:s/></text:span><text:s text:c="20"/></text:p>
      <text:p text:style-name="P4"><text:s/>385 <text:s/></text:p>
      <text:p text:style-name="P3"><text:span text:style-name="T25"><text:s/>386 <text:s/></text:span><text:span text:style-name="T29"><text:s text:c="12"/></text:span><text:span text:style-name="T45">else</text:span><text:span text:style-name="T29">:</text:span></text:p>
      <text:p text:style-name="P3"><text:span text:style-name="T25"><text:s/>387 <text:s/></text:span><text:span text:style-name="T29"><text:s text:c="16"/></text:span><text:span text:style-name="T45">if</text:span><text:span text:style-name="T29"> </text:span><text:span text:style-name="T38">y</text:span><text:span text:style-name="T45">-</text:span><text:span text:style-name="T38">modifieur</text:span><text:span text:style-name="T29"> </text:span><text:span text:style-name="T45">&gt;=</text:span><text:span text:style-name="T29"> </text:span><text:span text:style-name="T54">0</text:span><text:span text:style-name="T29"> </text:span><text:span text:style-name="T45">and</text:span><text:span text:style-name="T29"> </text:span><text:span text:style-name="T38">y</text:span><text:span text:style-name="T45">-</text:span><text:span text:style-name="T38">modifieur</text:span><text:span text:style-name="T29"> </text:span><text:span text:style-name="T45">&lt;</text:span><text:span text:style-name="T29"> </text:span><text:span text:style-name="T38">SIZE_Y</text:span><text:span text:style-name="T29">:</text:span></text:p>
      <text:p text:style-name="P3"><text:span text:style-name="T25"><text:s/>388 <text:s/></text:span><text:span text:style-name="T29"><text:s text:c="20"/></text:span><text:span text:style-name="T38">e2_recovery</text:span><text:span text:style-name="T29"> </text:span><text:span text:style-name="T45">=</text:span><text:span text:style-name="T29"> </text:span><text:span text:style-name="T38">from_combo_to_string</text:span><text:span text:style-name="T29">(</text:span></text:p>
      <text:p text:style-name="P3"><text:span text:style-name="T25"><text:s/>389 <text:s/></text:span><text:span text:style-name="T29"><text:s text:c="24"/>[((</text:span><text:span text:style-name="T38">x</text:span><text:span text:style-name="T29">, </text:span><text:span text:style-name="T38">y</text:span><text:span text:style-name="T45">-</text:span><text:span text:style-name="T38">modifieur</text:span><text:span text:style-name="T29">), </text:span><text:span text:style-name="T38">Figure</text:span><text:span text:style-name="T45">.</text:span><text:span text:style-name="T38">getFigureById</text:span><text:span text:style-name="T29">(</text:span><text:span text:style-name="T38">f</text:span><text:span text:style-name="T29">), </text:span><text:span text:style-name="T54">0</text:span><text:span text:style-name="T29">)])</text:span></text:p>
      <text:p text:style-name="P5"><text:span text:style-name="T24"><text:s/>390 <text:s/></text:span><text:s text:c="20"/></text:p>
      <text:p text:style-name="P3"><text:span text:style-name="T25"><text:s/>391 <text:s/></text:span><text:span text:style-name="T29"><text:s text:c="20"/></text:span><text:span text:style-name="T45">if</text:span><text:span text:style-name="T29"> </text:span><text:span text:style-name="T38">coherence_suite_etats</text:span><text:span text:style-name="T29">(</text:span><text:span text:style-name="T38">e1</text:span><text:span text:style-name="T29">, </text:span><text:span text:style-name="T38">e2_recovery</text:span><text:span text:style-name="T29">, </text:span><text:span text:style-name="T38">e3</text:span><text:span text:style-name="T29">): </text:span></text:p>
      <text:p text:style-name="P3"><text:span text:style-name="T25"><text:s/>392 <text:s/></text:span><text:span text:style-name="T29"><text:s text:c="24"/></text:span><text:span text:style-name="T38">y</text:span><text:span text:style-name="T29"> </text:span><text:span text:style-name="T45">-=</text:span><text:span text:style-name="T29"> </text:span><text:span text:style-name="T38">modifieur</text:span></text:p>
      <text:p text:style-name="P3"><text:span text:style-name="T25"><text:s/>393 <text:s/></text:span><text:span text:style-name="T29"><text:s text:c="20"/></text:span><text:span text:style-name="T45">else</text:span><text:span text:style-name="T29">: </text:span><text:span text:style-name="T38">has_mutated</text:span><text:span text:style-name="T29"> </text:span><text:span text:style-name="T45">=</text:span><text:span text:style-name="T29"> </text:span><text:span text:style-name="T83">False</text:span></text:p>
      <text:p text:style-name="P3"><text:span text:style-name="T25"><text:s/>394 <text:s/></text:span><text:span text:style-name="T29"><text:s text:c="16"/></text:span><text:span text:style-name="T45">else</text:span><text:span text:style-name="T29">: </text:span><text:span text:style-name="T38">has_mutated</text:span><text:span text:style-name="T29"> </text:span><text:span text:style-name="T45">=</text:span><text:span text:style-name="T29"> </text:span><text:span text:style-name="T83">False</text:span></text:p>
      <text:p text:style-name="P4"><text:s/>395 <text:s/></text:p>
      <text:p text:style-name="P3"><text:span text:style-name="T25"><text:s/>396 <text:s/></text:span><text:span text:style-name="T29"><text:s text:c="8"/></text:span><text:span text:style-name="T45">case</text:span><text:span text:style-name="T29"> </text:span><text:span text:style-name="T54">2</text:span><text:span text:style-name="T29">: </text:span><text:span text:style-name="T61"># Cas du changement de la figure</text:span></text:p>
      <text:p text:style-name="P3"><text:span text:style-name="T25"><text:s/>397 <text:s/></text:span><text:span text:style-name="T29"><text:s text:c="12"/></text:span><text:span text:style-name="T45">if</text:span><text:span text:style-name="T29"> </text:span><text:span text:style-name="T38">f</text:span><text:span text:style-name="T29"> </text:span><text:span text:style-name="T45">+</text:span><text:span text:style-name="T29"> </text:span><text:span text:style-name="T38">modifieur</text:span><text:span text:style-name="T29"> </text:span><text:span text:style-name="T45">&gt;=</text:span><text:span text:style-name="T29"> </text:span><text:span text:style-name="T45">len</text:span><text:span text:style-name="T29">(</text:span><text:span text:style-name="T38">FIGURES</text:span><text:span text:style-name="T29">) </text:span><text:span text:style-name="T45">or</text:span><text:span text:style-name="T29"> </text:span><text:span text:style-name="T38">f</text:span><text:span text:style-name="T45">+</text:span><text:span text:style-name="T38">modifieur</text:span><text:span text:style-name="T29"> </text:span><text:span text:style-name="T45">&lt;</text:span><text:span text:style-name="T29"> </text:span><text:span text:style-name="T54">0</text:span><text:span text:style-name="T29"> :</text:span></text:p>
      <text:p text:style-name="P3"><text:span text:style-name="T25"><text:s/>398 <text:s/></text:span><text:span text:style-name="T29"><text:s text:c="16"/></text:span><text:span text:style-name="T38">f</text:span><text:span text:style-name="T29"> </text:span><text:span text:style-name="T45">-=</text:span><text:span text:style-name="T29"> </text:span><text:span text:style-name="T38">modifieur</text:span></text:p>
      <text:p text:style-name="P3"><text:span text:style-name="T25"><text:s/>399 <text:s/></text:span><text:span text:style-name="T29"><text:s text:c="12"/></text:span><text:span text:style-name="T45">else</text:span><text:span text:style-name="T29">:</text:span></text:p>
      <text:p text:style-name="P3"><text:span text:style-name="T25"><text:s/>400 <text:s/></text:span><text:span text:style-name="T29"><text:s text:c="16"/></text:span><text:span text:style-name="T38">f</text:span><text:span text:style-name="T29"> </text:span><text:span text:style-name="T45">+=</text:span><text:span text:style-name="T29"> </text:span><text:span text:style-name="T38">modifieur</text:span></text:p>
      <text:p text:style-name="P5"><text:span text:style-name="T24"><text:s/>401 <text:s/></text:span><text:s text:c="4"/></text:p>
      <text:p text:style-name="P3"><text:span text:style-name="T25"><text:s/>402 <text:s/></text:span><text:span text:style-name="T29"><text:s text:c="4"/></text:span><text:span text:style-name="T61"># Reconstruction du gène</text:span></text:p>
      <text:p text:style-name="P3"><text:span text:style-name="T25"><text:s/>403 <text:s/></text:span><text:span text:style-name="T29"><text:s text:c="4"/></text:span><text:span text:style-name="T38">gene</text:span><text:span text:style-name="T29"> </text:span><text:span text:style-name="T45">=</text:span><text:span text:style-name="T29"> </text:span><text:span text:style-name="T38">athleteChromosome</text:span><text:span text:style-name="T45">.</text:span><text:span text:style-name="T38">genes</text:span><text:span text:style-name="T29">[</text:span><text:span text:style-name="T54">0</text:span><text:span text:style-name="T29">: </text:span><text:span text:style-name="T38">i</text:span><text:span text:style-name="T45">*</text:span><text:span text:style-name="T54">6</text:span><text:span text:style-name="T29">] </text:span><text:span text:style-name="T45">+</text:span><text:span text:style-name="T29">\</text:span></text:p>
      <text:p text:style-name="P3"><text:span text:style-name="T25"><text:s/>404 <text:s/></text:span><text:span text:style-name="T29"><text:s text:c="12"/></text:span><text:span text:style-name="T38">from_combo_to_string</text:span><text:span text:style-name="T29">([((</text:span><text:span text:style-name="T38">x</text:span><text:span text:style-name="T29">, </text:span><text:span text:style-name="T38">y</text:span><text:span text:style-name="T29">), </text:span><text:span text:style-name="T38">Figure</text:span><text:span text:style-name="T45">.</text:span><text:span text:style-name="T38">getFigureById</text:span><text:span text:style-name="T29">(</text:span><text:span text:style-name="T38">f</text:span><text:span text:style-name="T29">), </text:span><text:span text:style-name="T54">0</text:span><text:span text:style-name="T29">)])</text:span><text:span text:style-name="T45">+</text:span><text:span text:style-name="T29">\</text:span></text:p>
      <text:p text:style-name="P3"><text:span text:style-name="T25"><text:s/>405 <text:s/></text:span><text:span text:style-name="T29"><text:s text:c="12"/></text:span><text:span text:style-name="T38">athleteChromosome</text:span><text:span text:style-name="T45">.</text:span><text:span text:style-name="T38">genes</text:span><text:span text:style-name="T29">[(</text:span><text:span text:style-name="T38">i</text:span><text:span text:style-name="T45">+</text:span><text:span text:style-name="T54">1</text:span><text:span text:style-name="T29">)</text:span><text:span text:style-name="T45">*</text:span><text:span text:style-name="T54">6</text:span><text:span text:style-name="T29">:]</text:span></text:p>
      <text:p text:style-name="P5"><text:span text:style-name="T24"><text:s/>406 <text:s/></text:span><text:s text:c="4"/></text:p>
      <text:p text:style-name="P3"><text:span text:style-name="T25"><text:s/>407 <text:s/></text:span><text:span text:style-name="T29"><text:s text:c="4"/></text:span><text:span text:style-name="T61"># Modification en place de l'athlete</text:span></text:p>
      <text:p text:style-name="P3"><text:span text:style-name="T25"><text:s/>408 <text:s/></text:span><text:span text:style-name="T29"><text:s text:c="4"/></text:span><text:span text:style-name="T38">athleteChromosome</text:span><text:span text:style-name="T45">.</text:span><text:span text:style-name="T38">genes</text:span><text:span text:style-name="T29"> </text:span><text:span text:style-name="T45">=</text:span><text:span text:style-name="T29"> </text:span><text:span text:style-name="T38">gene</text:span></text:p>
      <text:p text:style-name="P3"><text:span text:style-name="T25"><text:s/>409 <text:s/></text:span><text:span text:style-name="T29"><text:s text:c="4"/></text:span><text:span text:style-name="T38">athleteChromosome</text:span><text:span text:style-name="T45">.</text:span><text:span text:style-name="T38">athlete</text:span><text:span text:style-name="T45">.</text:span><text:span text:style-name="T38">combos</text:span><text:span text:style-name="T29"> </text:span><text:span text:style-name="T45">=</text:span><text:span text:style-name="T29"> </text:span><text:span text:style-name="T38">from_string_to_combos</text:span><text:span text:style-name="T29">(</text:span><text:span text:style-name="T38">gene</text:span><text:span text:style-name="T29">)</text:span></text:p>
      <text:p text:style-name="P4"><text:s/>410 <text:s/></text:p>
      <text:p text:style-name="P3"><text:span text:style-name="T25"><text:s/>411 <text:s/></text:span><text:span text:style-name="T29"><text:s text:c="4"/></text:span><text:span text:style-name="T45">return</text:span><text:span text:style-name="T29"> </text:span><text:span text:style-name="T38">has_mutated</text:span></text:p>
      <text:p text:style-name="P4"><text:s/>412 <text:s/></text:p>
      <text:p text:style-name="P3"><text:span text:style-name="T25"><text:s/>413 <text:s/></text:span><text:span text:style-name="T45">def</text:span><text:span text:style-name="T29"> </text:span><text:span text:style-name="T68">mutation</text:span><text:span text:style-name="T29">(</text:span><text:span text:style-name="T38">population</text:span><text:span text:style-name="T29">:</text:span><text:span text:style-name="T45">list</text:span><text:span text:style-name="T29">, </text:span><text:span text:style-name="T38">l</text:span><text:span text:style-name="T29">: </text:span><text:span text:style-name="T45">int</text:span><text:span text:style-name="T29">) </text:span><text:span text:style-name="T45">-&gt;</text:span><text:span text:style-name="T29"> </text:span><text:span text:style-name="T45">list</text:span><text:span text:style-name="T29">:</text:span></text:p>
      <text:p text:style-name="P3"><text:span text:style-name="T25"><text:s/>414 <text:s/></text:span><text:span text:style-name="T29"><text:s text:c="4"/></text:span><text:span text:style-name="T76">"""</text:span></text:p>
      <text:p text:style-name="P2"><text:span text:style-name="T24"><text:s/>415 <text:s/></text:span><text:s text:c="4"/>Fait muter la `population`, en ajoutant 1 ou -1 à un gène aléatoire</text:p>
      <text:p text:style-name="P2"><text:span text:style-name="T24"><text:s/>416 <text:s/></text:span><text:s text:c="4"/>(position x, position y ou l'indentifiant de la figure) selon le dernier muté</text:p>
      <text:p text:style-name="P2"><text:span text:style-name="T24"><text:s/>417 <text:s/></text:span><text:s text:c="4"/>et du paramètre `l` (Mutation Clock operation) et la cohérence de </text:p>
      <text:p text:style-name="P2"><text:span text:style-name="T24"><text:s/>418 <text:s/></text:span><text:s text:c="4"/>ce changement avec le modèle réel</text:p>
      <text:p text:style-name="P4"><text:s/>419 <text:s/></text:p>
      <text:p text:style-name="P2"><text:span text:style-name="T24"><text:s/>420 <text:s/></text:span><text:s text:c="4"/>Params:</text:p>
      <text:p text:style-name="P2"><text:span text:style-name="T24"><text:s/>421 <text:s/></text:span><text:s text:c="8"/>population (AthleteChromosome list): liste d'athlètes</text:p>
      <text:p text:style-name="P2"><text:span text:style-name="T24"><text:s/>422 <text:s/></text:span><text:s text:c="8"/>l (int): nombre associé à une probabilité selon la 2nd étude sur les GAs</text:p>
      <text:p text:style-name="P4"><text:s/>423 <text:s/></text:p>
      <text:p text:style-name="P2"><text:span text:style-name="T24"><text:s/>424 <text:s/></text:span><text:s text:c="4"/>Returns:</text:p>
      <text:p text:style-name="P2"><text:span text:style-name="T24"><text:s/>425 <text:s/></text:span><text:s text:c="8"/>population (AthleteChromosome list): liste d'athlètes enfants</text:p>
      <text:p text:style-name="P2"><text:span text:style-name="T24"><text:s/>426 <text:s/></text:span><text:s text:c="17"/></text:p>
      <text:p text:style-name="P2"><text:span text:style-name="T24"><text:s/>427 <text:s/></text:span><text:s text:c="4"/>"""</text:p>
      <text:p text:style-name="P3"><text:span text:style-name="T25"><text:s/>428 <text:s/></text:span><text:span text:style-name="T29"><text:s text:c="4"/></text:span><text:span text:style-name="T45">global</text:span><text:span text:style-name="T29"> </text:span><text:span text:style-name="T38">k</text:span><text:span text:style-name="T29">, </text:span><text:span text:style-name="T38">i</text:span></text:p>
      <text:p text:style-name="P3"><text:span text:style-name="T25"><text:s/>429 <text:s/></text:span><text:span text:style-name="T29"><text:s text:c="4"/></text:span><text:span text:style-name="T38">has_mutated</text:span><text:span text:style-name="T29"> </text:span><text:span text:style-name="T45">=</text:span><text:span text:style-name="T29"> </text:span><text:span text:style-name="T38">mutation_individual</text:span><text:span text:style-name="T29">(</text:span><text:span text:style-name="T38">population</text:span><text:span text:style-name="T29">[</text:span><text:span text:style-name="T38">i</text:span><text:span text:style-name="T29">], </text:span><text:span text:style-name="T38">k</text:span><text:span text:style-name="T29">)</text:span></text:p>
      <text:p text:style-name="P4"><text:s/>430 <text:s/></text:p>
      <text:p text:style-name="P3"><text:span text:style-name="T25"><text:s/>431 <text:s/></text:span><text:span text:style-name="T29"><text:s text:c="4"/></text:span><text:span text:style-name="T45">if</text:span><text:span text:style-name="T29"> </text:span><text:span text:style-name="T45">not</text:span><text:span text:style-name="T29"> </text:span><text:span text:style-name="T38">has_mutated</text:span><text:span text:style-name="T29">:</text:span></text:p>
      <text:p text:style-name="P3"><text:span text:style-name="T25"><text:s/>432 <text:s/></text:span><text:span text:style-name="T29"><text:s text:c="8"/></text:span><text:span text:style-name="T38">i</text:span><text:span text:style-name="T29"> </text:span><text:span text:style-name="T45">=</text:span><text:span text:style-name="T29"> (</text:span><text:span text:style-name="T38">i</text:span><text:span text:style-name="T45">+</text:span><text:span text:style-name="T54">1</text:span><text:span text:style-name="T29">)</text:span><text:span text:style-name="T45">%len</text:span><text:span text:style-name="T29">(</text:span><text:span text:style-name="T38">population</text:span><text:span text:style-name="T29">)</text:span></text:p>
      <text:p text:style-name="P5"><text:span text:style-name="T24"><text:s/>433 <text:s/></text:span><text:s text:c="8"/></text:p>
      <text:p text:style-name="P3"><text:span text:style-name="T25"><text:s/>434 <text:s/></text:span><text:span text:style-name="T29"><text:s text:c="4"/></text:span><text:span text:style-name="T45">else</text:span><text:span text:style-name="T29">:</text:span></text:p>
      <text:p text:style-name="P3"><text:span text:style-name="T25"><text:s/>435 <text:s/></text:span><text:span text:style-name="T29"><text:s text:c="8"/></text:span><text:span text:style-name="T38">k</text:span><text:span text:style-name="T29"> </text:span><text:span text:style-name="T45">=</text:span><text:span text:style-name="T29"> </text:span><text:span text:style-name="T45">int</text:span><text:span text:style-name="T29">((</text:span><text:span text:style-name="T38">k</text:span><text:span text:style-name="T45">+</text:span><text:span text:style-name="T38">l</text:span><text:span text:style-name="T29">)</text:span><text:span text:style-name="T45">%</text:span><text:span text:style-name="T38">L</text:span><text:span text:style-name="T29">)</text:span></text:p>
      <text:p text:style-name="P3"><text:span text:style-name="T25"><text:s/>436 <text:s/></text:span><text:span text:style-name="T29"><text:s text:c="8"/></text:span><text:span text:style-name="T38">i</text:span><text:span text:style-name="T29"> </text:span><text:span text:style-name="T45">=</text:span><text:span text:style-name="T29"> (</text:span><text:span text:style-name="T38">i</text:span><text:span text:style-name="T29"> </text:span><text:span text:style-name="T45">+</text:span><text:span text:style-name="T29"> </text:span><text:span text:style-name="T38">ceil</text:span><text:span text:style-name="T29">((</text:span><text:span text:style-name="T38">k</text:span><text:span text:style-name="T45">+</text:span><text:span text:style-name="T38">l</text:span><text:span text:style-name="T29">)</text:span><text:span text:style-name="T45">/</text:span><text:span text:style-name="T38">L</text:span><text:span text:style-name="T29">))</text:span><text:span text:style-name="T45">%len</text:span><text:span text:style-name="T29">(</text:span><text:span text:style-name="T38">population</text:span><text:span text:style-name="T29">)</text:span></text:p>
      <text:p text:style-name="P4"><text:s/>437 <text:s/></text:p>
      <text:p text:style-name="P3"><text:span text:style-name="T25"><text:s/>438 <text:s/></text:span><text:span text:style-name="T29"><text:s text:c="4"/></text:span><text:span text:style-name="T45">return</text:span><text:span text:style-name="T29"> </text:span><text:span text:style-name="T38">population</text:span></text:p>
      <text:p text:style-name="P4"><text:s/>439 <text:s/></text:p>
      <text:p text:style-name="P3"><text:span text:style-name="T25"><text:s/>440 <text:s/></text:span><text:span text:style-name="T45">def</text:span><text:span text:style-name="T29"> </text:span><text:span text:style-name="T68">termination</text:span><text:span text:style-name="T29">(</text:span><text:span text:style-name="T38">population</text:span><text:span text:style-name="T29">:</text:span><text:span text:style-name="T45">list</text:span><text:span text:style-name="T29">, </text:span><text:span text:style-name="T38">infos</text:span><text:span text:style-name="T29">) </text:span><text:span text:style-name="T45">-&gt;</text:span><text:span text:style-name="T29"> </text:span><text:span text:style-name="T45">bool</text:span><text:span text:style-name="T29">:</text:span></text:p>
      <text:p text:style-name="P3"><text:span text:style-name="T25"><text:s/>441 <text:s/></text:span><text:span text:style-name="T29"><text:s text:c="4"/></text:span><text:span text:style-name="T76">"""</text:span></text:p>
      <text:p text:style-name="P2"><text:span text:style-name="T24"><text:s/>442 <text:s/></text:span><text:s text:c="4"/>Condition d'arrêt de l'algorithme génétique</text:p>
      <text:p text:style-name="P4"><text:s/>443 <text:s/></text:p>
      <text:p text:style-name="P2"><text:span text:style-name="T24"><text:s/>444 <text:s/></text:span><text:s text:c="4"/>Params:</text:p>
      <text:p text:style-name="P2"><text:span text:style-name="T24"><text:s/>445 <text:s/></text:span><text:s text:c="8"/>population (AthleteChromosome list): liste des athlètes</text:p>
      <text:p text:style-name="P4"><text:s/>446 <text:s/></text:p>
      <text:p text:style-name="P2"><text:span text:style-name="T24"><text:s/>447 <text:s/></text:span><text:s text:c="4"/>Returns:</text:p>
      <text:p text:style-name="P2"><text:span text:style-name="T24"><text:s/>448 <text:s/></text:span><text:s text:c="8"/>(bool): True si l'algorithme doit s'arrêter, False sinon</text:p>
      <text:p text:style-name="P2"><text:span text:style-name="T24"><text:s/>449 <text:s/></text:span><text:s text:c="4"/>"""</text:p>
      <text:p text:style-name="P3"><text:span text:style-name="T25"><text:s/>450 <text:s/></text:span><text:span text:style-name="T29"><text:s text:c="4"/></text:span><text:span text:style-name="T45">return</text:span><text:span text:style-name="T29"> </text:span><text:span text:style-name="T38">infos</text:span><text:span text:style-name="T29">[</text:span><text:span text:style-name="T76">"generationCount"</text:span><text:span text:style-name="T29">] </text:span><text:span text:style-name="T45">&gt;</text:span><text:span text:style-name="T29"> </text:span><text:span text:style-name="T38">infos</text:span><text:span text:style-name="T29">[</text:span><text:span text:style-name="T76">"terminaison_age"</text:span><text:span text:style-name="T29">] </text:span><text:span text:style-name="T45">or</text:span><text:span text:style-name="T29"> \</text:span></text:p>
      <text:p text:style-name="P3"><text:span text:style-name="T25"><text:s/>451 <text:s/></text:span><text:span text:style-name="T29"><text:s text:c="8"/></text:span><text:span text:style-name="T38">MAX_SCORE</text:span><text:span text:style-name="T29">(</text:span><text:span text:style-name="T38">population</text:span><text:span text:style-name="T29">[</text:span><text:span text:style-name="T54">0</text:span><text:span text:style-name="T29">]</text:span><text:span text:style-name="T45">.</text:span><text:span text:style-name="T38">athlete</text:span><text:span text:style-name="T45">.</text:span><text:span text:style-name="T38">xp</text:span><text:span text:style-name="T29">) </text:span><text:span text:style-name="T45">-</text:span><text:span text:style-name="T29"> </text:span><text:span text:style-name="T38">EPS</text:span><text:span text:style-name="T29"> </text:span><text:span text:style-name="T45">&lt;</text:span><text:span text:style-name="T29"> </text:span><text:span text:style-name="T38">infos</text:span><text:span text:style-name="T29">[</text:span><text:span text:style-name="T76">"maxPopulationFitness"</text:span><text:span text:style-name="T29">]</text:span></text:p>
      <text:p text:style-name="P4"><text:s/>452 <text:s/></text:p>
      <text:p text:style-name="P3"><text:span text:style-name="T25"><text:s/>453 <text:s/></text:span><text:span text:style-name="T45">def</text:span><text:span text:style-name="T29"> </text:span><text:span text:style-name="T68">getBestAthlete</text:span><text:span text:style-name="T29">(</text:span><text:span text:style-name="T38">population</text:span><text:span text:style-name="T29">):</text:span></text:p>
      <text:p text:style-name="P3"><text:span text:style-name="T25"><text:s/>454 <text:s/></text:span><text:span text:style-name="T29"><text:s text:c="4"/></text:span><text:span text:style-name="T76">"""</text:span></text:p>
      <text:p text:style-name="P2"><text:span text:style-name="T24"><text:s/>455 <text:s/></text:span><text:s text:c="4"/>Affiche le meilleur athlète de la population</text:p>
      <text:p text:style-name="P4"><text:s/>456 <text:s/></text:p>
      <text:p text:style-name="P2"><text:span text:style-name="T24"><text:s/>457 <text:s/></text:span><text:s text:c="4"/>Params:</text:p>
      <text:p text:style-name="P2"><text:span text:style-name="T24"><text:s/>458 <text:s/></text:span><text:s text:c="8"/>population (AthleteChromosome list): liste des athlètes</text:p>
      <text:p text:style-name="P2"><text:span text:style-name="T24"><text:s/>459 <text:s/></text:span><text:s text:c="4"/>"""</text:p>
      <text:p text:style-name="P3"><text:span text:style-name="T25"><text:s/>460 <text:s/></text:span><text:span text:style-name="T29"><text:s text:c="4"/></text:span><text:span text:style-name="T38">evalPop</text:span><text:span text:style-name="T29"> </text:span><text:span text:style-name="T45">=</text:span><text:span text:style-name="T29"> </text:span><text:span text:style-name="T38">evaluate</text:span><text:span text:style-name="T29">(</text:span><text:span text:style-name="T38">population</text:span><text:span text:style-name="T29">)</text:span></text:p>
      <text:p text:style-name="P3"><text:span text:style-name="T25"><text:s/>461 <text:s/></text:span><text:span text:style-name="T29"><text:s text:c="4"/></text:span><text:span text:style-name="T38">logging</text:span><text:span text:style-name="T45">.</text:span><text:span text:style-name="T38">info</text:span><text:span text:style-name="T29">(</text:span><text:span text:style-name="T38">evalPop</text:span><text:span text:style-name="T29">[</text:span><text:span text:style-name="T54">0</text:span><text:span text:style-name="T29">])</text:span></text:p>
      <text:p text:style-name="P4"><text:s/>462 <text:s/></text:p>
      <text:p text:style-name="P3"><text:span text:style-name="T25"><text:s/>463 <text:s/></text:span><text:span text:style-name="T45">def</text:span><text:span text:style-name="T29"> </text:span><text:span text:style-name="T68">from_combo_to_string</text:span><text:span text:style-name="T29">(</text:span><text:span text:style-name="T38">combos</text:span><text:span text:style-name="T29">) </text:span><text:span text:style-name="T45">-&gt;</text:span><text:span text:style-name="T29"> </text:span><text:span text:style-name="T45">str</text:span><text:span text:style-name="T29">:</text:span></text:p>
      <text:p text:style-name="P3"><text:span text:style-name="T25"><text:s/>464 <text:s/></text:span><text:span text:style-name="T29"><text:s text:c="4"/></text:span><text:span text:style-name="T76">"""</text:span></text:p>
      <text:p text:style-name="P2"><text:span text:style-name="T24"><text:s/>465 <text:s/></text:span><text:s text:c="4"/>Changement de représentation de la suite de combos en une chaîne de </text:p>
      <text:p text:style-name="P2"><text:span text:style-name="T24"><text:s/>466 <text:s/></text:span><text:s text:c="4"/>caractères pour la représentation des gènes d'un chromosome</text:p>
      <text:p text:style-name="P4"><text:s/>467 <text:s/></text:p>
      <text:p text:style-name="P2"><text:span text:style-name="T24"><text:s/>468 <text:s/></text:span><text:s text:c="4"/>Params:</text:p>
      <text:p text:style-name="P2"><text:span text:style-name="T24"><text:s/>469 <text:s/></text:span><text:s text:c="8"/>combos (tuple list): liste des combos sous la forme</text:p>
      <text:p text:style-name="P2"><text:span text:style-name="T24"><text:s/>470 <text:s/></text:span><text:s text:c="12"/>[((x, y), Figure, tickStarted)]</text:p>
      <text:p text:style-name="P4"><text:s/>471 <text:s/></text:p>
      <text:p text:style-name="P2"><text:span text:style-name="T24"><text:s/>472 <text:s/></text:span><text:s text:c="4"/>Returns:</text:p>
      <text:p text:style-name="P2"><text:span text:style-name="T24"><text:s/>473 <text:s/></text:span><text:s text:c="8"/>str: concaténation de chaque figure codée sur 6 caractères. Par exemple</text:p>
      <text:p text:style-name="P2"><text:span text:style-name="T24"><text:s/>474 <text:s/></text:span><text:s text:c="12"/>"xxyyii" pour la figure d'identifiant i en ligne y et colonne x</text:p>
      <text:p text:style-name="P2"><text:span text:style-name="T24"><text:s/>475 <text:s/></text:span><text:s text:c="12"/>Attention : on code chaque nombre sur 2 chiffres (d'où la longueur 6)</text:p>
      <text:p text:style-name="P2"><text:span text:style-name="T24"><text:s/>476 <text:s/></text:span><text:s text:c="4"/>"""</text:p>
      <text:p text:style-name="P3"><text:span text:style-name="T25"><text:s/>477 <text:s/></text:span><text:span text:style-name="T29"><text:s text:c="4"/></text:span><text:span text:style-name="T38">chaine</text:span><text:span text:style-name="T29"> </text:span><text:span text:style-name="T45">=</text:span><text:span text:style-name="T29"> []</text:span></text:p>
      <text:p text:style-name="P3"><text:span text:style-name="T25"><text:s/>478 <text:s/></text:span><text:span text:style-name="T29"><text:s text:c="4"/></text:span><text:span text:style-name="T45">for</text:span><text:span text:style-name="T29"> </text:span><text:span text:style-name="T38">combo</text:span><text:span text:style-name="T29"> </text:span><text:span text:style-name="T45">in</text:span><text:span text:style-name="T29"> </text:span><text:span text:style-name="T38">combos</text:span><text:span text:style-name="T29">:</text:span></text:p>
      <text:p text:style-name="P3"><text:span text:style-name="T25"><text:s/>479 <text:s/></text:span><text:span text:style-name="T29"><text:s text:c="8"/></text:span><text:span text:style-name="T38">x</text:span><text:span text:style-name="T29"> </text:span><text:span text:style-name="T45">=</text:span><text:span text:style-name="T29"> </text:span><text:span text:style-name="T38">combo</text:span><text:span text:style-name="T29">[</text:span><text:span text:style-name="T54">0</text:span><text:span text:style-name="T29">][</text:span><text:span text:style-name="T54">0</text:span><text:span text:style-name="T29">]</text:span></text:p>
      <text:p text:style-name="P3"><text:span text:style-name="T25"><text:s/>480 <text:s/></text:span><text:span text:style-name="T29"><text:s text:c="8"/></text:span><text:span text:style-name="T45">if</text:span><text:span text:style-name="T29"> </text:span><text:span text:style-name="T38">x</text:span><text:span text:style-name="T29"> </text:span><text:span text:style-name="T45">&lt;</text:span><text:span text:style-name="T29"> </text:span><text:span text:style-name="T54">10</text:span><text:span text:style-name="T29">: </text:span><text:span text:style-name="T38">chaine</text:span><text:span text:style-name="T45">.</text:span><text:span text:style-name="T38">append</text:span><text:span text:style-name="T29">(</text:span><text:span text:style-name="T76">"0"</text:span><text:span text:style-name="T29">)</text:span></text:p>
      <text:p text:style-name="P3"><text:span text:style-name="T25"><text:s/>481 <text:s/></text:span><text:span text:style-name="T29"><text:s text:c="8"/></text:span><text:span text:style-name="T38">chaine</text:span><text:span text:style-name="T45">.</text:span><text:span text:style-name="T38">append</text:span><text:span text:style-name="T29">(</text:span><text:span text:style-name="T45">str</text:span><text:span text:style-name="T29">(</text:span><text:span text:style-name="T38">x</text:span><text:span text:style-name="T29">))</text:span></text:p>
      <text:p text:style-name="P3"><text:span text:style-name="T25"><text:s/>482 <text:s/></text:span><text:span text:style-name="T29"><text:s text:c="8"/></text:span><text:span text:style-name="T38">y</text:span><text:span text:style-name="T29"> </text:span><text:span text:style-name="T45">=</text:span><text:span text:style-name="T29"> </text:span><text:span text:style-name="T38">combo</text:span><text:span text:style-name="T29">[</text:span><text:span text:style-name="T54">0</text:span><text:span text:style-name="T29">][</text:span><text:span text:style-name="T54">1</text:span><text:span text:style-name="T29">]</text:span></text:p>
      <text:p text:style-name="P3"><text:span text:style-name="T25"><text:s/>483 <text:s/></text:span><text:span text:style-name="T29"><text:s text:c="8"/></text:span><text:span text:style-name="T45">if</text:span><text:span text:style-name="T29"> </text:span><text:span text:style-name="T38">y</text:span><text:span text:style-name="T29"> </text:span><text:span text:style-name="T45">&lt;</text:span><text:span text:style-name="T29"> </text:span><text:span text:style-name="T54">10</text:span><text:span text:style-name="T29">: </text:span><text:span text:style-name="T38">chaine</text:span><text:span text:style-name="T45">.</text:span><text:span text:style-name="T38">append</text:span><text:span text:style-name="T29">(</text:span><text:span text:style-name="T76">"0"</text:span><text:span text:style-name="T29">)</text:span></text:p>
      <text:p text:style-name="P3"><text:span text:style-name="T25"><text:s/>484 <text:s/></text:span><text:span text:style-name="T29"><text:s text:c="8"/></text:span><text:span text:style-name="T38">chaine</text:span><text:span text:style-name="T45">.</text:span><text:span text:style-name="T38">append</text:span><text:span text:style-name="T29">(</text:span><text:span text:style-name="T45">str</text:span><text:span text:style-name="T29">(</text:span><text:span text:style-name="T38">y</text:span><text:span text:style-name="T29">))</text:span></text:p>
      <text:p text:style-name="P3"><text:span text:style-name="T25"><text:s/>485 <text:s/></text:span><text:span text:style-name="T29"><text:s text:c="8"/></text:span><text:span text:style-name="T38">i</text:span><text:span text:style-name="T29"> </text:span><text:span text:style-name="T45">=</text:span><text:span text:style-name="T29"> </text:span><text:span text:style-name="T38">combo</text:span><text:span text:style-name="T29">[</text:span><text:span text:style-name="T54">1</text:span><text:span text:style-name="T29">]</text:span><text:span text:style-name="T45">.</text:span><text:span text:style-name="T38">id</text:span></text:p>
      <text:p text:style-name="P3"><text:span text:style-name="T25"><text:s/>486 <text:s/></text:span><text:span text:style-name="T29"><text:s text:c="8"/></text:span><text:span text:style-name="T45">if</text:span><text:span text:style-name="T29"> </text:span><text:span text:style-name="T38">i</text:span><text:span text:style-name="T29"> </text:span><text:span text:style-name="T45">&lt;</text:span><text:span text:style-name="T29"> </text:span><text:span text:style-name="T54">10</text:span><text:span text:style-name="T29">: </text:span><text:span text:style-name="T38">chaine</text:span><text:span text:style-name="T45">.</text:span><text:span text:style-name="T38">append</text:span><text:span text:style-name="T29">(</text:span><text:span text:style-name="T76">"0"</text:span><text:span text:style-name="T29">)</text:span></text:p>
      <text:p text:style-name="P3"><text:span text:style-name="T25"><text:s/>487 <text:s/></text:span><text:span text:style-name="T29"><text:s text:c="8"/></text:span><text:span text:style-name="T38">chaine</text:span><text:span text:style-name="T45">.</text:span><text:span text:style-name="T38">append</text:span><text:span text:style-name="T29">(</text:span><text:span text:style-name="T45">str</text:span><text:span text:style-name="T29">(</text:span><text:span text:style-name="T38">i</text:span><text:span text:style-name="T29">))</text:span></text:p>
      <text:p text:style-name="P5"><text:span text:style-name="T24"><text:s/>488 <text:s/></text:span><text:s text:c="4"/></text:p>
      <text:p text:style-name="P3"><text:span text:style-name="T25"><text:s/>489 <text:s/></text:span><text:span text:style-name="T29"><text:s text:c="4"/></text:span><text:span text:style-name="T45">return</text:span><text:span text:style-name="T29"> </text:span><text:span text:style-name="T76">""</text:span><text:span text:style-name="T45">.</text:span><text:span text:style-name="T38">join</text:span><text:span text:style-name="T29">(</text:span><text:span text:style-name="T38">chaine</text:span><text:span text:style-name="T29">)</text:span></text:p>
      <text:p text:style-name="P4"><text:s/>490 <text:s/></text:p>
      <text:p text:style-name="P3"><text:span text:style-name="T25"><text:s/>491 <text:s/></text:span><text:span text:style-name="T45">def</text:span><text:span text:style-name="T29"> </text:span><text:span text:style-name="T68">from_string_to_combos</text:span><text:span text:style-name="T29">(</text:span><text:span text:style-name="T38">genes</text:span><text:span text:style-name="T29">: </text:span><text:span text:style-name="T45">str</text:span><text:span text:style-name="T29">) </text:span><text:span text:style-name="T45">-&gt;</text:span><text:span text:style-name="T29"> </text:span><text:span text:style-name="T45">list</text:span><text:span text:style-name="T29">:</text:span></text:p>
      <text:p text:style-name="P3"><text:span text:style-name="T25"><text:s/>492 <text:s/></text:span><text:span text:style-name="T29"><text:s text:c="4"/></text:span><text:span text:style-name="T76">"""</text:span></text:p>
      <text:p text:style-name="P2"><text:span text:style-name="T24"><text:s/>493 <text:s/></text:span><text:s text:c="4"/>Fonction réciproque de `from_combo_to_string` sans les ticks</text:p>
      <text:p text:style-name="P2"><text:span text:style-name="T24"><text:s/>494 <text:s/></text:span><text:s text:c="4"/>"""</text:p>
      <text:p text:style-name="P3"><text:span text:style-name="T25"><text:s/>495 <text:s/></text:span><text:span text:style-name="T29"><text:s text:c="4"/></text:span><text:span text:style-name="T38">combos</text:span><text:span text:style-name="T29"> </text:span><text:span text:style-name="T45">=</text:span><text:span text:style-name="T29"> []</text:span></text:p>
      <text:p text:style-name="P3"><text:span text:style-name="T25"><text:s/>496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genes</text:span><text:span text:style-name="T29">)</text:span><text:span text:style-name="T45">//</text:span><text:span text:style-name="T54">6</text:span><text:span text:style-name="T29">):</text:span></text:p>
      <text:p text:style-name="P3"><text:span text:style-name="T25"><text:s/>497 <text:s/></text:span><text:span text:style-name="T29"><text:s text:c="8"/></text:span><text:span text:style-name="T38">combos</text:span><text:span text:style-name="T45">.</text:span><text:span text:style-name="T38">append</text:span><text:span text:style-name="T29">(</text:span></text:p>
      <text:p text:style-name="P3"><text:span text:style-name="T25"><text:s/>498 <text:s/></text:span><text:span text:style-name="T29"><text:s text:c="12"/>(</text:span></text:p>
      <text:p text:style-name="P3"><text:span text:style-name="T25"><text:s/>499 <text:s/></text:span><text:span text:style-name="T29"><text:s text:c="16"/>(</text:span><text:span text:style-name="T45">int</text:span><text:span text:style-name="T29">(</text:span><text:span text:style-name="T38">genes</text:span><text:span text:style-name="T29">[</text:span><text:span text:style-name="T54">6</text:span><text:span text:style-name="T45">*</text:span><text:span text:style-name="T38">i</text:span><text:span text:style-name="T29">: </text:span><text:span text:style-name="T54">6</text:span><text:span text:style-name="T45">*</text:span><text:span text:style-name="T38">i</text:span><text:span text:style-name="T45">+</text:span><text:span text:style-name="T54">2</text:span><text:span text:style-name="T29">]), </text:span><text:span text:style-name="T45">int</text:span><text:span text:style-name="T29">(</text:span><text:span text:style-name="T38">genes</text:span><text:span text:style-name="T29">[</text:span><text:span text:style-name="T54">6</text:span><text:span text:style-name="T45">*</text:span><text:span text:style-name="T38">i</text:span><text:span text:style-name="T45">+</text:span><text:span text:style-name="T54">2</text:span><text:span text:style-name="T29">: </text:span><text:span text:style-name="T54">6</text:span><text:span text:style-name="T45">*</text:span><text:span text:style-name="T38">i</text:span><text:span text:style-name="T45">+</text:span><text:span text:style-name="T54">4</text:span><text:span text:style-name="T29">])),</text:span></text:p>
      <text:p text:style-name="P3"><text:span text:style-name="T25"><text:s/>500 <text:s/></text:span><text:span text:style-name="T29"><text:s text:c="16"/></text:span><text:span text:style-name="T38">Figure</text:span><text:span text:style-name="T45">.</text:span><text:span text:style-name="T38">figures</text:span><text:span text:style-name="T29">[</text:span><text:span text:style-name="T45">int</text:span><text:span text:style-name="T29">(</text:span><text:span text:style-name="T38">genes</text:span><text:span text:style-name="T29">[</text:span><text:span text:style-name="T54">6</text:span><text:span text:style-name="T45">*</text:span><text:span text:style-name="T38">i</text:span><text:span text:style-name="T45">+</text:span><text:span text:style-name="T54">4</text:span><text:span text:style-name="T29">: </text:span><text:span text:style-name="T54">6</text:span><text:span text:style-name="T45">*</text:span><text:span text:style-name="T38">i</text:span><text:span text:style-name="T45">+</text:span><text:span text:style-name="T54">6</text:span><text:span text:style-name="T29">])],</text:span></text:p>
      <text:p text:style-name="P3"><text:span text:style-name="T25"><text:s/>501 <text:s/></text:span><text:span text:style-name="T29"><text:s text:c="16"/></text:span><text:span text:style-name="T45">-</text:span><text:span text:style-name="T54">1</text:span></text:p>
      <text:p text:style-name="P3"><text:span text:style-name="T25"><text:s/>502 <text:s/></text:span><text:span text:style-name="T29"><text:s text:c="12"/>)</text:span></text:p>
      <text:p text:style-name="P3"><text:span text:style-name="T25"><text:s/>503 <text:s/></text:span><text:span text:style-name="T29"><text:s text:c="8"/>)</text:span></text:p>
      <text:p text:style-name="P4"><text:s/>504 <text:s/></text:p>
      <text:p text:style-name="P3"><text:span text:style-name="T25"><text:s/>505 <text:s/></text:span><text:span text:style-name="T29"><text:s text:c="4"/></text:span><text:span text:style-name="T45">return</text:span><text:span text:style-name="T29"> </text:span><text:span text:style-name="T38">combos</text:span></text:p>
      <text:p text:style-name="P4"><text:s/>506 <text:s/></text:p>
      <text:p text:style-name="P3"><text:span text:style-name="T25"><text:s/>507 <text:s/></text:span><text:span text:style-name="T45">def</text:span><text:span text:style-name="T29"> </text:span><text:span text:style-name="T68">is_success</text:span><text:span text:style-name="T29">(</text:span><text:span text:style-name="T38">population</text:span><text:span text:style-name="T29">):</text:span></text:p>
      <text:p text:style-name="P3"><text:span text:style-name="T25"><text:s/>508 <text:s/></text:span><text:span text:style-name="T29"><text:s text:c="4"/></text:span><text:span text:style-name="T76">"""</text:span></text:p>
      <text:p text:style-name="P2"><text:span text:style-name="T24"><text:s/>509 <text:s/></text:span><text:s text:c="8"/>Vrai si le meilleur score obtenu est dans l'epsilon interval</text:p>
      <text:p text:style-name="P2"><text:span text:style-name="T24"><text:s/>510 <text:s/></text:span><text:s text:c="8"/>défini par la constante EPS et le meilleur score théorique </text:p>
      <text:p text:style-name="P2"><text:span text:style-name="T24"><text:s/>511 <text:s/></text:span><text:s text:c="8"/>pour un niveau d'expérience donné. Faux sinon</text:p>
      <text:p text:style-name="P2"><text:span text:style-name="T24"><text:s/>512 <text:s/></text:span><text:s text:c="4"/>"""</text:p>
      <text:p text:style-name="P3"><text:span text:style-name="T25"><text:s/>513 <text:s/></text:span><text:span text:style-name="T29"><text:s text:c="4"/></text:span><text:span text:style-name="T45">return</text:span><text:span text:style-name="T29"> </text:span><text:span text:style-name="T38">evaluate</text:span><text:span text:style-name="T29">(</text:span><text:span text:style-name="T38">population</text:span><text:span text:style-name="T29">)[</text:span><text:span text:style-name="T54">0</text:span><text:span text:style-name="T29">]</text:span><text:span text:style-name="T45">.</text:span><text:span text:style-name="T38">fitness</text:span><text:span text:style-name="T29"> </text:span><text:span text:style-name="T45">&gt;</text:span><text:span text:style-name="T29">\</text:span></text:p>
      <text:p text:style-name="P3"><text:span text:style-name="T25"><text:s/>514 <text:s/></text:span><text:span text:style-name="T29"><text:s text:c="8"/></text:span><text:span text:style-name="T38">MAX_SCORE</text:span><text:span text:style-name="T29">(</text:span><text:span text:style-name="T38">population</text:span><text:span text:style-name="T29">[</text:span><text:span text:style-name="T54">0</text:span><text:span text:style-name="T29">]</text:span><text:span text:style-name="T45">.</text:span><text:span text:style-name="T38">athlete</text:span><text:span text:style-name="T45">.</text:span><text:span text:style-name="T38">xp</text:span><text:span text:style-name="T29">) </text:span><text:span text:style-name="T45">-</text:span><text:span text:style-name="T29"> </text:span><text:span text:style-name="T38">EPS</text:span></text:p>
      <text:p text:style-name="P4"><text:s/>515 <text:s/></text:p>
      <text:p text:style-name="P3"><text:span text:style-name="T25"><text:s/>516 <text:s/></text:span><text:span text:style-name="T45">def</text:span><text:span text:style-name="T29"> </text:span><text:span text:style-name="T68">save</text:span><text:span text:style-name="T29">(</text:span><text:span text:style-name="T45">self</text:span><text:span text:style-name="T29">, </text:span><text:span text:style-name="T38">probs</text:span><text:span text:style-name="T29">, </text:span><text:span text:style-name="T38">population_number</text:span><text:span text:style-name="T29">, </text:span><text:span text:style-name="T38">infos</text:span><text:span text:style-name="T29">):</text:span></text:p>
      <text:p text:style-name="P3"><text:span text:style-name="T25"><text:s/>517 <text:s/></text:span><text:span text:style-name="T29"><text:s text:c="4"/></text:span><text:span text:style-name="T76">"""</text:span></text:p>
      <text:p text:style-name="P2"><text:span text:style-name="T24"><text:s/>518 <text:s/></text:span><text:s text:c="4"/>Sauvegarde en Json les données de la population à chaque itération</text:p>
      <text:p text:style-name="P2"><text:span text:style-name="T24"><text:s/>519 <text:s/></text:span><text:s text:c="4"/>en plus des informations sur l'athlète original</text:p>
      <text:p text:style-name="P2"><text:span text:style-name="T24"><text:s/>520 <text:s/></text:span><text:s text:c="4"/>"""</text:p>
      <text:p text:style-name="P3"><text:span text:style-name="T25"><text:s/>521 <text:s/></text:span><text:span text:style-name="T29"><text:s text:c="4"/></text:span><text:span text:style-name="T61"># Formatage des données</text:span></text:p>
      <text:p text:style-name="P3"><text:span text:style-name="T25"><text:s/>522 <text:s/></text:span><text:span text:style-name="T29"><text:s text:c="4"/></text:span><text:span text:style-name="T38">dataSerialized</text:span><text:span text:style-name="T29"> </text:span><text:span text:style-name="T45">=</text:span><text:span text:style-name="T29"> []</text:span></text:p>
      <text:p text:style-name="P3"><text:span text:style-name="T25"><text:s/>523 <text:s/></text:span><text:span text:style-name="T29"><text:s text:c="4"/></text:span><text:span text:style-name="T38">CROSSOVER_PROB</text:span><text:span text:style-name="T29">, </text:span><text:span text:style-name="T38">MUTATION_PROB</text:span><text:span text:style-name="T29"> </text:span><text:span text:style-name="T45">=</text:span><text:span text:style-name="T29"> </text:span><text:span text:style-name="T38">probs</text:span></text:p>
      <text:p text:style-name="P3"><text:span text:style-name="T25"><text:s/>524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45">self.</text:span><text:span text:style-name="T38">populationOverTime</text:span><text:span text:style-name="T29">)):</text:span></text:p>
      <text:p text:style-name="P3"><text:span text:style-name="T25"><text:s/>525 <text:s/></text:span><text:span text:style-name="T29"><text:s text:c="8"/>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min</text:span><text:span text:style-name="T29">(</text:span><text:span text:style-name="T38">NUMBER_OF_CHROMOSOME_TO_KEEP</text:span><text:span text:style-name="T29">, </text:span><text:span text:style-name="T38">population_number</text:span><text:span text:style-name="T45">-</text:span><text:span text:style-name="T54">1</text:span><text:span text:style-name="T29">)):</text:span></text:p>
      <text:p text:style-name="P5"><text:span text:style-name="T24"><text:s/>526 <text:s/></text:span><text:s text:c="6"/></text:p>
      <text:p text:style-name="P3"><text:span text:style-name="T25"><text:s/>527 <text:s/></text:span><text:span text:style-name="T29"><text:s text:c="12"/></text:span><text:span text:style-name="T38">dataSerialized</text:span><text:span text:style-name="T45">.</text:span><text:span text:style-name="T38">append</text:span><text:span text:style-name="T29">({</text:span></text:p>
      <text:p text:style-name="P3"><text:span text:style-name="T25"><text:s/>528 <text:s/></text:span><text:span text:style-name="T29"><text:s text:c="16"/></text:span><text:span text:style-name="T76">"g"</text:span><text:span text:style-name="T29">: </text:span><text:span text:style-name="T45">self.</text:span><text:span text:style-name="T38">populationOverTime</text:span><text:span text:style-name="T29">[</text:span><text:span text:style-name="T38">i</text:span><text:span text:style-name="T29">][</text:span><text:span text:style-name="T38">j</text:span><text:span text:style-name="T29">]</text:span><text:span text:style-name="T45">.</text:span><text:span text:style-name="T38">genes</text:span><text:span text:style-name="T29">,</text:span></text:p>
      <text:p text:style-name="P3"><text:span text:style-name="T25"><text:s/>529 <text:s/></text:span><text:span text:style-name="T29"><text:s text:c="16"/></text:span><text:span text:style-name="T76">"f"</text:span><text:span text:style-name="T29">: </text:span><text:span text:style-name="T45">self.</text:span><text:span text:style-name="T38">populationOverTime</text:span><text:span text:style-name="T29">[</text:span><text:span text:style-name="T38">i</text:span><text:span text:style-name="T29">][</text:span><text:span text:style-name="T38">j</text:span><text:span text:style-name="T29">]</text:span><text:span text:style-name="T45">.</text:span><text:span text:style-name="T38">fitness</text:span><text:span text:style-name="T29">,</text:span></text:p>
      <text:p text:style-name="P3"><text:span text:style-name="T25"><text:s/>530 <text:s/></text:span><text:span text:style-name="T29"><text:s text:c="16"/></text:span><text:span text:style-name="T76">"a"</text:span><text:span text:style-name="T29">: </text:span><text:span text:style-name="T45">self.</text:span><text:span text:style-name="T38">populationOverTime</text:span><text:span text:style-name="T29">[</text:span><text:span text:style-name="T38">i</text:span><text:span text:style-name="T29">][</text:span><text:span text:style-name="T38">j</text:span><text:span text:style-name="T29">]</text:span><text:span text:style-name="T45">.</text:span><text:span text:style-name="T38">age</text:span><text:span text:style-name="T29">,</text:span></text:p>
      <text:p text:style-name="P3"><text:soft-page-break/><text:span text:style-name="T25"><text:s/>531 <text:s/></text:span><text:span text:style-name="T29"><text:s text:c="16"/></text:span><text:span text:style-name="T76">"s"</text:span><text:span text:style-name="T29">: </text:span><text:span text:style-name="T45">self.</text:span><text:span text:style-name="T38">populationOverTime</text:span><text:span text:style-name="T29">[</text:span><text:span text:style-name="T38">i</text:span><text:span text:style-name="T29">][</text:span><text:span text:style-name="T38">j</text:span><text:span text:style-name="T29">]</text:span><text:span text:style-name="T45">.</text:span><text:span text:style-name="T38">size</text:span></text:p>
      <text:p text:style-name="P3"><text:span text:style-name="T25"><text:s/>532 <text:s/></text:span><text:span text:style-name="T29"><text:s text:c="12"/>})</text:span></text:p>
      <text:p text:style-name="P5"><text:span text:style-name="T24"><text:s/>533 <text:s/></text:span><text:s text:c="8"/></text:p>
      <text:p text:style-name="P3"><text:span text:style-name="T25"><text:s/>534 <text:s/></text:span><text:span text:style-name="T29"><text:s text:c="4"/></text:span><text:span text:style-name="T38">athleteSerialized</text:span><text:span text:style-name="T29"> </text:span><text:span text:style-name="T45">=</text:span><text:span text:style-name="T29"> {</text:span></text:p>
      <text:p text:style-name="P3"><text:span text:style-name="T25"><text:s/>535 <text:s/></text:span><text:span text:style-name="T29"><text:s text:c="8"/></text:span><text:span text:style-name="T76">"xp"</text:span><text:span text:style-name="T29">: </text:span><text:span text:style-name="T45">self.</text:span><text:span text:style-name="T38">population</text:span><text:span text:style-name="T29">[</text:span><text:span text:style-name="T54">0</text:span><text:span text:style-name="T29">]</text:span><text:span text:style-name="T45">.</text:span><text:span text:style-name="T38">athlete</text:span><text:span text:style-name="T45">.</text:span><text:span text:style-name="T38">xp</text:span><text:span text:style-name="T29">,</text:span></text:p>
      <text:p text:style-name="P3"><text:span text:style-name="T25"><text:s/>536 <text:s/></text:span><text:span text:style-name="T29"><text:s text:c="8"/></text:span><text:span text:style-name="T76">"InitialPosition"</text:span><text:span text:style-name="T29">: </text:span><text:span text:style-name="T38">INITIAL_POSITION</text:span><text:span text:style-name="T29">, <text:s/></text:span></text:p>
      <text:p text:style-name="P3"><text:span text:style-name="T25"><text:s/>537 <text:s/></text:span><text:span text:style-name="T29"><text:s text:c="4"/>}</text:span></text:p>
      <text:p text:style-name="P4"><text:s/>538 <text:s/></text:p>
      <text:p text:style-name="P3"><text:span text:style-name="T25"><text:s/>539 <text:s/></text:span><text:span text:style-name="T29"><text:s text:c="4"/></text:span><text:span text:style-name="T38">metaInfoSerialized</text:span><text:span text:style-name="T29"> </text:span><text:span text:style-name="T45">=</text:span><text:span text:style-name="T29"> {</text:span></text:p>
      <text:p text:style-name="P3"><text:span text:style-name="T25"><text:s/>540 <text:s/></text:span><text:span text:style-name="T29"><text:s text:c="8"/></text:span><text:span text:style-name="T76">"is_success"</text:span><text:span text:style-name="T29"> : </text:span><text:span text:style-name="T38">is_success</text:span><text:span text:style-name="T29">(</text:span><text:span text:style-name="T45">self.</text:span><text:span text:style-name="T38">populationOverTime</text:span><text:span text:style-name="T29">[</text:span><text:span text:style-name="T45">-</text:span><text:span text:style-name="T54">1</text:span><text:span text:style-name="T29">]),</text:span></text:p>
      <text:p text:style-name="P3"><text:span text:style-name="T25"><text:s/>541 <text:s/></text:span><text:span text:style-name="T29"><text:s text:c="8"/></text:span><text:span text:style-name="T76">"crossover_prob"</text:span><text:span text:style-name="T29">: </text:span><text:span text:style-name="T38">CROSSOVER_PROB</text:span><text:span text:style-name="T29">,</text:span></text:p>
      <text:p text:style-name="P3"><text:span text:style-name="T25"><text:s/>542 <text:s/></text:span><text:span text:style-name="T29"><text:s text:c="8"/></text:span><text:span text:style-name="T76">"mutation_prob"</text:span><text:span text:style-name="T29">: </text:span><text:span text:style-name="T38">MUTATION_PROB</text:span><text:span text:style-name="T29">,</text:span></text:p>
      <text:p text:style-name="P3"><text:span text:style-name="T25"><text:s/>543 <text:s/></text:span><text:span text:style-name="T29"><text:s text:c="8"/></text:span><text:span text:style-name="T76">"population_size"</text:span><text:span text:style-name="T29">: </text:span><text:span text:style-name="T38">population_number</text:span><text:span text:style-name="T29">,</text:span></text:p>
      <text:p text:style-name="P3"><text:span text:style-name="T25"><text:s/>544 <text:s/></text:span><text:span text:style-name="T29"><text:s text:c="8"/></text:span><text:span text:style-name="T76">"terminaison_age"</text:span><text:span text:style-name="T29">: </text:span><text:span text:style-name="T38">infos</text:span><text:span text:style-name="T29">[</text:span><text:span text:style-name="T76">"terminaison_age"</text:span><text:span text:style-name="T29">]</text:span></text:p>
      <text:p text:style-name="P3"><text:span text:style-name="T25"><text:s/>545 <text:s/></text:span><text:span text:style-name="T29"><text:s text:c="4"/>}</text:span></text:p>
      <text:p text:style-name="P5"><text:span text:style-name="T24"><text:s/>546 <text:s/></text:span><text:s text:c="8"/></text:p>
      <text:p text:style-name="P3"><text:span text:style-name="T25"><text:s/>547 <text:s/></text:span><text:span text:style-name="T29"><text:s text:c="4"/></text:span><text:span text:style-name="T38">fieldCases</text:span><text:span text:style-name="T29"> </text:span><text:span text:style-name="T45">=</text:span><text:span text:style-name="T29"> []</text:span></text:p>
      <text:p text:style-name="P3"><text:span text:style-name="T25"><text:s/>548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45">self.</text:span><text:span text:style-name="T38">population</text:span><text:span text:style-name="T29">[</text:span><text:span text:style-name="T54">0</text:span><text:span text:style-name="T29">]</text:span><text:span text:style-name="T45">.</text:span><text:span text:style-name="T38">athlete</text:span><text:span text:style-name="T45">.</text:span><text:span text:style-name="T38">field</text:span><text:span text:style-name="T45">.</text:span><text:span text:style-name="T38">grille</text:span><text:span text:style-name="T29">)):</text:span></text:p>
      <text:p text:style-name="P3"><text:span text:style-name="T25"><text:s/>549 <text:s/></text:span><text:span text:style-name="T29"><text:s text:c="8"/></text:span><text:span text:style-name="T38">ligne</text:span><text:span text:style-name="T29"> </text:span><text:span text:style-name="T45">=</text:span><text:span text:style-name="T29"> []</text:span></text:p>
      <text:p text:style-name="P3"><text:span text:style-name="T25"><text:s/>550 <text:s/></text:span><text:span text:style-name="T29"><text:s text:c="8"/>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45">self.</text:span><text:span text:style-name="T38">population</text:span><text:span text:style-name="T29">[</text:span><text:span text:style-name="T54">0</text:span><text:span text:style-name="T29">]</text:span><text:span text:style-name="T45">.</text:span><text:span text:style-name="T38">athlete</text:span><text:span text:style-name="T45">.</text:span><text:span text:style-name="T38">field</text:span><text:span text:style-name="T45">.</text:span><text:span text:style-name="T38">grille</text:span><text:span text:style-name="T29">[</text:span><text:span text:style-name="T38">i</text:span><text:span text:style-name="T29">])):</text:span></text:p>
      <text:p text:style-name="P3"><text:span text:style-name="T25"><text:s/>551 <text:s/></text:span><text:span text:style-name="T29"><text:s text:c="12"/></text:span><text:span text:style-name="T38">caseId</text:span><text:span text:style-name="T29"> </text:span><text:span text:style-name="T45">=</text:span><text:span text:style-name="T29"> </text:span><text:span text:style-name="T45">self.</text:span><text:span text:style-name="T38">population</text:span><text:span text:style-name="T29">[</text:span><text:span text:style-name="T54">0</text:span><text:span text:style-name="T29">]</text:span><text:span text:style-name="T45">.</text:span><text:span text:style-name="T38">athlete</text:span><text:span text:style-name="T45">.</text:span><text:span text:style-name="T38">field</text:span><text:span text:style-name="T45">.</text:span><text:span text:style-name="T38">grille</text:span><text:span text:style-name="T29">[</text:span><text:span text:style-name="T38">i</text:span><text:span text:style-name="T29">][</text:span><text:span text:style-name="T38">j</text:span><text:span text:style-name="T29">]</text:span><text:span text:style-name="T45">.</text:span><text:span text:style-name="T38">id</text:span></text:p>
      <text:p text:style-name="P3"><text:span text:style-name="T25"><text:s/>552 <text:s/></text:span><text:span text:style-name="T29"><text:s text:c="12"/></text:span><text:span text:style-name="T38">ligne</text:span><text:span text:style-name="T45">.</text:span><text:span text:style-name="T38">append</text:span><text:span text:style-name="T29">(</text:span><text:span text:style-name="T38">caseId</text:span><text:span text:style-name="T29">)</text:span></text:p>
      <text:p text:style-name="P4"><text:s/>553 <text:s/></text:p>
      <text:p text:style-name="P3"><text:span text:style-name="T25"><text:s/>554 <text:s/></text:span><text:span text:style-name="T29"><text:s text:c="8"/></text:span><text:span text:style-name="T38">fieldCases</text:span><text:span text:style-name="T45">.</text:span><text:span text:style-name="T38">append</text:span><text:span text:style-name="T29">(</text:span><text:span text:style-name="T38">ligne</text:span><text:span text:style-name="T29">)</text:span></text:p>
      <text:p text:style-name="P4"><text:s/>555 <text:s/></text:p>
      <text:p text:style-name="P3"><text:span text:style-name="T25"><text:s/>556 <text:s/></text:span><text:span text:style-name="T29"><text:s text:c="4"/></text:span><text:span text:style-name="T38">fieldSerialized</text:span><text:span text:style-name="T29"> </text:span><text:span text:style-name="T45">=</text:span><text:span text:style-name="T29"> {</text:span></text:p>
      <text:p text:style-name="P3"><text:span text:style-name="T25"><text:s/>557 <text:s/></text:span><text:span text:style-name="T29"><text:s text:c="8"/></text:span><text:span text:style-name="T76">"cases"</text:span><text:span text:style-name="T29">: </text:span><text:span text:style-name="T38">fieldCases</text:span><text:span text:style-name="T29">,</text:span></text:p>
      <text:p text:style-name="P3"><text:span text:style-name="T25"><text:s/>558 <text:s/></text:span><text:span text:style-name="T29"><text:s text:c="8"/></text:span><text:span text:style-name="T76">"width"</text:span><text:span text:style-name="T29">: </text:span><text:span text:style-name="T45">len</text:span><text:span text:style-name="T29">(</text:span><text:span text:style-name="T45">self.</text:span><text:span text:style-name="T38">population</text:span><text:span text:style-name="T29">[</text:span><text:span text:style-name="T54">0</text:span><text:span text:style-name="T29">]</text:span><text:span text:style-name="T45">.</text:span><text:span text:style-name="T38">athlete</text:span><text:span text:style-name="T45">.</text:span><text:span text:style-name="T38">field</text:span><text:span text:style-name="T45">.</text:span><text:span text:style-name="T38">grille</text:span><text:span text:style-name="T29">),</text:span></text:p>
      <text:p text:style-name="P3"><text:span text:style-name="T25"><text:s/>559 <text:s/></text:span><text:span text:style-name="T29"><text:s text:c="8"/></text:span><text:span text:style-name="T76">"height"</text:span><text:span text:style-name="T29">: </text:span><text:span text:style-name="T45">len</text:span><text:span text:style-name="T29">(</text:span><text:span text:style-name="T45">self.</text:span><text:span text:style-name="T38">population</text:span><text:span text:style-name="T29">[</text:span><text:span text:style-name="T54">0</text:span><text:span text:style-name="T29">]</text:span><text:span text:style-name="T45">.</text:span><text:span text:style-name="T38">athlete</text:span><text:span text:style-name="T45">.</text:span><text:span text:style-name="T38">field</text:span><text:span text:style-name="T45">.</text:span><text:span text:style-name="T38">grille</text:span><text:span text:style-name="T29">[</text:span><text:span text:style-name="T54">0</text:span><text:span text:style-name="T29">])</text:span></text:p>
      <text:p text:style-name="P3"><text:span text:style-name="T25"><text:s/>560 <text:s/></text:span><text:span text:style-name="T29"><text:s text:c="4"/>}</text:span></text:p>
      <text:p text:style-name="P4"><text:s/>561 <text:s/></text:p>
      <text:p text:style-name="P3"><text:span text:style-name="T25"><text:s/>562 <text:s/></text:span><text:span text:style-name="T29"><text:s text:c="4"/></text:span><text:span text:style-name="T38">data</text:span><text:span text:style-name="T29"> </text:span><text:span text:style-name="T45">=</text:span><text:span text:style-name="T29"> {</text:span></text:p>
      <text:p text:style-name="P3"><text:span text:style-name="T25"><text:s/>563 <text:s/></text:span><text:span text:style-name="T29"><text:s text:c="8"/></text:span><text:span text:style-name="T76">"metaInfo"</text:span><text:span text:style-name="T29">: </text:span><text:span text:style-name="T38">metaInfoSerialized</text:span><text:span text:style-name="T29">,</text:span></text:p>
      <text:p text:style-name="P3"><text:span text:style-name="T25"><text:s/>564 <text:s/></text:span><text:span text:style-name="T29"><text:s text:c="8"/></text:span><text:span text:style-name="T76">"athlete"</text:span><text:span text:style-name="T29">: </text:span><text:span text:style-name="T38">athleteSerialized</text:span><text:span text:style-name="T29">,</text:span></text:p>
      <text:p text:style-name="P3"><text:span text:style-name="T25"><text:s/>565 <text:s/></text:span><text:span text:style-name="T29"><text:s text:c="8"/></text:span><text:span text:style-name="T76">"field"</text:span><text:span text:style-name="T29">: </text:span><text:span text:style-name="T38">fieldSerialized</text:span><text:span text:style-name="T29">,</text:span></text:p>
      <text:p text:style-name="P3"><text:span text:style-name="T25"><text:s/>566 <text:s/></text:span><text:span text:style-name="T29"><text:s text:c="8"/></text:span><text:span text:style-name="T76">"dataGenerations"</text:span><text:span text:style-name="T29">: </text:span><text:span text:style-name="T38">dataSerialized</text:span></text:p>
      <text:p text:style-name="P3"><text:span text:style-name="T25"><text:s/>567 <text:s/></text:span><text:span text:style-name="T29"><text:s text:c="4"/>}</text:span></text:p>
      <text:p text:style-name="P4"><text:s/>568 <text:s/></text:p>
      <text:p text:style-name="P3"><text:span text:style-name="T25"><text:s/>569 <text:s/></text:span><text:span text:style-name="T29"><text:s text:c="4"/></text:span><text:span text:style-name="T38">os</text:span><text:span text:style-name="T45">.</text:span><text:span text:style-name="T38">makedirs</text:span><text:span text:style-name="T29">(</text:span><text:span text:style-name="T45">self.</text:span><text:span text:style-name="T38">dirname</text:span><text:span text:style-name="T29">, </text:span><text:span text:style-name="T38">exist_ok</text:span><text:span text:style-name="T45">=</text:span><text:span text:style-name="T83">True</text:span><text:span text:style-name="T29">)</text:span></text:p>
      <text:p text:style-name="P4"><text:s/>570 <text:s/></text:p>
      <text:p text:style-name="P3"><text:span text:style-name="T25"><text:s/>571 <text:s/></text:span><text:span text:style-name="T29"><text:s text:c="4"/></text:span><text:span text:style-name="T38">i</text:span><text:span text:style-name="T45">=</text:span><text:span text:style-name="T38">infos</text:span><text:span text:style-name="T29">[</text:span><text:span text:style-name="T76">"start_filenumber"</text:span><text:span text:style-name="T29">]</text:span></text:p>
      <text:p text:style-name="P3"><text:span text:style-name="T25"><text:s/>572 <text:s/></text:span><text:span text:style-name="T29"><text:s text:c="4"/></text:span><text:span text:style-name="T45">while</text:span><text:span text:style-name="T29"> </text:span><text:span text:style-name="T38">os</text:span><text:span text:style-name="T45">.</text:span><text:span text:style-name="T38">path</text:span><text:span text:style-name="T45">.</text:span><text:span text:style-name="T38">exists</text:span><text:span text:style-name="T29">(</text:span><text:span text:style-name="T76">"{}/{}.json"</text:span><text:span text:style-name="T45">.</text:span><text:span text:style-name="T38">format</text:span><text:span text:style-name="T29">(</text:span><text:span text:style-name="T45">self.</text:span><text:span text:style-name="T38">dirname</text:span><text:span text:style-name="T29">, </text:span><text:span text:style-name="T38">i</text:span><text:span text:style-name="T29">)):</text:span></text:p>
      <text:p text:style-name="P3"><text:span text:style-name="T25"><text:s/>573 <text:s/></text:span><text:span text:style-name="T29"><text:s text:c="8"/></text:span><text:span text:style-name="T38">i</text:span><text:span text:style-name="T29"> </text:span><text:span text:style-name="T45">+=</text:span><text:span text:style-name="T29"> </text:span><text:span text:style-name="T54">1</text:span></text:p>
      <text:p text:style-name="P5"><text:span text:style-name="T24"><text:s/>574 <text:s/></text:span><text:s text:c="12"/></text:p>
      <text:p text:style-name="P3"><text:span text:style-name="T25"><text:s/>575 <text:s/></text:span><text:span text:style-name="T29"><text:s text:c="4"/></text:span><text:span text:style-name="T45">self.</text:span><text:span text:style-name="T38">filename</text:span><text:span text:style-name="T29"> </text:span><text:span text:style-name="T45">=</text:span><text:span text:style-name="T29"> </text:span><text:span text:style-name="T45">str</text:span><text:span text:style-name="T29">(</text:span><text:span text:style-name="T38">i</text:span><text:span text:style-name="T29">)</text:span></text:p>
      <text:p text:style-name="P4"><text:s/>576 <text:s/></text:p>
      <text:p text:style-name="P3"><text:span text:style-name="T25"><text:s/>577 <text:s/></text:span><text:span text:style-name="T29"><text:s text:c="4"/></text:span><text:span text:style-name="T45">with</text:span><text:span text:style-name="T29"> </text:span><text:span text:style-name="T45">open</text:span><text:span text:style-name="T29">(</text:span><text:span text:style-name="T76">"{}/{}.json"</text:span><text:span text:style-name="T45">.</text:span><text:span text:style-name="T38">format</text:span><text:span text:style-name="T29">(</text:span><text:span text:style-name="T45">self.</text:span><text:span text:style-name="T38">dirname</text:span><text:span text:style-name="T29">, </text:span><text:span text:style-name="T45">self.</text:span><text:span text:style-name="T38">filename</text:span><text:span text:style-name="T29">), </text:span><text:span text:style-name="T76">"w"</text:span><text:span text:style-name="T29">) </text:span><text:span text:style-name="T45">as</text:span><text:span text:style-name="T29"> </text:span><text:span text:style-name="T38">f</text:span><text:span text:style-name="T29">:</text:span></text:p>
      <text:p text:style-name="P3"><text:span text:style-name="T25"><text:s/>578 <text:s/></text:span><text:span text:style-name="T29"><text:s text:c="8"/></text:span><text:span text:style-name="T38">json</text:span><text:span text:style-name="T45">.</text:span><text:span text:style-name="T38">dump</text:span><text:span text:style-name="T29">(</text:span><text:span text:style-name="T38">data</text:span><text:span text:style-name="T29">, </text:span><text:span text:style-name="T38">f</text:span><text:span text:style-name="T29">)</text:span></text:p>
      <text:p text:style-name="P4"><text:s/>579 <text:s/></text:p>
      <text:p text:style-name="P3"><text:span text:style-name="T25"><text:s/>580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Data saved in {}.json"</text:span><text:span text:style-name="T45">.</text:span><text:span text:style-name="T38">format</text:span><text:span text:style-name="T29">(</text:span><text:span text:style-name="T45">self.</text:span><text:span text:style-name="T38">filename</text:span><text:span text:style-name="T29">))</text:span></text:p>
      <text:p text:style-name="P4"><text:s/>581 <text:s/></text:p>
      <text:p text:style-name="P3"><text:span text:style-name="T25"><text:s/>582 <text:s/></text:span><text:span text:style-name="T45">if</text:span><text:span text:style-name="T29"> </text:span><text:span text:style-name="T38">__name__</text:span><text:span text:style-name="T29"> </text:span><text:span text:style-name="T45">==</text:span><text:span text:style-name="T29"> </text:span><text:span text:style-name="T76">"__main__"</text:span><text:span text:style-name="T29">: <text:s text:c="3"/></text:span></text:p>
      <text:p text:style-name="P3"><text:span text:style-name="T25"><text:s/>583 <text:s/></text:span><text:span text:style-name="T29"><text:s text:c="4"/></text:span><text:span text:style-name="T61">### Tests</text:span></text:p>
      <text:p text:style-name="P3"><text:span text:style-name="T25"><text:s/>584 <text:s/></text:span><text:span text:style-name="T29"><text:s text:c="4"/></text:span><text:span text:style-name="T38">seed</text:span><text:span text:style-name="T29">(</text:span><text:span text:style-name="T54">0</text:span><text:span text:style-name="T29">)</text:span></text:p>
      <text:p text:style-name="P4"><text:s/>585 <text:s/></text:p>
      <text:p text:style-name="P3"><text:span text:style-name="T25"><text:s/>586 <text:s/></text:span><text:span text:style-name="T29"><text:s text:c="4"/></text:span><text:span text:style-name="T61"># Vérification que les fonctions de traduction Genes &lt;-&gt; Combo</text:span></text:p>
      <text:p text:style-name="P3"><text:span text:style-name="T25"><text:s/>587 <text:s/></text:span><text:span text:style-name="T29"><text:s text:c="4"/></text:span><text:span text:style-name="T61"># est bijective et ne change pas le score final</text:span></text:p>
      <text:p text:style-name="P5"><text:span text:style-name="T24"><text:s/>588 <text:s/></text:span><text:s text:c="4"/></text:p>
      <text:p text:style-name="P3"><text:span text:style-name="T25"><text:s/>589 <text:s/></text:span><text:span text:style-name="T29"><text:s text:c="4"/></text:span><text:span text:style-name="T61"># Initialisation d'athlètes</text:span></text:p>
      <text:p text:style-name="P3"><text:span text:style-name="T25"><text:s/>590 <text:s/></text:span><text:span text:style-name="T29"><text:s text:c="4"/></text:span><text:span text:style-name="T38">population_number</text:span><text:span text:style-name="T29"> </text:span><text:span text:style-name="T45">=</text:span><text:span text:style-name="T29"> </text:span><text:span text:style-name="T54">8</text:span></text:p>
      <text:p text:style-name="P3"><text:span text:style-name="T25"><text:s/>591 <text:s/></text:span><text:span text:style-name="T29"><text:s text:c="4"/></text:span><text:span text:style-name="T38">population</text:span><text:span text:style-name="T29"> </text:span><text:span text:style-name="T45">=</text:span><text:span text:style-name="T29"> [</text:span><text:span text:style-name="T38">AthleteChromosome</text:span><text:span text:style-name="T29">(</text:span><text:span text:style-name="T38">Athlete</text:span><text:span text:style-name="T29">(</text:span><text:span text:style-name="T54">8</text:span><text:span text:style-name="T29">)) </text:span></text:p>
      <text:p text:style-name="P3"><text:span text:style-name="T25"><text:s/>592 <text:s/></text:span><text:span text:style-name="T29"><text:s text:c="16"/></text:span><text:span text:style-name="T45">for</text:span><text:span text:style-name="T29"> </text:span><text:span text:style-name="T38">_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population_number</text:span><text:span text:style-name="T29">)]</text:span></text:p>
      <text:p text:style-name="P5"><text:span text:style-name="T24"><text:s/>593 <text:s/></text:span><text:s text:c="4"/></text:p>
      <text:p text:style-name="P3"><text:span text:style-name="T25"><text:s/>594 <text:s/></text:span><text:span text:style-name="T29"><text:s text:c="4"/></text:span><text:span text:style-name="T38">Game</text:span><text:span text:style-name="T45">.</text:span><text:span text:style-name="T38">resetGames</text:span><text:span text:style-name="T29">()</text:span></text:p>
      <text:p text:style-name="P4"><text:s/>595 <text:s/></text:p>
      <text:p text:style-name="P3"><text:span text:style-name="T25"><text:s/>596 <text:s/></text:span><text:span text:style-name="T29"><text:s text:c="4"/></text:span><text:span text:style-name="T45">for</text:span><text:span text:style-name="T29"> </text:span><text:span text:style-name="T38">athleteChromosome</text:span><text:span text:style-name="T29"> </text:span><text:span text:style-name="T45">in</text:span><text:span text:style-name="T29"> </text:span><text:span text:style-name="T38">population</text:span><text:span text:style-name="T29">:</text:span></text:p>
      <text:p text:style-name="P3"><text:span text:style-name="T25"><text:s/>597 <text:s/></text:span><text:span text:style-name="T29"><text:s text:c="8"/></text:span><text:span text:style-name="T38">game</text:span><text:span text:style-name="T29"> </text:span><text:span text:style-name="T45">=</text:span><text:span text:style-name="T29"> </text:span><text:span text:style-name="T38">Game</text:span><text:span text:style-name="T29">(</text:span><text:span text:style-name="T38">athleteChromosome</text:span><text:span text:style-name="T45">.</text:span><text:span text:style-name="T38">athlete</text:span><text:span text:style-name="T29">)</text:span></text:p>
      <text:p text:style-name="P3"><text:span text:style-name="T25"><text:s/>598 <text:s/></text:span><text:span text:style-name="T29"><text:s text:c="8"/></text:span><text:span text:style-name="T38">game</text:span><text:span text:style-name="T45">.</text:span><text:span text:style-name="T38">play</text:span><text:span text:style-name="T29">()</text:span></text:p>
      <text:p text:style-name="P4"><text:s/>599 <text:s/></text:p>
      <text:p text:style-name="P3"><text:span text:style-name="T25"><text:s/>600 <text:s/></text:span><text:span text:style-name="T29"><text:s text:c="4"/></text:span><text:span text:style-name="T61"># Genes avec un score 27 normalement</text:span></text:p>
      <text:p text:style-name="P3"><text:span text:style-name="T25"><text:s/>601 <text:s/></text:span><text:span text:style-name="T29"><text:s text:c="4"/></text:span><text:span text:style-name="T38">genes</text:span><text:span text:style-name="T29"> </text:span><text:span text:style-name="T45">=</text:span><text:span text:style-name="T29"> [[[</text:span><text:span text:style-name="T54">7</text:span><text:span text:style-name="T29">, </text:span><text:span text:style-name="T54">30</text:span><text:span text:style-name="T29">], </text:span><text:span text:style-name="T54">2</text:span><text:span text:style-name="T29">, </text:span><text:span text:style-name="T45">-</text:span><text:span text:style-name="T54">1</text:span><text:span text:style-name="T29">], [[</text:span><text:span text:style-name="T54">8</text:span><text:span text:style-name="T29">, </text:span><text:span text:style-name="T54">31</text:span><text:span text:style-name="T29">], </text:span><text:span text:style-name="T54">7</text:span><text:span text:style-name="T29">, </text:span><text:span text:style-name="T45">-</text:span><text:span text:style-name="T54">1</text:span><text:span text:style-name="T29">], [[</text:span><text:span text:style-name="T54">7</text:span><text:span text:style-name="T29">, </text:span><text:span text:style-name="T54">32</text:span><text:span text:style-name="T29">], </text:span><text:span text:style-name="T54">1</text:span><text:span text:style-name="T29">, </text:span><text:span text:style-name="T45">-</text:span><text:span text:style-name="T54">1</text:span><text:span text:style-name="T29">], [[</text:span><text:span text:style-name="T54">8</text:span><text:span text:style-name="T29">, </text:span><text:span text:style-name="T54">33</text:span><text:span text:style-name="T29">], </text:span><text:span text:style-name="T54">7</text:span><text:span text:style-name="T29">, </text:span><text:span text:style-name="T45">-</text:span><text:span text:style-name="T54">1</text:span><text:span text:style-name="T29">], [[</text:span><text:span text:style-name="T54">8</text:span><text:span text:style-name="T29">, </text:span><text:span text:style-name="T54">34</text:span><text:span text:style-name="T29">], </text:span><text:span text:style-name="T54">2</text:span><text:span text:style-name="T29">, </text:span><text:span text:style-name="T45">-</text:span><text:span text:style-name="T54">1</text:span><text:span text:style-name="T29">], [[</text:span><text:span text:style-name="T54">8</text:span><text:span text:style-name="T29">, </text:span><text:span text:style-name="T54">35</text:span><text:span text:style-name="T29">], </text:span><text:span text:style-name="T54">7</text:span><text:span text:style-name="T29">, </text:span><text:span text:style-name="T45">-</text:span><text:span text:style-name="T54">1</text:span><text:span text:style-name="T29">], [[</text:span><text:span text:style-name="T54">8</text:span><text:span text:style-name="T29">, </text:span><text:span text:style-name="T54">36</text:span><text:span text:style-name="T29">], </text:span><text:span text:style-name="T54">5</text:span><text:span text:style-name="T29">, </text:span><text:span text:style-name="T45">-</text:span><text:span text:style-name="T54">1</text:span><text:span text:style-name="T29">], [[</text:span><text:span text:style-name="T54">8</text:span><text:span text:style-name="T29">, </text:span><text:span text:style-name="T54">35</text:span><text:span text:style-name="T29">], </text:span><text:span text:style-name="T54">7</text:span><text:span text:style-name="T29">, </text:span><text:span text:style-name="T45">-</text:span><text:span text:style-name="T54">1</text:span><text:span text:style-name="T29">], [[</text:span><text:span text:style-name="T54">9</text:span><text:span text:style-name="T29">, </text:span><text:span text:style-name="T54">36</text:span><text:span text:style-name="T29">], </text:span><text:span text:style-name="T54">5</text:span><text:span text:style-name="T29">, </text:span><text:span text:style-name="T45">-</text:span><text:span text:style-name="T54">1</text:span><text:span text:style-name="T29">], [[</text:span><text:span text:style-name="T54">9</text:span><text:span text:style-name="T29">, </text:span><text:span text:style-name="T54">37</text:span><text:span text:style-name="T29">], </text:span><text:span text:style-name="T54">17</text:span><text:span text:style-name="T29">, </text:span><text:span text:style-name="T45">-</text:span><text:span text:style-name="T54">1</text:span><text:span text:style-name="T29">], [[</text:span><text:span text:style-name="T54">8</text:span><text:span text:style-name="T29">, </text:span><text:span text:style-name="T54">37</text:span><text:span text:style-name="T29">], </text:span><text:span text:style-name="T54">2</text:span><text:span text:style-name="T29">, </text:span><text:span text:style-name="T45">-</text:span><text:span text:style-name="T54">1</text:span><text:span text:style-name="T29">], [[</text:span><text:span text:style-name="T54">8</text:span><text:span text:style-name="T29">, </text:span><text:span text:style-name="T54">36</text:span><text:span text:style-name="T29">], </text:span><text:span text:style-name="T54">16</text:span><text:span text:style-name="T29">, </text:span><text:span text:style-name="T45">-</text:span><text:span text:style-name="T54">1</text:span><text:span text:style-name="T29">], [[</text:span><text:span text:style-name="T54">7</text:span><text:span text:style-name="T29">, </text:span><text:span text:style-name="T54">37</text:span><text:span text:style-name="T29">], </text:span><text:span text:style-name="T54">9</text:span><text:span text:style-name="T29">, </text:span><text:span text:style-name="T45">-</text:span><text:span text:style-name="T54">1</text:span><text:span text:style-name="T29">], [[</text:span><text:span text:style-name="T54">8</text:span><text:span text:style-name="T29">, </text:span><text:span text:style-name="T54">38</text:span><text:span text:style-name="T29">], </text:span><text:span text:style-name="T54">5</text:span><text:span text:style-name="T29">, </text:span><text:span text:style-name="T45">-</text:span><text:span text:style-name="T54">1</text:span><text:span text:style-name="T29">], [[</text:span><text:span text:style-name="T54">9</text:span><text:span text:style-name="T29">, </text:span><text:span text:style-name="T54">39</text:span><text:span text:style-name="T29">], </text:span><text:span text:style-name="T54">5</text:span><text:span text:style-name="T29">, </text:span><text:span text:style-name="T45">-</text:span><text:span text:style-name="T54">1</text:span><text:span text:style-name="T29">], [[</text:span><text:span text:style-name="T54">8</text:span><text:span text:style-name="T29">, </text:span><text:span text:style-name="T54">39</text:span><text:span text:style-name="T29">], </text:span><text:span text:style-name="T54">17</text:span><text:span text:style-name="T29">, </text:span><text:span text:style-name="T45">-</text:span><text:span text:style-name="T54">1</text:span><text:span text:style-name="T29">], [[</text:span><text:span text:style-name="T54">7</text:span><text:span text:style-name="T29">, </text:span><text:span text:style-name="T54">39</text:span><text:span text:style-name="T29">], </text:span><text:span text:style-name="T54">1</text:span><text:span text:style-name="T29">, </text:span><text:span text:style-name="T45">-</text:span><text:span text:style-name="T54">1</text:span><text:span text:style-name="T29">], [[</text:span><text:span text:style-name="T54">6</text:span><text:span text:style-name="T29">, </text:span><text:span text:style-name="T54">38</text:span><text:span text:style-name="T29">], </text:span><text:span text:style-name="T54">1</text:span><text:span text:style-name="T29">, </text:span><text:span text:style-name="T45">-</text:span><text:span text:style-name="T54">1</text:span><text:span text:style-name="T29">], [[</text:span><text:span text:style-name="T54">5</text:span><text:span text:style-name="T29">, </text:span><text:span text:style-name="T54">39</text:span><text:span text:style-name="T29">], </text:span><text:span text:style-name="T54">10</text:span><text:span text:style-name="T29">, </text:span><text:span text:style-name="T45">-</text:span><text:span text:style-name="T54">1</text:span><text:span text:style-name="T29">], [[</text:span><text:span text:style-name="T54">6</text:span><text:span text:style-name="T29">, </text:span><text:span text:style-name="T54">38</text:span><text:span text:style-name="T29">], </text:span><text:span text:style-name="T54">10</text:span><text:span text:style-name="T29">, </text:span><text:span text:style-name="T45">-</text:span><text:span text:style-name="T54">1</text:span><text:span text:style-name="T29">], [[</text:span><text:span text:style-name="T54">6</text:span><text:span text:style-name="T29">, </text:span><text:span text:style-name="T54">37</text:span><text:span text:style-name="T29">], </text:span><text:span text:style-name="T54">8</text:span><text:span text:style-name="T29">, </text:span><text:span text:style-name="T45">-</text:span><text:span text:style-name="T54">1</text:span><text:span text:style-name="T29">], [[</text:span><text:span text:style-name="T54">5</text:span><text:span text:style-name="T29">, </text:span><text:span text:style-name="T54">38</text:span><text:span text:style-name="T29">], </text:span><text:span text:style-name="T54">6</text:span><text:span text:style-name="T29">, </text:span><text:span text:style-name="T45">-</text:span><text:span text:style-name="T54">1</text:span><text:span text:style-name="T29">], [[</text:span><text:span text:style-name="T54">4</text:span><text:span text:style-name="T29">, </text:span><text:span text:style-name="T54">37</text:span><text:span text:style-name="T29">], </text:span><text:span text:style-name="T54">2</text:span><text:span text:style-name="T29">, </text:span><text:span text:style-name="T45">-</text:span><text:span text:style-name="T54">1</text:span><text:span text:style-name="T29">], [[</text:span><text:span text:style-name="T54">5</text:span><text:span text:style-name="T29">, </text:span><text:span text:style-name="T54">36</text:span><text:span text:style-name="T29">], </text:span><text:span text:style-name="T54">13</text:span><text:span text:style-name="T29">, </text:span><text:span text:style-name="T45">-</text:span><text:span text:style-name="T54">1</text:span><text:span text:style-name="T29">], [[</text:span><text:span text:style-name="T54">6</text:span><text:span text:style-name="T29">, </text:span><text:span text:style-name="T54">36</text:span><text:span text:style-name="T29">], </text:span><text:span text:style-name="T54">8</text:span><text:span text:style-name="T29">, </text:span><text:span text:style-name="T45">-</text:span><text:span text:style-name="T54">1</text:span><text:span text:style-name="T29">]]</text:span></text:p>
      <text:p text:style-name="P5"><text:span text:style-name="T24"><text:s/>602 <text:s/></text:span><text:s text:c="4"/></text:p>
      <text:p text:style-name="P3"><text:span text:style-name="T25"><text:s/>603 <text:s/></text:span><text:span text:style-name="T29"><text:s text:c="4"/></text:span><text:span text:style-name="T61"># Transformation du genes sauvegardé en genes utilisable par le programme</text:span></text:p>
      <text:p text:style-name="P3"><text:span text:style-name="T25"><text:s/>604 <text:s/></text:span><text:span text:style-name="T29"><text:s text:c="4"/></text:span><text:span text:style-name="T61"># (Conversion des identifiants en Figure par exemple)</text:span></text:p>
      <text:p text:style-name="P3"><text:span text:style-name="T25"><text:s/>605 <text:s/></text:span><text:span text:style-name="T29"><text:s text:c="4"/></text:span><text:span text:style-name="T38">genes_2</text:span><text:span text:style-name="T29"> </text:span><text:span text:style-name="T45">=</text:span><text:span text:style-name="T29"> []</text:span></text:p>
      <text:p text:style-name="P3"><text:span text:style-name="T25"><text:s/>606 <text:s/></text:span><text:span text:style-name="T29"><text:s text:c="4"/></text:span><text:span text:style-name="T45">for</text:span><text:span text:style-name="T29"> </text:span><text:span text:style-name="T38">coords</text:span><text:span text:style-name="T29">, </text:span><text:span text:style-name="T38">fig</text:span><text:span text:style-name="T29">, </text:span><text:span text:style-name="T38">tick</text:span><text:span text:style-name="T29"> </text:span><text:span text:style-name="T45">in</text:span><text:span text:style-name="T29"> </text:span><text:span text:style-name="T38">genes</text:span><text:span text:style-name="T29">:</text:span></text:p>
      <text:p text:style-name="P3"><text:span text:style-name="T25"><text:s/>607 <text:s/></text:span><text:span text:style-name="T29"><text:s text:c="8"/></text:span><text:span text:style-name="T38">genes_2</text:span><text:span text:style-name="T45">.</text:span><text:span text:style-name="T38">append</text:span><text:span text:style-name="T29">(((</text:span><text:span text:style-name="T38">coords</text:span><text:span text:style-name="T29">[</text:span><text:span text:style-name="T54">0</text:span><text:span text:style-name="T29">], </text:span><text:span text:style-name="T38">coords</text:span><text:span text:style-name="T29">[</text:span><text:span text:style-name="T54">1</text:span><text:span text:style-name="T29">]), </text:span><text:span text:style-name="T38">Figure</text:span><text:span text:style-name="T45">.</text:span><text:span text:style-name="T38">getFigureById</text:span><text:span text:style-name="T29">(</text:span><text:span text:style-name="T38">fig</text:span><text:span text:style-name="T29">), </text:span><text:span text:style-name="T38">tick</text:span><text:span text:style-name="T29">))</text:span></text:p>
      <text:p text:style-name="P4"><text:s/>608 <text:s/></text:p>
      <text:p text:style-name="P3"><text:span text:style-name="T25"><text:s/>609 <text:s/></text:span><text:span text:style-name="T29"><text:s text:c="4"/></text:span><text:span text:style-name="T38">s</text:span><text:span text:style-name="T29"> </text:span><text:span text:style-name="T45">=</text:span><text:span text:style-name="T29"> </text:span><text:span text:style-name="T38">from_combo_to_string</text:span><text:span text:style-name="T29">(</text:span><text:span text:style-name="T38">genes_2</text:span><text:span text:style-name="T29">)</text:span></text:p>
      <text:p text:style-name="P3"><text:span text:style-name="T25"><text:s/>610 <text:s/></text:span><text:span text:style-name="T29"><text:s text:c="4"/></text:span><text:span text:style-name="T38">g</text:span><text:span text:style-name="T29"> </text:span><text:span text:style-name="T45">=</text:span><text:span text:style-name="T29"> </text:span><text:span text:style-name="T38">from_string_to_combos</text:span><text:span text:style-name="T29">(</text:span><text:span text:style-name="T38">s</text:span><text:span text:style-name="T29">)</text:span></text:p>
      <text:p text:style-name="P4"><text:s/>611 <text:s/></text:p>
      <text:p text:style-name="P3"><text:span text:style-name="T25"><text:s/>612 <text:s/></text:span><text:span text:style-name="T29"><text:s text:c="4"/></text:span><text:span text:style-name="T45">print</text:span><text:span text:style-name="T29">(</text:span><text:span text:style-name="T76">"Echange string &lt;-&gt; combo bijectif (sans ticks) ? "</text:span><text:span text:style-name="T45">+str</text:span><text:span text:style-name="T29">(</text:span><text:span text:style-name="T38">g</text:span><text:span text:style-name="T45">==</text:span><text:span text:style-name="T38">genes_2</text:span><text:span text:style-name="T29">))</text:span></text:p>
      <text:p text:style-name="P5"><text:span text:style-name="T24"><text:s/>613 <text:s/></text:span><text:s text:c="4"/></text:p>
      <text:p text:style-name="P3"><text:span text:style-name="T25"><text:s/>614 <text:s/></text:span><text:span text:style-name="T29"><text:s text:c="4"/></text:span><text:span text:style-name="T61"># Vérification que les deux évaluations des genes ont le même score </text:span></text:p>
      <text:p text:style-name="P3"><text:span text:style-name="T25"><text:s/>615 <text:s/></text:span><text:span text:style-name="T29"><text:s text:c="4"/></text:span><text:span text:style-name="T38">population</text:span><text:span text:style-name="T29">[</text:span><text:span text:style-name="T54">4</text:span><text:span text:style-name="T29">]</text:span><text:span text:style-name="T45">.</text:span><text:span text:style-name="T38">athlete</text:span><text:span text:style-name="T45">.</text:span><text:span text:style-name="T38">combos</text:span><text:span text:style-name="T29"> </text:span><text:span text:style-name="T45">=</text:span><text:span text:style-name="T29"> </text:span><text:span text:style-name="T38">genes_2</text:span></text:p>
      <text:p text:style-name="P4"><text:s/>616 <text:s/></text:p>
      <text:p text:style-name="P3"><text:span text:style-name="T25"><text:s/>617 <text:s/></text:span><text:span text:style-name="T29"><text:s text:c="4"/></text:span><text:span text:style-name="T38">a</text:span><text:span text:style-name="T29"> </text:span><text:span text:style-name="T45">=</text:span><text:span text:style-name="T29"> </text:span><text:span text:style-name="T38">AthleteChromosome</text:span><text:span text:style-name="T29">(</text:span><text:span text:style-name="T38">population</text:span><text:span text:style-name="T29">[</text:span><text:span text:style-name="T54">4</text:span><text:span text:style-name="T29">]</text:span><text:span text:style-name="T45">.</text:span><text:span text:style-name="T38">athlete</text:span><text:span text:style-name="T29">)</text:span></text:p>
      <text:p text:style-name="P3"><text:span text:style-name="T25"><text:s/>618 <text:s/></text:span><text:span text:style-name="T29"><text:s text:c="4"/></text:span><text:span text:style-name="T38">a</text:span><text:span text:style-name="T45">.</text:span><text:span text:style-name="T38">calc_fitness</text:span><text:span text:style-name="T29">()</text:span></text:p>
      <text:p text:style-name="P3"><text:span text:style-name="T25"><text:s/>619 <text:s/></text:span><text:span text:style-name="T29"><text:s text:c="4"/></text:span><text:span text:style-name="T45">print</text:span><text:span text:style-name="T29">(</text:span><text:span text:style-name="T76">"A-t-on égalité après deux évalutations consécutives des mêmes gènes ? %s"</text:span><text:span text:style-name="T29"> </text:span><text:span text:style-name="T45">%</text:span><text:span text:style-name="T29"> </text:span></text:p>
      <text:p text:style-name="P3"><text:span text:style-name="T25"><text:s/>620 <text:s/></text:span><text:span text:style-name="T29"><text:s text:c="10"/>(</text:span><text:span text:style-name="T38">a</text:span><text:span text:style-name="T45">.</text:span><text:span text:style-name="T38">fitness</text:span><text:span text:style-name="T45">==</text:span><text:span text:style-name="T38">a</text:span><text:span text:style-name="T45">.</text:span><text:span text:style-name="T38">calc_fitness</text:span><text:span text:style-name="T29">()))</text:span></text:p>
      <text:p text:style-name="P4"><text:s/>621 <text:s/></text:p>
      <text:p text:style-name="P3"><text:span text:style-name="T25"><text:s/>622 <text:s/></text:span><text:span text:style-name="T29"><text:s text:c="4"/></text:span><text:span text:style-name="T45">print</text:span><text:span text:style-name="T29">()</text:span></text:p>
      <text:p text:style-name="P4"><text:s/>623 <text:s/></text:p>
      <text:p text:style-name="P3"><text:span text:style-name="T25"><text:s/>624 <text:s/></text:span><text:span text:style-name="T29"><text:s text:c="4"/></text:span><text:span text:style-name="T61"># Test du croisement</text:span></text:p>
      <text:p text:style-name="P3"><text:span text:style-name="T25"><text:s/>625 <text:s/></text:span><text:span text:style-name="T29"><text:s text:c="4"/></text:span><text:span text:style-name="T45">print</text:span><text:span text:style-name="T29">(</text:span><text:span text:style-name="T76">"Croisement de 073002-083107-073201 et 083107-012601-070002"</text:span><text:span text:style-name="T29">)</text:span></text:p>
      <text:p text:style-name="P5"><text:span text:style-name="T24"><text:s/>626 <text:s/></text:span><text:s text:c="4"/></text:p>
      <text:p text:style-name="P3"><text:span text:style-name="T25"><text:s/>627 <text:s/></text:span><text:span text:style-name="T29"><text:s text:c="4"/></text:span><text:span text:style-name="T38">a1</text:span><text:span text:style-name="T29"> </text:span><text:span text:style-name="T45">=</text:span><text:span text:style-name="T29"> </text:span><text:span text:style-name="T38">AthleteChromosome</text:span><text:span text:style-name="T29">(</text:span><text:span text:style-name="T38">population</text:span><text:span text:style-name="T29">[</text:span><text:span text:style-name="T54">4</text:span><text:span text:style-name="T29">]</text:span><text:span text:style-name="T45">.</text:span><text:span text:style-name="T38">athlete</text:span><text:span text:style-name="T29">)</text:span></text:p>
      <text:p text:style-name="P3"><text:span text:style-name="T25"><text:s/>628 <text:s/></text:span><text:span text:style-name="T29"><text:s text:c="4"/></text:span><text:span text:style-name="T38">a2</text:span><text:span text:style-name="T29"> </text:span><text:span text:style-name="T45">=</text:span><text:span text:style-name="T29"> </text:span><text:span text:style-name="T38">AthleteChromosome</text:span><text:span text:style-name="T29">(</text:span><text:span text:style-name="T38">population</text:span><text:span text:style-name="T29">[</text:span><text:span text:style-name="T54">4</text:span><text:span text:style-name="T29">]</text:span><text:span text:style-name="T45">.</text:span><text:span text:style-name="T38">athlete</text:span><text:span text:style-name="T29">)</text:span></text:p>
      <text:p text:style-name="P4"><text:s/>629 <text:s/></text:p>
      <text:p text:style-name="P3"><text:span text:style-name="T25"><text:s/>630 <text:s/></text:span><text:span text:style-name="T29"><text:s text:c="4"/></text:span><text:span text:style-name="T38">a1</text:span><text:span text:style-name="T45">.</text:span><text:span text:style-name="T38">genes</text:span><text:span text:style-name="T29"> </text:span><text:span text:style-name="T45">=</text:span><text:span text:style-name="T29"> </text:span><text:span text:style-name="T76">"073002083107073201"</text:span></text:p>
      <text:p text:style-name="P3"><text:span text:style-name="T25"><text:s/>631 <text:s/></text:span><text:span text:style-name="T29"><text:s text:c="4"/></text:span><text:span text:style-name="T38">a2</text:span><text:span text:style-name="T45">.</text:span><text:span text:style-name="T38">genes</text:span><text:span text:style-name="T29"> </text:span><text:span text:style-name="T45">=</text:span><text:span text:style-name="T29"> </text:span><text:span text:style-name="T76">"083107012601070002"</text:span></text:p>
      <text:p text:style-name="P4"><text:s/>632 <text:s/></text:p>
      <text:p text:style-name="P3"><text:span text:style-name="T25"><text:s/>633 <text:s/></text:span><text:span text:style-name="T29"><text:s text:c="4"/></text:span><text:span text:style-name="T38">a1</text:span><text:span text:style-name="T45">.</text:span><text:span text:style-name="T38">athlete</text:span><text:span text:style-name="T45">.</text:span><text:span text:style-name="T38">combos</text:span><text:span text:style-name="T29"> </text:span><text:span text:style-name="T45">=</text:span><text:span text:style-name="T29"> </text:span><text:span text:style-name="T38">from_string_to_combos</text:span><text:span text:style-name="T29">(</text:span><text:span text:style-name="T38">a1</text:span><text:span text:style-name="T45">.</text:span><text:span text:style-name="T38">genes</text:span><text:span text:style-name="T29">)</text:span></text:p>
      <text:p text:style-name="P3"><text:span text:style-name="T25"><text:s/>634 <text:s/></text:span><text:span text:style-name="T29"><text:s text:c="4"/></text:span><text:span text:style-name="T38">a2</text:span><text:span text:style-name="T45">.</text:span><text:span text:style-name="T38">athlete</text:span><text:span text:style-name="T45">.</text:span><text:span text:style-name="T38">combos</text:span><text:span text:style-name="T29"> </text:span><text:span text:style-name="T45">=</text:span><text:span text:style-name="T29"> </text:span><text:span text:style-name="T38">from_string_to_combos</text:span><text:span text:style-name="T29">(</text:span><text:span text:style-name="T38">a2</text:span><text:span text:style-name="T45">.</text:span><text:span text:style-name="T38">genes</text:span><text:span text:style-name="T29">)</text:span></text:p>
      <text:p text:style-name="P4"><text:s/>635 <text:s/></text:p>
      <text:p text:style-name="P3"><text:span text:style-name="T25"><text:s/>636 <text:s/></text:span><text:span text:style-name="T29"><text:s text:c="4"/></text:span><text:span text:style-name="T38">l</text:span><text:span text:style-name="T29"> </text:span><text:span text:style-name="T45">=</text:span><text:span text:style-name="T29"> </text:span><text:span text:style-name="T38">crossover</text:span><text:span text:style-name="T29">([</text:span><text:span text:style-name="T38">a1</text:span><text:span text:style-name="T29">, </text:span><text:span text:style-name="T38">a2</text:span><text:span text:style-name="T29">], (</text:span><text:span text:style-name="T54">1</text:span><text:span text:style-name="T29">, </text:span><text:span text:style-name="T54">1</text:span><text:span text:style-name="T29">))</text:span></text:p>
      <text:p text:style-name="P5"><text:span text:style-name="T24"><text:s/>637 <text:s/></text:span><text:s text:c="4"/></text:p>
      <text:p text:style-name="P3"><text:span text:style-name="T25"><text:s/>638 <text:s/></text:span><text:span text:style-name="T29"><text:s text:c="4"/></text:span><text:span text:style-name="T61"># Tests</text:span></text:p>
      <text:p text:style-name="P3"><text:span text:style-name="T25"><text:s/>639 <text:s/></text:span><text:span text:style-name="T29"><text:s text:c="4"/></text:span><text:span text:style-name="T38">t1</text:span><text:span text:style-name="T29"> </text:span><text:span text:style-name="T45">=</text:span><text:span text:style-name="T29"> </text:span><text:span text:style-name="T38">l</text:span><text:span text:style-name="T29">[</text:span><text:span text:style-name="T54">0</text:span><text:span text:style-name="T29">]</text:span><text:span text:style-name="T45">.</text:span><text:span text:style-name="T38">genes</text:span><text:span text:style-name="T29"> </text:span><text:span text:style-name="T45">==</text:span><text:span text:style-name="T29"> </text:span><text:span text:style-name="T76">"073002083107012601070002"</text:span></text:p>
      <text:p text:style-name="P3"><text:span text:style-name="T25"><text:s/>640 <text:s/></text:span><text:span text:style-name="T29"><text:s text:c="4"/></text:span><text:span text:style-name="T38">t2</text:span><text:span text:style-name="T29"> </text:span><text:span text:style-name="T45">=</text:span><text:span text:style-name="T29"> </text:span><text:span text:style-name="T38">l</text:span><text:span text:style-name="T29">[</text:span><text:span text:style-name="T54">1</text:span><text:span text:style-name="T29">]</text:span><text:span text:style-name="T45">.</text:span><text:span text:style-name="T38">genes</text:span><text:span text:style-name="T29"> </text:span><text:span text:style-name="T45">==</text:span><text:span text:style-name="T29"> </text:span><text:span text:style-name="T76">"083107073201"</text:span></text:p>
      <text:p text:style-name="P4"><text:s/>641 <text:s/></text:p>
      <text:p text:style-name="P4"><text:s/>642 <text:s/></text:p>
      <text:p text:style-name="P3"><text:span text:style-name="T25"><text:s/>643 <text:s/></text:span><text:span text:style-name="T29"><text:s text:c="4"/></text:span><text:span text:style-name="T45">print</text:span><text:span text:style-name="T29">(</text:span><text:span text:style-name="T76">"Donne-t-il 073002-083107-012601-070002 et 083107-073201 ? %s"</text:span><text:span text:style-name="T29"> </text:span><text:span text:style-name="T45">%</text:span><text:span text:style-name="T29"> </text:span></text:p>
      <text:p text:style-name="P3"><text:span text:style-name="T25"><text:s/>644 <text:s/></text:span><text:span text:style-name="T29"><text:s text:c="10"/>(</text:span><text:span text:style-name="T38">t1</text:span><text:span text:style-name="T29"> </text:span><text:span text:style-name="T45">and</text:span><text:span text:style-name="T29"> </text:span><text:span text:style-name="T38">t2</text:span><text:span text:style-name="T29">))</text:span></text:p>
      <text:p text:style-name="P4"><text:s/>645 <text:s/></text:p>
      <text:p text:style-name="P3"><text:span text:style-name="T25"><text:s/>646 <text:s/></text:span><text:span text:style-name="T29"><text:s text:c="4"/></text:span><text:span text:style-name="T38">l</text:span><text:span text:style-name="T29"> </text:span><text:span text:style-name="T45">=</text:span><text:span text:style-name="T29"> </text:span><text:span text:style-name="T38">crossover</text:span><text:span text:style-name="T29">(</text:span><text:span text:style-name="T38">population</text:span><text:span text:style-name="T29">, (</text:span><text:span text:style-name="T54">0.2</text:span><text:span text:style-name="T29">, </text:span><text:span text:style-name="T54">0.3</text:span><text:span text:style-name="T29">))</text:span></text:p>
      <text:p text:style-name="P3"><text:span text:style-name="T25"><text:s/>647 <text:s/></text:span><text:span text:style-name="T29"><text:s text:c="4"/></text:span><text:span text:style-name="T45">print</text:span><text:span text:style-name="T29">(</text:span><text:span text:style-name="T76">"Garde-t-on la même taille de population ? %s"</text:span><text:span text:style-name="T29"> </text:span><text:span text:style-name="T45">%</text:span><text:span text:style-name="T29"> </text:span></text:p>
      <text:p text:style-name="P3"><text:span text:style-name="T25"><text:s/>648 <text:s/></text:span><text:span text:style-name="T29"><text:s text:c="10"/>(</text:span><text:span text:style-name="T45">len</text:span><text:span text:style-name="T29">(</text:span><text:span text:style-name="T38">population</text:span><text:span text:style-name="T29">) </text:span><text:span text:style-name="T45">==</text:span><text:span text:style-name="T29"> </text:span><text:span text:style-name="T45">len</text:span><text:span text:style-name="T29">(</text:span><text:span text:style-name="T38">l</text:span><text:span text:style-name="T29">)))</text:span></text:p>
      <text:p text:style-name="P5"><text:span text:style-name="T24"><text:s/>649 <text:s/></text:span><text:s text:c="4"/></text:p>
      <text:p text:style-name="P3"><text:span text:style-name="T25"><text:s/>650 <text:s/></text:span><text:span text:style-name="T29"><text:s text:c="4"/></text:span><text:span text:style-name="T38">a1</text:span><text:span text:style-name="T45">.</text:span><text:span text:style-name="T38">genes</text:span><text:span text:style-name="T29"> </text:span><text:span text:style-name="T45">=</text:span><text:span text:style-name="T29"> </text:span><text:span text:style-name="T76">"012506"</text:span></text:p>
      <text:p text:style-name="P3"><text:span text:style-name="T25"><text:s/>651 <text:s/></text:span><text:span text:style-name="T29"><text:s text:c="4"/></text:span><text:span text:style-name="T38">d</text:span><text:span text:style-name="T29"> </text:span><text:span text:style-name="T45">=</text:span><text:span text:style-name="T29"> </text:span><text:span text:style-name="T38">mutation</text:span><text:span text:style-name="T29">([</text:span><text:span text:style-name="T38">a1</text:span><text:span text:style-name="T29">], </text:span><text:span text:style-name="T54">0</text:span><text:span text:style-name="T29">)</text:span></text:p>
      <text:p text:style-name="P4"><text:s/>652 <text:s/></text:p>
      <text:p text:style-name="P3"><text:span text:style-name="T25"><text:s/>653 <text:s/></text:span><text:span text:style-name="T29"><text:s text:c="4"/></text:span><text:span text:style-name="T45">print</text:span><text:span text:style-name="T29">(</text:span><text:span text:style-name="T76">"Mutation de 012506 : %s (Valide si égal à 022506)"</text:span><text:span text:style-name="T29"> </text:span><text:span text:style-name="T45">%</text:span><text:span text:style-name="T29"> </text:span><text:span text:style-name="T38">d</text:span><text:span text:style-name="T29">[</text:span><text:span text:style-name="T76">"population"</text:span><text:span text:style-name="T29">][</text:span><text:span text:style-name="T54">0</text:span><text:span text:style-name="T29">]</text:span><text:span text:style-name="T45">.</text:span><text:span text:style-name="T38">genes</text:span><text:span text:style-name="T29">)</text:span></text:p>
      <text:p text:style-name="P3"><text:span text:style-name="T25"><text:s/>654 <text:s/></text:span><text:span text:style-name="T29"><text:s text:c="4"/></text:span><text:span text:style-name="T45">print</text:span><text:span text:style-name="T29">(</text:span><text:span text:style-name="T76">"Probs : (1, 1, 0, 0) devient (%s, %s, %s, %s)"</text:span><text:span text:style-name="T29"> </text:span><text:span text:style-name="T45">%</text:span><text:span text:style-name="T29"> </text:span><text:span text:style-name="T38">d</text:span><text:span text:style-name="T29">[</text:span><text:span text:style-name="T76">"probs"</text:span><text:span text:style-name="T29">])</text:span></text:p>
      <text:p text:style-name="P4"><text:s/>655 <text:s/></text:p>
      <text:p text:style-name="P3"><text:span text:style-name="T25"><text:s/>656 <text:s/></text:span><text:span text:style-name="T29"><text:s text:c="7"/></text:span><text:span text:style-name="T38">________________________________________________________</text:span></text:p>
      <text:p text:style-name="P2"><text:span text:style-name="T24"><text:s/>657 <text:s/></text:span>'''</text:p>
      <text:p text:style-name="P2"><text:span text:style-name="T24"><text:s/>658 <text:s/></text:span><text:s/>Name : Elowan</text:p>
      <text:p text:style-name="P2"><text:span text:style-name="T24"><text:s/>659 <text:s/></text:span><text:s/>Creation : 30-06-2023 23:56:45</text:p>
      <text:p text:style-name="P2"><text:span text:style-name="T24"><text:s/>660 <text:s/></text:span><text:s/>Last modified : 21-05-2024 12:02:45</text:p>
      <text:p text:style-name="P2"><text:span text:style-name="T24"><text:s/>661 <text:s/></text:span><text:s/>File : consts.py</text:p>
      <text:p text:style-name="P2"><text:span text:style-name="T24"><text:s/>662 <text:s/></text:span>'''</text:p>
      <text:p text:style-name="P3"><text:span text:style-name="T25"><text:s/>663 <text:s/></text:span><text:span text:style-name="T38">NUMBER_OF_CHROMOSOME_TO_KEEP</text:span><text:span text:style-name="T29"> </text:span><text:span text:style-name="T45">=</text:span><text:span text:style-name="T29"> </text:span><text:span text:style-name="T54">20</text:span><text:span text:style-name="T29"> <text:s text:c="2"/></text:span><text:span text:style-name="T61"># Nombre de chromosomes à garder à </text:span></text:p>
      <text:p text:style-name="P3"><text:span text:style-name="T25"><text:s/>664 <text:s/></text:span><text:span text:style-name="T29"><text:s text:c="36"/></text:span><text:span text:style-name="T61"># chaque génération</text:span></text:p>
      <text:p text:style-name="P4"><text:s/>665 <text:s/></text:p>
      <text:p text:style-name="P3"><text:span text:style-name="T25"><text:s/>666 <text:s/></text:span><text:span text:style-name="T45">def</text:span><text:span text:style-name="T29"> </text:span><text:span text:style-name="T68">MAX_SCORE</text:span><text:span text:style-name="T29">(</text:span><text:span text:style-name="T38">xp</text:span><text:span text:style-name="T29">): <text:s text:c="17"/></text:span><text:span text:style-name="T61"># Score théorique maximal pour un niveau</text:span></text:p>
      <text:p text:style-name="P3"><text:span text:style-name="T25"><text:s/>667 <text:s/></text:span><text:span text:style-name="T29"><text:s text:c="4"/></text:span><text:span text:style-name="T45">return</text:span><text:span text:style-name="T29"> </text:span><text:span text:style-name="T54">15</text:span><text:span text:style-name="T29"> </text:span><text:span text:style-name="T45">+</text:span><text:span text:style-name="T29"> </text:span><text:span text:style-name="T54">15</text:span><text:span text:style-name="T45">*</text:span><text:span text:style-name="T38">xp</text:span><text:span text:style-name="T45">/</text:span><text:span text:style-name="T54">10</text:span><text:span text:style-name="T29"> <text:s text:c="11"/></text:span><text:span text:style-name="T61"># d'xp donné</text:span></text:p>
      <text:p text:style-name="P4"><text:s/>668 <text:s/></text:p>
      <text:p text:style-name="P3"><text:span text:style-name="T25"><text:s/>669 <text:s/></text:span><text:span text:style-name="T38">EPS</text:span><text:span text:style-name="T29"> </text:span><text:span text:style-name="T45">=</text:span><text:span text:style-name="T29"> </text:span><text:span text:style-name="T54">0.5</text:span><text:span text:style-name="T29"> <text:s text:c="26"/></text:span><text:span text:style-name="T61"># Epsilon interval autour du score max atteignable </text:span></text:p>
      <text:p text:style-name="P4"><text:s/>670 <text:s/></text:p>
      <text:p text:style-name="P3"><text:span text:style-name="T25"><text:s/>671 <text:s/></text:span><text:span text:style-name="T38">INITIAL_POSITION</text:span><text:span text:style-name="T29"> </text:span><text:span text:style-name="T45">=</text:span><text:span text:style-name="T29"> (</text:span><text:span text:style-name="T54">7</text:span><text:span text:style-name="T29">, </text:span><text:span text:style-name="T54">31</text:span><text:span text:style-name="T29">) <text:s text:c="9"/></text:span><text:span text:style-name="T61"># Position initiale de l'athlète</text:span></text:p>
      <text:p text:style-name="P3"><text:span text:style-name="T25"><text:s/>672 <text:s/></text:span><text:span text:style-name="T38">MAX_TICK_COUNT</text:span><text:span text:style-name="T29"> </text:span><text:span text:style-name="T45">=</text:span><text:span text:style-name="T29"> </text:span><text:span text:style-name="T54">70</text:span><text:span text:style-name="T29"> <text:s text:c="16"/></text:span><text:span text:style-name="T61"># Nombre de tours(=secondes) maximum</text:span></text:p>
      <text:p text:style-name="P4"><text:s/>673 <text:s/></text:p>
      <text:p text:style-name="P3"><text:span text:style-name="T25"><text:s/>674 <text:s/></text:span><text:span text:style-name="T38">ITERATION_NUMBER</text:span><text:span text:style-name="T29"> </text:span><text:span text:style-name="T45">=</text:span><text:span text:style-name="T29"> </text:span><text:span text:style-name="T54">1</text:span><text:span text:style-name="T29"> <text:s text:c="14"/></text:span><text:span text:style-name="T61"># Nombre d'itérations de l'algorithme</text:span></text:p>
      <text:p text:style-name="P4"><text:s/>675 <text:s/></text:p>
      <text:p text:style-name="P3"><text:span text:style-name="T25"><text:s/>676 <text:s/></text:span><text:span text:style-name="T38">TICK_INTERVAL</text:span><text:span text:style-name="T29"> </text:span><text:span text:style-name="T45">=</text:span><text:span text:style-name="T29"> </text:span><text:span text:style-name="T54">1</text:span><text:span text:style-name="T29"> <text:s text:c="18"/></text:span><text:span text:style-name="T61"># Interval entre 2 executions de la partie</text:span></text:p>
      <text:p text:style-name="P4"><text:s/>677 <text:s/></text:p>
      <text:p text:style-name="P3"><text:span text:style-name="T25"><text:s/>678 <text:s/></text:span><text:span text:style-name="T38">CROSSOVER_PROB</text:span><text:span text:style-name="T29"> </text:span><text:span text:style-name="T45">=</text:span><text:span text:style-name="T29"> </text:span><text:span text:style-name="T54">1</text:span><text:span text:style-name="T29"> <text:s text:c="17"/></text:span><text:span text:style-name="T61"># Probabilité de croiser deux parents</text:span></text:p>
      <text:p text:style-name="P3"><text:span text:style-name="T25"><text:s/>679 <text:s/></text:span><text:span text:style-name="T38">MUTATION_PROB</text:span><text:span text:style-name="T29"> </text:span><text:span text:style-name="T45">=</text:span><text:span text:style-name="T29"> </text:span><text:span text:style-name="T54">0.05</text:span><text:span text:style-name="T29"> <text:s text:c="15"/></text:span><text:span text:style-name="T61"># Probabilité de mutation d'un enfant</text:span></text:p>
      <text:p text:style-name="P4"><text:s/>680 <text:s/></text:p>
      <text:p text:style-name="P3"><text:span text:style-name="T25"><text:s/>681 <text:s/></text:span><text:span text:style-name="T38">SIZE_X</text:span><text:span text:style-name="T29"> </text:span><text:span text:style-name="T45">=</text:span><text:span text:style-name="T29"> </text:span><text:span text:style-name="T54">10</text:span><text:span text:style-name="T29"> <text:s text:c="24"/></text:span><text:span text:style-name="T61"># Taille du terrain</text:span></text:p>
      <text:p text:style-name="P3"><text:span text:style-name="T25"><text:s/>682 <text:s/></text:span><text:span text:style-name="T38">SIZE_Y</text:span><text:span text:style-name="T29"> </text:span><text:span text:style-name="T45">=</text:span><text:span text:style-name="T29"> </text:span><text:span text:style-name="T54">40</text:span></text:p>
      <text:p text:style-name="P4"><text:s/>683 <text:s/></text:p>
      <text:p text:style-name="P6"><text:span text:style-name="T24"><text:s/>684 <text:s/></text:span># Valeurs utilisées dans l'étude</text:p>
      <text:p text:style-name="P3"><text:span text:style-name="T25"><text:s/>685 <text:s/></text:span><text:span text:style-name="T38">POPULATIONS</text:span><text:span text:style-name="T29"> </text:span><text:span text:style-name="T45">=</text:span><text:span text:style-name="T29"> [</text:span><text:span text:style-name="T54">2</text:span><text:span text:style-name="T29">, </text:span><text:span text:style-name="T54">5</text:span><text:span text:style-name="T29">, </text:span><text:span text:style-name="T54">10</text:span><text:span text:style-name="T29">, </text:span><text:span text:style-name="T54">20</text:span><text:span text:style-name="T29">, </text:span><text:span text:style-name="T54">35</text:span><text:span text:style-name="T29">, </text:span><text:span text:style-name="T54">60</text:span><text:span text:style-name="T29">, </text:span><text:span text:style-name="T54">100</text:span><text:span text:style-name="T29">, </text:span><text:span text:style-name="T54">200</text:span><text:span text:style-name="T29">, </text:span><text:span text:style-name="T54">300</text:span><text:span text:style-name="T29">,</text:span></text:p>
      <text:p text:style-name="P3"><text:span text:style-name="T25"><text:s/>686 <text:s/></text:span><text:span text:style-name="T29">, </text:span><text:span text:style-name="T54">700</text:span><text:span text:style-name="T29">, </text:span><text:span text:style-name="T54">1000</text:span><text:span text:style-name="T29">, </text:span><text:span text:style-name="T54">1200</text:span><text:span text:style-name="T29">, </text:span><text:span text:style-name="T54">1400</text:span><text:span text:style-name="T29">, </text:span><text:span text:style-name="T54">1800</text:span><text:span text:style-name="T29">, </text:span><text:span text:style-name="T54">2000</text:span><text:span text:style-name="T29">]</text:span></text:p>
      <text:p text:style-name="P4"><text:s/>687 <text:s/></text:p>
      <text:p text:style-name="P6"><text:span text:style-name="T24"><text:s/>688 <text:s/></text:span># Distance en mètre maximal qu'un être humain peut parcourir en courant pendant 1s</text:p>
      <text:p text:style-name="P3"><text:span text:style-name="T25"><text:s/>689 <text:s/></text:span><text:span text:style-name="T38">DIST_MAX</text:span><text:span text:style-name="T29"> </text:span><text:span text:style-name="T45">=</text:span><text:span text:style-name="T29"> </text:span><text:span text:style-name="T54">6</text:span></text:p>
      <text:p text:style-name="P4"><text:s/>690 <text:s/></text:p>
      <text:p text:style-name="P6"><text:span text:style-name="T24"><text:s/>691 <text:s/></text:span># L le nombre de variables représentant un gène </text:p>
      <text:p text:style-name="P3"><text:span text:style-name="T25"><text:s/>692 <text:s/></text:span><text:span text:style-name="T38">L</text:span><text:span text:style-name="T29"> </text:span><text:span text:style-name="T45">=</text:span><text:span text:style-name="T29"> </text:span><text:span text:style-name="T54">6</text:span><text:span text:style-name="T45">*</text:span><text:span text:style-name="T54">70</text:span></text:p>
      <text:p text:style-name="P4"><text:s/>693 <text:s/></text:p>
      <text:p text:style-name="P3"><text:span text:style-name="T25"><text:s/>694 <text:s/></text:span><text:span text:style-name="T38">PROBS_C</text:span><text:span text:style-name="T29"> </text:span><text:span text:style-name="T45">=</text:span><text:span text:style-name="T29"> [</text:span><text:span text:style-name="T54">0.0</text:span><text:span text:style-name="T29">, </text:span><text:span text:style-name="T54">0.0</text:span><text:span text:style-name="T29">, </text:span><text:span text:style-name="T54">0.0</text:span><text:span text:style-name="T29">, </text:span><text:span text:style-name="T54">0.9</text:span><text:span text:style-name="T29">, </text:span><text:span text:style-name="T54">0.9</text:span><text:span text:style-name="T29">] </text:span><text:span text:style-name="T61"># Probabilité de croisement</text:span></text:p>
      <text:p text:style-name="P3"><text:span text:style-name="T25"><text:s/>695 <text:s/></text:span><text:span text:style-name="T38">PROBS_M</text:span><text:span text:style-name="T29"> </text:span><text:span text:style-name="T45">=</text:span><text:span text:style-name="T29"> [</text:span><text:span text:style-name="T54">0.1</text:span><text:span text:style-name="T29">, </text:span><text:span text:style-name="T54">0.5</text:span><text:span text:style-name="T29">, </text:span><text:span text:style-name="T54">1.0</text:span><text:span text:style-name="T29">, </text:span><text:span text:style-name="T54">0.0</text:span><text:span text:style-name="T29">, </text:span><text:span text:style-name="T54">0.1</text:span><text:span text:style-name="T29">] </text:span><text:span text:style-name="T61"># Probabilité de mutation</text:span></text:p>
      <text:p text:style-name="P4"><text:s/>696 <text:s/></text:p>
      <text:p text:style-name="P3"><text:soft-page-break/><text:span text:style-name="T25"><text:s/>697 <text:s/></text:span><text:span text:style-name="T38">NB_EVAL_MAX</text:span><text:span text:style-name="T29"> </text:span><text:span text:style-name="T45">=</text:span><text:span text:style-name="T29"> </text:span><text:span text:style-name="T54">45_000</text:span><text:span text:style-name="T29"> <text:s text:c="15"/></text:span><text:span text:style-name="T61"># = S</text:span></text:p>
      <text:p text:style-name="P3"><text:span text:style-name="T25"><text:s/>698 <text:s/></text:span><text:span text:style-name="T29"><text:s text:c="7"/></text:span><text:span text:style-name="T38">________________________________________________________</text:span></text:p>
      <text:p text:style-name="P2"><text:span text:style-name="T24"><text:s/>699 <text:s/></text:span>'''</text:p>
      <text:p text:style-name="P2"><text:span text:style-name="T24"><text:s/>700 <text:s/></text:span><text:s/>Name : Elowan</text:p>
      <text:p text:style-name="P2"><text:span text:style-name="T24"><text:s/>701 <text:s/></text:span><text:s/>Creation : 30-08-2023 15:03:52</text:p>
      <text:p text:style-name="P2"><text:span text:style-name="T24"><text:s/>702 <text:s/></text:span><text:s/>Last modified : 21-05-2024 21:30:56</text:p>
      <text:p text:style-name="P2"><text:span text:style-name="T24"><text:s/>703 <text:s/></text:span><text:s/>File : customAthletes.py</text:p>
      <text:p text:style-name="P2"><text:span text:style-name="T24"><text:s/>704 <text:s/></text:span>'''</text:p>
      <text:p text:style-name="P3"><text:span text:style-name="T25"><text:s/>705 <text:s/></text:span><text:span text:style-name="T45">from</text:span><text:span text:style-name="T29"> </text:span><text:span text:style-name="T38">Models</text:span><text:span text:style-name="T29"> </text:span><text:span text:style-name="T45">import</text:span><text:span text:style-name="T29"> </text:span><text:span text:style-name="T38">Athlete</text:span><text:span text:style-name="T29">, </text:span><text:span text:style-name="T38">FIGURES</text:span></text:p>
      <text:p text:style-name="P3"><text:span text:style-name="T25"><text:s/>706 <text:s/></text:span><text:span text:style-name="T45">from</text:span><text:span text:style-name="T29"> </text:span><text:span text:style-name="T38">Terrain</text:span><text:span text:style-name="T29"> </text:span><text:span text:style-name="T45">import</text:span><text:span text:style-name="T29"> </text:span><text:span text:style-name="T38">Field</text:span></text:p>
      <text:p text:style-name="P3"><text:span text:style-name="T25"><text:s/>707 <text:s/></text:span><text:span text:style-name="T45">from</text:span><text:span text:style-name="T29"> </text:span><text:span text:style-name="T38">main</text:span><text:span text:style-name="T29"> </text:span><text:span text:style-name="T45">import</text:span><text:span text:style-name="T29"> </text:span><text:span text:style-name="T38">AthleteChromosome</text:span></text:p>
      <text:p text:style-name="P4"><text:s/>708 <text:s/></text:p>
      <text:p text:style-name="P6"><text:span text:style-name="T24"><text:s/>709 <text:s/></text:span># Lilou Ruel</text:p>
      <text:p text:style-name="P3"><text:span text:style-name="T25"><text:s/>710 <text:s/></text:span><text:span text:style-name="T38">lilou</text:span><text:span text:style-name="T29"> </text:span><text:span text:style-name="T45">=</text:span><text:span text:style-name="T29"> </text:span><text:span text:style-name="T38">Athlete</text:span><text:span text:style-name="T29">(</text:span><text:span text:style-name="T54">8</text:span><text:span text:style-name="T29">)</text:span></text:p>
      <text:p text:style-name="P3"><text:span text:style-name="T25"><text:s/>711 <text:s/></text:span><text:span text:style-name="T38">lilou</text:span><text:span text:style-name="T45">.</text:span><text:span text:style-name="T38">combos</text:span><text:span text:style-name="T29"> </text:span><text:span text:style-name="T45">=</text:span><text:span text:style-name="T29"> [</text:span></text:p>
      <text:p text:style-name="P3"><text:span text:style-name="T25"><text:s/>712 <text:s/></text:span><text:span text:style-name="T29"><text:s text:c="4"/>((</text:span><text:span text:style-name="T54">7</text:span><text:span text:style-name="T29">, </text:span><text:span text:style-name="T54">31</text:span><text:span text:style-name="T29">), </text:span><text:span text:style-name="T38">FIGURES</text:span><text:span text:style-name="T29">[</text:span><text:span text:style-name="T76">"double_cork"</text:span><text:span text:style-name="T29">], </text:span><text:span text:style-name="T54">0</text:span><text:span text:style-name="T29">),</text:span></text:p>
      <text:p text:style-name="P3"><text:span text:style-name="T25"><text:s/>713 <text:s/></text:span><text:span text:style-name="T29"><text:s text:c="4"/>((</text:span><text:span text:style-name="T54">7</text:span><text:span text:style-name="T29">, </text:span><text:span text:style-name="T54">31</text:span><text:span text:style-name="T29">), </text:span><text:span text:style-name="T38">FIGURES</text:span><text:span text:style-name="T29">[</text:span><text:span text:style-name="T76">"jump"</text:span><text:span text:style-name="T29">], </text:span><text:span text:style-name="T54">4</text:span><text:span text:style-name="T29">),</text:span></text:p>
      <text:p text:style-name="P3"><text:span text:style-name="T25"><text:s/>714 <text:s/></text:span><text:span text:style-name="T29"><text:s text:c="4"/>((</text:span><text:span text:style-name="T54">8</text:span><text:span text:style-name="T29">, </text:span><text:span text:style-name="T54">33</text:span><text:span text:style-name="T29">), </text:span><text:span text:style-name="T38">FIGURES</text:span><text:span text:style-name="T29">[</text:span><text:span text:style-name="T76">"180"</text:span><text:span text:style-name="T29">], </text:span><text:span text:style-name="T54">5</text:span><text:span text:style-name="T29">),</text:span></text:p>
      <text:p text:style-name="P3"><text:span text:style-name="T25"><text:s/>715 <text:s/></text:span><text:span text:style-name="T29"><text:s text:c="4"/>((</text:span><text:span text:style-name="T54">6</text:span><text:span text:style-name="T29">, </text:span><text:span text:style-name="T54">35</text:span><text:span text:style-name="T29">), </text:span><text:span text:style-name="T38">FIGURES</text:span><text:span text:style-name="T29">[</text:span><text:span text:style-name="T76">"cast_backflip"</text:span><text:span text:style-name="T29">], </text:span><text:span text:style-name="T54">7</text:span><text:span text:style-name="T29">),</text:span></text:p>
      <text:p text:style-name="P3"><text:span text:style-name="T25"><text:s/>716 <text:s/></text:span><text:span text:style-name="T29"><text:s text:c="4"/>((</text:span><text:span text:style-name="T54">7</text:span><text:span text:style-name="T29">, </text:span><text:span text:style-name="T54">31</text:span><text:span text:style-name="T29">), </text:span><text:span text:style-name="T38">FIGURES</text:span><text:span text:style-name="T29">[</text:span><text:span text:style-name="T76">"jump"</text:span><text:span text:style-name="T29">], </text:span><text:span text:style-name="T54">10</text:span><text:span text:style-name="T29">),</text:span></text:p>
      <text:p text:style-name="P3"><text:span text:style-name="T25"><text:s/>717 <text:s/></text:span><text:span text:style-name="T29"><text:s text:c="4"/>((</text:span><text:span text:style-name="T54">6</text:span><text:span text:style-name="T29">, </text:span><text:span text:style-name="T54">29</text:span><text:span text:style-name="T29">), </text:span><text:span text:style-name="T38">FIGURES</text:span><text:span text:style-name="T29">[</text:span><text:span text:style-name="T76">"cast_backflip_360"</text:span><text:span text:style-name="T29">], </text:span><text:span text:style-name="T54">11</text:span><text:span text:style-name="T29">),</text:span></text:p>
      <text:p text:style-name="P3"><text:span text:style-name="T25"><text:s/>718 <text:s/></text:span><text:span text:style-name="T29"><text:s text:c="4"/>((</text:span><text:span text:style-name="T54">5</text:span><text:span text:style-name="T29">, </text:span><text:span text:style-name="T54">30</text:span><text:span text:style-name="T29">), </text:span><text:span text:style-name="T38">FIGURES</text:span><text:span text:style-name="T29">[</text:span><text:span text:style-name="T76">"jump"</text:span><text:span text:style-name="T29">], </text:span><text:span text:style-name="T54">13</text:span><text:span text:style-name="T29">),</text:span></text:p>
      <text:p text:style-name="P3"><text:span text:style-name="T25"><text:s/>719 <text:s/></text:span><text:span text:style-name="T29"><text:s text:c="4"/>((</text:span><text:span text:style-name="T54">2</text:span><text:span text:style-name="T29">, </text:span><text:span text:style-name="T54">31</text:span><text:span text:style-name="T29">), </text:span><text:span text:style-name="T38">FIGURES</text:span><text:span text:style-name="T29">[</text:span><text:span text:style-name="T76">"double_cork"</text:span><text:span text:style-name="T29">], </text:span><text:span text:style-name="T54">15</text:span><text:span text:style-name="T29">),</text:span></text:p>
      <text:p text:style-name="P3"><text:span text:style-name="T25"><text:s/>720 <text:s/></text:span><text:span text:style-name="T29"><text:s text:c="4"/>((</text:span><text:span text:style-name="T54">1</text:span><text:span text:style-name="T29">, </text:span><text:span text:style-name="T54">33</text:span><text:span text:style-name="T29">), </text:span><text:span text:style-name="T38">FIGURES</text:span><text:span text:style-name="T29">[</text:span><text:span text:style-name="T76">"inward_flip"</text:span><text:span text:style-name="T29">], </text:span><text:span text:style-name="T54">18</text:span><text:span text:style-name="T29">),</text:span></text:p>
      <text:p text:style-name="P3"><text:span text:style-name="T25"><text:s/>721 <text:s/></text:span><text:span text:style-name="T29"><text:s text:c="4"/>((</text:span><text:span text:style-name="T54">2</text:span><text:span text:style-name="T29">, </text:span><text:span text:style-name="T54">28</text:span><text:span text:style-name="T29">), </text:span><text:span text:style-name="T38">FIGURES</text:span><text:span text:style-name="T29">[</text:span><text:span text:style-name="T76">"180"</text:span><text:span text:style-name="T29">], </text:span><text:span text:style-name="T54">22</text:span><text:span text:style-name="T29">),</text:span></text:p>
      <text:p text:style-name="P3"><text:span text:style-name="T25"><text:s/>722 <text:s/></text:span><text:span text:style-name="T29"><text:s text:c="4"/>((</text:span><text:span text:style-name="T54">4</text:span><text:span text:style-name="T29">, </text:span><text:span text:style-name="T54">28</text:span><text:span text:style-name="T29">), </text:span><text:span text:style-name="T38">FIGURES</text:span><text:span text:style-name="T29">[</text:span><text:span text:style-name="T76">"cork"</text:span><text:span text:style-name="T29">], </text:span><text:span text:style-name="T54">23</text:span><text:span text:style-name="T29">),</text:span></text:p>
      <text:p text:style-name="P3"><text:span text:style-name="T25"><text:s/>723 <text:s/></text:span><text:span text:style-name="T29"><text:s text:c="4"/>((</text:span><text:span text:style-name="T54">7</text:span><text:span text:style-name="T29">, </text:span><text:span text:style-name="T54">27</text:span><text:span text:style-name="T29">), </text:span><text:span text:style-name="T38">FIGURES</text:span><text:span text:style-name="T29">[</text:span><text:span text:style-name="T76">"gaet_flip"</text:span><text:span text:style-name="T29">], </text:span><text:span text:style-name="T54">26</text:span><text:span text:style-name="T29">),</text:span></text:p>
      <text:p text:style-name="P3"><text:span text:style-name="T25"><text:s/>724 <text:s/></text:span><text:span text:style-name="T29"><text:s text:c="4"/>((</text:span><text:span text:style-name="T54">8</text:span><text:span text:style-name="T29">, </text:span><text:span text:style-name="T54">26</text:span><text:span text:style-name="T29">), </text:span><text:span text:style-name="T38">FIGURES</text:span><text:span text:style-name="T29">[</text:span><text:span text:style-name="T76">"run"</text:span><text:span text:style-name="T29">], </text:span><text:span text:style-name="T54">27</text:span><text:span text:style-name="T29">),</text:span></text:p>
      <text:p text:style-name="P3"><text:span text:style-name="T25"><text:s/>725 <text:s/></text:span><text:span text:style-name="T29"><text:s text:c="4"/>((</text:span><text:span text:style-name="T54">8</text:span><text:span text:style-name="T29">, </text:span><text:span text:style-name="T54">24</text:span><text:span text:style-name="T29">), </text:span><text:span text:style-name="T38">FIGURES</text:span><text:span text:style-name="T29">[</text:span><text:span text:style-name="T76">"run"</text:span><text:span text:style-name="T29">], </text:span><text:span text:style-name="T54">28</text:span><text:span text:style-name="T29">),</text:span></text:p>
      <text:p text:style-name="P3"><text:span text:style-name="T25"><text:s/>726 <text:s/></text:span><text:span text:style-name="T29"><text:s text:c="4"/>((</text:span><text:span text:style-name="T54">8</text:span><text:span text:style-name="T29">, </text:span><text:span text:style-name="T54">22</text:span><text:span text:style-name="T29">), </text:span><text:span text:style-name="T38">FIGURES</text:span><text:span text:style-name="T29">[</text:span><text:span text:style-name="T76">"jump"</text:span><text:span text:style-name="T29">], </text:span><text:span text:style-name="T54">29</text:span><text:span text:style-name="T29">),</text:span></text:p>
      <text:p text:style-name="P3"><text:span text:style-name="T25"><text:s/>727 <text:s/></text:span><text:span text:style-name="T29"><text:s text:c="4"/>((</text:span><text:span text:style-name="T54">8</text:span><text:span text:style-name="T29">, </text:span><text:span text:style-name="T54">20</text:span><text:span text:style-name="T29">), </text:span><text:span text:style-name="T38">FIGURES</text:span><text:span text:style-name="T29">[</text:span><text:span text:style-name="T76">"jump"</text:span><text:span text:style-name="T29">], </text:span><text:span text:style-name="T54">30</text:span><text:span text:style-name="T29">),</text:span></text:p>
      <text:p text:style-name="P3"><text:span text:style-name="T25"><text:s/>728 <text:s/></text:span><text:span text:style-name="T29"><text:s text:c="4"/>((</text:span><text:span text:style-name="T54">6</text:span><text:span text:style-name="T29">, </text:span><text:span text:style-name="T54">18</text:span><text:span text:style-name="T29">), </text:span><text:span text:style-name="T38">FIGURES</text:span><text:span text:style-name="T29">[</text:span><text:span text:style-name="T76">"double_swing_gainer"</text:span><text:span text:style-name="T29">], </text:span><text:span text:style-name="T54">31</text:span><text:span text:style-name="T29">),</text:span></text:p>
      <text:p text:style-name="P3"><text:span text:style-name="T25"><text:s/>729 <text:s/></text:span><text:span text:style-name="T29"><text:s text:c="4"/>((</text:span><text:span text:style-name="T54">5</text:span><text:span text:style-name="T29">, </text:span><text:span text:style-name="T54">18</text:span><text:span text:style-name="T29">), </text:span><text:span text:style-name="T38">FIGURES</text:span><text:span text:style-name="T29">[</text:span><text:span text:style-name="T76">"run"</text:span><text:span text:style-name="T29">], </text:span><text:span text:style-name="T54">35</text:span><text:span text:style-name="T29">),</text:span></text:p>
      <text:p text:style-name="P3"><text:span text:style-name="T25"><text:s/>730 <text:s/></text:span><text:span text:style-name="T29"><text:s text:c="4"/>((</text:span><text:span text:style-name="T54">4</text:span><text:span text:style-name="T29">, </text:span><text:span text:style-name="T54">16</text:span><text:span text:style-name="T29">), </text:span><text:span text:style-name="T38">FIGURES</text:span><text:span text:style-name="T29">[</text:span><text:span text:style-name="T76">"180"</text:span><text:span text:style-name="T29">], </text:span><text:span text:style-name="T54">38</text:span><text:span text:style-name="T29">),</text:span></text:p>
      <text:p text:style-name="P3"><text:span text:style-name="T25"><text:s/>731 <text:s/></text:span><text:span text:style-name="T29"><text:s text:c="4"/>((</text:span><text:span text:style-name="T54">3</text:span><text:span text:style-name="T29">, </text:span><text:span text:style-name="T54">15</text:span><text:span text:style-name="T29">), </text:span><text:span text:style-name="T38">FIGURES</text:span><text:span text:style-name="T29">[</text:span><text:span text:style-name="T76">"jump"</text:span><text:span text:style-name="T29">], </text:span><text:span text:style-name="T54">40</text:span><text:span text:style-name="T29">),</text:span></text:p>
      <text:p text:style-name="P3"><text:span text:style-name="T25"><text:s/>732 <text:s/></text:span><text:span text:style-name="T29"><text:s text:c="4"/>((</text:span><text:span text:style-name="T54">3</text:span><text:span text:style-name="T29">, </text:span><text:span text:style-name="T54">15</text:span><text:span text:style-name="T29">), </text:span><text:span text:style-name="T38">FIGURES</text:span><text:span text:style-name="T29">[</text:span><text:span text:style-name="T76">"180"</text:span><text:span text:style-name="T29">], </text:span><text:span text:style-name="T54">41</text:span><text:span text:style-name="T29">),</text:span></text:p>
      <text:p text:style-name="P3"><text:span text:style-name="T25"><text:s/>733 <text:s/></text:span><text:span text:style-name="T29"><text:s text:c="4"/>((</text:span><text:span text:style-name="T54">3</text:span><text:span text:style-name="T29">, </text:span><text:span text:style-name="T54">15</text:span><text:span text:style-name="T29">), </text:span><text:span text:style-name="T38">FIGURES</text:span><text:span text:style-name="T29">[</text:span><text:span text:style-name="T76">"jump"</text:span><text:span text:style-name="T29">], </text:span><text:span text:style-name="T54">43</text:span><text:span text:style-name="T29">),</text:span></text:p>
      <text:p text:style-name="P3"><text:span text:style-name="T25"><text:s/>734 <text:s/></text:span><text:span text:style-name="T29"><text:s text:c="4"/>((</text:span><text:span text:style-name="T54">4</text:span><text:span text:style-name="T29">, </text:span><text:span text:style-name="T54">15</text:span><text:span text:style-name="T29">), </text:span><text:span text:style-name="T38">FIGURES</text:span><text:span text:style-name="T29">[</text:span><text:span text:style-name="T76">"run"</text:span><text:span text:style-name="T29">], </text:span><text:span text:style-name="T54">44</text:span><text:span text:style-name="T29">),</text:span></text:p>
      <text:p text:style-name="P3"><text:span text:style-name="T25"><text:s/>735 <text:s/></text:span><text:span text:style-name="T29"><text:s text:c="4"/>((</text:span><text:span text:style-name="T54">5</text:span><text:span text:style-name="T29">, </text:span><text:span text:style-name="T54">15</text:span><text:span text:style-name="T29">), </text:span><text:span text:style-name="T38">FIGURES</text:span><text:span text:style-name="T29">[</text:span><text:span text:style-name="T76">"jump"</text:span><text:span text:style-name="T29">], </text:span><text:span text:style-name="T54">45</text:span><text:span text:style-name="T29">),</text:span></text:p>
      <text:p text:style-name="P3"><text:span text:style-name="T25"><text:s/>736 <text:s/></text:span><text:span text:style-name="T29"><text:s text:c="4"/>((</text:span><text:span text:style-name="T54">6</text:span><text:span text:style-name="T29">, </text:span><text:span text:style-name="T54">15</text:span><text:span text:style-name="T29">), </text:span><text:span text:style-name="T38">FIGURES</text:span><text:span text:style-name="T29">[</text:span><text:span text:style-name="T76">"180"</text:span><text:span text:style-name="T29">], </text:span><text:span text:style-name="T54">46</text:span><text:span text:style-name="T29">),</text:span></text:p>
      <text:p text:style-name="P3"><text:span text:style-name="T25"><text:s/>737 <text:s/></text:span><text:span text:style-name="T29"><text:s text:c="4"/>((</text:span><text:span text:style-name="T54">7</text:span><text:span text:style-name="T29">, </text:span><text:span text:style-name="T54">15</text:span><text:span text:style-name="T29">), </text:span><text:span text:style-name="T38">FIGURES</text:span><text:span text:style-name="T29">[</text:span><text:span text:style-name="T76">"jump"</text:span><text:span text:style-name="T29">], </text:span><text:span text:style-name="T54">47</text:span><text:span text:style-name="T29">),</text:span></text:p>
      <text:p text:style-name="P3"><text:span text:style-name="T25"><text:s/>738 <text:s/></text:span><text:span text:style-name="T29"><text:s text:c="4"/>((</text:span><text:span text:style-name="T54">8</text:span><text:span text:style-name="T29">, </text:span><text:span text:style-name="T54">15</text:span><text:span text:style-name="T29">), </text:span><text:span text:style-name="T38">FIGURES</text:span><text:span text:style-name="T29">[</text:span><text:span text:style-name="T76">"cork"</text:span><text:span text:style-name="T29">], </text:span><text:span text:style-name="T54">48</text:span><text:span text:style-name="T29">),</text:span></text:p>
      <text:p text:style-name="P5"><text:span text:style-name="T24"><text:s/>739 <text:s/></text:span>]</text:p>
      <text:p text:style-name="P4"><text:s/>740 <text:s/></text:p>
      <text:p text:style-name="P3"><text:span text:style-name="T25"><text:s/>741 <text:s/></text:span><text:span text:style-name="T45">if</text:span><text:span text:style-name="T29"> </text:span><text:span text:style-name="T38">__name__</text:span><text:span text:style-name="T29"> </text:span><text:span text:style-name="T45">==</text:span><text:span text:style-name="T29"> </text:span><text:span text:style-name="T76">"__main__"</text:span><text:span text:style-name="T29">:</text:span></text:p>
      <text:p text:style-name="P3"><text:span text:style-name="T25"><text:s/>742 <text:s/></text:span><text:span text:style-name="T29"><text:s text:c="4"/></text:span><text:span text:style-name="T38">field</text:span><text:span text:style-name="T29"> </text:span><text:span text:style-name="T45">=</text:span><text:span text:style-name="T29"> </text:span><text:span text:style-name="T38">Field</text:span><text:span text:style-name="T29">()</text:span></text:p>
      <text:p text:style-name="P3"><text:span text:style-name="T25"><text:s/>743 <text:s/></text:span><text:span text:style-name="T29"><text:s text:c="4"/></text:span><text:span text:style-name="T38">field</text:span><text:span text:style-name="T45">.</text:span><text:span text:style-name="T38">createField</text:span><text:span text:style-name="T29">()</text:span></text:p>
      <text:p text:style-name="P4"><text:s/>744 <text:s/></text:p>
      <text:p text:style-name="P3"><text:span text:style-name="T25"><text:s/>745 <text:s/></text:span><text:span text:style-name="T29"><text:s text:c="4"/></text:span><text:span text:style-name="T38">lilou</text:span><text:span text:style-name="T45">.</text:span><text:span text:style-name="T38">setField</text:span><text:span text:style-name="T29">(</text:span><text:span text:style-name="T38">field</text:span><text:span text:style-name="T29">)</text:span></text:p>
      <text:p text:style-name="P3"><text:span text:style-name="T25"><text:s/>746 <text:s/></text:span><text:span text:style-name="T29"><text:s text:c="4"/></text:span><text:span text:style-name="T38">lilouAthelte</text:span><text:span text:style-name="T29"> </text:span><text:span text:style-name="T45">=</text:span><text:span text:style-name="T29"> </text:span><text:span text:style-name="T38">AthleteChromosome</text:span><text:span text:style-name="T29">(</text:span><text:span text:style-name="T38">lilou</text:span><text:span text:style-name="T29">)</text:span></text:p>
      <text:p text:style-name="P3"><text:span text:style-name="T25"><text:s/>747 <text:s/></text:span><text:span text:style-name="T29"><text:s text:c="4"/></text:span><text:span text:style-name="T45">print</text:span><text:span text:style-name="T29">(</text:span><text:span text:style-name="T38">lilouAthelte</text:span><text:span text:style-name="T45">.</text:span><text:span text:style-name="T38">detailedFitness</text:span><text:span text:style-name="T29">)</text:span></text:p>
      <text:p text:style-name="P3"><text:span text:style-name="T25"><text:s/>748 <text:s/></text:span><text:span text:style-name="T29"><text:s text:c="4"/></text:span><text:span text:style-name="T45">print</text:span><text:span text:style-name="T29">(</text:span><text:span text:style-name="T38">lilouAthelte</text:span><text:span text:style-name="T45">.</text:span><text:span text:style-name="T38">fitness</text:span><text:span text:style-name="T29">)</text:span></text:p>
      <text:p text:style-name="P3"><text:span text:style-name="T25"><text:s/>749 <text:s/></text:span><text:span text:style-name="T29"><text:s text:c="7"/></text:span><text:span text:style-name="T38">________________________________________________________</text:span></text:p>
      <text:p text:style-name="P2"><text:span text:style-name="T24"><text:s/>750 <text:s/></text:span>'''</text:p>
      <text:p text:style-name="P2"><text:span text:style-name="T24"><text:s/>751 <text:s/></text:span><text:s/>Name : Elowan</text:p>
      <text:p text:style-name="P2"><text:span text:style-name="T24"><text:s/>752 <text:s/></text:span><text:s/>Creation : 02-06-2023 11:00:05</text:p>
      <text:p text:style-name="P2"><text:span text:style-name="T24"><text:s/>753 <text:s/></text:span><text:s/>Last modified : 21-05-2024 21:31:06</text:p>
      <text:p text:style-name="P2"><text:span text:style-name="T24"><text:s/>754 <text:s/></text:span><text:s/>File : Game.py</text:p>
      <text:p text:style-name="P2"><text:span text:style-name="T24"><text:s/>755 <text:s/></text:span>'''</text:p>
      <text:p text:style-name="P4"><text:s/>756 <text:s/></text:p>
      <text:p text:style-name="P3"><text:span text:style-name="T25"><text:s/>757 <text:s/></text:span><text:span text:style-name="T45">from</text:span><text:span text:style-name="T29"> </text:span><text:span text:style-name="T38">Terrain</text:span><text:span text:style-name="T29"> </text:span><text:span text:style-name="T45">import</text:span><text:span text:style-name="T29"> </text:span><text:span text:style-name="T38">Field</text:span></text:p>
      <text:p text:style-name="P3"><text:span text:style-name="T25"><text:s/>758 <text:s/></text:span><text:span text:style-name="T45">from</text:span><text:span text:style-name="T29"> </text:span><text:span text:style-name="T38">Models</text:span><text:span text:style-name="T29"> </text:span><text:span text:style-name="T45">import</text:span><text:span text:style-name="T29"> </text:span><text:span text:style-name="T38">Athlete</text:span><text:span text:style-name="T29">, </text:span><text:span text:style-name="T38">FIGURES</text:span></text:p>
      <text:p text:style-name="P4"><text:s/>759 <text:s/></text:p>
      <text:p text:style-name="P3"><text:span text:style-name="T25"><text:s/>760 <text:s/></text:span><text:span text:style-name="T45">from</text:span><text:span text:style-name="T29"> </text:span><text:span text:style-name="T38">consts</text:span><text:span text:style-name="T29"> </text:span><text:span text:style-name="T45">import</text:span><text:span text:style-name="T29"> </text:span><text:span text:style-name="T38">INITIAL_POSITION</text:span><text:span text:style-name="T29">, </text:span><text:span text:style-name="T38">MAX_TICK_COUNT</text:span><text:span text:style-name="T29">, </text:span><text:span text:style-name="T38">TICK_INTERVAL</text:span></text:p>
      <text:p text:style-name="P4"><text:s/>761 <text:s/></text:p>
      <text:p text:style-name="P3"><text:span text:style-name="T25"><text:s/>762 <text:s/></text:span><text:span text:style-name="T45">class</text:span><text:span text:style-name="T29"> </text:span><text:span text:style-name="T38">Game</text:span><text:span text:style-name="T29">:</text:span></text:p>
      <text:p text:style-name="P3"><text:span text:style-name="T25"><text:s/>763 <text:s/></text:span><text:span text:style-name="T29"><text:s text:c="4"/></text:span><text:span text:style-name="T76">"""</text:span></text:p>
      <text:p text:style-name="P2"><text:span text:style-name="T24"><text:s/>764 <text:s/></text:span><text:s text:c="4"/>Classe représentant un round de la compétition</text:p>
      <text:p text:style-name="P2"><text:span text:style-name="T24"><text:s/>765 <text:s/></text:span><text:s text:c="4"/>"""</text:p>
      <text:p text:style-name="P4"><text:s/>766 <text:s/></text:p>
      <text:p text:style-name="P3"><text:span text:style-name="T25"><text:s/>767 <text:s/></text:span><text:span text:style-name="T29"><text:s text:c="4"/></text:span><text:span text:style-name="T38">instances</text:span><text:span text:style-name="T29"> </text:span><text:span text:style-name="T45">=</text:span><text:span text:style-name="T29"> []</text:span></text:p>
      <text:p text:style-name="P3"><text:span text:style-name="T25"><text:s/>768 <text:s/></text:span><text:span text:style-name="T29"><text:s text:c="4"/></text:span><text:span text:style-name="T45">def</text:span><text:span text:style-name="T29"> </text:span><text:span text:style-name="T68">__init__</text:span><text:span text:style-name="T29">(</text:span><text:span text:style-name="T45">self</text:span><text:span text:style-name="T29">, </text:span><text:span text:style-name="T38">athlete</text:span><text:span text:style-name="T29">):</text:span></text:p>
      <text:p text:style-name="P3"><text:span text:style-name="T25"><text:s/>769 <text:s/></text:span><text:span text:style-name="T29"><text:s text:c="8"/></text:span><text:span text:style-name="T45">self.</text:span><text:span text:style-name="T38">field</text:span><text:span text:style-name="T29"> </text:span><text:span text:style-name="T45">=</text:span><text:span text:style-name="T29"> </text:span><text:span text:style-name="T38">Field</text:span><text:span text:style-name="T29">()</text:span></text:p>
      <text:p text:style-name="P3"><text:span text:style-name="T25"><text:s/>770 <text:s/></text:span><text:span text:style-name="T29"><text:s text:c="8"/></text:span><text:span text:style-name="T45">self.</text:span><text:span text:style-name="T38">field</text:span><text:span text:style-name="T45">.</text:span><text:span text:style-name="T38">createField</text:span><text:span text:style-name="T29">()</text:span></text:p>
      <text:p text:style-name="P3"><text:span text:style-name="T25"><text:s/>771 <text:s/></text:span><text:span text:style-name="T29"><text:s text:c="8"/></text:span><text:span text:style-name="T45">self.</text:span><text:span text:style-name="T38">athlete</text:span><text:span text:style-name="T29"> </text:span><text:span text:style-name="T45">=</text:span><text:span text:style-name="T29"> </text:span><text:span text:style-name="T38">athlete</text:span></text:p>
      <text:p text:style-name="P3"><text:span text:style-name="T25"><text:s/>772 <text:s/></text:span><text:span text:style-name="T29"><text:s text:c="8"/></text:span><text:span text:style-name="T45">self.</text:span><text:span text:style-name="T38">state</text:span><text:span text:style-name="T29"> </text:span><text:span text:style-name="T45">=</text:span><text:span text:style-name="T29"> </text:span><text:span text:style-name="T54">0</text:span><text:span text:style-name="T29"> <text:s text:c="9"/></text:span><text:span text:style-name="T61"># Etat de la partie</text:span></text:p>
      <text:p text:style-name="P3"><text:span text:style-name="T25"><text:s/>773 <text:s/></text:span><text:span text:style-name="T29"><text:s text:c="8"/></text:span><text:span text:style-name="T45">self.</text:span><text:span text:style-name="T38">tickCount</text:span><text:span text:style-name="T29"> </text:span><text:span text:style-name="T45">=</text:span><text:span text:style-name="T29"> </text:span><text:span text:style-name="T54">0</text:span><text:span text:style-name="T29"> <text:s text:c="5"/></text:span><text:span text:style-name="T61"># 1 tick = 1 seconde </text:span></text:p>
      <text:p text:style-name="P4"><text:s/>774 <text:s/></text:p>
      <text:p text:style-name="P3"><text:span text:style-name="T25"><text:s/>775 <text:s/></text:span><text:span text:style-name="T29"><text:s text:c="8"/></text:span><text:span text:style-name="T45">self.</text:span><text:span text:style-name="T38">athlete</text:span><text:span text:style-name="T45">.</text:span><text:span text:style-name="T38">setField</text:span><text:span text:style-name="T29">(</text:span><text:span text:style-name="T45">self.</text:span><text:span text:style-name="T38">field</text:span><text:span text:style-name="T29">)</text:span></text:p>
      <text:p text:style-name="P5"><text:span text:style-name="T24"><text:s/>776 <text:s/></text:span><text:s text:c="8"/></text:p>
      <text:p text:style-name="P3"><text:span text:style-name="T25"><text:s/>777 <text:s/></text:span><text:span text:style-name="T29"><text:s text:c="8"/></text:span><text:span text:style-name="T38">Game</text:span><text:span text:style-name="T45">.</text:span><text:span text:style-name="T38">instances</text:span><text:span text:style-name="T45">.</text:span><text:span text:style-name="T38">append</text:span><text:span text:style-name="T29">(</text:span><text:span text:style-name="T45">self</text:span><text:span text:style-name="T29">)</text:span></text:p>
      <text:p text:style-name="P4"><text:s/>778 <text:s/></text:p>
      <text:p text:style-name="P3"><text:span text:style-name="T25"><text:s/>779 <text:s/></text:span><text:span text:style-name="T29"><text:s text:c="4"/></text:span><text:span text:style-name="T45">def</text:span><text:span text:style-name="T29"> </text:span><text:span text:style-name="T68">start</text:span><text:span text:style-name="T29">(</text:span><text:span text:style-name="T45">self</text:span><text:span text:style-name="T29">):</text:span></text:p>
      <text:p text:style-name="P3"><text:span text:style-name="T25"><text:s/>780 <text:s/></text:span><text:span text:style-name="T29"><text:s text:c="8"/></text:span><text:span text:style-name="T76">"""Initialisation des valeurs de depart de la competition"""</text:span></text:p>
      <text:p text:style-name="P3"><text:span text:style-name="T25"><text:s/>781 <text:s/></text:span><text:span text:style-name="T29"><text:s text:c="8"/></text:span><text:span text:style-name="T45">self.</text:span><text:span text:style-name="T38">tickCount</text:span><text:span text:style-name="T29"> </text:span><text:span text:style-name="T45">=</text:span><text:span text:style-name="T29"> </text:span><text:span text:style-name="T54">0</text:span></text:p>
      <text:p text:style-name="P3"><text:span text:style-name="T25"><text:s/>782 <text:s/></text:span><text:span text:style-name="T29"><text:s text:c="8"/></text:span><text:span text:style-name="T45">self.</text:span><text:span text:style-name="T38">state</text:span><text:span text:style-name="T29"> </text:span><text:span text:style-name="T45">=</text:span><text:span text:style-name="T29"> </text:span><text:span text:style-name="T54">1</text:span></text:p>
      <text:p text:style-name="P3"><text:span text:style-name="T25"><text:s/>783 <text:s/></text:span><text:span text:style-name="T29"><text:s text:c="8"/></text:span><text:span text:style-name="T45">self.</text:span><text:span text:style-name="T38">athlete</text:span><text:span text:style-name="T45">.</text:span><text:span text:style-name="T38">position</text:span><text:span text:style-name="T29"> </text:span><text:span text:style-name="T45">=</text:span><text:span text:style-name="T29"> </text:span><text:span text:style-name="T38">INITIAL_POSITION</text:span></text:p>
      <text:p text:style-name="P4"><text:s/>784 <text:s/></text:p>
      <text:p text:style-name="P3"><text:span text:style-name="T25"><text:s/>785 <text:s/></text:span><text:span text:style-name="T29"><text:s text:c="4"/></text:span><text:span text:style-name="T45">def</text:span><text:span text:style-name="T29"> </text:span><text:span text:style-name="T68">update</text:span><text:span text:style-name="T29">(</text:span><text:span text:style-name="T45">self</text:span><text:span text:style-name="T29">):</text:span></text:p>
      <text:p text:style-name="P3"><text:span text:style-name="T25"><text:s/>786 <text:s/></text:span><text:span text:style-name="T29"><text:s text:c="8"/></text:span><text:span text:style-name="T76">"""Met à jour l'état de l'athlète et retourne l'état de la compétition"""</text:span></text:p>
      <text:p text:style-name="P3"><text:span text:style-name="T25"><text:s/>787 <text:s/></text:span><text:span text:style-name="T29"><text:s text:c="8"/></text:span><text:span text:style-name="T45">if</text:span><text:span text:style-name="T29"> </text:span><text:span text:style-name="T45">self.</text:span><text:span text:style-name="T38">tickCount</text:span><text:span text:style-name="T29"> </text:span><text:span text:style-name="T45">&gt;=</text:span><text:span text:style-name="T29"> </text:span><text:span text:style-name="T38">MAX_TICK_COUNT</text:span><text:span text:style-name="T29">:</text:span></text:p>
      <text:p text:style-name="P3"><text:span text:style-name="T25"><text:s/>788 <text:s/></text:span><text:span text:style-name="T29"><text:s text:c="12"/></text:span><text:span text:style-name="T45">self.</text:span><text:span text:style-name="T38">end</text:span><text:span text:style-name="T29">()</text:span></text:p>
      <text:p text:style-name="P3"><text:span text:style-name="T25"><text:s/>789 <text:s/></text:span><text:span text:style-name="T29"><text:s text:c="12"/></text:span><text:span text:style-name="T45">return</text:span><text:span text:style-name="T29"> </text:span><text:span text:style-name="T45">self.</text:span><text:span text:style-name="T38">state</text:span></text:p>
      <text:p text:style-name="P5"><text:span text:style-name="T24"><text:s/>790 <text:s/></text:span><text:s text:c="8"/></text:p>
      <text:p text:style-name="P3"><text:span text:style-name="T25"><text:s/>791 <text:s/></text:span><text:span text:style-name="T29"><text:s text:c="8"/></text:span><text:span text:style-name="T45">self.</text:span><text:span text:style-name="T38">athlete</text:span><text:span text:style-name="T45">.</text:span><text:span text:style-name="T38">takeAction</text:span><text:span text:style-name="T29">(</text:span><text:span text:style-name="T45">self.</text:span><text:span text:style-name="T38">tickCount</text:span><text:span text:style-name="T29">)</text:span></text:p>
      <text:p text:style-name="P4"><text:s/>792 <text:s/></text:p>
      <text:p text:style-name="P3"><text:span text:style-name="T25"><text:s/>793 <text:s/></text:span><text:span text:style-name="T29"><text:s text:c="8"/></text:span><text:span text:style-name="T45">self.</text:span><text:span text:style-name="T38">tickCount</text:span><text:span text:style-name="T29"> </text:span><text:span text:style-name="T45">+=</text:span><text:span text:style-name="T29"> </text:span><text:span text:style-name="T38">TICK_INTERVAL</text:span></text:p>
      <text:p text:style-name="P3"><text:span text:style-name="T25"><text:s/>794 <text:s/></text:span><text:span text:style-name="T29"><text:s text:c="8"/></text:span><text:span text:style-name="T45">return</text:span><text:span text:style-name="T29"> </text:span><text:span text:style-name="T45">self.</text:span><text:span text:style-name="T38">state</text:span></text:p>
      <text:p text:style-name="P4"><text:s/>795 <text:s/></text:p>
      <text:p text:style-name="P3"><text:span text:style-name="T25"><text:s/>796 <text:s/></text:span><text:span text:style-name="T29"><text:s text:c="4"/></text:span><text:span text:style-name="T45">def</text:span><text:span text:style-name="T29"> </text:span><text:span text:style-name="T68">end</text:span><text:span text:style-name="T29">(</text:span><text:span text:style-name="T45">self</text:span><text:span text:style-name="T29">):</text:span></text:p>
      <text:p text:style-name="P3"><text:span text:style-name="T25"><text:s/>797 <text:s/></text:span><text:span text:style-name="T29"><text:s text:c="8"/></text:span><text:span text:style-name="T76">"""Fonction appelée lorque la competition termine"""</text:span></text:p>
      <text:p text:style-name="P3"><text:span text:style-name="T25"><text:s/>798 <text:s/></text:span><text:span text:style-name="T29"><text:s text:c="8"/></text:span><text:span text:style-name="T45">self.</text:span><text:span text:style-name="T38">state</text:span><text:span text:style-name="T29"> </text:span><text:span text:style-name="T45">=</text:span><text:span text:style-name="T29"> </text:span><text:span text:style-name="T54">2</text:span></text:p>
      <text:p text:style-name="P3"><text:span text:style-name="T25"><text:s/>799 <text:s/></text:span><text:span text:style-name="T29"><text:s text:c="8"/></text:span><text:span text:style-name="T61"># # Si la suite de combos ne rempli pas entièrement le nombre de combos</text:span></text:p>
      <text:p text:style-name="P3"><text:span text:style-name="T25"><text:s/>800 <text:s/></text:span><text:span text:style-name="T29"><text:s text:c="8"/></text:span><text:span text:style-name="T61"># # disponible, on duplique le dernier combo (en supprimant la figure puis le tick)</text:span></text:p>
      <text:p text:style-name="P3"><text:span text:style-name="T25"><text:s/>801 <text:s/></text:span><text:span text:style-name="T29"><text:s text:c="8"/></text:span><text:span text:style-name="T61"># if len(self.athlete.combos) &lt; 70:</text:span></text:p>
      <text:p text:style-name="P5"><text:span text:style-name="T24"><text:s/>802 <text:s/></text:span><text:s text:c="12"/></text:p>
      <text:p text:style-name="P3"><text:span text:style-name="T25"><text:s/>803 <text:s/></text:span><text:span text:style-name="T29"><text:s text:c="8"/></text:span><text:span text:style-name="T61"># <text:s text:c="4"/>n = 70 - len(self.athlete.combos)</text:span></text:p>
      <text:p text:style-name="P5"><text:span text:style-name="T24"><text:s/>804 <text:s/></text:span><text:s text:c="12"/></text:p>
      <text:p text:style-name="P3"><text:span text:style-name="T25"><text:s/>805 <text:s/></text:span><text:span text:style-name="T29"><text:s text:c="8"/></text:span><text:span text:style-name="T61"># <text:s text:c="4"/>pos, _, _ = self.athlete.combos[-1] </text:span></text:p>
      <text:p text:style-name="P4"><text:s/>806 <text:s/></text:p>
      <text:p text:style-name="P3"><text:span text:style-name="T25"><text:s/>807 <text:s/></text:span><text:span text:style-name="T29"><text:s text:c="8"/></text:span><text:span text:style-name="T61"># <text:s text:c="4"/>for _ in range(n):</text:span></text:p>
      <text:p text:style-name="P3"><text:span text:style-name="T25"><text:s/>808 <text:s/></text:span><text:span text:style-name="T29"><text:s text:c="8"/></text:span><text:span text:style-name="T61"># <text:s text:c="8"/>self.athlete.combos.append((pos, FIGURES["run"], 0))</text:span></text:p>
      <text:p text:style-name="P4"><text:s/>809 <text:s/></text:p>
      <text:p text:style-name="P3"><text:span text:style-name="T25"><text:s/>810 <text:s/></text:span><text:span text:style-name="T29"><text:s text:c="4"/></text:span><text:span text:style-name="T45">def</text:span><text:span text:style-name="T29"> </text:span><text:span text:style-name="T68">play</text:span><text:span text:style-name="T29">(</text:span><text:span text:style-name="T45">self</text:span><text:span text:style-name="T29">, </text:span><text:span text:style-name="T38">iterate</text:span><text:span text:style-name="T45">=lambda</text:span><text:span text:style-name="T29"> </text:span><text:span text:style-name="T38">x</text:span><text:span text:style-name="T29">: </text:span><text:span text:style-name="T83">None</text:span><text:span text:style-name="T29">, </text:span><text:span text:style-name="T38">callback</text:span><text:span text:style-name="T45">=lambda</text:span><text:span text:style-name="T29"> </text:span><text:span text:style-name="T38">x</text:span><text:span text:style-name="T29">: </text:span><text:span text:style-name="T83">None</text:span><text:span text:style-name="T29">):</text:span></text:p>
      <text:p text:style-name="P3"><text:span text:style-name="T25"><text:s/>811 <text:s/></text:span><text:span text:style-name="T29"><text:s text:c="8"/></text:span><text:span text:style-name="T76">"""Fait faire une partie entière au jeu</text:span></text:p>
      <text:p text:style-name="P2"><text:span text:style-name="T24"><text:s/>812 <text:s/></text:span><text:s text:c="8"/>Params:</text:p>
      <text:p text:style-name="P2"><text:span text:style-name="T24"><text:s/>813 <text:s/></text:span><text:s text:c="12"/>iterate (function) <text:s/>- Prend en paramètre l'instance du jeu et ne </text:p>
      <text:p text:style-name="P2"><text:span text:style-name="T24"><text:s/>814 <text:s/></text:span><text:s text:c="36"/>renvoie rien. Elle est executee a chaque </text:p>
      <text:p text:style-name="P2"><text:span text:style-name="T24"><text:s/>815 <text:s/></text:span><text:s text:c="36"/>tick de la partie</text:p>
      <text:p text:style-name="P4"><text:s/>816 <text:s/></text:p>
      <text:p text:style-name="P2"><text:span text:style-name="T24"><text:s/>817 <text:s/></text:span><text:s text:c="12"/>callback (function) - Prend en paramètre l'instance du jeu et ne </text:p>
      <text:p text:style-name="P2"><text:span text:style-name="T24"><text:s/>818 <text:s/></text:span><text:s text:c="36"/>renvoie rien. Elle est executee a la fin de</text:p>
      <text:p text:style-name="P2"><text:span text:style-name="T24"><text:s/>819 <text:s/></text:span><text:s text:c="36"/>la partie</text:p>
      <text:p text:style-name="P2"><text:span text:style-name="T24"><text:s/>820 <text:s/></text:span><text:s text:c="32"/></text:p>
      <text:p text:style-name="P2"><text:span text:style-name="T24"><text:s/>821 <text:s/></text:span><text:s text:c="8"/>"""</text:p>
      <text:p text:style-name="P3"><text:span text:style-name="T25"><text:s/>822 <text:s/></text:span><text:span text:style-name="T29"><text:s text:c="8"/></text:span><text:span text:style-name="T45">self.</text:span><text:span text:style-name="T38">start</text:span><text:span text:style-name="T29">()</text:span></text:p>
      <text:p text:style-name="P3"><text:span text:style-name="T25"><text:s/>823 <text:s/></text:span><text:span text:style-name="T29"><text:s text:c="8"/></text:span><text:span text:style-name="T45">while</text:span><text:span text:style-name="T29"> </text:span><text:span text:style-name="T45">self.</text:span><text:span text:style-name="T38">update</text:span><text:span text:style-name="T29">() </text:span><text:span text:style-name="T45">==</text:span><text:span text:style-name="T29"> </text:span><text:span text:style-name="T54">1</text:span><text:span text:style-name="T29">:</text:span></text:p>
      <text:p text:style-name="P3"><text:span text:style-name="T25"><text:s/>824 <text:s/></text:span><text:span text:style-name="T29"><text:s text:c="12"/></text:span><text:span text:style-name="T38">iterate</text:span><text:span text:style-name="T29">(</text:span><text:span text:style-name="T45">self</text:span><text:span text:style-name="T29">)</text:span></text:p>
      <text:p text:style-name="P5"><text:span text:style-name="T24"><text:s/>825 <text:s/></text:span><text:s text:c="8"/></text:p>
      <text:p text:style-name="P3"><text:span text:style-name="T25"><text:s/>826 <text:s/></text:span><text:span text:style-name="T29"><text:s text:c="8"/></text:span><text:span text:style-name="T38">callback</text:span><text:span text:style-name="T29">(</text:span><text:span text:style-name="T45">self</text:span><text:span text:style-name="T29">)</text:span></text:p>
      <text:p text:style-name="P4"><text:s/>827 <text:s/></text:p>
      <text:p text:style-name="P3"><text:span text:style-name="T25"><text:s/>828 <text:s/></text:span><text:span text:style-name="T29"><text:s text:c="4"/></text:span><text:span text:style-name="T45">def</text:span><text:span text:style-name="T29"> </text:span><text:span text:style-name="T68">_getGameByAthlete</text:span><text:span text:style-name="T29">(</text:span><text:span text:style-name="T38">athlete</text:span><text:span text:style-name="T29">):</text:span></text:p>
      <text:p text:style-name="P3"><text:span text:style-name="T25"><text:s/>829 <text:s/></text:span><text:span text:style-name="T29"><text:s text:c="8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38">Game</text:span><text:span text:style-name="T45">.</text:span><text:span text:style-name="T38">instances</text:span><text:span text:style-name="T29">:</text:span></text:p>
      <text:p text:style-name="P3"><text:span text:style-name="T25"><text:s/>830 <text:s/></text:span><text:span text:style-name="T29"><text:s text:c="12"/></text:span><text:span text:style-name="T45">if</text:span><text:span text:style-name="T29"> </text:span><text:span text:style-name="T38">i</text:span><text:span text:style-name="T45">.</text:span><text:span text:style-name="T38">athlete</text:span><text:span text:style-name="T45">.</text:span><text:span text:style-name="T38">id</text:span><text:span text:style-name="T29"> </text:span><text:span text:style-name="T45">==</text:span><text:span text:style-name="T29"> </text:span><text:span text:style-name="T38">athlete</text:span><text:span text:style-name="T45">.</text:span><text:span text:style-name="T38">id</text:span><text:span text:style-name="T29">:</text:span></text:p>
      <text:p text:style-name="P3"><text:span text:style-name="T25"><text:s/>831 <text:s/></text:span><text:span text:style-name="T29"><text:s text:c="16"/></text:span><text:span text:style-name="T45">return</text:span><text:span text:style-name="T29"> </text:span><text:span text:style-name="T38">i</text:span></text:p>
      <text:p text:style-name="P5"><text:span text:style-name="T24"><text:s/>832 <text:s/></text:span><text:s text:c="12"/></text:p>
      <text:p text:style-name="P3"><text:span text:style-name="T25"><text:s/>833 <text:s/></text:span><text:span text:style-name="T29"><text:s text:c="4"/></text:span><text:span text:style-name="T45">def</text:span><text:span text:style-name="T29"> </text:span><text:span text:style-name="T68">resetGames</text:span><text:span text:style-name="T29">():</text:span></text:p>
      <text:p text:style-name="P3"><text:span text:style-name="T25"><text:s/>834 <text:s/></text:span><text:span text:style-name="T29"><text:s text:c="8"/></text:span><text:span text:style-name="T76">"""Supprime toutes les instances de Game"""</text:span></text:p>
      <text:p text:style-name="P3"><text:span text:style-name="T25"><text:s/>835 <text:s/></text:span><text:span text:style-name="T29"><text:s text:c="8"/></text:span><text:span text:style-name="T38">Game</text:span><text:span text:style-name="T45">.</text:span><text:span text:style-name="T38">instances</text:span><text:span text:style-name="T29"> </text:span><text:span text:style-name="T45">=</text:span><text:span text:style-name="T29"> []</text:span></text:p>
      <text:p text:style-name="P4"><text:s/>836 <text:s/></text:p>
      <text:p text:style-name="P3"><text:span text:style-name="T25"><text:s/>837 <text:s/></text:span><text:span text:style-name="T45">if</text:span><text:span text:style-name="T29"> </text:span><text:span text:style-name="T38">__name__</text:span><text:span text:style-name="T29"> </text:span><text:span text:style-name="T45">==</text:span><text:span text:style-name="T29"> </text:span><text:span text:style-name="T76">"__main__"</text:span><text:span text:style-name="T29">:</text:span></text:p>
      <text:p text:style-name="P3"><text:span text:style-name="T25"><text:s/>838 <text:s/></text:span><text:span text:style-name="T29"><text:s text:c="4"/></text:span><text:span text:style-name="T38">athlete</text:span><text:span text:style-name="T29"> </text:span><text:span text:style-name="T45">=</text:span><text:span text:style-name="T29"> </text:span><text:span text:style-name="T38">Athlete</text:span><text:span text:style-name="T29">(</text:span><text:span text:style-name="T54">5</text:span><text:span text:style-name="T29">, </text:span><text:span text:style-name="T38">FIGURES</text:span><text:span text:style-name="T29">[</text:span><text:span text:style-name="T76">"backflip"</text:span><text:span text:style-name="T29">])</text:span></text:p>
      <text:p text:style-name="P3"><text:span text:style-name="T25"><text:s/>839 <text:s/></text:span><text:span text:style-name="T29"><text:s text:c="4"/></text:span><text:span text:style-name="T38">game</text:span><text:span text:style-name="T29"> </text:span><text:span text:style-name="T45">=</text:span><text:span text:style-name="T29"> </text:span><text:span text:style-name="T38">Game</text:span><text:span text:style-name="T29">(</text:span><text:span text:style-name="T38">athlete</text:span><text:span text:style-name="T29">)</text:span></text:p>
      <text:p text:style-name="P3"><text:span text:style-name="T25"><text:s/>840 <text:s/></text:span><text:span text:style-name="T29"><text:s text:c="4"/></text:span><text:span text:style-name="T45">def</text:span><text:span text:style-name="T29"> </text:span><text:span text:style-name="T68">iterate</text:span><text:span text:style-name="T29">(</text:span><text:span text:style-name="T38">game</text:span><text:span text:style-name="T29">):</text:span></text:p>
      <text:p text:style-name="P3"><text:span text:style-name="T25"><text:s/>841 <text:s/></text:span><text:span text:style-name="T29"><text:s text:c="8"/></text:span><text:span text:style-name="T45">print</text:span><text:span text:style-name="T29">(</text:span><text:span text:style-name="T76">"Athlete state (in the second {}) : "</text:span><text:span text:style-name="T45">.</text:span><text:span text:style-name="T38">format</text:span><text:span text:style-name="T29">(</text:span><text:span text:style-name="T38">game</text:span><text:span text:style-name="T45">.</text:span><text:span text:style-name="T38">tickCount</text:span><text:span text:style-name="T29">))</text:span></text:p>
      <text:p text:style-name="P3"><text:span text:style-name="T25"><text:s/>842 <text:s/></text:span><text:span text:style-name="T29"><text:s text:c="8"/></text:span><text:span text:style-name="T45">print</text:span><text:span text:style-name="T29">(</text:span><text:span text:style-name="T76">" <text:s/>- Position ({},{})"</text:span><text:span text:style-name="T45">.</text:span><text:span text:style-name="T38">format</text:span><text:span text:style-name="T29">(</text:span></text:p>
      <text:p text:style-name="P3"><text:span text:style-name="T25"><text:s/>843 <text:s/></text:span><text:span text:style-name="T29"><text:s text:c="16"/></text:span><text:span text:style-name="T38">game</text:span><text:span text:style-name="T45">.</text:span><text:span text:style-name="T38">athlete</text:span><text:span text:style-name="T45">.</text:span><text:span text:style-name="T38">position</text:span><text:span text:style-name="T29">[</text:span><text:span text:style-name="T54">0</text:span><text:span text:style-name="T29">], </text:span><text:span text:style-name="T38">game</text:span><text:span text:style-name="T45">.</text:span><text:span text:style-name="T38">athlete</text:span><text:span text:style-name="T45">.</text:span><text:span text:style-name="T38">position</text:span><text:span text:style-name="T29">[</text:span><text:span text:style-name="T54">1</text:span><text:span text:style-name="T29">]</text:span></text:p>
      <text:p text:style-name="P3"><text:span text:style-name="T25"><text:s/>844 <text:s/></text:span><text:span text:style-name="T29"><text:s text:c="8"/>))</text:span></text:p>
      <text:p text:style-name="P3"><text:span text:style-name="T25"><text:s/>845 <text:s/></text:span><text:span text:style-name="T29"><text:s text:c="8"/></text:span><text:span text:style-name="T45">print</text:span><text:span text:style-name="T29">(</text:span><text:span text:style-name="T76">" <text:s/>- Case : {}"</text:span><text:span text:style-name="T45">.</text:span><text:span text:style-name="T38">format</text:span><text:span text:style-name="T29">(</text:span></text:p>
      <text:p text:style-name="P3"><text:span text:style-name="T25"><text:s/>846 <text:s/></text:span><text:span text:style-name="T29"><text:s text:c="12"/></text:span><text:span text:style-name="T38">game</text:span><text:span text:style-name="T45">.</text:span><text:span text:style-name="T38">field</text:span><text:span text:style-name="T45">.</text:span><text:span text:style-name="T38">getCase</text:span><text:span text:style-name="T29">(</text:span><text:span text:style-name="T38">game</text:span><text:span text:style-name="T45">.</text:span><text:span text:style-name="T38">athlete</text:span><text:span text:style-name="T45">.</text:span><text:span text:style-name="T38">position</text:span><text:span text:style-name="T29">)</text:span><text:span text:style-name="T45">.</text:span><text:span text:style-name="T38">name</text:span></text:p>
      <text:p text:style-name="P3"><text:span text:style-name="T25"><text:s/>847 <text:s/></text:span><text:span text:style-name="T29"><text:s text:c="8"/>))</text:span></text:p>
      <text:p text:style-name="P3"><text:span text:style-name="T25"><text:s/>848 <text:s/></text:span><text:span text:style-name="T29"><text:s text:c="8"/></text:span><text:span text:style-name="T45">print</text:span><text:span text:style-name="T29">(</text:span><text:span text:style-name="T76">" <text:s/>- Current movement : {} since {} seconds"</text:span><text:span text:style-name="T45">.</text:span><text:span text:style-name="T38">format</text:span><text:span text:style-name="T29">(</text:span></text:p>
      <text:p text:style-name="P3"><text:span text:style-name="T25"><text:s/>849 <text:s/></text:span><text:span text:style-name="T29"><text:s text:c="12"/></text:span><text:span text:style-name="T38">game</text:span><text:span text:style-name="T45">.</text:span><text:span text:style-name="T38">athlete</text:span><text:span text:style-name="T45">.</text:span><text:span text:style-name="T38">state</text:span><text:span text:style-name="T29">[</text:span><text:span text:style-name="T76">"movement"</text:span><text:span text:style-name="T29">], </text:span><text:span text:style-name="T38">game</text:span><text:span text:style-name="T45">.</text:span><text:span text:style-name="T38">athlete</text:span><text:span text:style-name="T45">.</text:span><text:span text:style-name="T38">state</text:span><text:span text:style-name="T29">[</text:span><text:span text:style-name="T76">"ticksSinceStartedMoving"</text:span><text:span text:style-name="T29">]</text:span></text:p>
      <text:p text:style-name="P3"><text:span text:style-name="T25"><text:s/>850 <text:s/></text:span><text:span text:style-name="T29"><text:s text:c="8"/>))</text:span></text:p>
      <text:p text:style-name="P3"><text:span text:style-name="T25"><text:s/>851 <text:s/></text:span><text:span text:style-name="T29"><text:s text:c="8"/></text:span><text:span text:style-name="T45">print</text:span><text:span text:style-name="T29">()</text:span></text:p>
      <text:p text:style-name="P4"><text:s/>852 <text:s/></text:p>
      <text:p text:style-name="P3"><text:span text:style-name="T25"><text:s/>853 <text:s/></text:span><text:span text:style-name="T29"><text:s text:c="4"/></text:span><text:span text:style-name="T45">def</text:span><text:span text:style-name="T29"> </text:span><text:span text:style-name="T68">callback</text:span><text:span text:style-name="T29">(</text:span><text:span text:style-name="T38">game</text:span><text:span text:style-name="T29">):</text:span></text:p>
      <text:p text:style-name="P3"><text:span text:style-name="T25"><text:s/>854 <text:s/></text:span><text:span text:style-name="T29"><text:s text:c="8"/></text:span><text:span text:style-name="T45">print</text:span><text:span text:style-name="T29">(</text:span><text:span text:style-name="T76">"Game state : {}\nFor {} ticks"</text:span><text:span text:style-name="T45">.</text:span><text:span text:style-name="T38">format</text:span><text:span text:style-name="T29">(</text:span><text:span text:style-name="T38">game</text:span><text:span text:style-name="T45">.</text:span><text:span text:style-name="T38">state</text:span><text:span text:style-name="T29">, </text:span><text:span text:style-name="T38">game</text:span><text:span text:style-name="T45">.</text:span><text:span text:style-name="T38">tickCount</text:span><text:span text:style-name="T29">))</text:span></text:p>
      <text:p text:style-name="P3"><text:span text:style-name="T25"><text:s/>855 <text:s/></text:span><text:span text:style-name="T29"><text:s text:c="8"/></text:span><text:span text:style-name="T45">print</text:span><text:span text:style-name="T29">(</text:span><text:span text:style-name="T76">"Combos : {}"</text:span><text:span text:style-name="T45">.</text:span><text:span text:style-name="T38">format</text:span><text:span text:style-name="T29">(</text:span><text:span text:style-name="T38">athlete</text:span><text:span text:style-name="T45">.</text:span><text:span text:style-name="T38">combos</text:span><text:span text:style-name="T29">))</text:span></text:p>
      <text:p text:style-name="P4"><text:s/>856 <text:s/></text:p>
      <text:p text:style-name="P3"><text:span text:style-name="T25"><text:s/>857 <text:s/></text:span><text:span text:style-name="T29"><text:s text:c="4"/></text:span><text:span text:style-name="T45">print</text:span><text:span text:style-name="T29">(</text:span><text:span text:style-name="T76">"Game started !"</text:span><text:span text:style-name="T29">)</text:span></text:p>
      <text:p text:style-name="P3"><text:span text:style-name="T25"><text:s/>858 <text:s/></text:span><text:span text:style-name="T29"><text:s text:c="4"/></text:span><text:span text:style-name="T38">game</text:span><text:span text:style-name="T45">.</text:span><text:span text:style-name="T38">play</text:span><text:span text:style-name="T29">(</text:span><text:span text:style-name="T38">iterate</text:span><text:span text:style-name="T45">=</text:span><text:span text:style-name="T38">iterate</text:span><text:span text:style-name="T29">, </text:span><text:span text:style-name="T38">callback</text:span><text:span text:style-name="T45">=</text:span><text:span text:style-name="T38">callback</text:span><text:span text:style-name="T29">)</text:span></text:p>
      <text:p text:style-name="P3"><text:span text:style-name="T25"><text:s/>859 <text:s/></text:span><text:span text:style-name="T29"><text:s text:c="7"/></text:span><text:span text:style-name="T38">________________________________________________________</text:span></text:p>
      <text:p text:style-name="P2"><text:span text:style-name="T24"><text:s/>860 <text:s/></text:span>'''</text:p>
      <text:p text:style-name="P2"><text:span text:style-name="T24"><text:s/>861 <text:s/></text:span><text:s/>Name : Elowan</text:p>
      <text:p text:style-name="P2"><text:span text:style-name="T24"><text:s/>862 <text:s/></text:span><text:s/>Creation : 08-06-2023 10:00:40</text:p>
      <text:p text:style-name="P2"><text:span text:style-name="T24"><text:s/>863 <text:s/></text:span><text:s/>Last modified : 21-05-2024 21:31:11</text:p>
      <text:p text:style-name="P2"><text:span text:style-name="T24"><text:s/>864 <text:s/></text:span><text:s/>File : Genetic.py</text:p>
      <text:p text:style-name="P2"><text:span text:style-name="T24"><text:s/>865 <text:s/></text:span>'''</text:p>
      <text:p text:style-name="P3"><text:span text:style-name="T25"><text:s/>866 <text:s/></text:span><text:span text:style-name="T45">import</text:span><text:span text:style-name="T29"> </text:span><text:span text:style-name="T38">random</text:span><text:span text:style-name="T29"> </text:span></text:p>
      <text:p text:style-name="P4"><text:s/>867 <text:s/></text:p>
      <text:p text:style-name="P3"><text:span text:style-name="T25"><text:s/>868 <text:s/></text:span><text:span text:style-name="T45">class</text:span><text:span text:style-name="T29"> </text:span><text:span text:style-name="T38">Chromosome</text:span><text:span text:style-name="T29">:</text:span></text:p>
      <text:p text:style-name="P3"><text:span text:style-name="T25"><text:s/>869 <text:s/></text:span><text:span text:style-name="T29"><text:s text:c="4"/></text:span><text:span text:style-name="T76">"""</text:span></text:p>
      <text:p text:style-name="P2"><text:span text:style-name="T24"><text:s/>870 <text:s/></text:span><text:s text:c="8"/>Classe abstraite représentant un chromosome (une entitée) </text:p>
      <text:p text:style-name="P2"><text:span text:style-name="T24"><text:s/>871 <text:s/></text:span><text:s text:c="8"/>de l'algorithme génétique</text:p>
      <text:p text:style-name="P4"><text:s/>872 <text:s/></text:p>
      <text:p text:style-name="P2"><text:span text:style-name="T24"><text:s/>873 <text:s/></text:span><text:s text:c="8"/>Params:</text:p>
      <text:p text:style-name="P2"><text:span text:style-name="T24"><text:s/>874 <text:s/></text:span><text:s text:c="12"/>genes (Polymorphique): Variable représentant les caractéristiques </text:p>
      <text:p text:style-name="P2"><text:soft-page-break/><text:span text:style-name="T24"><text:s/>875 <text:s/></text:span><text:s text:c="16"/>du Chromosome</text:p>
      <text:p text:style-name="P2"><text:span text:style-name="T24"><text:s/>876 <text:s/></text:span><text:s text:c="12"/>fitness (int): Score attribué du chromosome</text:p>
      <text:p text:style-name="P2"><text:span text:style-name="T24"><text:s/>877 <text:s/></text:span><text:s text:c="12"/>age (int): Nombre de générations du chromosome</text:p>
      <text:p text:style-name="P2"><text:span text:style-name="T24"><text:s/>878 <text:s/></text:span><text:s text:c="12"/>size (int): Taille du chromosome</text:p>
      <text:p text:style-name="P2"><text:span text:style-name="T24"><text:s/>879 <text:s/></text:span><text:s text:c="4"/>"""</text:p>
      <text:p text:style-name="P3"><text:span text:style-name="T25"><text:s/>880 <text:s/></text:span><text:span text:style-name="T29"><text:s text:c="4"/></text:span><text:span text:style-name="T45">def</text:span><text:span text:style-name="T29"> </text:span><text:span text:style-name="T68">__init__</text:span><text:span text:style-name="T29">(</text:span><text:span text:style-name="T45">self</text:span><text:span text:style-name="T29">, </text:span><text:span text:style-name="T38">genes</text:span><text:span text:style-name="T29">, </text:span><text:span text:style-name="T38">fitness</text:span><text:span text:style-name="T29">, </text:span><text:span text:style-name="T38">age</text:span><text:span text:style-name="T29">, </text:span><text:span text:style-name="T38">size</text:span><text:span text:style-name="T29">):</text:span></text:p>
      <text:p text:style-name="P3"><text:span text:style-name="T25"><text:s/>881 <text:s/></text:span><text:span text:style-name="T29"><text:s text:c="8"/></text:span><text:span text:style-name="T45">self.</text:span><text:span text:style-name="T38">genes</text:span><text:span text:style-name="T29"> </text:span><text:span text:style-name="T45">=</text:span><text:span text:style-name="T29"> </text:span><text:span text:style-name="T38">genes</text:span></text:p>
      <text:p text:style-name="P3"><text:span text:style-name="T25"><text:s/>882 <text:s/></text:span><text:span text:style-name="T29"><text:s text:c="8"/></text:span><text:span text:style-name="T45">self.</text:span><text:span text:style-name="T38">fitness</text:span><text:span text:style-name="T29"> </text:span><text:span text:style-name="T45">=</text:span><text:span text:style-name="T29"> </text:span><text:span text:style-name="T38">fitness</text:span></text:p>
      <text:p text:style-name="P3"><text:span text:style-name="T25"><text:s/>883 <text:s/></text:span><text:span text:style-name="T29"><text:s text:c="8"/></text:span><text:span text:style-name="T45">self.</text:span><text:span text:style-name="T38">age</text:span><text:span text:style-name="T29"> </text:span><text:span text:style-name="T45">=</text:span><text:span text:style-name="T29"> </text:span><text:span text:style-name="T38">age</text:span></text:p>
      <text:p text:style-name="P3"><text:span text:style-name="T25"><text:s/>884 <text:s/></text:span><text:span text:style-name="T29"><text:s text:c="8"/></text:span><text:span text:style-name="T45">self.</text:span><text:span text:style-name="T38">size</text:span><text:span text:style-name="T29"> </text:span><text:span text:style-name="T45">=</text:span><text:span text:style-name="T29"> </text:span><text:span text:style-name="T38">size</text:span></text:p>
      <text:p text:style-name="P4"><text:s/>885 <text:s/></text:p>
      <text:p text:style-name="P3"><text:span text:style-name="T25"><text:s/>886 <text:s/></text:span><text:span text:style-name="T29"><text:s text:c="4"/></text:span><text:span text:style-name="T45">def</text:span><text:span text:style-name="T29"> </text:span><text:span text:style-name="T68">__repr__</text:span><text:span text:style-name="T29">(</text:span><text:span text:style-name="T45">self</text:span><text:span text:style-name="T29">) </text:span><text:span text:style-name="T45">-&gt;</text:span><text:span text:style-name="T29"> </text:span><text:span text:style-name="T45">str</text:span><text:span text:style-name="T29">:</text:span></text:p>
      <text:p text:style-name="P3"><text:span text:style-name="T25"><text:s/>887 <text:s/></text:span><text:span text:style-name="T29"><text:s text:c="8"/></text:span><text:span text:style-name="T45">return</text:span><text:span text:style-name="T29"> </text:span><text:span text:style-name="T76">"Fitness : {}"</text:span><text:span text:style-name="T45">.</text:span><text:span text:style-name="T38">format</text:span><text:span text:style-name="T29">(</text:span><text:span text:style-name="T45">self.</text:span><text:span text:style-name="T38">fitness</text:span><text:span text:style-name="T29">)</text:span></text:p>
      <text:p text:style-name="P4"><text:s/>888 <text:s/></text:p>
      <text:p text:style-name="P3"><text:span text:style-name="T25"><text:s/>889 <text:s/></text:span><text:span text:style-name="T45">class</text:span><text:span text:style-name="T29"> </text:span><text:span text:style-name="T38">GeneticAlgorithm</text:span><text:span text:style-name="T29">:</text:span></text:p>
      <text:p text:style-name="P3"><text:span text:style-name="T25"><text:s/>890 <text:s/></text:span><text:span text:style-name="T29"><text:s text:c="4"/></text:span><text:span text:style-name="T76">"""</text:span></text:p>
      <text:p text:style-name="P2"><text:span text:style-name="T24"><text:s/>891 <text:s/></text:span><text:s text:c="8"/>Algorithme génétique adapté à un problème donné</text:p>
      <text:p text:style-name="P2"><text:span text:style-name="T24"><text:s/>892 <text:s/></text:span><text:s text:c="8"/></text:p>
      <text:p text:style-name="P2"><text:span text:style-name="T24"><text:s/>893 <text:s/></text:span><text:s text:c="8"/>Params:</text:p>
      <text:p text:style-name="P2"><text:span text:style-name="T24"><text:s/>894 <text:s/></text:span><text:s text:c="12"/>population (Chromosome): liste de chromosomes</text:p>
      <text:p text:style-name="P2"><text:span text:style-name="T24"><text:s/>895 <text:s/></text:span><text:s text:c="12"/>termination (function): fonction qui renvoie true/false </text:p>
      <text:p text:style-name="P2"><text:span text:style-name="T24"><text:s/>896 <text:s/></text:span><text:s text:c="16"/>selon le critère de terminaison de l'algorithme</text:p>
      <text:p text:style-name="P2"><text:span text:style-name="T24"><text:s/>897 <text:s/></text:span><text:s text:c="12"/>evaluate (function): fonction qui évalue la population</text:p>
      <text:p text:style-name="P2"><text:span text:style-name="T24"><text:s/>898 <text:s/></text:span><text:s text:c="12"/>selection (function): fonction qui sélectionne les parents</text:p>
      <text:p text:style-name="P2"><text:span text:style-name="T24"><text:s/>899 <text:s/></text:span><text:s text:c="12"/>crossover (function): fonction qui crée les enfants</text:p>
      <text:p text:style-name="P2"><text:span text:style-name="T24"><text:s/>900 <text:s/></text:span><text:s text:c="12"/>mutation (function): fonction qui fait des mutations sur eux</text:p>
      <text:p text:style-name="P2"><text:span text:style-name="T24"><text:s/>901 <text:s/></text:span><text:s text:c="4"/>"""</text:p>
      <text:p text:style-name="P3"><text:span text:style-name="T25"><text:s/>902 <text:s/></text:span><text:span text:style-name="T29"><text:s text:c="4"/></text:span><text:span text:style-name="T45">def</text:span><text:span text:style-name="T29"> </text:span><text:span text:style-name="T68">__init__</text:span><text:span text:style-name="T29">(</text:span><text:span text:style-name="T45">self</text:span><text:span text:style-name="T29">, </text:span><text:span text:style-name="T38">population</text:span><text:span text:style-name="T29">:</text:span><text:span text:style-name="T45">list</text:span><text:span text:style-name="T29">, </text:span><text:span text:style-name="T38">termination</text:span><text:span text:style-name="T29">, </text:span><text:span text:style-name="T38">evaluate</text:span><text:span text:style-name="T29">, </text:span></text:p>
      <text:p text:style-name="P3"><text:span text:style-name="T25"><text:s/>903 <text:s/></text:span><text:span text:style-name="T29"><text:s text:c="17"/></text:span><text:span text:style-name="T38">selection</text:span><text:span text:style-name="T29">, </text:span><text:span text:style-name="T38">crossover</text:span><text:span text:style-name="T29">, </text:span><text:span text:style-name="T38">mutation</text:span><text:span text:style-name="T29">, </text:span><text:span text:style-name="T38">save</text:span><text:span text:style-name="T29">, </text:span><text:span text:style-name="T38">dirname</text:span><text:span text:style-name="T45">=</text:span><text:span text:style-name="T76">""</text:span><text:span text:style-name="T29">) </text:span><text:span text:style-name="T45">-&gt;</text:span><text:span text:style-name="T29"> </text:span><text:span text:style-name="T83">None</text:span><text:span text:style-name="T29">:</text:span></text:p>
      <text:p text:style-name="P5"><text:span text:style-name="T24"><text:s/>904 <text:s/></text:span><text:s text:c="8"/></text:p>
      <text:p text:style-name="P3"><text:span text:style-name="T25"><text:s/>905 <text:s/></text:span><text:span text:style-name="T29"><text:s text:c="8"/></text:span><text:span text:style-name="T61"># Renvoie true/false selon le critere de terminaison</text:span></text:p>
      <text:p text:style-name="P3"><text:span text:style-name="T25"><text:s/>906 <text:s/></text:span><text:span text:style-name="T29"><text:s text:c="8"/></text:span><text:span text:style-name="T45">self.</text:span><text:span text:style-name="T38">termination</text:span><text:span text:style-name="T29"> </text:span><text:span text:style-name="T45">=</text:span><text:span text:style-name="T29"> </text:span><text:span text:style-name="T38">termination</text:span></text:p>
      <text:p text:style-name="P4"><text:s/>907 <text:s/></text:p>
      <text:p text:style-name="P3"><text:span text:style-name="T25"><text:s/>908 <text:s/></text:span><text:span text:style-name="T29"><text:s text:c="8"/></text:span><text:span text:style-name="T61"># Fonction d'algo genetique</text:span></text:p>
      <text:p text:style-name="P3"><text:span text:style-name="T25"><text:s/>909 <text:s/></text:span><text:span text:style-name="T29"><text:s text:c="8"/></text:span><text:span text:style-name="T45">self.</text:span><text:span text:style-name="T38">evaluate</text:span><text:span text:style-name="T29"> </text:span><text:span text:style-name="T45">=</text:span><text:span text:style-name="T29"> </text:span><text:span text:style-name="T38">evaluate</text:span><text:span text:style-name="T29"> <text:s text:c="7"/></text:span><text:span text:style-name="T61"># Tri la population</text:span></text:p>
      <text:p text:style-name="P3"><text:span text:style-name="T25"><text:s/>910 <text:s/></text:span><text:span text:style-name="T29"><text:s text:c="8"/></text:span><text:span text:style-name="T45">self.</text:span><text:span text:style-name="T38">selection</text:span><text:span text:style-name="T29"> </text:span><text:span text:style-name="T45">=</text:span><text:span text:style-name="T29"> </text:span><text:span text:style-name="T38">selection</text:span><text:span text:style-name="T29"> <text:s text:c="5"/></text:span><text:span text:style-name="T61"># Selectionne les parents</text:span></text:p>
      <text:p text:style-name="P3"><text:span text:style-name="T25"><text:s/>911 <text:s/></text:span><text:span text:style-name="T29"><text:s text:c="8"/></text:span><text:span text:style-name="T45">self.</text:span><text:span text:style-name="T38">crossover</text:span><text:span text:style-name="T29"> </text:span><text:span text:style-name="T45">=</text:span><text:span text:style-name="T29"> </text:span><text:span text:style-name="T38">crossover</text:span><text:span text:style-name="T29"> <text:s text:c="5"/></text:span><text:span text:style-name="T61"># Crée les enfants</text:span></text:p>
      <text:p text:style-name="P3"><text:span text:style-name="T25"><text:s/>912 <text:s/></text:span><text:span text:style-name="T29"><text:s text:c="8"/></text:span><text:span text:style-name="T45">self.</text:span><text:span text:style-name="T38">mutation</text:span><text:span text:style-name="T29"> </text:span><text:span text:style-name="T45">=</text:span><text:span text:style-name="T29"> </text:span><text:span text:style-name="T38">mutation</text:span><text:span text:style-name="T29"> <text:s text:c="7"/></text:span><text:span text:style-name="T61"># Fait des mutations sur eux</text:span></text:p>
      <text:p text:style-name="P3"><text:span text:style-name="T25"><text:s/>913 <text:s/></text:span><text:span text:style-name="T29"><text:s text:c="8"/></text:span><text:span text:style-name="T45">self.</text:span><text:span text:style-name="T38">save</text:span><text:span text:style-name="T29"> </text:span><text:span text:style-name="T45">=</text:span><text:span text:style-name="T29"> </text:span><text:span text:style-name="T38">save</text:span></text:p>
      <text:p text:style-name="P4"><text:s/>914 <text:s/></text:p>
      <text:p text:style-name="P3"><text:span text:style-name="T25"><text:s/>915 <text:s/></text:span><text:span text:style-name="T29"><text:s text:c="8"/></text:span><text:span text:style-name="T45">self.</text:span><text:span text:style-name="T38">population</text:span><text:span text:style-name="T29"> </text:span><text:span text:style-name="T45">=</text:span><text:span text:style-name="T29"> </text:span><text:span text:style-name="T38">population</text:span></text:p>
      <text:p text:style-name="P3"><text:span text:style-name="T25"><text:s/>916 <text:s/></text:span><text:span text:style-name="T29"><text:s text:c="8"/></text:span><text:span text:style-name="T45">self.</text:span><text:span text:style-name="T38">population_len</text:span><text:span text:style-name="T29"> </text:span><text:span text:style-name="T45">=</text:span><text:span text:style-name="T29"> </text:span><text:span text:style-name="T45">len</text:span><text:span text:style-name="T29">(</text:span><text:span text:style-name="T38">population</text:span><text:span text:style-name="T29">)</text:span></text:p>
      <text:p text:style-name="P4"><text:s/>917 <text:s/></text:p>
      <text:p text:style-name="P3"><text:span text:style-name="T25"><text:s/>918 <text:s/></text:span><text:span text:style-name="T29"><text:s text:c="8"/></text:span><text:span text:style-name="T45">self.</text:span><text:span text:style-name="T38">populationOverTime</text:span><text:span text:style-name="T29"> </text:span><text:span text:style-name="T45">=</text:span><text:span text:style-name="T29"> [</text:span><text:span text:style-name="T45">self.</text:span><text:span text:style-name="T38">population</text:span><text:span text:style-name="T29">]</text:span></text:p>
      <text:p text:style-name="P4"><text:s/>919 <text:s/></text:p>
      <text:p text:style-name="P3"><text:span text:style-name="T25"><text:s/>920 <text:s/></text:span><text:span text:style-name="T29"><text:s text:c="8"/></text:span><text:span text:style-name="T45">self.</text:span><text:span text:style-name="T38">dirname</text:span><text:span text:style-name="T29"> </text:span><text:span text:style-name="T45">=</text:span><text:span text:style-name="T29"> </text:span><text:span text:style-name="T38">dirname</text:span></text:p>
      <text:p text:style-name="P4"><text:s/>921 <text:s/></text:p>
      <text:p text:style-name="P3"><text:span text:style-name="T25"><text:s/>922 <text:s/></text:span><text:span text:style-name="T29"><text:s text:c="4"/></text:span><text:span text:style-name="T45">def</text:span><text:span text:style-name="T29"> </text:span><text:span text:style-name="T68">run</text:span><text:span text:style-name="T29">(</text:span><text:span text:style-name="T45">self</text:span><text:span text:style-name="T29">, </text:span><text:span text:style-name="T38">iteration</text:span><text:span text:style-name="T45">=lambda</text:span><text:span text:style-name="T29"> </text:span><text:span text:style-name="T38">x</text:span><text:span text:style-name="T29">: </text:span><text:span text:style-name="T83">None</text:span><text:span text:style-name="T29">, </text:span><text:span text:style-name="T38">callback</text:span><text:span text:style-name="T45">=lambda</text:span><text:span text:style-name="T29"> </text:span><text:span text:style-name="T38">x</text:span><text:span text:style-name="T29">: </text:span><text:span text:style-name="T83">None</text:span><text:span text:style-name="T29">):</text:span></text:p>
      <text:p text:style-name="P3"><text:span text:style-name="T25"><text:s/>923 <text:s/></text:span><text:span text:style-name="T29"><text:s text:c="8"/></text:span><text:span text:style-name="T76">"""</text:span></text:p>
      <text:p text:style-name="P2"><text:span text:style-name="T24"><text:s/>924 <text:s/></text:span><text:s text:c="12"/>Execute l'algorithme génétique</text:p>
      <text:p text:style-name="P4"><text:s/>925 <text:s/></text:p>
      <text:p text:style-name="P2"><text:span text:style-name="T24"><text:s/>926 <text:s/></text:span><text:s text:c="12"/>Params:</text:p>
      <text:p text:style-name="P2"><text:span text:style-name="T24"><text:s/>927 <text:s/></text:span><text:s text:c="16"/>?iteration (function (GeneticAlgorithm): None): fonction qui s'execute à chaque itération</text:p>
      <text:p text:style-name="P2"><text:span text:style-name="T24"><text:s/>928 <text:s/></text:span><text:s text:c="20"/>de la boucle principale (Prend en paramètre l'instance de l'algorithme génétique et</text:p>
      <text:p text:style-name="P2"><text:span text:style-name="T24"><text:s/>929 <text:s/></text:span><text:s text:c="20"/>renvoie None)</text:p>
      <text:p text:style-name="P2"><text:span text:style-name="T24"><text:s/>930 <text:s/></text:span><text:s text:c="16"/>?callback (function (GeneticAlgorithm): None): fonction qui s'execute à la fin de</text:p>
      <text:p text:style-name="P2"><text:span text:style-name="T24"><text:s/>931 <text:s/></text:span><text:s text:c="20"/>l'algorithme (Prend en paramètre l'instance de l'algorithme génétique et renvoie None)</text:p>
      <text:p text:style-name="P2"><text:span text:style-name="T24"><text:s/>932 <text:s/></text:span><text:s text:c="8"/>"""</text:p>
      <text:p text:style-name="P3"><text:span text:style-name="T25"><text:s/>933 <text:s/></text:span><text:span text:style-name="T29"><text:s text:c="8"/></text:span><text:span text:style-name="T45">self.</text:span><text:span text:style-name="T38">population</text:span><text:span text:style-name="T29"> </text:span><text:span text:style-name="T45">=</text:span><text:span text:style-name="T29"> </text:span><text:span text:style-name="T45">self.</text:span><text:span text:style-name="T38">evaluate</text:span><text:span text:style-name="T29">(</text:span><text:span text:style-name="T45">self.</text:span><text:span text:style-name="T38">population</text:span><text:span text:style-name="T29">)</text:span></text:p>
      <text:p text:style-name="P3"><text:span text:style-name="T25"><text:s/>934 <text:s/></text:span><text:span text:style-name="T29"><text:s text:c="8"/></text:span><text:span text:style-name="T45">while</text:span><text:span text:style-name="T29"> </text:span><text:span text:style-name="T45">not</text:span><text:span text:style-name="T29"> </text:span><text:span text:style-name="T45">self.</text:span><text:span text:style-name="T38">termination</text:span><text:span text:style-name="T29">(</text:span><text:span text:style-name="T45">self.</text:span><text:span text:style-name="T38">population</text:span><text:span text:style-name="T29">):</text:span></text:p>
      <text:p text:style-name="P3"><text:span text:style-name="T25"><text:s/>935 <text:s/></text:span><text:span text:style-name="T29"><text:s text:c="12"/></text:span><text:span text:style-name="T38">iteration</text:span><text:span text:style-name="T29">(</text:span><text:span text:style-name="T45">self.</text:span><text:span text:style-name="T38">population</text:span><text:span text:style-name="T29">)</text:span></text:p>
      <text:p text:style-name="P3"><text:span text:style-name="T25"><text:s/>936 <text:s/></text:span><text:span text:style-name="T29"><text:s text:c="12"/></text:span><text:span text:style-name="T45">self.</text:span><text:span text:style-name="T38">population</text:span><text:span text:style-name="T29"> </text:span><text:span text:style-name="T45">=</text:span><text:span text:style-name="T29"> </text:span><text:span text:style-name="T45">self.</text:span><text:span text:style-name="T38">selection</text:span><text:span text:style-name="T29">(</text:span><text:span text:style-name="T45">self.</text:span><text:span text:style-name="T38">population</text:span><text:span text:style-name="T29">)</text:span></text:p>
      <text:p text:style-name="P3"><text:span text:style-name="T25"><text:s/>937 <text:s/></text:span><text:span text:style-name="T29"><text:s text:c="12"/></text:span><text:span text:style-name="T45">self.</text:span><text:span text:style-name="T38">population</text:span><text:span text:style-name="T29"> </text:span><text:span text:style-name="T45">=</text:span><text:span text:style-name="T29"> </text:span><text:span text:style-name="T45">self.</text:span><text:span text:style-name="T38">crossover</text:span><text:span text:style-name="T29">(</text:span><text:span text:style-name="T45">self.</text:span><text:span text:style-name="T38">population</text:span><text:span text:style-name="T29">)</text:span></text:p>
      <text:p text:style-name="P3"><text:span text:style-name="T25"><text:s/>938 <text:s/></text:span><text:span text:style-name="T29"><text:s text:c="12"/></text:span><text:span text:style-name="T45">self.</text:span><text:span text:style-name="T38">population</text:span><text:span text:style-name="T29"> </text:span><text:span text:style-name="T45">=</text:span><text:span text:style-name="T29"> </text:span><text:span text:style-name="T45">self.</text:span><text:span text:style-name="T38">mutation</text:span><text:span text:style-name="T29">(</text:span><text:span text:style-name="T45">self.</text:span><text:span text:style-name="T38">population</text:span><text:span text:style-name="T29">)</text:span></text:p>
      <text:p text:style-name="P3"><text:span text:style-name="T25"><text:s/>939 <text:s/></text:span><text:span text:style-name="T29"><text:s text:c="12"/></text:span><text:span text:style-name="T45">self.</text:span><text:span text:style-name="T38">population</text:span><text:span text:style-name="T29"> </text:span><text:span text:style-name="T45">=</text:span><text:span text:style-name="T29"> </text:span><text:span text:style-name="T45">self.</text:span><text:span text:style-name="T38">evaluate</text:span><text:span text:style-name="T29">(</text:span><text:span text:style-name="T45">self.</text:span><text:span text:style-name="T38">population</text:span><text:span text:style-name="T29">)</text:span></text:p>
      <text:p text:style-name="P4"><text:s/>940 <text:s/></text:p>
      <text:p text:style-name="P3"><text:span text:style-name="T25"><text:s/>941 <text:s/></text:span><text:span text:style-name="T29"><text:s text:c="12"/></text:span><text:span text:style-name="T61"># Sauvegarde des données pour la sérialisation</text:span></text:p>
      <text:p text:style-name="P3"><text:span text:style-name="T25"><text:s/>942 <text:s/></text:span><text:span text:style-name="T29"><text:s text:c="12"/></text:span><text:span text:style-name="T45">self.</text:span><text:span text:style-name="T38">populationOverTime</text:span><text:span text:style-name="T45">.</text:span><text:span text:style-name="T38">append</text:span><text:span text:style-name="T29">(</text:span><text:span text:style-name="T45">self.</text:span><text:span text:style-name="T38">population</text:span><text:span text:style-name="T29">)</text:span></text:p>
      <text:p text:style-name="P4"><text:s/>943 <text:s/></text:p>
      <text:p text:style-name="P3"><text:span text:style-name="T25"><text:s/>944 <text:s/></text:span><text:span text:style-name="T29"><text:s text:c="8"/></text:span><text:span text:style-name="T45">self.</text:span><text:span text:style-name="T38">save</text:span><text:span text:style-name="T29">(</text:span><text:span text:style-name="T45">self</text:span><text:span text:style-name="T29">)</text:span></text:p>
      <text:p text:style-name="P3"><text:span text:style-name="T25"><text:s/>945 <text:s/></text:span><text:span text:style-name="T29"><text:s text:c="8"/></text:span><text:span text:style-name="T45">return</text:span><text:span text:style-name="T29"> </text:span><text:span text:style-name="T38">callback</text:span><text:span text:style-name="T29">(</text:span><text:span text:style-name="T45">self.</text:span><text:span text:style-name="T38">population</text:span><text:span text:style-name="T29">) </text:span></text:p>
      <text:p text:style-name="P5"><text:span text:style-name="T24"><text:s/>946 <text:s/></text:span><text:s text:c="4"/></text:p>
      <text:p text:style-name="P3"><text:span text:style-name="T25"><text:s/>947 <text:s/></text:span><text:span text:style-name="T29"><text:s text:c="4"/></text:span><text:span text:style-name="T45">def</text:span><text:span text:style-name="T29"> </text:span><text:span text:style-name="T68">getFilename</text:span><text:span text:style-name="T29">(</text:span><text:span text:style-name="T45">self</text:span><text:span text:style-name="T29">):</text:span></text:p>
      <text:p text:style-name="P3"><text:span text:style-name="T25"><text:s/>948 <text:s/></text:span><text:span text:style-name="T29"><text:s text:c="8"/></text:span><text:span text:style-name="T45">return</text:span><text:span text:style-name="T29"> </text:span><text:span text:style-name="T45">self.</text:span><text:span text:style-name="T38">filename</text:span></text:p>
      <text:p text:style-name="P5"><text:span text:style-name="T24"><text:s/>949 <text:s/></text:span><text:s text:c="4"/></text:p>
      <text:p text:style-name="P3"><text:span text:style-name="T25"><text:s/>950 <text:s/></text:span><text:span text:style-name="T29"><text:s text:c="4"/></text:span><text:span text:style-name="T45">def</text:span><text:span text:style-name="T29"> </text:span><text:span text:style-name="T68">getDirname</text:span><text:span text:style-name="T29">(</text:span><text:span text:style-name="T45">self</text:span><text:span text:style-name="T29">):</text:span></text:p>
      <text:p text:style-name="P3"><text:span text:style-name="T25"><text:s/>951 <text:s/></text:span><text:span text:style-name="T29"><text:s text:c="8"/></text:span><text:span text:style-name="T45">return</text:span><text:span text:style-name="T29"> </text:span><text:span text:style-name="T45">self.</text:span><text:span text:style-name="T38">dirname</text:span></text:p>
      <text:p text:style-name="P4"><text:s/>952 <text:s/></text:p>
      <text:p text:style-name="P3"><text:span text:style-name="T25"><text:s/>953 <text:s/></text:span><text:span text:style-name="T45">if</text:span><text:span text:style-name="T29"> </text:span><text:span text:style-name="T38">__name__</text:span><text:span text:style-name="T29"> </text:span><text:span text:style-name="T45">==</text:span><text:span text:style-name="T29"> </text:span><text:span text:style-name="T76">"__main__"</text:span><text:span text:style-name="T29">:</text:span></text:p>
      <text:p text:style-name="P3"><text:span text:style-name="T25"><text:s/>954 <text:s/></text:span><text:span text:style-name="T29"><text:s text:c="4"/></text:span><text:span text:style-name="T38">random</text:span><text:span text:style-name="T45">.</text:span><text:span text:style-name="T38">seed</text:span><text:span text:style-name="T29">(</text:span><text:span text:style-name="T54">22</text:span><text:span text:style-name="T29">)</text:span></text:p>
      <text:p text:style-name="P5"><text:span text:style-name="T24"><text:s/>955 <text:s/></text:span><text:s text:c="4"/></text:p>
      <text:p text:style-name="P3"><text:span text:style-name="T25"><text:s/>956 <text:s/></text:span><text:span text:style-name="T29"><text:s text:c="4"/></text:span><text:span text:style-name="T61"># Test de l'algorithme génétique avec le problème OneMax</text:span></text:p>
      <text:p text:style-name="P3"><text:span text:style-name="T25"><text:s/>957 <text:s/></text:span><text:span text:style-name="T29"><text:s text:c="4"/></text:span><text:span text:style-name="T45">class</text:span><text:span text:style-name="T29"> </text:span><text:span text:style-name="T38">OneMaxChromosome</text:span><text:span text:style-name="T29">(</text:span><text:span text:style-name="T38">Chromosome</text:span><text:span text:style-name="T29">):</text:span></text:p>
      <text:p text:style-name="P3"><text:span text:style-name="T25"><text:s/>958 <text:s/></text:span><text:span text:style-name="T29"><text:s text:c="8"/></text:span><text:span text:style-name="T45">def</text:span><text:span text:style-name="T29"> </text:span><text:span text:style-name="T68">__init__</text:span><text:span text:style-name="T29">(</text:span><text:span text:style-name="T45">self</text:span><text:span text:style-name="T29">, </text:span><text:span text:style-name="T38">genes</text:span><text:span text:style-name="T29">: </text:span><text:span text:style-name="T45">list</text:span><text:span text:style-name="T29">):</text:span></text:p>
      <text:p text:style-name="P3"><text:span text:style-name="T25"><text:s/>959 <text:s/></text:span><text:span text:style-name="T29"><text:s text:c="12"/></text:span><text:span text:style-name="T45">self.</text:span><text:span text:style-name="T38">genes</text:span><text:span text:style-name="T29"> </text:span><text:span text:style-name="T45">=</text:span><text:span text:style-name="T29"> </text:span><text:span text:style-name="T38">genes</text:span></text:p>
      <text:p text:style-name="P3"><text:span text:style-name="T25"><text:s/>960 <text:s/></text:span><text:span text:style-name="T29"><text:s text:c="12"/></text:span><text:span text:style-name="T45">super</text:span><text:span text:style-name="T29">()</text:span><text:span text:style-name="T45">.</text:span><text:span text:style-name="T68">__init__</text:span><text:span text:style-name="T29">(</text:span><text:span text:style-name="T45">self.</text:span><text:span text:style-name="T38">genes</text:span><text:span text:style-name="T29">, </text:span><text:span text:style-name="T45">self.</text:span><text:span text:style-name="T38">calc_fitness</text:span><text:span text:style-name="T29">(), </text:span><text:span text:style-name="T54">0</text:span><text:span text:style-name="T29">, </text:span><text:span text:style-name="T45">len</text:span><text:span text:style-name="T29">(</text:span><text:span text:style-name="T45">self.</text:span><text:span text:style-name="T38">genes</text:span><text:span text:style-name="T29">))</text:span></text:p>
      <text:p text:style-name="P4"><text:s/>961 <text:s/></text:p>
      <text:p text:style-name="P3"><text:span text:style-name="T25"><text:s/>962 <text:s/></text:span><text:span text:style-name="T29"><text:s text:c="8"/></text:span><text:span text:style-name="T45">def</text:span><text:span text:style-name="T29"> </text:span><text:span text:style-name="T68">calc_fitness</text:span><text:span text:style-name="T29">(</text:span><text:span text:style-name="T45">self</text:span><text:span text:style-name="T29">):</text:span></text:p>
      <text:p text:style-name="P3"><text:span text:style-name="T25"><text:s/>963 <text:s/></text:span><text:span text:style-name="T29"><text:s text:c="12"/></text:span><text:span text:style-name="T38">sum_gene</text:span><text:span text:style-name="T29"> </text:span><text:span text:style-name="T45">=</text:span><text:span text:style-name="T29"> </text:span><text:span text:style-name="T54">0</text:span></text:p>
      <text:p text:style-name="P3"><text:span text:style-name="T25"><text:s/>964 <text:s/></text:span><text:span text:style-name="T29"><text:s text:c="12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45">self.</text:span><text:span text:style-name="T38">genes</text:span><text:span text:style-name="T29">)):</text:span></text:p>
      <text:p text:style-name="P3"><text:span text:style-name="T25"><text:s/>965 <text:s/></text:span><text:span text:style-name="T29"><text:s text:c="16"/></text:span><text:span text:style-name="T38">sum_gene</text:span><text:span text:style-name="T29"> </text:span><text:span text:style-name="T45">+=</text:span><text:span text:style-name="T29"> </text:span><text:span text:style-name="T45">int</text:span><text:span text:style-name="T29">(</text:span><text:span text:style-name="T45">self.</text:span><text:span text:style-name="T38">genes</text:span><text:span text:style-name="T29">[</text:span><text:span text:style-name="T38">i</text:span><text:span text:style-name="T29">])</text:span></text:p>
      <text:p text:style-name="P4"><text:s/>966 <text:s/></text:p>
      <text:p text:style-name="P3"><text:span text:style-name="T25"><text:s/>967 <text:s/></text:span><text:span text:style-name="T29"><text:s text:c="12"/></text:span><text:span text:style-name="T45">return</text:span><text:span text:style-name="T29"> </text:span><text:span text:style-name="T38">sum_gene</text:span></text:p>
      <text:p text:style-name="P5"><text:span text:style-name="T24"><text:s/>968 <text:s/></text:span><text:s text:c="8"/></text:p>
      <text:p text:style-name="P3"><text:span text:style-name="T25"><text:s/>969 <text:s/></text:span><text:span text:style-name="T29"><text:s text:c="8"/></text:span><text:span text:style-name="T45">def</text:span><text:span text:style-name="T29"> </text:span><text:span text:style-name="T68">mix</text:span><text:span text:style-name="T29">(</text:span><text:span text:style-name="T45">self</text:span><text:span text:style-name="T29">, </text:span><text:span text:style-name="T38">gene1</text:span><text:span text:style-name="T29">, </text:span><text:span text:style-name="T38">gene2</text:span><text:span text:style-name="T29">):</text:span></text:p>
      <text:p text:style-name="P3"><text:span text:style-name="T25"><text:s/>970 <text:s/></text:span><text:span text:style-name="T29"><text:s text:c="12"/></text:span><text:span text:style-name="T45">self.</text:span><text:span text:style-name="T38">genes</text:span><text:span text:style-name="T29"> </text:span><text:span text:style-name="T45">=</text:span><text:span text:style-name="T29"> </text:span><text:span text:style-name="T38">gene1</text:span><text:span text:style-name="T45">+</text:span><text:span text:style-name="T38">gene2</text:span></text:p>
      <text:p text:style-name="P3"><text:span text:style-name="T25"><text:s/>971 <text:s/></text:span><text:span text:style-name="T29"><text:s text:c="12"/></text:span><text:span text:style-name="T45">self.</text:span><text:span text:style-name="T38">fitness</text:span><text:span text:style-name="T29"> </text:span><text:span text:style-name="T45">=</text:span><text:span text:style-name="T29"> </text:span><text:span text:style-name="T45">self.</text:span><text:span text:style-name="T38">calc_fitness</text:span><text:span text:style-name="T29">()</text:span></text:p>
      <text:p text:style-name="P3"><text:span text:style-name="T25"><text:s/>972 <text:s/></text:span><text:span text:style-name="T29"><text:s text:c="12"/></text:span><text:span text:style-name="T45">self.</text:span><text:span text:style-name="T38">age</text:span><text:span text:style-name="T29"> </text:span><text:span text:style-name="T45">+=</text:span><text:span text:style-name="T29"> </text:span><text:span text:style-name="T54">1</text:span></text:p>
      <text:p text:style-name="P4"><text:s/>973 <text:s/></text:p>
      <text:p text:style-name="P3"><text:span text:style-name="T25"><text:s/>974 <text:s/></text:span><text:span text:style-name="T29"><text:s text:c="8"/></text:span><text:span text:style-name="T45">def</text:span><text:span text:style-name="T29"> </text:span><text:span text:style-name="T68">__repr__</text:span><text:span text:style-name="T29">(</text:span><text:span text:style-name="T45">self</text:span><text:span text:style-name="T29">):</text:span></text:p>
      <text:p text:style-name="P3"><text:span text:style-name="T25"><text:s/>975 <text:s/></text:span><text:span text:style-name="T29"><text:s text:c="12"/></text:span><text:span text:style-name="T38">string</text:span><text:span text:style-name="T29"> </text:span><text:span text:style-name="T45">=</text:span><text:span text:style-name="T29"> </text:span><text:span text:style-name="T76">""</text:span></text:p>
      <text:p text:style-name="P3"><text:span text:style-name="T25"><text:s/>976 <text:s/></text:span><text:span text:style-name="T29"><text:s text:c="12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45">self.</text:span><text:span text:style-name="T38">genes</text:span><text:span text:style-name="T29">)):</text:span></text:p>
      <text:p text:style-name="P3"><text:span text:style-name="T25"><text:s/>977 <text:s/></text:span><text:span text:style-name="T29"><text:s text:c="16"/></text:span><text:span text:style-name="T38">string</text:span><text:span text:style-name="T29"> </text:span><text:span text:style-name="T45">+=</text:span><text:span text:style-name="T29"> </text:span><text:span text:style-name="T45">str</text:span><text:span text:style-name="T29">(</text:span><text:span text:style-name="T45">self.</text:span><text:span text:style-name="T38">genes</text:span><text:span text:style-name="T29">[</text:span><text:span text:style-name="T38">i</text:span><text:span text:style-name="T29">])</text:span></text:p>
      <text:p text:style-name="P4"><text:s/>978 <text:s/></text:p>
      <text:p text:style-name="P3"><text:span text:style-name="T25"><text:s/>979 <text:s/></text:span><text:span text:style-name="T29"><text:s text:c="12"/></text:span><text:span text:style-name="T45">return</text:span><text:span text:style-name="T29"> </text:span><text:span text:style-name="T38">string</text:span></text:p>
      <text:p text:style-name="P4"><text:s/>980 <text:s/></text:p>
      <text:p text:style-name="P3"><text:span text:style-name="T25"><text:s/>981 <text:s/></text:span><text:span text:style-name="T29"><text:s text:c="4"/></text:span><text:span text:style-name="T45">def</text:span><text:span text:style-name="T29"> </text:span><text:span text:style-name="T68">sumlist</text:span><text:span text:style-name="T29">(</text:span><text:span text:style-name="T38">population</text:span><text:span text:style-name="T29">):</text:span></text:p>
      <text:p text:style-name="P3"><text:span text:style-name="T25"><text:s/>982 <text:s/></text:span><text:span text:style-name="T29"><text:s text:c="8"/></text:span><text:span text:style-name="T45">return</text:span><text:span text:style-name="T29"> [</text:span><text:span text:style-name="T38">chro</text:span><text:span text:style-name="T45">.</text:span><text:span text:style-name="T38">fitness</text:span><text:span text:style-name="T29"> </text:span><text:span text:style-name="T45">for</text:span><text:span text:style-name="T29"> </text:span><text:span text:style-name="T38">chro</text:span><text:span text:style-name="T29"> </text:span><text:span text:style-name="T45">in</text:span><text:span text:style-name="T29"> </text:span><text:span text:style-name="T38">population</text:span><text:span text:style-name="T29">]</text:span></text:p>
      <text:p text:style-name="P4"><text:s/>983 <text:s/></text:p>
      <text:p text:style-name="P3"><text:span text:style-name="T25"><text:s/>984 <text:s/></text:span><text:span text:style-name="T29"><text:s text:c="4"/></text:span><text:span text:style-name="T45">def</text:span><text:span text:style-name="T29"> </text:span><text:span text:style-name="T68">swap</text:span><text:span text:style-name="T29">(</text:span><text:span text:style-name="T38">i</text:span><text:span text:style-name="T29">, </text:span><text:span text:style-name="T38">j</text:span><text:span text:style-name="T29">, </text:span><text:span text:style-name="T38">liste</text:span><text:span text:style-name="T29">):</text:span></text:p>
      <text:p text:style-name="P3"><text:span text:style-name="T25"><text:s/>985 <text:s/></text:span><text:span text:style-name="T29"><text:s text:c="8"/></text:span><text:span text:style-name="T38">temp</text:span><text:span text:style-name="T29"> </text:span><text:span text:style-name="T45">=</text:span><text:span text:style-name="T29"> </text:span><text:span text:style-name="T38">liste</text:span><text:span text:style-name="T29">[</text:span><text:span text:style-name="T38">i</text:span><text:span text:style-name="T29">]</text:span></text:p>
      <text:p text:style-name="P3"><text:span text:style-name="T25"><text:s/>986 <text:s/></text:span><text:span text:style-name="T29"><text:s text:c="8"/></text:span><text:span text:style-name="T38">liste</text:span><text:span text:style-name="T29">[</text:span><text:span text:style-name="T38">i</text:span><text:span text:style-name="T29">] </text:span><text:span text:style-name="T45">=</text:span><text:span text:style-name="T29"> </text:span><text:span text:style-name="T38">liste</text:span><text:span text:style-name="T29">[</text:span><text:span text:style-name="T38">j</text:span><text:span text:style-name="T29">]</text:span></text:p>
      <text:p text:style-name="P3"><text:span text:style-name="T25"><text:s/>987 <text:s/></text:span><text:span text:style-name="T29"><text:s text:c="8"/></text:span><text:span text:style-name="T38">liste</text:span><text:span text:style-name="T29">[</text:span><text:span text:style-name="T38">j</text:span><text:span text:style-name="T29">] </text:span><text:span text:style-name="T45">=</text:span><text:span text:style-name="T29"> </text:span><text:span text:style-name="T38">temp</text:span></text:p>
      <text:p text:style-name="P4"><text:s/>988 <text:s/></text:p>
      <text:p text:style-name="P3"><text:span text:style-name="T25"><text:s/>989 <text:s/></text:span><text:span text:style-name="T29"><text:s text:c="8"/></text:span><text:span text:style-name="T45">return</text:span><text:span text:style-name="T29"> </text:span><text:span text:style-name="T38">liste</text:span></text:p>
      <text:p text:style-name="P4"><text:s/>990 <text:s/></text:p>
      <text:p text:style-name="P3"><text:span text:style-name="T25"><text:s/>991 <text:s/></text:span><text:span text:style-name="T29"><text:s text:c="4"/></text:span><text:span text:style-name="T45">def</text:span><text:span text:style-name="T29"> </text:span><text:span text:style-name="T68">evaluate</text:span><text:span text:style-name="T29">(</text:span><text:span text:style-name="T38">population</text:span><text:span text:style-name="T29">):</text:span></text:p>
      <text:p text:style-name="P3"><text:span text:style-name="T25"><text:s/>992 <text:s/></text:span><text:span text:style-name="T29"><text:s text:c="8"/></text:span><text:span text:style-name="T61"># Evaluation de la population</text:span></text:p>
      <text:p text:style-name="P3"><text:span text:style-name="T25"><text:s/>993 <text:s/></text:span><text:span text:style-name="T29"><text:s text:c="8"/></text:span><text:span text:style-name="T38">sums</text:span><text:span text:style-name="T29"> </text:span><text:span text:style-name="T45">=</text:span><text:span text:style-name="T29"> </text:span><text:span text:style-name="T38">sumlist</text:span><text:span text:style-name="T29">(</text:span><text:span text:style-name="T38">population</text:span><text:span text:style-name="T29">)</text:span></text:p>
      <text:p text:style-name="P4"><text:s/>994 <text:s/></text:p>
      <text:p text:style-name="P3"><text:span text:style-name="T25"><text:s/>995 <text:s/></text:span><text:span text:style-name="T29"><text:s text:c="8"/></text:span><text:span text:style-name="T61"># Sort list decreasing</text:span></text:p>
      <text:p text:style-name="P3"><text:span text:style-name="T25"><text:s/>996 <text:s/></text:span><text:span text:style-name="T29"><text:s text:c="8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sums</text:span><text:span text:style-name="T29">)</text:span><text:span text:style-name="T45">-</text:span><text:span text:style-name="T54">1</text:span><text:span text:style-name="T29">):</text:span></text:p>
      <text:p text:style-name="P3"><text:span text:style-name="T25"><text:s/>997 <text:s/></text:span><text:span text:style-name="T29"><text:s text:c="12"/></text:span><text:span text:style-name="T45">max</text:span><text:span text:style-name="T29"> </text:span><text:span text:style-name="T45">=</text:span><text:span text:style-name="T29"> </text:span><text:span text:style-name="T38">i</text:span></text:p>
      <text:p text:style-name="P3"><text:span text:style-name="T25"><text:s/>998 <text:s/></text:span><text:span text:style-name="T29"><text:s text:c="12"/>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i</text:span><text:span text:style-name="T45">+</text:span><text:span text:style-name="T54">1</text:span><text:span text:style-name="T29">, </text:span><text:span text:style-name="T45">len</text:span><text:span text:style-name="T29">(</text:span><text:span text:style-name="T38">sums</text:span><text:span text:style-name="T29">)):</text:span></text:p>
      <text:p text:style-name="P3"><text:span text:style-name="T25"><text:s/>999 <text:s/></text:span><text:span text:style-name="T29"><text:s text:c="16"/></text:span><text:span text:style-name="T45">if</text:span><text:span text:style-name="T29"> </text:span><text:span text:style-name="T38">sums</text:span><text:span text:style-name="T29">[</text:span><text:span text:style-name="T38">j</text:span><text:span text:style-name="T29">] </text:span><text:span text:style-name="T45">&gt;=</text:span><text:span text:style-name="T29"> </text:span><text:span text:style-name="T38">sums</text:span><text:span text:style-name="T29">[</text:span><text:span text:style-name="T45">max</text:span><text:span text:style-name="T29">]:</text:span></text:p>
      <text:p text:style-name="P3"><text:span text:style-name="T25">1000 <text:s/></text:span><text:span text:style-name="T29"><text:s text:c="20"/></text:span><text:span text:style-name="T45">max</text:span><text:span text:style-name="T29"> </text:span><text:span text:style-name="T45">=</text:span><text:span text:style-name="T29"> </text:span><text:span text:style-name="T38">j</text:span></text:p>
      <text:p text:style-name="P5"><text:span text:style-name="T24">1001 <text:s/></text:span><text:s text:c="8"/></text:p>
      <text:p text:style-name="P3"><text:span text:style-name="T25">1002 <text:s/></text:span><text:span text:style-name="T29"><text:s text:c="12"/></text:span><text:span text:style-name="T45">if</text:span><text:span text:style-name="T29"> </text:span><text:span text:style-name="T45">max</text:span><text:span text:style-name="T29"> </text:span><text:span text:style-name="T45">!=</text:span><text:span text:style-name="T29"> </text:span><text:span text:style-name="T38">i</text:span><text:span text:style-name="T29">:</text:span></text:p>
      <text:p text:style-name="P3"><text:span text:style-name="T25">1003 <text:s/></text:span><text:span text:style-name="T29"><text:s text:c="16"/></text:span><text:span text:style-name="T38">sums</text:span><text:span text:style-name="T29"> </text:span><text:span text:style-name="T45">=</text:span><text:span text:style-name="T29"> </text:span><text:span text:style-name="T38">swap</text:span><text:span text:style-name="T29">(</text:span><text:span text:style-name="T38">i</text:span><text:span text:style-name="T29">, </text:span><text:span text:style-name="T45">max</text:span><text:span text:style-name="T29">, </text:span><text:span text:style-name="T38">sums</text:span><text:span text:style-name="T29">)</text:span></text:p>
      <text:p text:style-name="P3"><text:span text:style-name="T25">1004 <text:s/></text:span><text:span text:style-name="T29"><text:s text:c="16"/></text:span><text:span text:style-name="T38">population</text:span><text:span text:style-name="T29"> </text:span><text:span text:style-name="T45">=</text:span><text:span text:style-name="T29"> </text:span><text:span text:style-name="T38">swap</text:span><text:span text:style-name="T29">(</text:span><text:span text:style-name="T38">i</text:span><text:span text:style-name="T29">, </text:span><text:span text:style-name="T45">max</text:span><text:span text:style-name="T29">, </text:span><text:span text:style-name="T38">population</text:span><text:span text:style-name="T29">)</text:span></text:p>
      <text:p text:style-name="P4">1005 <text:s/></text:p>
      <text:p text:style-name="P3"><text:span text:style-name="T25">1006 <text:s/></text:span><text:span text:style-name="T29"><text:s text:c="8"/></text:span><text:span text:style-name="T45">return</text:span><text:span text:style-name="T29"> </text:span><text:span text:style-name="T38">population</text:span></text:p>
      <text:p text:style-name="P5"><text:span text:style-name="T24">1007 <text:s/></text:span><text:s text:c="4"/></text:p>
      <text:p text:style-name="P3"><text:span text:style-name="T25">1008 <text:s/></text:span><text:span text:style-name="T29"><text:s text:c="4"/></text:span><text:span text:style-name="T45">def</text:span><text:span text:style-name="T29"> </text:span><text:span text:style-name="T68">selection</text:span><text:span text:style-name="T29">(</text:span><text:span text:style-name="T38">population</text:span><text:span text:style-name="T29">):</text:span></text:p>
      <text:p text:style-name="P3"><text:span text:style-name="T25">1009 <text:s/></text:span><text:span text:style-name="T29"><text:s text:c="8"/></text:span><text:span text:style-name="T61"># Selection des parents</text:span></text:p>
      <text:p text:style-name="P3"><text:span text:style-name="T25">1010 <text:s/></text:span><text:span text:style-name="T29"><text:s text:c="8"/></text:span><text:span text:style-name="T61"># On fait des pairs de chaque element</text:span></text:p>
      <text:p text:style-name="P3"><text:span text:style-name="T25">1011 <text:s/></text:span><text:span text:style-name="T29"><text:s text:c="8"/></text:span><text:span text:style-name="T38">liste</text:span><text:span text:style-name="T29"> </text:span><text:span text:style-name="T45">=</text:span><text:span text:style-name="T29"> []</text:span></text:p>
      <text:p text:style-name="P4">1012 <text:s/></text:p>
      <text:p text:style-name="P3"><text:span text:style-name="T25">1013 <text:s/></text:span><text:span text:style-name="T29"><text:s text:c="8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54">0</text:span><text:span text:style-name="T29">, </text:span><text:span text:style-name="T45">len</text:span><text:span text:style-name="T29">(</text:span><text:span text:style-name="T38">population</text:span><text:span text:style-name="T29">)</text:span><text:span text:style-name="T45">-</text:span><text:span text:style-name="T54">1</text:span><text:span text:style-name="T29">, </text:span><text:span text:style-name="T54">2</text:span><text:span text:style-name="T29">):</text:span></text:p>
      <text:p text:style-name="P3"><text:span text:style-name="T25">1014 <text:s/></text:span><text:span text:style-name="T29"><text:s text:c="12"/></text:span><text:span text:style-name="T38">liste</text:span><text:span text:style-name="T45">.</text:span><text:span text:style-name="T38">append</text:span><text:span text:style-name="T29">((</text:span><text:span text:style-name="T38">population</text:span><text:span text:style-name="T29">[</text:span><text:span text:style-name="T38">i</text:span><text:span text:style-name="T29">], </text:span><text:span text:style-name="T38">population</text:span><text:span text:style-name="T29">[</text:span><text:span text:style-name="T38">i</text:span><text:span text:style-name="T45">+</text:span><text:span text:style-name="T54">1</text:span><text:span text:style-name="T29">]))</text:span></text:p>
      <text:p text:style-name="P4">1015 <text:s/></text:p>
      <text:p text:style-name="P3"><text:span text:style-name="T25">1016 <text:s/></text:span><text:span text:style-name="T29"><text:s text:c="8"/></text:span><text:span text:style-name="T45">return</text:span><text:span text:style-name="T29"> </text:span><text:span text:style-name="T38">liste</text:span></text:p>
      <text:p text:style-name="P5"><text:span text:style-name="T24">1017 <text:s/></text:span><text:s text:c="4"/></text:p>
      <text:p text:style-name="P3"><text:span text:style-name="T25">1018 <text:s/></text:span><text:span text:style-name="T29"><text:s text:c="4"/></text:span><text:span text:style-name="T45">def</text:span><text:span text:style-name="T29"> </text:span><text:span text:style-name="T68">crossover</text:span><text:span text:style-name="T29">(</text:span><text:span text:style-name="T38">population</text:span><text:span text:style-name="T29">):</text:span></text:p>
      <text:p text:style-name="P3"><text:span text:style-name="T25">1019 <text:s/></text:span><text:span text:style-name="T29"><text:s text:c="8"/></text:span><text:span text:style-name="T61"># Creation des enfants </text:span></text:p>
      <text:p text:style-name="P3"><text:span text:style-name="T25">1020 <text:s/></text:span><text:span text:style-name="T29"><text:s text:c="8"/></text:span><text:span text:style-name="T38">cross_point</text:span><text:span text:style-name="T29"> </text:span><text:span text:style-name="T45">=</text:span><text:span text:style-name="T29"> </text:span><text:span text:style-name="T38">random</text:span><text:span text:style-name="T45">.</text:span><text:span text:style-name="T38">randint</text:span><text:span text:style-name="T29">(</text:span><text:span text:style-name="T54">0</text:span><text:span text:style-name="T29">, </text:span><text:span text:style-name="T54">1000</text:span><text:span text:style-name="T29">)</text:span></text:p>
      <text:p text:style-name="P3"><text:span text:style-name="T25">1021 <text:s/></text:span><text:span text:style-name="T29"><text:s text:c="8"/></text:span><text:span text:style-name="T38">liste</text:span><text:span text:style-name="T29"> </text:span><text:span text:style-name="T45">=</text:span><text:span text:style-name="T29"> []</text:span></text:p>
      <text:p text:style-name="P3"><text:span text:style-name="T25">1022 <text:s/></text:span><text:span text:style-name="T29"><text:s text:c="8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population</text:span><text:span text:style-name="T29">)):</text:span></text:p>
      <text:p text:style-name="P3"><text:span text:style-name="T25">1023 <text:s/></text:span><text:span text:style-name="T29"><text:s text:c="12"/></text:span><text:span text:style-name="T38">chro1</text:span><text:span text:style-name="T29"> </text:span><text:span text:style-name="T45">=</text:span><text:span text:style-name="T29"> </text:span><text:span text:style-name="T38">population</text:span><text:span text:style-name="T29">[</text:span><text:span text:style-name="T38">i</text:span><text:span text:style-name="T29">][</text:span><text:span text:style-name="T54">0</text:span><text:span text:style-name="T29">]</text:span></text:p>
      <text:p text:style-name="P3"><text:span text:style-name="T25">1024 <text:s/></text:span><text:span text:style-name="T29"><text:s text:c="12"/></text:span><text:span text:style-name="T38">chro2</text:span><text:span text:style-name="T29"> </text:span><text:span text:style-name="T45">=</text:span><text:span text:style-name="T29"> </text:span><text:span text:style-name="T38">population</text:span><text:span text:style-name="T29">[</text:span><text:span text:style-name="T38">i</text:span><text:span text:style-name="T29">][</text:span><text:span text:style-name="T54">1</text:span><text:span text:style-name="T29">]</text:span></text:p>
      <text:p text:style-name="P3"><text:span text:style-name="T25">1025 <text:s/></text:span><text:span text:style-name="T29"><text:s text:c="12"/></text:span><text:span text:style-name="T38">chro1</text:span><text:span text:style-name="T45">.</text:span><text:span text:style-name="T38">mix</text:span><text:span text:style-name="T29">(</text:span><text:span text:style-name="T38">chro1</text:span><text:span text:style-name="T45">.</text:span><text:span text:style-name="T38">genes</text:span><text:span text:style-name="T29">[:</text:span><text:span text:style-name="T38">cross_point</text:span><text:span text:style-name="T29">], </text:span><text:span text:style-name="T38">chro2</text:span><text:span text:style-name="T45">.</text:span><text:span text:style-name="T38">genes</text:span><text:span text:style-name="T29">[</text:span><text:span text:style-name="T38">cross_point</text:span><text:span text:style-name="T29">:])</text:span></text:p>
      <text:p text:style-name="P3"><text:span text:style-name="T25">1026 <text:s/></text:span><text:span text:style-name="T29"><text:s text:c="12"/></text:span><text:span text:style-name="T38">chro2</text:span><text:span text:style-name="T45">.</text:span><text:span text:style-name="T38">mix</text:span><text:span text:style-name="T29">(</text:span><text:span text:style-name="T38">chro1</text:span><text:span text:style-name="T45">.</text:span><text:span text:style-name="T38">genes</text:span><text:span text:style-name="T29">[:</text:span><text:span text:style-name="T38">cross_point</text:span><text:span text:style-name="T29">], </text:span><text:span text:style-name="T38">chro2</text:span><text:span text:style-name="T45">.</text:span><text:span text:style-name="T38">genes</text:span><text:span text:style-name="T29">[</text:span><text:span text:style-name="T38">cross_point</text:span><text:span text:style-name="T29">:])</text:span></text:p>
      <text:p text:style-name="P4">1027 <text:s/></text:p>
      <text:p text:style-name="P3"><text:span text:style-name="T25">1028 <text:s/></text:span><text:span text:style-name="T29"><text:s text:c="12"/></text:span><text:span text:style-name="T38">liste</text:span><text:span text:style-name="T45">.</text:span><text:span text:style-name="T38">append</text:span><text:span text:style-name="T29">(</text:span><text:span text:style-name="T38">chro1</text:span><text:span text:style-name="T29">)</text:span></text:p>
      <text:p text:style-name="P3"><text:span text:style-name="T25">1029 <text:s/></text:span><text:span text:style-name="T29"><text:s text:c="12"/></text:span><text:span text:style-name="T38">liste</text:span><text:span text:style-name="T45">.</text:span><text:span text:style-name="T38">append</text:span><text:span text:style-name="T29">(</text:span><text:span text:style-name="T38">chro2</text:span><text:span text:style-name="T29">)</text:span></text:p>
      <text:p text:style-name="P4">1030 <text:s/></text:p>
      <text:p text:style-name="P3"><text:span text:style-name="T25">1031 <text:s/></text:span><text:span text:style-name="T29"><text:s text:c="8"/></text:span><text:span text:style-name="T61"># print("".join([ str(x) for x in liste[0] ]))</text:span></text:p>
      <text:p text:style-name="P3"><text:span text:style-name="T25">1032 <text:s/></text:span><text:span text:style-name="T29"><text:s text:c="8"/></text:span><text:span text:style-name="T45">return</text:span><text:span text:style-name="T29"> </text:span><text:span text:style-name="T38">liste</text:span></text:p>
      <text:p text:style-name="P5"><text:span text:style-name="T24">1033 <text:s/></text:span><text:s text:c="4"/></text:p>
      <text:p text:style-name="P3"><text:span text:style-name="T25">1034 <text:s/></text:span><text:span text:style-name="T29"><text:s text:c="4"/></text:span><text:span text:style-name="T45">def</text:span><text:span text:style-name="T29"> </text:span><text:span text:style-name="T68">mutation</text:span><text:span text:style-name="T29">(</text:span><text:span text:style-name="T38">population</text:span><text:span text:style-name="T29">):</text:span></text:p>
      <text:p text:style-name="P3"><text:span text:style-name="T25">1035 <text:s/></text:span><text:span text:style-name="T29"><text:s text:c="8"/></text:span><text:span text:style-name="T38">liste</text:span><text:span text:style-name="T29"> </text:span><text:span text:style-name="T45">=</text:span><text:span text:style-name="T29"> []</text:span></text:p>
      <text:p text:style-name="P3"><text:span text:style-name="T25">1036 <text:s/></text:span><text:span text:style-name="T29"><text:s text:c="8"/></text:span><text:span text:style-name="T45">for</text:span><text:span text:style-name="T29"> </text:span><text:span text:style-name="T38">pop</text:span><text:span text:style-name="T29"> </text:span><text:span text:style-name="T45">in</text:span><text:span text:style-name="T29"> </text:span><text:span text:style-name="T38">population</text:span><text:span text:style-name="T29">:</text:span></text:p>
      <text:p text:style-name="P3"><text:span text:style-name="T25">1037 <text:s/></text:span><text:span text:style-name="T29"><text:s text:c="12"/></text:span><text:span text:style-name="T38">l</text:span><text:span text:style-name="T29"> </text:span><text:span text:style-name="T45">=</text:span><text:span text:style-name="T29"> </text:span><text:span text:style-name="T38">pop</text:span></text:p>
      <text:p text:style-name="P3"><text:span text:style-name="T25">1038 <text:s/></text:span><text:span text:style-name="T29"><text:s text:c="12"/></text:span><text:span text:style-name="T45">if</text:span><text:span text:style-name="T29"> </text:span><text:span text:style-name="T38">random</text:span><text:span text:style-name="T45">.</text:span><text:span text:style-name="T38">randint</text:span><text:span text:style-name="T29">(</text:span><text:span text:style-name="T54">0</text:span><text:span text:style-name="T29">, </text:span><text:span text:style-name="T54">100</text:span><text:span text:style-name="T29">) </text:span><text:span text:style-name="T45">&lt;</text:span><text:span text:style-name="T29"> </text:span><text:span text:style-name="T54">5</text:span><text:span text:style-name="T29">:</text:span></text:p>
      <text:p text:style-name="P3"><text:span text:style-name="T25">1039 <text:s/></text:span><text:span text:style-name="T29"><text:s text:c="16"/></text:span><text:span text:style-name="T38">random</text:span><text:span text:style-name="T45">.</text:span><text:span text:style-name="T38">shuffle</text:span><text:span text:style-name="T29">(</text:span><text:span text:style-name="T38">l</text:span><text:span text:style-name="T45">.</text:span><text:span text:style-name="T38">genes</text:span><text:span text:style-name="T29">)</text:span></text:p>
      <text:p text:style-name="P4">1040 <text:s/></text:p>
      <text:p text:style-name="P3"><text:span text:style-name="T25">1041 <text:s/></text:span><text:span text:style-name="T29"><text:s text:c="12"/></text:span><text:span text:style-name="T38">liste</text:span><text:span text:style-name="T45">.</text:span><text:span text:style-name="T38">append</text:span><text:span text:style-name="T29">(</text:span><text:span text:style-name="T38">l</text:span><text:span text:style-name="T29">)</text:span></text:p>
      <text:p text:style-name="P4">1042 <text:s/></text:p>
      <text:p text:style-name="P3"><text:span text:style-name="T25">1043 <text:s/></text:span><text:span text:style-name="T29"><text:s text:c="8"/></text:span><text:span text:style-name="T45">return</text:span><text:span text:style-name="T29"> </text:span><text:span text:style-name="T38">liste</text:span></text:p>
      <text:p text:style-name="P5"><text:span text:style-name="T24">1044 <text:s/></text:span><text:s text:c="4"/></text:p>
      <text:p text:style-name="P3"><text:span text:style-name="T25">1045 <text:s/></text:span><text:span text:style-name="T29"><text:s text:c="4"/></text:span><text:span text:style-name="T45">def</text:span><text:span text:style-name="T29"> </text:span><text:span text:style-name="T68">termination</text:span><text:span text:style-name="T29">(</text:span><text:span text:style-name="T38">population</text:span><text:span text:style-name="T29">): </text:span></text:p>
      <text:p text:style-name="P3"><text:span text:style-name="T25">1046 <text:s/></text:span><text:span text:style-name="T29"><text:s text:c="8"/></text:span><text:span text:style-name="T38">sums</text:span><text:span text:style-name="T29"> </text:span><text:span text:style-name="T45">=</text:span><text:span text:style-name="T29"> </text:span><text:span text:style-name="T38">sumlist</text:span><text:span text:style-name="T29">(</text:span><text:span text:style-name="T38">population</text:span><text:span text:style-name="T29">)</text:span></text:p>
      <text:p text:style-name="P3"><text:span text:style-name="T25">1047 <text:s/></text:span><text:span text:style-name="T29"><text:s text:c="8"/></text:span><text:span text:style-name="T38">best</text:span><text:span text:style-name="T29"> </text:span><text:span text:style-name="T45">=</text:span><text:span text:style-name="T29"> </text:span><text:span text:style-name="T38">sums</text:span><text:span text:style-name="T45">.</text:span><text:span text:style-name="T38">index</text:span><text:span text:style-name="T29">(</text:span><text:span text:style-name="T45">max</text:span><text:span text:style-name="T29">(</text:span><text:span text:style-name="T38">sums</text:span><text:span text:style-name="T29">))</text:span></text:p>
      <text:p text:style-name="P3"><text:span text:style-name="T25">1048 <text:s/></text:span><text:span text:style-name="T29"><text:s text:c="8"/></text:span><text:span text:style-name="T45">return</text:span><text:span text:style-name="T29"> </text:span><text:span text:style-name="T38">population</text:span><text:span text:style-name="T29">[</text:span><text:span text:style-name="T38">best</text:span><text:span text:style-name="T29">]</text:span><text:span text:style-name="T45">.</text:span><text:span text:style-name="T38">fitness</text:span><text:span text:style-name="T29"> </text:span><text:span text:style-name="T45">&gt;=</text:span><text:span text:style-name="T29"> </text:span><text:span text:style-name="T54">1000</text:span></text:p>
      <text:p text:style-name="P5"><text:span text:style-name="T24">1049 <text:s/></text:span><text:s text:c="4"/></text:p>
      <text:p text:style-name="P3"><text:span text:style-name="T25">1050 <text:s/></text:span><text:span text:style-name="T29"><text:s text:c="4"/></text:span><text:span text:style-name="T45">def</text:span><text:span text:style-name="T29"> </text:span><text:span text:style-name="T68">iteration</text:span><text:span text:style-name="T29">(</text:span><text:span text:style-name="T38">population</text:span><text:span text:style-name="T29">):</text:span></text:p>
      <text:p text:style-name="P3"><text:soft-page-break/><text:span text:style-name="T25">1051 <text:s/></text:span><text:span text:style-name="T29"><text:s text:c="8"/></text:span><text:span text:style-name="T38">sums</text:span><text:span text:style-name="T29"> </text:span><text:span text:style-name="T45">=</text:span><text:span text:style-name="T29"> </text:span><text:span text:style-name="T38">sumlist</text:span><text:span text:style-name="T29">(</text:span><text:span text:style-name="T38">population</text:span><text:span text:style-name="T29">)</text:span></text:p>
      <text:p text:style-name="P3"><text:span text:style-name="T25">1052 <text:s/></text:span><text:span text:style-name="T29"><text:s text:c="8"/></text:span><text:span text:style-name="T38">best</text:span><text:span text:style-name="T29"> </text:span><text:span text:style-name="T45">=</text:span><text:span text:style-name="T29"> </text:span><text:span text:style-name="T38">sums</text:span><text:span text:style-name="T45">.</text:span><text:span text:style-name="T38">index</text:span><text:span text:style-name="T29">(</text:span><text:span text:style-name="T45">max</text:span><text:span text:style-name="T29">(</text:span><text:span text:style-name="T38">sums</text:span><text:span text:style-name="T29">))</text:span></text:p>
      <text:p text:style-name="P4">1053 <text:s/></text:p>
      <text:p text:style-name="P3"><text:span text:style-name="T25">1054 <text:s/></text:span><text:span text:style-name="T29"><text:s text:c="8"/></text:span><text:span text:style-name="T45">print</text:span><text:span text:style-name="T29">(</text:span><text:span text:style-name="T76">"Current best : {}"</text:span><text:span text:style-name="T45">.</text:span><text:span text:style-name="T38">format</text:span><text:span text:style-name="T29">(</text:span><text:span text:style-name="T38">population</text:span><text:span text:style-name="T29">[</text:span><text:span text:style-name="T38">best</text:span><text:span text:style-name="T29">]</text:span><text:span text:style-name="T45">.</text:span><text:span text:style-name="T38">fitness</text:span><text:span text:style-name="T29">))</text:span></text:p>
      <text:p text:style-name="P4">1055 <text:s/></text:p>
      <text:p text:style-name="P3"><text:span text:style-name="T25">1056 <text:s/></text:span><text:span text:style-name="T29"><text:s text:c="4"/></text:span><text:span text:style-name="T45">def</text:span><text:span text:style-name="T29"> </text:span><text:span text:style-name="T68">save</text:span><text:span text:style-name="T29">(</text:span><text:span text:style-name="T38">population</text:span><text:span text:style-name="T29">): </text:span><text:span text:style-name="T45">pass</text:span></text:p>
      <text:p text:style-name="P4">1057 <text:s/></text:p>
      <text:p text:style-name="P3"><text:span text:style-name="T25">1058 <text:s/></text:span><text:span text:style-name="T29"><text:s text:c="4"/></text:span><text:span text:style-name="T38">populationChromosome</text:span><text:span text:style-name="T29"> </text:span><text:span text:style-name="T45">=</text:span><text:span text:style-name="T29"> [ </text:span><text:span text:style-name="T38">OneMaxChromosome</text:span><text:span text:style-name="T29">([ </text:span><text:span text:style-name="T38">random</text:span><text:span text:style-name="T45">.</text:span><text:span text:style-name="T38">randint</text:span><text:span text:style-name="T29">(</text:span><text:span text:style-name="T54">0</text:span><text:span text:style-name="T29">, </text:span><text:span text:style-name="T54">1</text:span><text:span text:style-name="T29">) </text:span></text:p>
      <text:p text:style-name="P3"><text:span text:style-name="T25">1059 <text:s/></text:span><text:span text:style-name="T29"><text:s text:c="47"/></text:span><text:span text:style-name="T45">for</text:span><text:span text:style-name="T29"> </text:span><text:span text:style-name="T38">x</text:span><text:span text:style-name="T29"> </text:span><text:span text:style-name="T45">in</text:span><text:span text:style-name="T29"> </text:span><text:span text:style-name="T45">range</text:span><text:span text:style-name="T29">(</text:span><text:span text:style-name="T54">1000</text:span><text:span text:style-name="T29">) ]) </text:span></text:p>
      <text:p text:style-name="P3"><text:span text:style-name="T25">1060 <text:s/></text:span><text:span text:style-name="T29"><text:s text:c="28"/></text:span><text:span text:style-name="T45">for</text:span><text:span text:style-name="T29"> </text:span><text:span text:style-name="T38">y</text:span><text:span text:style-name="T29"> </text:span><text:span text:style-name="T45">in</text:span><text:span text:style-name="T29"> </text:span><text:span text:style-name="T45">range</text:span><text:span text:style-name="T29">(</text:span><text:span text:style-name="T54">100</text:span><text:span text:style-name="T29">) ]</text:span></text:p>
      <text:p text:style-name="P3"><text:span text:style-name="T25">1061 <text:s/></text:span><text:span text:style-name="T29"><text:s text:c="4"/></text:span><text:span text:style-name="T38">OneMaxProblem</text:span><text:span text:style-name="T29"> </text:span><text:span text:style-name="T45">=</text:span><text:span text:style-name="T29"> </text:span><text:span text:style-name="T38">GeneticAlgorithm</text:span><text:span text:style-name="T29">(</text:span><text:span text:style-name="T38">populationChromosome</text:span><text:span text:style-name="T29">, </text:span><text:span text:style-name="T38">termination</text:span><text:span text:style-name="T29">, </text:span><text:span text:style-name="T38">evaluate</text:span><text:span text:style-name="T29">,</text:span></text:p>
      <text:p text:style-name="P3"><text:span text:style-name="T25">1062 <text:s/></text:span><text:span text:style-name="T29"><text:s text:c="28"/></text:span><text:span text:style-name="T38">selection</text:span><text:span text:style-name="T29">, </text:span><text:span text:style-name="T38">crossover</text:span><text:span text:style-name="T29">, </text:span><text:span text:style-name="T38">mutation</text:span><text:span text:style-name="T29">, </text:span><text:span text:style-name="T38">save</text:span><text:span text:style-name="T29">)</text:span></text:p>
      <text:p text:style-name="P5"><text:span text:style-name="T24">1063 <text:s/></text:span><text:s text:c="4"/></text:p>
      <text:p text:style-name="P3"><text:span text:style-name="T25">1064 <text:s/></text:span><text:span text:style-name="T29"><text:s text:c="4"/></text:span><text:span text:style-name="T38">OneMaxProblem</text:span><text:span text:style-name="T45">.</text:span><text:span text:style-name="T38">run</text:span><text:span text:style-name="T29">(</text:span><text:span text:style-name="T38">iteration</text:span><text:span text:style-name="T29">)</text:span></text:p>
      <text:p text:style-name="P4">1065 <text:s/></text:p>
      <text:p text:style-name="P3"><text:span text:style-name="T25">1066 <text:s/></text:span><text:span text:style-name="T29"><text:s text:c="4"/></text:span><text:span text:style-name="T38">sums</text:span><text:span text:style-name="T29"> </text:span><text:span text:style-name="T45">=</text:span><text:span text:style-name="T29"> </text:span><text:span text:style-name="T38">sumlist</text:span><text:span text:style-name="T29">(</text:span><text:span text:style-name="T38">OneMaxProblem</text:span><text:span text:style-name="T45">.</text:span><text:span text:style-name="T38">population</text:span><text:span text:style-name="T29">)</text:span></text:p>
      <text:p text:style-name="P3"><text:span text:style-name="T25">1067 <text:s/></text:span><text:span text:style-name="T29"><text:s text:c="4"/></text:span><text:span text:style-name="T38">best</text:span><text:span text:style-name="T29"> </text:span><text:span text:style-name="T45">=</text:span><text:span text:style-name="T29"> </text:span><text:span text:style-name="T38">sums</text:span><text:span text:style-name="T45">.</text:span><text:span text:style-name="T38">index</text:span><text:span text:style-name="T29">(</text:span><text:span text:style-name="T45">max</text:span><text:span text:style-name="T29">(</text:span><text:span text:style-name="T38">sums</text:span><text:span text:style-name="T29">))</text:span></text:p>
      <text:p text:style-name="P3"><text:span text:style-name="T25">1068 <text:s/></text:span><text:span text:style-name="T29"><text:s text:c="4"/></text:span><text:span text:style-name="T45">print</text:span><text:span text:style-name="T29">(</text:span><text:span text:style-name="T76">"Best overall : {}\nAge : {}"</text:span><text:span text:style-name="T45">.</text:span><text:span text:style-name="T38">format</text:span><text:span text:style-name="T29">(</text:span><text:span text:style-name="T38">OneMaxProblem</text:span><text:span text:style-name="T45">.</text:span><text:span text:style-name="T38">population</text:span><text:span text:style-name="T29">[</text:span><text:span text:style-name="T38">best</text:span><text:span text:style-name="T29">], </text:span><text:span text:style-name="T38">OneMaxProblem</text:span><text:span text:style-name="T45">.</text:span><text:span text:style-name="T38">population</text:span><text:span text:style-name="T29">[</text:span><text:span text:style-name="T38">best</text:span><text:span text:style-name="T29">]</text:span><text:span text:style-name="T45">.</text:span><text:span text:style-name="T38">age</text:span><text:span text:style-name="T29">))</text:span></text:p>
      <text:p text:style-name="P4">1069 <text:s/></text:p>
      <text:p text:style-name="P4">1070 <text:s/></text:p>
      <text:p text:style-name="P4">1071 <text:s/></text:p>
      <text:p text:style-name="P3"><text:span text:style-name="T25">1072 <text:s/></text:span><text:span text:style-name="T29"><text:s text:c="7"/></text:span><text:span text:style-name="T38">________________________________________________________</text:span></text:p>
      <text:p text:style-name="P2"><text:span text:style-name="T24">1073 <text:s/></text:span>'''</text:p>
      <text:p text:style-name="P2"><text:span text:style-name="T24">1074 <text:s/></text:span><text:s/>Name : Elowan</text:p>
      <text:p text:style-name="P2"><text:span text:style-name="T24">1075 <text:s/></text:span><text:s/>Creation : 02-06-2023 10:59:30</text:p>
      <text:p text:style-name="P2"><text:span text:style-name="T24">1076 <text:s/></text:span><text:s/>Last modified : 18-05-2024 12:32:24</text:p>
      <text:p text:style-name="P2"><text:span text:style-name="T24">1077 <text:s/></text:span><text:s/>File : main.py</text:p>
      <text:p text:style-name="P2"><text:span text:style-name="T24">1078 <text:s/></text:span>'''</text:p>
      <text:p text:style-name="P3"><text:span text:style-name="T25">1079 <text:s/></text:span><text:span text:style-name="T45">import</text:span><text:span text:style-name="T29"> </text:span><text:span text:style-name="T38">datetime</text:span></text:p>
      <text:p text:style-name="P3"><text:span text:style-name="T25">1080 <text:s/></text:span><text:span text:style-name="T45">import</text:span><text:span text:style-name="T29"> </text:span><text:span text:style-name="T38">logging</text:span></text:p>
      <text:p text:style-name="P3"><text:span text:style-name="T25">1081 <text:s/></text:span><text:span text:style-name="T45">from</text:span><text:span text:style-name="T29"> </text:span><text:span text:style-name="T38">tqdm</text:span><text:span text:style-name="T29"> </text:span><text:span text:style-name="T45">import</text:span><text:span text:style-name="T29"> </text:span><text:span text:style-name="T38">tqdm</text:span></text:p>
      <text:p text:style-name="P3"><text:span text:style-name="T25">1082 <text:s/></text:span><text:span text:style-name="T45">from</text:span><text:span text:style-name="T29"> </text:span><text:span text:style-name="T38">multiprocessing</text:span><text:span text:style-name="T29"> </text:span><text:span text:style-name="T45">import</text:span><text:span text:style-name="T29"> </text:span><text:span text:style-name="T38">Pool</text:span><text:span text:style-name="T29">, </text:span><text:span text:style-name="T38">Lock</text:span><text:span text:style-name="T29">, </text:span><text:span text:style-name="T38">Manager</text:span></text:p>
      <text:p text:style-name="P3"><text:span text:style-name="T25">1083 <text:s/></text:span><text:span text:style-name="T45">import</text:span><text:span text:style-name="T29"> </text:span><text:span text:style-name="T38">sys</text:span></text:p>
      <text:p text:style-name="P4">1084 <text:s/></text:p>
      <text:p text:style-name="P3"><text:span text:style-name="T25">1085 <text:s/></text:span><text:span text:style-name="T45">from</text:span><text:span text:style-name="T29"> </text:span><text:span text:style-name="T38">Chromosome</text:span><text:span text:style-name="T29"> </text:span><text:span text:style-name="T45">import</text:span><text:span text:style-name="T29"> </text:span><text:span text:style-name="T45">*</text:span></text:p>
      <text:p text:style-name="P3"><text:span text:style-name="T25">1086 <text:s/></text:span><text:span text:style-name="T45">from</text:span><text:span text:style-name="T29"> </text:span><text:span text:style-name="T38">Models</text:span><text:span text:style-name="T29"> </text:span><text:span text:style-name="T45">import</text:span><text:span text:style-name="T29"> </text:span><text:span text:style-name="T38">Athlete</text:span></text:p>
      <text:p text:style-name="P3"><text:span text:style-name="T25">1087 <text:s/></text:span><text:span text:style-name="T45">from</text:span><text:span text:style-name="T29"> </text:span><text:span text:style-name="T38">Game</text:span><text:span text:style-name="T29"> </text:span><text:span text:style-name="T45">import</text:span><text:span text:style-name="T29"> </text:span><text:span text:style-name="T38">Game</text:span></text:p>
      <text:p text:style-name="P3"><text:span text:style-name="T25">1088 <text:s/></text:span><text:span text:style-name="T45">from</text:span><text:span text:style-name="T29"> </text:span><text:span text:style-name="T38">Genetic</text:span><text:span text:style-name="T29"> </text:span><text:span text:style-name="T45">import</text:span><text:span text:style-name="T29"> </text:span><text:span text:style-name="T38">GeneticAlgorithm</text:span></text:p>
      <text:p text:style-name="P3"><text:span text:style-name="T25">1089 <text:s/></text:span><text:span text:style-name="T45">from</text:span><text:span text:style-name="T29"> </text:span><text:span text:style-name="T38">utils</text:span><text:span text:style-name="T29"> </text:span><text:span text:style-name="T45">import</text:span><text:span text:style-name="T29"> </text:span><text:span text:style-name="T38">computeNextOccurrence</text:span></text:p>
      <text:p text:style-name="P3"><text:span text:style-name="T25">1090 <text:s/></text:span><text:span text:style-name="T45">from</text:span><text:span text:style-name="T29"> </text:span><text:span text:style-name="T38">traitement</text:span><text:span text:style-name="T29"> </text:span><text:span text:style-name="T45">import</text:span><text:span text:style-name="T29"> </text:span><text:span text:style-name="T38">analyseStudy</text:span><text:span text:style-name="T29">, </text:span><text:span text:style-name="T38">analyseFolder</text:span><text:span text:style-name="T29">, </text:span><text:span text:style-name="T38">createStats</text:span></text:p>
      <text:p text:style-name="P3"><text:span text:style-name="T25">1091 <text:s/></text:span><text:span text:style-name="T45">from</text:span><text:span text:style-name="T29"> </text:span><text:span text:style-name="T38">consts</text:span><text:span text:style-name="T29"> </text:span><text:span text:style-name="T45">import</text:span><text:span text:style-name="T29"> </text:span><text:span text:style-name="T38">NB_EVAL_MAX</text:span><text:span text:style-name="T29">, </text:span><text:span text:style-name="T38">PROBS_C</text:span><text:span text:style-name="T29">, </text:span><text:span text:style-name="T38">PROBS_M</text:span><text:span text:style-name="T29">,\</text:span></text:p>
      <text:p text:style-name="P3"><text:span text:style-name="T25">1092 <text:s/></text:span><text:span text:style-name="T29"><text:s text:c="4"/></text:span><text:span text:style-name="T38">ITERATION_NUMBER</text:span><text:span text:style-name="T29">, </text:span><text:span text:style-name="T38">NUMBER_OF_CHROMOSOME_TO_KEEP</text:span><text:span text:style-name="T29">,\</text:span></text:p>
      <text:p text:style-name="P3"><text:span text:style-name="T25">1093 <text:s/></text:span><text:span text:style-name="T29"><text:s text:c="4"/></text:span><text:span text:style-name="T38">INITIAL_POSITION</text:span><text:span text:style-name="T29">, </text:span><text:span text:style-name="T38">MAX_TICK_COUNT</text:span><text:span text:style-name="T29">, </text:span><text:span text:style-name="T38">SIZE_X</text:span><text:span text:style-name="T29">, </text:span><text:span text:style-name="T38">SIZE_Y</text:span><text:span text:style-name="T29">,\</text:span></text:p>
      <text:p text:style-name="P3"><text:span text:style-name="T25">1094 <text:s/></text:span><text:span text:style-name="T29"><text:s text:c="4"/></text:span><text:span text:style-name="T38">POPULATIONS</text:span></text:p>
      <text:p text:style-name="P4">1095 <text:s/></text:p>
      <text:p text:style-name="P6"><text:span text:style-name="T24">1096 <text:s/></text:span># Variables communes à tous les processus pour connaître combien de ligne</text:p>
      <text:p text:style-name="P6"><text:span text:style-name="T24">1097 <text:s/></text:span># il faut sauter pour afficher chaque barre de progression</text:p>
      <text:p text:style-name="P6"><text:span text:style-name="T24">1098 <text:s/></text:span># Notamment utile pour empecher des sauts de lignes inopinés</text:p>
      <text:p text:style-name="P3"><text:span text:style-name="T25">1099 <text:s/></text:span><text:span text:style-name="T38">position_Lock</text:span><text:span text:style-name="T29"> </text:span><text:span text:style-name="T45">=</text:span><text:span text:style-name="T29"> </text:span><text:span text:style-name="T38">Lock</text:span><text:span text:style-name="T29">()</text:span></text:p>
      <text:p text:style-name="P3"><text:span text:style-name="T25">1100 <text:s/></text:span><text:span text:style-name="T38">positions_bars</text:span><text:span text:style-name="T29"> </text:span><text:span text:style-name="T45">=</text:span><text:span text:style-name="T29"> []</text:span></text:p>
      <text:p text:style-name="P4">1101 <text:s/></text:p>
      <text:p text:style-name="P3"><text:span text:style-name="T25">1102 <text:s/></text:span><text:span text:style-name="T45">def</text:span><text:span text:style-name="T29"> </text:span><text:span text:style-name="T68">playAllGames</text:span><text:span text:style-name="T29">(</text:span><text:span text:style-name="T38">population</text:span><text:span text:style-name="T29">:</text:span><text:span text:style-name="T45">list</text:span><text:span text:style-name="T29">):</text:span></text:p>
      <text:p text:style-name="P3"><text:span text:style-name="T25">1103 <text:s/></text:span><text:span text:style-name="T29"><text:s text:c="4"/></text:span><text:span text:style-name="T76">"""</text:span></text:p>
      <text:p text:style-name="P2"><text:span text:style-name="T24">1104 <text:s/></text:span><text:s text:c="4"/>Joue toutes les parties associées aux athlètes de la population</text:p>
      <text:p text:style-name="P4">1105 <text:s/></text:p>
      <text:p text:style-name="P2"><text:span text:style-name="T24">1106 <text:s/></text:span><text:s text:c="4"/>Params:</text:p>
      <text:p text:style-name="P2"><text:span text:style-name="T24">1107 <text:s/></text:span><text:s text:c="8"/>population (AthleteChromosome list): liste des athlètes à faire jouer</text:p>
      <text:p text:style-name="P2"><text:span text:style-name="T24">1108 <text:s/></text:span><text:s text:c="4"/>"""</text:p>
      <text:p text:style-name="P3"><text:span text:style-name="T25">1109 <text:s/></text:span><text:span text:style-name="T29"><text:s text:c="4"/></text:span><text:span text:style-name="T61"># Supprime les anciens jeux</text:span></text:p>
      <text:p text:style-name="P3"><text:span text:style-name="T25">1110 <text:s/></text:span><text:span text:style-name="T29"><text:s text:c="4"/></text:span><text:span text:style-name="T38">Game</text:span><text:span text:style-name="T45">.</text:span><text:span text:style-name="T38">resetGames</text:span><text:span text:style-name="T29">()</text:span></text:p>
      <text:p text:style-name="P4">1111 <text:s/></text:p>
      <text:p text:style-name="P3"><text:span text:style-name="T25">1112 <text:s/></text:span><text:span text:style-name="T29"><text:s text:c="4"/></text:span><text:span text:style-name="T45">for</text:span><text:span text:style-name="T29"> </text:span><text:span text:style-name="T38">athleteChromosome</text:span><text:span text:style-name="T29"> </text:span><text:span text:style-name="T45">in</text:span><text:span text:style-name="T29"> </text:span><text:span text:style-name="T38">population</text:span><text:span text:style-name="T29">:</text:span></text:p>
      <text:p text:style-name="P3"><text:span text:style-name="T25">1113 <text:s/></text:span><text:span text:style-name="T29"><text:s text:c="8"/></text:span><text:span text:style-name="T38">game</text:span><text:span text:style-name="T29"> </text:span><text:span text:style-name="T45">=</text:span><text:span text:style-name="T29"> </text:span><text:span text:style-name="T38">Game</text:span><text:span text:style-name="T29">(</text:span><text:span text:style-name="T38">athleteChromosome</text:span><text:span text:style-name="T45">.</text:span><text:span text:style-name="T38">athlete</text:span><text:span text:style-name="T29">)</text:span></text:p>
      <text:p text:style-name="P3"><text:span text:style-name="T25">1114 <text:s/></text:span><text:span text:style-name="T29"><text:s text:c="8"/></text:span><text:span text:style-name="T38">game</text:span><text:span text:style-name="T45">.</text:span><text:span text:style-name="T38">play</text:span><text:span text:style-name="T29">()</text:span></text:p>
      <text:p text:style-name="P4">1115 <text:s/></text:p>
      <text:p text:style-name="P4">1116 <text:s/></text:p>
      <text:p text:style-name="P3"><text:span text:style-name="T25">1117 <text:s/></text:span><text:span text:style-name="T45">def</text:span><text:span text:style-name="T29"> </text:span><text:span text:style-name="T68">logConstants</text:span><text:span text:style-name="T29">(</text:span><text:span text:style-name="T38">athleteLevel</text:span><text:span text:style-name="T29">, </text:span><text:span text:style-name="T38">seed</text:span><text:span text:style-name="T29">):</text:span></text:p>
      <text:p text:style-name="P3"><text:span text:style-name="T25">1118 <text:s/></text:span><text:span text:style-name="T29"><text:s text:c="4"/></text:span><text:span text:style-name="T76">"""</text:span></text:p>
      <text:p text:style-name="P2"><text:span text:style-name="T24">1119 <text:s/></text:span><text:s text:c="4"/>Log les constantes de l'algorithme</text:p>
      <text:p text:style-name="P2"><text:span text:style-name="T24">1120 <text:s/></text:span><text:s text:c="4"/>"""</text:p>
      <text:p text:style-name="P3"><text:span text:style-name="T25">1121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Seed : {}"</text:span><text:span text:style-name="T45">.</text:span><text:span text:style-name="T38">format</text:span><text:span text:style-name="T29">(</text:span><text:span text:style-name="T38">seed</text:span><text:span text:style-name="T29">))</text:span></text:p>
      <text:p text:style-name="P3"><text:span text:style-name="T25">1122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Iteration number : {}"</text:span><text:span text:style-name="T45">.</text:span><text:span text:style-name="T38">format</text:span><text:span text:style-name="T29">(</text:span><text:span text:style-name="T38">ITERATION_NUMBER</text:span><text:span text:style-name="T29">))</text:span></text:p>
      <text:p text:style-name="P3"><text:span text:style-name="T25">1123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Athlete level : {}"</text:span><text:span text:style-name="T45">.</text:span><text:span text:style-name="T38">format</text:span><text:span text:style-name="T29">(</text:span><text:span text:style-name="T38">athleteLevel</text:span><text:span text:style-name="T29">))</text:span></text:p>
      <text:p text:style-name="P3"><text:span text:style-name="T25">1124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Number of chromosomes to keep : {}"</text:span><text:span text:style-name="T45">.</text:span><text:span text:style-name="T38">format</text:span><text:span text:style-name="T29">(</text:span><text:span text:style-name="T38">NUMBER_OF_CHROMOSOME_TO_KEEP</text:span><text:span text:style-name="T29">))</text:span></text:p>
      <text:p text:style-name="P3"><text:span text:style-name="T25">1125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Initial position : {}"</text:span><text:span text:style-name="T45">.</text:span><text:span text:style-name="T38">format</text:span><text:span text:style-name="T29">(</text:span><text:span text:style-name="T38">INITIAL_POSITION</text:span><text:span text:style-name="T29">))</text:span></text:p>
      <text:p text:style-name="P3"><text:span text:style-name="T25">1126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Size of the field : {}"</text:span><text:span text:style-name="T45">.</text:span><text:span text:style-name="T38">format</text:span><text:span text:style-name="T29">((</text:span><text:span text:style-name="T38">SIZE_X</text:span><text:span text:style-name="T29">, </text:span><text:span text:style-name="T38">SIZE_Y</text:span><text:span text:style-name="T29">)))</text:span></text:p>
      <text:p text:style-name="P3"><text:span text:style-name="T25">1127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Max tick count : {}"</text:span><text:span text:style-name="T45">.</text:span><text:span text:style-name="T38">format</text:span><text:span text:style-name="T29">(</text:span><text:span text:style-name="T38">MAX_TICK_COUNT</text:span><text:span text:style-name="T29">))</text:span></text:p>
      <text:p text:style-name="P4">1128 <text:s/></text:p>
      <text:p text:style-name="P3"><text:span text:style-name="T25">1129 <text:s/></text:span><text:span text:style-name="T45">def</text:span><text:span text:style-name="T29"> </text:span><text:span text:style-name="T68">replace_bars</text:span><text:span text:style-name="T29">(</text:span><text:span text:style-name="T38">i</text:span><text:span text:style-name="T29">):</text:span></text:p>
      <text:p text:style-name="P3"><text:span text:style-name="T25">1130 <text:s/></text:span><text:span text:style-name="T29"><text:s text:c="4"/></text:span><text:span text:style-name="T76">"""</text:span></text:p>
      <text:p text:style-name="P2"><text:span text:style-name="T24">1131 <text:s/></text:span><text:s text:c="4"/>Descend les barres de progression d'une ligne dès qu'une des barres termine. </text:p>
      <text:p text:style-name="P2"><text:span text:style-name="T24">1132 <text:s/></text:span><text:s text:c="4"/>"""</text:p>
      <text:p text:style-name="P3"><text:span text:style-name="T25">1133 <text:s/></text:span><text:span text:style-name="T29"><text:s text:c="4"/></text:span><text:span text:style-name="T38">position_Lock</text:span><text:span text:style-name="T45">.</text:span><text:span text:style-name="T38">acquire</text:span><text:span text:style-name="T29">()</text:span></text:p>
      <text:p text:style-name="P4">1134 <text:s/></text:p>
      <text:p text:style-name="P3"><text:span text:style-name="T25">1135 <text:s/></text:span><text:span text:style-name="T29"><text:s text:c="4"/></text:span><text:span text:style-name="T38">positions_bars</text:span><text:span text:style-name="T29">[</text:span><text:span text:style-name="T38">i</text:span><text:span text:style-name="T29">] </text:span><text:span text:style-name="T45">=</text:span><text:span text:style-name="T29"> </text:span><text:span text:style-name="T54">0</text:span></text:p>
      <text:p text:style-name="P3"><text:span text:style-name="T25">1136 <text:s/></text:span><text:span text:style-name="T29"><text:s text:c="4"/>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i</text:span><text:span text:style-name="T45">+</text:span><text:span text:style-name="T54">1</text:span><text:span text:style-name="T29">, </text:span><text:span text:style-name="T45">len</text:span><text:span text:style-name="T29">(</text:span><text:span text:style-name="T38">positions_bars</text:span><text:span text:style-name="T29">)):</text:span></text:p>
      <text:p text:style-name="P3"><text:span text:style-name="T25">1137 <text:s/></text:span><text:span text:style-name="T29"><text:s text:c="8"/></text:span><text:span text:style-name="T38">positions_bars</text:span><text:span text:style-name="T29">[</text:span><text:span text:style-name="T38">j</text:span><text:span text:style-name="T29">] </text:span><text:span text:style-name="T45">-=</text:span><text:span text:style-name="T29"> </text:span><text:span text:style-name="T54">1</text:span></text:p>
      <text:p text:style-name="P4">1138 <text:s/></text:p>
      <text:p text:style-name="P3"><text:span text:style-name="T25">1139 <text:s/></text:span><text:span text:style-name="T29"><text:s text:c="4"/></text:span><text:span text:style-name="T38">position_Lock</text:span><text:span text:style-name="T45">.</text:span><text:span text:style-name="T38">release</text:span><text:span text:style-name="T29">()</text:span></text:p>
      <text:p text:style-name="P4">1140 <text:s/></text:p>
      <text:p text:style-name="P3"><text:span text:style-name="T25">1141 <text:s/></text:span><text:span text:style-name="T45">def</text:span><text:span text:style-name="T29"> </text:span><text:span text:style-name="T68">process</text:span><text:span text:style-name="T29">(</text:span><text:span text:style-name="T38">args</text:span><text:span text:style-name="T29">):</text:span></text:p>
      <text:p text:style-name="P3"><text:span text:style-name="T25">1142 <text:s/></text:span><text:span text:style-name="T29"><text:s text:c="4"/></text:span><text:span text:style-name="T76">"""</text:span></text:p>
      <text:p text:style-name="P2"><text:span text:style-name="T24">1143 <text:s/></text:span><text:s text:c="4"/>Fonction exécutant l'algorithme génétique pour une population de </text:p>
      <text:p text:style-name="P2"><text:span text:style-name="T24">1144 <text:s/></text:span><text:s text:c="4"/>`population_number` individus et avec toutes les probabilités définies</text:p>
      <text:p text:style-name="P2"><text:span text:style-name="T24">1145 <text:s/></text:span><text:s text:c="4"/>par le fichier `const.py`. </text:p>
      <text:p text:style-name="P4">1146 <text:s/></text:p>
      <text:p text:style-name="P2"><text:span text:style-name="T24">1147 <text:s/></text:span><text:s text:c="4"/>Params:</text:p>
      <text:p text:style-name="P2"><text:span text:style-name="T24">1148 <text:s/></text:span><text:s text:c="8"/>- args (tuple) : Contient `population_number` ainsi que `iteration` </text:p>
      <text:p text:style-name="P2"><text:span text:style-name="T24">1149 <text:s/></text:span><text:s text:c="24"/>représentant le i-ième appel à process</text:p>
      <text:p text:style-name="P2"><text:span text:style-name="T24">1150 <text:s/></text:span><text:s text:c="4"/>"""</text:p>
      <text:p text:style-name="P3"><text:span text:style-name="T25">1151 <text:s/></text:span><text:span text:style-name="T29"><text:s text:c="4"/></text:span><text:span text:style-name="T38">population_number</text:span><text:span text:style-name="T29">, </text:span><text:span text:style-name="T38">iteration</text:span><text:span text:style-name="T29"> </text:span><text:span text:style-name="T45">=</text:span><text:span text:style-name="T29"> </text:span><text:span text:style-name="T38">args</text:span></text:p>
      <text:p text:style-name="P3"><text:span text:style-name="T25">1152 <text:s/></text:span><text:span text:style-name="T29"><text:s text:c="4"/></text:span><text:span text:style-name="T38">count</text:span><text:span text:style-name="T29"> </text:span><text:span text:style-name="T45">=</text:span><text:span text:style-name="T29"> </text:span><text:span text:style-name="T54">0</text:span></text:p>
      <text:p text:style-name="P3"><text:span text:style-name="T25">1153 <text:s/></text:span><text:span text:style-name="T29"><text:s text:c="4"/></text:span><text:span text:style-name="T38">total</text:span><text:span text:style-name="T29"> </text:span><text:span text:style-name="T45">=</text:span><text:span text:style-name="T29"> </text:span><text:span text:style-name="T45">len</text:span><text:span text:style-name="T29">(</text:span><text:span text:style-name="T38">PROBS_C</text:span><text:span text:style-name="T29">)</text:span><text:span text:style-name="T45">*</text:span><text:span text:style-name="T38">ITERATION_NUMBER</text:span></text:p>
      <text:p text:style-name="P4">1154 <text:s/></text:p>
      <text:p text:style-name="P3"><text:span text:style-name="T25">1155 <text:s/></text:span><text:span text:style-name="T29"><text:s text:c="4"/></text:span><text:span text:style-name="T38">text</text:span><text:span text:style-name="T29"> </text:span><text:span text:style-name="T45">=</text:span><text:span text:style-name="T29"> </text:span><text:span text:style-name="T76">"Tests des probs sur une population de {0:04} individus"</text:span><text:span text:style-name="T45">.</text:span><text:span text:style-name="T38">format</text:span><text:span text:style-name="T29">(</text:span><text:span text:style-name="T38">population_number</text:span><text:span text:style-name="T29">)</text:span></text:p>
      <text:p text:style-name="P4">1156 <text:s/></text:p>
      <text:p text:style-name="P3"><text:span text:style-name="T25">1157 <text:s/></text:span><text:span text:style-name="T29"><text:s text:c="4"/></text:span><text:span text:style-name="T38">pbar</text:span><text:span text:style-name="T29"> </text:span><text:span text:style-name="T45">=</text:span><text:span text:style-name="T29"> </text:span><text:span text:style-name="T38">tqdm</text:span><text:span text:style-name="T29">(</text:span><text:span text:style-name="T38">total</text:span><text:span text:style-name="T45">=len</text:span><text:span text:style-name="T29">(</text:span><text:span text:style-name="T38">PROBS_C</text:span><text:span text:style-name="T29">)</text:span><text:span text:style-name="T45">*</text:span><text:span text:style-name="T38">ITERATION_NUMBER</text:span><text:span text:style-name="T29">, </text:span><text:span text:style-name="T38">unit</text:span><text:span text:style-name="T45">=</text:span><text:span text:style-name="T76">"exec"</text:span><text:span text:style-name="T29">, </text:span></text:p>
      <text:p text:style-name="P3"><text:span text:style-name="T25">1158 <text:s/></text:span><text:span text:style-name="T29"><text:s text:c="16"/></text:span><text:span text:style-name="T38">desc</text:span><text:span text:style-name="T45">=</text:span><text:span text:style-name="T38">text</text:span><text:span text:style-name="T29">, </text:span><text:span text:style-name="T38">file</text:span><text:span text:style-name="T45">=</text:span><text:span text:style-name="T38">sys</text:span><text:span text:style-name="T45">.</text:span><text:span text:style-name="T38">stdout</text:span><text:span text:style-name="T29">, </text:span><text:span text:style-name="T38">position</text:span><text:span text:style-name="T45">=</text:span><text:span text:style-name="T38">positions_bars</text:span><text:span text:style-name="T29">[</text:span><text:span text:style-name="T38">i</text:span><text:span text:style-name="T29">])</text:span></text:p>
      <text:p text:style-name="P4">1159 <text:s/></text:p>
      <text:p text:style-name="P3"><text:span text:style-name="T25">1160 <text:s/></text:span><text:span text:style-name="T29"><text:s text:c="4"/></text:span><text:span text:style-name="T45">for</text:span><text:span text:style-name="T29"> </text:span><text:span text:style-name="T38">probs</text:span><text:span text:style-name="T29"> </text:span><text:span text:style-name="T45">in</text:span><text:span text:style-name="T29"> </text:span><text:span text:style-name="T45">zip</text:span><text:span text:style-name="T29">(</text:span><text:span text:style-name="T38">PROBS_C</text:span><text:span text:style-name="T29">, </text:span><text:span text:style-name="T38">PROBS_M</text:span><text:span text:style-name="T29">):</text:span></text:p>
      <text:p text:style-name="P3"><text:span text:style-name="T25">1161 <text:s/></text:span><text:span text:style-name="T29"><text:s text:c="8"/></text:span><text:span text:style-name="T45">for</text:span><text:span text:style-name="T29"> </text:span><text:span text:style-name="T38">_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ITERATION_NUMBER</text:span><text:span text:style-name="T29">): <text:s text:c="15"/></text:span></text:p>
      <text:p text:style-name="P3"><text:span text:style-name="T25">1162 <text:s/></text:span><text:span text:style-name="T29"><text:s text:c="12"/></text:span><text:span text:style-name="T38">logging</text:span><text:span text:style-name="T45">.</text:span><text:span text:style-name="T38">debug</text:span><text:span text:style-name="T29">(</text:span><text:span text:style-name="T76">"##### ITERATION {}/{} #####"</text:span><text:span text:style-name="T45">.</text:span><text:span text:style-name="T38">format</text:span><text:span text:style-name="T29">(</text:span><text:span text:style-name="T38">count</text:span><text:span text:style-name="T29">, </text:span><text:span text:style-name="T38">total</text:span><text:span text:style-name="T29">))</text:span></text:p>
      <text:p text:style-name="P3"><text:span text:style-name="T25">1163 <text:s/></text:span><text:span text:style-name="T29"><text:s text:c="12"/></text:span><text:span text:style-name="T38">logging</text:span><text:span text:style-name="T45">.</text:span><text:span text:style-name="T38">debug</text:span><text:span text:style-name="T29">(</text:span><text:span text:style-name="T76">"Population number : {}"</text:span><text:span text:style-name="T45">.</text:span><text:span text:style-name="T38">format</text:span><text:span text:style-name="T29">(</text:span><text:span text:style-name="T38">population_number</text:span><text:span text:style-name="T29">))</text:span></text:p>
      <text:p text:style-name="P3"><text:span text:style-name="T25">1164 <text:s/></text:span><text:span text:style-name="T29"><text:s text:c="12"/></text:span><text:span text:style-name="T38">logging</text:span><text:span text:style-name="T45">.</text:span><text:span text:style-name="T38">debug</text:span><text:span text:style-name="T29">(</text:span><text:span text:style-name="T76">"Probabilitées : Crossover = {}% Mutation = {}%"</text:span><text:span text:style-name="T29">\</text:span></text:p>
      <text:p text:style-name="P3"><text:span text:style-name="T25">1165 <text:s/></text:span><text:span text:style-name="T29"><text:s text:c="24"/></text:span><text:span text:style-name="T45">.</text:span><text:span text:style-name="T38">format</text:span><text:span text:style-name="T29">(</text:span><text:span text:style-name="T38">probs</text:span><text:span text:style-name="T29">[</text:span><text:span text:style-name="T54">0</text:span><text:span text:style-name="T29">]</text:span><text:span text:style-name="T45">*</text:span><text:span text:style-name="T54">100</text:span><text:span text:style-name="T29">, </text:span><text:span text:style-name="T38">probs</text:span><text:span text:style-name="T29">[</text:span><text:span text:style-name="T54">1</text:span><text:span text:style-name="T29">]</text:span><text:span text:style-name="T45">*</text:span><text:span text:style-name="T54">100</text:span><text:span text:style-name="T29">))</text:span></text:p>
      <text:p text:style-name="P3"><text:span text:style-name="T25">1166 <text:s/></text:span><text:span text:style-name="T29"><text:s text:c="12"/></text:span><text:span text:style-name="T38">logging</text:span><text:span text:style-name="T45">.</text:span><text:span text:style-name="T38">debug</text:span><text:span text:style-name="T29">(</text:span><text:span text:style-name="T76">"Terminaison age : {}"</text:span><text:span text:style-name="T45">.</text:span><text:span text:style-name="T38">format</text:span><text:span text:style-name="T29">(</text:span><text:span text:style-name="T38">NB_EVAL_MAX</text:span><text:span text:style-name="T45">/</text:span><text:span text:style-name="T38">population_number</text:span><text:span text:style-name="T29">))</text:span></text:p>
      <text:p text:style-name="P4">1167 <text:s/></text:p>
      <text:p text:style-name="P3"><text:span text:style-name="T25">1168 <text:s/></text:span><text:span text:style-name="T29"><text:s text:c="12"/></text:span><text:span text:style-name="T61">### Creation de la population</text:span></text:p>
      <text:p text:style-name="P3"><text:span text:style-name="T25">1169 <text:s/></text:span><text:span text:style-name="T29"><text:s text:c="12"/></text:span><text:span text:style-name="T61"># Chronométrage</text:span></text:p>
      <text:p text:style-name="P3"><text:span text:style-name="T25">1170 <text:s/></text:span><text:span text:style-name="T29"><text:s text:c="12"/></text:span><text:span text:style-name="T38">start_time</text:span><text:span text:style-name="T29"> </text:span><text:span text:style-name="T45">=</text:span><text:span text:style-name="T29"> </text:span><text:span text:style-name="T38">datetime</text:span><text:span text:style-name="T45">.</text:span><text:span text:style-name="T38">datetime</text:span><text:span text:style-name="T45">.</text:span><text:span text:style-name="T38">now</text:span><text:span text:style-name="T29">()</text:span></text:p>
      <text:p text:style-name="P5"><text:span text:style-name="T24">1171 <text:s/></text:span><text:s text:c="12"/></text:p>
      <text:p text:style-name="P3"><text:span text:style-name="T25">1172 <text:s/></text:span><text:span text:style-name="T29"><text:s text:c="12"/></text:span><text:span text:style-name="T61"># population_number de fois le meme athlete </text:span></text:p>
      <text:p text:style-name="P3"><text:span text:style-name="T25">1173 <text:s/></text:span><text:span text:style-name="T29"><text:s text:c="12"/></text:span><text:span text:style-name="T38">population</text:span><text:span text:style-name="T29"> </text:span><text:span text:style-name="T45">=</text:span><text:span text:style-name="T29"> [</text:span><text:span text:style-name="T38">AthleteChromosome</text:span><text:span text:style-name="T29">(</text:span></text:p>
      <text:p text:style-name="P3"><text:span text:style-name="T25">1174 <text:s/></text:span><text:span text:style-name="T29"><text:s text:c="28"/></text:span><text:span text:style-name="T38">Athlete</text:span><text:span text:style-name="T29">(</text:span><text:span text:style-name="T38">athleteLevel</text:span><text:span text:style-name="T29">)) </text:span></text:p>
      <text:p text:style-name="P3"><text:span text:style-name="T25">1175 <text:s/></text:span><text:span text:style-name="T29"><text:s text:c="24"/></text:span><text:span text:style-name="T45">for</text:span><text:span text:style-name="T29"> </text:span><text:span text:style-name="T38">_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population_number</text:span><text:span text:style-name="T29">)]</text:span></text:p>
      <text:p text:style-name="P5"><text:span text:style-name="T24">1176 <text:s/></text:span><text:s text:c="12"/></text:p>
      <text:p text:style-name="P3"><text:span text:style-name="T25">1177 <text:s/></text:span><text:span text:style-name="T29"><text:s text:c="12"/></text:span><text:span text:style-name="T38">playAllGames</text:span><text:span text:style-name="T29">(</text:span><text:span text:style-name="T38">population</text:span><text:span text:style-name="T29">)</text:span></text:p>
      <text:p text:style-name="P5"><text:span text:style-name="T24">1178 <text:s/></text:span><text:s text:c="12"/></text:p>
      <text:p text:style-name="P4">1179 <text:s/></text:p>
      <text:p text:style-name="P3"><text:span text:style-name="T25">1180 <text:s/></text:span><text:span text:style-name="T29"><text:s text:c="12"/></text:span><text:span text:style-name="T61">### Algorithme génétique</text:span></text:p>
      <text:p text:style-name="P4">1181 <text:s/></text:p>
      <text:p text:style-name="P3"><text:span text:style-name="T25">1182 <text:s/></text:span><text:span text:style-name="T29"><text:s text:c="12"/></text:span><text:span text:style-name="T61"># Informations utilisées pour déterminer la terminaison</text:span></text:p>
      <text:p text:style-name="P3"><text:span text:style-name="T25">1183 <text:s/></text:span><text:span text:style-name="T29"><text:s text:c="12"/></text:span><text:span text:style-name="T61"># de l'algorithme (quand le maximum n'a pas été modifié depuis</text:span></text:p>
      <text:p text:style-name="P3"><text:span text:style-name="T25">1184 <text:s/></text:span><text:span text:style-name="T29"><text:s text:c="12"/></text:span><text:span text:style-name="T61"># un certain temps maxAge par exemple)</text:span></text:p>
      <text:p text:style-name="P3"><text:span text:style-name="T25">1185 <text:s/></text:span><text:span text:style-name="T29"><text:s text:c="12"/></text:span><text:span text:style-name="T38">infos</text:span><text:span text:style-name="T29"> </text:span><text:span text:style-name="T45">=</text:span><text:span text:style-name="T29"> {</text:span></text:p>
      <text:p text:style-name="P3"><text:span text:style-name="T25">1186 <text:s/></text:span><text:span text:style-name="T29"><text:s text:c="16"/></text:span><text:span text:style-name="T76">"maxPopulationFitness"</text:span><text:span text:style-name="T29">: </text:span><text:span text:style-name="T54">0</text:span><text:span text:style-name="T29">,</text:span></text:p>
      <text:p text:style-name="P3"><text:span text:style-name="T25">1187 <text:s/></text:span><text:span text:style-name="T29"><text:s text:c="16"/></text:span><text:span text:style-name="T76">"maxAge"</text:span><text:span text:style-name="T29">: </text:span><text:span text:style-name="T54">0</text:span><text:span text:style-name="T29">,</text:span></text:p>
      <text:p text:style-name="P3"><text:span text:style-name="T25">1188 <text:s/></text:span><text:span text:style-name="T29"><text:s text:c="16"/></text:span><text:span text:style-name="T76">"generationCount"</text:span><text:span text:style-name="T29">: </text:span><text:span text:style-name="T54">0</text:span><text:span text:style-name="T29">,</text:span></text:p>
      <text:p text:style-name="P3"><text:span text:style-name="T25">1189 <text:s/></text:span><text:span text:style-name="T29"><text:s text:c="16"/></text:span><text:span text:style-name="T76">"terminaison_age"</text:span><text:span text:style-name="T29">: </text:span><text:span text:style-name="T38">NB_EVAL_MAX</text:span><text:span text:style-name="T45">/</text:span><text:span text:style-name="T38">population_number</text:span><text:span text:style-name="T29">,</text:span></text:p>
      <text:p text:style-name="P3"><text:span text:style-name="T25">1190 <text:s/></text:span><text:span text:style-name="T29"><text:s text:c="16"/></text:span><text:span text:style-name="T76">"start_filenumber"</text:span><text:span text:style-name="T29">: </text:span><text:span text:style-name="T38">iteration</text:span><text:span text:style-name="T45">*</text:span><text:span text:style-name="T38">total</text:span><text:span text:style-name="T29">,</text:span></text:p>
      <text:p text:style-name="P3"><text:span text:style-name="T25">1191 <text:s/></text:span><text:span text:style-name="T29"><text:s text:c="12"/>}</text:span></text:p>
      <text:p text:style-name="P4">1192 <text:s/></text:p>
      <text:p text:style-name="P3"><text:span text:style-name="T25">1193 <text:s/></text:span><text:span text:style-name="T29"><text:s text:c="12"/></text:span><text:span text:style-name="T61"># Crée la variable l comme dans l'étude sélectionnée</text:span></text:p>
      <text:p text:style-name="P3"><text:span text:style-name="T25">1194 <text:s/></text:span><text:span text:style-name="T29"><text:s text:c="12"/></text:span><text:span text:style-name="T38">u</text:span><text:span text:style-name="T29"> </text:span><text:span text:style-name="T45">=</text:span><text:span text:style-name="T29"> </text:span><text:span text:style-name="T38">randint</text:span><text:span text:style-name="T29">(</text:span><text:span text:style-name="T54">0</text:span><text:span text:style-name="T29">, </text:span><text:span text:style-name="T54">99</text:span><text:span text:style-name="T29">)</text:span><text:span text:style-name="T45">/</text:span><text:span text:style-name="T54">100</text:span></text:p>
      <text:p text:style-name="P3"><text:span text:style-name="T25">1195 <text:s/></text:span><text:span text:style-name="T29"><text:s text:c="12"/></text:span><text:span text:style-name="T38">l</text:span><text:span text:style-name="T29"> </text:span><text:span text:style-name="T45">=</text:span><text:span text:style-name="T29"> </text:span><text:span text:style-name="T38">computeNextOccurrence</text:span><text:span text:style-name="T29">(</text:span><text:span text:style-name="T38">u</text:span><text:span text:style-name="T29">, </text:span><text:span text:style-name="T38">probs</text:span><text:span text:style-name="T29">[</text:span><text:span text:style-name="T54">1</text:span><text:span text:style-name="T29">])</text:span></text:p>
      <text:p text:style-name="P4">1196 <text:s/></text:p>
      <text:p text:style-name="P3"><text:span text:style-name="T25">1197 <text:s/></text:span><text:span text:style-name="T29"><text:s text:c="12"/></text:span><text:span text:style-name="T61"># Ajout de paramètres supplémentaires</text:span></text:p>
      <text:p text:style-name="P3"><text:span text:style-name="T25">1198 <text:s/></text:span><text:span text:style-name="T29"><text:s text:c="12"/></text:span><text:span text:style-name="T45">def</text:span><text:span text:style-name="T29"> </text:span><text:span text:style-name="T68">term</text:span><text:span text:style-name="T29">(</text:span><text:span text:style-name="T38">pop</text:span><text:span text:style-name="T29">): </text:span><text:span text:style-name="T45">return</text:span><text:span text:style-name="T29"> </text:span><text:span text:style-name="T38">termination</text:span><text:span text:style-name="T29">(</text:span><text:span text:style-name="T38">pop</text:span><text:span text:style-name="T29">, </text:span><text:span text:style-name="T38">infos</text:span><text:span text:style-name="T29">)</text:span></text:p>
      <text:p text:style-name="P3"><text:span text:style-name="T25">1199 <text:s/></text:span><text:span text:style-name="T29"><text:s text:c="12"/></text:span><text:span text:style-name="T45">def</text:span><text:span text:style-name="T29"> </text:span><text:span text:style-name="T68">s</text:span><text:span text:style-name="T29">(</text:span><text:span text:style-name="T38">pop</text:span><text:span text:style-name="T29">): </text:span><text:span text:style-name="T45">return</text:span><text:span text:style-name="T29"> </text:span><text:span text:style-name="T38">save</text:span><text:span text:style-name="T29">(</text:span><text:span text:style-name="T38">pop</text:span><text:span text:style-name="T29">, </text:span><text:span text:style-name="T38">probs</text:span><text:span text:style-name="T29">, </text:span><text:span text:style-name="T38">population_number</text:span><text:span text:style-name="T29">, </text:span><text:span text:style-name="T38">infos</text:span><text:span text:style-name="T29">)</text:span></text:p>
      <text:p text:style-name="P3"><text:span text:style-name="T25">1200 <text:s/></text:span><text:span text:style-name="T29"><text:s text:c="12"/></text:span><text:span text:style-name="T45">def</text:span><text:span text:style-name="T29"> </text:span><text:span text:style-name="T68">mut</text:span><text:span text:style-name="T29">(</text:span><text:span text:style-name="T38">pop</text:span><text:span text:style-name="T29">): </text:span><text:span text:style-name="T45">return</text:span><text:span text:style-name="T29"> </text:span><text:span text:style-name="T38">mutation</text:span><text:span text:style-name="T29">(</text:span><text:span text:style-name="T38">pop</text:span><text:span text:style-name="T29">, </text:span><text:span text:style-name="T38">l</text:span><text:span text:style-name="T29">)</text:span></text:p>
      <text:p text:style-name="P3"><text:span text:style-name="T25">1201 <text:s/></text:span><text:span text:style-name="T29"><text:s text:c="12"/></text:span><text:span text:style-name="T45">def</text:span><text:span text:style-name="T29"> </text:span><text:span text:style-name="T68">cross</text:span><text:span text:style-name="T29">(</text:span><text:span text:style-name="T38">pop</text:span><text:span text:style-name="T29">): </text:span></text:p>
      <text:p text:style-name="P3"><text:span text:style-name="T25">1202 <text:s/></text:span><text:span text:style-name="T29"><text:s text:c="16"/></text:span><text:span text:style-name="T38">children</text:span><text:span text:style-name="T29"> </text:span><text:span text:style-name="T45">=</text:span><text:span text:style-name="T29"> </text:span><text:span text:style-name="T38">crossover</text:span><text:span text:style-name="T29">(</text:span><text:span text:style-name="T38">pop</text:span><text:span text:style-name="T29">, </text:span><text:span text:style-name="T38">probs</text:span><text:span text:style-name="T29">)</text:span></text:p>
      <text:p text:style-name="P5"><text:span text:style-name="T24">1203 <text:s/></text:span><text:s text:c="16"/></text:p>
      <text:p text:style-name="P3"><text:span text:style-name="T25">1204 <text:s/></text:span><text:span text:style-name="T29"><text:s text:c="16"/></text:span><text:span text:style-name="T61"># Duplications des enfants pour generer une population entière</text:span></text:p>
      <text:p text:style-name="P3"><text:span text:style-name="T25">1205 <text:s/></text:span><text:span text:style-name="T29"><text:s text:c="16"/></text:span><text:span text:style-name="T38">popu</text:span><text:span text:style-name="T29"> </text:span><text:span text:style-name="T45">=</text:span><text:span text:style-name="T29"> []</text:span></text:p>
      <text:p text:style-name="P3"><text:span text:style-name="T25">1206 <text:s/></text:span><text:span text:style-name="T29"><text:s text:c="16"/></text:span><text:span text:style-name="T45">for</text:span><text:span text:style-name="T29"> </text:span><text:span text:style-name="T38">_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population_number</text:span><text:span text:style-name="T45">//len</text:span><text:span text:style-name="T29">(</text:span><text:span text:style-name="T38">children</text:span><text:span text:style-name="T29">)):</text:span><text:span text:style-name="T38">popu</text:span><text:span text:style-name="T45">.</text:span><text:span text:style-name="T38">extend</text:span><text:span text:style-name="T29">(</text:span><text:span text:style-name="T38">children</text:span><text:span text:style-name="T29">)</text:span></text:p>
      <text:p text:style-name="P3"><text:span text:style-name="T25">1207 <text:s/></text:span><text:span text:style-name="T29"><text:s text:c="16"/></text:span><text:span text:style-name="T45">return</text:span><text:span text:style-name="T29"> </text:span><text:span text:style-name="T38">popu</text:span><text:span text:style-name="T29">[:</text:span><text:span text:style-name="T38">population_number</text:span><text:span text:style-name="T29">]</text:span></text:p>
      <text:p text:style-name="P4">1208 <text:s/></text:p>
      <text:p text:style-name="P3"><text:span text:style-name="T25">1209 <text:s/></text:span><text:span text:style-name="T29"><text:s text:c="12"/></text:span><text:span text:style-name="T45">def</text:span><text:span text:style-name="T29"> </text:span><text:span text:style-name="T68">iterate</text:span><text:span text:style-name="T29">(</text:span><text:span text:style-name="T38">population</text:span><text:span text:style-name="T29">):</text:span></text:p>
      <text:p text:style-name="P3"><text:span text:style-name="T25">1210 <text:s/></text:span><text:span text:style-name="T29"><text:s text:c="16"/></text:span><text:span text:style-name="T38">evalPop</text:span><text:span text:style-name="T29"> </text:span><text:span text:style-name="T45">=</text:span><text:span text:style-name="T29"> </text:span><text:span text:style-name="T38">evaluate</text:span><text:span text:style-name="T29">(</text:span><text:span text:style-name="T38">population</text:span><text:span text:style-name="T29">)</text:span></text:p>
      <text:p text:style-name="P3"><text:span text:style-name="T25">1211 <text:s/></text:span><text:span text:style-name="T29"><text:s text:c="16"/></text:span><text:span text:style-name="T38">infos</text:span><text:span text:style-name="T29">[</text:span><text:span text:style-name="T76">"generationCount"</text:span><text:span text:style-name="T29">] </text:span><text:span text:style-name="T45">+=</text:span><text:span text:style-name="T29"> </text:span><text:span text:style-name="T54">1</text:span></text:p>
      <text:p text:style-name="P4">1212 <text:s/></text:p>
      <text:p text:style-name="P3"><text:span text:style-name="T25">1213 <text:s/></text:span><text:span text:style-name="T29"><text:s text:c="16"/></text:span><text:span text:style-name="T61"># Mise a jour du score max des athlètes</text:span></text:p>
      <text:p text:style-name="P3"><text:span text:style-name="T25">1214 <text:s/></text:span><text:span text:style-name="T29"><text:s text:c="16"/></text:span><text:span text:style-name="T61"># et le temps depuis quand c'est le max</text:span></text:p>
      <text:p text:style-name="P3"><text:span text:style-name="T25">1215 <text:s/></text:span><text:span text:style-name="T29"><text:s text:c="16"/></text:span><text:span text:style-name="T45">if</text:span><text:span text:style-name="T29"> </text:span><text:span text:style-name="T38">evalPop</text:span><text:span text:style-name="T29">[</text:span><text:span text:style-name="T54">0</text:span><text:span text:style-name="T29">]</text:span><text:span text:style-name="T45">.</text:span><text:span text:style-name="T38">fitness</text:span><text:span text:style-name="T29"> </text:span><text:span text:style-name="T45">&gt;</text:span><text:span text:style-name="T29"> </text:span><text:span text:style-name="T38">infos</text:span><text:span text:style-name="T29">[</text:span><text:span text:style-name="T76">"maxPopulationFitness"</text:span><text:span text:style-name="T29">]:</text:span></text:p>
      <text:p text:style-name="P3"><text:span text:style-name="T25">1216 <text:s/></text:span><text:span text:style-name="T29"><text:s text:c="20"/></text:span><text:span text:style-name="T38">infos</text:span><text:span text:style-name="T29">[</text:span><text:span text:style-name="T76">"maxPopulationFitness"</text:span><text:span text:style-name="T29">] </text:span><text:span text:style-name="T45">=</text:span><text:span text:style-name="T29"> </text:span><text:span text:style-name="T38">evalPop</text:span><text:span text:style-name="T29">[</text:span><text:span text:style-name="T54">0</text:span><text:span text:style-name="T29">]</text:span><text:span text:style-name="T45">.</text:span><text:span text:style-name="T38">fitness</text:span></text:p>
      <text:p text:style-name="P3"><text:span text:style-name="T25">1217 <text:s/></text:span><text:span text:style-name="T29"><text:s text:c="20"/></text:span><text:span text:style-name="T38">infos</text:span><text:span text:style-name="T29">[</text:span><text:span text:style-name="T76">"maxAge"</text:span><text:span text:style-name="T29">] </text:span><text:span text:style-name="T45">=</text:span><text:span text:style-name="T29"> </text:span><text:span text:style-name="T54">1</text:span></text:p>
      <text:p text:style-name="P4">1218 <text:s/></text:p>
      <text:p text:style-name="P3"><text:span text:style-name="T25">1219 <text:s/></text:span><text:span text:style-name="T29"><text:s text:c="16"/></text:span><text:span text:style-name="T45">else</text:span><text:span text:style-name="T29">:</text:span></text:p>
      <text:p text:style-name="P3"><text:span text:style-name="T25">1220 <text:s/></text:span><text:span text:style-name="T29"><text:s text:c="20"/></text:span><text:span text:style-name="T38">infos</text:span><text:span text:style-name="T29">[</text:span><text:span text:style-name="T76">"maxAge"</text:span><text:span text:style-name="T29">] </text:span><text:span text:style-name="T45">+=</text:span><text:span text:style-name="T29"> </text:span><text:span text:style-name="T54">1</text:span></text:p>
      <text:p text:style-name="P4">1221 <text:s/></text:p>
      <text:p text:style-name="P4">1222 <text:s/></text:p>
      <text:p text:style-name="P3"><text:soft-page-break/><text:span text:style-name="T25">1223 <text:s/></text:span><text:span text:style-name="T29"><text:s text:c="12"/></text:span><text:span text:style-name="T38">parkourGenetic</text:span><text:span text:style-name="T29"> </text:span><text:span text:style-name="T45">=</text:span><text:span text:style-name="T29"> </text:span><text:span text:style-name="T38">GeneticAlgorithm</text:span><text:span text:style-name="T29">(</text:span><text:span text:style-name="T38">population</text:span><text:span text:style-name="T29">, </text:span><text:span text:style-name="T38">term</text:span><text:span text:style-name="T29">, </text:span><text:span text:style-name="T38">evaluate</text:span><text:span text:style-name="T29">, </text:span></text:p>
      <text:p text:style-name="P3"><text:span text:style-name="T25">1224 <text:s/></text:span><text:span text:style-name="T29"><text:s text:c="44"/></text:span><text:span text:style-name="T38">selection</text:span><text:span text:style-name="T29">, </text:span><text:span text:style-name="T38">cross</text:span><text:span text:style-name="T29">, </text:span><text:span text:style-name="T38">mut</text:span><text:span text:style-name="T29">, </text:span><text:span text:style-name="T38">s</text:span><text:span text:style-name="T29">,</text:span></text:p>
      <text:p text:style-name="P3"><text:span text:style-name="T25">1225 <text:s/></text:span><text:span text:style-name="T29"><text:s text:c="44"/></text:span><text:span text:style-name="T76">"data/{}"</text:span><text:span text:style-name="T45">.</text:span><text:span text:style-name="T38">format</text:span><text:span text:style-name="T29">(</text:span><text:span text:style-name="T38">dirnameSaves</text:span><text:span text:style-name="T29">))</text:span></text:p>
      <text:p text:style-name="P4">1226 <text:s/></text:p>
      <text:p text:style-name="P3"><text:span text:style-name="T25">1227 <text:s/></text:span><text:span text:style-name="T29"><text:s text:c="12"/></text:span><text:span text:style-name="T45">try</text:span><text:span text:style-name="T29">:</text:span></text:p>
      <text:p text:style-name="P3"><text:span text:style-name="T25">1228 <text:s/></text:span><text:span text:style-name="T29"><text:s text:c="16"/></text:span><text:span text:style-name="T38">parkourGenetic</text:span><text:span text:style-name="T45">.</text:span><text:span text:style-name="T38">run</text:span><text:span text:style-name="T29">(</text:span><text:span text:style-name="T38">iteration</text:span><text:span text:style-name="T45">=</text:span><text:span text:style-name="T38">iterate</text:span><text:span text:style-name="T29">)</text:span></text:p>
      <text:p text:style-name="P3"><text:span text:style-name="T25">1229 <text:s/></text:span><text:span text:style-name="T29"><text:s text:c="16"/></text:span><text:span text:style-name="T38">logging</text:span><text:span text:style-name="T45">.</text:span><text:span text:style-name="T38">debug</text:span><text:span text:style-name="T29">(</text:span><text:span text:style-name="T76">"\nMeilleur athlète de la dernière génération: {}"</text:span><text:span text:style-name="T45">.</text:span><text:span text:style-name="T38">format</text:span><text:span text:style-name="T29">(</text:span><text:span text:style-name="T38">evaluate</text:span><text:span text:style-name="T29">(</text:span><text:span text:style-name="T38">parkourGenetic</text:span><text:span text:style-name="T45">.</text:span><text:span text:style-name="T38">population</text:span><text:span text:style-name="T29">)[</text:span><text:span text:style-name="T54">0</text:span><text:span text:style-name="T29">]))</text:span></text:p>
      <text:p text:style-name="P3"><text:span text:style-name="T25">1230 <text:s/></text:span><text:span text:style-name="T29"><text:s text:c="16"/></text:span><text:span text:style-name="T38">logging</text:span><text:span text:style-name="T45">.</text:span><text:span text:style-name="T38">debug</text:span><text:span text:style-name="T29">(</text:span><text:span text:style-name="T76">"Temps d'execution : {}"</text:span><text:span text:style-name="T45">.</text:span><text:span text:style-name="T38">format</text:span><text:span text:style-name="T29">(</text:span><text:span text:style-name="T38">datetime</text:span><text:span text:style-name="T45">.</text:span><text:span text:style-name="T38">datetime</text:span><text:span text:style-name="T45">.</text:span><text:span text:style-name="T38">now</text:span><text:span text:style-name="T29">() </text:span><text:span text:style-name="T45">-</text:span><text:span text:style-name="T29"> </text:span><text:span text:style-name="T38">start_time</text:span><text:span text:style-name="T29">))</text:span></text:p>
      <text:p text:style-name="P4">1231 <text:s/></text:p>
      <text:p text:style-name="P3"><text:span text:style-name="T25">1232 <text:s/></text:span><text:span text:style-name="T29"><text:s text:c="16"/></text:span><text:span text:style-name="T38">count</text:span><text:span text:style-name="T45">+=</text:span><text:span text:style-name="T54">1</text:span></text:p>
      <text:p text:style-name="P3"><text:span text:style-name="T25">1233 <text:s/></text:span><text:span text:style-name="T29"><text:s text:c="16"/></text:span><text:span text:style-name="T38">pbar</text:span><text:span text:style-name="T45">.</text:span><text:span text:style-name="T38">pos</text:span><text:span text:style-name="T29"> </text:span><text:span text:style-name="T45">=</text:span><text:span text:style-name="T29"> </text:span><text:span text:style-name="T38">positions_bars</text:span><text:span text:style-name="T29">[</text:span><text:span text:style-name="T38">iteration</text:span><text:span text:style-name="T29">]</text:span></text:p>
      <text:p text:style-name="P3"><text:span text:style-name="T25">1234 <text:s/></text:span><text:span text:style-name="T29"><text:s text:c="16"/></text:span><text:span text:style-name="T38">pbar</text:span><text:span text:style-name="T45">.</text:span><text:span text:style-name="T38">update</text:span><text:span text:style-name="T29">(</text:span><text:span text:style-name="T54">1</text:span><text:span text:style-name="T29">)</text:span></text:p>
      <text:p text:style-name="P3"><text:span text:style-name="T25">1235 <text:s/></text:span><text:span text:style-name="T29"><text:s text:c="16"/></text:span><text:span text:style-name="T38">pbar</text:span><text:span text:style-name="T45">.</text:span><text:span text:style-name="T38">refresh</text:span><text:span text:style-name="T29">()</text:span></text:p>
      <text:p text:style-name="P4">1236 <text:s/></text:p>
      <text:p text:style-name="P3"><text:span text:style-name="T25">1237 <text:s/></text:span><text:span text:style-name="T29"><text:s text:c="12"/></text:span><text:span text:style-name="T45">except</text:span><text:span text:style-name="T29"> </text:span><text:span text:style-name="T38">Exception</text:span><text:span text:style-name="T29"> </text:span><text:span text:style-name="T45">as</text:span><text:span text:style-name="T29"> </text:span><text:span text:style-name="T38">e</text:span><text:span text:style-name="T29"> :</text:span></text:p>
      <text:p text:style-name="P3"><text:span text:style-name="T25">1238 <text:s/></text:span><text:span text:style-name="T29"><text:s text:c="16"/></text:span><text:span text:style-name="T38">logging</text:span><text:span text:style-name="T45">.</text:span><text:span text:style-name="T38">error</text:span><text:span text:style-name="T29">(</text:span><text:span text:style-name="T76">"Erreur de l'appel avec population = {}; Iteration = {}"</text:span><text:span text:style-name="T45">.</text:span><text:span text:style-name="T38">format</text:span><text:span text:style-name="T29">(</text:span><text:span text:style-name="T38">population_number</text:span><text:span text:style-name="T29">, </text:span><text:span text:style-name="T38">iteration</text:span><text:span text:style-name="T29">))</text:span></text:p>
      <text:p text:style-name="P3"><text:span text:style-name="T25">1239 <text:s/></text:span><text:span text:style-name="T29"><text:s text:c="16"/></text:span><text:span text:style-name="T38">logging</text:span><text:span text:style-name="T45">.</text:span><text:span text:style-name="T38">error</text:span><text:span text:style-name="T29">(</text:span><text:span text:style-name="T38">e</text:span><text:span text:style-name="T29">)</text:span></text:p>
      <text:p text:style-name="P3"><text:span text:style-name="T25">1240 <text:s/></text:span><text:span text:style-name="T29"><text:s text:c="16"/></text:span><text:span text:style-name="T38">pbar</text:span><text:span text:style-name="T45">.</text:span><text:span text:style-name="T38">close</text:span><text:span text:style-name="T29">()</text:span></text:p>
      <text:p text:style-name="P3"><text:span text:style-name="T25">1241 <text:s/></text:span><text:span text:style-name="T29"><text:s text:c="16"/></text:span><text:span text:style-name="T38">replace_bars</text:span><text:span text:style-name="T29">(</text:span><text:span text:style-name="T38">iteration</text:span><text:span text:style-name="T29">)</text:span></text:p>
      <text:p text:style-name="P3"><text:span text:style-name="T25">1242 <text:s/></text:span><text:span text:style-name="T29"><text:s text:c="16"/></text:span><text:span text:style-name="T45">return</text:span></text:p>
      <text:p text:style-name="P5"><text:span text:style-name="T24">1243 <text:s/></text:span><text:s text:c="12"/></text:p>
      <text:p text:style-name="P3"><text:span text:style-name="T25">1244 <text:s/></text:span><text:span text:style-name="T29"><text:s text:c="4"/></text:span><text:span text:style-name="T38">replace_bars</text:span><text:span text:style-name="T29">(</text:span><text:span text:style-name="T38">iteration</text:span><text:span text:style-name="T29">)</text:span></text:p>
      <text:p text:style-name="P5"><text:span text:style-name="T24">1245 <text:s/></text:span><text:s text:c="4"/></text:p>
      <text:p text:style-name="P4">1246 <text:s/></text:p>
      <text:p text:style-name="P4">1247 <text:s/></text:p>
      <text:p text:style-name="P3"><text:span text:style-name="T25">1248 <text:s/></text:span><text:span text:style-name="T45">if</text:span><text:span text:style-name="T29"> </text:span><text:span text:style-name="T38">__name__</text:span><text:span text:style-name="T29"> </text:span><text:span text:style-name="T45">==</text:span><text:span text:style-name="T29"> </text:span><text:span text:style-name="T76">"__main__"</text:span><text:span text:style-name="T29">:</text:span></text:p>
      <text:p text:style-name="P3"><text:span text:style-name="T25">1249 <text:s/></text:span><text:span text:style-name="T29"><text:s text:c="4"/></text:span><text:span text:style-name="T38">s</text:span><text:span text:style-name="T29"> </text:span><text:span text:style-name="T45">=</text:span><text:span text:style-name="T29"> </text:span><text:span text:style-name="T54">1713449159</text:span><text:span text:style-name="T29"> </text:span><text:span text:style-name="T61"># Pour avoir des résultats reproductibles</text:span></text:p>
      <text:p text:style-name="P3"><text:span text:style-name="T25">1250 <text:s/></text:span><text:span text:style-name="T29"><text:s text:c="4"/></text:span><text:span text:style-name="T61"># s = int(datetime.datetime.now().timestamp())</text:span></text:p>
      <text:p text:style-name="P3"><text:span text:style-name="T25">1251 <text:s/></text:span><text:span text:style-name="T29"><text:s text:c="4"/></text:span><text:span text:style-name="T38">seed</text:span><text:span text:style-name="T29">(</text:span><text:span text:style-name="T38">s</text:span><text:span text:style-name="T29">)</text:span></text:p>
      <text:p text:style-name="P5"><text:span text:style-name="T24">1252 <text:s/></text:span><text:s text:c="4"/></text:p>
      <text:p text:style-name="P3"><text:span text:style-name="T25">1253 <text:s/></text:span><text:span text:style-name="T29"><text:s text:c="4"/></text:span><text:span text:style-name="T38">athleteLevel</text:span><text:span text:style-name="T29"> </text:span><text:span text:style-name="T45">=</text:span><text:span text:style-name="T29"> </text:span><text:span text:style-name="T54">8</text:span></text:p>
      <text:p text:style-name="P3"><text:span text:style-name="T25">1254 <text:s/></text:span><text:span text:style-name="T29"><text:s text:c="4"/></text:span><text:span text:style-name="T38">dirnameSaves</text:span><text:span text:style-name="T29"> </text:span><text:span text:style-name="T45">=</text:span><text:span text:style-name="T29"> </text:span><text:span text:style-name="T76">"{}xp/{}"</text:span><text:span text:style-name="T45">.</text:span><text:span text:style-name="T38">format</text:span><text:span text:style-name="T29">(</text:span><text:span text:style-name="T38">athleteLevel</text:span><text:span text:style-name="T29">, </text:span></text:p>
      <text:p text:style-name="P3"><text:span text:style-name="T25">1255 <text:s/></text:span><text:span text:style-name="T29"><text:s text:c="38"/></text:span><text:span text:style-name="T38">datetime</text:span><text:span text:style-name="T45">.</text:span><text:span text:style-name="T38">datetime</text:span><text:span text:style-name="T45">.</text:span><text:span text:style-name="T38">now</text:span><text:span text:style-name="T29">()</text:span></text:p>
      <text:p text:style-name="P3"><text:span text:style-name="T25">1256 <text:s/></text:span><text:span text:style-name="T29"><text:s text:c="38"/></text:span><text:span text:style-name="T45">.</text:span><text:span text:style-name="T38">strftime</text:span><text:span text:style-name="T29">(</text:span><text:span text:style-name="T76">"%d-%m-%Y %Hh%Mm%Ss"</text:span><text:span text:style-name="T29">))</text:span></text:p>
      <text:p text:style-name="P5"><text:span text:style-name="T24">1257 <text:s/></text:span><text:s text:c="4"/></text:p>
      <text:p text:style-name="P3"><text:span text:style-name="T25">1258 <text:s/></text:span><text:span text:style-name="T29"><text:s text:c="4"/></text:span><text:span text:style-name="T38">dirs</text:span><text:span text:style-name="T29"> </text:span><text:span text:style-name="T45">=</text:span><text:span text:style-name="T29"> </text:span><text:span text:style-name="T76">"data/{}"</text:span><text:span text:style-name="T45">.</text:span><text:span text:style-name="T38">format</text:span><text:span text:style-name="T29">(</text:span><text:span text:style-name="T38">dirnameSaves</text:span><text:span text:style-name="T29">)</text:span></text:p>
      <text:p text:style-name="P3"><text:span text:style-name="T25">1259 <text:s/></text:span><text:span text:style-name="T29"><text:s text:c="4"/></text:span><text:span text:style-name="T38">os</text:span><text:span text:style-name="T45">.</text:span><text:span text:style-name="T38">makedirs</text:span><text:span text:style-name="T29">(</text:span><text:span text:style-name="T76">'logs'</text:span><text:span text:style-name="T29">, </text:span><text:span text:style-name="T38">exist_ok</text:span><text:span text:style-name="T45">=</text:span><text:span text:style-name="T83">True</text:span><text:span text:style-name="T29">)</text:span></text:p>
      <text:p text:style-name="P4">1260 <text:s/></text:p>
      <text:p text:style-name="P3"><text:span text:style-name="T25">1261 <text:s/></text:span><text:span text:style-name="T29"><text:s text:c="4"/></text:span><text:span text:style-name="T61"># Initialisation des logs</text:span></text:p>
      <text:p text:style-name="P3"><text:span text:style-name="T25">1262 <text:s/></text:span><text:span text:style-name="T29"><text:s text:c="4"/></text:span><text:span text:style-name="T38">logging</text:span><text:span text:style-name="T45">.</text:span><text:span text:style-name="T38">basicConfig</text:span><text:span text:style-name="T29">(</text:span><text:span text:style-name="T38">level</text:span><text:span text:style-name="T45">=</text:span><text:span text:style-name="T38">logging</text:span><text:span text:style-name="T45">.</text:span><text:span text:style-name="T38">DEBUG</text:span><text:span text:style-name="T29">, </text:span></text:p>
      <text:p text:style-name="P3"><text:span text:style-name="T25">1263 <text:s/></text:span><text:span text:style-name="T29"><text:s text:c="20"/></text:span><text:span text:style-name="T45">format=</text:span><text:span text:style-name="T76">'%(asctime)s - %(levelname)s - %(message)s'</text:span><text:span text:style-name="T29">,</text:span></text:p>
      <text:p text:style-name="P3"><text:span text:style-name="T25">1264 <text:s/></text:span><text:span text:style-name="T29"><text:s text:c="20"/></text:span><text:span text:style-name="T38">datefmt</text:span><text:span text:style-name="T45">=</text:span><text:span text:style-name="T76">'%d-%m-%Y %H:%M:%S'</text:span><text:span text:style-name="T29">,</text:span></text:p>
      <text:p text:style-name="P3"><text:span text:style-name="T25">1265 <text:s/></text:span><text:span text:style-name="T29"><text:s text:c="20"/></text:span><text:span text:style-name="T38">filename</text:span><text:span text:style-name="T45">=</text:span><text:span text:style-name="T76">'logs/Main - {}.txt'</text:span><text:span text:style-name="T45">.</text:span><text:span text:style-name="T38">format</text:span><text:span text:style-name="T29">(</text:span><text:span text:style-name="T45">str</text:span><text:span text:style-name="T29">(</text:span><text:span text:style-name="T38">athleteLevel</text:span><text:span text:style-name="T29">) </text:span><text:span text:style-name="T45">+</text:span><text:span text:style-name="T29"> </text:span><text:span text:style-name="T76">"xp - "</text:span></text:p>
      <text:p text:style-name="P3"><text:span text:style-name="T25">1266 <text:s/></text:span><text:span text:style-name="T29"><text:s text:c="45"/></text:span><text:span text:style-name="T45">+</text:span><text:span text:style-name="T29"> </text:span><text:span text:style-name="T38">datetime</text:span><text:span text:style-name="T45">.</text:span><text:span text:style-name="T38">datetime</text:span><text:span text:style-name="T45">.</text:span><text:span text:style-name="T38">now</text:span><text:span text:style-name="T29">()</text:span></text:p>
      <text:p text:style-name="P3"><text:span text:style-name="T25">1267 <text:s/></text:span><text:span text:style-name="T29"><text:s text:c="45"/></text:span><text:span text:style-name="T45">.</text:span><text:span text:style-name="T38">strftime</text:span><text:span text:style-name="T29">(</text:span><text:span text:style-name="T76">"%d-%m-%Y %H:%M:%S"</text:span><text:span text:style-name="T29">)),</text:span></text:p>
      <text:p text:style-name="P3"><text:span text:style-name="T25">1268 <text:s/></text:span><text:span text:style-name="T29"><text:s text:c="20"/></text:span><text:span text:style-name="T38">filemode</text:span><text:span text:style-name="T45">=</text:span><text:span text:style-name="T76">'w'</text:span><text:span text:style-name="T29">)</text:span></text:p>
      <text:p text:style-name="P5"><text:span text:style-name="T24">1269 <text:s/></text:span><text:s text:c="4"/></text:p>
      <text:p text:style-name="P3"><text:span text:style-name="T25">1270 <text:s/></text:span><text:span text:style-name="T29"><text:s text:c="4"/></text:span><text:span text:style-name="T61"># Affichage dans la console</text:span></text:p>
      <text:p text:style-name="P3"><text:span text:style-name="T25">1271 <text:s/></text:span><text:span text:style-name="T29"><text:s text:c="4"/></text:span><text:span text:style-name="T38">console</text:span><text:span text:style-name="T29"> </text:span><text:span text:style-name="T45">=</text:span><text:span text:style-name="T29"> </text:span><text:span text:style-name="T38">logging</text:span><text:span text:style-name="T45">.</text:span><text:span text:style-name="T38">StreamHandler</text:span><text:span text:style-name="T29">()</text:span></text:p>
      <text:p text:style-name="P3"><text:span text:style-name="T25">1272 <text:s/></text:span><text:span text:style-name="T29"><text:s text:c="4"/></text:span><text:span text:style-name="T38">console</text:span><text:span text:style-name="T45">.</text:span><text:span text:style-name="T38">setLevel</text:span><text:span text:style-name="T29">(</text:span><text:span text:style-name="T38">logging</text:span><text:span text:style-name="T45">.</text:span><text:span text:style-name="T38">INFO</text:span><text:span text:style-name="T29">)</text:span></text:p>
      <text:p text:style-name="P3"><text:span text:style-name="T25">1273 <text:s/></text:span><text:span text:style-name="T29"><text:s text:c="4"/></text:span><text:span text:style-name="T38">formatter</text:span><text:span text:style-name="T29"> </text:span><text:span text:style-name="T45">=</text:span><text:span text:style-name="T29"> </text:span><text:span text:style-name="T38">logging</text:span><text:span text:style-name="T45">.</text:span><text:span text:style-name="T38">Formatter</text:span><text:span text:style-name="T29">(</text:span><text:span text:style-name="T76">'%(asctime)s - %(levelname)s - %(message)s'</text:span><text:span text:style-name="T29">)</text:span></text:p>
      <text:p text:style-name="P3"><text:span text:style-name="T25">1274 <text:s/></text:span><text:span text:style-name="T29"><text:s text:c="4"/></text:span><text:span text:style-name="T38">console</text:span><text:span text:style-name="T45">.</text:span><text:span text:style-name="T38">setFormatter</text:span><text:span text:style-name="T29">(</text:span><text:span text:style-name="T38">formatter</text:span><text:span text:style-name="T29">)</text:span></text:p>
      <text:p text:style-name="P3"><text:span text:style-name="T25">1275 <text:s/></text:span><text:span text:style-name="T29"><text:s text:c="4"/></text:span><text:span text:style-name="T38">logging</text:span><text:span text:style-name="T45">.</text:span><text:span text:style-name="T38">getLogger</text:span><text:span text:style-name="T29">(</text:span><text:span text:style-name="T76">''</text:span><text:span text:style-name="T29">)</text:span><text:span text:style-name="T45">.</text:span><text:span text:style-name="T38">addHandler</text:span><text:span text:style-name="T29">(</text:span><text:span text:style-name="T38">console</text:span><text:span text:style-name="T29">)</text:span></text:p>
      <text:p text:style-name="P4">1276 <text:s/></text:p>
      <text:p text:style-name="P3"><text:span text:style-name="T25">1277 <text:s/></text:span><text:span text:style-name="T29"><text:s text:c="4"/></text:span><text:span text:style-name="T38">logConstants</text:span><text:span text:style-name="T29">(</text:span><text:span text:style-name="T38">athleteLevel</text:span><text:span text:style-name="T29">, </text:span><text:span text:style-name="T38">s</text:span><text:span text:style-name="T29">)</text:span></text:p>
      <text:p text:style-name="P4">1278 <text:s/></text:p>
      <text:p text:style-name="P3"><text:span text:style-name="T25">1279 <text:s/></text:span><text:span text:style-name="T29"><text:s text:c="4"/></text:span><text:span text:style-name="T61"># Multi-Processing pour accélérer le temps d'exécution</text:span></text:p>
      <text:p text:style-name="P3"><text:span text:style-name="T25">1280 <text:s/></text:span><text:span text:style-name="T29"><text:s text:c="4"/></text:span><text:span text:style-name="T38">init_time</text:span><text:span text:style-name="T29"> </text:span><text:span text:style-name="T45">=</text:span><text:span text:style-name="T29"> </text:span><text:span text:style-name="T38">datetime</text:span><text:span text:style-name="T45">.</text:span><text:span text:style-name="T38">datetime</text:span><text:span text:style-name="T45">.</text:span><text:span text:style-name="T38">now</text:span><text:span text:style-name="T29">() <text:s/></text:span></text:p>
      <text:p text:style-name="P3"><text:span text:style-name="T25">1281 <text:s/></text:span><text:span text:style-name="T29"><text:s text:c="4"/></text:span><text:span text:style-name="T38">logging</text:span><text:span text:style-name="T45">.</text:span><text:span text:style-name="T38">info</text:span><text:span text:style-name="T29">(</text:span><text:span text:style-name="T76">"Exécutions des algorithmes avec différentes tailles de population"</text:span><text:span text:style-name="T29">)</text:span></text:p>
      <text:p text:style-name="P4">1282 <text:s/></text:p>
      <text:p text:style-name="P3"><text:span text:style-name="T25">1283 <text:s/></text:span><text:span text:style-name="T29"><text:s text:c="4"/></text:span><text:span text:style-name="T61"># Initialisation des positions des barres</text:span></text:p>
      <text:p text:style-name="P3"><text:span text:style-name="T25">1284 <text:s/></text:span><text:span text:style-name="T29"><text:s text:c="4"/></text:span><text:span text:style-name="T38">positions_bars</text:span><text:span text:style-name="T29"> </text:span><text:span text:style-name="T45">=</text:span><text:span text:style-name="T29"> </text:span><text:span text:style-name="T38">Manager</text:span><text:span text:style-name="T29">()</text:span><text:span text:style-name="T45">.</text:span><text:span text:style-name="T38">list</text:span><text:span text:style-name="T29">([</text:span><text:span text:style-name="T38">i</text:span><text:span text:style-name="T29"> 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POPULATIONS</text:span><text:span text:style-name="T29">))])</text:span></text:p>
      <text:p text:style-name="P4">1285 <text:s/></text:p>
      <text:p text:style-name="P3"><text:span text:style-name="T25">1286 <text:s/></text:span><text:span text:style-name="T29"><text:s text:c="4"/></text:span><text:span text:style-name="T61"># Lancement des processus</text:span></text:p>
      <text:p text:style-name="P3"><text:span text:style-name="T25">1287 <text:s/></text:span><text:span text:style-name="T29"><text:s text:c="4"/></text:span><text:span text:style-name="T38">args</text:span><text:span text:style-name="T29"> </text:span><text:span text:style-name="T45">=</text:span><text:span text:style-name="T29"> [(</text:span><text:span text:style-name="T38">POPULATIONS</text:span><text:span text:style-name="T29">[</text:span><text:span text:style-name="T38">i</text:span><text:span text:style-name="T29">], </text:span><text:span text:style-name="T38">i</text:span><text:span text:style-name="T29">) 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POPULATIONS</text:span><text:span text:style-name="T29">))]</text:span></text:p>
      <text:p text:style-name="P3"><text:span text:style-name="T25">1288 <text:s/></text:span><text:span text:style-name="T29"><text:s text:c="4"/></text:span><text:span text:style-name="T45">with</text:span><text:span text:style-name="T29"> </text:span><text:span text:style-name="T38">Pool</text:span><text:span text:style-name="T29">(</text:span><text:span text:style-name="T38">initializer</text:span><text:span text:style-name="T45">=</text:span><text:span text:style-name="T38">tqdm</text:span><text:span text:style-name="T45">.</text:span><text:span text:style-name="T38">set_lock</text:span><text:span text:style-name="T29">, </text:span><text:span text:style-name="T38">initargs</text:span><text:span text:style-name="T45">=</text:span><text:span text:style-name="T29">(</text:span><text:span text:style-name="T38">tqdm</text:span><text:span text:style-name="T45">.</text:span><text:span text:style-name="T38">get_lock</text:span><text:span text:style-name="T29">(),)) </text:span><text:span text:style-name="T45">as</text:span><text:span text:style-name="T29"> </text:span><text:span text:style-name="T38">p</text:span><text:span text:style-name="T29"> : </text:span></text:p>
      <text:p text:style-name="P3"><text:span text:style-name="T25">1289 <text:s/></text:span><text:span text:style-name="T29"><text:s text:c="8"/></text:span><text:span text:style-name="T38">p</text:span><text:span text:style-name="T45">.</text:span><text:span text:style-name="T38">map</text:span><text:span text:style-name="T29">(</text:span><text:span text:style-name="T38">process</text:span><text:span text:style-name="T29">, </text:span><text:span text:style-name="T38">args</text:span><text:span text:style-name="T29">)</text:span></text:p>
      <text:p text:style-name="P4">1290 <text:s/></text:p>
      <text:p text:style-name="P3"><text:span text:style-name="T25">1291 <text:s/></text:span><text:span text:style-name="T29"><text:s text:c="4"/></text:span><text:span text:style-name="T38">logging</text:span><text:span text:style-name="T45">.</text:span><text:span text:style-name="T38">info</text:span><text:span text:style-name="T29">(</text:span><text:span text:style-name="T76">"Fin des exécutions. Créations des graphiques"</text:span><text:span text:style-name="T29">)</text:span></text:p>
      <text:p text:style-name="P5"><text:span text:style-name="T24">1292 <text:s/></text:span><text:s text:c="4"/></text:p>
      <text:p text:style-name="P3"><text:span text:style-name="T25">1293 <text:s/></text:span><text:span text:style-name="T29"><text:s text:c="4"/></text:span><text:span text:style-name="T61"># Analyse du dossier (moyenne sur toutes les itérations)</text:span></text:p>
      <text:p text:style-name="P3"><text:span text:style-name="T25">1294 <text:s/></text:span><text:span text:style-name="T29"><text:s text:c="4"/></text:span><text:span text:style-name="T38">data</text:span><text:span text:style-name="T29"> </text:span><text:span text:style-name="T45">=</text:span><text:span text:style-name="T29"> </text:span><text:span text:style-name="T38">analyseFolder</text:span><text:span text:style-name="T29">(</text:span><text:span text:style-name="T38">dirs</text:span><text:span text:style-name="T29">)</text:span></text:p>
      <text:p text:style-name="P3"><text:span text:style-name="T25">1295 <text:s/></text:span><text:span text:style-name="T29"><text:s text:c="4"/></text:span><text:span text:style-name="T38">createStats</text:span><text:span text:style-name="T29">(</text:span><text:span text:style-name="T38">path</text:span><text:span text:style-name="T45">=</text:span><text:span text:style-name="T76">"{}/all"</text:span><text:span text:style-name="T45">.</text:span><text:span text:style-name="T38">format</text:span><text:span text:style-name="T29">(</text:span><text:span text:style-name="T38">dirs</text:span><text:span text:style-name="T29">), </text:span><text:span text:style-name="T38">data</text:span><text:span text:style-name="T45">=</text:span><text:span text:style-name="T38">data</text:span><text:span text:style-name="T29">)</text:span></text:p>
      <text:p text:style-name="P5"><text:span text:style-name="T24">1296 <text:s/></text:span><text:s text:c="4"/></text:p>
      <text:p text:style-name="P3"><text:span text:style-name="T25">1297 <text:s/></text:span><text:span text:style-name="T29"><text:s text:c="4"/></text:span><text:span text:style-name="T61"># Dessine un graphe semblable à l'étude</text:span></text:p>
      <text:p text:style-name="P3"><text:span text:style-name="T25">1298 <text:s/></text:span><text:span text:style-name="T29"><text:s text:c="4"/></text:span><text:span text:style-name="T38">analyseStudy</text:span><text:span text:style-name="T29">(</text:span><text:span text:style-name="T38">dirnameSaves</text:span><text:span text:style-name="T29">)</text:span></text:p>
      <text:p text:style-name="P5"><text:span text:style-name="T24">1299 <text:s/></text:span><text:s text:c="4"/></text:p>
      <text:p text:style-name="P3"><text:span text:style-name="T25">1300 <text:s/></text:span><text:span text:style-name="T29"><text:s text:c="4"/></text:span><text:span text:style-name="T38">logging</text:span><text:span text:style-name="T45">.</text:span><text:span text:style-name="T38">info</text:span><text:span text:style-name="T29">(</text:span><text:span text:style-name="T76">"Temps d'execution total : {}"</text:span><text:span text:style-name="T45">.</text:span><text:span text:style-name="T38">format</text:span><text:span text:style-name="T29">(</text:span></text:p>
      <text:p text:style-name="P3"><text:span text:style-name="T25">1301 <text:s/></text:span><text:span text:style-name="T29"><text:s text:c="8"/>(</text:span><text:span text:style-name="T38">datetime</text:span><text:span text:style-name="T45">.</text:span><text:span text:style-name="T38">datetime</text:span><text:span text:style-name="T45">.</text:span><text:span text:style-name="T38">now</text:span><text:span text:style-name="T29">() </text:span><text:span text:style-name="T45">-</text:span><text:span text:style-name="T29"> </text:span><text:span text:style-name="T38">init_time</text:span><text:span text:style-name="T29">)))</text:span></text:p>
      <text:p text:style-name="P3"><text:span text:style-name="T25">1302 <text:s/></text:span><text:span text:style-name="T29"><text:s text:c="7"/></text:span><text:span text:style-name="T38">________________________________________________________</text:span></text:p>
      <text:p text:style-name="P2"><text:span text:style-name="T24">1303 <text:s/></text:span>'''</text:p>
      <text:p text:style-name="P2"><text:span text:style-name="T24">1304 <text:s/></text:span><text:s/>Name : Elowan</text:p>
      <text:p text:style-name="P2"><text:span text:style-name="T24">1305 <text:s/></text:span><text:s/>Creation : 02-06-2023 11:00:02</text:p>
      <text:p text:style-name="P2"><text:span text:style-name="T24">1306 <text:s/></text:span><text:s/>Last modified : 21-05-2024 21:31:18</text:p>
      <text:p text:style-name="P2"><text:span text:style-name="T24">1307 <text:s/></text:span><text:s/>File : Models.py</text:p>
      <text:p text:style-name="P2"><text:span text:style-name="T24">1308 <text:s/></text:span>'''</text:p>
      <text:p text:style-name="P3"><text:span text:style-name="T25">1309 <text:s/></text:span><text:span text:style-name="T45">from</text:span><text:span text:style-name="T29"> </text:span><text:span text:style-name="T38">random</text:span><text:span text:style-name="T29"> </text:span><text:span text:style-name="T45">import</text:span><text:span text:style-name="T29"> </text:span><text:span text:style-name="T38">choice</text:span></text:p>
      <text:p text:style-name="P3"><text:span text:style-name="T25">1310 <text:s/></text:span><text:span text:style-name="T45">from</text:span><text:span text:style-name="T29"> </text:span><text:span text:style-name="T38">utils</text:span><text:span text:style-name="T29"> </text:span><text:span text:style-name="T45">import</text:span><text:span text:style-name="T29"> </text:span><text:span text:style-name="T38">weighted_random</text:span></text:p>
      <text:p text:style-name="P4">1311 <text:s/></text:p>
      <text:p text:style-name="P3"><text:span text:style-name="T25">1312 <text:s/></text:span><text:span text:style-name="T45">class</text:span><text:span text:style-name="T29"> </text:span><text:span text:style-name="T38">Figure</text:span><text:span text:style-name="T29">:</text:span></text:p>
      <text:p text:style-name="P3"><text:span text:style-name="T25">1313 <text:s/></text:span><text:span text:style-name="T29"><text:s text:c="4"/></text:span><text:span text:style-name="T38">instanceCount</text:span><text:span text:style-name="T29"> </text:span><text:span text:style-name="T45">=</text:span><text:span text:style-name="T29"> </text:span><text:span text:style-name="T54">0</text:span></text:p>
      <text:p text:style-name="P3"><text:span text:style-name="T25">1314 <text:s/></text:span><text:span text:style-name="T29"><text:s text:c="4"/></text:span><text:span text:style-name="T38">figures</text:span><text:span text:style-name="T29"> </text:span><text:span text:style-name="T45">=</text:span><text:span text:style-name="T29"> {}</text:span></text:p>
      <text:p text:style-name="P4">1315 <text:s/></text:p>
      <text:p text:style-name="P3"><text:span text:style-name="T25">1316 <text:s/></text:span><text:span text:style-name="T29"><text:s text:c="4"/></text:span><text:span text:style-name="T45">def</text:span><text:span text:style-name="T29"> </text:span><text:span text:style-name="T68">__init__</text:span><text:span text:style-name="T29">(</text:span><text:span text:style-name="T45">self</text:span><text:span text:style-name="T29">, </text:span><text:span text:style-name="T38">name</text:span><text:span text:style-name="T29">, </text:span><text:span text:style-name="T38">duration</text:span><text:span text:style-name="T29">, </text:span><text:span text:style-name="T38">complexity</text:span><text:span text:style-name="T29">):</text:span></text:p>
      <text:p text:style-name="P3"><text:span text:style-name="T25">1317 <text:s/></text:span><text:span text:style-name="T29"><text:s text:c="8"/></text:span><text:span text:style-name="T45">self.</text:span><text:span text:style-name="T38">id</text:span><text:span text:style-name="T29"> </text:span><text:span text:style-name="T45">=</text:span><text:span text:style-name="T29"> </text:span><text:span text:style-name="T45">self.</text:span><text:span text:style-name="T38">instanceCount</text:span></text:p>
      <text:p text:style-name="P3"><text:span text:style-name="T25">1318 <text:s/></text:span><text:span text:style-name="T29"><text:s text:c="8"/></text:span><text:span text:style-name="T45">self.</text:span><text:span text:style-name="T38">name</text:span><text:span text:style-name="T29"> </text:span><text:span text:style-name="T45">=</text:span><text:span text:style-name="T29"> </text:span><text:span text:style-name="T38">name</text:span></text:p>
      <text:p text:style-name="P3"><text:span text:style-name="T25">1319 <text:s/></text:span><text:span text:style-name="T29"><text:s text:c="8"/></text:span><text:span text:style-name="T45">self.</text:span><text:span text:style-name="T38">duration</text:span><text:span text:style-name="T29"> </text:span><text:span text:style-name="T45">=</text:span><text:span text:style-name="T29"> </text:span><text:span text:style-name="T38">duration</text:span></text:p>
      <text:p text:style-name="P3"><text:span text:style-name="T25">1320 <text:s/></text:span><text:span text:style-name="T29"><text:s text:c="8"/></text:span><text:span text:style-name="T45">self.</text:span><text:span text:style-name="T38">complexity</text:span><text:span text:style-name="T29"> </text:span><text:span text:style-name="T45">=</text:span><text:span text:style-name="T29"> </text:span><text:span text:style-name="T38">complexity</text:span></text:p>
      <text:p text:style-name="P3"><text:span text:style-name="T25">1321 <text:s/></text:span><text:span text:style-name="T29"><text:s text:c="8"/></text:span><text:span text:style-name="T38">Figure</text:span><text:span text:style-name="T45">.</text:span><text:span text:style-name="T38">figures</text:span><text:span text:style-name="T29">[</text:span><text:span text:style-name="T45">self.</text:span><text:span text:style-name="T38">id</text:span><text:span text:style-name="T29">] </text:span><text:span text:style-name="T45">=</text:span><text:span text:style-name="T29"> </text:span><text:span text:style-name="T45">self</text:span></text:p>
      <text:p text:style-name="P3"><text:span text:style-name="T25">1322 <text:s/></text:span><text:span text:style-name="T29"><text:s text:c="8"/></text:span><text:span text:style-name="T38">Figure</text:span><text:span text:style-name="T45">.</text:span><text:span text:style-name="T38">instanceCount</text:span><text:span text:style-name="T29"> </text:span><text:span text:style-name="T45">+=</text:span><text:span text:style-name="T29"> </text:span><text:span text:style-name="T54">1</text:span></text:p>
      <text:p text:style-name="P4">1323 <text:s/></text:p>
      <text:p text:style-name="P3"><text:span text:style-name="T25">1324 <text:s/></text:span><text:span text:style-name="T29"><text:s text:c="4"/></text:span><text:span text:style-name="T45">def</text:span><text:span text:style-name="T29"> </text:span><text:span text:style-name="T68">getFigureById</text:span><text:span text:style-name="T29">(</text:span><text:span text:style-name="T45">id</text:span><text:span text:style-name="T29">):</text:span></text:p>
      <text:p text:style-name="P3"><text:span text:style-name="T25">1325 <text:s/></text:span><text:span text:style-name="T29"><text:s text:c="8"/></text:span><text:span text:style-name="T76">"""Retourne la figure en fonction de son id, None sinon"""</text:span></text:p>
      <text:p text:style-name="P3"><text:span text:style-name="T25">1326 <text:s/></text:span><text:span text:style-name="T29"><text:s text:c="8"/></text:span><text:span text:style-name="T45">for</text:span><text:span text:style-name="T29"> </text:span><text:span text:style-name="T38">figure</text:span><text:span text:style-name="T29"> </text:span><text:span text:style-name="T45">in</text:span><text:span text:style-name="T29"> </text:span><text:span text:style-name="T38">FIGURES</text:span><text:span text:style-name="T45">.</text:span><text:span text:style-name="T38">values</text:span><text:span text:style-name="T29">():</text:span></text:p>
      <text:p text:style-name="P3"><text:span text:style-name="T25">1327 <text:s/></text:span><text:span text:style-name="T29"><text:s text:c="12"/></text:span><text:span text:style-name="T45">if</text:span><text:span text:style-name="T29"> </text:span><text:span text:style-name="T38">figure</text:span><text:span text:style-name="T45">.</text:span><text:span text:style-name="T38">id</text:span><text:span text:style-name="T29"> </text:span><text:span text:style-name="T45">==</text:span><text:span text:style-name="T29"> </text:span><text:span text:style-name="T45">id</text:span><text:span text:style-name="T29">:</text:span></text:p>
      <text:p text:style-name="P3"><text:span text:style-name="T25">1328 <text:s/></text:span><text:span text:style-name="T29"><text:s text:c="16"/></text:span><text:span text:style-name="T45">return</text:span><text:span text:style-name="T29"> </text:span><text:span text:style-name="T38">figure</text:span></text:p>
      <text:p text:style-name="P4">1329 <text:s/></text:p>
      <text:p text:style-name="P3"><text:span text:style-name="T25">1330 <text:s/></text:span><text:span text:style-name="T29"><text:s text:c="8"/></text:span><text:span text:style-name="T45">return</text:span><text:span text:style-name="T29"> </text:span><text:span text:style-name="T83">None</text:span></text:p>
      <text:p text:style-name="P5"><text:span text:style-name="T24">1331 <text:s/></text:span><text:s text:c="4"/></text:p>
      <text:p text:style-name="P3"><text:span text:style-name="T25">1332 <text:s/></text:span><text:span text:style-name="T29"><text:s text:c="4"/></text:span><text:span text:style-name="T45">def</text:span><text:span text:style-name="T29"> </text:span><text:span text:style-name="T68">__str__</text:span><text:span text:style-name="T29">(</text:span><text:span text:style-name="T45">self</text:span><text:span text:style-name="T29">) </text:span><text:span text:style-name="T45">-&gt;</text:span><text:span text:style-name="T29"> </text:span><text:span text:style-name="T45">str</text:span><text:span text:style-name="T29">:</text:span></text:p>
      <text:p text:style-name="P3"><text:span text:style-name="T25">1333 <text:s/></text:span><text:span text:style-name="T29"><text:s text:c="8"/></text:span><text:span text:style-name="T45">return</text:span><text:span text:style-name="T29"> </text:span><text:span text:style-name="T45">self.</text:span><text:span text:style-name="T38">name</text:span></text:p>
      <text:p text:style-name="P4">1334 <text:s/></text:p>
      <text:p text:style-name="P3"><text:span text:style-name="T25">1335 <text:s/></text:span><text:span text:style-name="T29"><text:s text:c="4"/></text:span><text:span text:style-name="T45">def</text:span><text:span text:style-name="T29"> </text:span><text:span text:style-name="T68">__repr__</text:span><text:span text:style-name="T29">(</text:span><text:span text:style-name="T45">self</text:span><text:span text:style-name="T29">) </text:span><text:span text:style-name="T45">-&gt;</text:span><text:span text:style-name="T29"> </text:span><text:span text:style-name="T45">str</text:span><text:span text:style-name="T29">:</text:span></text:p>
      <text:p text:style-name="P3"><text:span text:style-name="T25">1336 <text:s/></text:span><text:span text:style-name="T29"><text:s text:c="8"/></text:span><text:span text:style-name="T45">return</text:span><text:span text:style-name="T29"> </text:span><text:span text:style-name="T76">"{}: Points accordés : {} pour une durée de {}"</text:span><text:span text:style-name="T45">.</text:span><text:span text:style-name="T38">format</text:span><text:span text:style-name="T29">(</text:span></text:p>
      <text:p text:style-name="P3"><text:span text:style-name="T25">1337 <text:s/></text:span><text:span text:style-name="T29"><text:s text:c="12"/></text:span><text:span text:style-name="T45">self.</text:span><text:span text:style-name="T38">name</text:span><text:span text:style-name="T29">, </text:span><text:span text:style-name="T45">self.</text:span><text:span text:style-name="T38">complexity</text:span><text:span text:style-name="T29">, </text:span><text:span text:style-name="T45">self.</text:span><text:span text:style-name="T38">duration</text:span><text:span text:style-name="T29">) <text:s text:c="2"/></text:span></text:p>
      <text:p text:style-name="P5"><text:span text:style-name="T24">1338 <text:s/></text:span><text:s text:c="4"/></text:p>
      <text:p text:style-name="P3"><text:span text:style-name="T25">1339 <text:s/></text:span><text:span text:style-name="T45">class</text:span><text:span text:style-name="T29"> </text:span><text:span text:style-name="T38">Athlete</text:span><text:span text:style-name="T29">: </text:span></text:p>
      <text:p text:style-name="P3"><text:span text:style-name="T25">1340 <text:s/></text:span><text:span text:style-name="T29"><text:s text:c="4"/></text:span><text:span text:style-name="T38">instanceCount</text:span><text:span text:style-name="T29"> </text:span><text:span text:style-name="T45">=</text:span><text:span text:style-name="T29"> </text:span><text:span text:style-name="T54">0</text:span></text:p>
      <text:p text:style-name="P4">1341 <text:s/></text:p>
      <text:p text:style-name="P3"><text:span text:style-name="T25">1342 <text:s/></text:span><text:span text:style-name="T29"><text:s text:c="4"/></text:span><text:span text:style-name="T45">def</text:span><text:span text:style-name="T29"> </text:span><text:span text:style-name="T68">__init__</text:span><text:span text:style-name="T29">(</text:span><text:span text:style-name="T45">self</text:span><text:span text:style-name="T29">, </text:span><text:span text:style-name="T38">xp</text:span><text:span text:style-name="T29">):</text:span></text:p>
      <text:p text:style-name="P3"><text:span text:style-name="T25">1343 <text:s/></text:span><text:span text:style-name="T29"><text:s text:c="8"/></text:span><text:span text:style-name="T45">self.</text:span><text:span text:style-name="T38">id</text:span><text:span text:style-name="T29"> </text:span><text:span text:style-name="T45">=</text:span><text:span text:style-name="T29"> </text:span><text:span text:style-name="T45">self.</text:span><text:span text:style-name="T38">instanceCount</text:span></text:p>
      <text:p text:style-name="P3"><text:span text:style-name="T25">1344 <text:s/></text:span><text:span text:style-name="T29"><text:s text:c="8"/></text:span><text:span text:style-name="T45">self.</text:span><text:span text:style-name="T38">xp</text:span><text:span text:style-name="T29"> </text:span><text:span text:style-name="T45">=</text:span><text:span text:style-name="T29"> </text:span><text:span text:style-name="T38">xp</text:span></text:p>
      <text:p text:style-name="P3"><text:span text:style-name="T25">1345 <text:s/></text:span><text:span text:style-name="T29"><text:s text:c="8"/></text:span><text:span text:style-name="T45">self.</text:span><text:span text:style-name="T38">combos</text:span><text:span text:style-name="T29"> </text:span><text:span text:style-name="T45">=</text:span><text:span text:style-name="T29"> [] <text:s text:c="23"/></text:span><text:span text:style-name="T61"># ((x, y), Figure, tickStarted)</text:span></text:p>
      <text:p text:style-name="P3"><text:span text:style-name="T25">1346 <text:s/></text:span><text:span text:style-name="T29"><text:s text:c="8"/></text:span><text:span text:style-name="T45">self.</text:span><text:span text:style-name="T38">position</text:span><text:span text:style-name="T29"> </text:span><text:span text:style-name="T45">=</text:span><text:span text:style-name="T29"> (</text:span><text:span text:style-name="T54">0</text:span><text:span text:style-name="T29">, </text:span><text:span text:style-name="T54">0</text:span><text:span text:style-name="T29">) <text:s text:c="17"/></text:span><text:span text:style-name="T61"># Coordonnées en (x, y)</text:span></text:p>
      <text:p text:style-name="P3"><text:span text:style-name="T25">1347 <text:s/></text:span><text:span text:style-name="T29"><text:s text:c="8"/></text:span><text:span text:style-name="T45">self.</text:span><text:span text:style-name="T38">state</text:span><text:span text:style-name="T29"> </text:span><text:span text:style-name="T45">=</text:span><text:span text:style-name="T29"> { <text:s text:c="25"/></text:span><text:span text:style-name="T61"># Etat de l'athlete </text:span></text:p>
      <text:p text:style-name="P3"><text:span text:style-name="T25">1348 <text:s/></text:span><text:span text:style-name="T29"><text:s text:c="12"/></text:span><text:span text:style-name="T76">"isMoving"</text:span><text:span text:style-name="T29">: </text:span><text:span text:style-name="T83">False</text:span><text:span text:style-name="T29">,</text:span></text:p>
      <text:p text:style-name="P3"><text:span text:style-name="T25">1349 <text:s/></text:span><text:span text:style-name="T29"><text:s text:c="12"/></text:span><text:span text:style-name="T76">"ticksSinceStartedMoving"</text:span><text:span text:style-name="T29">: </text:span><text:span text:style-name="T54">0</text:span><text:span text:style-name="T29">,</text:span></text:p>
      <text:p text:style-name="P3"><text:span text:style-name="T25">1350 <text:s/></text:span><text:span text:style-name="T29"><text:s text:c="12"/></text:span><text:span text:style-name="T76">"movement"</text:span><text:span text:style-name="T29">: </text:span><text:span text:style-name="T38">FIGURES</text:span><text:span text:style-name="T29">[</text:span><text:span text:style-name="T76">"do_nothing"</text:span><text:span text:style-name="T29">], <text:s/></text:span><text:span text:style-name="T61"># Pas en mouvement </text:span></text:p>
      <text:p text:style-name="P3"><text:span text:style-name="T25">1351 <text:s/></text:span><text:span text:style-name="T29"><text:s text:c="8"/>}</text:span></text:p>
      <text:p text:style-name="P3"><text:span text:style-name="T25">1352 <text:s/></text:span><text:span text:style-name="T29"><text:s text:c="8"/></text:span><text:span text:style-name="T45">self.</text:span><text:span text:style-name="T38">field</text:span><text:span text:style-name="T29"> </text:span><text:span text:style-name="T45">=</text:span><text:span text:style-name="T29"> </text:span><text:span text:style-name="T83">None</text:span></text:p>
      <text:p text:style-name="P4">1353 <text:s/></text:p>
      <text:p text:style-name="P3"><text:span text:style-name="T25">1354 <text:s/></text:span><text:span text:style-name="T29"><text:s text:c="8"/></text:span><text:span text:style-name="T38">Athlete</text:span><text:span text:style-name="T45">.</text:span><text:span text:style-name="T38">instanceCount</text:span><text:span text:style-name="T29"> </text:span><text:span text:style-name="T45">+=</text:span><text:span text:style-name="T29"> </text:span><text:span text:style-name="T54">1</text:span></text:p>
      <text:p text:style-name="P4">1355 <text:s/></text:p>
      <text:p text:style-name="P3"><text:span text:style-name="T25">1356 <text:s/></text:span><text:span text:style-name="T29"><text:s text:c="4"/></text:span><text:span text:style-name="T45">def</text:span><text:span text:style-name="T29"> </text:span><text:span text:style-name="T68">_getFigureByTick</text:span><text:span text:style-name="T29">(</text:span><text:span text:style-name="T45">self</text:span><text:span text:style-name="T29">, </text:span><text:span text:style-name="T38">tick</text:span><text:span text:style-name="T29">):</text:span></text:p>
      <text:p text:style-name="P3"><text:span text:style-name="T25">1357 <text:s/></text:span><text:span text:style-name="T29"><text:s text:c="8"/></text:span><text:span text:style-name="T76">"""Retourne le combo de l'athlete en fonction du tick de départ</text:span></text:p>
      <text:p text:style-name="P2"><text:span text:style-name="T24">1358 <text:s/></text:span><text:s text:c="8"/></text:p>
      <text:p text:style-name="P2"><text:span text:style-name="T24">1359 <text:s/></text:span><text:s text:c="8"/>Params:</text:p>
      <text:p text:style-name="P2"><text:span text:style-name="T24">1360 <text:s/></text:span><text:s text:c="12"/>tick (int): Le tick en question</text:p>
      <text:p text:style-name="P2"><text:span text:style-name="T24">1361 <text:s/></text:span><text:s text:c="8"/>"""</text:p>
      <text:p text:style-name="P3"><text:span text:style-name="T25">1362 <text:s/></text:span><text:span text:style-name="T29"><text:s text:c="8"/></text:span><text:span text:style-name="T45">for</text:span><text:span text:style-name="T29"> </text:span><text:span text:style-name="T38">combo</text:span><text:span text:style-name="T29"> </text:span><text:span text:style-name="T45">in</text:span><text:span text:style-name="T29"> </text:span><text:span text:style-name="T45">self.</text:span><text:span text:style-name="T38">combos</text:span><text:span text:style-name="T29">:</text:span></text:p>
      <text:p text:style-name="P3"><text:span text:style-name="T25">1363 <text:s/></text:span><text:span text:style-name="T29"><text:s text:c="12"/></text:span><text:span text:style-name="T45">if</text:span><text:span text:style-name="T29"> </text:span><text:span text:style-name="T38">combo</text:span><text:span text:style-name="T29">[</text:span><text:span text:style-name="T54">2</text:span><text:span text:style-name="T29">] </text:span><text:span text:style-name="T45">==</text:span><text:span text:style-name="T29"> </text:span><text:span text:style-name="T38">tick</text:span><text:span text:style-name="T29">:</text:span></text:p>
      <text:p text:style-name="P3"><text:span text:style-name="T25">1364 <text:s/></text:span><text:span text:style-name="T29"><text:s text:c="16"/></text:span><text:span text:style-name="T45">return</text:span><text:span text:style-name="T29"> </text:span><text:span text:style-name="T38">combo</text:span></text:p>
      <text:p text:style-name="P4">1365 <text:s/></text:p>
      <text:p text:style-name="P3"><text:span text:style-name="T25">1366 <text:s/></text:span><text:span text:style-name="T29"><text:s text:c="8"/></text:span><text:span text:style-name="T45">return</text:span><text:span text:style-name="T29"> </text:span><text:span text:style-name="T83">None</text:span></text:p>
      <text:p text:style-name="P4">1367 <text:s/></text:p>
      <text:p text:style-name="P3"><text:span text:style-name="T25">1368 <text:s/></text:span><text:span text:style-name="T29"><text:s text:c="4"/></text:span><text:span text:style-name="T45">def</text:span><text:span text:style-name="T29"> </text:span><text:span text:style-name="T68">takeAction</text:span><text:span text:style-name="T29">(</text:span><text:span text:style-name="T45">self</text:span><text:span text:style-name="T29">, </text:span><text:span text:style-name="T38">tick</text:span><text:span text:style-name="T29">):</text:span></text:p>
      <text:p text:style-name="P3"><text:span text:style-name="T25">1369 <text:s/></text:span><text:span text:style-name="T29"><text:s text:c="8"/></text:span><text:span text:style-name="T76">"""Fait faire une figure à l'athlete</text:span></text:p>
      <text:p text:style-name="P2"><text:span text:style-name="T24">1370 <text:s/></text:span><text:s text:c="8"/></text:p>
      <text:p text:style-name="P2"><text:span text:style-name="T24">1371 <text:s/></text:span><text:s text:c="8"/>Params:</text:p>
      <text:p text:style-name="P2"><text:span text:style-name="T24">1372 <text:s/></text:span><text:s text:c="12"/>tick (int): Le tick actuel</text:p>
      <text:p text:style-name="P2"><text:span text:style-name="T24">1373 <text:s/></text:span><text:s text:c="8"/>"""</text:p>
      <text:p text:style-name="P4">1374 <text:s/></text:p>
      <text:p text:style-name="P3"><text:span text:style-name="T25">1375 <text:s/></text:span><text:span text:style-name="T29"><text:s text:c="8"/></text:span><text:span text:style-name="T45">if</text:span><text:span text:style-name="T29"> </text:span><text:span text:style-name="T45">self.</text:span><text:span text:style-name="T38">state</text:span><text:span text:style-name="T29">[</text:span><text:span text:style-name="T76">"movement"</text:span><text:span text:style-name="T29">] </text:span><text:span text:style-name="T45">!=</text:span><text:span text:style-name="T29"> </text:span><text:span text:style-name="T38">FIGURES</text:span><text:span text:style-name="T29">[</text:span><text:span text:style-name="T76">"do_nothing"</text:span><text:span text:style-name="T29">]:</text:span></text:p>
      <text:p text:style-name="P3"><text:span text:style-name="T25">1376 <text:s/></text:span><text:span text:style-name="T29"><text:s text:c="12"/></text:span><text:span text:style-name="T45">if</text:span><text:span text:style-name="T29"> </text:span><text:span text:style-name="T45">self.</text:span><text:span text:style-name="T38">state</text:span><text:span text:style-name="T29">[</text:span><text:span text:style-name="T76">"ticksSinceStartedMoving"</text:span><text:span text:style-name="T29">]</text:span><text:span text:style-name="T45">+</text:span><text:span text:style-name="T54">1</text:span><text:span text:style-name="T29"> </text:span><text:span text:style-name="T45">&gt;=</text:span><text:span text:style-name="T29"> \</text:span></text:p>
      <text:p text:style-name="P3"><text:span text:style-name="T25">1377 <text:s/></text:span><text:span text:style-name="T29"><text:s text:c="14"/></text:span><text:span text:style-name="T45">self.</text:span><text:span text:style-name="T38">state</text:span><text:span text:style-name="T29">[</text:span><text:span text:style-name="T76">"movement"</text:span><text:span text:style-name="T29">]</text:span><text:span text:style-name="T45">.</text:span><text:span text:style-name="T38">duration</text:span><text:span text:style-name="T29">:</text:span></text:p>
      <text:p text:style-name="P3"><text:span text:style-name="T25">1378 <text:s/></text:span><text:span text:style-name="T29"><text:s text:c="16"/></text:span><text:span text:style-name="T45">self.</text:span><text:span text:style-name="T38">_endMovement</text:span><text:span text:style-name="T29">()</text:span></text:p>
      <text:p text:style-name="P5"><text:span text:style-name="T24">1379 <text:s/></text:span><text:s text:c="12"/></text:p>
      <text:p text:style-name="P3"><text:span text:style-name="T25">1380 <text:s/></text:span><text:span text:style-name="T29"><text:s text:c="12"/></text:span><text:span text:style-name="T45">else</text:span><text:span text:style-name="T29">:</text:span></text:p>
      <text:p text:style-name="P3"><text:span text:style-name="T25">1381 <text:s/></text:span><text:span text:style-name="T29"><text:s text:c="16"/></text:span><text:span text:style-name="T45">self.</text:span><text:span text:style-name="T38">state</text:span><text:span text:style-name="T29">[</text:span><text:span text:style-name="T76">"ticksSinceStartedMoving"</text:span><text:span text:style-name="T29">] </text:span><text:span text:style-name="T45">+=</text:span><text:span text:style-name="T29"> </text:span><text:span text:style-name="T54">1</text:span></text:p>
      <text:p text:style-name="P4">1382 <text:s/></text:p>
      <text:p text:style-name="P3"><text:span text:style-name="T25">1383 <text:s/></text:span><text:span text:style-name="T29"><text:s text:c="8"/></text:span><text:span text:style-name="T45">else</text:span><text:span text:style-name="T29">:</text:span></text:p>
      <text:p text:style-name="P3"><text:span text:style-name="T25">1384 <text:s/></text:span><text:span text:style-name="T29"><text:s text:c="12"/></text:span><text:span text:style-name="T38">figure</text:span><text:span text:style-name="T29"> </text:span><text:span text:style-name="T45">=</text:span><text:span text:style-name="T29"> </text:span><text:span text:style-name="T45">self.</text:span><text:span text:style-name="T38">_getFigureByTick</text:span><text:span text:style-name="T29">(</text:span><text:span text:style-name="T38">tick</text:span><text:span text:style-name="T29">)</text:span></text:p>
      <text:p text:style-name="P5"><text:span text:style-name="T24">1385 <text:s/></text:span><text:s text:c="12"/></text:p>
      <text:p text:style-name="P3"><text:span text:style-name="T25">1386 <text:s/></text:span><text:span text:style-name="T29"><text:s text:c="12"/></text:span><text:span text:style-name="T61"># Choisit où l'action doit être faite, si figure n'est </text:span></text:p>
      <text:p text:style-name="P3"><text:span text:style-name="T25">1387 <text:s/></text:span><text:span text:style-name="T29"><text:s text:c="12"/></text:span><text:span text:style-name="T61"># pas None, alors on va aux coordonnées de la figure, sinon</text:span></text:p>
      <text:p text:style-name="P3"><text:span text:style-name="T25">1388 <text:s/></text:span><text:span text:style-name="T29"><text:s text:c="12"/></text:span><text:span text:style-name="T61"># on bouge aléatoirement autour de l'athlete</text:span></text:p>
      <text:p text:style-name="P3"><text:span text:style-name="T25">1389 <text:s/></text:span><text:span text:style-name="T29"><text:s text:c="12"/></text:span><text:span text:style-name="T45">self.</text:span><text:span text:style-name="T38">_moveAround</text:span><text:span text:style-name="T29">(</text:span><text:span text:style-name="T38">figure</text:span><text:span text:style-name="T29">)</text:span></text:p>
      <text:p text:style-name="P4">1390 <text:s/></text:p>
      <text:p text:style-name="P3"><text:span text:style-name="T25">1391 <text:s/></text:span><text:span text:style-name="T29"><text:s text:c="12"/></text:span><text:span text:style-name="T61"># Fait la figure si le figure du combo n'est pas None sinon </text:span></text:p>
      <text:p text:style-name="P3"><text:soft-page-break/><text:span text:style-name="T25">1392 <text:s/></text:span><text:span text:style-name="T29"><text:s text:c="12"/></text:span><text:span text:style-name="T61"># on fait une figure aléatoire</text:span></text:p>
      <text:p text:style-name="P3"><text:span text:style-name="T25">1393 <text:s/></text:span><text:span text:style-name="T29"><text:s text:c="12"/></text:span><text:span text:style-name="T45">self.</text:span><text:span text:style-name="T38">_startMovement</text:span><text:span text:style-name="T29">(</text:span><text:span text:style-name="T38">tick</text:span><text:span text:style-name="T29">, </text:span><text:span text:style-name="T38">figure</text:span><text:span text:style-name="T29"> </text:span><text:span text:style-name="T45">=</text:span><text:span text:style-name="T29"> </text:span><text:span text:style-name="T38">figure</text:span><text:span text:style-name="T29">)</text:span></text:p>
      <text:p text:style-name="P5"><text:span text:style-name="T24">1394 <text:s/></text:span><text:s text:c="4"/></text:p>
      <text:p text:style-name="P3"><text:span text:style-name="T25">1395 <text:s/></text:span><text:span text:style-name="T29"><text:s text:c="4"/></text:span><text:span text:style-name="T45">def</text:span><text:span text:style-name="T29"> </text:span><text:span text:style-name="T68">_moveAround</text:span><text:span text:style-name="T29">(</text:span><text:span text:style-name="T45">self</text:span><text:span text:style-name="T29">, </text:span><text:span text:style-name="T38">figure</text:span><text:span text:style-name="T45">=</text:span><text:span text:style-name="T83">None</text:span><text:span text:style-name="T29">):</text:span></text:p>
      <text:p text:style-name="P3"><text:span text:style-name="T25">1396 <text:s/></text:span><text:span text:style-name="T29"><text:s text:c="8"/></text:span><text:span text:style-name="T76">"""Fait bouger l'athlete sur une case collée"""</text:span></text:p>
      <text:p text:style-name="P3"><text:span text:style-name="T25">1397 <text:s/></text:span><text:span text:style-name="T29"><text:s text:c="8"/></text:span><text:span text:style-name="T61"># Si combo n'est pas None, alors on va aux coordonnées du combo</text:span></text:p>
      <text:p text:style-name="P3"><text:span text:style-name="T25">1398 <text:s/></text:span><text:span text:style-name="T29"><text:s text:c="8"/></text:span><text:span text:style-name="T45">if</text:span><text:span text:style-name="T29"> </text:span><text:span text:style-name="T38">figure</text:span><text:span text:style-name="T29"> </text:span><text:span text:style-name="T45">!=</text:span><text:span text:style-name="T29"> </text:span><text:span text:style-name="T83">None</text:span><text:span text:style-name="T29">:</text:span></text:p>
      <text:p text:style-name="P3"><text:span text:style-name="T25">1399 <text:s/></text:span><text:span text:style-name="T29"><text:s text:c="12"/></text:span><text:span text:style-name="T45">self.</text:span><text:span text:style-name="T38">position</text:span><text:span text:style-name="T29"> </text:span><text:span text:style-name="T45">=</text:span><text:span text:style-name="T29"> </text:span><text:span text:style-name="T38">figure</text:span><text:span text:style-name="T29">[</text:span><text:span text:style-name="T54">0</text:span><text:span text:style-name="T29">]</text:span></text:p>
      <text:p text:style-name="P3"><text:span text:style-name="T25">1400 <text:s/></text:span><text:span text:style-name="T29"><text:s text:c="12"/></text:span><text:span text:style-name="T45">return</text:span></text:p>
      <text:p text:style-name="P4">1401 <text:s/></text:p>
      <text:p text:style-name="P3"><text:span text:style-name="T25">1402 <text:s/></text:span><text:span text:style-name="T29"><text:s text:c="8"/></text:span><text:span text:style-name="T61"># Note les cases adjacentes de 0 à 8 (0 = haut gauche</text:span></text:p>
      <text:p text:style-name="P3"><text:span text:style-name="T25">1403 <text:s/></text:span><text:span text:style-name="T29"><text:s text:c="8"/></text:span><text:span text:style-name="T61"># et croissant dans le sens horaire) et</text:span></text:p>
      <text:p text:style-name="P3"><text:span text:style-name="T25">1404 <text:s/></text:span><text:span text:style-name="T29"><text:s text:c="8"/></text:span><text:span text:style-name="T61"># supprime celles ou l'athlete ne peut aller</text:span></text:p>
      <text:p text:style-name="P3"><text:span text:style-name="T25">1405 <text:s/></text:span><text:span text:style-name="T29"><text:s text:c="8"/></text:span><text:span text:style-name="T38">possibleNextPosition</text:span><text:span text:style-name="T29"> </text:span><text:span text:style-name="T45">=</text:span><text:span text:style-name="T29"> \</text:span></text:p>
      <text:p text:style-name="P3"><text:span text:style-name="T25">1406 <text:s/></text:span><text:span text:style-name="T29"><text:s text:c="12"/></text:span><text:span text:style-name="T45">self.</text:span><text:span text:style-name="T38">_removeImpossibleNextCases</text:span><text:span text:style-name="T29">([</text:span><text:span text:style-name="T38">x</text:span><text:span text:style-name="T29"> </text:span><text:span text:style-name="T45">for</text:span><text:span text:style-name="T29"> </text:span><text:span text:style-name="T38">x</text:span><text:span text:style-name="T29"> </text:span><text:span text:style-name="T45">in</text:span><text:span text:style-name="T29"> </text:span><text:span text:style-name="T45">range</text:span><text:span text:style-name="T29">(</text:span><text:span text:style-name="T54">8</text:span><text:span text:style-name="T29">)])</text:span></text:p>
      <text:p text:style-name="P5"><text:span text:style-name="T24">1407 <text:s/></text:span><text:s text:c="8"/></text:p>
      <text:p text:style-name="P3"><text:span text:style-name="T25">1408 <text:s/></text:span><text:span text:style-name="T29"><text:s text:c="8"/></text:span><text:span text:style-name="T61"># Choisit aléatoirement parmis ces cases possibles</text:span></text:p>
      <text:p text:style-name="P3"><text:span text:style-name="T25">1409 <text:s/></text:span><text:span text:style-name="T29"><text:s text:c="8"/></text:span><text:span text:style-name="T38">nextCase</text:span><text:span text:style-name="T29"> </text:span><text:span text:style-name="T45">=</text:span><text:span text:style-name="T29"> </text:span><text:span text:style-name="T38">choice</text:span><text:span text:style-name="T29">(</text:span><text:span text:style-name="T38">possibleNextPosition</text:span><text:span text:style-name="T29">)</text:span></text:p>
      <text:p text:style-name="P4">1410 <text:s/></text:p>
      <text:p text:style-name="P3"><text:span text:style-name="T25">1411 <text:s/></text:span><text:span text:style-name="T29"><text:s text:c="8"/></text:span><text:span text:style-name="T61"># Met a jour les coordonnees</text:span></text:p>
      <text:p text:style-name="P3"><text:span text:style-name="T25">1412 <text:s/></text:span><text:span text:style-name="T29"><text:s text:c="8"/></text:span><text:span text:style-name="T45">self.</text:span><text:span text:style-name="T38">_setNewCoords</text:span><text:span text:style-name="T29">(</text:span><text:span text:style-name="T38">nextCase</text:span><text:span text:style-name="T29">)</text:span></text:p>
      <text:p text:style-name="P5"><text:span text:style-name="T24">1413 <text:s/></text:span><text:s text:c="8"/></text:p>
      <text:p text:style-name="P5"><text:span text:style-name="T24">1414 <text:s/></text:span><text:s text:c="8"/></text:p>
      <text:p text:style-name="P3"><text:span text:style-name="T25">1415 <text:s/></text:span><text:span text:style-name="T29"><text:s text:c="4"/></text:span><text:span text:style-name="T45">def</text:span><text:span text:style-name="T29"> </text:span><text:span text:style-name="T68">_setNewCoords</text:span><text:span text:style-name="T29">(</text:span><text:span text:style-name="T45">self</text:span><text:span text:style-name="T29">, </text:span><text:span text:style-name="T38">nextCase</text:span><text:span text:style-name="T29">):</text:span></text:p>
      <text:p text:style-name="P3"><text:span text:style-name="T25">1416 <text:s/></text:span><text:span text:style-name="T29"><text:s text:c="8"/></text:span><text:span text:style-name="T76">"""</text:span></text:p>
      <text:p text:style-name="P2"><text:span text:style-name="T24">1417 <text:s/></text:span><text:s text:c="8"/>En partant d'un nombre entre 0 et 7 inclus, on met a jour </text:p>
      <text:p text:style-name="P2"><text:span text:style-name="T24">1418 <text:s/></text:span><text:s text:c="8"/>les nouvelles coordonées. On a 0 dans le coin haut gauche et</text:p>
      <text:p text:style-name="P2"><text:span text:style-name="T24">1419 <text:s/></text:span><text:s text:c="8"/>c'est croissant dans le sens horaire (Ex case bas gauche = 6)</text:p>
      <text:p text:style-name="P2"><text:span text:style-name="T24">1420 <text:s/></text:span><text:s text:c="8"/>"""</text:p>
      <text:p text:style-name="P3"><text:span text:style-name="T25">1421 <text:s/></text:span><text:span text:style-name="T29"><text:s text:c="8"/></text:span><text:span text:style-name="T45">match</text:span><text:span text:style-name="T29"> </text:span><text:span text:style-name="T38">nextCase</text:span><text:span text:style-name="T29">:</text:span></text:p>
      <text:p text:style-name="P3"><text:span text:style-name="T25">1422 <text:s/></text:span><text:span text:style-name="T29"><text:s text:c="12"/></text:span><text:span text:style-name="T45">case</text:span><text:span text:style-name="T29"> </text:span><text:span text:style-name="T54">0</text:span><text:span text:style-name="T29">:</text:span></text:p>
      <text:p text:style-name="P3"><text:span text:style-name="T25">1423 <text:s/></text:span><text:span text:style-name="T29"><text:s text:c="16"/></text:span><text:span text:style-name="T45">self.</text:span><text:span text:style-name="T38">position</text:span><text:span text:style-name="T29"> </text:span><text:span text:style-name="T45">=</text:span><text:span text:style-name="T29"> (</text:span></text:p>
      <text:p text:style-name="P3"><text:span text:style-name="T25">1424 <text:s/></text:span><text:span text:style-name="T29"><text:s text:c="20"/></text:span><text:span text:style-name="T45">self.</text:span><text:span text:style-name="T38">position</text:span><text:span text:style-name="T29">[</text:span><text:span text:style-name="T54">0</text:span><text:span text:style-name="T29">]</text:span><text:span text:style-name="T45">-</text:span><text:span text:style-name="T54">1</text:span><text:span text:style-name="T29">,</text:span></text:p>
      <text:p text:style-name="P3"><text:span text:style-name="T25">1425 <text:s/></text:span><text:span text:style-name="T29"><text:s text:c="20"/></text:span><text:span text:style-name="T45">self.</text:span><text:span text:style-name="T38">position</text:span><text:span text:style-name="T29">[</text:span><text:span text:style-name="T54">1</text:span><text:span text:style-name="T29">]</text:span><text:span text:style-name="T45">-</text:span><text:span text:style-name="T54">1</text:span><text:span text:style-name="T29">,</text:span></text:p>
      <text:p text:style-name="P3"><text:span text:style-name="T25">1426 <text:s/></text:span><text:span text:style-name="T29"><text:s text:c="16"/>) <text:s text:c="2"/></text:span></text:p>
      <text:p text:style-name="P3"><text:span text:style-name="T25">1427 <text:s/></text:span><text:span text:style-name="T29"><text:s text:c="12"/></text:span><text:span text:style-name="T45">case</text:span><text:span text:style-name="T29"> </text:span><text:span text:style-name="T54">1</text:span><text:span text:style-name="T29">:</text:span></text:p>
      <text:p text:style-name="P3"><text:span text:style-name="T25">1428 <text:s/></text:span><text:span text:style-name="T29"><text:s text:c="16"/></text:span><text:span text:style-name="T45">self.</text:span><text:span text:style-name="T38">position</text:span><text:span text:style-name="T29"> </text:span><text:span text:style-name="T45">=</text:span><text:span text:style-name="T29"> (</text:span></text:p>
      <text:p text:style-name="P3"><text:span text:style-name="T25">1429 <text:s/></text:span><text:span text:style-name="T29"><text:s text:c="20"/></text:span><text:span text:style-name="T45">self.</text:span><text:span text:style-name="T38">position</text:span><text:span text:style-name="T29">[</text:span><text:span text:style-name="T54">0</text:span><text:span text:style-name="T29">],</text:span></text:p>
      <text:p text:style-name="P3"><text:span text:style-name="T25">1430 <text:s/></text:span><text:span text:style-name="T29"><text:s text:c="20"/></text:span><text:span text:style-name="T45">self.</text:span><text:span text:style-name="T38">position</text:span><text:span text:style-name="T29">[</text:span><text:span text:style-name="T54">1</text:span><text:span text:style-name="T29">]</text:span><text:span text:style-name="T45">-</text:span><text:span text:style-name="T54">1</text:span><text:span text:style-name="T29">,</text:span></text:p>
      <text:p text:style-name="P3"><text:span text:style-name="T25">1431 <text:s/></text:span><text:span text:style-name="T29"><text:s text:c="16"/>) <text:s text:c="3"/></text:span></text:p>
      <text:p text:style-name="P3"><text:span text:style-name="T25">1432 <text:s/></text:span><text:span text:style-name="T29"><text:s text:c="12"/></text:span><text:span text:style-name="T45">case</text:span><text:span text:style-name="T29"> </text:span><text:span text:style-name="T54">2</text:span><text:span text:style-name="T29">:</text:span></text:p>
      <text:p text:style-name="P3"><text:span text:style-name="T25">1433 <text:s/></text:span><text:span text:style-name="T29"><text:s text:c="16"/></text:span><text:span text:style-name="T45">self.</text:span><text:span text:style-name="T38">position</text:span><text:span text:style-name="T29"> </text:span><text:span text:style-name="T45">=</text:span><text:span text:style-name="T29"> (</text:span></text:p>
      <text:p text:style-name="P3"><text:span text:style-name="T25">1434 <text:s/></text:span><text:span text:style-name="T29"><text:s text:c="20"/></text:span><text:span text:style-name="T45">self.</text:span><text:span text:style-name="T38">position</text:span><text:span text:style-name="T29">[</text:span><text:span text:style-name="T54">0</text:span><text:span text:style-name="T29">]</text:span><text:span text:style-name="T45">+</text:span><text:span text:style-name="T54">1</text:span><text:span text:style-name="T29">,</text:span></text:p>
      <text:p text:style-name="P3"><text:span text:style-name="T25">1435 <text:s/></text:span><text:span text:style-name="T29"><text:s text:c="20"/></text:span><text:span text:style-name="T45">self.</text:span><text:span text:style-name="T38">position</text:span><text:span text:style-name="T29">[</text:span><text:span text:style-name="T54">1</text:span><text:span text:style-name="T29">]</text:span><text:span text:style-name="T45">-</text:span><text:span text:style-name="T54">1</text:span><text:span text:style-name="T29">,</text:span></text:p>
      <text:p text:style-name="P3"><text:span text:style-name="T25">1436 <text:s/></text:span><text:span text:style-name="T29"><text:s text:c="16"/>) <text:s text:c="2"/></text:span></text:p>
      <text:p text:style-name="P3"><text:span text:style-name="T25">1437 <text:s/></text:span><text:span text:style-name="T29"><text:s text:c="12"/></text:span><text:span text:style-name="T45">case</text:span><text:span text:style-name="T29"> </text:span><text:span text:style-name="T54">3</text:span><text:span text:style-name="T29">:</text:span></text:p>
      <text:p text:style-name="P3"><text:span text:style-name="T25">1438 <text:s/></text:span><text:span text:style-name="T29"><text:s text:c="16"/></text:span><text:span text:style-name="T45">self.</text:span><text:span text:style-name="T38">position</text:span><text:span text:style-name="T29"> </text:span><text:span text:style-name="T45">=</text:span><text:span text:style-name="T29"> (</text:span></text:p>
      <text:p text:style-name="P3"><text:span text:style-name="T25">1439 <text:s/></text:span><text:span text:style-name="T29"><text:s text:c="20"/></text:span><text:span text:style-name="T45">self.</text:span><text:span text:style-name="T38">position</text:span><text:span text:style-name="T29">[</text:span><text:span text:style-name="T54">0</text:span><text:span text:style-name="T29">]</text:span><text:span text:style-name="T45">+</text:span><text:span text:style-name="T54">1</text:span><text:span text:style-name="T29">,</text:span></text:p>
      <text:p text:style-name="P3"><text:span text:style-name="T25">1440 <text:s/></text:span><text:span text:style-name="T29"><text:s text:c="20"/></text:span><text:span text:style-name="T45">self.</text:span><text:span text:style-name="T38">position</text:span><text:span text:style-name="T29">[</text:span><text:span text:style-name="T54">1</text:span><text:span text:style-name="T29">],</text:span></text:p>
      <text:p text:style-name="P3"><text:span text:style-name="T25">1441 <text:s/></text:span><text:span text:style-name="T29"><text:s text:c="16"/>) <text:s text:c="2"/></text:span></text:p>
      <text:p text:style-name="P3"><text:span text:style-name="T25">1442 <text:s/></text:span><text:span text:style-name="T29"><text:s text:c="12"/></text:span><text:span text:style-name="T45">case</text:span><text:span text:style-name="T29"> </text:span><text:span text:style-name="T54">4</text:span><text:span text:style-name="T29">:</text:span></text:p>
      <text:p text:style-name="P3"><text:span text:style-name="T25">1443 <text:s/></text:span><text:span text:style-name="T29"><text:s text:c="16"/></text:span><text:span text:style-name="T45">self.</text:span><text:span text:style-name="T38">position</text:span><text:span text:style-name="T29"> </text:span><text:span text:style-name="T45">=</text:span><text:span text:style-name="T29"> (</text:span></text:p>
      <text:p text:style-name="P3"><text:span text:style-name="T25">1444 <text:s/></text:span><text:span text:style-name="T29"><text:s text:c="20"/></text:span><text:span text:style-name="T45">self.</text:span><text:span text:style-name="T38">position</text:span><text:span text:style-name="T29">[</text:span><text:span text:style-name="T54">0</text:span><text:span text:style-name="T29">]</text:span><text:span text:style-name="T45">+</text:span><text:span text:style-name="T54">1</text:span><text:span text:style-name="T29">,</text:span></text:p>
      <text:p text:style-name="P3"><text:span text:style-name="T25">1445 <text:s/></text:span><text:span text:style-name="T29"><text:s text:c="20"/></text:span><text:span text:style-name="T45">self.</text:span><text:span text:style-name="T38">position</text:span><text:span text:style-name="T29">[</text:span><text:span text:style-name="T54">1</text:span><text:span text:style-name="T29">]</text:span><text:span text:style-name="T45">+</text:span><text:span text:style-name="T54">1</text:span><text:span text:style-name="T29">,</text:span></text:p>
      <text:p text:style-name="P3"><text:span text:style-name="T25">1446 <text:s/></text:span><text:span text:style-name="T29"><text:s text:c="16"/>) <text:s text:c="3"/></text:span></text:p>
      <text:p text:style-name="P3"><text:span text:style-name="T25">1447 <text:s/></text:span><text:span text:style-name="T29"><text:s text:c="12"/></text:span><text:span text:style-name="T45">case</text:span><text:span text:style-name="T29"> </text:span><text:span text:style-name="T54">5</text:span><text:span text:style-name="T29">:</text:span></text:p>
      <text:p text:style-name="P3"><text:span text:style-name="T25">1448 <text:s/></text:span><text:span text:style-name="T29"><text:s text:c="16"/></text:span><text:span text:style-name="T45">self.</text:span><text:span text:style-name="T38">position</text:span><text:span text:style-name="T29"> </text:span><text:span text:style-name="T45">=</text:span><text:span text:style-name="T29"> (</text:span></text:p>
      <text:p text:style-name="P3"><text:span text:style-name="T25">1449 <text:s/></text:span><text:span text:style-name="T29"><text:s text:c="20"/></text:span><text:span text:style-name="T45">self.</text:span><text:span text:style-name="T38">position</text:span><text:span text:style-name="T29">[</text:span><text:span text:style-name="T54">0</text:span><text:span text:style-name="T29">],</text:span></text:p>
      <text:p text:style-name="P3"><text:span text:style-name="T25">1450 <text:s/></text:span><text:span text:style-name="T29"><text:s text:c="20"/></text:span><text:span text:style-name="T45">self.</text:span><text:span text:style-name="T38">position</text:span><text:span text:style-name="T29">[</text:span><text:span text:style-name="T54">1</text:span><text:span text:style-name="T29">]</text:span><text:span text:style-name="T45">+</text:span><text:span text:style-name="T54">1</text:span><text:span text:style-name="T29">,</text:span></text:p>
      <text:p text:style-name="P3"><text:span text:style-name="T25">1451 <text:s/></text:span><text:span text:style-name="T29"><text:s text:c="16"/>) <text:s/></text:span></text:p>
      <text:p text:style-name="P3"><text:span text:style-name="T25">1452 <text:s/></text:span><text:span text:style-name="T29"><text:s text:c="12"/></text:span><text:span text:style-name="T45">case</text:span><text:span text:style-name="T29"> </text:span><text:span text:style-name="T54">6</text:span><text:span text:style-name="T29">:</text:span></text:p>
      <text:p text:style-name="P3"><text:span text:style-name="T25">1453 <text:s/></text:span><text:span text:style-name="T29"><text:s text:c="16"/></text:span><text:span text:style-name="T45">self.</text:span><text:span text:style-name="T38">position</text:span><text:span text:style-name="T29"> </text:span><text:span text:style-name="T45">=</text:span><text:span text:style-name="T29"> (</text:span></text:p>
      <text:p text:style-name="P3"><text:span text:style-name="T25">1454 <text:s/></text:span><text:span text:style-name="T29"><text:s text:c="20"/></text:span><text:span text:style-name="T45">self.</text:span><text:span text:style-name="T38">position</text:span><text:span text:style-name="T29">[</text:span><text:span text:style-name="T54">0</text:span><text:span text:style-name="T29">]</text:span><text:span text:style-name="T45">-</text:span><text:span text:style-name="T54">1</text:span><text:span text:style-name="T29">,</text:span></text:p>
      <text:p text:style-name="P3"><text:span text:style-name="T25">1455 <text:s/></text:span><text:span text:style-name="T29"><text:s text:c="20"/></text:span><text:span text:style-name="T45">self.</text:span><text:span text:style-name="T38">position</text:span><text:span text:style-name="T29">[</text:span><text:span text:style-name="T54">1</text:span><text:span text:style-name="T29">]</text:span><text:span text:style-name="T45">+</text:span><text:span text:style-name="T54">1</text:span><text:span text:style-name="T29">,</text:span></text:p>
      <text:p text:style-name="P3"><text:span text:style-name="T25">1456 <text:s/></text:span><text:span text:style-name="T29"><text:s text:c="16"/>) <text:s/></text:span></text:p>
      <text:p text:style-name="P3"><text:span text:style-name="T25">1457 <text:s/></text:span><text:span text:style-name="T29"><text:s text:c="12"/></text:span><text:span text:style-name="T45">case</text:span><text:span text:style-name="T29"> </text:span><text:span text:style-name="T54">7</text:span><text:span text:style-name="T29">:</text:span></text:p>
      <text:p text:style-name="P3"><text:span text:style-name="T25">1458 <text:s/></text:span><text:span text:style-name="T29"><text:s text:c="16"/></text:span><text:span text:style-name="T45">self.</text:span><text:span text:style-name="T38">position</text:span><text:span text:style-name="T29"> </text:span><text:span text:style-name="T45">=</text:span><text:span text:style-name="T29"> (</text:span></text:p>
      <text:p text:style-name="P3"><text:span text:style-name="T25">1459 <text:s/></text:span><text:span text:style-name="T29"><text:s text:c="20"/></text:span><text:span text:style-name="T45">self.</text:span><text:span text:style-name="T38">position</text:span><text:span text:style-name="T29">[</text:span><text:span text:style-name="T54">0</text:span><text:span text:style-name="T29">]</text:span><text:span text:style-name="T45">-</text:span><text:span text:style-name="T54">1</text:span><text:span text:style-name="T29">,</text:span></text:p>
      <text:p text:style-name="P3"><text:span text:style-name="T25">1460 <text:s/></text:span><text:span text:style-name="T29"><text:s text:c="20"/></text:span><text:span text:style-name="T45">self.</text:span><text:span text:style-name="T38">position</text:span><text:span text:style-name="T29">[</text:span><text:span text:style-name="T54">1</text:span><text:span text:style-name="T29">],</text:span></text:p>
      <text:p text:style-name="P3"><text:span text:style-name="T25">1461 <text:s/></text:span><text:span text:style-name="T29"><text:s text:c="16"/>) <text:s text:c="2"/></text:span></text:p>
      <text:p text:style-name="P5"><text:span text:style-name="T24">1462 <text:s/></text:span><text:s text:c="4"/></text:p>
      <text:p text:style-name="P3"><text:span text:style-name="T25">1463 <text:s/></text:span><text:span text:style-name="T29"><text:s text:c="4"/></text:span><text:span text:style-name="T45">def</text:span><text:span text:style-name="T29"> </text:span><text:span text:style-name="T68">_removeImpossibleNextCases</text:span><text:span text:style-name="T29">(</text:span><text:span text:style-name="T45">self</text:span><text:span text:style-name="T29">, </text:span><text:span text:style-name="T38">cases</text:span><text:span text:style-name="T29">):</text:span></text:p>
      <text:p text:style-name="P3"><text:span text:style-name="T25">1464 <text:s/></text:span><text:span text:style-name="T29"><text:s text:c="8"/></text:span><text:span text:style-name="T38">positionToRemove</text:span><text:span text:style-name="T29"> </text:span><text:span text:style-name="T45">=</text:span><text:span text:style-name="T29"> []</text:span></text:p>
      <text:p text:style-name="P4">1465 <text:s/></text:p>
      <text:p text:style-name="P3"><text:span text:style-name="T25">1466 <text:s/></text:span><text:span text:style-name="T29"><text:s text:c="8"/></text:span><text:span text:style-name="T61"># Dernier x/y qui est encore sans le terrain</text:span></text:p>
      <text:p text:style-name="P3"><text:span text:style-name="T25">1467 <text:s/></text:span><text:span text:style-name="T29"><text:s text:c="8"/></text:span><text:span text:style-name="T38">lastCoordPossibleY</text:span><text:span text:style-name="T29"> </text:span><text:span text:style-name="T45">=</text:span><text:span text:style-name="T29"> </text:span><text:span text:style-name="T45">len</text:span><text:span text:style-name="T29">(</text:span><text:span text:style-name="T45">self.</text:span><text:span text:style-name="T38">field</text:span><text:span text:style-name="T45">.</text:span><text:span text:style-name="T38">grille</text:span><text:span text:style-name="T29">[</text:span><text:span text:style-name="T54">0</text:span><text:span text:style-name="T29">])</text:span><text:span text:style-name="T45">-</text:span><text:span text:style-name="T54">1</text:span><text:span text:style-name="T29"> </text:span></text:p>
      <text:p text:style-name="P3"><text:span text:style-name="T25">1468 <text:s/></text:span><text:span text:style-name="T29"><text:s text:c="8"/></text:span><text:span text:style-name="T38">lastCoordPossibleX</text:span><text:span text:style-name="T29"> </text:span><text:span text:style-name="T45">=</text:span><text:span text:style-name="T29"> </text:span><text:span text:style-name="T45">len</text:span><text:span text:style-name="T29">(</text:span><text:span text:style-name="T45">self.</text:span><text:span text:style-name="T38">field</text:span><text:span text:style-name="T45">.</text:span><text:span text:style-name="T38">grille</text:span><text:span text:style-name="T29">)</text:span><text:span text:style-name="T45">-</text:span><text:span text:style-name="T54">1</text:span><text:span text:style-name="T29"> </text:span></text:p>
      <text:p text:style-name="P4">1469 <text:s/></text:p>
      <text:p text:style-name="P3"><text:span text:style-name="T25">1470 <text:s/></text:span><text:span text:style-name="T29"><text:s text:c="8"/></text:span><text:span text:style-name="T45">if</text:span><text:span text:style-name="T29"> </text:span><text:span text:style-name="T45">self.</text:span><text:span text:style-name="T38">position</text:span><text:span text:style-name="T29">[</text:span><text:span text:style-name="T54">0</text:span><text:span text:style-name="T29">] </text:span><text:span text:style-name="T45">==</text:span><text:span text:style-name="T29"> </text:span><text:span text:style-name="T54">0</text:span><text:span text:style-name="T29">:</text:span></text:p>
      <text:p text:style-name="P3"><text:span text:style-name="T25">1471 <text:s/></text:span><text:span text:style-name="T29"><text:s text:c="12"/></text:span><text:span text:style-name="T45">if</text:span><text:span text:style-name="T29"> </text:span><text:span text:style-name="T54">0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0</text:span><text:span text:style-name="T29">)</text:span></text:p>
      <text:p text:style-name="P3"><text:span text:style-name="T25">1472 <text:s/></text:span><text:span text:style-name="T29"><text:s text:c="12"/></text:span><text:span text:style-name="T45">if</text:span><text:span text:style-name="T29"> </text:span><text:span text:style-name="T54">7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7</text:span><text:span text:style-name="T29">)</text:span></text:p>
      <text:p text:style-name="P3"><text:span text:style-name="T25">1473 <text:s/></text:span><text:span text:style-name="T29"><text:s text:c="12"/></text:span><text:span text:style-name="T45">if</text:span><text:span text:style-name="T29"> </text:span><text:span text:style-name="T54">6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6</text:span><text:span text:style-name="T29">)</text:span></text:p>
      <text:p text:style-name="P5"><text:span text:style-name="T24">1474 <text:s/></text:span><text:s text:c="12"/></text:p>
      <text:p text:style-name="P3"><text:span text:style-name="T25">1475 <text:s/></text:span><text:span text:style-name="T29"><text:s text:c="8"/></text:span><text:span text:style-name="T45">elif</text:span><text:span text:style-name="T29"> </text:span><text:span text:style-name="T45">self.</text:span><text:span text:style-name="T38">position</text:span><text:span text:style-name="T29">[</text:span><text:span text:style-name="T54">0</text:span><text:span text:style-name="T29">] </text:span><text:span text:style-name="T45">==</text:span><text:span text:style-name="T29"> </text:span><text:span text:style-name="T38">lastCoordPossibleY</text:span><text:span text:style-name="T29">:</text:span></text:p>
      <text:p text:style-name="P3"><text:span text:style-name="T25">1476 <text:s/></text:span><text:span text:style-name="T29"><text:s text:c="12"/></text:span><text:span text:style-name="T45">if</text:span><text:span text:style-name="T29"> </text:span><text:span text:style-name="T54">2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2</text:span><text:span text:style-name="T29">)</text:span></text:p>
      <text:p text:style-name="P3"><text:span text:style-name="T25">1477 <text:s/></text:span><text:span text:style-name="T29"><text:s text:c="12"/></text:span><text:span text:style-name="T45">if</text:span><text:span text:style-name="T29"> </text:span><text:span text:style-name="T54">3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3</text:span><text:span text:style-name="T29">)</text:span></text:p>
      <text:p text:style-name="P3"><text:span text:style-name="T25">1478 <text:s/></text:span><text:span text:style-name="T29"><text:s text:c="12"/></text:span><text:span text:style-name="T45">if</text:span><text:span text:style-name="T29"> </text:span><text:span text:style-name="T54">4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4</text:span><text:span text:style-name="T29">)</text:span></text:p>
      <text:p text:style-name="P4">1479 <text:s/></text:p>
      <text:p text:style-name="P3"><text:span text:style-name="T25">1480 <text:s/></text:span><text:span text:style-name="T29"><text:s text:c="8"/></text:span><text:span text:style-name="T45">if</text:span><text:span text:style-name="T29"> </text:span><text:span text:style-name="T45">self.</text:span><text:span text:style-name="T38">position</text:span><text:span text:style-name="T29">[</text:span><text:span text:style-name="T54">1</text:span><text:span text:style-name="T29">] </text:span><text:span text:style-name="T45">==</text:span><text:span text:style-name="T29"> </text:span><text:span text:style-name="T54">0</text:span><text:span text:style-name="T29">:</text:span></text:p>
      <text:p text:style-name="P3"><text:span text:style-name="T25">1481 <text:s/></text:span><text:span text:style-name="T29"><text:s text:c="12"/></text:span><text:span text:style-name="T45">if</text:span><text:span text:style-name="T29"> </text:span><text:span text:style-name="T54">0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0</text:span><text:span text:style-name="T29">)</text:span></text:p>
      <text:p text:style-name="P3"><text:span text:style-name="T25">1482 <text:s/></text:span><text:span text:style-name="T29"><text:s text:c="12"/></text:span><text:span text:style-name="T45">if</text:span><text:span text:style-name="T29"> </text:span><text:span text:style-name="T54">1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1</text:span><text:span text:style-name="T29">)</text:span></text:p>
      <text:p text:style-name="P3"><text:span text:style-name="T25">1483 <text:s/></text:span><text:span text:style-name="T29"><text:s text:c="12"/></text:span><text:span text:style-name="T45">if</text:span><text:span text:style-name="T29"> </text:span><text:span text:style-name="T54">2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2</text:span><text:span text:style-name="T29">)</text:span></text:p>
      <text:p text:style-name="P4">1484 <text:s/></text:p>
      <text:p text:style-name="P3"><text:span text:style-name="T25">1485 <text:s/></text:span><text:span text:style-name="T29"><text:s text:c="8"/></text:span><text:span text:style-name="T45">elif</text:span><text:span text:style-name="T29"> </text:span><text:span text:style-name="T45">self.</text:span><text:span text:style-name="T38">position</text:span><text:span text:style-name="T29">[</text:span><text:span text:style-name="T54">1</text:span><text:span text:style-name="T29">] </text:span><text:span text:style-name="T45">==</text:span><text:span text:style-name="T29"> </text:span><text:span text:style-name="T38">lastCoordPossibleX</text:span><text:span text:style-name="T29">:</text:span></text:p>
      <text:p text:style-name="P3"><text:span text:style-name="T25">1486 <text:s/></text:span><text:span text:style-name="T29"><text:s text:c="12"/></text:span><text:span text:style-name="T45">if</text:span><text:span text:style-name="T29"> </text:span><text:span text:style-name="T54">4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4</text:span><text:span text:style-name="T29">)</text:span></text:p>
      <text:p text:style-name="P3"><text:span text:style-name="T25">1487 <text:s/></text:span><text:span text:style-name="T29"><text:s text:c="12"/></text:span><text:span text:style-name="T45">if</text:span><text:span text:style-name="T29"> </text:span><text:span text:style-name="T54">5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5</text:span><text:span text:style-name="T29">)</text:span></text:p>
      <text:p text:style-name="P3"><text:span text:style-name="T25">1488 <text:s/></text:span><text:span text:style-name="T29"><text:s text:c="12"/></text:span><text:span text:style-name="T45">if</text:span><text:span text:style-name="T29"> </text:span><text:span text:style-name="T54">6</text:span><text:span text:style-name="T29"> </text:span><text:span text:style-name="T45">not</text:span><text:span text:style-name="T29"> </text:span><text:span text:style-name="T45">in</text:span><text:span text:style-name="T29"> </text:span><text:span text:style-name="T38">positionToRemove</text:span><text:span text:style-name="T29">: </text:span><text:span text:style-name="T38">positionToRemove</text:span><text:span text:style-name="T45">.</text:span><text:span text:style-name="T38">append</text:span><text:span text:style-name="T29">(</text:span><text:span text:style-name="T54">6</text:span><text:span text:style-name="T29">)</text:span></text:p>
      <text:p text:style-name="P4">1489 <text:s/></text:p>
      <text:p text:style-name="P3"><text:span text:style-name="T25">1490 <text:s/></text:span><text:span text:style-name="T29"><text:s text:c="8"/></text:span><text:span text:style-name="T61"># Retire toutes les cases impossibles</text:span></text:p>
      <text:p text:style-name="P3"><text:span text:style-name="T25">1491 <text:s/></text:span><text:span text:style-name="T29"><text:s text:c="8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cases</text:span><text:span text:style-name="T29">)</text:span><text:span text:style-name="T45">-</text:span><text:span text:style-name="T54">1</text:span><text:span text:style-name="T29">, </text:span><text:span text:style-name="T45">-</text:span><text:span text:style-name="T54">1</text:span><text:span text:style-name="T29">, </text:span><text:span text:style-name="T45">-</text:span><text:span text:style-name="T54">1</text:span><text:span text:style-name="T29">):</text:span></text:p>
      <text:p text:style-name="P3"><text:span text:style-name="T25">1492 <text:s/></text:span><text:span text:style-name="T29"><text:s text:c="12"/></text:span><text:span text:style-name="T45">if</text:span><text:span text:style-name="T29"> </text:span><text:span text:style-name="T38">i</text:span><text:span text:style-name="T29"> </text:span><text:span text:style-name="T45">in</text:span><text:span text:style-name="T29"> </text:span><text:span text:style-name="T38">positionToRemove</text:span><text:span text:style-name="T29">: </text:span></text:p>
      <text:p text:style-name="P3"><text:span text:style-name="T25">1493 <text:s/></text:span><text:span text:style-name="T29"><text:s text:c="16"/></text:span><text:span text:style-name="T38">cases</text:span><text:span text:style-name="T45">.</text:span><text:span text:style-name="T38">pop</text:span><text:span text:style-name="T29">(</text:span><text:span text:style-name="T38">i</text:span><text:span text:style-name="T29">)</text:span></text:p>
      <text:p text:style-name="P4">1494 <text:s/></text:p>
      <text:p text:style-name="P3"><text:span text:style-name="T25">1495 <text:s/></text:span><text:span text:style-name="T29"><text:s text:c="8"/></text:span><text:span text:style-name="T45">return</text:span><text:span text:style-name="T29"> </text:span><text:span text:style-name="T38">cases</text:span></text:p>
      <text:p text:style-name="P4">1496 <text:s/></text:p>
      <text:p text:style-name="P4">1497 <text:s/></text:p>
      <text:p text:style-name="P3"><text:span text:style-name="T25">1498 <text:s/></text:span><text:span text:style-name="T29"><text:s text:c="4"/></text:span><text:span text:style-name="T45">def</text:span><text:span text:style-name="T29"> </text:span><text:span text:style-name="T68">_startMovement</text:span><text:span text:style-name="T29">(</text:span><text:span text:style-name="T45">self</text:span><text:span text:style-name="T29">, </text:span><text:span text:style-name="T38">tick</text:span><text:span text:style-name="T29">, </text:span><text:span text:style-name="T38">figure</text:span><text:span text:style-name="T29"> </text:span><text:span text:style-name="T45">=</text:span><text:span text:style-name="T29"> </text:span><text:span text:style-name="T83">None</text:span><text:span text:style-name="T29">):</text:span></text:p>
      <text:p text:style-name="P3"><text:span text:style-name="T25">1499 <text:s/></text:span><text:span text:style-name="T29"><text:s text:c="8"/></text:span><text:span text:style-name="T76">"""</text:span></text:p>
      <text:p text:style-name="P2"><text:span text:style-name="T24">1500 <text:s/></text:span><text:s text:c="8"/>Regarde sur quelle case est l'athlete et commence la figure</text:p>
      <text:p text:style-name="P2"><text:span text:style-name="T24">1501 <text:s/></text:span><text:s text:c="8"/>associée</text:p>
      <text:p text:style-name="P4">1502 <text:s/></text:p>
      <text:p text:style-name="P2"><text:span text:style-name="T24">1503 <text:s/></text:span><text:s text:c="8"/>Params:</text:p>
      <text:p text:style-name="P2"><text:span text:style-name="T24">1504 <text:s/></text:span><text:s text:c="12"/>tick (int): Tick actuel</text:p>
      <text:p text:style-name="P2"><text:span text:style-name="T24">1505 <text:s/></text:span><text:s text:c="8"/>"""</text:p>
      <text:p text:style-name="P3"><text:span text:style-name="T25">1506 <text:s/></text:span><text:span text:style-name="T29"><text:s text:c="8"/></text:span><text:span text:style-name="T61"># Si combo n'est pas None, alors on fait la figure du combo</text:span></text:p>
      <text:p text:style-name="P3"><text:span text:style-name="T25">1507 <text:s/></text:span><text:span text:style-name="T29"><text:s text:c="8"/></text:span><text:span text:style-name="T45">if</text:span><text:span text:style-name="T29"> </text:span><text:span text:style-name="T38">figure</text:span><text:span text:style-name="T29"> </text:span><text:span text:style-name="T45">!=</text:span><text:span text:style-name="T29"> </text:span><text:span text:style-name="T83">None</text:span><text:span text:style-name="T29">:</text:span></text:p>
      <text:p text:style-name="P3"><text:span text:style-name="T25">1508 <text:s/></text:span><text:span text:style-name="T29"><text:s text:c="12"/></text:span><text:span text:style-name="T45">self.</text:span><text:span text:style-name="T38">state</text:span><text:span text:style-name="T29">[</text:span><text:span text:style-name="T76">"movement"</text:span><text:span text:style-name="T29">] </text:span><text:span text:style-name="T45">=</text:span><text:span text:style-name="T29"> </text:span><text:span text:style-name="T38">figure</text:span><text:span text:style-name="T29">[</text:span><text:span text:style-name="T54">1</text:span><text:span text:style-name="T29">]</text:span></text:p>
      <text:p text:style-name="P4">1509 <text:s/></text:p>
      <text:p text:style-name="P3"><text:span text:style-name="T25">1510 <text:s/></text:span><text:span text:style-name="T29"><text:s text:c="8"/></text:span><text:span text:style-name="T45">else</text:span><text:span text:style-name="T29">:</text:span></text:p>
      <text:p text:style-name="P3"><text:span text:style-name="T25">1511 <text:s/></text:span><text:span text:style-name="T29"><text:s text:c="12"/></text:span><text:span text:style-name="T61"># Choisit aléatoirement le mouvement à faire parmis la liste possible</text:span></text:p>
      <text:p text:style-name="P3"><text:span text:style-name="T25">1512 <text:s/></text:span><text:span text:style-name="T29"><text:s text:c="12"/></text:span><text:span text:style-name="T38">figures</text:span><text:span text:style-name="T29"> </text:span><text:span text:style-name="T45">=</text:span><text:span text:style-name="T29"> </text:span><text:span text:style-name="T45">self.</text:span><text:span text:style-name="T38">field</text:span><text:span text:style-name="T45">.</text:span><text:span text:style-name="T38">getCase</text:span><text:span text:style-name="T29">(</text:span><text:span text:style-name="T45">self.</text:span><text:span text:style-name="T38">position</text:span><text:span text:style-name="T29">)</text:span><text:span text:style-name="T45">.</text:span><text:span text:style-name="T38">figuresPossible</text:span></text:p>
      <text:p text:style-name="P3"><text:span text:style-name="T25">1513 <text:s/></text:span><text:span text:style-name="T29"><text:s text:c="12"/></text:span><text:span text:style-name="T45">self.</text:span><text:span text:style-name="T38">state</text:span><text:span text:style-name="T29">[</text:span><text:span text:style-name="T76">"movement"</text:span><text:span text:style-name="T29">] </text:span><text:span text:style-name="T45">=</text:span><text:span text:style-name="T29"> </text:span><text:span text:style-name="T38">figures</text:span><text:span text:style-name="T29">[</text:span><text:span text:style-name="T38">weighted_random</text:span><text:span text:style-name="T29">(</text:span></text:p>
      <text:p text:style-name="P3"><text:span text:style-name="T25">1514 <text:s/></text:span><text:span text:style-name="T29"><text:s text:c="5"/></text:span><text:span text:style-name="T54">0</text:span><text:span text:style-name="T29">, </text:span><text:span text:style-name="T45">len</text:span><text:span text:style-name="T29">(</text:span><text:span text:style-name="T38">figures</text:span><text:span text:style-name="T29">)</text:span><text:span text:style-name="T45">-</text:span><text:span text:style-name="T54">1</text:span><text:span text:style-name="T29">, </text:span><text:span text:style-name="T54">20</text:span><text:span text:style-name="T29">, </text:span><text:span text:style-name="T45">self.</text:span><text:span text:style-name="T38">xp</text:span><text:span text:style-name="T29">)]</text:span></text:p>
      <text:p text:style-name="P4">1515 <text:s/></text:p>
      <text:p text:style-name="P3"><text:span text:style-name="T25">1516 <text:s/></text:span><text:span text:style-name="T29"><text:s text:c="12"/></text:span><text:span text:style-name="T61"># Choisit une figure possible avec un tel niveau d'xp</text:span></text:p>
      <text:p text:style-name="P3"><text:span text:style-name="T25">1517 <text:s/></text:span><text:span text:style-name="T29"><text:s text:c="12"/></text:span><text:span text:style-name="T45">while</text:span><text:span text:style-name="T29"> </text:span><text:span text:style-name="T45">self.</text:span><text:span text:style-name="T38">state</text:span><text:span text:style-name="T29">[</text:span><text:span text:style-name="T76">"movement"</text:span><text:span text:style-name="T29">]</text:span><text:span text:style-name="T45">.</text:span><text:span text:style-name="T38">complexity</text:span><text:span text:style-name="T29"> </text:span><text:span text:style-name="T45">&gt;</text:span><text:span text:style-name="T29"> (</text:span><text:span text:style-name="T45">self.</text:span><text:span text:style-name="T38">xp</text:span><text:span text:style-name="T45">/</text:span><text:span text:style-name="T54">2</text:span><text:span text:style-name="T29">):</text:span></text:p>
      <text:p text:style-name="P3"><text:span text:style-name="T25">1518 <text:s/></text:span><text:span text:style-name="T29"><text:s text:c="16"/></text:span><text:span text:style-name="T45">self.</text:span><text:span text:style-name="T38">state</text:span><text:span text:style-name="T29">[</text:span><text:span text:style-name="T76">"movement"</text:span><text:span text:style-name="T29">] </text:span><text:span text:style-name="T45">=</text:span><text:span text:style-name="T29"> </text:span><text:span text:style-name="T38">figures</text:span><text:span text:style-name="T29">[</text:span><text:span text:style-name="T38">weighted_random</text:span><text:span text:style-name="T29">(</text:span></text:p>
      <text:p text:style-name="P3"><text:span text:style-name="T25">1519 <text:s/></text:span><text:span text:style-name="T29"><text:s text:c="9"/></text:span><text:span text:style-name="T54">0</text:span><text:span text:style-name="T29">, </text:span><text:span text:style-name="T45">len</text:span><text:span text:style-name="T29">(</text:span><text:span text:style-name="T38">figures</text:span><text:span text:style-name="T29">)</text:span><text:span text:style-name="T45">-</text:span><text:span text:style-name="T54">1</text:span><text:span text:style-name="T29">, </text:span><text:span text:style-name="T54">20</text:span><text:span text:style-name="T29">, </text:span><text:span text:style-name="T45">self.</text:span><text:span text:style-name="T38">xp</text:span><text:span text:style-name="T29">)]</text:span></text:p>
      <text:p text:style-name="P4">1520 <text:s/></text:p>
      <text:p text:style-name="P3"><text:span text:style-name="T25">1521 <text:s/></text:span><text:span text:style-name="T29"><text:s text:c="12"/></text:span><text:span text:style-name="T45">self.</text:span><text:span text:style-name="T38">combos</text:span><text:span text:style-name="T45">.</text:span><text:span text:style-name="T38">append</text:span><text:span text:style-name="T29">((</text:span><text:span text:style-name="T45">self.</text:span><text:span text:style-name="T38">position</text:span><text:span text:style-name="T29">, </text:span><text:span text:style-name="T45">self.</text:span><text:span text:style-name="T38">state</text:span><text:span text:style-name="T29">[</text:span><text:span text:style-name="T76">"movement"</text:span><text:span text:style-name="T29">], </text:span><text:span text:style-name="T38">tick</text:span><text:span text:style-name="T29">))</text:span></text:p>
      <text:p text:style-name="P4">1522 <text:s/></text:p>
      <text:p text:style-name="P3"><text:span text:style-name="T25">1523 <text:s/></text:span><text:span text:style-name="T29"><text:s text:c="8"/></text:span><text:span text:style-name="T45">self.</text:span><text:span text:style-name="T38">state</text:span><text:span text:style-name="T29">[</text:span><text:span text:style-name="T76">"isMoving"</text:span><text:span text:style-name="T29">] </text:span><text:span text:style-name="T45">=</text:span><text:span text:style-name="T29"> </text:span><text:span text:style-name="T83">True</text:span></text:p>
      <text:p text:style-name="P3"><text:span text:style-name="T25">1524 <text:s/></text:span><text:span text:style-name="T29"><text:s text:c="8"/></text:span><text:span text:style-name="T45">self.</text:span><text:span text:style-name="T38">state</text:span><text:span text:style-name="T29">[</text:span><text:span text:style-name="T76">"ticksSinceStartedMoving"</text:span><text:span text:style-name="T29">] </text:span><text:span text:style-name="T45">=</text:span><text:span text:style-name="T29"> </text:span><text:span text:style-name="T54">0</text:span></text:p>
      <text:p text:style-name="P4">1525 <text:s/></text:p>
      <text:p text:style-name="P4">1526 <text:s/></text:p>
      <text:p text:style-name="P3"><text:span text:style-name="T25">1527 <text:s/></text:span><text:span text:style-name="T29"><text:s text:c="4"/></text:span><text:span text:style-name="T45">def</text:span><text:span text:style-name="T29"> </text:span><text:span text:style-name="T68">_endMovement</text:span><text:span text:style-name="T29">(</text:span><text:span text:style-name="T45">self</text:span><text:span text:style-name="T29">):</text:span></text:p>
      <text:p text:style-name="P3"><text:span text:style-name="T25">1528 <text:s/></text:span><text:span text:style-name="T29"><text:s text:c="8"/></text:span><text:span text:style-name="T45">self.</text:span><text:span text:style-name="T38">state</text:span><text:span text:style-name="T29">[</text:span><text:span text:style-name="T76">"isMoving"</text:span><text:span text:style-name="T29">] </text:span><text:span text:style-name="T45">=</text:span><text:span text:style-name="T29"> </text:span><text:span text:style-name="T83">False</text:span></text:p>
      <text:p text:style-name="P3"><text:span text:style-name="T25">1529 <text:s/></text:span><text:span text:style-name="T29"><text:s text:c="8"/></text:span><text:span text:style-name="T45">self.</text:span><text:span text:style-name="T38">state</text:span><text:span text:style-name="T29">[</text:span><text:span text:style-name="T76">"movement"</text:span><text:span text:style-name="T29">] </text:span><text:span text:style-name="T45">=</text:span><text:span text:style-name="T29"> </text:span><text:span text:style-name="T38">FIGURES</text:span><text:span text:style-name="T29">[</text:span><text:span text:style-name="T76">"do_nothing"</text:span><text:span text:style-name="T29">] <text:s text:c="7"/></text:span></text:p>
      <text:p text:style-name="P3"><text:span text:style-name="T25">1530 <text:s/></text:span><text:span text:style-name="T29"><text:s text:c="8"/></text:span><text:span text:style-name="T45">self.</text:span><text:span text:style-name="T38">state</text:span><text:span text:style-name="T29">[</text:span><text:span text:style-name="T76">"ticksSinceStartedMoving"</text:span><text:span text:style-name="T29">] </text:span><text:span text:style-name="T45">=</text:span><text:span text:style-name="T29"> </text:span><text:span text:style-name="T54">0</text:span></text:p>
      <text:p text:style-name="P4">1531 <text:s/></text:p>
      <text:p text:style-name="P3"><text:span text:style-name="T25">1532 <text:s/></text:span><text:span text:style-name="T29"><text:s text:c="4"/></text:span><text:span text:style-name="T45">def</text:span><text:span text:style-name="T29"> </text:span><text:span text:style-name="T68">setField</text:span><text:span text:style-name="T29">(</text:span><text:span text:style-name="T45">self</text:span><text:span text:style-name="T29">, </text:span><text:span text:style-name="T38">field</text:span><text:span text:style-name="T29">):</text:span></text:p>
      <text:p text:style-name="P3"><text:span text:style-name="T25">1533 <text:s/></text:span><text:span text:style-name="T29"><text:s text:c="8"/></text:span><text:span text:style-name="T45">self.</text:span><text:span text:style-name="T38">field</text:span><text:span text:style-name="T29"> </text:span><text:span text:style-name="T45">=</text:span><text:span text:style-name="T29"> </text:span><text:span text:style-name="T38">field</text:span></text:p>
      <text:p text:style-name="P4">1534 <text:s/></text:p>
      <text:p text:style-name="P3"><text:span text:style-name="T25">1535 <text:s/></text:span><text:span text:style-name="T29"><text:s text:c="4"/></text:span><text:span text:style-name="T45">def</text:span><text:span text:style-name="T29"> </text:span><text:span text:style-name="T68">__repr__</text:span><text:span text:style-name="T29">(</text:span><text:span text:style-name="T45">self</text:span><text:span text:style-name="T29">) </text:span><text:span text:style-name="T45">-&gt;</text:span><text:span text:style-name="T29"> </text:span><text:span text:style-name="T45">str</text:span><text:span text:style-name="T29">:</text:span></text:p>
      <text:p text:style-name="P3"><text:span text:style-name="T25">1536 <text:s/></text:span><text:span text:style-name="T29"><text:s text:c="8"/></text:span><text:span text:style-name="T45">return</text:span><text:span text:style-name="T29"> </text:span><text:span text:style-name="T76">"{} :\n <text:s text:c="3"/>- xp : {}\n <text:s text:c="3"/>- Combos : {}"</text:span><text:span text:style-name="T45">.</text:span><text:span text:style-name="T38">format</text:span><text:span text:style-name="T29">(</text:span></text:p>
      <text:p text:style-name="P3"><text:span text:style-name="T25">1537 <text:s/></text:span><text:span text:style-name="T29"><text:s text:c="12"/></text:span><text:span text:style-name="T45">self.</text:span><text:span text:style-name="T38">id</text:span><text:span text:style-name="T29">, </text:span><text:span text:style-name="T45">self.</text:span><text:span text:style-name="T38">xp</text:span><text:span text:style-name="T29">, </text:span><text:span text:style-name="T45">self.</text:span><text:span text:style-name="T38">combos</text:span></text:p>
      <text:p text:style-name="P3"><text:span text:style-name="T25">1538 <text:s/></text:span><text:span text:style-name="T29"><text:s text:c="8"/>)</text:span></text:p>
      <text:p text:style-name="P4">1539 <text:s/></text:p>
      <text:p text:style-name="P3"><text:span text:style-name="T25">1540 <text:s/></text:span><text:span text:style-name="T38">FIGURES</text:span><text:span text:style-name="T29"> </text:span><text:span text:style-name="T45">=</text:span><text:span text:style-name="T29"> {</text:span></text:p>
      <text:p text:style-name="P3"><text:span text:style-name="T25">1541 <text:s/></text:span><text:span text:style-name="T29"><text:s text:c="4"/></text:span><text:span text:style-name="T76">"do_nothing"</text:span><text:span text:style-name="T29">: </text:span><text:span text:style-name="T38">Figure</text:span><text:span text:style-name="T29">(</text:span><text:span text:style-name="T76">"do_nothing"</text:span><text:span text:style-name="T29">, </text:span><text:span text:style-name="T54">1</text:span><text:span text:style-name="T29">, </text:span><text:span text:style-name="T54">0</text:span><text:span text:style-name="T29">), <text:s text:c="6"/></text:span><text:span text:style-name="T61"># Ne rien faire pendant 1s</text:span></text:p>
      <text:p text:style-name="P4">1542 <text:s/></text:p>
      <text:p text:style-name="P3"><text:span text:style-name="T25">1543 <text:s/></text:span><text:span text:style-name="T29"><text:s text:c="4"/></text:span><text:span text:style-name="T76">"run"</text:span><text:span text:style-name="T29">: </text:span><text:span text:style-name="T38">Figure</text:span><text:span text:style-name="T29">(</text:span><text:span text:style-name="T76">"run"</text:span><text:span text:style-name="T29">, </text:span><text:span text:style-name="T54">1</text:span><text:span text:style-name="T29">, </text:span><text:span text:style-name="T54">0</text:span><text:span text:style-name="T29">), <text:s text:c="20"/></text:span><text:span text:style-name="T61"># Courir pendant 1s</text:span></text:p>
      <text:p text:style-name="P3"><text:span text:style-name="T25">1544 <text:s/></text:span><text:span text:style-name="T29"><text:s text:c="4"/></text:span><text:span text:style-name="T76">"jump"</text:span><text:span text:style-name="T29">: </text:span><text:span text:style-name="T38">Figure</text:span><text:span text:style-name="T29">(</text:span><text:span text:style-name="T76">"jump"</text:span><text:span text:style-name="T29">, </text:span><text:span text:style-name="T54">1</text:span><text:span text:style-name="T29">, </text:span><text:span text:style-name="T54">0</text:span><text:span text:style-name="T29">), <text:s text:c="18"/></text:span><text:span text:style-name="T61"># Sauter pendant 1s</text:span></text:p>
      <text:p text:style-name="P4">1545 <text:s/></text:p>
      <text:p text:style-name="P3"><text:span text:style-name="T25">1546 <text:s/></text:span><text:span text:style-name="T29"><text:s text:c="4"/></text:span><text:span text:style-name="T76">"180"</text:span><text:span text:style-name="T29">: </text:span><text:span text:style-name="T38">Figure</text:span><text:span text:style-name="T29">(</text:span><text:span text:style-name="T76">"180"</text:span><text:span text:style-name="T29">, </text:span><text:span text:style-name="T54">1</text:span><text:span text:style-name="T29">, </text:span><text:span text:style-name="T54">0.5</text:span><text:span text:style-name="T29">), <text:s text:c="18"/></text:span><text:span text:style-name="T61"># Faire un 180 pendant 1s</text:span></text:p>
      <text:p text:style-name="P3"><text:span text:style-name="T25">1547 <text:s/></text:span><text:span text:style-name="T29"><text:s text:c="4"/></text:span><text:span text:style-name="T76">"frontflip"</text:span><text:span text:style-name="T29">: </text:span><text:span text:style-name="T38">Figure</text:span><text:span text:style-name="T29">(</text:span><text:span text:style-name="T76">"frontflip"</text:span><text:span text:style-name="T29">, </text:span><text:span text:style-name="T54">3</text:span><text:span text:style-name="T29">, </text:span><text:span text:style-name="T54">0.5</text:span><text:span text:style-name="T29">), <text:s text:c="6"/></text:span><text:span text:style-name="T61"># Faire un frontflip pendant 3s</text:span></text:p>
      <text:p text:style-name="P3"><text:span text:style-name="T25">1548 <text:s/></text:span><text:span text:style-name="T29"><text:s text:c="4"/></text:span><text:span text:style-name="T76">"backflip"</text:span><text:span text:style-name="T29">: </text:span><text:span text:style-name="T38">Figure</text:span><text:span text:style-name="T29">(</text:span><text:span text:style-name="T76">"backflip"</text:span><text:span text:style-name="T29">, </text:span><text:span text:style-name="T54">2</text:span><text:span text:style-name="T29">, </text:span><text:span text:style-name="T54">0.5</text:span><text:span text:style-name="T29">), <text:s text:c="8"/></text:span><text:span text:style-name="T61"># Faire un backflip pendant 2s</text:span></text:p>
      <text:p text:style-name="P3"><text:span text:style-name="T25">1549 <text:s/></text:span><text:span text:style-name="T29"><text:s text:c="4"/></text:span><text:span text:style-name="T76">"gaet_flip"</text:span><text:span text:style-name="T29">: </text:span><text:span text:style-name="T38">Figure</text:span><text:span text:style-name="T29">(</text:span><text:span text:style-name="T76">"gaet_flip"</text:span><text:span text:style-name="T29">, </text:span><text:span text:style-name="T54">2</text:span><text:span text:style-name="T29">, </text:span><text:span text:style-name="T54">0.5</text:span><text:span text:style-name="T29">), <text:s text:c="6"/></text:span><text:span text:style-name="T61"># Faire un gaet flip (back </text:span></text:p>
      <text:p text:style-name="P3"><text:span text:style-name="T25">1550 <text:s/></text:span><text:span text:style-name="T29"><text:s text:c="52"/></text:span><text:span text:style-name="T61"># en appui sur un coin de mur) </text:span></text:p>
      <text:p text:style-name="P3"><text:span text:style-name="T25">1551 <text:s/></text:span><text:span text:style-name="T29"><text:s text:c="52"/></text:span><text:span text:style-name="T61"># pendant 2s</text:span></text:p>
      <text:p text:style-name="P5"><text:span text:style-name="T24">1552 <text:s/></text:span><text:s text:c="4"/></text:p>
      <text:p text:style-name="P3"><text:span text:style-name="T25">1553 <text:s/></text:span><text:span text:style-name="T29"><text:s text:c="4"/></text:span><text:span text:style-name="T76">"cork"</text:span><text:span text:style-name="T29">: </text:span><text:span text:style-name="T38">Figure</text:span><text:span text:style-name="T29">(</text:span><text:span text:style-name="T76">"cork"</text:span><text:span text:style-name="T29">, </text:span><text:span text:style-name="T54">3</text:span><text:span text:style-name="T29">, </text:span><text:span text:style-name="T54">1</text:span><text:span text:style-name="T29">), <text:s text:c="18"/></text:span><text:span text:style-name="T61"># Faire un cork pendant 3s</text:span></text:p>
      <text:p text:style-name="P3"><text:span text:style-name="T25">1554 <text:s/></text:span><text:span text:style-name="T29"><text:s text:c="4"/></text:span><text:span text:style-name="T76">"cast_backflip"</text:span><text:span text:style-name="T29">: </text:span><text:span text:style-name="T38">Figure</text:span><text:span text:style-name="T29">(</text:span><text:span text:style-name="T76">"cast_backflip"</text:span><text:span text:style-name="T29">, </text:span><text:span text:style-name="T54">1</text:span><text:span text:style-name="T29">, </text:span><text:span text:style-name="T54">1</text:span><text:span text:style-name="T29">), </text:span><text:span text:style-name="T61"># Faire un cast backflip (</text:span></text:p>
      <text:p text:style-name="P3"><text:span text:style-name="T25">1555 <text:s/></text:span><text:span text:style-name="T29"><text:s text:c="52"/></text:span><text:span text:style-name="T61"># backflip en appui sur un</text:span></text:p>
      <text:p text:style-name="P3"><text:span text:style-name="T25">1556 <text:s/></text:span><text:span text:style-name="T29"><text:s text:c="52"/></text:span><text:span text:style-name="T61"># mur) pendant 1s</text:span></text:p>
      <text:p text:style-name="P3"><text:span text:style-name="T25">1557 <text:s/></text:span><text:span text:style-name="T29"><text:s text:c="4"/></text:span><text:span text:style-name="T76">"gainer"</text:span><text:span text:style-name="T29">: </text:span><text:span text:style-name="T38">Figure</text:span><text:span text:style-name="T29">(</text:span><text:span text:style-name="T76">"gainer"</text:span><text:span text:style-name="T29">, </text:span><text:span text:style-name="T54">3</text:span><text:span text:style-name="T29">, </text:span><text:span text:style-name="T54">1</text:span><text:span text:style-name="T29">), <text:s text:c="14"/></text:span><text:span text:style-name="T61"># Faire un gainer pendant 3s</text:span></text:p>
      <text:p text:style-name="P3"><text:span text:style-name="T25">1558 <text:s/></text:span><text:span text:style-name="T29"><text:s text:c="4"/></text:span><text:span text:style-name="T76">"inward_flip"</text:span><text:span text:style-name="T29">: </text:span><text:span text:style-name="T38">Figure</text:span><text:span text:style-name="T29">(</text:span><text:span text:style-name="T76">"inward_flip"</text:span><text:span text:style-name="T29">, </text:span><text:span text:style-name="T54">2</text:span><text:span text:style-name="T29">, </text:span><text:span text:style-name="T54">1</text:span><text:span text:style-name="T29">), <text:s text:c="4"/></text:span><text:span text:style-name="T61"># Faire un inward flip (</text:span></text:p>
      <text:p text:style-name="P3"><text:span text:style-name="T25">1559 <text:s/></text:span><text:span text:style-name="T29"><text:s text:c="52"/></text:span><text:span text:style-name="T61"># front qui te fait reculer)</text:span></text:p>
      <text:p text:style-name="P3"><text:span text:style-name="T25">1560 <text:s/></text:span><text:span text:style-name="T29"><text:s text:c="52"/></text:span><text:span text:style-name="T61"># pendant 2s <text:s text:c="3"/></text:span></text:p>
      <text:p text:style-name="P3"><text:soft-page-break/><text:span text:style-name="T25">1561 <text:s/></text:span><text:span text:style-name="T29"><text:s text:c="4"/></text:span><text:span text:style-name="T76">"540"</text:span><text:span text:style-name="T29">: </text:span><text:span text:style-name="T38">Figure</text:span><text:span text:style-name="T29">(</text:span><text:span text:style-name="T76">"540"</text:span><text:span text:style-name="T29">, </text:span><text:span text:style-name="T54">1</text:span><text:span text:style-name="T29">, </text:span><text:span text:style-name="T54">1.5</text:span><text:span text:style-name="T29">), <text:s text:c="18"/></text:span><text:span text:style-name="T61"># Faire un 540 pendant 1s</text:span></text:p>
      <text:p text:style-name="P3"><text:span text:style-name="T25">1562 <text:s/></text:span><text:span text:style-name="T29"><text:s text:c="4"/></text:span><text:span text:style-name="T76">"double_cork"</text:span><text:span text:style-name="T29">: </text:span><text:span text:style-name="T38">Figure</text:span><text:span text:style-name="T29">(</text:span><text:span text:style-name="T76">"double_cork"</text:span><text:span text:style-name="T29">, </text:span><text:span text:style-name="T54">4</text:span><text:span text:style-name="T29">, </text:span><text:span text:style-name="T54">2</text:span><text:span text:style-name="T29">), <text:s text:c="4"/></text:span><text:span text:style-name="T61"># Faire un double cork</text:span></text:p>
      <text:p text:style-name="P3"><text:span text:style-name="T25">1563 <text:s/></text:span><text:span text:style-name="T29"><text:s text:c="4"/></text:span><text:span text:style-name="T76">"kong_gainer"</text:span><text:span text:style-name="T29">: </text:span><text:span text:style-name="T38">Figure</text:span><text:span text:style-name="T29">(</text:span><text:span text:style-name="T76">"kong_gainer"</text:span><text:span text:style-name="T29">, </text:span><text:span text:style-name="T54">2</text:span><text:span text:style-name="T29">, </text:span><text:span text:style-name="T54">2</text:span><text:span text:style-name="T29">), <text:s text:c="4"/></text:span><text:span text:style-name="T61"># Faire un kong gainer</text:span></text:p>
      <text:p text:style-name="P3"><text:span text:style-name="T25">1564 <text:s/></text:span><text:span text:style-name="T29"><text:s text:c="4"/></text:span><text:span text:style-name="T76">"cast_backflip_360"</text:span><text:span text:style-name="T29">: </text:span><text:span text:style-name="T38">Figure</text:span><text:span text:style-name="T29">(</text:span><text:span text:style-name="T76">"cast_backflip_360"</text:span><text:span text:style-name="T29">,</text:span></text:p>
      <text:p text:style-name="P3"><text:span text:style-name="T25">1565 <text:s/></text:span><text:span text:style-name="T29"><text:s text:c="22"/></text:span><text:span text:style-name="T54">2</text:span><text:span text:style-name="T29">, </text:span><text:span text:style-name="T54">2.5</text:span><text:span text:style-name="T29">), <text:s text:c="10"/></text:span><text:span text:style-name="T61"># Faire un cast backflip 360</text:span></text:p>
      <text:p text:style-name="P3"><text:span text:style-name="T25">1566 <text:s/></text:span><text:span text:style-name="T29"><text:s text:c="4"/></text:span><text:span text:style-name="T76">"double_swing_gainer"</text:span><text:span text:style-name="T29">: </text:span><text:span text:style-name="T38">Figure</text:span><text:span text:style-name="T29">(</text:span><text:span text:style-name="T76">"double_swing_gainer"</text:span><text:span text:style-name="T29">, </text:span><text:span text:style-name="T54">2</text:span><text:span text:style-name="T29">, </text:span><text:span text:style-name="T54">3</text:span><text:span text:style-name="T29">), </text:span><text:span text:style-name="T61"># Back sur une barre</text:span></text:p>
      <text:p text:style-name="P5"><text:span text:style-name="T24">1567 <text:s/></text:span><text:s text:c="4"/></text:p>
      <text:p text:style-name="P3"><text:span text:style-name="T25">1568 <text:s/></text:span><text:span text:style-name="T29"><text:s text:c="4"/></text:span><text:span text:style-name="T76">"double_frontflip"</text:span><text:span text:style-name="T29">: </text:span><text:span text:style-name="T38">Figure</text:span><text:span text:style-name="T29">(</text:span><text:span text:style-name="T76">"double_frontflip"</text:span><text:span text:style-name="T29">, </text:span></text:p>
      <text:p text:style-name="P3"><text:span text:style-name="T25">1569 <text:s/></text:span><text:span text:style-name="T29"><text:s text:c="20"/></text:span><text:span text:style-name="T54">2</text:span><text:span text:style-name="T29">, </text:span><text:span text:style-name="T54">4</text:span><text:span text:style-name="T29">), <text:s text:c="14"/></text:span><text:span text:style-name="T61"># Faire un double front</text:span></text:p>
      <text:p text:style-name="P3"><text:span text:style-name="T25">1570 <text:s/></text:span><text:span text:style-name="T29"><text:s text:c="4"/></text:span><text:span text:style-name="T76">"double_backflip"</text:span><text:span text:style-name="T29">: </text:span><text:span text:style-name="T38">Figure</text:span><text:span text:style-name="T29">(</text:span><text:span text:style-name="T76">"double_backflip"</text:span><text:span text:style-name="T29">,</text:span></text:p>
      <text:p text:style-name="P3"><text:span text:style-name="T25">1571 <text:s/></text:span><text:span text:style-name="T29"><text:s text:c="20"/></text:span><text:span text:style-name="T54">2</text:span><text:span text:style-name="T29">, </text:span><text:span text:style-name="T54">4</text:span><text:span text:style-name="T29">), <text:s text:c="14"/></text:span><text:span text:style-name="T61"># Faire un double back</text:span></text:p>
      <text:p text:style-name="P4">1572 <text:s/></text:p>
      <text:p text:style-name="P3"><text:span text:style-name="T25">1573 <text:s/></text:span><text:span text:style-name="T29"><text:s text:c="4"/></text:span><text:span text:style-name="T76">"double_flip_360"</text:span><text:span text:style-name="T29">: </text:span><text:span text:style-name="T38">Figure</text:span><text:span text:style-name="T29">(</text:span><text:span text:style-name="T76">"double_flip_360"</text:span><text:span text:style-name="T29">, </text:span><text:span text:style-name="T54">3</text:span><text:span text:style-name="T29">, </text:span><text:span text:style-name="T54">4.5</text:span><text:span text:style-name="T29">), </text:span><text:span text:style-name="T61"># Faire un double flip 360</text:span></text:p>
      <text:p text:style-name="P5"><text:span text:style-name="T24">1574 <text:s/></text:span>}</text:p>
      <text:p text:style-name="P4">1575 <text:s/></text:p>
      <text:p text:style-name="P3"><text:span text:style-name="T25">1576 <text:s/></text:span><text:span text:style-name="T45">if</text:span><text:span text:style-name="T29"> </text:span><text:span text:style-name="T38">__name__</text:span><text:span text:style-name="T29"> </text:span><text:span text:style-name="T45">==</text:span><text:span text:style-name="T29"> </text:span><text:span text:style-name="T76">"__main__"</text:span><text:span text:style-name="T29">:</text:span></text:p>
      <text:p text:style-name="P3"><text:span text:style-name="T25">1577 <text:s/></text:span><text:span text:style-name="T29"><text:s text:c="4"/></text:span><text:span text:style-name="T38">athlete</text:span><text:span text:style-name="T29"> </text:span><text:span text:style-name="T45">=</text:span><text:span text:style-name="T29"> </text:span><text:span text:style-name="T38">Athlete</text:span><text:span text:style-name="T29">(</text:span><text:span text:style-name="T54">5</text:span><text:span text:style-name="T29">, </text:span><text:span text:style-name="T38">FIGURES</text:span><text:span text:style-name="T29">[</text:span><text:span text:style-name="T76">"frontflip"</text:span><text:span text:style-name="T29">])</text:span></text:p>
      <text:p text:style-name="P3"><text:span text:style-name="T25">1578 <text:s/></text:span><text:span text:style-name="T29"><text:s text:c="4"/></text:span><text:span text:style-name="T45">print</text:span><text:span text:style-name="T29">(</text:span><text:span text:style-name="T38">athlete</text:span><text:span text:style-name="T29">)</text:span></text:p>
      <text:p text:style-name="P3"><text:span text:style-name="T25">1579 <text:s/></text:span><text:span text:style-name="T29"><text:s text:c="7"/></text:span><text:span text:style-name="T38">________________________________________________________</text:span></text:p>
      <text:p text:style-name="P2"><text:span text:style-name="T24">1580 <text:s/></text:span>'''</text:p>
      <text:p text:style-name="P2"><text:span text:style-name="T24">1581 <text:s/></text:span><text:s/>Name : Elowan</text:p>
      <text:p text:style-name="P2"><text:span text:style-name="T24">1582 <text:s/></text:span><text:s/>Creation : 02-06-2023 11:01:13</text:p>
      <text:p text:style-name="P2"><text:span text:style-name="T24">1583 <text:s/></text:span><text:s/>Last modified : 21-05-2024 21:31:26</text:p>
      <text:p text:style-name="P2"><text:span text:style-name="T24">1584 <text:s/></text:span><text:s/>File : Terrain.py</text:p>
      <text:p text:style-name="P2"><text:span text:style-name="T24">1585 <text:s/></text:span>'''</text:p>
      <text:p text:style-name="P3"><text:span text:style-name="T25">1586 <text:s/></text:span><text:span text:style-name="T45">from</text:span><text:span text:style-name="T29"> </text:span><text:span text:style-name="T38">Models</text:span><text:span text:style-name="T29"> </text:span><text:span text:style-name="T45">import</text:span><text:span text:style-name="T29"> </text:span><text:span text:style-name="T38">FIGURES</text:span></text:p>
      <text:p text:style-name="P3"><text:span text:style-name="T25">1587 <text:s/></text:span><text:span text:style-name="T45">from</text:span><text:span text:style-name="T29"> </text:span><text:span text:style-name="T38">consts</text:span><text:span text:style-name="T29"> </text:span><text:span text:style-name="T45">import</text:span><text:span text:style-name="T29"> </text:span><text:span text:style-name="T38">SIZE_X</text:span><text:span text:style-name="T29">, </text:span><text:span text:style-name="T38">SIZE_Y</text:span></text:p>
      <text:p text:style-name="P4">1588 <text:s/></text:p>
      <text:p text:style-name="P3"><text:span text:style-name="T25">1589 <text:s/></text:span><text:span text:style-name="T45">class</text:span><text:span text:style-name="T29"> </text:span><text:span text:style-name="T38">Case</text:span><text:span text:style-name="T29">:</text:span></text:p>
      <text:p text:style-name="P3"><text:span text:style-name="T25">1590 <text:s/></text:span><text:span text:style-name="T29"><text:s text:c="4"/></text:span><text:span text:style-name="T38">instanceCount</text:span><text:span text:style-name="T29"> </text:span><text:span text:style-name="T45">=</text:span><text:span text:style-name="T29"> </text:span><text:span text:style-name="T54">0</text:span></text:p>
      <text:p text:style-name="P4">1591 <text:s/></text:p>
      <text:p text:style-name="P3"><text:span text:style-name="T25">1592 <text:s/></text:span><text:span text:style-name="T29"><text:s text:c="4"/></text:span><text:span text:style-name="T45">def</text:span><text:span text:style-name="T29"> </text:span><text:span text:style-name="T68">__init__</text:span><text:span text:style-name="T29">(</text:span><text:span text:style-name="T45">self</text:span><text:span text:style-name="T29">, </text:span><text:span text:style-name="T38">name</text:span><text:span text:style-name="T29">, </text:span><text:span text:style-name="T38">figuresPossible</text:span><text:span text:style-name="T29">):</text:span></text:p>
      <text:p text:style-name="P3"><text:span text:style-name="T25">1593 <text:s/></text:span><text:span text:style-name="T29"><text:s text:c="8"/></text:span><text:span text:style-name="T45">self.</text:span><text:span text:style-name="T38">id</text:span><text:span text:style-name="T29"> </text:span><text:span text:style-name="T45">=</text:span><text:span text:style-name="T29"> </text:span><text:span text:style-name="T45">self.</text:span><text:span text:style-name="T38">instanceCount</text:span></text:p>
      <text:p text:style-name="P3"><text:span text:style-name="T25">1594 <text:s/></text:span><text:span text:style-name="T29"><text:s text:c="8"/></text:span><text:span text:style-name="T45">self.</text:span><text:span text:style-name="T38">name</text:span><text:span text:style-name="T29"> </text:span><text:span text:style-name="T45">=</text:span><text:span text:style-name="T29"> </text:span><text:span text:style-name="T38">name</text:span></text:p>
      <text:p text:style-name="P3"><text:span text:style-name="T25">1595 <text:s/></text:span><text:span text:style-name="T29"><text:s text:c="8"/></text:span><text:span text:style-name="T45">self.</text:span><text:span text:style-name="T38">figuresPossible</text:span><text:span text:style-name="T29"> </text:span><text:span text:style-name="T45">=</text:span><text:span text:style-name="T29"> </text:span><text:span text:style-name="T38">figuresPossible</text:span></text:p>
      <text:p text:style-name="P3"><text:span text:style-name="T25">1596 <text:s/></text:span><text:span text:style-name="T29"><text:s text:c="8"/></text:span><text:span text:style-name="T38">Case</text:span><text:span text:style-name="T45">.</text:span><text:span text:style-name="T38">instanceCount</text:span><text:span text:style-name="T29"> </text:span><text:span text:style-name="T45">+=</text:span><text:span text:style-name="T29"> </text:span><text:span text:style-name="T54">1</text:span></text:p>
      <text:p text:style-name="P4">1597 <text:s/></text:p>
      <text:p text:style-name="P3"><text:span text:style-name="T25">1598 <text:s/></text:span><text:span text:style-name="T29"><text:s text:c="4"/></text:span><text:span text:style-name="T45">def</text:span><text:span text:style-name="T29"> </text:span><text:span text:style-name="T68">getCaseById</text:span><text:span text:style-name="T29">(</text:span><text:span text:style-name="T45">id</text:span><text:span text:style-name="T29">):</text:span></text:p>
      <text:p text:style-name="P3"><text:span text:style-name="T25">1599 <text:s/></text:span><text:span text:style-name="T29"><text:s text:c="8"/></text:span><text:span text:style-name="T76">"""Retourne la case en fonction de son id, None sinon"""</text:span></text:p>
      <text:p text:style-name="P3"><text:span text:style-name="T25">1600 <text:s/></text:span><text:span text:style-name="T29"><text:s text:c="8"/></text:span><text:span text:style-name="T45">for</text:span><text:span text:style-name="T29"> </text:span><text:span text:style-name="T38">case</text:span><text:span text:style-name="T29"> </text:span><text:span text:style-name="T45">in</text:span><text:span text:style-name="T29"> </text:span><text:span text:style-name="T38">CASES</text:span><text:span text:style-name="T45">.</text:span><text:span text:style-name="T38">values</text:span><text:span text:style-name="T29">():</text:span></text:p>
      <text:p text:style-name="P3"><text:span text:style-name="T25">1601 <text:s/></text:span><text:span text:style-name="T29"><text:s text:c="12"/></text:span><text:span text:style-name="T45">if</text:span><text:span text:style-name="T29"> </text:span><text:span text:style-name="T38">case</text:span><text:span text:style-name="T45">.</text:span><text:span text:style-name="T38">id</text:span><text:span text:style-name="T29"> </text:span><text:span text:style-name="T45">==</text:span><text:span text:style-name="T29"> </text:span><text:span text:style-name="T45">id</text:span><text:span text:style-name="T29">:</text:span></text:p>
      <text:p text:style-name="P3"><text:span text:style-name="T25">1602 <text:s/></text:span><text:span text:style-name="T29"><text:s text:c="16"/></text:span><text:span text:style-name="T45">return</text:span><text:span text:style-name="T29"> </text:span><text:span text:style-name="T38">case</text:span></text:p>
      <text:p text:style-name="P4">1603 <text:s/></text:p>
      <text:p text:style-name="P3"><text:span text:style-name="T25">1604 <text:s/></text:span><text:span text:style-name="T29"><text:s text:c="8"/></text:span><text:span text:style-name="T45">return</text:span><text:span text:style-name="T29"> </text:span><text:span text:style-name="T83">None</text:span></text:p>
      <text:p text:style-name="P4">1605 <text:s/></text:p>
      <text:p text:style-name="P3"><text:span text:style-name="T25">1606 <text:s/></text:span><text:span text:style-name="T29"><text:s text:c="4"/></text:span><text:span text:style-name="T45">def</text:span><text:span text:style-name="T29"> </text:span><text:span text:style-name="T68">__repr__</text:span><text:span text:style-name="T29">(</text:span><text:span text:style-name="T45">self</text:span><text:span text:style-name="T29">) </text:span><text:span text:style-name="T45">-&gt;</text:span><text:span text:style-name="T29"> </text:span><text:span text:style-name="T45">str</text:span><text:span text:style-name="T29">:</text:span></text:p>
      <text:p text:style-name="P3"><text:span text:style-name="T25">1607 <text:s/></text:span><text:span text:style-name="T29"><text:s text:c="8"/></text:span><text:span text:style-name="T45">return</text:span><text:span text:style-name="T29"> </text:span><text:span text:style-name="T45">str</text:span><text:span text:style-name="T29">(</text:span><text:span text:style-name="T45">self.</text:span><text:span text:style-name="T38">id</text:span><text:span text:style-name="T29">)</text:span></text:p>
      <text:p text:style-name="P5"><text:span text:style-name="T24">1608 <text:s/></text:span><text:s text:c="4"/></text:p>
      <text:p text:style-name="P3"><text:span text:style-name="T25">1609 <text:s/></text:span><text:span text:style-name="T29"><text:s text:c="4"/></text:span><text:span text:style-name="T45">def</text:span><text:span text:style-name="T29"> </text:span><text:span text:style-name="T68">__str__</text:span><text:span text:style-name="T29">(</text:span><text:span text:style-name="T45">self</text:span><text:span text:style-name="T29">) </text:span><text:span text:style-name="T45">-&gt;</text:span><text:span text:style-name="T29"> </text:span><text:span text:style-name="T45">str</text:span><text:span text:style-name="T29">:</text:span></text:p>
      <text:p text:style-name="P3"><text:span text:style-name="T25">1610 <text:s/></text:span><text:span text:style-name="T29"><text:s text:c="8"/></text:span><text:span text:style-name="T45">return</text:span><text:span text:style-name="T29"> </text:span><text:span text:style-name="T45">self.</text:span><text:span text:style-name="T68">__repr__</text:span><text:span text:style-name="T29">()</text:span></text:p>
      <text:p text:style-name="P4">1611 <text:s/></text:p>
      <text:p text:style-name="P3"><text:span text:style-name="T25">1612 <text:s/></text:span><text:span text:style-name="T45">class</text:span><text:span text:style-name="T29"> </text:span><text:span text:style-name="T38">Field</text:span><text:span text:style-name="T29">:</text:span></text:p>
      <text:p text:style-name="P3"><text:span text:style-name="T25">1613 <text:s/></text:span><text:span text:style-name="T29"><text:s text:c="4"/></text:span><text:span text:style-name="T45">def</text:span><text:span text:style-name="T29"> </text:span><text:span text:style-name="T68">__init__</text:span><text:span text:style-name="T29">(</text:span><text:span text:style-name="T45">self</text:span><text:span text:style-name="T29">, </text:span><text:span text:style-name="T38">grille</text:span><text:span text:style-name="T29"> </text:span><text:span text:style-name="T45">=</text:span><text:span text:style-name="T29"> [[</text:span><text:span text:style-name="T83">None</text:span><text:span text:style-name="T29"> 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SIZE_X</text:span><text:span text:style-name="T29">)] </text:span></text:p>
      <text:p text:style-name="P3"><text:span text:style-name="T25">1614 <text:s/></text:span><text:span text:style-name="T29"><text:s text:c="33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SIZE_Y</text:span><text:span text:style-name="T29">)]):</text:span></text:p>
      <text:p text:style-name="P3"><text:span text:style-name="T25">1615 <text:s/></text:span><text:span text:style-name="T29"><text:s text:c="8"/></text:span><text:span text:style-name="T45">self.</text:span><text:span text:style-name="T38">grille</text:span><text:span text:style-name="T29"> </text:span><text:span text:style-name="T45">=</text:span><text:span text:style-name="T29"> </text:span><text:span text:style-name="T38">grille</text:span></text:p>
      <text:p text:style-name="P4">1616 <text:s/></text:p>
      <text:p text:style-name="P3"><text:span text:style-name="T25">1617 <text:s/></text:span><text:span text:style-name="T29"><text:s text:c="4"/></text:span><text:span text:style-name="T45">def</text:span><text:span text:style-name="T29"> </text:span><text:span text:style-name="T68">createField</text:span><text:span text:style-name="T29">(</text:span><text:span text:style-name="T45">self</text:span><text:span text:style-name="T29">):</text:span></text:p>
      <text:p text:style-name="P3"><text:span text:style-name="T25">1618 <text:s/></text:span><text:span text:style-name="T29"><text:s text:c="8"/></text:span><text:span text:style-name="T76">"""Crée un terrain aléatoire"""</text:span></text:p>
      <text:p text:style-name="P3"><text:span text:style-name="T25">1619 <text:s/></text:span><text:span text:style-name="T29"><text:s text:c="8"/></text:span><text:span text:style-name="T61"># for i in range(SIZE_Y):</text:span></text:p>
      <text:p text:style-name="P3"><text:span text:style-name="T25">1620 <text:s/></text:span><text:span text:style-name="T29"><text:s text:c="8"/></text:span><text:span text:style-name="T61"># <text:s text:c="4"/>for j in range(SIZE_X):</text:span></text:p>
      <text:p text:style-name="P3"><text:span text:style-name="T25">1621 <text:s/></text:span><text:span text:style-name="T29"><text:s text:c="8"/></text:span><text:span text:style-name="T61"># <text:s text:c="8"/>self.grille[i][j] = choice(list(CASES.values()))</text:span></text:p>
      <text:p text:style-name="P4">1622 <text:s/></text:p>
      <text:p text:style-name="P3"><text:span text:style-name="T25">1623 <text:s/></text:span><text:span text:style-name="T29"><text:s text:c="8"/></text:span><text:span text:style-name="T61"># Terrain fixe :</text:span></text:p>
      <text:p text:style-name="P3"><text:span text:style-name="T25">1624 <text:s/></text:span><text:span text:style-name="T29"><text:s text:c="8"/></text:span><text:span text:style-name="T61"># field = [[2, 2, 2, 1, 0, 1, 1, 0, 1, 0], [1, 0, 2, 0, 1, 0, 1, 0, 1, 1], [2, 1, 2, 1, 2, 1, 0, 1, 1, 2], [1, 2, 0, 0, 2, 0, 0, 0, 1, 2], [2, 2, 2, 2, 2, 1, 1, 0, 0, 1], [0, 0, 1, 1, 0, 1, 1, 1, 1, 0], [1, 2, 2, 1, 1, 0, 0, 1, 2, 0], [0, 2, 1, 0, 2, 0, 1, 1, 0, 0], [1, 2, 2, 0, 0, 2, 1, 2, 0, 1], [2, 0, 0, 0, 0, 1, 0, 1, 1, 0], [2, 0, 2, 0, 2, 0, 0, 2, 1, 2], [0, 2, 2, 0, 1, 0, 0, 0, 1, 2], [2, 1, 1, 0, 1, 0, 2, 2, 2, 0], [0, 0, 0, 2, 1, 1, 1, 2, 1, 2], [0, 1, 2, 1, 0, 0, 1, 1, 2, 1]]</text:span></text:p>
      <text:p text:style-name="P4">1625 <text:s/></text:p>
      <text:p text:style-name="P3"><text:span text:style-name="T25">1626 <text:s/></text:span><text:span text:style-name="T29"><text:s text:c="8"/></text:span><text:span text:style-name="T38">field</text:span><text:span text:style-name="T29"> </text:span><text:span text:style-name="T45">=</text:span><text:span text:style-name="T29"> </text:span><text:span text:style-name="T38">sofiaField</text:span></text:p>
      <text:p text:style-name="P4">1627 <text:s/></text:p>
      <text:p text:style-name="P3"><text:span text:style-name="T25">1628 <text:s/></text:span><text:span text:style-name="T29"><text:s text:c="8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SIZE_Y</text:span><text:span text:style-name="T29">):</text:span></text:p>
      <text:p text:style-name="P3"><text:span text:style-name="T25">1629 <text:s/></text:span><text:span text:style-name="T29"><text:s text:c="12"/>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SIZE_X</text:span><text:span text:style-name="T29">):</text:span></text:p>
      <text:p text:style-name="P3"><text:span text:style-name="T25">1630 <text:s/></text:span><text:span text:style-name="T29"><text:s text:c="16"/></text:span><text:span text:style-name="T45">self.</text:span><text:span text:style-name="T38">grille</text:span><text:span text:style-name="T29">[</text:span><text:span text:style-name="T38">i</text:span><text:span text:style-name="T29">][</text:span><text:span text:style-name="T38">j</text:span><text:span text:style-name="T29">] </text:span><text:span text:style-name="T45">=</text:span><text:span text:style-name="T29"> </text:span><text:span text:style-name="T38">Case</text:span><text:span text:style-name="T45">.</text:span><text:span text:style-name="T38">getCaseById</text:span><text:span text:style-name="T29">(</text:span><text:span text:style-name="T38">field</text:span><text:span text:style-name="T29">[</text:span><text:span text:style-name="T38">i</text:span><text:span text:style-name="T29">][</text:span><text:span text:style-name="T38">j</text:span><text:span text:style-name="T29">])</text:span></text:p>
      <text:p text:style-name="P4">1631 <text:s/></text:p>
      <text:p text:style-name="P4">1632 <text:s/></text:p>
      <text:p text:style-name="P3"><text:span text:style-name="T25">1633 <text:s/></text:span><text:span text:style-name="T29"><text:s text:c="4"/></text:span><text:span text:style-name="T45">def</text:span><text:span text:style-name="T29"> </text:span><text:span text:style-name="T68">getCase</text:span><text:span text:style-name="T29">(</text:span><text:span text:style-name="T45">self</text:span><text:span text:style-name="T29">, </text:span><text:span text:style-name="T38">positions</text:span><text:span text:style-name="T29">) </text:span><text:span text:style-name="T45">-&gt;</text:span><text:span text:style-name="T29"> </text:span><text:span text:style-name="T38">Case</text:span><text:span text:style-name="T29">:</text:span></text:p>
      <text:p text:style-name="P3"><text:span text:style-name="T25">1634 <text:s/></text:span><text:span text:style-name="T29"><text:s text:c="8"/></text:span><text:span text:style-name="T76">"""Retourne la case en coordonée x y"""</text:span></text:p>
      <text:p text:style-name="P3"><text:span text:style-name="T25">1635 <text:s/></text:span><text:span text:style-name="T29"><text:s text:c="8"/></text:span><text:span text:style-name="T38">x</text:span><text:span text:style-name="T29"> </text:span><text:span text:style-name="T45">=</text:span><text:span text:style-name="T29"> </text:span><text:span text:style-name="T38">positions</text:span><text:span text:style-name="T29">[</text:span><text:span text:style-name="T54">0</text:span><text:span text:style-name="T29">]</text:span></text:p>
      <text:p text:style-name="P3"><text:span text:style-name="T25">1636 <text:s/></text:span><text:span text:style-name="T29"><text:s text:c="8"/></text:span><text:span text:style-name="T38">y</text:span><text:span text:style-name="T29"> </text:span><text:span text:style-name="T45">=</text:span><text:span text:style-name="T29"> </text:span><text:span text:style-name="T38">positions</text:span><text:span text:style-name="T29">[</text:span><text:span text:style-name="T54">1</text:span><text:span text:style-name="T29">]</text:span></text:p>
      <text:p text:style-name="P3"><text:span text:style-name="T25">1637 <text:s/></text:span><text:span text:style-name="T29"><text:s text:c="8"/></text:span><text:span text:style-name="T45">return</text:span><text:span text:style-name="T29"> </text:span><text:span text:style-name="T45">self.</text:span><text:span text:style-name="T38">grille</text:span><text:span text:style-name="T29">[</text:span><text:span text:style-name="T38">y</text:span><text:span text:style-name="T29">][</text:span><text:span text:style-name="T38">x</text:span><text:span text:style-name="T29">]</text:span></text:p>
      <text:p text:style-name="P4">1638 <text:s/></text:p>
      <text:p text:style-name="P3"><text:span text:style-name="T25">1639 <text:s/></text:span><text:span text:style-name="T29"><text:s text:c="4"/></text:span><text:span text:style-name="T45">def</text:span><text:span text:style-name="T29"> </text:span><text:span text:style-name="T68">__len__</text:span><text:span text:style-name="T29">(</text:span><text:span text:style-name="T45">self</text:span><text:span text:style-name="T29">) </text:span><text:span text:style-name="T45">-&gt;</text:span><text:span text:style-name="T29"> </text:span><text:span text:style-name="T45">int</text:span><text:span text:style-name="T29">:</text:span></text:p>
      <text:p text:style-name="P3"><text:span text:style-name="T25">1640 <text:s/></text:span><text:span text:style-name="T29"><text:s text:c="8"/></text:span><text:span text:style-name="T45">return</text:span><text:span text:style-name="T29"> </text:span><text:span text:style-name="T45">len</text:span><text:span text:style-name="T29">(</text:span><text:span text:style-name="T45">self.</text:span><text:span text:style-name="T38">grille</text:span><text:span text:style-name="T29">)</text:span></text:p>
      <text:p text:style-name="P4">1641 <text:s/></text:p>
      <text:p text:style-name="P3"><text:span text:style-name="T25">1642 <text:s/></text:span><text:span text:style-name="T29"><text:s text:c="4"/></text:span><text:span text:style-name="T45">def</text:span><text:span text:style-name="T29"> </text:span><text:span text:style-name="T68">__repr__</text:span><text:span text:style-name="T29">(</text:span><text:span text:style-name="T45">self</text:span><text:span text:style-name="T29">) </text:span><text:span text:style-name="T45">-&gt;</text:span><text:span text:style-name="T29"> </text:span><text:span text:style-name="T45">str</text:span><text:span text:style-name="T29">:</text:span></text:p>
      <text:p text:style-name="P3"><text:span text:style-name="T25">1643 <text:s/></text:span><text:span text:style-name="T29"><text:s text:c="8"/></text:span><text:span text:style-name="T61"># Représente le terrain comme une grille</text:span></text:p>
      <text:p text:style-name="P3"><text:span text:style-name="T25">1644 <text:s/></text:span><text:span text:style-name="T29"><text:s text:c="8"/></text:span><text:span text:style-name="T38">result</text:span><text:span text:style-name="T29"> </text:span><text:span text:style-name="T45">=</text:span><text:span text:style-name="T29"> </text:span><text:span text:style-name="T76">""</text:span></text:p>
      <text:p text:style-name="P3"><text:span text:style-name="T25">1645 <text:s/></text:span><text:span text:style-name="T29"><text:s text:c="8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45">self.</text:span><text:span text:style-name="T38">grille</text:span><text:span text:style-name="T29">)):</text:span></text:p>
      <text:p text:style-name="P3"><text:span text:style-name="T25">1646 <text:s/></text:span><text:span text:style-name="T29"><text:s text:c="12"/></text:span><text:span text:style-name="T38">result</text:span><text:span text:style-name="T29"> </text:span><text:span text:style-name="T45">+=</text:span><text:span text:style-name="T29"> </text:span><text:span text:style-name="T76">"| "</text:span></text:p>
      <text:p text:style-name="P3"><text:span text:style-name="T25">1647 <text:s/></text:span><text:span text:style-name="T29"><text:s text:c="12"/></text:span><text:span text:style-name="T45">for</text:span><text:span text:style-name="T29"> </text:span><text:span text:style-name="T38">case</text:span><text:span text:style-name="T29"> </text:span><text:span text:style-name="T45">in</text:span><text:span text:style-name="T29"> </text:span><text:span text:style-name="T45">self.</text:span><text:span text:style-name="T38">grille</text:span><text:span text:style-name="T29">[</text:span><text:span text:style-name="T38">i</text:span><text:span text:style-name="T29">]:</text:span></text:p>
      <text:p text:style-name="P3"><text:span text:style-name="T25">1648 <text:s/></text:span><text:span text:style-name="T29"><text:s text:c="16"/></text:span><text:span text:style-name="T38">result</text:span><text:span text:style-name="T29"> </text:span><text:span text:style-name="T45">+=</text:span><text:span text:style-name="T29"> </text:span><text:span text:style-name="T45">str</text:span><text:span text:style-name="T29">(</text:span><text:span text:style-name="T38">case</text:span><text:span text:style-name="T29">) </text:span><text:span text:style-name="T45">+</text:span><text:span text:style-name="T29"> </text:span><text:span text:style-name="T76">" | "</text:span></text:p>
      <text:p text:style-name="P4">1649 <text:s/></text:p>
      <text:p text:style-name="P3"><text:span text:style-name="T25">1650 <text:s/></text:span><text:span text:style-name="T29"><text:s text:c="12"/></text:span><text:span text:style-name="T61"># Empeche le dernier saut a la ligne</text:span></text:p>
      <text:p text:style-name="P3"><text:span text:style-name="T25">1651 <text:s/></text:span><text:span text:style-name="T29"><text:s text:c="12"/></text:span><text:span text:style-name="T38">result</text:span><text:span text:style-name="T29"> </text:span><text:span text:style-name="T45">+=</text:span><text:span text:style-name="T29"> </text:span><text:span text:style-name="T76">"\n"</text:span></text:p>
      <text:p text:style-name="P4">1652 <text:s/></text:p>
      <text:p text:style-name="P3"><text:span text:style-name="T25">1653 <text:s/></text:span><text:span text:style-name="T29"><text:s text:c="8"/></text:span><text:span text:style-name="T45">return</text:span><text:span text:style-name="T29"> </text:span><text:span text:style-name="T38">result</text:span></text:p>
      <text:p text:style-name="P5"><text:span text:style-name="T24">1654 <text:s/></text:span><text:s text:c="4"/></text:p>
      <text:p text:style-name="P3"><text:span text:style-name="T25">1655 <text:s/></text:span><text:span text:style-name="T29"><text:s text:c="4"/></text:span><text:span text:style-name="T45">def</text:span><text:span text:style-name="T29"> </text:span><text:span text:style-name="T68">__str__</text:span><text:span text:style-name="T29">(</text:span><text:span text:style-name="T45">self</text:span><text:span text:style-name="T29">) </text:span><text:span text:style-name="T45">-&gt;</text:span><text:span text:style-name="T29"> </text:span><text:span text:style-name="T45">str</text:span><text:span text:style-name="T29">:</text:span></text:p>
      <text:p text:style-name="P3"><text:span text:style-name="T25">1656 <text:s/></text:span><text:span text:style-name="T29"><text:s text:c="8"/></text:span><text:span text:style-name="T45">return</text:span><text:span text:style-name="T29"> </text:span><text:span text:style-name="T45">self.</text:span><text:span text:style-name="T68">__repr__</text:span><text:span text:style-name="T29">()</text:span></text:p>
      <text:p text:style-name="P4">1657 <text:s/></text:p>
      <text:p text:style-name="P3"><text:span text:style-name="T25">1658 <text:s/></text:span><text:span text:style-name="T38">CASES</text:span><text:span text:style-name="T29"> </text:span><text:span text:style-name="T45">=</text:span><text:span text:style-name="T29"> {</text:span></text:p>
      <text:p text:style-name="P3"><text:span text:style-name="T25">1659 <text:s/></text:span><text:span text:style-name="T29"><text:s text:c="4"/></text:span><text:span text:style-name="T76">"empty"</text:span><text:span text:style-name="T29">: </text:span><text:span text:style-name="T38">Case</text:span><text:span text:style-name="T29">(</text:span><text:span text:style-name="T76">"empty"</text:span><text:span text:style-name="T29">, [ <text:s text:c="23"/></text:span><text:span text:style-name="T61"># Sol plat vide</text:span></text:p>
      <text:p text:style-name="P3"><text:span text:style-name="T25">1660 <text:s/></text:span><text:span text:style-name="T29"><text:s text:c="8"/></text:span><text:span text:style-name="T38">FIGURES</text:span><text:span text:style-name="T29">[</text:span><text:span text:style-name="T76">"do_nothing"</text:span><text:span text:style-name="T29">], </text:span></text:p>
      <text:p text:style-name="P3"><text:span text:style-name="T25">1661 <text:s/></text:span><text:span text:style-name="T29"><text:s text:c="8"/></text:span><text:span text:style-name="T38">FIGURES</text:span><text:span text:style-name="T29">[</text:span><text:span text:style-name="T76">"run"</text:span><text:span text:style-name="T29">],</text:span></text:p>
      <text:p text:style-name="P3"><text:span text:style-name="T25">1662 <text:s/></text:span><text:span text:style-name="T29"><text:s text:c="8"/></text:span><text:span text:style-name="T38">FIGURES</text:span><text:span text:style-name="T29">[</text:span><text:span text:style-name="T76">"jump"</text:span><text:span text:style-name="T29">],</text:span></text:p>
      <text:p text:style-name="P3"><text:span text:style-name="T25">1663 <text:s/></text:span><text:span text:style-name="T29"><text:s text:c="8"/></text:span><text:span text:style-name="T38">FIGURES</text:span><text:span text:style-name="T29">[</text:span><text:span text:style-name="T76">"180"</text:span><text:span text:style-name="T29">],</text:span></text:p>
      <text:p text:style-name="P3"><text:span text:style-name="T25">1664 <text:s/></text:span><text:span text:style-name="T29"><text:s text:c="8"/></text:span><text:span text:style-name="T38">FIGURES</text:span><text:span text:style-name="T29">[</text:span><text:span text:style-name="T76">"backflip"</text:span><text:span text:style-name="T29">], </text:span></text:p>
      <text:p text:style-name="P3"><text:span text:style-name="T25">1665 <text:s/></text:span><text:span text:style-name="T29"><text:s text:c="8"/></text:span><text:span text:style-name="T38">FIGURES</text:span><text:span text:style-name="T29">[</text:span><text:span text:style-name="T76">"frontflip"</text:span><text:span text:style-name="T29">], </text:span></text:p>
      <text:p text:style-name="P3"><text:span text:style-name="T25">1666 <text:s/></text:span><text:span text:style-name="T29"><text:s text:c="8"/></text:span><text:span text:style-name="T38">FIGURES</text:span><text:span text:style-name="T29">[</text:span><text:span text:style-name="T76">"gaet_flip"</text:span><text:span text:style-name="T29">],</text:span></text:p>
      <text:p text:style-name="P3"><text:span text:style-name="T25">1667 <text:s/></text:span><text:span text:style-name="T29"><text:s text:c="8"/></text:span><text:span text:style-name="T38">FIGURES</text:span><text:span text:style-name="T29">[</text:span><text:span text:style-name="T76">"cork"</text:span><text:span text:style-name="T29">],</text:span></text:p>
      <text:p text:style-name="P3"><text:span text:style-name="T25">1668 <text:s/></text:span><text:span text:style-name="T29"><text:s text:c="8"/></text:span><text:span text:style-name="T38">FIGURES</text:span><text:span text:style-name="T29">[</text:span><text:span text:style-name="T76">"inward_flip"</text:span><text:span text:style-name="T29">],</text:span></text:p>
      <text:p text:style-name="P3"><text:span text:style-name="T25">1669 <text:s/></text:span><text:span text:style-name="T29"><text:s text:c="8"/></text:span><text:span text:style-name="T38">FIGURES</text:span><text:span text:style-name="T29">[</text:span><text:span text:style-name="T76">"540"</text:span><text:span text:style-name="T29">],</text:span></text:p>
      <text:p text:style-name="P3"><text:span text:style-name="T25">1670 <text:s/></text:span><text:span text:style-name="T29"><text:s text:c="8"/></text:span><text:span text:style-name="T38">FIGURES</text:span><text:span text:style-name="T29">[</text:span><text:span text:style-name="T76">"double_cork"</text:span><text:span text:style-name="T29">],</text:span></text:p>
      <text:p text:style-name="P3"><text:span text:style-name="T25">1671 <text:s/></text:span><text:span text:style-name="T29"><text:s text:c="8"/></text:span><text:span text:style-name="T38">FIGURES</text:span><text:span text:style-name="T29">[</text:span><text:span text:style-name="T76">"double_frontflip"</text:span><text:span text:style-name="T29">],</text:span></text:p>
      <text:p text:style-name="P3"><text:span text:style-name="T25">1672 <text:s/></text:span><text:span text:style-name="T29"><text:s text:c="8"/></text:span><text:span text:style-name="T38">FIGURES</text:span><text:span text:style-name="T29">[</text:span><text:span text:style-name="T76">"double_backflip"</text:span><text:span text:style-name="T29">],</text:span></text:p>
      <text:p text:style-name="P3"><text:span text:style-name="T25">1673 <text:s/></text:span><text:span text:style-name="T29"><text:s text:c="8"/></text:span><text:span text:style-name="T38">FIGURES</text:span><text:span text:style-name="T29">[</text:span><text:span text:style-name="T76">"double_flip_360"</text:span><text:span text:style-name="T29">]</text:span></text:p>
      <text:p text:style-name="P3"><text:span text:style-name="T25">1674 <text:s/></text:span><text:span text:style-name="T29"><text:s text:c="4"/>]), <text:s text:c="10"/></text:span></text:p>
      <text:p text:style-name="P3"><text:span text:style-name="T25">1675 <text:s/></text:span><text:span text:style-name="T29"><text:s text:c="4"/></text:span><text:span text:style-name="T76">"wall"</text:span><text:span text:style-name="T29">: <text:s/></text:span><text:span text:style-name="T38">Case</text:span><text:span text:style-name="T29">(</text:span><text:span text:style-name="T76">"wall"</text:span><text:span text:style-name="T29">, [ <text:s text:c="24"/></text:span><text:span text:style-name="T61"># Mur </text:span></text:p>
      <text:p text:style-name="P3"><text:span text:style-name="T25">1676 <text:s/></text:span><text:span text:style-name="T29"><text:s text:c="8"/></text:span><text:span text:style-name="T38">FIGURES</text:span><text:span text:style-name="T29">[</text:span><text:span text:style-name="T76">"do_nothing"</text:span><text:span text:style-name="T29">], </text:span></text:p>
      <text:p text:style-name="P3"><text:span text:style-name="T25">1677 <text:s/></text:span><text:span text:style-name="T29"><text:s text:c="8"/></text:span><text:span text:style-name="T38">FIGURES</text:span><text:span text:style-name="T29">[</text:span><text:span text:style-name="T76">"jump"</text:span><text:span text:style-name="T29">], </text:span></text:p>
      <text:p text:style-name="P3"><text:span text:style-name="T25">1678 <text:s/></text:span><text:span text:style-name="T29"><text:s text:c="8"/></text:span><text:span text:style-name="T38">FIGURES</text:span><text:span text:style-name="T29">[</text:span><text:span text:style-name="T76">"run"</text:span><text:span text:style-name="T29">],</text:span></text:p>
      <text:p text:style-name="P3"><text:span text:style-name="T25">1679 <text:s/></text:span><text:span text:style-name="T29"><text:s text:c="8"/></text:span><text:span text:style-name="T38">FIGURES</text:span><text:span text:style-name="T29">[</text:span><text:span text:style-name="T76">"cast_backflip"</text:span><text:span text:style-name="T29">],</text:span></text:p>
      <text:p text:style-name="P3"><text:span text:style-name="T25">1680 <text:s/></text:span><text:span text:style-name="T29"><text:s text:c="8"/></text:span><text:span text:style-name="T38">FIGURES</text:span><text:span text:style-name="T29">[</text:span><text:span text:style-name="T76">"gainer"</text:span><text:span text:style-name="T29">],</text:span></text:p>
      <text:p text:style-name="P3"><text:span text:style-name="T25">1681 <text:s/></text:span><text:span text:style-name="T29"><text:s text:c="8"/></text:span><text:span text:style-name="T38">FIGURES</text:span><text:span text:style-name="T29">[</text:span><text:span text:style-name="T76">"kong_gainer"</text:span><text:span text:style-name="T29">],</text:span></text:p>
      <text:p text:style-name="P3"><text:span text:style-name="T25">1682 <text:s/></text:span><text:span text:style-name="T29"><text:s text:c="8"/></text:span><text:span text:style-name="T38">FIGURES</text:span><text:span text:style-name="T29">[</text:span><text:span text:style-name="T76">"cast_backflip_360"</text:span><text:span text:style-name="T29">],</text:span></text:p>
      <text:p text:style-name="P3"><text:span text:style-name="T25">1683 <text:s/></text:span><text:span text:style-name="T29"><text:s text:c="4"/>]), <text:s text:c="11"/></text:span></text:p>
      <text:p text:style-name="P3"><text:span text:style-name="T25">1684 <text:s/></text:span><text:span text:style-name="T29"><text:s text:c="4"/></text:span><text:span text:style-name="T76">"bar"</text:span><text:span text:style-name="T29">: <text:s/></text:span><text:span text:style-name="T38">Case</text:span><text:span text:style-name="T29">(</text:span><text:span text:style-name="T76">"bar"</text:span><text:span text:style-name="T29">, [ <text:s text:c="24"/></text:span><text:span text:style-name="T61"># Trou</text:span></text:p>
      <text:p text:style-name="P3"><text:span text:style-name="T25">1685 <text:s/></text:span><text:span text:style-name="T29"><text:s text:c="8"/></text:span><text:span text:style-name="T38">FIGURES</text:span><text:span text:style-name="T29">[</text:span><text:span text:style-name="T76">"do_nothing"</text:span><text:span text:style-name="T29">], </text:span></text:p>
      <text:p text:style-name="P3"><text:span text:style-name="T25">1686 <text:s/></text:span><text:span text:style-name="T29"><text:s text:c="8"/></text:span><text:span text:style-name="T38">FIGURES</text:span><text:span text:style-name="T29">[</text:span><text:span text:style-name="T76">"jump"</text:span><text:span text:style-name="T29">],</text:span></text:p>
      <text:p text:style-name="P3"><text:span text:style-name="T25">1687 <text:s/></text:span><text:span text:style-name="T29"><text:s text:c="8"/></text:span><text:span text:style-name="T38">FIGURES</text:span><text:span text:style-name="T29">[</text:span><text:span text:style-name="T76">"run"</text:span><text:span text:style-name="T29">],</text:span></text:p>
      <text:p text:style-name="P3"><text:span text:style-name="T25">1688 <text:s/></text:span><text:span text:style-name="T29"><text:s text:c="8"/></text:span><text:span text:style-name="T38">FIGURES</text:span><text:span text:style-name="T29">[</text:span><text:span text:style-name="T76">"cast_backflip"</text:span><text:span text:style-name="T29">],</text:span></text:p>
      <text:p text:style-name="P3"><text:span text:style-name="T25">1689 <text:s/></text:span><text:span text:style-name="T29"><text:s text:c="8"/></text:span><text:span text:style-name="T38">FIGURES</text:span><text:span text:style-name="T29">[</text:span><text:span text:style-name="T76">"gainer"</text:span><text:span text:style-name="T29">],</text:span></text:p>
      <text:p text:style-name="P3"><text:span text:style-name="T25">1690 <text:s/></text:span><text:span text:style-name="T29"><text:s text:c="8"/></text:span><text:span text:style-name="T38">FIGURES</text:span><text:span text:style-name="T29">[</text:span><text:span text:style-name="T76">"cast_backflip_360"</text:span><text:span text:style-name="T29">],</text:span></text:p>
      <text:p text:style-name="P3"><text:span text:style-name="T25">1691 <text:s/></text:span><text:span text:style-name="T29"><text:s text:c="8"/></text:span><text:span text:style-name="T38">FIGURES</text:span><text:span text:style-name="T29">[</text:span><text:span text:style-name="T76">"double_swing_gainer"</text:span><text:span text:style-name="T29">],</text:span></text:p>
      <text:p text:style-name="P3"><text:span text:style-name="T25">1692 <text:s/></text:span><text:span text:style-name="T29"><text:s text:c="8"/></text:span><text:span text:style-name="T38">FIGURES</text:span><text:span text:style-name="T29">[</text:span><text:span text:style-name="T76">"double_backflip"</text:span><text:span text:style-name="T29">],</text:span></text:p>
      <text:p text:style-name="P3"><text:span text:style-name="T25">1693 <text:s/></text:span><text:span text:style-name="T29"><text:s text:c="4"/>]), <text:s text:c="14"/></text:span></text:p>
      <text:p text:style-name="P5"><text:span text:style-name="T24">1694 <text:s/></text:span>}</text:p>
      <text:p text:style-name="P4">1695 <text:s/></text:p>
      <text:p text:style-name="P6"><text:span text:style-name="T24">1696 <text:s/></text:span># Terrain Sofia (Bulgarie, voir https://www.youtube.com/watch?v=ubQ1w7awah8) :</text:p>
      <text:p text:style-name="P6"><text:span text:style-name="T24">1697 <text:s/></text:span># 1 case = 1 m^2</text:p>
      <text:p text:style-name="P3"><text:span text:style-name="T25">1698 <text:s/></text:span><text:span text:style-name="T38">sofiaField</text:span><text:span text:style-name="T29"> </text:span><text:span text:style-name="T45">=</text:span><text:span text:style-name="T29"> [</text:span></text:p>
      <text:p text:style-name="P3"><text:span text:style-name="T25">1699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00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01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02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03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04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05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06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07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08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09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10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11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12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13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14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15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16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17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18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19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20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21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2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22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23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24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25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26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27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28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29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30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2</text:span><text:span text:style-name="T29">, </text:span><text:span text:style-name="T54">2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31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32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33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34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2</text:span><text:span text:style-name="T29">, </text:span><text:span text:style-name="T54">2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oft-page-break/><text:span text:style-name="T25">1735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1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36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2</text:span><text:span text:style-name="T29">, </text:span><text:span text:style-name="T54">2</text:span><text:span text:style-name="T29">, </text:span><text:span text:style-name="T54">1</text:span><text:span text:style-name="T29">, </text:span><text:span text:style-name="T54">1</text:span><text:span text:style-name="T29">, </text:span><text:span text:style-name="T54">2</text:span><text:span text:style-name="T29">, </text:span><text:span text:style-name="T54">2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37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3"><text:span text:style-name="T25">1738 <text:s/></text:span><text:span text:style-name="T29"><text:s text:c="4"/>[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, </text:span><text:span text:style-name="T54">0</text:span><text:span text:style-name="T29">],</text:span></text:p>
      <text:p text:style-name="P5"><text:span text:style-name="T24">1739 <text:s/></text:span>]</text:p>
      <text:p text:style-name="P4">1740 <text:s/></text:p>
      <text:p text:style-name="P4">1741 <text:s/></text:p>
      <text:p text:style-name="P3"><text:span text:style-name="T25">1742 <text:s/></text:span><text:span text:style-name="T45">if</text:span><text:span text:style-name="T29"> </text:span><text:span text:style-name="T38">__name__</text:span><text:span text:style-name="T29"> </text:span><text:span text:style-name="T45">==</text:span><text:span text:style-name="T29"> </text:span><text:span text:style-name="T76">"__main__"</text:span><text:span text:style-name="T29">:</text:span></text:p>
      <text:p text:style-name="P3"><text:span text:style-name="T25">1743 <text:s/></text:span><text:span text:style-name="T29"><text:s text:c="4"/></text:span><text:span text:style-name="T61"># Grille 3x3</text:span></text:p>
      <text:p text:style-name="P3"><text:span text:style-name="T25">1744 <text:s/></text:span><text:span text:style-name="T29"><text:s text:c="4"/></text:span><text:span text:style-name="T38">field</text:span><text:span text:style-name="T29"> </text:span><text:span text:style-name="T45">=</text:span><text:span text:style-name="T29"> </text:span><text:span text:style-name="T38">Field</text:span><text:span text:style-name="T29">()</text:span></text:p>
      <text:p text:style-name="P3"><text:span text:style-name="T25">1745 <text:s/></text:span><text:span text:style-name="T29"><text:s text:c="4"/></text:span><text:span text:style-name="T38">field</text:span><text:span text:style-name="T45">.</text:span><text:span text:style-name="T38">createField</text:span><text:span text:style-name="T29">()</text:span></text:p>
      <text:p text:style-name="P3"><text:span text:style-name="T25">1746 <text:s/></text:span><text:span text:style-name="T29"><text:s text:c="4"/></text:span><text:span text:style-name="T45">print</text:span><text:span text:style-name="T29">(</text:span><text:span text:style-name="T45">len</text:span><text:span text:style-name="T29">(</text:span><text:span text:style-name="T38">field</text:span><text:span text:style-name="T45">.</text:span><text:span text:style-name="T38">grille</text:span><text:span text:style-name="T29">), </text:span><text:span text:style-name="T45">len</text:span><text:span text:style-name="T29">(</text:span><text:span text:style-name="T38">field</text:span><text:span text:style-name="T45">.</text:span><text:span text:style-name="T38">grille</text:span><text:span text:style-name="T29">[</text:span><text:span text:style-name="T54">0</text:span><text:span text:style-name="T29">]))</text:span></text:p>
      <text:p text:style-name="P3"><text:span text:style-name="T25">1747 <text:s/></text:span><text:span text:style-name="T29"><text:s text:c="4"/></text:span><text:span text:style-name="T45">print</text:span><text:span text:style-name="T29">(</text:span><text:span text:style-name="T38">field</text:span><text:span text:style-name="T45">.</text:span><text:span text:style-name="T38">grille</text:span><text:span text:style-name="T29">)</text:span></text:p>
      <text:p text:style-name="P3"><text:span text:style-name="T25">1748 <text:s/></text:span><text:span text:style-name="T29"><text:s text:c="7"/></text:span><text:span text:style-name="T38">________________________________________________________</text:span></text:p>
      <text:p text:style-name="P2"><text:span text:style-name="T24">1749 <text:s/></text:span>'''</text:p>
      <text:p text:style-name="P2"><text:span text:style-name="T24">1750 <text:s/></text:span><text:s/>Name : Elowan</text:p>
      <text:p text:style-name="P2"><text:span text:style-name="T24">1751 <text:s/></text:span><text:s/>Creation : 23-06-2023 10:35:11</text:p>
      <text:p text:style-name="P2"><text:span text:style-name="T24">1752 <text:s/></text:span><text:s/>Last modified : 21-05-2024 21:31:31</text:p>
      <text:p text:style-name="P2"><text:span text:style-name="T24">1753 <text:s/></text:span><text:s/>File : traitement.py</text:p>
      <text:p text:style-name="P2"><text:span text:style-name="T24">1754 <text:s/></text:span>'''</text:p>
      <text:p text:style-name="P4">1755 <text:s/></text:p>
      <text:p text:style-name="P3"><text:span text:style-name="T25">1756 <text:s/></text:span><text:span text:style-name="T45">from</text:span><text:span text:style-name="T29"> </text:span><text:span text:style-name="T38">json</text:span><text:span text:style-name="T29"> </text:span><text:span text:style-name="T45">import</text:span><text:span text:style-name="T29"> </text:span><text:span text:style-name="T38">dump</text:span><text:span text:style-name="T29">, </text:span><text:span text:style-name="T38">load</text:span></text:p>
      <text:p text:style-name="P3"><text:span text:style-name="T25">1757 <text:s/></text:span><text:span text:style-name="T45">import</text:span><text:span text:style-name="T29"> </text:span><text:span text:style-name="T38">numpy</text:span><text:span text:style-name="T29"> </text:span><text:span text:style-name="T45">as</text:span><text:span text:style-name="T29"> </text:span><text:span text:style-name="T38">np</text:span></text:p>
      <text:p text:style-name="P3"><text:span text:style-name="T25">1758 <text:s/></text:span><text:span text:style-name="T45">import</text:span><text:span text:style-name="T29"> </text:span><text:span text:style-name="T38">matplotlib.pyplot</text:span><text:span text:style-name="T29"> </text:span><text:span text:style-name="T45">as</text:span><text:span text:style-name="T29"> </text:span><text:span text:style-name="T38">plt</text:span></text:p>
      <text:p text:style-name="P3"><text:span text:style-name="T25">1759 <text:s/></text:span><text:span text:style-name="T45">import</text:span><text:span text:style-name="T29"> </text:span><text:span text:style-name="T38">matplotlib.ticker</text:span><text:span text:style-name="T29"> </text:span><text:span text:style-name="T45">as</text:span><text:span text:style-name="T29"> </text:span><text:span text:style-name="T38">mticker</text:span></text:p>
      <text:p text:style-name="P3"><text:span text:style-name="T25">1760 <text:s/></text:span><text:span text:style-name="T45">import</text:span><text:span text:style-name="T29"> </text:span><text:span text:style-name="T38">matplotlib.patches</text:span><text:span text:style-name="T29"> </text:span><text:span text:style-name="T45">as</text:span><text:span text:style-name="T29"> </text:span><text:span text:style-name="T38">mpatches</text:span></text:p>
      <text:p text:style-name="P3"><text:span text:style-name="T25">1761 <text:s/></text:span><text:span text:style-name="T45">from</text:span><text:span text:style-name="T29"> </text:span><text:span text:style-name="T38">matplotlib.transforms</text:span><text:span text:style-name="T29"> </text:span><text:span text:style-name="T45">import</text:span><text:span text:style-name="T29"> </text:span><text:span text:style-name="T38">Bbox</text:span></text:p>
      <text:p text:style-name="P3"><text:span text:style-name="T25">1762 <text:s/></text:span><text:span text:style-name="T45">import</text:span><text:span text:style-name="T29"> </text:span><text:span text:style-name="T38">matplotlib</text:span><text:span text:style-name="T29"> </text:span><text:span text:style-name="T45">as</text:span><text:span text:style-name="T29"> </text:span><text:span text:style-name="T38">mpl</text:span></text:p>
      <text:p text:style-name="P3"><text:span text:style-name="T25">1763 <text:s/></text:span><text:span text:style-name="T45">import</text:span><text:span text:style-name="T29"> </text:span><text:span text:style-name="T38">os</text:span></text:p>
      <text:p text:style-name="P3"><text:span text:style-name="T25">1764 <text:s/></text:span><text:span text:style-name="T45">import</text:span><text:span text:style-name="T29"> </text:span><text:span text:style-name="T38">datetime</text:span></text:p>
      <text:p text:style-name="P3"><text:span text:style-name="T25">1765 <text:s/></text:span><text:span text:style-name="T45">import</text:span><text:span text:style-name="T29"> </text:span><text:span text:style-name="T38">logging</text:span></text:p>
      <text:p text:style-name="P3"><text:span text:style-name="T25">1766 <text:s/></text:span><text:span text:style-name="T45">from</text:span><text:span text:style-name="T29"> </text:span><text:span text:style-name="T38">tqdm</text:span><text:span text:style-name="T29"> </text:span><text:span text:style-name="T45">import</text:span><text:span text:style-name="T29"> </text:span><text:span text:style-name="T38">tqdm</text:span></text:p>
      <text:p text:style-name="P4">1767 <text:s/></text:p>
      <text:p text:style-name="P3"><text:span text:style-name="T25">1768 <text:s/></text:span><text:span text:style-name="T45">from</text:span><text:span text:style-name="T29"> </text:span><text:span text:style-name="T38">Models</text:span><text:span text:style-name="T29"> </text:span><text:span text:style-name="T45">import</text:span><text:span text:style-name="T29"> </text:span><text:span text:style-name="T38">Figure</text:span><text:span text:style-name="T29">, </text:span><text:span text:style-name="T38">FIGURES</text:span></text:p>
      <text:p text:style-name="P3"><text:span text:style-name="T25">1769 <text:s/></text:span><text:span text:style-name="T45">from</text:span><text:span text:style-name="T29"> </text:span><text:span text:style-name="T38">Terrain</text:span><text:span text:style-name="T29"> </text:span><text:span text:style-name="T45">import</text:span><text:span text:style-name="T29"> </text:span><text:span text:style-name="T38">Case</text:span></text:p>
      <text:p text:style-name="P3"><text:span text:style-name="T25">1770 <text:s/></text:span><text:span text:style-name="T45">from</text:span><text:span text:style-name="T29"> </text:span><text:span text:style-name="T38">Chromosome</text:span><text:span text:style-name="T29"> </text:span><text:span text:style-name="T45">import</text:span><text:span text:style-name="T29"> </text:span><text:span text:style-name="T38">from_string_to_combos</text:span></text:p>
      <text:p text:style-name="P4">1771 <text:s/></text:p>
      <text:p text:style-name="P3"><text:span text:style-name="T25">1772 <text:s/></text:span><text:span text:style-name="T45">from</text:span><text:span text:style-name="T29"> </text:span><text:span text:style-name="T38">consts</text:span><text:span text:style-name="T29"> </text:span><text:span text:style-name="T45">import</text:span><text:span text:style-name="T29"> </text:span><text:span text:style-name="T38">SIZE_X</text:span><text:span text:style-name="T29">, </text:span><text:span text:style-name="T38">SIZE_Y</text:span><text:span text:style-name="T29">, </text:span><text:span text:style-name="T38">NUMBER_OF_CHROMOSOME_TO_KEEP</text:span><text:span text:style-name="T29">,\</text:span></text:p>
      <text:p text:style-name="P3"><text:span text:style-name="T25">1773 <text:s/></text:span><text:span text:style-name="T29"><text:s text:c="4"/></text:span><text:span text:style-name="T38">POPULATIONS</text:span><text:span text:style-name="T29">, </text:span><text:span text:style-name="T38">PROBS_M</text:span><text:span text:style-name="T29">, </text:span><text:span text:style-name="T38">PROBS_C</text:span><text:span text:style-name="T29">, </text:span><text:span text:style-name="T38">INITIAL_POSITION</text:span><text:span text:style-name="T29">,\</text:span></text:p>
      <text:p text:style-name="P3"><text:span text:style-name="T25">1774 <text:s/></text:span><text:span text:style-name="T29"><text:s text:c="4"/></text:span><text:span text:style-name="T38">MAX_TICK_COUNT</text:span><text:span text:style-name="T29">, </text:span><text:span text:style-name="T38">ITERATION_NUMBER</text:span><text:span text:style-name="T29">, </text:span><text:span text:style-name="T38">TICK_INTERVAL</text:span></text:p>
      <text:p text:style-name="P4">1775 <text:s/></text:p>
      <text:p text:style-name="P3"><text:span text:style-name="T25">1776 <text:s/></text:span><text:span text:style-name="T45">def</text:span><text:span text:style-name="T29"> </text:span><text:span text:style-name="T68">unserializeJson</text:span><text:span text:style-name="T29">(</text:span><text:span text:style-name="T38">filename</text:span><text:span text:style-name="T29">):</text:span></text:p>
      <text:p text:style-name="P3"><text:span text:style-name="T25">1777 <text:s/></text:span><text:span text:style-name="T29"><text:s text:c="4"/></text:span><text:span text:style-name="T76">"""</text:span></text:p>
      <text:p text:style-name="P2"><text:span text:style-name="T24">1778 <text:s/></text:span><text:s text:c="4"/>Take a json file and return a dict following this structure :</text:p>
      <text:p text:style-name="P2"><text:span text:style-name="T24">1779 <text:s/></text:span><text:s text:c="4"/>{</text:p>
      <text:p text:style-name="P2"><text:span text:style-name="T24">1780 <text:s/></text:span><text:s text:c="8"/>athlete : {</text:p>
      <text:p text:style-name="P2"><text:span text:style-name="T24">1781 <text:s/></text:span><text:s text:c="12"/>xp,</text:p>
      <text:p text:style-name="P2"><text:span text:style-name="T24">1782 <text:s/></text:span><text:s text:c="8"/>},</text:p>
      <text:p text:style-name="P2"><text:span text:style-name="T24">1783 <text:s/></text:span><text:s text:c="8"/>field : {</text:p>
      <text:p text:style-name="P2"><text:span text:style-name="T24">1784 <text:s/></text:span><text:s text:c="12"/>case: [[Case, Case], [Case, Case]],</text:p>
      <text:p text:style-name="P2"><text:span text:style-name="T24">1785 <text:s/></text:span><text:s text:c="12"/>width</text:p>
      <text:p text:style-name="P2"><text:span text:style-name="T24">1786 <text:s/></text:span><text:s text:c="12"/>height</text:p>
      <text:p text:style-name="P2"><text:span text:style-name="T24">1787 <text:s/></text:span><text:s text:c="12"/>},</text:p>
      <text:p text:style-name="P2"><text:span text:style-name="T24">1788 <text:s/></text:span><text:s text:c="8"/>dataGenerations : [</text:p>
      <text:p text:style-name="P2"><text:span text:style-name="T24">1789 <text:s/></text:span><text:s text:c="12"/>{</text:p>
      <text:p text:style-name="P2"><text:span text:style-name="T24">1790 <text:s/></text:span><text:s text:c="16"/>genes : "xxyyii",</text:p>
      <text:p text:style-name="P2"><text:span text:style-name="T24">1791 <text:s/></text:span><text:s text:c="16"/>fitness,</text:p>
      <text:p text:style-name="P2"><text:span text:style-name="T24">1792 <text:s/></text:span><text:s text:c="16"/>age,</text:p>
      <text:p text:style-name="P2"><text:span text:style-name="T24">1793 <text:s/></text:span><text:s text:c="16"/>size,</text:p>
      <text:p text:style-name="P2"><text:span text:style-name="T24">1794 <text:s/></text:span><text:s text:c="12"/>}</text:p>
      <text:p text:style-name="P2"><text:span text:style-name="T24">1795 <text:s/></text:span><text:s text:c="8"/>]</text:p>
      <text:p text:style-name="P2"><text:span text:style-name="T24">1796 <text:s/></text:span><text:s text:c="8"/>meta : {</text:p>
      <text:p text:style-name="P2"><text:span text:style-name="T24">1797 <text:s/></text:span><text:s text:c="12"/>is_success</text:p>
      <text:p text:style-name="P2"><text:span text:style-name="T24">1798 <text:s/></text:span><text:s text:c="8"/>}</text:p>
      <text:p text:style-name="P2"><text:span text:style-name="T24">1799 <text:s/></text:span><text:s text:c="4"/>}</text:p>
      <text:p text:style-name="P2"><text:span text:style-name="T24">1800 <text:s/></text:span><text:s text:c="4"/>"""</text:p>
      <text:p text:style-name="P3"><text:span text:style-name="T25">1801 <text:s/></text:span><text:span text:style-name="T29"><text:s text:c="4"/></text:span><text:span text:style-name="T45">with</text:span><text:span text:style-name="T29"> </text:span><text:span text:style-name="T45">open</text:span><text:span text:style-name="T29">(</text:span><text:span text:style-name="T38">filename</text:span><text:span text:style-name="T29">, </text:span><text:span text:style-name="T76">"r"</text:span><text:span text:style-name="T29">) </text:span><text:span text:style-name="T45">as</text:span><text:span text:style-name="T29"> </text:span><text:span text:style-name="T38">file</text:span><text:span text:style-name="T29">:</text:span></text:p>
      <text:p text:style-name="P3"><text:span text:style-name="T25">1802 <text:s/></text:span><text:span text:style-name="T29"><text:s text:c="8"/></text:span><text:span text:style-name="T38">data</text:span><text:span text:style-name="T29"> </text:span><text:span text:style-name="T45">=</text:span><text:span text:style-name="T29"> </text:span><text:span text:style-name="T38">load</text:span><text:span text:style-name="T29">(</text:span><text:span text:style-name="T38">file</text:span><text:span text:style-name="T29">)</text:span></text:p>
      <text:p text:style-name="P4">1803 <text:s/></text:p>
      <text:p text:style-name="P3"><text:span text:style-name="T25">1804 <text:s/></text:span><text:span text:style-name="T29"><text:s text:c="8"/></text:span><text:span text:style-name="T38">parsed_data</text:span><text:span text:style-name="T29"> </text:span><text:span text:style-name="T45">=</text:span><text:span text:style-name="T29"> {</text:span></text:p>
      <text:p text:style-name="P3"><text:span text:style-name="T25">1805 <text:s/></text:span><text:span text:style-name="T29"><text:s text:c="12"/></text:span><text:span text:style-name="T76">"athlete"</text:span><text:span text:style-name="T29">: {</text:span></text:p>
      <text:p text:style-name="P3"><text:span text:style-name="T25">1806 <text:s/></text:span><text:span text:style-name="T29"><text:s text:c="16"/></text:span><text:span text:style-name="T76">"xp"</text:span><text:span text:style-name="T29">: </text:span><text:span text:style-name="T38">data</text:span><text:span text:style-name="T29">[</text:span><text:span text:style-name="T76">"athlete"</text:span><text:span text:style-name="T29">][</text:span><text:span text:style-name="T76">"xp"</text:span><text:span text:style-name="T29">],</text:span></text:p>
      <text:p text:style-name="P3"><text:span text:style-name="T25">1807 <text:s/></text:span><text:span text:style-name="T29"><text:s text:c="12"/>},</text:span></text:p>
      <text:p text:style-name="P3"><text:span text:style-name="T25">1808 <text:s/></text:span><text:span text:style-name="T29"><text:s text:c="12"/></text:span><text:span text:style-name="T76">"field"</text:span><text:span text:style-name="T29">: {</text:span></text:p>
      <text:p text:style-name="P3"><text:span text:style-name="T25">1809 <text:s/></text:span><text:span text:style-name="T29"><text:s text:c="16"/></text:span><text:span text:style-name="T76">"cases"</text:span><text:span text:style-name="T29">: [],</text:span></text:p>
      <text:p text:style-name="P3"><text:span text:style-name="T25">1810 <text:s/></text:span><text:span text:style-name="T29"><text:s text:c="16"/></text:span><text:span text:style-name="T76">"width"</text:span><text:span text:style-name="T29">: </text:span><text:span text:style-name="T38">data</text:span><text:span text:style-name="T29">[</text:span><text:span text:style-name="T76">"field"</text:span><text:span text:style-name="T29">][</text:span><text:span text:style-name="T76">"width"</text:span><text:span text:style-name="T29">],</text:span></text:p>
      <text:p text:style-name="P3"><text:span text:style-name="T25">1811 <text:s/></text:span><text:span text:style-name="T29"><text:s text:c="16"/></text:span><text:span text:style-name="T76">"height"</text:span><text:span text:style-name="T29">: </text:span><text:span text:style-name="T38">data</text:span><text:span text:style-name="T29">[</text:span><text:span text:style-name="T76">"field"</text:span><text:span text:style-name="T29">][</text:span><text:span text:style-name="T76">"height"</text:span><text:span text:style-name="T29">]</text:span></text:p>
      <text:p text:style-name="P3"><text:span text:style-name="T25">1812 <text:s/></text:span><text:span text:style-name="T29"><text:s text:c="12"/>},</text:span></text:p>
      <text:p text:style-name="P3"><text:span text:style-name="T25">1813 <text:s/></text:span><text:span text:style-name="T29"><text:s text:c="12"/></text:span><text:span text:style-name="T76">"meta"</text:span><text:span text:style-name="T29">: {</text:span></text:p>
      <text:p text:style-name="P3"><text:span text:style-name="T25">1814 <text:s/></text:span><text:span text:style-name="T29"><text:s text:c="16"/></text:span><text:span text:style-name="T76">"is_success"</text:span><text:span text:style-name="T29">: </text:span><text:span text:style-name="T38">data</text:span><text:span text:style-name="T29">[</text:span><text:span text:style-name="T76">"metaInfo"</text:span><text:span text:style-name="T29">][</text:span><text:span text:style-name="T76">"is_success"</text:span><text:span text:style-name="T29">],</text:span></text:p>
      <text:p text:style-name="P3"><text:span text:style-name="T25">1815 <text:s/></text:span><text:span text:style-name="T29"><text:s text:c="16"/></text:span><text:span text:style-name="T76">"crossover_prob"</text:span><text:span text:style-name="T29">: </text:span><text:span text:style-name="T38">data</text:span><text:span text:style-name="T29">[</text:span><text:span text:style-name="T76">"metaInfo"</text:span><text:span text:style-name="T29">][</text:span><text:span text:style-name="T76">"crossover_prob"</text:span><text:span text:style-name="T29">],</text:span></text:p>
      <text:p text:style-name="P3"><text:span text:style-name="T25">1816 <text:s/></text:span><text:span text:style-name="T29"><text:s text:c="16"/></text:span><text:span text:style-name="T76">"mutation_prob"</text:span><text:span text:style-name="T29">: </text:span><text:span text:style-name="T38">data</text:span><text:span text:style-name="T29">[</text:span><text:span text:style-name="T76">"metaInfo"</text:span><text:span text:style-name="T29">][</text:span><text:span text:style-name="T76">"mutation_prob"</text:span><text:span text:style-name="T29">],</text:span></text:p>
      <text:p text:style-name="P3"><text:span text:style-name="T25">1817 <text:s/></text:span><text:span text:style-name="T29"><text:s text:c="16"/></text:span><text:span text:style-name="T76">"population_size"</text:span><text:span text:style-name="T29">: </text:span><text:span text:style-name="T38">data</text:span><text:span text:style-name="T29">[</text:span><text:span text:style-name="T76">"metaInfo"</text:span><text:span text:style-name="T29">][</text:span><text:span text:style-name="T76">"population_size"</text:span><text:span text:style-name="T29">],</text:span></text:p>
      <text:p text:style-name="P3"><text:span text:style-name="T25">1818 <text:s/></text:span><text:span text:style-name="T29"><text:s text:c="16"/></text:span><text:span text:style-name="T76">"terminaison_age"</text:span><text:span text:style-name="T29">: </text:span><text:span text:style-name="T38">data</text:span><text:span text:style-name="T29">[</text:span><text:span text:style-name="T76">"metaInfo"</text:span><text:span text:style-name="T29">][</text:span><text:span text:style-name="T76">"terminaison_age"</text:span><text:span text:style-name="T29">],</text:span></text:p>
      <text:p text:style-name="P3"><text:span text:style-name="T25">1819 <text:s/></text:span><text:span text:style-name="T29"><text:s text:c="12"/>},</text:span></text:p>
      <text:p text:style-name="P3"><text:span text:style-name="T25">1820 <text:s/></text:span><text:span text:style-name="T29"><text:s text:c="12"/></text:span><text:span text:style-name="T76">"dataGenerations"</text:span><text:span text:style-name="T29">: []</text:span></text:p>
      <text:p text:style-name="P3"><text:span text:style-name="T25">1821 <text:s/></text:span><text:span text:style-name="T29"><text:s text:c="8"/>}</text:span></text:p>
      <text:p text:style-name="P4">1822 <text:s/></text:p>
      <text:p text:style-name="P3"><text:span text:style-name="T25">1823 <text:s/></text:span><text:span text:style-name="T29"><text:s text:c="8"/></text:span><text:span text:style-name="T45">for</text:span><text:span text:style-name="T29"> </text:span><text:span text:style-name="T38">lines</text:span><text:span text:style-name="T29"> </text:span><text:span text:style-name="T45">in</text:span><text:span text:style-name="T29"> </text:span><text:span text:style-name="T38">data</text:span><text:span text:style-name="T29">[</text:span><text:span text:style-name="T76">"field"</text:span><text:span text:style-name="T29">][</text:span><text:span text:style-name="T76">"cases"</text:span><text:span text:style-name="T29">]:</text:span></text:p>
      <text:p text:style-name="P3"><text:span text:style-name="T25">1824 <text:s/></text:span><text:span text:style-name="T29"><text:s text:c="12"/></text:span><text:span text:style-name="T38">parsed_line</text:span><text:span text:style-name="T29"> </text:span><text:span text:style-name="T45">=</text:span><text:span text:style-name="T29"> []</text:span></text:p>
      <text:p text:style-name="P3"><text:span text:style-name="T25">1825 <text:s/></text:span><text:span text:style-name="T29"><text:s text:c="12"/></text:span><text:span text:style-name="T45">for</text:span><text:span text:style-name="T29"> </text:span><text:span text:style-name="T38">case</text:span><text:span text:style-name="T29"> </text:span><text:span text:style-name="T45">in</text:span><text:span text:style-name="T29"> </text:span><text:span text:style-name="T38">lines</text:span><text:span text:style-name="T29">:</text:span></text:p>
      <text:p text:style-name="P3"><text:span text:style-name="T25">1826 <text:s/></text:span><text:span text:style-name="T29"><text:s text:c="16"/></text:span><text:span text:style-name="T38">parsed_line</text:span><text:span text:style-name="T45">.</text:span><text:span text:style-name="T38">append</text:span><text:span text:style-name="T29">(</text:span><text:span text:style-name="T38">Case</text:span><text:span text:style-name="T45">.</text:span><text:span text:style-name="T38">getCaseById</text:span><text:span text:style-name="T29">(</text:span><text:span text:style-name="T38">case</text:span><text:span text:style-name="T29">))</text:span></text:p>
      <text:p text:style-name="P5"><text:span text:style-name="T24">1827 <text:s/></text:span><text:s text:c="12"/></text:p>
      <text:p text:style-name="P3"><text:span text:style-name="T25">1828 <text:s/></text:span><text:span text:style-name="T29"><text:s text:c="12"/></text:span><text:span text:style-name="T38">parsed_data</text:span><text:span text:style-name="T29">[</text:span><text:span text:style-name="T76">"field"</text:span><text:span text:style-name="T29">][</text:span><text:span text:style-name="T76">"cases"</text:span><text:span text:style-name="T29">]</text:span><text:span text:style-name="T45">.</text:span><text:span text:style-name="T38">append</text:span><text:span text:style-name="T29">(</text:span><text:span text:style-name="T38">parsed_line</text:span><text:span text:style-name="T29">)</text:span></text:p>
      <text:p text:style-name="P4">1829 <text:s/></text:p>
      <text:p text:style-name="P5"><text:span text:style-name="T24">1830 <text:s/></text:span><text:s text:c="8"/></text:p>
      <text:p text:style-name="P3"><text:span text:style-name="T25">1831 <text:s/></text:span><text:span text:style-name="T29"><text:s text:c="8"/></text:span><text:span text:style-name="T45">for</text:span><text:span text:style-name="T29"> </text:span><text:span text:style-name="T38">generation</text:span><text:span text:style-name="T29"> </text:span><text:span text:style-name="T45">in</text:span><text:span text:style-name="T29"> </text:span><text:span text:style-name="T38">data</text:span><text:span text:style-name="T29">[</text:span><text:span text:style-name="T76">"dataGenerations"</text:span><text:span text:style-name="T29">]:</text:span></text:p>
      <text:p text:style-name="P3"><text:span text:style-name="T25">1832 <text:s/></text:span><text:span text:style-name="T29"><text:s text:c="12"/></text:span><text:span text:style-name="T61"># Récupération de la fitness détaillée</text:span></text:p>
      <text:p text:style-name="P3"><text:span text:style-name="T25">1833 <text:s/></text:span><text:span text:style-name="T29"><text:s text:c="12"/></text:span><text:span text:style-name="T38">parsed_generation</text:span><text:span text:style-name="T29"> </text:span><text:span text:style-name="T45">=</text:span><text:span text:style-name="T29"> {</text:span></text:p>
      <text:p text:style-name="P3"><text:span text:style-name="T25">1834 <text:s/></text:span><text:span text:style-name="T29"><text:s text:c="16"/></text:span><text:span text:style-name="T76">"genes"</text:span><text:span text:style-name="T29">: [],</text:span></text:p>
      <text:p text:style-name="P3"><text:span text:style-name="T25">1835 <text:s/></text:span><text:span text:style-name="T29"><text:s text:c="16"/></text:span><text:span text:style-name="T76">"fitness"</text:span><text:span text:style-name="T29">: </text:span><text:span text:style-name="T38">generation</text:span><text:span text:style-name="T29">[</text:span><text:span text:style-name="T76">"f"</text:span><text:span text:style-name="T29">],</text:span></text:p>
      <text:p text:style-name="P3"><text:span text:style-name="T25">1836 <text:s/></text:span><text:span text:style-name="T29"><text:s text:c="16"/></text:span><text:span text:style-name="T76">"age"</text:span><text:span text:style-name="T29">: </text:span><text:span text:style-name="T38">generation</text:span><text:span text:style-name="T29">[</text:span><text:span text:style-name="T76">"a"</text:span><text:span text:style-name="T29">],</text:span></text:p>
      <text:p text:style-name="P3"><text:span text:style-name="T25">1837 <text:s/></text:span><text:span text:style-name="T29"><text:s text:c="16"/></text:span><text:span text:style-name="T76">"size"</text:span><text:span text:style-name="T29">: </text:span><text:span text:style-name="T38">generation</text:span><text:span text:style-name="T29">[</text:span><text:span text:style-name="T76">"s"</text:span><text:span text:style-name="T29">]</text:span></text:p>
      <text:p text:style-name="P3"><text:span text:style-name="T25">1838 <text:s/></text:span><text:span text:style-name="T29"><text:s text:c="12"/>}</text:span></text:p>
      <text:p text:style-name="P5"><text:span text:style-name="T24">1839 <text:s/></text:span><text:s text:c="12"/></text:p>
      <text:p text:style-name="P3"><text:span text:style-name="T25">1840 <text:s/></text:span><text:span text:style-name="T29"><text:s text:c="12"/></text:span><text:span text:style-name="T38">parsed_generation</text:span><text:span text:style-name="T29">[</text:span><text:span text:style-name="T76">"genes"</text:span><text:span text:style-name="T29">] </text:span><text:span text:style-name="T45">=</text:span><text:span text:style-name="T29"> </text:span><text:span text:style-name="T38">from_string_to_combos</text:span><text:span text:style-name="T29">(</text:span><text:span text:style-name="T38">generation</text:span><text:span text:style-name="T29">[</text:span><text:span text:style-name="T76">"g"</text:span><text:span text:style-name="T29">])</text:span></text:p>
      <text:p text:style-name="P3"><text:span text:style-name="T25">1841 <text:s/></text:span><text:span text:style-name="T29"><text:s text:c="12"/></text:span><text:span text:style-name="T38">parsed_data</text:span><text:span text:style-name="T29">[</text:span><text:span text:style-name="T76">"dataGenerations"</text:span><text:span text:style-name="T29">]</text:span><text:span text:style-name="T45">.</text:span><text:span text:style-name="T38">append</text:span><text:span text:style-name="T29">(</text:span><text:span text:style-name="T38">parsed_generation</text:span><text:span text:style-name="T29">)</text:span></text:p>
      <text:p text:style-name="P4">1842 <text:s/></text:p>
      <text:p text:style-name="P3"><text:span text:style-name="T25">1843 <text:s/></text:span><text:span text:style-name="T29"><text:s text:c="8"/></text:span><text:span text:style-name="T45">return</text:span><text:span text:style-name="T29"> </text:span><text:span text:style-name="T38">parsed_data</text:span></text:p>
      <text:p text:style-name="P5"><text:span text:style-name="T24">1844 <text:s/></text:span><text:s text:c="4"/></text:p>
      <text:p text:style-name="P3"><text:span text:style-name="T25">1845 <text:s/></text:span><text:span text:style-name="T45">def</text:span><text:span text:style-name="T29"> </text:span><text:span text:style-name="T68">analyse</text:span><text:span text:style-name="T29">(</text:span><text:span text:style-name="T38">filename</text:span><text:span text:style-name="T29">):</text:span></text:p>
      <text:p text:style-name="P3"><text:span text:style-name="T25">1846 <text:s/></text:span><text:span text:style-name="T29"><text:s text:c="4"/></text:span><text:span text:style-name="T76">"""</text:span></text:p>
      <text:p text:style-name="P2"><text:span text:style-name="T24">1847 <text:s/></text:span><text:s text:c="4"/>Prend en paramètre un dictionnaire généré par la fonction unserializeJson</text:p>
      <text:p text:style-name="P2"><text:span text:style-name="T24">1848 <text:s/></text:span><text:s text:c="4"/>et renvoie un dictionnaire contenant les données analysées</text:p>
      <text:p text:style-name="P2"><text:span text:style-name="T24">1849 <text:s/></text:span><text:s text:c="4"/>"""</text:p>
      <text:p text:style-name="P3"><text:span text:style-name="T25">1850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Désérialisation du fichier {}..."</text:span><text:span text:style-name="T45">.</text:span><text:span text:style-name="T38">format</text:span><text:span text:style-name="T29">(</text:span><text:span text:style-name="T38">filename</text:span><text:span text:style-name="T29">))</text:span></text:p>
      <text:p text:style-name="P3"><text:span text:style-name="T25">1851 <text:s/></text:span><text:span text:style-name="T29"><text:s text:c="4"/></text:span><text:span text:style-name="T61"># Récupère les données</text:span></text:p>
      <text:p text:style-name="P3"><text:span text:style-name="T25">1852 <text:s/></text:span><text:span text:style-name="T29"><text:s text:c="4"/></text:span><text:span text:style-name="T38">data</text:span><text:span text:style-name="T29"> </text:span><text:span text:style-name="T45">=</text:span><text:span text:style-name="T29"> </text:span><text:span text:style-name="T38">unserializeJson</text:span><text:span text:style-name="T29">(</text:span><text:span text:style-name="T38">filename</text:span><text:span text:style-name="T29">)</text:span></text:p>
      <text:p text:style-name="P4">1853 <text:s/></text:p>
      <text:p text:style-name="P3"><text:span text:style-name="T25">1854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Désérialisation terminée !\n"</text:span><text:span text:style-name="T29">)</text:span></text:p>
      <text:p text:style-name="P5"><text:span text:style-name="T24">1855 <text:s/></text:span><text:s text:c="4"/></text:p>
      <text:p text:style-name="P3"><text:span text:style-name="T25">1856 <text:s/></text:span><text:span text:style-name="T29"><text:s text:c="4"/></text:span><text:span text:style-name="T61">### Histogramme des figures les plus utilisées</text:span></text:p>
      <text:p text:style-name="P3"><text:span text:style-name="T25">1857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Création de l'histogramme des figures les plus utilisées..."</text:span><text:span text:style-name="T29">)</text:span></text:p>
      <text:p text:style-name="P3"><text:span text:style-name="T25">1858 <text:s/></text:span><text:span text:style-name="T29"><text:s text:c="4"/></text:span><text:span text:style-name="T61"># Comptage le nombre de fois que chaque figure est utilisée</text:span></text:p>
      <text:p text:style-name="P3"><text:span text:style-name="T25">1859 <text:s/></text:span><text:span text:style-name="T29"><text:s text:c="4"/></text:span><text:span text:style-name="T38">count</text:span><text:span text:style-name="T29"> </text:span><text:span text:style-name="T45">=</text:span><text:span text:style-name="T29"> {}</text:span></text:p>
      <text:p text:style-name="P3"><text:span text:style-name="T25">1860 <text:s/></text:span><text:span text:style-name="T29"><text:s text:c="4"/></text:span><text:span text:style-name="T45">for</text:span><text:span text:style-name="T29"> </text:span><text:span text:style-name="T38">generation</text:span><text:span text:style-name="T29"> </text:span><text:span text:style-name="T45">in</text:span><text:span text:style-name="T29"> </text:span><text:span text:style-name="T38">data</text:span><text:span text:style-name="T29">[</text:span><text:span text:style-name="T76">"dataGenerations"</text:span><text:span text:style-name="T29">]:</text:span></text:p>
      <text:p text:style-name="P3"><text:span text:style-name="T25">1861 <text:s/></text:span><text:span text:style-name="T29"><text:s text:c="8"/></text:span><text:span text:style-name="T45">for</text:span><text:span text:style-name="T29"> </text:span><text:span text:style-name="T38">gene</text:span><text:span text:style-name="T29"> </text:span><text:span text:style-name="T45">in</text:span><text:span text:style-name="T29"> </text:span><text:span text:style-name="T38">generation</text:span><text:span text:style-name="T29">[</text:span><text:span text:style-name="T76">"genes"</text:span><text:span text:style-name="T29">]:</text:span></text:p>
      <text:p text:style-name="P3"><text:span text:style-name="T25">1862 <text:s/></text:span><text:span text:style-name="T29"><text:s text:c="12"/></text:span><text:span text:style-name="T45">if</text:span><text:span text:style-name="T29"> </text:span><text:span text:style-name="T45">str</text:span><text:span text:style-name="T29">(</text:span><text:span text:style-name="T38">gene</text:span><text:span text:style-name="T29">[</text:span><text:span text:style-name="T54">1</text:span><text:span text:style-name="T29">]) </text:span><text:span text:style-name="T45">in</text:span><text:span text:style-name="T29"> </text:span><text:span text:style-name="T38">count</text:span><text:span text:style-name="T29">:</text:span></text:p>
      <text:p text:style-name="P3"><text:span text:style-name="T25">1863 <text:s/></text:span><text:span text:style-name="T29"><text:s text:c="16"/></text:span><text:span text:style-name="T38">count</text:span><text:span text:style-name="T29">[</text:span><text:span text:style-name="T45">str</text:span><text:span text:style-name="T29">(</text:span><text:span text:style-name="T38">gene</text:span><text:span text:style-name="T29">[</text:span><text:span text:style-name="T54">1</text:span><text:span text:style-name="T29">])] </text:span><text:span text:style-name="T45">+=</text:span><text:span text:style-name="T29"> </text:span><text:span text:style-name="T54">1</text:span></text:p>
      <text:p text:style-name="P3"><text:span text:style-name="T25">1864 <text:s/></text:span><text:span text:style-name="T29"><text:s text:c="12"/></text:span><text:span text:style-name="T45">else</text:span><text:span text:style-name="T29">:</text:span></text:p>
      <text:p text:style-name="P3"><text:span text:style-name="T25">1865 <text:s/></text:span><text:span text:style-name="T29"><text:s text:c="16"/></text:span><text:span text:style-name="T38">count</text:span><text:span text:style-name="T29">[</text:span><text:span text:style-name="T45">str</text:span><text:span text:style-name="T29">(</text:span><text:span text:style-name="T38">gene</text:span><text:span text:style-name="T29">[</text:span><text:span text:style-name="T54">1</text:span><text:span text:style-name="T29">])] </text:span><text:span text:style-name="T45">=</text:span><text:span text:style-name="T29"> </text:span><text:span text:style-name="T54">1</text:span></text:p>
      <text:p text:style-name="P4">1866 <text:s/></text:p>
      <text:p text:style-name="P3"><text:span text:style-name="T25">1867 <text:s/></text:span><text:span text:style-name="T29"><text:s text:c="4"/></text:span><text:span text:style-name="T61"># Ramène les valeurs sous forme de fréquence</text:span></text:p>
      <text:p text:style-name="P3"><text:span text:style-name="T25">1868 <text:s/></text:span><text:span text:style-name="T29"><text:s text:c="4"/></text:span><text:span text:style-name="T38">list_figures</text:span><text:span text:style-name="T29"> </text:span><text:span text:style-name="T45">=</text:span><text:span text:style-name="T29"> []</text:span></text:p>
      <text:p text:style-name="P3"><text:span text:style-name="T25">1869 <text:s/></text:span><text:span text:style-name="T29"><text:s text:c="4"/></text:span><text:span text:style-name="T38">list_count</text:span><text:span text:style-name="T29"> </text:span><text:span text:style-name="T45">=</text:span><text:span text:style-name="T29"> []</text:span></text:p>
      <text:p text:style-name="P3"><text:span text:style-name="T25">1870 <text:s/></text:span><text:span text:style-name="T29"><text:s text:c="4"/></text:span><text:span text:style-name="T45">for</text:span><text:span text:style-name="T29"> </text:span><text:span text:style-name="T38">key</text:span><text:span text:style-name="T29">, </text:span><text:span text:style-name="T38">value</text:span><text:span text:style-name="T29"> </text:span><text:span text:style-name="T45">in</text:span><text:span text:style-name="T29"> </text:span><text:span text:style-name="T38">count</text:span><text:span text:style-name="T45">.</text:span><text:span text:style-name="T38">items</text:span><text:span text:style-name="T29">():</text:span></text:p>
      <text:p text:style-name="P3"><text:span text:style-name="T25">1871 <text:s/></text:span><text:span text:style-name="T29"><text:s text:c="8"/></text:span><text:span text:style-name="T38">list_figures</text:span><text:span text:style-name="T45">.</text:span><text:span text:style-name="T38">append</text:span><text:span text:style-name="T29">(</text:span><text:span text:style-name="T38">key</text:span><text:span text:style-name="T29">)</text:span></text:p>
      <text:p text:style-name="P3"><text:span text:style-name="T25">1872 <text:s/></text:span><text:span text:style-name="T29"><text:s text:c="8"/></text:span><text:span text:style-name="T38">list_count</text:span><text:span text:style-name="T45">.</text:span><text:span text:style-name="T38">append</text:span><text:span text:style-name="T29">(</text:span><text:span text:style-name="T38">value</text:span><text:span text:style-name="T29">)</text:span></text:p>
      <text:p text:style-name="P4">1873 <text:s/></text:p>
      <text:p text:style-name="P3"><text:span text:style-name="T25">1874 <text:s/></text:span><text:span text:style-name="T29"><text:s text:c="4"/></text:span><text:span text:style-name="T45">for</text:span><text:span text:style-name="T29"> </text:span><text:span text:style-name="T38">key</text:span><text:span text:style-name="T29"> </text:span><text:span text:style-name="T45">in</text:span><text:span text:style-name="T29"> </text:span><text:span text:style-name="T38">FIGURES</text:span><text:span text:style-name="T45">.</text:span><text:span text:style-name="T38">keys</text:span><text:span text:style-name="T29">():</text:span></text:p>
      <text:p text:style-name="P3"><text:span text:style-name="T25">1875 <text:s/></text:span><text:span text:style-name="T29"><text:s text:c="8"/></text:span><text:span text:style-name="T45">if</text:span><text:span text:style-name="T29"> </text:span><text:span text:style-name="T38">key</text:span><text:span text:style-name="T29"> </text:span><text:span text:style-name="T45">not</text:span><text:span text:style-name="T29"> </text:span><text:span text:style-name="T45">in</text:span><text:span text:style-name="T29"> </text:span><text:span text:style-name="T38">list_figures</text:span><text:span text:style-name="T29">:</text:span></text:p>
      <text:p text:style-name="P3"><text:span text:style-name="T25">1876 <text:s/></text:span><text:span text:style-name="T29"><text:s text:c="12"/></text:span><text:span text:style-name="T38">list_figures</text:span><text:span text:style-name="T45">.</text:span><text:span text:style-name="T38">append</text:span><text:span text:style-name="T29">(</text:span><text:span text:style-name="T38">key</text:span><text:span text:style-name="T29">)</text:span></text:p>
      <text:p text:style-name="P3"><text:span text:style-name="T25">1877 <text:s/></text:span><text:span text:style-name="T29"><text:s text:c="12"/></text:span><text:span text:style-name="T38">list_count</text:span><text:span text:style-name="T45">.</text:span><text:span text:style-name="T38">append</text:span><text:span text:style-name="T29">(</text:span><text:span text:style-name="T54">0</text:span><text:span text:style-name="T29">)</text:span></text:p>
      <text:p text:style-name="P4">1878 <text:s/></text:p>
      <text:p text:style-name="P3"><text:span text:style-name="T25">1879 <text:s/></text:span><text:span text:style-name="T29"><text:s text:c="4"/></text:span><text:span text:style-name="T38">list_figures</text:span><text:span text:style-name="T29"> </text:span><text:span text:style-name="T45">=</text:span><text:span text:style-name="T29"> </text:span><text:span text:style-name="T38">np</text:span><text:span text:style-name="T45">.</text:span><text:span text:style-name="T38">array</text:span><text:span text:style-name="T29">(</text:span><text:span text:style-name="T38">list_figures</text:span><text:span text:style-name="T29">)</text:span></text:p>
      <text:p text:style-name="P3"><text:span text:style-name="T25">1880 <text:s/></text:span><text:span text:style-name="T29"><text:s text:c="4"/></text:span><text:span text:style-name="T38">list_count</text:span><text:span text:style-name="T29"> </text:span><text:span text:style-name="T45">=</text:span><text:span text:style-name="T29"> </text:span><text:span text:style-name="T38">np</text:span><text:span text:style-name="T45">.</text:span><text:span text:style-name="T38">array</text:span><text:span text:style-name="T29">(</text:span><text:span text:style-name="T38">list_count</text:span><text:span text:style-name="T29">)</text:span></text:p>
      <text:p text:style-name="P3"><text:span text:style-name="T25">1881 <text:s/></text:span><text:span text:style-name="T29"><text:s text:c="4"/></text:span><text:span text:style-name="T38">nb_generations</text:span><text:span text:style-name="T29"> </text:span><text:span text:style-name="T45">=</text:span><text:span text:style-name="T29"> </text:span><text:span text:style-name="T45">len</text:span><text:span text:style-name="T29">(</text:span><text:span text:style-name="T38">data</text:span><text:span text:style-name="T29">[</text:span><text:span text:style-name="T76">"dataGenerations"</text:span><text:span text:style-name="T29">])</text:span><text:span text:style-name="T45">/</text:span><text:span text:style-name="T38">NUMBER_OF_CHROMOSOME_TO_KEEP</text:span></text:p>
      <text:p text:style-name="P4">1882 <text:s/></text:p>
      <text:p text:style-name="P3"><text:span text:style-name="T25">1883 <text:s/></text:span><text:span text:style-name="T29"><text:s text:c="4"/></text:span><text:span text:style-name="T38">list_count</text:span><text:span text:style-name="T29"> </text:span><text:span text:style-name="T45">=</text:span><text:span text:style-name="T29"> </text:span><text:span text:style-name="T38">list_count</text:span><text:span text:style-name="T45">/</text:span><text:span text:style-name="T38">list_count</text:span><text:span text:style-name="T45">.</text:span><text:span text:style-name="T38">sum</text:span><text:span text:style-name="T29">()</text:span></text:p>
      <text:p text:style-name="P4">1884 <text:s/></text:p>
      <text:p text:style-name="P3"><text:span text:style-name="T25">1885 <text:s/></text:span><text:span text:style-name="T29"><text:s text:c="4"/></text:span><text:span text:style-name="T61"># Tri par insertion des deux listes par ordre lexicographique croissant</text:span></text:p>
      <text:p text:style-name="P3"><text:span text:style-name="T25">1886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54">1</text:span><text:span text:style-name="T29">, </text:span><text:span text:style-name="T45">len</text:span><text:span text:style-name="T29">(</text:span><text:span text:style-name="T38">list_figures</text:span><text:span text:style-name="T29">)):</text:span></text:p>
      <text:p text:style-name="P3"><text:span text:style-name="T25">1887 <text:s/></text:span><text:span text:style-name="T29"><text:s text:c="8"/></text:span><text:span text:style-name="T38">j</text:span><text:span text:style-name="T29"> </text:span><text:span text:style-name="T45">=</text:span><text:span text:style-name="T29"> </text:span><text:span text:style-name="T38">i</text:span></text:p>
      <text:p text:style-name="P3"><text:span text:style-name="T25">1888 <text:s/></text:span><text:span text:style-name="T29"><text:s text:c="8"/></text:span><text:span text:style-name="T45">while</text:span><text:span text:style-name="T29"> </text:span><text:span text:style-name="T38">j</text:span><text:span text:style-name="T29"> </text:span><text:span text:style-name="T45">&gt;</text:span><text:span text:style-name="T29"> </text:span><text:span text:style-name="T54">0</text:span><text:span text:style-name="T29"> </text:span><text:span text:style-name="T45">and</text:span><text:span text:style-name="T29"> </text:span><text:span text:style-name="T38">list_figures</text:span><text:span text:style-name="T29">[</text:span><text:span text:style-name="T38">j</text:span><text:span text:style-name="T45">-</text:span><text:span text:style-name="T54">1</text:span><text:span text:style-name="T29">] </text:span><text:span text:style-name="T45">&gt;</text:span><text:span text:style-name="T29"> </text:span><text:span text:style-name="T38">list_figures</text:span><text:span text:style-name="T29">[</text:span><text:span text:style-name="T38">j</text:span><text:span text:style-name="T29">]:</text:span></text:p>
      <text:p text:style-name="P3"><text:span text:style-name="T25">1889 <text:s/></text:span><text:span text:style-name="T29"><text:s text:c="12"/></text:span><text:span text:style-name="T61"># Swaping</text:span></text:p>
      <text:p text:style-name="P3"><text:span text:style-name="T25">1890 <text:s/></text:span><text:span text:style-name="T29"><text:s text:c="12"/></text:span><text:span text:style-name="T38">list_figures</text:span><text:span text:style-name="T29">[</text:span><text:span text:style-name="T38">j</text:span><text:span text:style-name="T45">-</text:span><text:span text:style-name="T54">1</text:span><text:span text:style-name="T29">], </text:span><text:span text:style-name="T38">list_figures</text:span><text:span text:style-name="T29">[</text:span><text:span text:style-name="T38">j</text:span><text:span text:style-name="T29">] </text:span><text:span text:style-name="T45">=</text:span><text:span text:style-name="T29"> </text:span><text:span text:style-name="T38">list_figures</text:span><text:span text:style-name="T29">[</text:span><text:span text:style-name="T38">j</text:span><text:span text:style-name="T29">], </text:span><text:span text:style-name="T38">list_figures</text:span><text:span text:style-name="T29">[</text:span><text:span text:style-name="T38">j</text:span><text:span text:style-name="T45">-</text:span><text:span text:style-name="T54">1</text:span><text:span text:style-name="T29">]</text:span></text:p>
      <text:p text:style-name="P3"><text:span text:style-name="T25">1891 <text:s/></text:span><text:span text:style-name="T29"><text:s text:c="12"/></text:span><text:span text:style-name="T38">list_count</text:span><text:span text:style-name="T29">[</text:span><text:span text:style-name="T38">j</text:span><text:span text:style-name="T45">-</text:span><text:span text:style-name="T54">1</text:span><text:span text:style-name="T29">], </text:span><text:span text:style-name="T38">list_count</text:span><text:span text:style-name="T29">[</text:span><text:span text:style-name="T38">j</text:span><text:span text:style-name="T29">] </text:span><text:span text:style-name="T45">=</text:span><text:span text:style-name="T29"> </text:span><text:span text:style-name="T38">list_count</text:span><text:span text:style-name="T29">[</text:span><text:span text:style-name="T38">j</text:span><text:span text:style-name="T29">], </text:span><text:span text:style-name="T38">list_count</text:span><text:span text:style-name="T29">[</text:span><text:span text:style-name="T38">j</text:span><text:span text:style-name="T45">-</text:span><text:span text:style-name="T54">1</text:span><text:span text:style-name="T29">]</text:span></text:p>
      <text:p text:style-name="P3"><text:span text:style-name="T25">1892 <text:s/></text:span><text:span text:style-name="T29"><text:s text:c="12"/></text:span><text:span text:style-name="T38">j</text:span><text:span text:style-name="T29"> </text:span><text:span text:style-name="T45">-=</text:span><text:span text:style-name="T29"> </text:span><text:span text:style-name="T54">1</text:span></text:p>
      <text:p text:style-name="P4">1893 <text:s/></text:p>
      <text:p text:style-name="P3"><text:span text:style-name="T25">1894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Histogramme des figures utilisées créé !\n"</text:span><text:span text:style-name="T29">)</text:span></text:p>
      <text:p text:style-name="P5"><text:span text:style-name="T24">1895 <text:s/></text:span><text:s text:c="4"/></text:p>
      <text:p text:style-name="P3"><text:span text:style-name="T25">1896 <text:s/></text:span><text:span text:style-name="T29"><text:s text:c="4"/></text:span><text:span text:style-name="T61">### Evolution de la fitness au cours des générations</text:span></text:p>
      <text:p text:style-name="P3"><text:span text:style-name="T25">1897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Création de l'évolution de la fitness au cours des générations..."</text:span><text:span text:style-name="T29">)</text:span></text:p>
      <text:p text:style-name="P4">1898 <text:s/></text:p>
      <text:p text:style-name="P3"><text:span text:style-name="T25">1899 <text:s/></text:span><text:span text:style-name="T29"><text:s text:c="4"/></text:span><text:span text:style-name="T38">list_fitness</text:span><text:span text:style-name="T29"> </text:span><text:span text:style-name="T45">=</text:span><text:span text:style-name="T29"> []</text:span></text:p>
      <text:p text:style-name="P3"><text:span text:style-name="T25">1900 <text:s/></text:span><text:span text:style-name="T29"><text:s text:c="4"/></text:span><text:span text:style-name="T45">for</text:span><text:span text:style-name="T29"> </text:span><text:span text:style-name="T38">generation</text:span><text:span text:style-name="T29"> </text:span><text:span text:style-name="T45">in</text:span><text:span text:style-name="T29"> </text:span><text:span text:style-name="T38">data</text:span><text:span text:style-name="T29">[</text:span><text:span text:style-name="T76">"dataGenerations"</text:span><text:span text:style-name="T29">]:</text:span></text:p>
      <text:p text:style-name="P3"><text:span text:style-name="T25">1901 <text:s/></text:span><text:span text:style-name="T29"><text:s text:c="8"/></text:span><text:span text:style-name="T38">list_fitness</text:span><text:span text:style-name="T45">.</text:span><text:span text:style-name="T38">append</text:span><text:span text:style-name="T29">(</text:span><text:span text:style-name="T38">generation</text:span><text:span text:style-name="T29">[</text:span><text:span text:style-name="T76">"fitness"</text:span><text:span text:style-name="T29">])</text:span></text:p>
      <text:p text:style-name="P3"><text:span text:style-name="T25">1902 <text:s/></text:span><text:span text:style-name="T29"><text:s text:c="4"/></text:span><text:span text:style-name="T38">list_fitness</text:span><text:span text:style-name="T29"> </text:span><text:span text:style-name="T45">=</text:span><text:span text:style-name="T29"> </text:span><text:span text:style-name="T38">np</text:span><text:span text:style-name="T45">.</text:span><text:span text:style-name="T38">array</text:span><text:span text:style-name="T29">(</text:span><text:span text:style-name="T38">list_fitness</text:span><text:span text:style-name="T29">)</text:span></text:p>
      <text:p text:style-name="P4">1903 <text:s/></text:p>
      <text:p text:style-name="P4">1904 <text:s/></text:p>
      <text:p text:style-name="P3"><text:span text:style-name="T25">1905 <text:s/></text:span><text:span text:style-name="T29"><text:s text:c="4"/></text:span><text:span text:style-name="T61"># Fait une liste de la moyenne des fitness par génération</text:span></text:p>
      <text:p text:style-name="P3"><text:span text:style-name="T25">1906 <text:s/></text:span><text:span text:style-name="T29"><text:s text:c="4"/></text:span><text:span text:style-name="T38">list_fitness_moy</text:span><text:span text:style-name="T29"> </text:span><text:span text:style-name="T45">=</text:span><text:span text:style-name="T29"> [</text:span><text:span text:style-name="T45">sum</text:span><text:span text:style-name="T29">(</text:span><text:span text:style-name="T38">list_fitness</text:span><text:span text:style-name="T29">[</text:span><text:span text:style-name="T38">i</text:span><text:span text:style-name="T29">:</text:span><text:span text:style-name="T38">i</text:span><text:span text:style-name="T45">+</text:span><text:span text:style-name="T38">NUMBER_OF_CHROMOSOME_TO_KEEP</text:span><text:span text:style-name="T29">])</text:span></text:p>
      <text:p text:style-name="P3"><text:span text:style-name="T25">1907 <text:s/></text:span><text:span text:style-name="T29"><text:s text:c="20"/></text:span><text:span text:style-name="T45">/</text:span><text:span text:style-name="T38">NUMBER_OF_CHROMOSOME_TO_KEEP</text:span></text:p>
      <text:p text:style-name="P3"><text:span text:style-name="T25">1908 <text:s/></text:span><text:span text:style-name="T29"><text:s text:c="20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54">0</text:span><text:span text:style-name="T29">, </text:span><text:span text:style-name="T45">len</text:span><text:span text:style-name="T29">(</text:span><text:span text:style-name="T38">list_fitness</text:span><text:span text:style-name="T29">), </text:span><text:span text:style-name="T38">NUMBER_OF_CHROMOSOME_TO_KEEP</text:span><text:span text:style-name="T29">)]</text:span></text:p>
      <text:p text:style-name="P5"><text:span text:style-name="T24">1909 <text:s/></text:span><text:s text:c="4"/></text:p>
      <text:p text:style-name="P3"><text:span text:style-name="T25">1910 <text:s/></text:span><text:span text:style-name="T29"><text:s text:c="4"/></text:span><text:span text:style-name="T38">list_fitness_moy</text:span><text:span text:style-name="T29"> </text:span><text:span text:style-name="T45">=</text:span><text:span text:style-name="T29"> </text:span><text:span text:style-name="T38">np</text:span><text:span text:style-name="T45">.</text:span><text:span text:style-name="T38">array</text:span><text:span text:style-name="T29">(</text:span><text:span text:style-name="T38">list_fitness_moy</text:span><text:span text:style-name="T29">)</text:span></text:p>
      <text:p text:style-name="P3"><text:soft-page-break/><text:span text:style-name="T25">1911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Evolution de la fitness au cours des générations créée !\n"</text:span><text:span text:style-name="T29">)</text:span></text:p>
      <text:p text:style-name="P5"><text:span text:style-name="T24">1912 <text:s/></text:span><text:s text:c="4"/></text:p>
      <text:p text:style-name="P3"><text:span text:style-name="T25">1913 <text:s/></text:span><text:span text:style-name="T29"><text:s text:c="4"/></text:span><text:span text:style-name="T61">### Utilisation des cases au cours des générations</text:span></text:p>
      <text:p text:style-name="P3"><text:span text:style-name="T25">1914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Création de l'utilisation des cases au cours des générations..."</text:span><text:span text:style-name="T29">)</text:span></text:p>
      <text:p text:style-name="P3"><text:span text:style-name="T25">1915 <text:s/></text:span><text:span text:style-name="T29"><text:s text:c="4"/></text:span><text:span text:style-name="T38">cases</text:span><text:span text:style-name="T29"> </text:span><text:span text:style-name="T45">=</text:span><text:span text:style-name="T29"> [[</text:span><text:span text:style-name="T54">0</text:span><text:span text:style-name="T29"> </text:span><text:span text:style-name="T45">for</text:span><text:span text:style-name="T29"> </text:span><text:span text:style-name="T38">_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data</text:span><text:span text:style-name="T29">[</text:span><text:span text:style-name="T76">"field"</text:span><text:span text:style-name="T29">][</text:span><text:span text:style-name="T76">"height"</text:span><text:span text:style-name="T29">])] </text:span></text:p>
      <text:p text:style-name="P3"><text:span text:style-name="T25">1916 <text:s/></text:span><text:span text:style-name="T29"><text:s text:c="13"/></text:span><text:span text:style-name="T45">for</text:span><text:span text:style-name="T29"> </text:span><text:span text:style-name="T38">_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data</text:span><text:span text:style-name="T29">[</text:span><text:span text:style-name="T76">"field"</text:span><text:span text:style-name="T29">][</text:span><text:span text:style-name="T76">"width"</text:span><text:span text:style-name="T29">])]</text:span></text:p>
      <text:p text:style-name="P4">1917 <text:s/></text:p>
      <text:p text:style-name="P3"><text:span text:style-name="T25">1918 <text:s/></text:span><text:span text:style-name="T29"><text:s text:c="4"/></text:span><text:span text:style-name="T61"># Comptage du nombre de fois que chaque case est utilisée</text:span></text:p>
      <text:p text:style-name="P3"><text:span text:style-name="T25">1919 <text:s/></text:span><text:span text:style-name="T29"><text:s text:c="4"/></text:span><text:span text:style-name="T45">for</text:span><text:span text:style-name="T29"> </text:span><text:span text:style-name="T38">generation</text:span><text:span text:style-name="T29"> </text:span><text:span text:style-name="T45">in</text:span><text:span text:style-name="T29"> </text:span><text:span text:style-name="T38">data</text:span><text:span text:style-name="T29">[</text:span><text:span text:style-name="T76">"dataGenerations"</text:span><text:span text:style-name="T29">]:</text:span></text:p>
      <text:p text:style-name="P3"><text:span text:style-name="T25">1920 <text:s/></text:span><text:span text:style-name="T29"><text:s text:c="8"/></text:span><text:span text:style-name="T45">for</text:span><text:span text:style-name="T29"> </text:span><text:span text:style-name="T38">gene</text:span><text:span text:style-name="T29"> </text:span><text:span text:style-name="T45">in</text:span><text:span text:style-name="T29"> </text:span><text:span text:style-name="T38">generation</text:span><text:span text:style-name="T29">[</text:span><text:span text:style-name="T76">"genes"</text:span><text:span text:style-name="T29">]:</text:span></text:p>
      <text:p text:style-name="P3"><text:span text:style-name="T25">1921 <text:s/></text:span><text:span text:style-name="T29"><text:s text:c="12"/></text:span><text:span text:style-name="T38">cases</text:span><text:span text:style-name="T29">[</text:span><text:span text:style-name="T38">gene</text:span><text:span text:style-name="T29">[</text:span><text:span text:style-name="T54">0</text:span><text:span text:style-name="T29">][</text:span><text:span text:style-name="T54">1</text:span><text:span text:style-name="T29">]][</text:span><text:span text:style-name="T38">gene</text:span><text:span text:style-name="T29">[</text:span><text:span text:style-name="T54">0</text:span><text:span text:style-name="T29">][</text:span><text:span text:style-name="T54">0</text:span><text:span text:style-name="T29">]] </text:span><text:span text:style-name="T45">+=</text:span><text:span text:style-name="T29"> </text:span><text:span text:style-name="T54">1</text:span></text:p>
      <text:p text:style-name="P4">1922 <text:s/></text:p>
      <text:p text:style-name="P3"><text:span text:style-name="T25">1923 <text:s/></text:span><text:span text:style-name="T29"><text:s text:c="4"/></text:span><text:span text:style-name="T61"># Récupération la case la plus utilisée</text:span></text:p>
      <text:p text:style-name="P3"><text:span text:style-name="T25">1924 <text:s/></text:span><text:span text:style-name="T29"><text:s text:c="4"/></text:span><text:span text:style-name="T38">max_case</text:span><text:span text:style-name="T29"> </text:span><text:span text:style-name="T45">=</text:span><text:span text:style-name="T29"> </text:span><text:span text:style-name="T45">max</text:span><text:span text:style-name="T29">(</text:span><text:span text:style-name="T38">case</text:span><text:span text:style-name="T29"> </text:span><text:span text:style-name="T45">for</text:span><text:span text:style-name="T29"> </text:span><text:span text:style-name="T38">line</text:span><text:span text:style-name="T29"> </text:span><text:span text:style-name="T45">in</text:span><text:span text:style-name="T29"> </text:span><text:span text:style-name="T38">cases</text:span><text:span text:style-name="T29"> </text:span><text:span text:style-name="T45">for</text:span><text:span text:style-name="T29"> </text:span><text:span text:style-name="T38">case</text:span><text:span text:style-name="T29"> </text:span><text:span text:style-name="T45">in</text:span><text:span text:style-name="T29"> </text:span><text:span text:style-name="T38">line</text:span><text:span text:style-name="T29">)</text:span></text:p>
      <text:p text:style-name="P4">1925 <text:s/></text:p>
      <text:p text:style-name="P3"><text:span text:style-name="T25">1926 <text:s/></text:span><text:span text:style-name="T29"><text:s text:c="4"/></text:span><text:span text:style-name="T61"># Ramène les valeurs à une fréquence d'utilisation</text:span></text:p>
      <text:p text:style-name="P3"><text:span text:style-name="T25">1927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cases</text:span><text:span text:style-name="T29">)):</text:span></text:p>
      <text:p text:style-name="P3"><text:span text:style-name="T25">1928 <text:s/></text:span><text:span text:style-name="T29"><text:s text:c="8"/>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cases</text:span><text:span text:style-name="T29">[</text:span><text:span text:style-name="T38">i</text:span><text:span text:style-name="T29">])):</text:span></text:p>
      <text:p text:style-name="P3"><text:span text:style-name="T25">1929 <text:s/></text:span><text:span text:style-name="T29"><text:s text:c="12"/></text:span><text:span text:style-name="T38">cases</text:span><text:span text:style-name="T29">[</text:span><text:span text:style-name="T38">i</text:span><text:span text:style-name="T29">][</text:span><text:span text:style-name="T38">j</text:span><text:span text:style-name="T29">] </text:span><text:span text:style-name="T45">=</text:span><text:span text:style-name="T29"> </text:span><text:span text:style-name="T38">cases</text:span><text:span text:style-name="T29">[</text:span><text:span text:style-name="T38">i</text:span><text:span text:style-name="T29">][</text:span><text:span text:style-name="T38">j</text:span><text:span text:style-name="T29">]</text:span><text:span text:style-name="T45">/</text:span><text:span text:style-name="T38">max_case</text:span></text:p>
      <text:p text:style-name="P4">1930 <text:s/></text:p>
      <text:p text:style-name="P3"><text:span text:style-name="T25">1931 <text:s/></text:span><text:span text:style-name="T29"><text:s text:c="4"/></text:span><text:span text:style-name="T61"># Création de la matrice d'utilisation des cases</text:span></text:p>
      <text:p text:style-name="P3"><text:span text:style-name="T25">1932 <text:s/></text:span><text:span text:style-name="T29"><text:s text:c="4"/></text:span><text:span text:style-name="T38">freq_matrice</text:span><text:span text:style-name="T29"> </text:span><text:span text:style-name="T45">=</text:span><text:span text:style-name="T29"> </text:span><text:span text:style-name="T38">np</text:span><text:span text:style-name="T45">.</text:span><text:span text:style-name="T38">zeros</text:span><text:span text:style-name="T29">((</text:span><text:span text:style-name="T45">len</text:span><text:span text:style-name="T29">(</text:span><text:span text:style-name="T38">cases</text:span><text:span text:style-name="T29">), </text:span><text:span text:style-name="T45">len</text:span><text:span text:style-name="T29">(</text:span><text:span text:style-name="T38">cases</text:span><text:span text:style-name="T29">[</text:span><text:span text:style-name="T54">0</text:span><text:span text:style-name="T29">])))</text:span></text:p>
      <text:p text:style-name="P3"><text:span text:style-name="T25">1933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cases</text:span><text:span text:style-name="T29">)):</text:span></text:p>
      <text:p text:style-name="P3"><text:span text:style-name="T25">1934 <text:s/></text:span><text:span text:style-name="T29"><text:s text:c="8"/>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cases</text:span><text:span text:style-name="T29">[</text:span><text:span text:style-name="T38">i</text:span><text:span text:style-name="T29">])):</text:span></text:p>
      <text:p text:style-name="P3"><text:span text:style-name="T25">1935 <text:s/></text:span><text:span text:style-name="T29"><text:s text:c="12"/></text:span><text:span text:style-name="T38">freq_matrice</text:span><text:span text:style-name="T29">[</text:span><text:span text:style-name="T38">i</text:span><text:span text:style-name="T29">][</text:span><text:span text:style-name="T38">j</text:span><text:span text:style-name="T29">] </text:span><text:span text:style-name="T45">=</text:span><text:span text:style-name="T29"> </text:span><text:span text:style-name="T38">cases</text:span><text:span text:style-name="T29">[</text:span><text:span text:style-name="T38">i</text:span><text:span text:style-name="T29">][</text:span><text:span text:style-name="T38">j</text:span><text:span text:style-name="T29">]</text:span></text:p>
      <text:p text:style-name="P4">1936 <text:s/></text:p>
      <text:p text:style-name="P3"><text:span text:style-name="T25">1937 <text:s/></text:span><text:span text:style-name="T29"><text:s text:c="4"/></text:span><text:span text:style-name="T61"># Creation d'une matrice représentant le mobilier du terrain</text:span></text:p>
      <text:p text:style-name="P3"><text:span text:style-name="T25">1938 <text:s/></text:span><text:span text:style-name="T29"><text:s text:c="4"/></text:span><text:span text:style-name="T38">terrain_matrice</text:span><text:span text:style-name="T29"> </text:span><text:span text:style-name="T45">=</text:span><text:span text:style-name="T29"> </text:span><text:span text:style-name="T38">np</text:span><text:span text:style-name="T45">.</text:span><text:span text:style-name="T38">zeros</text:span><text:span text:style-name="T29">((</text:span><text:span text:style-name="T38">data</text:span><text:span text:style-name="T29">[</text:span><text:span text:style-name="T76">"field"</text:span><text:span text:style-name="T29">][</text:span><text:span text:style-name="T76">"width"</text:span><text:span text:style-name="T29">], </text:span></text:p>
      <text:p text:style-name="P3"><text:span text:style-name="T25">1939 <text:s/></text:span><text:span text:style-name="T29"><text:s text:c="32"/></text:span><text:span text:style-name="T38">data</text:span><text:span text:style-name="T29">[</text:span><text:span text:style-name="T76">"field"</text:span><text:span text:style-name="T29">][</text:span><text:span text:style-name="T76">"height"</text:span><text:span text:style-name="T29">]))</text:span></text:p>
      <text:p text:style-name="P3"><text:span text:style-name="T25">1940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data</text:span><text:span text:style-name="T29">[</text:span><text:span text:style-name="T76">"field"</text:span><text:span text:style-name="T29">][</text:span><text:span text:style-name="T76">"width"</text:span><text:span text:style-name="T29">]):</text:span></text:p>
      <text:p text:style-name="P3"><text:span text:style-name="T25">1941 <text:s/></text:span><text:span text:style-name="T29"><text:s text:c="8"/>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data</text:span><text:span text:style-name="T29">[</text:span><text:span text:style-name="T76">"field"</text:span><text:span text:style-name="T29">][</text:span><text:span text:style-name="T76">"height"</text:span><text:span text:style-name="T29">]):</text:span></text:p>
      <text:p text:style-name="P3"><text:span text:style-name="T25">1942 <text:s/></text:span><text:span text:style-name="T29"><text:s text:c="12"/></text:span><text:span text:style-name="T38">terrain_matrice</text:span><text:span text:style-name="T29">[</text:span><text:span text:style-name="T38">i</text:span><text:span text:style-name="T29">][</text:span><text:span text:style-name="T38">j</text:span><text:span text:style-name="T29">] </text:span><text:span text:style-name="T45">=</text:span><text:span text:style-name="T29"> </text:span><text:span text:style-name="T38">data</text:span><text:span text:style-name="T29">[</text:span><text:span text:style-name="T76">"field"</text:span><text:span text:style-name="T29">][</text:span><text:span text:style-name="T76">"cases"</text:span><text:span text:style-name="T29">][</text:span><text:span text:style-name="T38">i</text:span><text:span text:style-name="T29">][</text:span><text:span text:style-name="T38">j</text:span><text:span text:style-name="T29">]</text:span><text:span text:style-name="T45">.</text:span><text:span text:style-name="T38">id</text:span></text:p>
      <text:p text:style-name="P5"><text:span text:style-name="T24">1943 <text:s/></text:span><text:s text:c="4"/></text:p>
      <text:p text:style-name="P3"><text:span text:style-name="T25">1944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Utilisation des cases au cours des générations créée !\n"</text:span><text:span text:style-name="T29">)</text:span></text:p>
      <text:p text:style-name="P4">1945 <text:s/></text:p>
      <text:p text:style-name="P3"><text:span text:style-name="T25">1946 <text:s/></text:span><text:span text:style-name="T29"><text:s text:c="4"/></text:span><text:span text:style-name="T61"># Trouve le chemin utilisé par l'athlete avec la meilleur fitness</text:span></text:p>
      <text:p text:style-name="P3"><text:span text:style-name="T25">1947 <text:s/></text:span><text:span text:style-name="T29"><text:s text:c="4"/></text:span><text:span text:style-name="T38">best_athlete</text:span><text:span text:style-name="T29"> </text:span><text:span text:style-name="T45">=</text:span><text:span text:style-name="T29"> {}</text:span></text:p>
      <text:p text:style-name="P3"><text:span text:style-name="T25">1948 <text:s/></text:span><text:span text:style-name="T29"><text:s text:c="4"/></text:span><text:span text:style-name="T38">best_fitness</text:span><text:span text:style-name="T29"> </text:span><text:span text:style-name="T45">=</text:span><text:span text:style-name="T29"> </text:span><text:span text:style-name="T45">-</text:span><text:span text:style-name="T54">1</text:span></text:p>
      <text:p text:style-name="P3"><text:span text:style-name="T25">1949 <text:s/></text:span><text:span text:style-name="T29"><text:s text:c="4"/></text:span><text:span text:style-name="T45">for</text:span><text:span text:style-name="T29"> </text:span><text:span text:style-name="T38">generation</text:span><text:span text:style-name="T29"> </text:span><text:span text:style-name="T45">in</text:span><text:span text:style-name="T29"> </text:span><text:span text:style-name="T38">data</text:span><text:span text:style-name="T29">[</text:span><text:span text:style-name="T76">"dataGenerations"</text:span><text:span text:style-name="T29">]:</text:span></text:p>
      <text:p text:style-name="P3"><text:span text:style-name="T25">1950 <text:s/></text:span><text:span text:style-name="T29"><text:s text:c="8"/></text:span><text:span text:style-name="T45">if</text:span><text:span text:style-name="T29"> </text:span><text:span text:style-name="T38">generation</text:span><text:span text:style-name="T29">[</text:span><text:span text:style-name="T76">"fitness"</text:span><text:span text:style-name="T29">] </text:span><text:span text:style-name="T45">&gt;</text:span><text:span text:style-name="T29"> </text:span><text:span text:style-name="T38">best_fitness</text:span><text:span text:style-name="T29">:</text:span></text:p>
      <text:p text:style-name="P3"><text:span text:style-name="T25">1951 <text:s/></text:span><text:span text:style-name="T29"><text:s text:c="12"/></text:span><text:span text:style-name="T38">best_fitness</text:span><text:span text:style-name="T29"> </text:span><text:span text:style-name="T45">=</text:span><text:span text:style-name="T29"> </text:span><text:span text:style-name="T38">generation</text:span><text:span text:style-name="T29">[</text:span><text:span text:style-name="T76">"fitness"</text:span><text:span text:style-name="T29">] </text:span></text:p>
      <text:p text:style-name="P3"><text:span text:style-name="T25">1952 <text:s/></text:span><text:span text:style-name="T29"><text:s text:c="12"/></text:span><text:span text:style-name="T38">best_athlete</text:span><text:span text:style-name="T29"> </text:span><text:span text:style-name="T45">=</text:span><text:span text:style-name="T29"> </text:span><text:span text:style-name="T38">generation</text:span></text:p>
      <text:p text:style-name="P4">1953 <text:s/></text:p>
      <text:p text:style-name="P3"><text:span text:style-name="T25">1954 <text:s/></text:span><text:span text:style-name="T29"><text:s text:c="4"/></text:span><text:span text:style-name="T45">return</text:span><text:span text:style-name="T29"> {</text:span></text:p>
      <text:p text:style-name="P3"><text:span text:style-name="T25">1955 <text:s/></text:span><text:span text:style-name="T29"><text:s text:c="8"/></text:span><text:span text:style-name="T76">"freq_matrice"</text:span><text:span text:style-name="T29">: </text:span><text:span text:style-name="T38">freq_matrice</text:span><text:span text:style-name="T29">,</text:span></text:p>
      <text:p text:style-name="P3"><text:span text:style-name="T25">1956 <text:s/></text:span><text:span text:style-name="T29"><text:s text:c="8"/></text:span><text:span text:style-name="T76">"terrain_matrice"</text:span><text:span text:style-name="T29">: </text:span><text:span text:style-name="T38">terrain_matrice</text:span><text:span text:style-name="T29">,</text:span></text:p>
      <text:p text:style-name="P3"><text:span text:style-name="T25">1957 <text:s/></text:span><text:span text:style-name="T29"><text:s text:c="8"/></text:span><text:span text:style-name="T76">"fitness"</text:span><text:span text:style-name="T29">: </text:span><text:span text:style-name="T38">list_fitness</text:span><text:span text:style-name="T29">,</text:span></text:p>
      <text:p text:style-name="P3"><text:span text:style-name="T25">1958 <text:s/></text:span><text:span text:style-name="T29"><text:s text:c="8"/></text:span><text:span text:style-name="T76">"fitness_moy"</text:span><text:span text:style-name="T29">: </text:span><text:span text:style-name="T38">list_fitness_moy</text:span><text:span text:style-name="T29">,</text:span></text:p>
      <text:p text:style-name="P3"><text:span text:style-name="T25">1959 <text:s/></text:span><text:span text:style-name="T29"><text:s text:c="8"/></text:span><text:span text:style-name="T76">"figures"</text:span><text:span text:style-name="T29">: </text:span><text:span text:style-name="T38">list_figures</text:span><text:span text:style-name="T29">,</text:span></text:p>
      <text:p text:style-name="P3"><text:span text:style-name="T25">1960 <text:s/></text:span><text:span text:style-name="T29"><text:s text:c="8"/></text:span><text:span text:style-name="T76">"count"</text:span><text:span text:style-name="T29">: </text:span><text:span text:style-name="T38">list_count</text:span><text:span text:style-name="T29">,</text:span></text:p>
      <text:p text:style-name="P3"><text:span text:style-name="T25">1961 <text:s/></text:span><text:span text:style-name="T29"><text:s text:c="8"/></text:span><text:span text:style-name="T76">"nb_generations"</text:span><text:span text:style-name="T29">: </text:span><text:span text:style-name="T38">nb_generations</text:span><text:span text:style-name="T29">,</text:span></text:p>
      <text:p text:style-name="P3"><text:span text:style-name="T25">1962 <text:s/></text:span><text:span text:style-name="T29"><text:s text:c="8"/></text:span><text:span text:style-name="T76">"athlete"</text:span><text:span text:style-name="T29">: </text:span><text:span text:style-name="T38">data</text:span><text:span text:style-name="T29">[</text:span><text:span text:style-name="T76">"athlete"</text:span><text:span text:style-name="T29">],</text:span></text:p>
      <text:p text:style-name="P3"><text:span text:style-name="T25">1963 <text:s/></text:span><text:span text:style-name="T29"><text:s text:c="8"/></text:span><text:span text:style-name="T76">"best_athlete"</text:span><text:span text:style-name="T29">: </text:span><text:span text:style-name="T38">best_athlete</text:span><text:span text:style-name="T29">,</text:span></text:p>
      <text:p text:style-name="P3"><text:span text:style-name="T25">1964 <text:s/></text:span><text:span text:style-name="T29"><text:s text:c="8"/></text:span><text:span text:style-name="T76">"nb_executions"</text:span><text:span text:style-name="T29">: </text:span><text:span text:style-name="T54">1</text:span><text:span text:style-name="T29">,</text:span></text:p>
      <text:p text:style-name="P3"><text:span text:style-name="T25">1965 <text:s/></text:span><text:span text:style-name="T29"><text:s text:c="8"/></text:span><text:span text:style-name="T76">"is_success"</text:span><text:span text:style-name="T29">: </text:span><text:span text:style-name="T38">data</text:span><text:span text:style-name="T29">[</text:span><text:span text:style-name="T76">"meta"</text:span><text:span text:style-name="T29">][</text:span><text:span text:style-name="T76">"is_success"</text:span><text:span text:style-name="T29">],</text:span></text:p>
      <text:p text:style-name="P3"><text:span text:style-name="T25">1966 <text:s/></text:span><text:span text:style-name="T29"><text:s text:c="8"/></text:span><text:span text:style-name="T76">"crossover_prob"</text:span><text:span text:style-name="T29">: </text:span><text:span text:style-name="T38">data</text:span><text:span text:style-name="T29">[</text:span><text:span text:style-name="T76">"meta"</text:span><text:span text:style-name="T29">][</text:span><text:span text:style-name="T76">"crossover_prob"</text:span><text:span text:style-name="T29">],</text:span></text:p>
      <text:p text:style-name="P3"><text:span text:style-name="T25">1967 <text:s/></text:span><text:span text:style-name="T29"><text:s text:c="8"/></text:span><text:span text:style-name="T76">"mutation_prob"</text:span><text:span text:style-name="T29">: </text:span><text:span text:style-name="T38">data</text:span><text:span text:style-name="T29">[</text:span><text:span text:style-name="T76">"meta"</text:span><text:span text:style-name="T29">][</text:span><text:span text:style-name="T76">"mutation_prob"</text:span><text:span text:style-name="T29">],</text:span></text:p>
      <text:p text:style-name="P3"><text:span text:style-name="T25">1968 <text:s/></text:span><text:span text:style-name="T29"><text:s text:c="8"/></text:span><text:span text:style-name="T76">"population_size"</text:span><text:span text:style-name="T29">: </text:span><text:span text:style-name="T38">data</text:span><text:span text:style-name="T29">[</text:span><text:span text:style-name="T76">"meta"</text:span><text:span text:style-name="T29">][</text:span><text:span text:style-name="T76">"population_size"</text:span><text:span text:style-name="T29">],</text:span></text:p>
      <text:p text:style-name="P3"><text:span text:style-name="T25">1969 <text:s/></text:span><text:span text:style-name="T29"><text:s text:c="8"/></text:span><text:span text:style-name="T76">"terminaison_age"</text:span><text:span text:style-name="T29">: </text:span><text:span text:style-name="T38">data</text:span><text:span text:style-name="T29">[</text:span><text:span text:style-name="T76">"meta"</text:span><text:span text:style-name="T29">][</text:span><text:span text:style-name="T76">"terminaison_age"</text:span><text:span text:style-name="T29">],</text:span></text:p>
      <text:p text:style-name="P3"><text:span text:style-name="T25">1970 <text:s/></text:span><text:span text:style-name="T29"><text:s text:c="4"/>}</text:span></text:p>
      <text:p text:style-name="P4">1971 <text:s/></text:p>
      <text:p text:style-name="P3"><text:span text:style-name="T25">1972 <text:s/></text:span><text:span text:style-name="T45">def</text:span><text:span text:style-name="T29"> </text:span><text:span text:style-name="T68">analyseFolder</text:span><text:span text:style-name="T29">(</text:span><text:span text:style-name="T38">foldername</text:span><text:span text:style-name="T29">):</text:span></text:p>
      <text:p text:style-name="P3"><text:span text:style-name="T25">1973 <text:s/></text:span><text:span text:style-name="T29"><text:s text:c="4"/></text:span><text:span text:style-name="T76">"""</text:span></text:p>
      <text:p text:style-name="P2"><text:span text:style-name="T24">1974 <text:s/></text:span><text:s text:c="4"/>Analyse tous les fichiers d'un dossier en concaténant les données</text:p>
      <text:p text:style-name="P3"><text:span text:style-name="T25">1975 <text:s/></text:span><text:span text:style-name="T76"><text:s text:c="4"/>"""</text:span><text:span text:style-name="T29"> <text:s text:c="3"/></text:span></text:p>
      <text:p text:style-name="P3"><text:span text:style-name="T25">1976 <text:s/></text:span><text:span text:style-name="T29"><text:s text:c="4"/></text:span><text:span text:style-name="T61"># Récupération des noms des fichiers</text:span></text:p>
      <text:p text:style-name="P3"><text:span text:style-name="T25">1977 <text:s/></text:span><text:span text:style-name="T29"><text:s text:c="4"/></text:span><text:span text:style-name="T38">filenames</text:span><text:span text:style-name="T29"> </text:span><text:span text:style-name="T45">=</text:span><text:span text:style-name="T29"> [</text:span><text:span text:style-name="T38">f</text:span><text:span text:style-name="T29"> </text:span><text:span text:style-name="T45">for</text:span><text:span text:style-name="T29"> </text:span><text:span text:style-name="T38">f</text:span><text:span text:style-name="T29"> </text:span><text:span text:style-name="T45">in</text:span><text:span text:style-name="T29"> </text:span><text:span text:style-name="T38">os</text:span><text:span text:style-name="T45">.</text:span><text:span text:style-name="T38">listdir</text:span><text:span text:style-name="T29">(</text:span><text:span text:style-name="T38">foldername</text:span><text:span text:style-name="T29">) </text:span><text:span text:style-name="T45">if</text:span><text:span text:style-name="T29"> </text:span><text:span text:style-name="T38">os</text:span><text:span text:style-name="T45">.</text:span><text:span text:style-name="T38">path</text:span><text:span text:style-name="T45">.</text:span><text:span text:style-name="T38">isfile</text:span><text:span text:style-name="T29">(</text:span><text:span text:style-name="T38">os</text:span><text:span text:style-name="T45">.</text:span><text:span text:style-name="T38">path</text:span><text:span text:style-name="T45">.</text:span><text:span text:style-name="T38">join</text:span><text:span text:style-name="T29">(</text:span><text:span text:style-name="T38">foldername</text:span><text:span text:style-name="T29">, </text:span><text:span text:style-name="T38">f</text:span><text:span text:style-name="T29">))]</text:span></text:p>
      <text:p text:style-name="P4">1978 <text:s/></text:p>
      <text:p text:style-name="P3"><text:span text:style-name="T25">1979 <text:s/></text:span><text:span text:style-name="T29"><text:s text:c="4"/></text:span><text:span text:style-name="T38">filenames</text:span><text:span text:style-name="T45">.</text:span><text:span text:style-name="T38">sort</text:span><text:span text:style-name="T29">(</text:span><text:span text:style-name="T38">key</text:span><text:span text:style-name="T45">=lambda</text:span><text:span text:style-name="T29"> </text:span><text:span text:style-name="T38">x</text:span><text:span text:style-name="T29"> : </text:span><text:span text:style-name="T45">int</text:span><text:span text:style-name="T29">(</text:span><text:span text:style-name="T38">x</text:span><text:span text:style-name="T45">.</text:span><text:span text:style-name="T38">split</text:span><text:span text:style-name="T29">(</text:span><text:span text:style-name="T76">"."</text:span><text:span text:style-name="T29">)[</text:span><text:span text:style-name="T54">0</text:span><text:span text:style-name="T29">]))</text:span></text:p>
      <text:p text:style-name="P4">1980 <text:s/></text:p>
      <text:p text:style-name="P3"><text:span text:style-name="T25">1981 <text:s/></text:span><text:span text:style-name="T29"><text:s text:c="4"/></text:span><text:span text:style-name="T38">file_number</text:span><text:span text:style-name="T29"> </text:span><text:span text:style-name="T45">=</text:span><text:span text:style-name="T29"> </text:span><text:span text:style-name="T45">len</text:span><text:span text:style-name="T29">(</text:span><text:span text:style-name="T38">filenames</text:span><text:span text:style-name="T29">)</text:span></text:p>
      <text:p text:style-name="P4">1982 <text:s/></text:p>
      <text:p text:style-name="P3"><text:span text:style-name="T25">1983 <text:s/></text:span><text:span text:style-name="T29"><text:s text:c="4"/></text:span><text:span text:style-name="T61"># Initialisation des données</text:span></text:p>
      <text:p text:style-name="P3"><text:span text:style-name="T25">1984 <text:s/></text:span><text:span text:style-name="T29"><text:s text:c="4"/></text:span><text:span text:style-name="T38">data</text:span><text:span text:style-name="T29"> </text:span><text:span text:style-name="T45">=</text:span><text:span text:style-name="T29"> {</text:span></text:p>
      <text:p text:style-name="P3"><text:span text:style-name="T25">1985 <text:s/></text:span><text:span text:style-name="T29"><text:s text:c="8"/></text:span><text:span text:style-name="T76">"nb_generations"</text:span><text:span text:style-name="T29">: </text:span><text:span text:style-name="T54">0</text:span><text:span text:style-name="T29">,</text:span></text:p>
      <text:p text:style-name="P3"><text:span text:style-name="T25">1986 <text:s/></text:span><text:span text:style-name="T29"><text:s text:c="8"/></text:span><text:span text:style-name="T76">"fitness"</text:span><text:span text:style-name="T29">: [],</text:span></text:p>
      <text:p text:style-name="P3"><text:span text:style-name="T25">1987 <text:s/></text:span><text:span text:style-name="T29"><text:s text:c="8"/></text:span><text:span text:style-name="T76">"fitness_moy"</text:span><text:span text:style-name="T29">: [],</text:span></text:p>
      <text:p text:style-name="P3"><text:span text:style-name="T25">1988 <text:s/></text:span><text:span text:style-name="T29"><text:s text:c="8"/></text:span><text:span text:style-name="T76">"freq_matrice"</text:span><text:span text:style-name="T29">: </text:span><text:span text:style-name="T38">np</text:span><text:span text:style-name="T45">.</text:span><text:span text:style-name="T38">zeros</text:span><text:span text:style-name="T29">((</text:span><text:span text:style-name="T38">SIZE_Y</text:span><text:span text:style-name="T29">, </text:span><text:span text:style-name="T38">SIZE_X</text:span><text:span text:style-name="T29">)),</text:span></text:p>
      <text:p text:style-name="P3"><text:span text:style-name="T25">1989 <text:s/></text:span><text:span text:style-name="T29"><text:s text:c="8"/></text:span><text:span text:style-name="T76">"terrain_matrice"</text:span><text:span text:style-name="T29">: </text:span><text:span text:style-name="T38">np</text:span><text:span text:style-name="T45">.</text:span><text:span text:style-name="T38">zeros</text:span><text:span text:style-name="T29">((</text:span><text:span text:style-name="T38">SIZE_Y</text:span><text:span text:style-name="T29">, </text:span><text:span text:style-name="T38">SIZE_X</text:span><text:span text:style-name="T29">)),</text:span></text:p>
      <text:p text:style-name="P3"><text:span text:style-name="T25">1990 <text:s/></text:span><text:span text:style-name="T29"><text:s text:c="8"/></text:span><text:span text:style-name="T76">"figures"</text:span><text:span text:style-name="T29">: [],</text:span></text:p>
      <text:p text:style-name="P3"><text:span text:style-name="T25">1991 <text:s/></text:span><text:span text:style-name="T29"><text:s text:c="8"/></text:span><text:span text:style-name="T76">"count"</text:span><text:span text:style-name="T29">: [],</text:span></text:p>
      <text:p text:style-name="P3"><text:span text:style-name="T25">1992 <text:s/></text:span><text:span text:style-name="T29"><text:s text:c="8"/></text:span><text:span text:style-name="T76">"best_athlete"</text:span><text:span text:style-name="T29">: {</text:span></text:p>
      <text:p text:style-name="P3"><text:span text:style-name="T25">1993 <text:s/></text:span><text:span text:style-name="T29"><text:s text:c="12"/></text:span><text:span text:style-name="T76">"fitness"</text:span><text:span text:style-name="T29">: </text:span><text:span text:style-name="T54">0</text:span><text:span text:style-name="T29">,</text:span></text:p>
      <text:p text:style-name="P3"><text:span text:style-name="T25">1994 <text:s/></text:span><text:span text:style-name="T29"><text:s text:c="12"/></text:span><text:span text:style-name="T76">"genes"</text:span><text:span text:style-name="T29">: []</text:span></text:p>
      <text:p text:style-name="P3"><text:span text:style-name="T25">1995 <text:s/></text:span><text:span text:style-name="T29"><text:s text:c="8"/>},</text:span></text:p>
      <text:p text:style-name="P3"><text:span text:style-name="T25">1996 <text:s/></text:span><text:span text:style-name="T29"><text:s text:c="8"/></text:span><text:span text:style-name="T76">"athlete"</text:span><text:span text:style-name="T29">: {},</text:span></text:p>
      <text:p text:style-name="P3"><text:span text:style-name="T25">1997 <text:s/></text:span><text:span text:style-name="T29"><text:s text:c="8"/></text:span><text:span text:style-name="T76">"nb_executions"</text:span><text:span text:style-name="T29">: </text:span><text:span text:style-name="T38">file_number</text:span><text:span text:style-name="T29">,</text:span></text:p>
      <text:p text:style-name="P3"><text:span text:style-name="T25">1998 <text:s/></text:span><text:span text:style-name="T29"><text:s text:c="8"/></text:span><text:span text:style-name="T76">"performance"</text:span><text:span text:style-name="T29">: </text:span><text:span text:style-name="T54">0</text:span><text:span text:style-name="T29">,</text:span></text:p>
      <text:p text:style-name="P3"><text:span text:style-name="T25">1999 <text:s/></text:span><text:span text:style-name="T29"><text:s text:c="4"/>}</text:span></text:p>
      <text:p text:style-name="P4">2000 <text:s/></text:p>
      <text:p text:style-name="P3"><text:span text:style-name="T25">2001 <text:s/></text:span><text:span text:style-name="T29"><text:s text:c="4"/></text:span><text:span text:style-name="T38">fitness_temp</text:span><text:span text:style-name="T29"> </text:span><text:span text:style-name="T45">=</text:span><text:span text:style-name="T29"> []</text:span></text:p>
      <text:p text:style-name="P4">2002 <text:s/></text:p>
      <text:p text:style-name="P3"><text:span text:style-name="T25">2003 <text:s/></text:span><text:span text:style-name="T29"><text:s text:c="4"/></text:span><text:span text:style-name="T61"># Analyse de chaque fichier</text:span></text:p>
      <text:p text:style-name="P3"><text:span text:style-name="T25">2004 <text:s/></text:span><text:span text:style-name="T29"><text:s text:c="4"/></text:span><text:span text:style-name="T38">count</text:span><text:span text:style-name="T29"> </text:span><text:span text:style-name="T45">=</text:span><text:span text:style-name="T29"> </text:span><text:span text:style-name="T54">0</text:span></text:p>
      <text:p text:style-name="P3"><text:span text:style-name="T25">2005 <text:s/></text:span><text:span text:style-name="T29"><text:s text:c="4"/></text:span><text:span text:style-name="T38">progress_bar</text:span><text:span text:style-name="T29"> </text:span><text:span text:style-name="T45">=</text:span><text:span text:style-name="T29"> </text:span><text:span text:style-name="T38">tqdm</text:span><text:span text:style-name="T29">(</text:span><text:span text:style-name="T38">total</text:span><text:span text:style-name="T45">=len</text:span><text:span text:style-name="T29">(</text:span><text:span text:style-name="T38">filenames</text:span><text:span text:style-name="T29">), </text:span><text:span text:style-name="T38">desc</text:span><text:span text:style-name="T45">=</text:span><text:span text:style-name="T76">"Analyse des fichiers"</text:span><text:span text:style-name="T29">, </text:span><text:span text:style-name="T38">unit</text:span><text:span text:style-name="T45">=</text:span><text:span text:style-name="T76">"file"</text:span><text:span text:style-name="T29">)</text:span></text:p>
      <text:p text:style-name="P3"><text:span text:style-name="T25">2006 <text:s/></text:span><text:span text:style-name="T29"><text:s text:c="4"/></text:span><text:span text:style-name="T45">for</text:span><text:span text:style-name="T29"> </text:span><text:span text:style-name="T38">filename</text:span><text:span text:style-name="T29"> </text:span><text:span text:style-name="T45">in</text:span><text:span text:style-name="T29"> </text:span><text:span text:style-name="T38">filenames</text:span><text:span text:style-name="T29">:</text:span></text:p>
      <text:p text:style-name="P3"><text:span text:style-name="T25">2007 <text:s/></text:span><text:span text:style-name="T29"><text:s text:c="8"/></text:span><text:span text:style-name="T61"># Analyse du fichier</text:span></text:p>
      <text:p text:style-name="P3"><text:span text:style-name="T25">2008 <text:s/></text:span><text:span text:style-name="T29"><text:s text:c="8"/></text:span><text:span text:style-name="T38">file_data</text:span><text:span text:style-name="T29"> </text:span><text:span text:style-name="T45">=</text:span><text:span text:style-name="T29"> </text:span><text:span text:style-name="T38">analyse</text:span><text:span text:style-name="T29">(</text:span><text:span text:style-name="T38">os</text:span><text:span text:style-name="T45">.</text:span><text:span text:style-name="T38">path</text:span><text:span text:style-name="T45">.</text:span><text:span text:style-name="T38">join</text:span><text:span text:style-name="T29">(</text:span><text:span text:style-name="T38">foldername</text:span><text:span text:style-name="T29">, </text:span><text:span text:style-name="T38">filename</text:span><text:span text:style-name="T29">))</text:span></text:p>
      <text:p text:style-name="P4">2009 <text:s/></text:p>
      <text:p text:style-name="P3"><text:span text:style-name="T25">2010 <text:s/></text:span><text:span text:style-name="T29"><text:s text:c="8"/></text:span><text:span text:style-name="T61"># Ajout des données</text:span></text:p>
      <text:p text:style-name="P3"><text:span text:style-name="T25">2011 <text:s/></text:span><text:span text:style-name="T29"><text:s text:c="8"/></text:span><text:span text:style-name="T38">data</text:span><text:span text:style-name="T29">[</text:span><text:span text:style-name="T76">"nb_generations"</text:span><text:span text:style-name="T29">] </text:span><text:span text:style-name="T45">+=</text:span><text:span text:style-name="T29"> </text:span><text:span text:style-name="T38">file_data</text:span><text:span text:style-name="T29">[</text:span><text:span text:style-name="T76">"nb_generations"</text:span><text:span text:style-name="T29">]</text:span></text:p>
      <text:p text:style-name="P3"><text:span text:style-name="T25">2012 <text:s/></text:span><text:span text:style-name="T29"><text:s text:c="8"/></text:span><text:span text:style-name="T38">data</text:span><text:span text:style-name="T29">[</text:span><text:span text:style-name="T76">"freq_matrice"</text:span><text:span text:style-name="T29">] </text:span><text:span text:style-name="T45">+=</text:span><text:span text:style-name="T29"> </text:span><text:span text:style-name="T38">file_data</text:span><text:span text:style-name="T29">[</text:span><text:span text:style-name="T76">"freq_matrice"</text:span><text:span text:style-name="T29">]</text:span></text:p>
      <text:p text:style-name="P3"><text:span text:style-name="T25">2013 <text:s/></text:span><text:span text:style-name="T29"><text:s text:c="8"/></text:span><text:span text:style-name="T38">fitness_temp</text:span><text:span text:style-name="T45">.</text:span><text:span text:style-name="T38">append</text:span><text:span text:style-name="T29">(</text:span><text:span text:style-name="T38">file_data</text:span><text:span text:style-name="T29">[</text:span><text:span text:style-name="T76">"fitness"</text:span><text:span text:style-name="T29">])</text:span></text:p>
      <text:p text:style-name="P3"><text:span text:style-name="T25">2014 <text:s/></text:span><text:span text:style-name="T29"><text:s text:c="8"/></text:span><text:span text:style-name="T38">data</text:span><text:span text:style-name="T29">[</text:span><text:span text:style-name="T76">"performance"</text:span><text:span text:style-name="T29">] </text:span><text:span text:style-name="T45">+=</text:span><text:span text:style-name="T29"> </text:span><text:span text:style-name="T54">1</text:span><text:span text:style-name="T29"> </text:span><text:span text:style-name="T45">if</text:span><text:span text:style-name="T29"> </text:span><text:span text:style-name="T38">file_data</text:span><text:span text:style-name="T29">[</text:span><text:span text:style-name="T76">"is_success"</text:span><text:span text:style-name="T29">] </text:span><text:span text:style-name="T45">else</text:span><text:span text:style-name="T29"> </text:span><text:span text:style-name="T54">0</text:span></text:p>
      <text:p text:style-name="P4">2015 <text:s/></text:p>
      <text:p text:style-name="P3"><text:span text:style-name="T25">2016 <text:s/></text:span><text:span text:style-name="T29"><text:s text:c="8"/></text:span><text:span text:style-name="T61"># Variables invariantes face aux excécutions de l'algorithme</text:span></text:p>
      <text:p text:style-name="P3"><text:span text:style-name="T25">2017 <text:s/></text:span><text:span text:style-name="T29"><text:s text:c="8"/></text:span><text:span text:style-name="T38">data</text:span><text:span text:style-name="T29">[</text:span><text:span text:style-name="T76">"terrain_matrice"</text:span><text:span text:style-name="T29">] </text:span><text:span text:style-name="T45">=</text:span><text:span text:style-name="T29"> </text:span><text:span text:style-name="T38">file_data</text:span><text:span text:style-name="T29">[</text:span><text:span text:style-name="T76">"terrain_matrice"</text:span><text:span text:style-name="T29">]</text:span></text:p>
      <text:p text:style-name="P3"><text:span text:style-name="T25">2018 <text:s/></text:span><text:span text:style-name="T29"><text:s text:c="8"/></text:span><text:span text:style-name="T38">data</text:span><text:span text:style-name="T29">[</text:span><text:span text:style-name="T76">"figures"</text:span><text:span text:style-name="T29">] </text:span><text:span text:style-name="T45">=</text:span><text:span text:style-name="T29"> </text:span><text:span text:style-name="T38">file_data</text:span><text:span text:style-name="T29">[</text:span><text:span text:style-name="T76">"figures"</text:span><text:span text:style-name="T29">]</text:span></text:p>
      <text:p text:style-name="P3"><text:span text:style-name="T25">2019 <text:s/></text:span><text:span text:style-name="T29"><text:s text:c="8"/></text:span><text:span text:style-name="T38">data</text:span><text:span text:style-name="T29">[</text:span><text:span text:style-name="T76">"count"</text:span><text:span text:style-name="T29">] </text:span><text:span text:style-name="T45">=</text:span><text:span text:style-name="T29"> </text:span><text:span text:style-name="T38">file_data</text:span><text:span text:style-name="T29">[</text:span><text:span text:style-name="T76">"count"</text:span><text:span text:style-name="T29">]</text:span></text:p>
      <text:p text:style-name="P3"><text:span text:style-name="T25">2020 <text:s/></text:span><text:span text:style-name="T29"><text:s text:c="8"/></text:span><text:span text:style-name="T38">data</text:span><text:span text:style-name="T29">[</text:span><text:span text:style-name="T76">"athlete"</text:span><text:span text:style-name="T29">] </text:span><text:span text:style-name="T45">=</text:span><text:span text:style-name="T29"> </text:span><text:span text:style-name="T38">file_data</text:span><text:span text:style-name="T29">[</text:span><text:span text:style-name="T76">"athlete"</text:span><text:span text:style-name="T29">]</text:span></text:p>
      <text:p text:style-name="P4">2021 <text:s/></text:p>
      <text:p text:style-name="P3"><text:span text:style-name="T25">2022 <text:s/></text:span><text:span text:style-name="T29"><text:s text:c="8"/></text:span><text:span text:style-name="T61"># Valeurs sans cohérence face aux exécutions</text:span></text:p>
      <text:p text:style-name="P3"><text:span text:style-name="T25">2023 <text:s/></text:span><text:span text:style-name="T29"><text:s text:c="8"/></text:span><text:span text:style-name="T38">data</text:span><text:span text:style-name="T29">[</text:span><text:span text:style-name="T76">"population_size"</text:span><text:span text:style-name="T29">] </text:span><text:span text:style-name="T45">=</text:span><text:span text:style-name="T29"> </text:span><text:span text:style-name="T45">-</text:span><text:span text:style-name="T54">1</text:span></text:p>
      <text:p text:style-name="P3"><text:span text:style-name="T25">2024 <text:s/></text:span><text:span text:style-name="T29"><text:s text:c="8"/></text:span><text:span text:style-name="T38">data</text:span><text:span text:style-name="T29">[</text:span><text:span text:style-name="T76">"crossover_prob"</text:span><text:span text:style-name="T29">] </text:span><text:span text:style-name="T45">=</text:span><text:span text:style-name="T29"> </text:span><text:span text:style-name="T45">-</text:span><text:span text:style-name="T54">1</text:span></text:p>
      <text:p text:style-name="P3"><text:span text:style-name="T25">2025 <text:s/></text:span><text:span text:style-name="T29"><text:s text:c="8"/></text:span><text:span text:style-name="T38">data</text:span><text:span text:style-name="T29">[</text:span><text:span text:style-name="T76">"mutation_prob"</text:span><text:span text:style-name="T29">] </text:span><text:span text:style-name="T45">=</text:span><text:span text:style-name="T29"> </text:span><text:span text:style-name="T45">-</text:span><text:span text:style-name="T54">1</text:span></text:p>
      <text:p text:style-name="P3"><text:span text:style-name="T25">2026 <text:s/></text:span><text:span text:style-name="T29"><text:s text:c="8"/></text:span><text:span text:style-name="T38">data</text:span><text:span text:style-name="T29">[</text:span><text:span text:style-name="T76">"terminaison_age"</text:span><text:span text:style-name="T29">] </text:span><text:span text:style-name="T45">=</text:span><text:span text:style-name="T29"> </text:span><text:span text:style-name="T45">-</text:span><text:span text:style-name="T54">1</text:span></text:p>
      <text:p text:style-name="P4">2027 <text:s/></text:p>
      <text:p text:style-name="P3"><text:span text:style-name="T25">2028 <text:s/></text:span><text:span text:style-name="T29"><text:s text:c="8"/></text:span><text:span text:style-name="T61"># Meilleur athlète</text:span></text:p>
      <text:p text:style-name="P3"><text:span text:style-name="T25">2029 <text:s/></text:span><text:span text:style-name="T29"><text:s text:c="8"/></text:span><text:span text:style-name="T45">if</text:span><text:span text:style-name="T29"> </text:span><text:span text:style-name="T38">file_data</text:span><text:span text:style-name="T29">[</text:span><text:span text:style-name="T76">"best_athlete"</text:span><text:span text:style-name="T29">][</text:span><text:span text:style-name="T76">"fitness"</text:span><text:span text:style-name="T29">] </text:span><text:span text:style-name="T45">&gt;</text:span><text:span text:style-name="T29"> </text:span><text:span text:style-name="T38">data</text:span><text:span text:style-name="T29">[</text:span><text:span text:style-name="T76">"best_athlete"</text:span><text:span text:style-name="T29">][</text:span><text:span text:style-name="T76">"fitness"</text:span><text:span text:style-name="T29">]:</text:span></text:p>
      <text:p text:style-name="P3"><text:span text:style-name="T25">2030 <text:s/></text:span><text:span text:style-name="T29"><text:s text:c="12"/></text:span><text:span text:style-name="T38">data</text:span><text:span text:style-name="T29">[</text:span><text:span text:style-name="T76">"best_athlete"</text:span><text:span text:style-name="T29">] </text:span><text:span text:style-name="T45">=</text:span><text:span text:style-name="T29"> </text:span><text:span text:style-name="T38">file_data</text:span><text:span text:style-name="T29">[</text:span><text:span text:style-name="T76">"best_athlete"</text:span><text:span text:style-name="T29">]</text:span></text:p>
      <text:p text:style-name="P4">2031 <text:s/></text:p>
      <text:p text:style-name="P3"><text:span text:style-name="T25">2032 <text:s/></text:span><text:span text:style-name="T29"><text:s text:c="8"/></text:span><text:span text:style-name="T38">count</text:span><text:span text:style-name="T29"> </text:span><text:span text:style-name="T45">+=</text:span><text:span text:style-name="T29"> </text:span><text:span text:style-name="T54">1</text:span></text:p>
      <text:p text:style-name="P3"><text:span text:style-name="T25">2033 <text:s/></text:span><text:span text:style-name="T29"><text:s text:c="8"/></text:span><text:span text:style-name="T38">progress_bar</text:span><text:span text:style-name="T45">.</text:span><text:span text:style-name="T38">update</text:span><text:span text:style-name="T29">()</text:span></text:p>
      <text:p text:style-name="P3"><text:span text:style-name="T25">2034 <text:s/></text:span><text:span text:style-name="T29"><text:s text:c="8"/></text:span><text:span text:style-name="T38">logging</text:span><text:span text:style-name="T45">.</text:span><text:span text:style-name="T38">debug</text:span><text:span text:style-name="T29">(</text:span><text:span text:style-name="T76">"Analyse de {} terminée ({}%)"</text:span><text:span text:style-name="T45">.</text:span><text:span text:style-name="T38">format</text:span><text:span text:style-name="T29">(</text:span><text:span text:style-name="T38">filename</text:span><text:span text:style-name="T29">,</text:span></text:p>
      <text:p text:style-name="P3"><text:span text:style-name="T25">2035 <text:s/></text:span><text:span text:style-name="T29"><text:s text:c="12"/></text:span><text:span text:style-name="T45">round</text:span><text:span text:style-name="T29">((</text:span><text:span text:style-name="T38">count</text:span><text:span text:style-name="T45">/</text:span><text:span text:style-name="T38">file_number</text:span><text:span text:style-name="T29">)</text:span><text:span text:style-name="T45">*</text:span><text:span text:style-name="T54">100</text:span><text:span text:style-name="T29">, </text:span><text:span text:style-name="T54">2</text:span><text:span text:style-name="T29">)))</text:span></text:p>
      <text:p text:style-name="P4">2036 <text:s/></text:p>
      <text:p text:style-name="P3"><text:span text:style-name="T25">2037 <text:s/></text:span><text:span text:style-name="T29"><text:s text:c="4"/></text:span><text:span text:style-name="T38">progress_bar</text:span><text:span text:style-name="T45">.</text:span><text:span text:style-name="T38">close</text:span><text:span text:style-name="T29">()</text:span></text:p>
      <text:p text:style-name="P4">2038 <text:s/></text:p>
      <text:p text:style-name="P3"><text:span text:style-name="T25">2039 <text:s/></text:span><text:span text:style-name="T29"><text:s text:c="4"/></text:span><text:span text:style-name="T61"># Moyenne des données</text:span></text:p>
      <text:p text:style-name="P3"><text:span text:style-name="T25">2040 <text:s/></text:span><text:span text:style-name="T29"><text:s text:c="4"/></text:span><text:span text:style-name="T38">data</text:span><text:span text:style-name="T29">[</text:span><text:span text:style-name="T76">"freq_matrice"</text:span><text:span text:style-name="T29">] </text:span><text:span text:style-name="T45">/=</text:span><text:span text:style-name="T29"> </text:span><text:span text:style-name="T45">len</text:span><text:span text:style-name="T29">(</text:span><text:span text:style-name="T38">filenames</text:span><text:span text:style-name="T29">)</text:span></text:p>
      <text:p text:style-name="P3"><text:span text:style-name="T25">2041 <text:s/></text:span><text:span text:style-name="T29"><text:s text:c="4"/></text:span><text:span text:style-name="T38">data</text:span><text:span text:style-name="T29">[</text:span><text:span text:style-name="T76">"nb_generations"</text:span><text:span text:style-name="T29">] </text:span><text:span text:style-name="T45">/=</text:span><text:span text:style-name="T29"> </text:span><text:span text:style-name="T45">len</text:span><text:span text:style-name="T29">(</text:span><text:span text:style-name="T38">filenames</text:span><text:span text:style-name="T29">)</text:span></text:p>
      <text:p text:style-name="P3"><text:span text:style-name="T25">2042 <text:s/></text:span><text:span text:style-name="T29"><text:s text:c="4"/></text:span><text:span text:style-name="T38">data</text:span><text:span text:style-name="T29">[</text:span><text:span text:style-name="T76">"performance"</text:span><text:span text:style-name="T29">] </text:span><text:span text:style-name="T45">/=</text:span><text:span text:style-name="T29"> </text:span><text:span text:style-name="T45">len</text:span><text:span text:style-name="T29">(</text:span><text:span text:style-name="T38">filenames</text:span><text:span text:style-name="T29">)</text:span></text:p>
      <text:p text:style-name="P4">2043 <text:s/></text:p>
      <text:p text:style-name="P3"><text:span text:style-name="T25">2044 <text:s/></text:span><text:span text:style-name="T29"><text:s text:c="4"/></text:span><text:span text:style-name="T61"># Moyenne de toutes les fitness par exécution</text:span></text:p>
      <text:p text:style-name="P3"><text:span text:style-name="T25">2045 <text:s/></text:span><text:span text:style-name="T29"><text:s text:c="4"/></text:span><text:span text:style-name="T61"># de l'algorithme génétique</text:span></text:p>
      <text:p text:style-name="P3"><text:span text:style-name="T25">2046 <text:s/></text:span><text:span text:style-name="T29"><text:s text:c="4"/></text:span><text:span text:style-name="T38">max_size</text:span><text:span text:style-name="T29"> </text:span><text:span text:style-name="T45">=</text:span><text:span text:style-name="T29"> </text:span><text:span text:style-name="T45">max</text:span><text:span text:style-name="T29">(</text:span><text:span text:style-name="T45">len</text:span><text:span text:style-name="T29">(</text:span><text:span text:style-name="T38">x</text:span><text:span text:style-name="T29">) </text:span><text:span text:style-name="T45">for</text:span><text:span text:style-name="T29"> </text:span><text:span text:style-name="T38">x</text:span><text:span text:style-name="T29"> </text:span><text:span text:style-name="T45">in</text:span><text:span text:style-name="T29"> </text:span><text:span text:style-name="T38">fitness_temp</text:span><text:span text:style-name="T29">)</text:span></text:p>
      <text:p text:style-name="P3"><text:span text:style-name="T25">2047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38">max_size</text:span><text:span text:style-name="T29">):</text:span></text:p>
      <text:p text:style-name="P3"><text:span text:style-name="T25">2048 <text:s/></text:span><text:span text:style-name="T29"><text:s text:c="8"/></text:span><text:span text:style-name="T38">moy_cur_fitness</text:span><text:span text:style-name="T29"> </text:span><text:span text:style-name="T45">=</text:span><text:span text:style-name="T29"> [</text:span><text:span text:style-name="T38">x</text:span><text:span text:style-name="T29">[</text:span><text:span text:style-name="T38">i</text:span><text:span text:style-name="T29">] </text:span><text:span text:style-name="T45">for</text:span><text:span text:style-name="T29"> </text:span><text:span text:style-name="T38">x</text:span><text:span text:style-name="T29"> </text:span><text:span text:style-name="T45">in</text:span><text:span text:style-name="T29"> </text:span><text:span text:style-name="T38">fitness_temp</text:span><text:span text:style-name="T29"> </text:span><text:span text:style-name="T45">if</text:span><text:span text:style-name="T29"> </text:span><text:span text:style-name="T45">len</text:span><text:span text:style-name="T29">(</text:span><text:span text:style-name="T38">x</text:span><text:span text:style-name="T29">) </text:span><text:span text:style-name="T45">&gt;</text:span><text:span text:style-name="T29"> </text:span><text:span text:style-name="T38">i</text:span><text:span text:style-name="T29">] </text:span></text:p>
      <text:p text:style-name="P3"><text:span text:style-name="T25">2049 <text:s/></text:span><text:span text:style-name="T29"><text:s text:c="8"/></text:span><text:span text:style-name="T38">data</text:span><text:span text:style-name="T29">[</text:span><text:span text:style-name="T76">"fitness"</text:span><text:span text:style-name="T29">]</text:span><text:span text:style-name="T45">.</text:span><text:span text:style-name="T38">append</text:span><text:span text:style-name="T29">(</text:span><text:span text:style-name="T45">sum</text:span><text:span text:style-name="T29">(</text:span><text:span text:style-name="T38">moy_cur_fitness</text:span><text:span text:style-name="T29">)</text:span><text:span text:style-name="T45">/len</text:span><text:span text:style-name="T29">(</text:span><text:span text:style-name="T38">moy_cur_fitness</text:span><text:span text:style-name="T29">))</text:span></text:p>
      <text:p text:style-name="P4">2050 <text:s/></text:p>
      <text:p text:style-name="P3"><text:span text:style-name="T25">2051 <text:s/></text:span><text:span text:style-name="T29"><text:s text:c="4"/></text:span><text:span text:style-name="T38">data</text:span><text:span text:style-name="T29">[</text:span><text:span text:style-name="T76">"fitness"</text:span><text:span text:style-name="T29">] </text:span><text:span text:style-name="T45">=</text:span><text:span text:style-name="T29"> </text:span><text:span text:style-name="T38">np</text:span><text:span text:style-name="T45">.</text:span><text:span text:style-name="T38">array</text:span><text:span text:style-name="T29">(</text:span><text:span text:style-name="T38">data</text:span><text:span text:style-name="T29">[</text:span><text:span text:style-name="T76">"fitness"</text:span><text:span text:style-name="T29">])</text:span></text:p>
      <text:p text:style-name="P4">2052 <text:s/></text:p>
      <text:p text:style-name="P3"><text:span text:style-name="T25">2053 <text:s/></text:span><text:span text:style-name="T29"><text:s text:c="4"/></text:span><text:span text:style-name="T61"># Moyenne par génération</text:span></text:p>
      <text:p text:style-name="P3"><text:span text:style-name="T25">2054 <text:s/></text:span><text:span text:style-name="T29"><text:s text:c="4"/></text:span><text:span text:style-name="T38">data</text:span><text:span text:style-name="T29">[</text:span><text:span text:style-name="T76">"fitness_moy"</text:span><text:span text:style-name="T29">] </text:span><text:span text:style-name="T45">=</text:span><text:span text:style-name="T29"> [</text:span><text:span text:style-name="T45">sum</text:span><text:span text:style-name="T29">(</text:span><text:span text:style-name="T38">data</text:span><text:span text:style-name="T29">[</text:span><text:span text:style-name="T76">"fitness"</text:span><text:span text:style-name="T29">][</text:span><text:span text:style-name="T38">i</text:span><text:span text:style-name="T29">:</text:span><text:span text:style-name="T38">i</text:span><text:span text:style-name="T45">+</text:span><text:span text:style-name="T38">NUMBER_OF_CHROMOSOME_TO_KEEP</text:span><text:span text:style-name="T29">])</text:span></text:p>
      <text:p text:style-name="P3"><text:span text:style-name="T25">2055 <text:s/></text:span><text:span text:style-name="T29"><text:s text:c="20"/></text:span><text:span text:style-name="T45">/</text:span><text:span text:style-name="T38">NUMBER_OF_CHROMOSOME_TO_KEEP</text:span></text:p>
      <text:p text:style-name="P3"><text:span text:style-name="T25">2056 <text:s/></text:span><text:span text:style-name="T29"><text:s text:c="20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54">0</text:span><text:span text:style-name="T29">, </text:span><text:span text:style-name="T45">len</text:span><text:span text:style-name="T29">(</text:span><text:span text:style-name="T38">data</text:span><text:span text:style-name="T29">[</text:span><text:span text:style-name="T76">"fitness"</text:span><text:span text:style-name="T29">]), </text:span></text:p>
      <text:p text:style-name="P3"><text:span text:style-name="T25">2057 <text:s/></text:span><text:span text:style-name="T29"><text:s text:c="35"/></text:span><text:span text:style-name="T38">NUMBER_OF_CHROMOSOME_TO_KEEP</text:span><text:span text:style-name="T29">)]</text:span></text:p>
      <text:p text:style-name="P5"><text:span text:style-name="T24">2058 <text:s/></text:span><text:s text:c="4"/></text:p>
      <text:p text:style-name="P3"><text:span text:style-name="T25">2059 <text:s/></text:span><text:span text:style-name="T29"><text:s text:c="4"/></text:span><text:span text:style-name="T38">data</text:span><text:span text:style-name="T29">[</text:span><text:span text:style-name="T76">"fitness_moy"</text:span><text:span text:style-name="T29">] </text:span><text:span text:style-name="T45">=</text:span><text:span text:style-name="T29"> </text:span><text:span text:style-name="T38">np</text:span><text:span text:style-name="T45">.</text:span><text:span text:style-name="T38">array</text:span><text:span text:style-name="T29">(</text:span><text:span text:style-name="T38">data</text:span><text:span text:style-name="T29">[</text:span><text:span text:style-name="T76">"fitness_moy"</text:span><text:span text:style-name="T29">])</text:span></text:p>
      <text:p text:style-name="P5"><text:span text:style-name="T24">2060 <text:s/></text:span><text:s text:c="4"/></text:p>
      <text:p text:style-name="P3"><text:span text:style-name="T25">2061 <text:s/></text:span><text:span text:style-name="T29"><text:s text:c="4"/></text:span><text:span text:style-name="T45">return</text:span><text:span text:style-name="T29"> </text:span><text:span text:style-name="T38">data</text:span></text:p>
      <text:p text:style-name="P4">2062 <text:s/></text:p>
      <text:p text:style-name="P4">2063 <text:s/></text:p>
      <text:p text:style-name="P3"><text:span text:style-name="T25">2064 <text:s/></text:span><text:span text:style-name="T45">def</text:span><text:span text:style-name="T29"> </text:span><text:span text:style-name="T68">makeEvolFitnessImg</text:span><text:span text:style-name="T29">(</text:span><text:span text:style-name="T38">list_fitness</text:span><text:span text:style-name="T29">, </text:span><text:span text:style-name="T38">nb_executions</text:span><text:span text:style-name="T45">=</text:span><text:span text:style-name="T54">1</text:span><text:span text:style-name="T29">):</text:span></text:p>
      <text:p text:style-name="P3"><text:span text:style-name="T25">2065 <text:s/></text:span><text:span text:style-name="T29"><text:s text:c="4"/></text:span><text:span text:style-name="T76">"""</text:span></text:p>
      <text:p text:style-name="P2"><text:span text:style-name="T24">2066 <text:s/></text:span><text:s text:c="4"/>Crée l'image de l'évolution de la fitness au cours des générations</text:p>
      <text:p text:style-name="P2"><text:span text:style-name="T24">2067 <text:s/></text:span><text:s text:c="4"/>"""</text:p>
      <text:p text:style-name="P3"><text:span text:style-name="T25">2068 <text:s/></text:span><text:span text:style-name="T29"><text:s text:c="4"/></text:span><text:span text:style-name="T38">plt</text:span><text:span text:style-name="T45">.</text:span><text:span text:style-name="T38">subplot</text:span><text:span text:style-name="T29">(</text:span><text:span text:style-name="T54">1</text:span><text:span text:style-name="T29">, </text:span><text:span text:style-name="T54">2</text:span><text:span text:style-name="T29">, </text:span><text:span text:style-name="T54">1</text:span><text:span text:style-name="T29">)</text:span></text:p>
      <text:p text:style-name="P3"><text:span text:style-name="T25">2069 <text:s/></text:span><text:span text:style-name="T29"><text:s text:c="4"/></text:span><text:span text:style-name="T38">mean_fitness</text:span><text:span text:style-name="T29"> </text:span><text:span text:style-name="T45">=</text:span><text:span text:style-name="T29"> </text:span><text:span text:style-name="T38">list_fitness</text:span><text:span text:style-name="T45">.</text:span><text:span text:style-name="T38">mean</text:span><text:span text:style-name="T29">()</text:span></text:p>
      <text:p text:style-name="P4">2070 <text:s/></text:p>
      <text:p text:style-name="P3"><text:span text:style-name="T25">2071 <text:s/></text:span><text:span text:style-name="T29"><text:s text:c="4"/></text:span><text:span text:style-name="T38">name</text:span><text:span text:style-name="T29"> </text:span><text:span text:style-name="T45">=</text:span><text:span text:style-name="T29"> </text:span><text:span text:style-name="T76">"Evolution du score au cours des générations ({} exécutions)"</text:span><text:span text:style-name="T29">\</text:span></text:p>
      <text:p text:style-name="P3"><text:span text:style-name="T25">2072 <text:s/></text:span><text:span text:style-name="T29"><text:s text:c="8"/></text:span><text:span text:style-name="T45">.</text:span><text:span text:style-name="T38">format</text:span><text:span text:style-name="T29">(</text:span><text:span text:style-name="T38">nb_executions</text:span><text:span text:style-name="T29">)</text:span></text:p>
      <text:p text:style-name="P4">2073 <text:s/></text:p>
      <text:p text:style-name="P3"><text:span text:style-name="T25">2074 <text:s/></text:span><text:span text:style-name="T29"><text:s text:c="4"/></text:span><text:span text:style-name="T61"># Liste de la moyenne des fitness par génération</text:span></text:p>
      <text:p text:style-name="P3"><text:span text:style-name="T25">2075 <text:s/></text:span><text:span text:style-name="T29"><text:s text:c="4"/></text:span><text:span text:style-name="T38">fitness_moy_by_gen</text:span><text:span text:style-name="T29"> </text:span><text:span text:style-name="T45">=</text:span><text:span text:style-name="T29"> [</text:span><text:span text:style-name="T45">sum</text:span><text:span text:style-name="T29">(</text:span><text:span text:style-name="T38">list_fitness</text:span><text:span text:style-name="T29">[</text:span><text:span text:style-name="T38">i</text:span><text:span text:style-name="T29">:</text:span><text:span text:style-name="T38">i</text:span><text:span text:style-name="T45">+</text:span><text:span text:style-name="T38">NUMBER_OF_CHROMOSOME_TO_KEEP</text:span><text:span text:style-name="T29">])</text:span></text:p>
      <text:p text:style-name="P3"><text:span text:style-name="T25">2076 <text:s/></text:span><text:span text:style-name="T29"><text:s text:c="26"/></text:span><text:span text:style-name="T45">/</text:span><text:span text:style-name="T38">NUMBER_OF_CHROMOSOME_TO_KEEP</text:span></text:p>
      <text:p text:style-name="P3"><text:span text:style-name="T25">2077 <text:s/></text:span><text:span text:style-name="T29"><text:s text:c="2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54">0</text:span><text:span text:style-name="T29">, </text:span><text:span text:style-name="T45">len</text:span><text:span text:style-name="T29">(</text:span><text:span text:style-name="T38">list_fitness</text:span><text:span text:style-name="T29">), </text:span><text:span text:style-name="T38">NUMBER_OF_CHROMOSOME_TO_KEEP</text:span><text:span text:style-name="T29">)]</text:span></text:p>
      <text:p text:style-name="P5"><text:span text:style-name="T24">2078 <text:s/></text:span><text:s text:c="4"/></text:p>
      <text:p text:style-name="P5"><text:span text:style-name="T24">2079 <text:s/></text:span><text:s text:c="4"/></text:p>
      <text:p text:style-name="P3"><text:span text:style-name="T25">2080 <text:s/></text:span><text:span text:style-name="T29"><text:s text:c="4"/></text:span><text:span text:style-name="T61"># Affichage de la courbe</text:span></text:p>
      <text:p text:style-name="P3"><text:span text:style-name="T25">2081 <text:s/></text:span><text:span text:style-name="T29"><text:s text:c="4"/></text:span><text:span text:style-name="T38">plt</text:span><text:span text:style-name="T45">.</text:span><text:span text:style-name="T38">plot</text:span><text:span text:style-name="T29">(</text:span><text:span text:style-name="T38">fitness_moy_by_gen</text:span><text:span text:style-name="T29">, </text:span><text:span text:style-name="T38">color</text:span><text:span text:style-name="T45">=</text:span><text:span text:style-name="T76">"blue"</text:span><text:span text:style-name="T29">, </text:span><text:span text:style-name="T38">label</text:span><text:span text:style-name="T45">=</text:span><text:span text:style-name="T76">"Score"</text:span><text:span text:style-name="T29">, </text:span><text:span text:style-name="T38">linewidth</text:span><text:span text:style-name="T45">=</text:span><text:span text:style-name="T54">2</text:span><text:span text:style-name="T29">)</text:span></text:p>
      <text:p text:style-name="P5"><text:span text:style-name="T24">2082 <text:s/></text:span><text:s text:c="4"/></text:p>
      <text:p text:style-name="P3"><text:span text:style-name="T25">2083 <text:s/></text:span><text:span text:style-name="T29"><text:s text:c="4"/></text:span><text:span text:style-name="T38">plt</text:span><text:span text:style-name="T45">.</text:span><text:span text:style-name="T38">xlabel</text:span><text:span text:style-name="T29">(</text:span><text:span text:style-name="T76">"Génération ({} athlètes/génération)"</text:span><text:span text:style-name="T29">\</text:span></text:p>
      <text:p text:style-name="P3"><text:soft-page-break/><text:span text:style-name="T25">2084 <text:s/></text:span><text:span text:style-name="T29"><text:s text:c="15"/></text:span><text:span text:style-name="T45">.</text:span><text:span text:style-name="T38">format</text:span><text:span text:style-name="T29">(</text:span><text:span text:style-name="T38">NUMBER_OF_CHROMOSOME_TO_KEEP</text:span><text:span text:style-name="T29">))</text:span></text:p>
      <text:p text:style-name="P3"><text:span text:style-name="T25">2085 <text:s/></text:span><text:span text:style-name="T29"><text:s text:c="4"/></text:span><text:span text:style-name="T38">plt</text:span><text:span text:style-name="T45">.</text:span><text:span text:style-name="T38">ylabel</text:span><text:span text:style-name="T29">(</text:span><text:span text:style-name="T76">"Score"</text:span><text:span text:style-name="T29">)</text:span></text:p>
      <text:p text:style-name="P3"><text:span text:style-name="T25">2086 <text:s/></text:span><text:span text:style-name="T29"><text:s text:c="4"/></text:span><text:span text:style-name="T38">plt</text:span><text:span text:style-name="T45">.</text:span><text:span text:style-name="T38">title</text:span><text:span text:style-name="T29">(</text:span><text:span text:style-name="T38">name</text:span><text:span text:style-name="T29">)</text:span></text:p>
      <text:p text:style-name="P4">2087 <text:s/></text:p>
      <text:p text:style-name="P3"><text:span text:style-name="T25">2088 <text:s/></text:span><text:span text:style-name="T29"><text:s text:c="4"/></text:span><text:span text:style-name="T61"># Affichage de la fitness maximale</text:span></text:p>
      <text:p text:style-name="P3"><text:span text:style-name="T25">2089 <text:s/></text:span><text:span text:style-name="T29"><text:s text:c="4"/></text:span><text:span text:style-name="T38">plt</text:span><text:span text:style-name="T45">.</text:span><text:span text:style-name="T38">axhline</text:span><text:span text:style-name="T29">(</text:span><text:span text:style-name="T38">y</text:span><text:span text:style-name="T45">=</text:span><text:span text:style-name="T38">mean_fitness</text:span><text:span text:style-name="T29">, </text:span><text:span text:style-name="T38">color</text:span><text:span text:style-name="T45">=</text:span><text:span text:style-name="T76">"red"</text:span><text:span text:style-name="T29">, </text:span><text:span text:style-name="T38">linestyle</text:span><text:span text:style-name="T45">=</text:span><text:span text:style-name="T76">"--"</text:span><text:span text:style-name="T29">, </text:span></text:p>
      <text:p text:style-name="P3"><text:span text:style-name="T25">2090 <text:s/></text:span><text:span text:style-name="T29"><text:s text:c="16"/></text:span><text:span text:style-name="T38">label</text:span><text:span text:style-name="T45">=</text:span><text:span text:style-name="T76">"Moyenne : {}"</text:span><text:span text:style-name="T45">.</text:span><text:span text:style-name="T38">format</text:span><text:span text:style-name="T29">(</text:span><text:span text:style-name="T45">round</text:span><text:span text:style-name="T29">(</text:span><text:span text:style-name="T45">float</text:span><text:span text:style-name="T29">(</text:span><text:span text:style-name="T38">mean_fitness</text:span><text:span text:style-name="T29">), </text:span><text:span text:style-name="T54">2</text:span><text:span text:style-name="T29">)),</text:span></text:p>
      <text:p text:style-name="P3"><text:span text:style-name="T25">2091 <text:s/></text:span><text:span text:style-name="T29"><text:s text:c="16"/></text:span><text:span text:style-name="T38">zorder</text:span><text:span text:style-name="T29"> </text:span><text:span text:style-name="T45">=</text:span><text:span text:style-name="T29"> </text:span><text:span text:style-name="T54">3</text:span><text:span text:style-name="T29">)</text:span></text:p>
      <text:p text:style-name="P5"><text:span text:style-name="T24">2092 <text:s/></text:span><text:s text:c="28"/></text:p>
      <text:p text:style-name="P3"><text:span text:style-name="T25">2093 <text:s/></text:span><text:span text:style-name="T29"><text:s text:c="4"/></text:span><text:span text:style-name="T38">plt</text:span><text:span text:style-name="T45">.</text:span><text:span text:style-name="T38">legend</text:span><text:span text:style-name="T29">()</text:span></text:p>
      <text:p text:style-name="P4">2094 <text:s/></text:p>
      <text:p text:style-name="P3"><text:span text:style-name="T25">2095 <text:s/></text:span><text:span text:style-name="T45">def</text:span><text:span text:style-name="T29"> </text:span><text:span text:style-name="T68">makeCasesImg</text:span><text:span text:style-name="T29">(</text:span><text:span text:style-name="T38">freq_matrice</text:span><text:span text:style-name="T29">, </text:span><text:span text:style-name="T38">terrain_matrice</text:span><text:span text:style-name="T29">, </text:span><text:span text:style-name="T38">best_athlete</text:span><text:span text:style-name="T29">, </text:span><text:span text:style-name="T38">filename</text:span><text:span text:style-name="T29">):</text:span></text:p>
      <text:p text:style-name="P3"><text:span text:style-name="T25">2096 <text:s/></text:span><text:span text:style-name="T29"><text:s text:c="4"/></text:span><text:span text:style-name="T76">"""</text:span></text:p>
      <text:p text:style-name="P2"><text:span text:style-name="T24">2097 <text:s/></text:span><text:s text:c="4"/>Crée l'image de l'utilisation des cases au cours des générations</text:p>
      <text:p text:style-name="P3"><text:span text:style-name="T25">2098 <text:s/></text:span><text:span text:style-name="T76"><text:s text:c="4"/>"""</text:span><text:span text:style-name="T29"> <text:s text:c="4"/></text:span></text:p>
      <text:p text:style-name="P5"><text:span text:style-name="T24">2099 <text:s/></text:span><text:s text:c="4"/></text:p>
      <text:p text:style-name="P3"><text:span text:style-name="T25">2100 <text:s/></text:span><text:span text:style-name="T29"><text:s text:c="4"/></text:span><text:span text:style-name="T61"># Création de la figure et des axes</text:span></text:p>
      <text:p text:style-name="P3"><text:span text:style-name="T25">2101 <text:s/></text:span><text:span text:style-name="T29"><text:s text:c="4"/></text:span><text:span text:style-name="T38">ax</text:span><text:span text:style-name="T29"> </text:span><text:span text:style-name="T45">=</text:span><text:span text:style-name="T29"> </text:span><text:span text:style-name="T38">plt</text:span><text:span text:style-name="T45">.</text:span><text:span text:style-name="T38">subplot</text:span><text:span text:style-name="T29">(</text:span><text:span text:style-name="T54">1</text:span><text:span text:style-name="T29">, </text:span><text:span text:style-name="T54">2</text:span><text:span text:style-name="T29">, </text:span><text:span text:style-name="T54">1</text:span><text:span text:style-name="T29">, </text:span><text:span text:style-name="T38">aspect</text:span><text:span text:style-name="T45">=</text:span><text:span text:style-name="T76">'equal'</text:span><text:span text:style-name="T29">)</text:span></text:p>
      <text:p text:style-name="P4">2102 <text:s/></text:p>
      <text:p text:style-name="P3"><text:span text:style-name="T25">2103 <text:s/></text:span><text:span text:style-name="T29"><text:s text:c="4"/></text:span><text:span text:style-name="T38">cmap</text:span><text:span text:style-name="T29"> </text:span><text:span text:style-name="T45">=</text:span><text:span text:style-name="T29"> </text:span><text:span text:style-name="T38">mpl</text:span><text:span text:style-name="T45">.</text:span><text:span text:style-name="T38">colormaps</text:span><text:span text:style-name="T29">[</text:span><text:span text:style-name="T76">'OrRd'</text:span><text:span text:style-name="T29">]</text:span></text:p>
      <text:p text:style-name="P5"><text:span text:style-name="T24">2104 <text:s/></text:span><text:s text:c="4"/></text:p>
      <text:p text:style-name="P3"><text:span text:style-name="T25">2105 <text:s/></text:span><text:span text:style-name="T29"><text:s text:c="4"/></text:span><text:span text:style-name="T61"># Création des rectangles avec les valeurs de la matrice frequence</text:span></text:p>
      <text:p text:style-name="P3"><text:span text:style-name="T25">2106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freq_matrice</text:span><text:span text:style-name="T29">)):</text:span></text:p>
      <text:p text:style-name="P3"><text:span text:style-name="T25">2107 <text:s/></text:span><text:span text:style-name="T29"><text:s text:c="8"/>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freq_matrice</text:span><text:span text:style-name="T29">[</text:span><text:span text:style-name="T38">i</text:span><text:span text:style-name="T29">])):</text:span></text:p>
      <text:p text:style-name="P3"><text:span text:style-name="T25">2108 <text:s/></text:span><text:span text:style-name="T29"><text:s text:c="12"/></text:span><text:span text:style-name="T38">rect</text:span><text:span text:style-name="T29"> </text:span><text:span text:style-name="T45">=</text:span><text:span text:style-name="T29"> </text:span><text:span text:style-name="T38">mpatches</text:span><text:span text:style-name="T45">.</text:span><text:span text:style-name="T38">Rectangle</text:span><text:span text:style-name="T29">((</text:span><text:span text:style-name="T38">j</text:span><text:span text:style-name="T29">, </text:span><text:span text:style-name="T38">i</text:span><text:span text:style-name="T29">), </text:span><text:span text:style-name="T54">1</text:span><text:span text:style-name="T29">, </text:span><text:span text:style-name="T54">1</text:span><text:span text:style-name="T29">, </text:span><text:span text:style-name="T38">fc</text:span><text:span text:style-name="T45">=</text:span><text:span text:style-name="T38">cmap</text:span><text:span text:style-name="T29">(</text:span><text:span text:style-name="T38">freq_matrice</text:span><text:span text:style-name="T29">[</text:span><text:span text:style-name="T38">i</text:span><text:span text:style-name="T29">, </text:span><text:span text:style-name="T38">j</text:span><text:span text:style-name="T29">]), </text:span><text:span text:style-name="T38">lw</text:span><text:span text:style-name="T45">=</text:span><text:span text:style-name="T54">2</text:span><text:span text:style-name="T29">)</text:span></text:p>
      <text:p text:style-name="P3"><text:span text:style-name="T25">2109 <text:s/></text:span><text:span text:style-name="T29"><text:s text:c="12"/></text:span><text:span text:style-name="T38">ax</text:span><text:span text:style-name="T45">.</text:span><text:span text:style-name="T38">add_patch</text:span><text:span text:style-name="T29">(</text:span><text:span text:style-name="T38">rect</text:span><text:span text:style-name="T29">)</text:span></text:p>
      <text:p text:style-name="P5"><text:span text:style-name="T24">2110 <text:s/></text:span><text:s text:c="3"/></text:p>
      <text:p text:style-name="P3"><text:span text:style-name="T25">2111 <text:s/></text:span><text:span text:style-name="T29"><text:s text:c="4"/></text:span><text:span text:style-name="T61"># Affichage du chemin de l'athlete avec la meilleur fitness avec</text:span></text:p>
      <text:p text:style-name="P3"><text:span text:style-name="T25">2112 <text:s/></text:span><text:span text:style-name="T29"><text:s text:c="4"/></text:span><text:span text:style-name="T61"># des chiffres croissants</text:span></text:p>
      <text:p text:style-name="P3"><text:span text:style-name="T25">2113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best_athlete</text:span><text:span text:style-name="T29">[</text:span><text:span text:style-name="T76">"genes"</text:span><text:span text:style-name="T29">])):</text:span></text:p>
      <text:p text:style-name="P3"><text:span text:style-name="T25">2114 <text:s/></text:span><text:span text:style-name="T29"><text:s text:c="8"/></text:span><text:span text:style-name="T38">plt</text:span><text:span text:style-name="T45">.</text:span><text:span text:style-name="T38">text</text:span><text:span text:style-name="T29">(</text:span><text:span text:style-name="T38">best_athlete</text:span><text:span text:style-name="T29">[</text:span><text:span text:style-name="T76">"genes"</text:span><text:span text:style-name="T29">][</text:span><text:span text:style-name="T38">i</text:span><text:span text:style-name="T29">][</text:span><text:span text:style-name="T54">0</text:span><text:span text:style-name="T29">][</text:span><text:span text:style-name="T54">0</text:span><text:span text:style-name="T29">] </text:span><text:span text:style-name="T45">+</text:span><text:span text:style-name="T29"> </text:span><text:span text:style-name="T54">0.5</text:span><text:span text:style-name="T29">, </text:span></text:p>
      <text:p text:style-name="P3"><text:span text:style-name="T25">2115 <text:s/></text:span><text:span text:style-name="T29"><text:s text:c="17"/></text:span><text:span text:style-name="T38">best_athlete</text:span><text:span text:style-name="T29">[</text:span><text:span text:style-name="T76">"genes"</text:span><text:span text:style-name="T29">][</text:span><text:span text:style-name="T38">i</text:span><text:span text:style-name="T29">][</text:span><text:span text:style-name="T54">0</text:span><text:span text:style-name="T29">][</text:span><text:span text:style-name="T54">1</text:span><text:span text:style-name="T29">] </text:span><text:span text:style-name="T45">+</text:span><text:span text:style-name="T29"> </text:span><text:span text:style-name="T54">0.5</text:span><text:span text:style-name="T29">,</text:span></text:p>
      <text:p text:style-name="P3"><text:span text:style-name="T25">2116 <text:s/></text:span><text:span text:style-name="T29"><text:s text:c="16"/></text:span><text:span text:style-name="T45">str</text:span><text:span text:style-name="T29">(</text:span><text:span text:style-name="T38">i</text:span><text:span text:style-name="T45">+</text:span><text:span text:style-name="T54">1</text:span><text:span text:style-name="T29">), </text:span><text:span text:style-name="T38">color</text:span><text:span text:style-name="T45">=</text:span><text:span text:style-name="T76">"black"</text:span><text:span text:style-name="T29">, </text:span><text:span text:style-name="T38">ha</text:span><text:span text:style-name="T45">=</text:span><text:span text:style-name="T76">"center"</text:span><text:span text:style-name="T29">, </text:span><text:span text:style-name="T38">va</text:span><text:span text:style-name="T45">=</text:span><text:span text:style-name="T76">"center"</text:span><text:span text:style-name="T29">)</text:span></text:p>
      <text:p text:style-name="P4">2117 <text:s/></text:p>
      <text:p text:style-name="P3"><text:span text:style-name="T25">2118 <text:s/></text:span><text:span text:style-name="T29"><text:s text:c="4"/></text:span><text:span text:style-name="T61"># Mise en forme de l'image</text:span></text:p>
      <text:p text:style-name="P3"><text:span text:style-name="T25">2119 <text:s/></text:span><text:span text:style-name="T29"><text:s text:c="4"/></text:span><text:span text:style-name="T38">max_x</text:span><text:span text:style-name="T29">, </text:span><text:span text:style-name="T38">max_y</text:span><text:span text:style-name="T29">, </text:span><text:span text:style-name="T38">diff</text:span><text:span text:style-name="T29"> </text:span><text:span text:style-name="T45">=</text:span><text:span text:style-name="T29"> </text:span><text:span text:style-name="T45">len</text:span><text:span text:style-name="T29">(</text:span><text:span text:style-name="T38">freq_matrice</text:span><text:span text:style-name="T29">[</text:span><text:span text:style-name="T54">0</text:span><text:span text:style-name="T29">]), </text:span><text:span text:style-name="T45">len</text:span><text:span text:style-name="T29">(</text:span><text:span text:style-name="T38">freq_matrice</text:span><text:span text:style-name="T29">), </text:span><text:span text:style-name="T54">1.</text:span></text:p>
      <text:p text:style-name="P4">2120 <text:s/></text:p>
      <text:p text:style-name="P3"><text:span text:style-name="T25">2121 <text:s/></text:span><text:span text:style-name="T29"><text:s text:c="4"/></text:span><text:span text:style-name="T38">plt</text:span><text:span text:style-name="T45">.</text:span><text:span text:style-name="T38">title</text:span><text:span text:style-name="T29">(</text:span><text:span text:style-name="T76">"Utilisation des cases au cours\ndes générations"</text:span><text:span text:style-name="T29">)</text:span></text:p>
      <text:p text:style-name="P3"><text:span text:style-name="T25">2122 <text:s/></text:span><text:span text:style-name="T29"><text:s text:c="4"/></text:span><text:span text:style-name="T38">plt</text:span><text:span text:style-name="T45">.</text:span><text:span text:style-name="T38">colorbar</text:span><text:span text:style-name="T29">(</text:span><text:span text:style-name="T38">mpl</text:span><text:span text:style-name="T45">.</text:span><text:span text:style-name="T38">cm</text:span><text:span text:style-name="T45">.</text:span><text:span text:style-name="T38">ScalarMappable</text:span><text:span text:style-name="T29">(</text:span><text:span text:style-name="T38">norm</text:span><text:span text:style-name="T45">=</text:span><text:span text:style-name="T38">mpl</text:span><text:span text:style-name="T45">.</text:span><text:span text:style-name="T38">colors</text:span><text:span text:style-name="T45">.</text:span><text:span text:style-name="T38">Normalize</text:span><text:span text:style-name="T29">(</text:span><text:span text:style-name="T38">vmin</text:span><text:span text:style-name="T45">=</text:span><text:span text:style-name="T54">0</text:span><text:span text:style-name="T29">, </text:span><text:span text:style-name="T38">vmax</text:span><text:span text:style-name="T45">=</text:span><text:span text:style-name="T54">1</text:span><text:span text:style-name="T29">), </text:span><text:span text:style-name="T38">cmap</text:span><text:span text:style-name="T45">=</text:span><text:span text:style-name="T38">cmap</text:span><text:span text:style-name="T29">), </text:span><text:span text:style-name="T38">ax</text:span><text:span text:style-name="T45">=</text:span><text:span text:style-name="T38">ax</text:span><text:span text:style-name="T29">)</text:span></text:p>
      <text:p text:style-name="P3"><text:span text:style-name="T25">2123 <text:s/></text:span><text:span text:style-name="T29"><text:s text:c="4"/></text:span><text:span text:style-name="T38">ax</text:span><text:span text:style-name="T45">.</text:span><text:span text:style-name="T38">set_xlim</text:span><text:span text:style-name="T29">(</text:span><text:span text:style-name="T54">0</text:span><text:span text:style-name="T29">, </text:span><text:span text:style-name="T38">max_x</text:span><text:span text:style-name="T29">)</text:span></text:p>
      <text:p text:style-name="P3"><text:span text:style-name="T25">2124 <text:s/></text:span><text:span text:style-name="T29"><text:s text:c="4"/></text:span><text:span text:style-name="T38">ax</text:span><text:span text:style-name="T45">.</text:span><text:span text:style-name="T38">set_ylim</text:span><text:span text:style-name="T29">(</text:span><text:span text:style-name="T38">max_y</text:span><text:span text:style-name="T29">, </text:span><text:span text:style-name="T54">0</text:span><text:span text:style-name="T29">)</text:span></text:p>
      <text:p text:style-name="P3"><text:span text:style-name="T25">2125 <text:s/></text:span><text:span text:style-name="T29"><text:s text:c="4"/></text:span><text:span text:style-name="T38">ax</text:span><text:span text:style-name="T45">.</text:span><text:span text:style-name="T38">set_xticks</text:span><text:span text:style-name="T29">(</text:span><text:span text:style-name="T38">np</text:span><text:span text:style-name="T45">.</text:span><text:span text:style-name="T38">arange</text:span><text:span text:style-name="T29">(</text:span><text:span text:style-name="T38">max_x</text:span><text:span text:style-name="T29">))</text:span></text:p>
      <text:p text:style-name="P3"><text:span text:style-name="T25">2126 <text:s/></text:span><text:span text:style-name="T29"><text:s text:c="4"/></text:span><text:span text:style-name="T38">ax</text:span><text:span text:style-name="T45">.</text:span><text:span text:style-name="T38">set_yticks</text:span><text:span text:style-name="T29">(</text:span><text:span text:style-name="T38">np</text:span><text:span text:style-name="T45">.</text:span><text:span text:style-name="T38">arange</text:span><text:span text:style-name="T29">(</text:span><text:span text:style-name="T38">max_y</text:span><text:span text:style-name="T29">))</text:span></text:p>
      <text:p text:style-name="P3"><text:span text:style-name="T25">2127 <text:s/></text:span><text:span text:style-name="T29"><text:s text:c="4"/></text:span><text:span text:style-name="T38">ax</text:span><text:span text:style-name="T45">.</text:span><text:span text:style-name="T38">xaxis</text:span><text:span text:style-name="T45">.</text:span><text:span text:style-name="T38">tick_top</text:span><text:span text:style-name="T29">()</text:span></text:p>
      <text:p text:style-name="P3"><text:span text:style-name="T25">2128 <text:s/></text:span><text:span text:style-name="T29"><text:s text:c="4"/></text:span><text:span text:style-name="T38">ax</text:span><text:span text:style-name="T45">.</text:span><text:span text:style-name="T38">grid</text:span><text:span text:style-name="T29">()</text:span></text:p>
      <text:p text:style-name="P4">2129 <text:s/></text:p>
      <text:p text:style-name="P4">2130 <text:s/></text:p>
      <text:p text:style-name="P3"><text:span text:style-name="T25">2131 <text:s/></text:span><text:span text:style-name="T29"><text:s text:c="4"/></text:span><text:span text:style-name="T61"># Création de l'affichage représentant le terrain</text:span></text:p>
      <text:p text:style-name="P3"><text:span text:style-name="T25">2132 <text:s/></text:span><text:span text:style-name="T29"><text:s text:c="4"/></text:span><text:span text:style-name="T38">ax2</text:span><text:span text:style-name="T29"> </text:span><text:span text:style-name="T45">=</text:span><text:span text:style-name="T29"> </text:span><text:span text:style-name="T38">plt</text:span><text:span text:style-name="T45">.</text:span><text:span text:style-name="T38">subplot</text:span><text:span text:style-name="T29">(</text:span><text:span text:style-name="T54">1</text:span><text:span text:style-name="T29">, </text:span><text:span text:style-name="T54">2</text:span><text:span text:style-name="T29">, </text:span><text:span text:style-name="T54">2</text:span><text:span text:style-name="T29">, </text:span><text:span text:style-name="T38">aspect</text:span><text:span text:style-name="T45">=</text:span><text:span text:style-name="T76">'equal'</text:span><text:span text:style-name="T29">)</text:span></text:p>
      <text:p text:style-name="P4">2133 <text:s/></text:p>
      <text:p text:style-name="P3"><text:span text:style-name="T25">2134 <text:s/></text:span><text:span text:style-name="T29"><text:s text:c="4"/></text:span><text:span text:style-name="T61"># Couleurs représentant les différents types de cases</text:span></text:p>
      <text:p text:style-name="P3"><text:span text:style-name="T25">2135 <text:s/></text:span><text:span text:style-name="T29"><text:s text:c="4"/></text:span><text:span text:style-name="T38">colors</text:span><text:span text:style-name="T29"> </text:span><text:span text:style-name="T45">=</text:span><text:span text:style-name="T29"> {</text:span></text:p>
      <text:p text:style-name="P3"><text:span text:style-name="T25">2136 <text:s/></text:span><text:span text:style-name="T76">"black"</text:span><text:span text:style-name="T29">,</text:span></text:p>
      <text:p text:style-name="P3"><text:span text:style-name="T25">2137 <text:s/></text:span><text:span text:style-name="T76">"grey"</text:span><text:span text:style-name="T29">,</text:span></text:p>
      <text:p text:style-name="P2"><text:span text:style-name="T24">2138 <text:s/></text:span>"white"</text:p>
      <text:p text:style-name="P3"><text:span text:style-name="T25">2139 <text:s/></text:span><text:span text:style-name="T29"><text:s text:c="4"/>}</text:span></text:p>
      <text:p text:style-name="P4">2140 <text:s/></text:p>
      <text:p text:style-name="P3"><text:span text:style-name="T25">2141 <text:s/></text:span><text:span text:style-name="T29"><text:s text:c="4"/></text:span><text:span text:style-name="T61"># Création des rectangles avec les cases de la matrice terrain</text:span></text:p>
      <text:p text:style-name="P3"><text:span text:style-name="T25">2142 <text:s/></text:span><text:span text:style-name="T29"><text:s text:c="4"/></text:span><text:span text:style-name="T45">for</text:span><text:span text:style-name="T29"> </text:span><text:span text:style-name="T38">i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terrain_matrice</text:span><text:span text:style-name="T29">)):</text:span></text:p>
      <text:p text:style-name="P3"><text:span text:style-name="T25">2143 <text:s/></text:span><text:span text:style-name="T29"><text:s text:c="8"/></text:span><text:span text:style-name="T45">for</text:span><text:span text:style-name="T29"> </text:span><text:span text:style-name="T38">j</text:span><text:span text:style-name="T29"> </text:span><text:span text:style-name="T45">in</text:span><text:span text:style-name="T29"> </text:span><text:span text:style-name="T45">range</text:span><text:span text:style-name="T29">(</text:span><text:span text:style-name="T45">len</text:span><text:span text:style-name="T29">(</text:span><text:span text:style-name="T38">terrain_matrice</text:span><text:span text:style-name="T29">[</text:span><text:span text:style-name="T38">i</text:span><text:span text:style-name="T29">])):</text:span></text:p>
      <text:p text:style-name="P3"><text:span text:style-name="T25">2144 <text:s/></text:span><text:span text:style-name="T29"><text:s text:c="12"/></text:span><text:span text:style-name="T38">rect</text:span><text:span text:style-name="T29"> </text:span><text:span text:style-name="T45">=</text:span><text:span text:style-name="T29"> </text:span><text:span text:style-name="T38">mpatches</text:span><text:span text:style-name="T45">.</text:span><text:span text:style-name="T38">Rectangle</text:span><text:span text:style-name="T29">((</text:span><text:span text:style-name="T38">j</text:span><text:span text:style-name="T29">, </text:span><text:span text:style-name="T38">i</text:span><text:span text:style-name="T29">), </text:span><text:span text:style-name="T54">1</text:span><text:span text:style-name="T29">, </text:span><text:span text:style-name="T54">1</text:span><text:span text:style-name="T29">, </text:span></text:p>
      <text:p text:style-name="P3"><text:span text:style-name="T25">2145 <text:s/></text:span><text:span text:style-name="T29"><text:s text:c="40"/></text:span><text:span text:style-name="T38">fc</text:span><text:span text:style-name="T45">=</text:span><text:span text:style-name="T38">colors</text:span><text:span text:style-name="T29">[</text:span><text:span text:style-name="T45">int</text:span><text:span text:style-name="T29">(</text:span><text:span text:style-name="T38">terrain_matrice</text:span><text:span text:style-name="T29">[</text:span><text:span text:style-name="T38">i</text:span><text:span text:style-name="T29">, </text:span><text:span text:style-name="T38">j</text:span><text:span text:style-name="T29">])],</text:span></text:p>
      <text:p text:style-name="P3"><text:span text:style-name="T25">2146 <text:s/></text:span><text:span text:style-name="T29"><text:s text:c="40"/></text:span><text:span text:style-name="T38">lw</text:span><text:span text:style-name="T45">=</text:span><text:span text:style-name="T54">2</text:span><text:span text:style-name="T29">)</text:span></text:p>
      <text:p text:style-name="P3"><text:span text:style-name="T25">2147 <text:s/></text:span><text:span text:style-name="T29"><text:s text:c="12"/></text:span><text:span text:style-name="T38">ax2</text:span><text:span text:style-name="T45">.</text:span><text:span text:style-name="T38">add_patch</text:span><text:span text:style-name="T29">(</text:span><text:span text:style-name="T38">rect</text:span><text:span text:style-name="T29">)</text:span></text:p>
      <text:p text:style-name="P4">2148 <text:s/></text:p>
      <text:p text:style-name="P3"><text:span text:style-name="T25">2149 <text:s/></text:span><text:span text:style-name="T29"><text:s text:c="4"/></text:span><text:span text:style-name="T61"># Création de la légende</text:span></text:p>
      <text:p text:style-name="P3"><text:span text:style-name="T25">2150 <text:s/></text:span><text:span text:style-name="T29"><text:s text:c="4"/></text:span><text:span text:style-name="T38">empty_patch</text:span><text:span text:style-name="T29"> </text:span><text:span text:style-name="T45">=</text:span><text:span text:style-name="T29"> </text:span><text:span text:style-name="T38">mpatches</text:span><text:span text:style-name="T45">.</text:span><text:span text:style-name="T38">Patch</text:span><text:span text:style-name="T29">(</text:span><text:span text:style-name="T38">color</text:span><text:span text:style-name="T45">=</text:span><text:span text:style-name="T76">'black'</text:span><text:span text:style-name="T29">, </text:span><text:span text:style-name="T38">label</text:span><text:span text:style-name="T45">=</text:span><text:span text:style-name="T76">'Case sol'</text:span><text:span text:style-name="T29">)</text:span></text:p>
      <text:p text:style-name="P3"><text:span text:style-name="T25">2151 <text:s/></text:span><text:span text:style-name="T29"><text:s text:c="4"/></text:span><text:span text:style-name="T38">wall_patch</text:span><text:span text:style-name="T29"> </text:span><text:span text:style-name="T45">=</text:span><text:span text:style-name="T29"> </text:span><text:span text:style-name="T38">mpatches</text:span><text:span text:style-name="T45">.</text:span><text:span text:style-name="T38">Patch</text:span><text:span text:style-name="T29">(</text:span><text:span text:style-name="T38">color</text:span><text:span text:style-name="T45">=</text:span><text:span text:style-name="T76">'grey'</text:span><text:span text:style-name="T29">, </text:span><text:span text:style-name="T38">label</text:span><text:span text:style-name="T45">=</text:span><text:span text:style-name="T76">'Case mur'</text:span><text:span text:style-name="T29">)</text:span></text:p>
      <text:p text:style-name="P3"><text:span text:style-name="T25">2152 <text:s/></text:span><text:span text:style-name="T29"><text:s text:c="4"/></text:span><text:span text:style-name="T38">hole_patch</text:span><text:span text:style-name="T29"> </text:span><text:span text:style-name="T45">=</text:span><text:span text:style-name="T29"> </text:span><text:span text:style-name="T38">mpatches</text:span><text:span text:style-name="T45">.</text:span><text:span text:style-name="T38">Patch</text:span><text:span text:style-name="T29">(</text:span><text:span text:style-name="T38">color</text:span><text:span text:style-name="T45">=</text:span><text:span text:style-name="T76">'white'</text:span><text:span text:style-name="T29">, </text:span><text:span text:style-name="T38">label</text:span><text:span text:style-name="T45">=</text:span><text:span text:style-name="T76">'Case barre'</text:span><text:span text:style-name="T29">)</text:span></text:p>
      <text:p text:style-name="P5"><text:span text:style-name="T24">2153 <text:s/></text:span><text:s text:c="4"/></text:p>
      <text:p text:style-name="P3"><text:span text:style-name="T25">2154 <text:s/></text:span><text:span text:style-name="T29"><text:s text:c="4"/></text:span><text:span text:style-name="T38">plt</text:span><text:span text:style-name="T45">.</text:span><text:span text:style-name="T38">legend</text:span><text:span text:style-name="T29">(</text:span><text:span text:style-name="T38">handles</text:span><text:span text:style-name="T45">=</text:span><text:span text:style-name="T29">[</text:span><text:span text:style-name="T38">empty_patch</text:span><text:span text:style-name="T29">, </text:span><text:span text:style-name="T38">wall_patch</text:span><text:span text:style-name="T29">, </text:span><text:span text:style-name="T38">hole_patch</text:span><text:span text:style-name="T29">], </text:span></text:p>
      <text:p text:style-name="P3"><text:span text:style-name="T25">2155 <text:s/></text:span><text:span text:style-name="T29"><text:s text:c="15"/></text:span><text:span text:style-name="T38">loc</text:span><text:span text:style-name="T45">=</text:span><text:span text:style-name="T76">'center left'</text:span><text:span text:style-name="T29">, </text:span><text:span text:style-name="T38">bbox_to_anchor</text:span><text:span text:style-name="T45">=</text:span><text:span text:style-name="T29">(</text:span><text:span text:style-name="T54">1</text:span><text:span text:style-name="T29">, </text:span><text:span text:style-name="T54">0.5</text:span><text:span text:style-name="T29">))</text:span></text:p>
      <text:p text:style-name="P4">2156 <text:s/></text:p>
      <text:p text:style-name="P3"><text:span text:style-name="T25">2157 <text:s/></text:span><text:span text:style-name="T29"><text:s text:c="4"/></text:span><text:span text:style-name="T38">plt</text:span><text:span text:style-name="T45">.</text:span><text:span text:style-name="T38">title</text:span><text:span text:style-name="T29">(</text:span><text:span text:style-name="T76">"Mobilier du terrain"</text:span><text:span text:style-name="T29">)</text:span></text:p>
      <text:p text:style-name="P4">2158 <text:s/></text:p>
      <text:p text:style-name="P3"><text:span text:style-name="T25">2159 <text:s/></text:span><text:span text:style-name="T29"><text:s text:c="4"/></text:span><text:span text:style-name="T38">ax2</text:span><text:span text:style-name="T45">.</text:span><text:span text:style-name="T38">set_xlim</text:span><text:span text:style-name="T29">(</text:span><text:span text:style-name="T54">0</text:span><text:span text:style-name="T29">, </text:span><text:span text:style-name="T38">max_x</text:span><text:span text:style-name="T29">)</text:span></text:p>
      <text:p text:style-name="P3"><text:span text:style-name="T25">2160 <text:s/></text:span><text:span text:style-name="T29"><text:s text:c="4"/></text:span><text:span text:style-name="T38">ax2</text:span><text:span text:style-name="T45">.</text:span><text:span text:style-name="T38">set_ylim</text:span><text:span text:style-name="T29">(</text:span><text:span text:style-name="T38">max_y</text:span><text:span text:style-name="T29">, </text:span><text:span text:style-name="T54">0</text:span><text:span text:style-name="T29">)</text:span></text:p>
      <text:p text:style-name="P3"><text:span text:style-name="T25">2161 <text:s/></text:span><text:span text:style-name="T29"><text:s text:c="4"/></text:span><text:span text:style-name="T38">ax2</text:span><text:span text:style-name="T45">.</text:span><text:span text:style-name="T38">set_xticks</text:span><text:span text:style-name="T29">(</text:span><text:span text:style-name="T38">np</text:span><text:span text:style-name="T45">.</text:span><text:span text:style-name="T38">arange</text:span><text:span text:style-name="T29">(</text:span><text:span text:style-name="T38">max_x</text:span><text:span text:style-name="T29">))</text:span></text:p>
      <text:p text:style-name="P3"><text:span text:style-name="T25">2162 <text:s/></text:span><text:span text:style-name="T29"><text:s text:c="4"/></text:span><text:span text:style-name="T38">ax2</text:span><text:span text:style-name="T45">.</text:span><text:span text:style-name="T38">set_yticks</text:span><text:span text:style-name="T29">(</text:span><text:span text:style-name="T38">np</text:span><text:span text:style-name="T45">.</text:span><text:span text:style-name="T38">arange</text:span><text:span text:style-name="T29">(</text:span><text:span text:style-name="T38">max_y</text:span><text:span text:style-name="T29">))</text:span></text:p>
      <text:p text:style-name="P3"><text:span text:style-name="T25">2163 <text:s/></text:span><text:span text:style-name="T29"><text:s text:c="4"/></text:span><text:span text:style-name="T38">ax2</text:span><text:span text:style-name="T45">.</text:span><text:span text:style-name="T38">xaxis</text:span><text:span text:style-name="T45">.</text:span><text:span text:style-name="T38">tick_top</text:span><text:span text:style-name="T29">()</text:span></text:p>
      <text:p text:style-name="P3"><text:span text:style-name="T25">2164 <text:s/></text:span><text:span text:style-name="T29"><text:s text:c="4"/></text:span><text:span text:style-name="T38">ax2</text:span><text:span text:style-name="T45">.</text:span><text:span text:style-name="T38">grid</text:span><text:span text:style-name="T29">()</text:span></text:p>
      <text:p text:style-name="P5"><text:span text:style-name="T24">2165 <text:s/></text:span><text:s text:c="4"/></text:p>
      <text:p text:style-name="P3"><text:span text:style-name="T25">2166 <text:s/></text:span><text:span text:style-name="T29"><text:s text:c="4"/></text:span><text:span text:style-name="T61"># Marges</text:span></text:p>
      <text:p text:style-name="P3"><text:span text:style-name="T25">2167 <text:s/></text:span><text:span text:style-name="T29"><text:s text:c="4"/></text:span><text:span text:style-name="T38">plt</text:span><text:span text:style-name="T45">.</text:span><text:span text:style-name="T38">subplots_adjust</text:span><text:span text:style-name="T29">(</text:span><text:span text:style-name="T38">right</text:span><text:span text:style-name="T45">=</text:span><text:span text:style-name="T54">1.2</text:span><text:span text:style-name="T29">, </text:span><text:span text:style-name="T38">bottom</text:span><text:span text:style-name="T45">=-</text:span><text:span text:style-name="T54">0.8</text:span><text:span text:style-name="T29">) </text:span></text:p>
      <text:p text:style-name="P4">2168 <text:s/></text:p>
      <text:p text:style-name="P3"><text:span text:style-name="T25">2169 <text:s/></text:span><text:span text:style-name="T29"><text:s text:c="4"/></text:span><text:span text:style-name="T61"># Sauvegarde</text:span></text:p>
      <text:p text:style-name="P3"><text:span text:style-name="T25">2170 <text:s/></text:span><text:span text:style-name="T29"><text:s text:c="4"/></text:span><text:span text:style-name="T38">plt</text:span><text:span text:style-name="T45">.</text:span><text:span text:style-name="T38">savefig</text:span><text:span text:style-name="T29">(</text:span><text:span text:style-name="T76">"traitement/{}_images/cases.png"</text:span><text:span text:style-name="T45">.</text:span><text:span text:style-name="T38">format</text:span><text:span text:style-name="T29">(</text:span><text:span text:style-name="T38">filename</text:span><text:span text:style-name="T29">), </text:span></text:p>
      <text:p text:style-name="P3"><text:span text:style-name="T25">2171 <text:s/></text:span><text:span text:style-name="T29"><text:s text:c="16"/></text:span><text:span text:style-name="T38">bbox_inches</text:span><text:span text:style-name="T45">=</text:span><text:span text:style-name="T38">Bbox</text:span><text:span text:style-name="T29">([[</text:span><text:span text:style-name="T54">0</text:span><text:span text:style-name="T29">, </text:span><text:span text:style-name="T45">-</text:span><text:span text:style-name="T54">4</text:span><text:span text:style-name="T29">], [</text:span><text:span text:style-name="T54">9</text:span><text:span text:style-name="T29">, </text:span><text:span text:style-name="T54">5</text:span><text:span text:style-name="T29">]]),</text:span><text:span text:style-name="T38">dpi</text:span><text:span text:style-name="T45">=</text:span><text:span text:style-name="T54">100</text:span><text:span text:style-name="T29">)</text:span></text:p>
      <text:p text:style-name="P3"><text:span text:style-name="T25">2172 <text:s/></text:span><text:span text:style-name="T29"><text:s text:c="4"/></text:span><text:span text:style-name="T38">plt</text:span><text:span text:style-name="T45">.</text:span><text:span text:style-name="T38">close</text:span><text:span text:style-name="T29">()</text:span></text:p>
      <text:p text:style-name="P4">2173 <text:s/></text:p>
      <text:p text:style-name="P3"><text:span text:style-name="T25">2174 <text:s/></text:span><text:span text:style-name="T45">def</text:span><text:span text:style-name="T29"> </text:span><text:span text:style-name="T68">makeFreqImg</text:span><text:span text:style-name="T29">(</text:span><text:span text:style-name="T38">list_figures</text:span><text:span text:style-name="T29">, </text:span><text:span text:style-name="T38">list_count</text:span><text:span text:style-name="T29">, </text:span><text:span text:style-name="T38">nb_executions</text:span><text:span text:style-name="T45">=</text:span><text:span text:style-name="T54">1</text:span><text:span text:style-name="T29">):</text:span></text:p>
      <text:p text:style-name="P3"><text:span text:style-name="T25">2175 <text:s/></text:span><text:span text:style-name="T29"><text:s text:c="4"/></text:span><text:span text:style-name="T76">"""</text:span></text:p>
      <text:p text:style-name="P2"><text:span text:style-name="T24">2176 <text:s/></text:span><text:s text:c="4"/>Crée l'histogramme de la fréquence des figures</text:p>
      <text:p text:style-name="P2"><text:span text:style-name="T24">2177 <text:s/></text:span><text:s text:c="4"/>"""</text:p>
      <text:p text:style-name="P3"><text:span text:style-name="T25">2178 <text:s/></text:span><text:span text:style-name="T29"><text:s text:c="4"/></text:span><text:span text:style-name="T38">plt</text:span><text:span text:style-name="T45">.</text:span><text:span text:style-name="T38">subplot</text:span><text:span text:style-name="T29">(</text:span><text:span text:style-name="T54">1</text:span><text:span text:style-name="T29">, </text:span><text:span text:style-name="T54">2</text:span><text:span text:style-name="T29">, </text:span><text:span text:style-name="T54">2</text:span><text:span text:style-name="T29">)</text:span></text:p>
      <text:p text:style-name="P3"><text:span text:style-name="T25">2179 <text:s/></text:span><text:span text:style-name="T29"><text:s text:c="4"/></text:span><text:span text:style-name="T38">title</text:span><text:span text:style-name="T29"> </text:span><text:span text:style-name="T45">=</text:span><text:span text:style-name="T29"> </text:span><text:span text:style-name="T76">"Fréquence des figures utilisées"</text:span><text:span text:style-name="T45">.</text:span><text:span text:style-name="T38">format</text:span><text:span text:style-name="T29">(</text:span><text:span text:style-name="T38">nb_executions</text:span><text:span text:style-name="T29">)</text:span></text:p>
      <text:p text:style-name="P4">2180 <text:s/></text:p>
      <text:p text:style-name="P3"><text:span text:style-name="T25">2181 <text:s/></text:span><text:span text:style-name="T29"><text:s text:c="4"/></text:span><text:span text:style-name="T61"># Affichage de l'histogramme</text:span></text:p>
      <text:p text:style-name="P3"><text:span text:style-name="T25">2182 <text:s/></text:span><text:span text:style-name="T29"><text:s text:c="4"/></text:span><text:span text:style-name="T38">plt</text:span><text:span text:style-name="T45">.</text:span><text:span text:style-name="T38">bar</text:span><text:span text:style-name="T29">(</text:span><text:span text:style-name="T38">list_figures</text:span><text:span text:style-name="T29">, </text:span><text:span text:style-name="T38">list_count</text:span><text:span text:style-name="T29">)</text:span></text:p>
      <text:p text:style-name="P3"><text:span text:style-name="T25">2183 <text:s/></text:span><text:span text:style-name="T29"><text:s text:c="4"/></text:span><text:span text:style-name="T38">plt</text:span><text:span text:style-name="T45">.</text:span><text:span text:style-name="T38">xticks</text:span><text:span text:style-name="T29">(</text:span><text:span text:style-name="T38">rotation</text:span><text:span text:style-name="T45">=</text:span><text:span text:style-name="T76">"vertical"</text:span><text:span text:style-name="T29">)</text:span></text:p>
      <text:p text:style-name="P3"><text:span text:style-name="T25">2184 <text:s/></text:span><text:span text:style-name="T29"><text:s text:c="4"/></text:span><text:span text:style-name="T38">plt</text:span><text:span text:style-name="T45">.</text:span><text:span text:style-name="T38">xlabel</text:span><text:span text:style-name="T29">(</text:span><text:span text:style-name="T76">"Figures"</text:span><text:span text:style-name="T29">)</text:span></text:p>
      <text:p text:style-name="P3"><text:span text:style-name="T25">2185 <text:s/></text:span><text:span text:style-name="T29"><text:s text:c="4"/></text:span><text:span text:style-name="T38">plt</text:span><text:span text:style-name="T45">.</text:span><text:span text:style-name="T38">ylabel</text:span><text:span text:style-name="T29">(</text:span><text:span text:style-name="T76">"Fréquence"</text:span><text:span text:style-name="T29">)</text:span></text:p>
      <text:p text:style-name="P3"><text:span text:style-name="T25">2186 <text:s/></text:span><text:span text:style-name="T29"><text:s text:c="4"/></text:span><text:span text:style-name="T38">plt</text:span><text:span text:style-name="T45">.</text:span><text:span text:style-name="T38">title</text:span><text:span text:style-name="T29">(</text:span><text:span text:style-name="T38">title</text:span><text:span text:style-name="T29">)</text:span></text:p>
      <text:p text:style-name="P4">2187 <text:s/></text:p>
      <text:p text:style-name="P3"><text:span text:style-name="T25">2188 <text:s/></text:span><text:span text:style-name="T29"><text:s text:c="4"/></text:span><text:span text:style-name="T38">plt</text:span><text:span text:style-name="T45">.</text:span><text:span text:style-name="T38">autoscale</text:span><text:span text:style-name="T29">(</text:span><text:span text:style-name="T38">tight</text:span><text:span text:style-name="T45">=</text:span><text:span text:style-name="T83">False</text:span><text:span text:style-name="T29">)</text:span></text:p>
      <text:p text:style-name="P4">2189 <text:s/></text:p>
      <text:p text:style-name="P3"><text:span text:style-name="T25">2190 <text:s/></text:span><text:span text:style-name="T45">def</text:span><text:span text:style-name="T29"> </text:span><text:span text:style-name="T68">constListImage</text:span><text:span text:style-name="T29">(</text:span><text:span text:style-name="T38">filename</text:span><text:span text:style-name="T29">, </text:span><text:span text:style-name="T38">const_dict</text:span><text:span text:style-name="T29">):</text:span></text:p>
      <text:p text:style-name="P3"><text:span text:style-name="T25">2191 <text:s/></text:span><text:span text:style-name="T29"><text:s text:c="4"/></text:span><text:span text:style-name="T76">"""</text:span></text:p>
      <text:p text:style-name="P2"><text:span text:style-name="T24">2192 <text:s/></text:span><text:s text:c="4"/>Crée l'image de la liste des constantes utilisées pour les données</text:p>
      <text:p text:style-name="P2"><text:span text:style-name="T24">2193 <text:s/></text:span><text:s text:c="4"/>"""</text:p>
      <text:p text:style-name="P3"><text:span text:style-name="T25">2194 <text:s/></text:span><text:span text:style-name="T29"><text:s text:c="4"/></text:span><text:span text:style-name="T38">plt</text:span><text:span text:style-name="T45">.</text:span><text:span text:style-name="T38">axis</text:span><text:span text:style-name="T29">(</text:span><text:span text:style-name="T76">'off'</text:span><text:span text:style-name="T29">)</text:span></text:p>
      <text:p text:style-name="P4">2195 <text:s/></text:p>
      <text:p text:style-name="P3"><text:span text:style-name="T25">2196 <text:s/></text:span><text:span text:style-name="T29"><text:s text:c="4"/></text:span><text:span text:style-name="T61"># Converti un dictionnaire vers un tableau 2D</text:span></text:p>
      <text:p text:style-name="P3"><text:span text:style-name="T25">2197 <text:s/></text:span><text:span text:style-name="T29"><text:s text:c="4"/></text:span><text:span text:style-name="T38">const_array</text:span><text:span text:style-name="T29"> </text:span><text:span text:style-name="T45">=</text:span><text:span text:style-name="T29"> []</text:span></text:p>
      <text:p text:style-name="P3"><text:span text:style-name="T25">2198 <text:s/></text:span><text:span text:style-name="T29"><text:s text:c="4"/></text:span><text:span text:style-name="T45">for</text:span><text:span text:style-name="T29"> </text:span><text:span text:style-name="T38">key</text:span><text:span text:style-name="T29">, </text:span><text:span text:style-name="T38">value</text:span><text:span text:style-name="T29"> </text:span><text:span text:style-name="T45">in</text:span><text:span text:style-name="T29"> </text:span><text:span text:style-name="T38">const_dict</text:span><text:span text:style-name="T45">.</text:span><text:span text:style-name="T38">items</text:span><text:span text:style-name="T29">():</text:span></text:p>
      <text:p text:style-name="P3"><text:span text:style-name="T25">2199 <text:s/></text:span><text:span text:style-name="T29"><text:s text:c="8"/></text:span><text:span text:style-name="T38">const_array</text:span><text:span text:style-name="T45">.</text:span><text:span text:style-name="T38">append</text:span><text:span text:style-name="T29">([</text:span><text:span text:style-name="T45">str</text:span><text:span text:style-name="T29">(</text:span><text:span text:style-name="T38">key</text:span><text:span text:style-name="T29">), </text:span><text:span text:style-name="T45">str</text:span><text:span text:style-name="T29">(</text:span><text:span text:style-name="T38">value</text:span><text:span text:style-name="T29">)])</text:span></text:p>
      <text:p text:style-name="P5"><text:span text:style-name="T24">2200 <text:s/></text:span><text:s text:c="4"/></text:p>
      <text:p text:style-name="P3"><text:span text:style-name="T25">2201 <text:s/></text:span><text:span text:style-name="T29"><text:s text:c="4"/></text:span><text:span text:style-name="T38">table</text:span><text:span text:style-name="T29"> </text:span><text:span text:style-name="T45">=</text:span><text:span text:style-name="T29"> </text:span><text:span text:style-name="T38">plt</text:span><text:span text:style-name="T45">.</text:span><text:span text:style-name="T38">table</text:span><text:span text:style-name="T29">(</text:span><text:span text:style-name="T38">cellText</text:span><text:span text:style-name="T45">=</text:span><text:span text:style-name="T38">const_array</text:span><text:span text:style-name="T29">, </text:span><text:span text:style-name="T38">colLabels</text:span><text:span text:style-name="T45">=</text:span><text:span text:style-name="T29">[</text:span><text:span text:style-name="T76">"Constante"</text:span><text:span text:style-name="T29">, </text:span><text:span text:style-name="T76">"Valeur"</text:span><text:span text:style-name="T29">], </text:span><text:span text:style-name="T38">loc</text:span><text:span text:style-name="T45">=</text:span><text:span text:style-name="T76">'center'</text:span><text:span text:style-name="T29">)</text:span></text:p>
      <text:p text:style-name="P3"><text:span text:style-name="T25">2202 <text:s/></text:span><text:span text:style-name="T29"><text:s text:c="4"/></text:span><text:span text:style-name="T38">table</text:span><text:span text:style-name="T45">.</text:span><text:span text:style-name="T38">auto_set_font_size</text:span><text:span text:style-name="T29">(</text:span><text:span text:style-name="T83">False</text:span><text:span text:style-name="T29">)</text:span></text:p>
      <text:p text:style-name="P3"><text:span text:style-name="T25">2203 <text:s/></text:span><text:span text:style-name="T29"><text:s text:c="4"/></text:span><text:span text:style-name="T38">table</text:span><text:span text:style-name="T45">.</text:span><text:span text:style-name="T38">set_fontsize</text:span><text:span text:style-name="T29">(</text:span><text:span text:style-name="T54">8</text:span><text:span text:style-name="T29">) <text:s/></text:span></text:p>
      <text:p text:style-name="P5"><text:span text:style-name="T24">2204 <text:s/></text:span><text:s text:c="4"/></text:p>
      <text:p text:style-name="P3"><text:span text:style-name="T25">2205 <text:s/></text:span><text:span text:style-name="T29"><text:s text:c="4"/></text:span><text:span text:style-name="T38">plt</text:span><text:span text:style-name="T45">.</text:span><text:span text:style-name="T38">tight_layout</text:span><text:span text:style-name="T29">()</text:span></text:p>
      <text:p text:style-name="P3"><text:span text:style-name="T25">2206 <text:s/></text:span><text:span text:style-name="T29"><text:s text:c="4"/></text:span><text:span text:style-name="T38">plt</text:span><text:span text:style-name="T45">.</text:span><text:span text:style-name="T38">savefig</text:span><text:span text:style-name="T29">(</text:span><text:span text:style-name="T76">"traitement/{}_images/constantes.png"</text:span><text:span text:style-name="T45">.</text:span><text:span text:style-name="T38">format</text:span><text:span text:style-name="T29">(</text:span><text:span text:style-name="T38">filename</text:span><text:span text:style-name="T29">), </text:span><text:span text:style-name="T38">dpi</text:span><text:span text:style-name="T45">=</text:span><text:span text:style-name="T54">100</text:span><text:span text:style-name="T29">)</text:span></text:p>
      <text:p text:style-name="P3"><text:span text:style-name="T25">2207 <text:s/></text:span><text:span text:style-name="T29"><text:s text:c="4"/></text:span><text:span text:style-name="T38">plt</text:span><text:span text:style-name="T45">.</text:span><text:span text:style-name="T38">close</text:span><text:span text:style-name="T29">()</text:span></text:p>
      <text:p text:style-name="P5"><text:span text:style-name="T24">2208 <text:s/></text:span><text:s text:c="4"/></text:p>
      <text:p text:style-name="P3"><text:span text:style-name="T25">2209 <text:s/></text:span><text:span text:style-name="T45">def</text:span><text:span text:style-name="T29"> </text:span><text:span text:style-name="T68">createStats</text:span><text:span text:style-name="T29">(</text:span><text:span text:style-name="T38">path</text:span><text:span text:style-name="T45">=</text:span><text:span text:style-name="T83">None</text:span><text:span text:style-name="T29">, </text:span><text:span text:style-name="T38">data</text:span><text:span text:style-name="T45">=</text:span><text:span text:style-name="T83">None</text:span><text:span text:style-name="T29">):</text:span></text:p>
      <text:p text:style-name="P3"><text:span text:style-name="T25">2210 <text:s/></text:span><text:span text:style-name="T29"><text:s text:c="4"/></text:span><text:span text:style-name="T76">"""</text:span></text:p>
      <text:p text:style-name="P2"><text:span text:style-name="T24">2211 <text:s/></text:span><text:s text:c="4"/>Crée les images statistiques à partir d'un fichier ou de données fournies.</text:p>
      <text:p text:style-name="P2"><text:span text:style-name="T24">2212 <text:s/></text:span><text:s text:c="4"/></text:p>
      <text:p text:style-name="P2"><text:span text:style-name="T24">2213 <text:s/></text:span><text:s text:c="4"/>Args:</text:p>
      <text:p text:style-name="P2"><text:span text:style-name="T24">2214 <text:s/></text:span><text:s text:c="8"/>path (str, optional): Le chemin du fichier à analyser. </text:p>
      <text:p text:style-name="P2"><text:span text:style-name="T24">2215 <text:s/></text:span><text:s text:c="12"/>Si non spécifié, les données doivent être fournies.</text:p>
      <text:p text:style-name="P2"><text:span text:style-name="T24">2216 <text:s/></text:span><text:s text:c="8"/>data (dict, optional): Les données à analyser. </text:p>
      <text:p text:style-name="P2"><text:span text:style-name="T24">2217 <text:s/></text:span><text:s text:c="12"/>Si non spécifié, le fichier sera analysé en utilisant le chemin spécifié.</text:p>
      <text:p text:style-name="P2"><text:span text:style-name="T24">2218 <text:s/></text:span><text:s text:c="4"/></text:p>
      <text:p text:style-name="P2"><text:span text:style-name="T24">2219 <text:s/></text:span><text:s text:c="4"/>Returns:</text:p>
      <text:p text:style-name="P2"><text:span text:style-name="T24">2220 <text:s/></text:span><text:s text:c="8"/>None: Cette fonction ne retourne aucune valeur.</text:p>
      <text:p text:style-name="P2"><text:span text:style-name="T24">2221 <text:s/></text:span><text:s text:c="4"/>"""</text:p>
      <text:p text:style-name="P3"><text:span text:style-name="T25">2222 <text:s/></text:span><text:span text:style-name="T29"><text:s text:c="4"/></text:span><text:span text:style-name="T45">if</text:span><text:span text:style-name="T29"> </text:span><text:span text:style-name="T38">path</text:span><text:span text:style-name="T29"> </text:span><text:span text:style-name="T45">is</text:span><text:span text:style-name="T29"> </text:span><text:span text:style-name="T83">None</text:span><text:span text:style-name="T29"> </text:span><text:span text:style-name="T45">and</text:span><text:span text:style-name="T29"> </text:span><text:span text:style-name="T38">data</text:span><text:span text:style-name="T29"> </text:span><text:span text:style-name="T45">is</text:span><text:span text:style-name="T29"> </text:span><text:span text:style-name="T83">None</text:span><text:span text:style-name="T29">:</text:span></text:p>
      <text:p text:style-name="P3"><text:span text:style-name="T25">2223 <text:s/></text:span><text:span text:style-name="T29"><text:s text:c="8"/></text:span><text:span text:style-name="T38">logging</text:span><text:span text:style-name="T45">.</text:span><text:span text:style-name="T38">error</text:span><text:span text:style-name="T29">(</text:span><text:span text:style-name="T76">"Veuillez entrer un nom de fichier ou des données à analyser."</text:span><text:span text:style-name="T29">)</text:span></text:p>
      <text:p text:style-name="P3"><text:span text:style-name="T25">2224 <text:s/></text:span><text:span text:style-name="T29"><text:s text:c="8"/></text:span><text:span text:style-name="T45">return</text:span></text:p>
      <text:p text:style-name="P5"><text:span text:style-name="T24">2225 <text:s/></text:span><text:s text:c="4"/></text:p>
      <text:p text:style-name="P3"><text:span text:style-name="T25">2226 <text:s/></text:span><text:span text:style-name="T29"><text:s text:c="4"/></text:span><text:span text:style-name="T61"># Chronométrage du programme</text:span></text:p>
      <text:p text:style-name="P3"><text:span text:style-name="T25">2227 <text:s/></text:span><text:span text:style-name="T29"><text:s text:c="4"/></text:span><text:span text:style-name="T38">start_time</text:span><text:span text:style-name="T29"> </text:span><text:span text:style-name="T45">=</text:span><text:span text:style-name="T29"> </text:span><text:span text:style-name="T38">datetime</text:span><text:span text:style-name="T45">.</text:span><text:span text:style-name="T38">datetime</text:span><text:span text:style-name="T45">.</text:span><text:span text:style-name="T38">now</text:span><text:span text:style-name="T29">()</text:span></text:p>
      <text:p text:style-name="P5"><text:span text:style-name="T24">2228 <text:s/></text:span><text:s text:c="4"/></text:p>
      <text:p text:style-name="P3"><text:span text:style-name="T25">2229 <text:s/></text:span><text:span text:style-name="T29"><text:s text:c="4"/></text:span><text:span text:style-name="T61"># Récupération des données</text:span></text:p>
      <text:p text:style-name="P3"><text:span text:style-name="T25">2230 <text:s/></text:span><text:span text:style-name="T29"><text:s text:c="4"/></text:span><text:span text:style-name="T45">if</text:span><text:span text:style-name="T29"> </text:span><text:span text:style-name="T38">data</text:span><text:span text:style-name="T29"> </text:span><text:span text:style-name="T45">is</text:span><text:span text:style-name="T29"> </text:span><text:span text:style-name="T83">None</text:span><text:span text:style-name="T29">:</text:span></text:p>
      <text:p text:style-name="P3"><text:span text:style-name="T25">2231 <text:s/></text:span><text:span text:style-name="T29"><text:s text:c="8"/></text:span><text:span text:style-name="T38">data</text:span><text:span text:style-name="T29"> </text:span><text:span text:style-name="T45">=</text:span><text:span text:style-name="T29"> </text:span><text:span text:style-name="T38">analyse</text:span><text:span text:style-name="T29">(</text:span><text:span text:style-name="T38">path</text:span><text:span text:style-name="T29">)</text:span></text:p>
      <text:p text:style-name="P4">2232 <text:s/></text:p>
      <text:p text:style-name="P3"><text:span text:style-name="T25">2233 <text:s/></text:span><text:span text:style-name="T29"><text:s text:c="4"/></text:span><text:span text:style-name="T61"># Création du dossier de sauvegarde</text:span></text:p>
      <text:p text:style-name="P3"><text:span text:style-name="T25">2234 <text:s/></text:span><text:span text:style-name="T29"><text:s text:c="4"/></text:span><text:span text:style-name="T38">filename</text:span><text:span text:style-name="T29"> </text:span><text:span text:style-name="T45">=</text:span><text:span text:style-name="T29"> </text:span><text:span text:style-name="T38">path</text:span><text:span text:style-name="T45">.</text:span><text:span text:style-name="T38">split</text:span><text:span text:style-name="T29">(</text:span><text:span text:style-name="T76">"data/"</text:span><text:span text:style-name="T29">)[</text:span><text:span text:style-name="T45">-</text:span><text:span text:style-name="T54">1</text:span><text:span text:style-name="T29">] </text:span><text:span text:style-name="T61"># Nom du fichier sans la partie "data/"</text:span></text:p>
      <text:p text:style-name="P3"><text:span text:style-name="T25">2235 <text:s/></text:span><text:span text:style-name="T29"><text:s text:c="4"/></text:span><text:span text:style-name="T38">os</text:span><text:span text:style-name="T45">.</text:span><text:span text:style-name="T38">makedirs</text:span><text:span text:style-name="T29">(</text:span><text:span text:style-name="T76">"traitement/{}_images"</text:span><text:span text:style-name="T45">.</text:span><text:span text:style-name="T38">format</text:span><text:span text:style-name="T29">(</text:span><text:span text:style-name="T38">filename</text:span><text:span text:style-name="T29">), </text:span><text:span text:style-name="T38">exist_ok</text:span><text:span text:style-name="T45">=</text:span><text:span text:style-name="T83">True</text:span><text:span text:style-name="T29">)</text:span></text:p>
      <text:p text:style-name="P4">2236 <text:s/></text:p>
      <text:p text:style-name="P3"><text:span text:style-name="T25">2237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Traitement des données..."</text:span><text:span text:style-name="T29">)</text:span></text:p>
      <text:p text:style-name="P4">2238 <text:s/></text:p>
      <text:p text:style-name="P3"><text:span text:style-name="T25">2239 <text:s/></text:span><text:span text:style-name="T29"><text:s text:c="4"/></text:span><text:span text:style-name="T61"># Création des images</text:span></text:p>
      <text:p text:style-name="P3"><text:span text:style-name="T25">2240 <text:s/></text:span><text:span text:style-name="T29"><text:s text:c="4"/></text:span><text:span text:style-name="T38">makeEvolFitnessImg</text:span><text:span text:style-name="T29">(</text:span><text:span text:style-name="T38">data</text:span><text:span text:style-name="T29">[</text:span><text:span text:style-name="T76">"fitness"</text:span><text:span text:style-name="T29">],</text:span><text:span text:style-name="T38">data</text:span><text:span text:style-name="T29">[</text:span><text:span text:style-name="T76">"nb_executions"</text:span><text:span text:style-name="T29">])</text:span></text:p>
      <text:p text:style-name="P3"><text:span text:style-name="T25">2241 <text:s/></text:span><text:span text:style-name="T29"><text:s text:c="4"/></text:span><text:span text:style-name="T38">makeFreqImg</text:span><text:span text:style-name="T29">(</text:span><text:span text:style-name="T38">data</text:span><text:span text:style-name="T29">[</text:span><text:span text:style-name="T76">"figures"</text:span><text:span text:style-name="T29">], </text:span><text:span text:style-name="T38">data</text:span><text:span text:style-name="T29">[</text:span><text:span text:style-name="T76">"count"</text:span><text:span text:style-name="T29">], </text:span><text:span text:style-name="T38">data</text:span><text:span text:style-name="T29">[</text:span><text:span text:style-name="T76">"nb_executions"</text:span><text:span text:style-name="T29">])</text:span></text:p>
      <text:p text:style-name="P5"><text:span text:style-name="T24">2242 <text:s/></text:span><text:s text:c="4"/></text:p>
      <text:p text:style-name="P3"><text:span text:style-name="T25">2243 <text:s/></text:span><text:span text:style-name="T29"><text:s text:c="4"/></text:span><text:span text:style-name="T38">perf</text:span><text:span text:style-name="T29"> </text:span><text:span text:style-name="T45">=</text:span><text:span text:style-name="T29"> </text:span><text:span text:style-name="T76">" performance {}%"</text:span><text:span text:style-name="T45">.</text:span><text:span text:style-name="T38">format</text:span><text:span text:style-name="T29">(</text:span><text:span text:style-name="T45">round</text:span><text:span text:style-name="T29">(</text:span><text:span text:style-name="T38">data</text:span><text:span text:style-name="T29">[</text:span><text:span text:style-name="T76">"performance"</text:span><text:span text:style-name="T29">]</text:span><text:span text:style-name="T45">*</text:span><text:span text:style-name="T54">100</text:span><text:span text:style-name="T29">,</text:span><text:span text:style-name="T54">2</text:span><text:span text:style-name="T29">)) </text:span><text:span text:style-name="T45">if</text:span><text:span text:style-name="T29"> </text:span><text:span text:style-name="T76">"performance"</text:span><text:span text:style-name="T29"> </text:span><text:span text:style-name="T45">in</text:span><text:span text:style-name="T29"> </text:span><text:span text:style-name="T38">data</text:span><text:span text:style-name="T45">.</text:span><text:span text:style-name="T38">keys</text:span><text:span text:style-name="T29">() \</text:span></text:p>
      <text:p text:style-name="P3"><text:span text:style-name="T25">2244 <text:s/></text:span><text:span text:style-name="T29"><text:s text:c="8"/></text:span><text:span text:style-name="T45">else</text:span><text:span text:style-name="T29"> </text:span><text:span text:style-name="T76">" succès ? {}"</text:span><text:span text:style-name="T45">.</text:span><text:span text:style-name="T38">format</text:span><text:span text:style-name="T29">(</text:span><text:span text:style-name="T38">data</text:span><text:span text:style-name="T29">[</text:span><text:span text:style-name="T76">"is_success"</text:span><text:span text:style-name="T29">])</text:span></text:p>
      <text:p text:style-name="P4">2245 <text:s/></text:p>
      <text:p text:style-name="P3"><text:span text:style-name="T25">2246 <text:s/></text:span><text:span text:style-name="T29"><text:s text:c="4"/></text:span><text:span text:style-name="T38">name</text:span><text:span text:style-name="T29"> </text:span><text:span text:style-name="T45">=</text:span><text:span text:style-name="T29"> </text:span><text:span text:style-name="T76">"{}xp, {} générations/exécution en moy, {} individus/génération ({} exécutions)"</text:span><text:span text:style-name="T29">\</text:span></text:p>
      <text:p text:style-name="P3"><text:span text:style-name="T25">2247 <text:s/></text:span><text:span text:style-name="T29"><text:s text:c="8"/></text:span><text:span text:style-name="T45">.</text:span><text:span text:style-name="T38">format</text:span><text:span text:style-name="T29">(</text:span></text:p>
      <text:p text:style-name="P3"><text:span text:style-name="T25">2248 <text:s/></text:span><text:span text:style-name="T29"><text:s text:c="12"/></text:span><text:span text:style-name="T38">data</text:span><text:span text:style-name="T29">[</text:span><text:span text:style-name="T76">"athlete"</text:span><text:span text:style-name="T29">][</text:span><text:span text:style-name="T76">"xp"</text:span><text:span text:style-name="T29">], </text:span></text:p>
      <text:p text:style-name="P3"><text:span text:style-name="T25">2249 <text:s/></text:span><text:span text:style-name="T29"><text:s text:c="12"/></text:span><text:span text:style-name="T45">round</text:span><text:span text:style-name="T29">(</text:span><text:span text:style-name="T38">data</text:span><text:span text:style-name="T29">[</text:span><text:span text:style-name="T76">"nb_generations"</text:span><text:span text:style-name="T29">]), </text:span><text:span text:style-name="T38">data</text:span><text:span text:style-name="T29">[</text:span><text:span text:style-name="T76">"population_size"</text:span><text:span text:style-name="T29">],</text:span></text:p>
      <text:p text:style-name="P3"><text:span text:style-name="T25">2250 <text:s/></text:span><text:span text:style-name="T29"><text:s text:c="12"/></text:span><text:span text:style-name="T38">data</text:span><text:span text:style-name="T29">[</text:span><text:span text:style-name="T76">"nb_executions"</text:span><text:span text:style-name="T29">]</text:span></text:p>
      <text:p text:style-name="P3"><text:span text:style-name="T25">2251 <text:s/></text:span><text:span text:style-name="T29"><text:s text:c="8"/>)</text:span></text:p>
      <text:p text:style-name="P5"><text:span text:style-name="T24">2252 <text:s/></text:span><text:s text:c="4"/></text:p>
      <text:p text:style-name="P3"><text:span text:style-name="T25">2253 <text:s/></text:span><text:span text:style-name="T29"><text:s text:c="4"/></text:span><text:span text:style-name="T38">name</text:span><text:span text:style-name="T29"> </text:span><text:span text:style-name="T45">+=</text:span><text:span text:style-name="T29"> </text:span><text:span text:style-name="T76">"\n"</text:span><text:span text:style-name="T29"> </text:span><text:span text:style-name="T45">+</text:span><text:span text:style-name="T29"> </text:span><text:span text:style-name="T38">perf</text:span></text:p>
      <text:p text:style-name="P5"><text:soft-page-break/><text:span text:style-name="T24">2254 <text:s/></text:span><text:s text:c="4"/></text:p>
      <text:p text:style-name="P3"><text:span text:style-name="T25">2255 <text:s/></text:span><text:span text:style-name="T29"><text:s text:c="4"/></text:span><text:span text:style-name="T38">plt</text:span><text:span text:style-name="T45">.</text:span><text:span text:style-name="T38">suptitle</text:span><text:span text:style-name="T29">(</text:span><text:span text:style-name="T38">name</text:span><text:span text:style-name="T29">)</text:span></text:p>
      <text:p text:style-name="P3"><text:span text:style-name="T25">2256 <text:s/></text:span><text:span text:style-name="T29"><text:s text:c="4"/></text:span><text:span text:style-name="T38">plt</text:span><text:span text:style-name="T45">.</text:span><text:span text:style-name="T38">subplots_adjust</text:span><text:span text:style-name="T29">(</text:span><text:span text:style-name="T38">bottom</text:span><text:span text:style-name="T45">=</text:span><text:span text:style-name="T54">0.1</text:span><text:span text:style-name="T29">, </text:span><text:span text:style-name="T38">left</text:span><text:span text:style-name="T45">=-</text:span><text:span text:style-name="T54">0.2</text:span><text:span text:style-name="T29">, </text:span><text:span text:style-name="T38">right</text:span><text:span text:style-name="T45">=</text:span><text:span text:style-name="T54">1.3</text:span><text:span text:style-name="T29">, </text:span><text:span text:style-name="T38">top</text:span><text:span text:style-name="T45">=</text:span><text:span text:style-name="T54">0.85</text:span><text:span text:style-name="T29">, </text:span><text:span text:style-name="T38">hspace</text:span><text:span text:style-name="T45">=</text:span><text:span text:style-name="T54">2</text:span><text:span text:style-name="T29">)</text:span></text:p>
      <text:p text:style-name="P5"><text:span text:style-name="T24">2257 <text:s/></text:span><text:s text:c="4"/></text:p>
      <text:p text:style-name="P3"><text:span text:style-name="T25">2258 <text:s/></text:span><text:span text:style-name="T29"><text:s text:c="4"/></text:span><text:span text:style-name="T38">plt</text:span><text:span text:style-name="T45">.</text:span><text:span text:style-name="T38">savefig</text:span><text:span text:style-name="T29">(</text:span><text:span text:style-name="T76">"traitement/{}_images/freq&amp;fitness.png"</text:span><text:span text:style-name="T45">.</text:span><text:span text:style-name="T38">format</text:span><text:span text:style-name="T29">(</text:span><text:span text:style-name="T38">filename</text:span><text:span text:style-name="T29">),</text:span></text:p>
      <text:p text:style-name="P3"><text:span text:style-name="T25">2259 <text:s/></text:span><text:span text:style-name="T29"><text:s text:c="16"/></text:span><text:span text:style-name="T38">bbox_inches</text:span><text:span text:style-name="T45">=</text:span><text:span text:style-name="T38">Bbox</text:span><text:span text:style-name="T29">([[</text:span><text:span text:style-name="T45">-</text:span><text:span text:style-name="T54">2</text:span><text:span text:style-name="T29">, </text:span><text:span text:style-name="T45">-</text:span><text:span text:style-name="T54">1.3</text:span><text:span text:style-name="T29">], [</text:span><text:span text:style-name="T54">9</text:span><text:span text:style-name="T29">, </text:span><text:span text:style-name="T54">5</text:span><text:span text:style-name="T29">]]),</text:span><text:span text:style-name="T38">dpi</text:span><text:span text:style-name="T45">=</text:span><text:span text:style-name="T54">100</text:span><text:span text:style-name="T29">)</text:span></text:p>
      <text:p text:style-name="P3"><text:span text:style-name="T25">2260 <text:s/></text:span><text:span text:style-name="T29"><text:s text:c="4"/></text:span><text:span text:style-name="T38">plt</text:span><text:span text:style-name="T45">.</text:span><text:span text:style-name="T38">close</text:span><text:span text:style-name="T29">()</text:span></text:p>
      <text:p text:style-name="P5"><text:span text:style-name="T24">2261 <text:s/></text:span><text:s text:c="4"/></text:p>
      <text:p text:style-name="P3"><text:span text:style-name="T25">2262 <text:s/></text:span><text:span text:style-name="T29"><text:s text:c="4"/></text:span><text:span text:style-name="T38">constListImage</text:span><text:span text:style-name="T29">(</text:span><text:span text:style-name="T38">filename</text:span><text:span text:style-name="T45">=</text:span><text:span text:style-name="T38">filename</text:span><text:span text:style-name="T29">, </text:span><text:span text:style-name="T38">const_dict</text:span><text:span text:style-name="T45">=</text:span><text:span text:style-name="T29">{</text:span></text:p>
      <text:p text:style-name="P3"><text:span text:style-name="T25">2263 <text:s/></text:span><text:span text:style-name="T29"><text:s text:c="8"/></text:span><text:span text:style-name="T76">"ATHLETE_XP"</text:span><text:span text:style-name="T29">: </text:span><text:span text:style-name="T38">data</text:span><text:span text:style-name="T29">[</text:span><text:span text:style-name="T76">"athlete"</text:span><text:span text:style-name="T29">][</text:span><text:span text:style-name="T76">"xp"</text:span><text:span text:style-name="T29">],</text:span></text:p>
      <text:p text:style-name="P3"><text:span text:style-name="T25">2264 <text:s/></text:span><text:span text:style-name="T29"><text:s text:c="8"/></text:span><text:span text:style-name="T76">"CROSSOVER_PROB"</text:span><text:span text:style-name="T29">: </text:span><text:span text:style-name="T38">data</text:span><text:span text:style-name="T29">[</text:span><text:span text:style-name="T76">"crossover_prob"</text:span><text:span text:style-name="T29">],</text:span></text:p>
      <text:p text:style-name="P3"><text:span text:style-name="T25">2265 <text:s/></text:span><text:span text:style-name="T29"><text:s text:c="8"/></text:span><text:span text:style-name="T76">"MUTATION_PROB"</text:span><text:span text:style-name="T29">: </text:span><text:span text:style-name="T38">data</text:span><text:span text:style-name="T29">[</text:span><text:span text:style-name="T76">"mutation_prob"</text:span><text:span text:style-name="T29">],</text:span></text:p>
      <text:p text:style-name="P3"><text:span text:style-name="T25">2266 <text:s/></text:span><text:span text:style-name="T29"><text:s text:c="8"/></text:span><text:span text:style-name="T76">"POPULATION_SIZE"</text:span><text:span text:style-name="T29">: </text:span><text:span text:style-name="T38">data</text:span><text:span text:style-name="T29">[</text:span><text:span text:style-name="T76">"population_size"</text:span><text:span text:style-name="T29">],</text:span></text:p>
      <text:p text:style-name="P3"><text:span text:style-name="T25">2267 <text:s/></text:span><text:span text:style-name="T29"><text:s text:c="8"/></text:span><text:span text:style-name="T76">"NUMBER_OF_CHROMOSOME_TO_KEEP"</text:span><text:span text:style-name="T29">: </text:span></text:p>
      <text:p text:style-name="P3"><text:span text:style-name="T25">2268 <text:s/></text:span><text:span text:style-name="T29"><text:s text:c="16"/></text:span><text:span text:style-name="T45">min</text:span><text:span text:style-name="T29">(</text:span><text:span text:style-name="T38">NUMBER_OF_CHROMOSOME_TO_KEEP</text:span><text:span text:style-name="T29">, </text:span><text:span text:style-name="T38">data</text:span><text:span text:style-name="T29">[</text:span><text:span text:style-name="T76">"population_size"</text:span><text:span text:style-name="T29">]</text:span><text:span text:style-name="T45">-</text:span><text:span text:style-name="T54">1</text:span><text:span text:style-name="T29">),</text:span></text:p>
      <text:p text:style-name="P3"><text:span text:style-name="T25">2269 <text:s/></text:span><text:span text:style-name="T29"><text:s text:c="8"/></text:span><text:span text:style-name="T76">"TERMINAISON_AGE"</text:span><text:span text:style-name="T29">: </text:span><text:span text:style-name="T38">data</text:span><text:span text:style-name="T29">[</text:span><text:span text:style-name="T76">"terminaison_age"</text:span><text:span text:style-name="T29">],</text:span></text:p>
      <text:p text:style-name="P3"><text:span text:style-name="T25">2270 <text:s/></text:span><text:span text:style-name="T29"><text:s text:c="8"/></text:span><text:span text:style-name="T76">"INITIAL_POSITION"</text:span><text:span text:style-name="T29">: </text:span><text:span text:style-name="T38">INITIAL_POSITION</text:span><text:span text:style-name="T29">,</text:span></text:p>
      <text:p text:style-name="P3"><text:span text:style-name="T25">2271 <text:s/></text:span><text:span text:style-name="T29"><text:s text:c="8"/></text:span><text:span text:style-name="T76">"MAX_TICK_COUNT"</text:span><text:span text:style-name="T29">: </text:span><text:span text:style-name="T38">MAX_TICK_COUNT</text:span><text:span text:style-name="T29">,</text:span></text:p>
      <text:p text:style-name="P3"><text:span text:style-name="T25">2272 <text:s/></text:span><text:span text:style-name="T29"><text:s text:c="8"/></text:span><text:span text:style-name="T76">"ITERATION_NUMBER"</text:span><text:span text:style-name="T29">: </text:span><text:span text:style-name="T38">ITERATION_NUMBER</text:span><text:span text:style-name="T29">,</text:span></text:p>
      <text:p text:style-name="P3"><text:span text:style-name="T25">2273 <text:s/></text:span><text:span text:style-name="T29"><text:s text:c="8"/></text:span><text:span text:style-name="T76">"SIZE_X"</text:span><text:span text:style-name="T29">: </text:span><text:span text:style-name="T38">SIZE_X</text:span><text:span text:style-name="T29">,</text:span></text:p>
      <text:p text:style-name="P3"><text:span text:style-name="T25">2274 <text:s/></text:span><text:span text:style-name="T29"><text:s text:c="8"/></text:span><text:span text:style-name="T76">"SIZE_Y"</text:span><text:span text:style-name="T29">: </text:span><text:span text:style-name="T38">SIZE_Y</text:span><text:span text:style-name="T29">,</text:span></text:p>
      <text:p text:style-name="P3"><text:span text:style-name="T25">2275 <text:s/></text:span><text:span text:style-name="T29"><text:s text:c="8"/></text:span><text:span text:style-name="T76">"TICK_INTERVAL"</text:span><text:span text:style-name="T29">: </text:span><text:span text:style-name="T38">TICK_INTERVAL</text:span><text:span text:style-name="T29">,</text:span></text:p>
      <text:p text:style-name="P3"><text:span text:style-name="T25">2276 <text:s/></text:span><text:span text:style-name="T29"><text:s text:c="8"/></text:span><text:span text:style-name="T76">"MAX_FITNESS_GOTTEN"</text:span><text:span text:style-name="T29">: </text:span><text:span text:style-name="T38">data</text:span><text:span text:style-name="T29">[</text:span><text:span text:style-name="T76">"best_athlete"</text:span><text:span text:style-name="T29">][</text:span><text:span text:style-name="T76">"fitness"</text:span><text:span text:style-name="T29">],</text:span></text:p>
      <text:p text:style-name="P3"><text:span text:style-name="T25">2277 <text:s/></text:span><text:span text:style-name="T29"><text:s text:c="4"/>})</text:span></text:p>
      <text:p text:style-name="P4">2278 <text:s/></text:p>
      <text:p text:style-name="P3"><text:span text:style-name="T25">2279 <text:s/></text:span><text:span text:style-name="T29"><text:s text:c="4"/></text:span><text:span text:style-name="T38">makeCasesImg</text:span><text:span text:style-name="T29">(</text:span><text:span text:style-name="T38">data</text:span><text:span text:style-name="T29">[</text:span><text:span text:style-name="T76">"freq_matrice"</text:span><text:span text:style-name="T29">], </text:span><text:span text:style-name="T38">data</text:span><text:span text:style-name="T29">[</text:span><text:span text:style-name="T76">"terrain_matrice"</text:span><text:span text:style-name="T29">], </text:span></text:p>
      <text:p text:style-name="P3"><text:span text:style-name="T25">2280 <text:s/></text:span><text:span text:style-name="T29"><text:s text:c="17"/></text:span><text:span text:style-name="T38">data</text:span><text:span text:style-name="T29">[</text:span><text:span text:style-name="T76">"best_athlete"</text:span><text:span text:style-name="T29">], </text:span><text:span text:style-name="T38">filename</text:span><text:span text:style-name="T29">)</text:span></text:p>
      <text:p text:style-name="P4">2281 <text:s/></text:p>
      <text:p text:style-name="P3"><text:span text:style-name="T25">2282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Traitement terminé (en {})!\n"</text:span><text:span text:style-name="T45">.</text:span><text:span text:style-name="T38">format</text:span><text:span text:style-name="T29">(</text:span></text:p>
      <text:p text:style-name="P3"><text:span text:style-name="T25">2283 <text:s/></text:span><text:span text:style-name="T29"><text:s text:c="8"/></text:span><text:span text:style-name="T38">datetime</text:span><text:span text:style-name="T45">.</text:span><text:span text:style-name="T38">datetime</text:span><text:span text:style-name="T45">.</text:span><text:span text:style-name="T38">now</text:span><text:span text:style-name="T29">()</text:span><text:span text:style-name="T45">-</text:span><text:span text:style-name="T38">start_time</text:span><text:span text:style-name="T29">))</text:span></text:p>
      <text:p text:style-name="P5"><text:span text:style-name="T24">2284 <text:s/></text:span><text:s text:c="4"/></text:p>
      <text:p text:style-name="P3"><text:span text:style-name="T25">2285 <text:s/></text:span><text:span text:style-name="T45">def</text:span><text:span text:style-name="T29"> </text:span><text:span text:style-name="T68">analyseStudy</text:span><text:span text:style-name="T29">(</text:span><text:span text:style-name="T38">foldername</text:span><text:span text:style-name="T29">):</text:span></text:p>
      <text:p text:style-name="P3"><text:span text:style-name="T25">2286 <text:s/></text:span><text:span text:style-name="T29"><text:s text:c="4"/></text:span><text:span text:style-name="T76">"""</text:span></text:p>
      <text:p text:style-name="P2"><text:span text:style-name="T24">2287 <text:s/></text:span><text:s text:c="4"/>Analyse et création des images pour la comparaison avec l'étude</text:p>
      <text:p text:style-name="P2"><text:span text:style-name="T24">2288 <text:s/></text:span><text:s text:c="4"/>"""</text:p>
      <text:p text:style-name="P3"><text:span text:style-name="T25">2289 <text:s/></text:span><text:span text:style-name="T29"><text:s text:c="4"/></text:span><text:span text:style-name="T38">dataFolder</text:span><text:span text:style-name="T29"> </text:span><text:span text:style-name="T45">=</text:span><text:span text:style-name="T29"> </text:span><text:span text:style-name="T76">"data/"</text:span><text:span text:style-name="T45">+</text:span><text:span text:style-name="T38">foldername</text:span></text:p>
      <text:p text:style-name="P4">2290 <text:s/></text:p>
      <text:p text:style-name="P3"><text:span text:style-name="T25">2291 <text:s/></text:span><text:span text:style-name="T29"><text:s text:c="4"/></text:span><text:span text:style-name="T61"># Récupération des noms des fichiers</text:span></text:p>
      <text:p text:style-name="P3"><text:span text:style-name="T25">2292 <text:s/></text:span><text:span text:style-name="T29"><text:s text:c="4"/></text:span><text:span text:style-name="T38">filenames</text:span><text:span text:style-name="T29"> </text:span><text:span text:style-name="T45">=</text:span><text:span text:style-name="T29"> [</text:span><text:span text:style-name="T38">f</text:span><text:span text:style-name="T29"> </text:span><text:span text:style-name="T45">for</text:span><text:span text:style-name="T29"> </text:span><text:span text:style-name="T38">f</text:span><text:span text:style-name="T29"> </text:span><text:span text:style-name="T45">in</text:span><text:span text:style-name="T29"> </text:span><text:span text:style-name="T38">os</text:span><text:span text:style-name="T45">.</text:span><text:span text:style-name="T38">listdir</text:span><text:span text:style-name="T29">(</text:span><text:span text:style-name="T38">dataFolder</text:span><text:span text:style-name="T29">) </text:span></text:p>
      <text:p text:style-name="P3"><text:span text:style-name="T25">2293 <text:s/></text:span><text:span text:style-name="T29"><text:s text:c="17"/></text:span><text:span text:style-name="T45">if</text:span><text:span text:style-name="T29"> </text:span><text:span text:style-name="T38">os</text:span><text:span text:style-name="T45">.</text:span><text:span text:style-name="T38">path</text:span><text:span text:style-name="T45">.</text:span><text:span text:style-name="T38">isfile</text:span><text:span text:style-name="T29">(</text:span><text:span text:style-name="T38">os</text:span><text:span text:style-name="T45">.</text:span><text:span text:style-name="T38">path</text:span><text:span text:style-name="T45">.</text:span><text:span text:style-name="T38">join</text:span><text:span text:style-name="T29">(</text:span><text:span text:style-name="T38">dataFolder</text:span><text:span text:style-name="T29">, </text:span><text:span text:style-name="T38">f</text:span><text:span text:style-name="T29">))]</text:span></text:p>
      <text:p text:style-name="P3"><text:span text:style-name="T25">2294 <text:s/></text:span><text:span text:style-name="T29"><text:s text:c="4"/></text:span><text:span text:style-name="T38">filenames</text:span><text:span text:style-name="T45">.</text:span><text:span text:style-name="T38">sort</text:span><text:span text:style-name="T29">(</text:span><text:span text:style-name="T38">key</text:span><text:span text:style-name="T45">=lambda</text:span><text:span text:style-name="T29"> </text:span><text:span text:style-name="T38">x</text:span><text:span text:style-name="T29"> : </text:span><text:span text:style-name="T45">int</text:span><text:span text:style-name="T29">(</text:span><text:span text:style-name="T38">x</text:span><text:span text:style-name="T45">.</text:span><text:span text:style-name="T38">split</text:span><text:span text:style-name="T29">(</text:span><text:span text:style-name="T76">"."</text:span><text:span text:style-name="T29">)[</text:span><text:span text:style-name="T54">0</text:span><text:span text:style-name="T29">]))</text:span></text:p>
      <text:p text:style-name="P4">2295 <text:s/></text:p>
      <text:p text:style-name="P3"><text:span text:style-name="T25">2296 <text:s/></text:span><text:span text:style-name="T29"><text:s text:c="4"/></text:span><text:span text:style-name="T61"># Construction du dictionnaire : </text:span></text:p>
      <text:p text:style-name="P3"><text:span text:style-name="T25">2297 <text:s/></text:span><text:span text:style-name="T29"><text:s text:c="4"/></text:span><text:span text:style-name="T61"># perfs = {</text:span></text:p>
      <text:p text:style-name="P3"><text:span text:style-name="T25">2298 <text:s/></text:span><text:span text:style-name="T29"><text:s text:c="4"/></text:span><text:span text:style-name="T61"># <text:s text:c="2"/>p_c-p_m-population_size : [0, 1, 1, 0] </text:span></text:p>
      <text:p text:style-name="P3"><text:span text:style-name="T25">2299 <text:s/></text:span><text:span text:style-name="T29"><text:s text:c="4"/></text:span><text:span text:style-name="T61"># <text:s text:c="6"/>(0 pour un échec, 1 pour un succès)</text:span></text:p>
      <text:p text:style-name="P3"><text:span text:style-name="T25">2300 <text:s/></text:span><text:span text:style-name="T29"><text:s text:c="4"/></text:span><text:span text:style-name="T61"># <text:s text:c="6"/>Longueur = Nombre d'executions</text:span></text:p>
      <text:p text:style-name="P3"><text:span text:style-name="T25">2301 <text:s/></text:span><text:span text:style-name="T29"><text:s text:c="4"/></text:span><text:span text:style-name="T61"># }</text:span></text:p>
      <text:p text:style-name="P3"><text:span text:style-name="T25">2302 <text:s/></text:span><text:span text:style-name="T29"><text:s text:c="4"/></text:span><text:span text:style-name="T61"># </text:span></text:p>
      <text:p text:style-name="P3"><text:span text:style-name="T25">2303 <text:s/></text:span><text:span text:style-name="T29"><text:s text:c="4"/></text:span><text:span text:style-name="T38">perfs</text:span><text:span text:style-name="T29"> </text:span><text:span text:style-name="T45">=</text:span><text:span text:style-name="T29"> {}</text:span></text:p>
      <text:p text:style-name="P4">2304 <text:s/></text:p>
      <text:p text:style-name="P3"><text:span text:style-name="T25">2305 <text:s/></text:span><text:span text:style-name="T29"><text:s text:c="4"/></text:span><text:span text:style-name="T45">def</text:span><text:span text:style-name="T29"> </text:span><text:span text:style-name="T68">pc_pmToString</text:span><text:span text:style-name="T29">(</text:span><text:span text:style-name="T38">file_data</text:span><text:span text:style-name="T29">):</text:span></text:p>
      <text:p text:style-name="P3"><text:span text:style-name="T25">2306 <text:s/></text:span><text:span text:style-name="T29"><text:s text:c="8"/></text:span><text:span text:style-name="T38">pc</text:span><text:span text:style-name="T29"> </text:span><text:span text:style-name="T45">=</text:span><text:span text:style-name="T29"> </text:span><text:span text:style-name="T38">file_data</text:span><text:span text:style-name="T29">[</text:span><text:span text:style-name="T76">"crossover_prob"</text:span><text:span text:style-name="T29">]</text:span></text:p>
      <text:p text:style-name="P3"><text:span text:style-name="T25">2307 <text:s/></text:span><text:span text:style-name="T29"><text:s text:c="8"/></text:span><text:span text:style-name="T38">pm</text:span><text:span text:style-name="T29"> </text:span><text:span text:style-name="T45">=</text:span><text:span text:style-name="T29"> </text:span><text:span text:style-name="T38">file_data</text:span><text:span text:style-name="T29">[</text:span><text:span text:style-name="T76">"mutation_prob"</text:span><text:span text:style-name="T29">]</text:span></text:p>
      <text:p text:style-name="P3"><text:span text:style-name="T25">2308 <text:s/></text:span><text:span text:style-name="T29"><text:s text:c="8"/></text:span><text:span text:style-name="T38">popu</text:span><text:span text:style-name="T29"> </text:span><text:span text:style-name="T45">=</text:span><text:span text:style-name="T29"> </text:span><text:span text:style-name="T38">file_data</text:span><text:span text:style-name="T29">[</text:span><text:span text:style-name="T76">"population_size"</text:span><text:span text:style-name="T29">]</text:span></text:p>
      <text:p text:style-name="P3"><text:span text:style-name="T25">2309 <text:s/></text:span><text:span text:style-name="T29"><text:s text:c="8"/></text:span><text:span text:style-name="T45">return</text:span><text:span text:style-name="T29"> </text:span><text:span text:style-name="T76">"{}-{}-{}"</text:span><text:span text:style-name="T45">.</text:span><text:span text:style-name="T38">format</text:span><text:span text:style-name="T29">(</text:span><text:span text:style-name="T38">pc</text:span><text:span text:style-name="T29">, </text:span><text:span text:style-name="T38">pm</text:span><text:span text:style-name="T29">, </text:span><text:span text:style-name="T38">popu</text:span><text:span text:style-name="T29">)</text:span></text:p>
      <text:p text:style-name="P4">2310 <text:s/></text:p>
      <text:p text:style-name="P3"><text:span text:style-name="T25">2311 <text:s/></text:span><text:span text:style-name="T29"><text:s text:c="4"/></text:span><text:span text:style-name="T61"># Analyse de chaque fichier</text:span></text:p>
      <text:p text:style-name="P3"><text:span text:style-name="T25">2312 <text:s/></text:span><text:span text:style-name="T29"><text:s text:c="4"/></text:span><text:span text:style-name="T38">count</text:span><text:span text:style-name="T29"> </text:span><text:span text:style-name="T45">=</text:span><text:span text:style-name="T29"> </text:span><text:span text:style-name="T54">0</text:span></text:p>
      <text:p text:style-name="P3"><text:span text:style-name="T25">2313 <text:s/></text:span><text:span text:style-name="T29"><text:s text:c="4"/></text:span><text:span text:style-name="T38">progress_bar</text:span><text:span text:style-name="T29"> </text:span><text:span text:style-name="T45">=</text:span><text:span text:style-name="T29"> </text:span><text:span text:style-name="T38">tqdm</text:span><text:span text:style-name="T29">(</text:span><text:span text:style-name="T38">total</text:span><text:span text:style-name="T45">=len</text:span><text:span text:style-name="T29">(</text:span><text:span text:style-name="T38">filenames</text:span><text:span text:style-name="T29">), </text:span><text:span text:style-name="T38">desc</text:span><text:span text:style-name="T45">=</text:span><text:span text:style-name="T76">"Analyse des fichiers"</text:span><text:span text:style-name="T29">, </text:span><text:span text:style-name="T38">unit</text:span><text:span text:style-name="T45">=</text:span><text:span text:style-name="T76">"file"</text:span><text:span text:style-name="T29">)</text:span></text:p>
      <text:p text:style-name="P3"><text:span text:style-name="T25">2314 <text:s/></text:span><text:span text:style-name="T29"><text:s text:c="4"/></text:span><text:span text:style-name="T45">for</text:span><text:span text:style-name="T29"> </text:span><text:span text:style-name="T38">filename</text:span><text:span text:style-name="T29"> </text:span><text:span text:style-name="T45">in</text:span><text:span text:style-name="T29"> </text:span><text:span text:style-name="T38">filenames</text:span><text:span text:style-name="T29">:</text:span></text:p>
      <text:p text:style-name="P3"><text:span text:style-name="T25">2315 <text:s/></text:span><text:span text:style-name="T29"><text:s text:c="8"/></text:span><text:span text:style-name="T61"># Analyse du fichier</text:span></text:p>
      <text:p text:style-name="P3"><text:span text:style-name="T25">2316 <text:s/></text:span><text:span text:style-name="T29"><text:s text:c="8"/></text:span><text:span text:style-name="T38">file_data</text:span><text:span text:style-name="T29"> </text:span><text:span text:style-name="T45">=</text:span><text:span text:style-name="T29"> </text:span><text:span text:style-name="T38">analyse</text:span><text:span text:style-name="T29">(</text:span><text:span text:style-name="T38">os</text:span><text:span text:style-name="T45">.</text:span><text:span text:style-name="T38">path</text:span><text:span text:style-name="T45">.</text:span><text:span text:style-name="T38">join</text:span><text:span text:style-name="T29">(</text:span><text:span text:style-name="T38">dataFolder</text:span><text:span text:style-name="T29">, </text:span><text:span text:style-name="T38">filename</text:span><text:span text:style-name="T29">))</text:span></text:p>
      <text:p text:style-name="P5"><text:span text:style-name="T24">2317 <text:s/></text:span><text:s text:c="8"/></text:p>
      <text:p text:style-name="P3"><text:span text:style-name="T25">2318 <text:s/></text:span><text:span text:style-name="T29"><text:s text:c="8"/></text:span><text:span text:style-name="T38">category</text:span><text:span text:style-name="T29"> </text:span><text:span text:style-name="T45">=</text:span><text:span text:style-name="T29"> </text:span><text:span text:style-name="T38">pc_pmToString</text:span><text:span text:style-name="T29">(</text:span><text:span text:style-name="T38">file_data</text:span><text:span text:style-name="T29">)</text:span></text:p>
      <text:p text:style-name="P3"><text:span text:style-name="T25">2319 <text:s/></text:span><text:span text:style-name="T29"><text:s text:c="8"/></text:span><text:span text:style-name="T45">if</text:span><text:span text:style-name="T29"> </text:span><text:span text:style-name="T38">category</text:span><text:span text:style-name="T29"> </text:span><text:span text:style-name="T45">not</text:span><text:span text:style-name="T29"> </text:span><text:span text:style-name="T45">in</text:span><text:span text:style-name="T29"> </text:span><text:span text:style-name="T38">perfs</text:span><text:span text:style-name="T29">:</text:span></text:p>
      <text:p text:style-name="P3"><text:span text:style-name="T25">2320 <text:s/></text:span><text:span text:style-name="T29"><text:s text:c="12"/></text:span><text:span text:style-name="T38">perfs</text:span><text:span text:style-name="T29">[</text:span><text:span text:style-name="T38">category</text:span><text:span text:style-name="T29">] </text:span><text:span text:style-name="T45">=</text:span><text:span text:style-name="T29"> []</text:span></text:p>
      <text:p text:style-name="P4">2321 <text:s/></text:p>
      <text:p text:style-name="P3"><text:span text:style-name="T25">2322 <text:s/></text:span><text:span text:style-name="T29"><text:s text:c="8"/></text:span><text:span text:style-name="T38">perfs</text:span><text:span text:style-name="T29">[</text:span><text:span text:style-name="T38">category</text:span><text:span text:style-name="T29">]</text:span><text:span text:style-name="T45">.</text:span><text:span text:style-name="T38">append</text:span><text:span text:style-name="T29">(</text:span><text:span text:style-name="T54">1</text:span><text:span text:style-name="T29"> </text:span><text:span text:style-name="T45">if</text:span><text:span text:style-name="T29"> </text:span><text:span text:style-name="T38">file_data</text:span><text:span text:style-name="T29">[</text:span><text:span text:style-name="T76">"is_success"</text:span><text:span text:style-name="T29">] </text:span><text:span text:style-name="T45">else</text:span><text:span text:style-name="T29"> </text:span><text:span text:style-name="T54">0</text:span><text:span text:style-name="T29">)</text:span></text:p>
      <text:p text:style-name="P4">2323 <text:s/></text:p>
      <text:p text:style-name="P3"><text:span text:style-name="T25">2324 <text:s/></text:span><text:span text:style-name="T29"><text:s text:c="8"/></text:span><text:span text:style-name="T38">count</text:span><text:span text:style-name="T29"> </text:span><text:span text:style-name="T45">+=</text:span><text:span text:style-name="T29"> </text:span><text:span text:style-name="T54">1</text:span></text:p>
      <text:p text:style-name="P3"><text:span text:style-name="T25">2325 <text:s/></text:span><text:span text:style-name="T29"><text:s text:c="8"/></text:span><text:span text:style-name="T38">progress_bar</text:span><text:span text:style-name="T45">.</text:span><text:span text:style-name="T38">update</text:span><text:span text:style-name="T29">()</text:span></text:p>
      <text:p text:style-name="P3"><text:span text:style-name="T25">2326 <text:s/></text:span><text:span text:style-name="T29"><text:s text:c="8"/></text:span><text:span text:style-name="T38">logging</text:span><text:span text:style-name="T45">.</text:span><text:span text:style-name="T38">debug</text:span><text:span text:style-name="T29">(</text:span><text:span text:style-name="T76">"Analyse de {} terminée ({}%)"</text:span><text:span text:style-name="T45">.</text:span><text:span text:style-name="T38">format</text:span><text:span text:style-name="T29">(</text:span><text:span text:style-name="T38">filename</text:span><text:span text:style-name="T29">,</text:span></text:p>
      <text:p text:style-name="P3"><text:span text:style-name="T25">2327 <text:s/></text:span><text:span text:style-name="T29"><text:s text:c="12"/></text:span><text:span text:style-name="T45">round</text:span><text:span text:style-name="T29">((</text:span><text:span text:style-name="T38">count</text:span><text:span text:style-name="T45">/len</text:span><text:span text:style-name="T29">(</text:span><text:span text:style-name="T38">filenames</text:span><text:span text:style-name="T29">))</text:span><text:span text:style-name="T45">*</text:span><text:span text:style-name="T54">100</text:span><text:span text:style-name="T29">, </text:span><text:span text:style-name="T54">2</text:span><text:span text:style-name="T29">)))</text:span></text:p>
      <text:p text:style-name="P5"><text:span text:style-name="T24">2328 <text:s/></text:span><text:s text:c="8"/></text:p>
      <text:p text:style-name="P3"><text:span text:style-name="T25">2329 <text:s/></text:span><text:span text:style-name="T29"><text:s text:c="4"/></text:span><text:span text:style-name="T38">progress_bar</text:span><text:span text:style-name="T45">.</text:span><text:span text:style-name="T38">close</text:span><text:span text:style-name="T29">()</text:span></text:p>
      <text:p text:style-name="P5"><text:span text:style-name="T24">2330 <text:s/></text:span><text:s text:c="4"/></text:p>
      <text:p text:style-name="P3"><text:span text:style-name="T25">2331 <text:s/></text:span><text:span text:style-name="T29"><text:s text:c="4"/></text:span><text:span text:style-name="T61"># Construction du dictionnaire :</text:span></text:p>
      <text:p text:style-name="P3"><text:span text:style-name="T25">2332 <text:s/></text:span><text:span text:style-name="T29"><text:s text:c="4"/></text:span><text:span text:style-name="T61"># perfsFinales = {</text:span></text:p>
      <text:p text:style-name="P3"><text:span text:style-name="T25">2333 <text:s/></text:span><text:span text:style-name="T29"><text:s text:c="4"/></text:span><text:span text:style-name="T61"># <text:s text:c="4"/>"pc-pm": [float]</text:span></text:p>
      <text:p text:style-name="P3"><text:span text:style-name="T25">2334 <text:s/></text:span><text:span text:style-name="T29"><text:s text:c="4"/></text:span><text:span text:style-name="T61"># }</text:span></text:p>
      <text:p text:style-name="P3"><text:span text:style-name="T25">2335 <text:s/></text:span><text:span text:style-name="T29"><text:s text:c="4"/></text:span><text:span text:style-name="T38">perfsFinales</text:span><text:span text:style-name="T29"> </text:span><text:span text:style-name="T45">=</text:span><text:span text:style-name="T29"> {}</text:span></text:p>
      <text:p text:style-name="P4">2336 <text:s/></text:p>
      <text:p text:style-name="P3"><text:span text:style-name="T25">2337 <text:s/></text:span><text:span text:style-name="T29"><text:s text:c="4"/></text:span><text:span text:style-name="T38">logging</text:span><text:span text:style-name="T45">.</text:span><text:span text:style-name="T38">debug</text:span><text:span text:style-name="T29">(</text:span><text:span text:style-name="T76">"Construction du graphique des succés..."</text:span><text:span text:style-name="T29">)</text:span></text:p>
      <text:p text:style-name="P3"><text:span text:style-name="T25">2338 <text:s/></text:span><text:span text:style-name="T29"><text:s text:c="4"/></text:span><text:span text:style-name="T45">for</text:span><text:span text:style-name="T29"> </text:span><text:span text:style-name="T38">pc</text:span><text:span text:style-name="T29">, </text:span><text:span text:style-name="T38">pm</text:span><text:span text:style-name="T29"> </text:span><text:span text:style-name="T45">in</text:span><text:span text:style-name="T29"> </text:span><text:span text:style-name="T45">zip</text:span><text:span text:style-name="T29">(</text:span><text:span text:style-name="T38">PROBS_C</text:span><text:span text:style-name="T29">, </text:span><text:span text:style-name="T38">PROBS_M</text:span><text:span text:style-name="T29">):</text:span></text:p>
      <text:p text:style-name="P3"><text:span text:style-name="T25">2339 <text:s/></text:span><text:span text:style-name="T29"><text:s text:c="8"/></text:span><text:span text:style-name="T38">perfsFinales</text:span><text:span text:style-name="T29">[</text:span><text:span text:style-name="T76">"{}|{}"</text:span><text:span text:style-name="T45">.</text:span><text:span text:style-name="T38">format</text:span><text:span text:style-name="T29">(</text:span><text:span text:style-name="T38">pc</text:span><text:span text:style-name="T29">, </text:span><text:span text:style-name="T38">pm</text:span><text:span text:style-name="T29">)] </text:span><text:span text:style-name="T45">=</text:span><text:span text:style-name="T29"> []</text:span></text:p>
      <text:p text:style-name="P3"><text:span text:style-name="T25">2340 <text:s/></text:span><text:span text:style-name="T29"><text:s text:c="8"/></text:span><text:span text:style-name="T45">for</text:span><text:span text:style-name="T29"> </text:span><text:span text:style-name="T38">popu</text:span><text:span text:style-name="T29"> </text:span><text:span text:style-name="T45">in</text:span><text:span text:style-name="T29"> </text:span><text:span text:style-name="T38">POPULATIONS</text:span><text:span text:style-name="T29">:</text:span></text:p>
      <text:p text:style-name="P3"><text:span text:style-name="T25">2341 <text:s/></text:span><text:span text:style-name="T29"><text:s text:c="12"/></text:span><text:span text:style-name="T38">perf</text:span><text:span text:style-name="T29"> </text:span><text:span text:style-name="T45">=</text:span><text:span text:style-name="T29"> </text:span><text:span text:style-name="T54">0</text:span></text:p>
      <text:p text:style-name="P3"><text:span text:style-name="T25">2342 <text:s/></text:span><text:span text:style-name="T29"><text:s text:c="12"/></text:span><text:span text:style-name="T45">for</text:span><text:span text:style-name="T29"> </text:span><text:span text:style-name="T38">success</text:span><text:span text:style-name="T29"> </text:span><text:span text:style-name="T45">in</text:span><text:span text:style-name="T29"> </text:span><text:span text:style-name="T38">perfs</text:span><text:span text:style-name="T29">[</text:span><text:span text:style-name="T76">"{}-{}-{}"</text:span><text:span text:style-name="T45">.</text:span><text:span text:style-name="T38">format</text:span><text:span text:style-name="T29">(</text:span><text:span text:style-name="T38">pc</text:span><text:span text:style-name="T29">, </text:span><text:span text:style-name="T38">pm</text:span><text:span text:style-name="T29">, </text:span><text:span text:style-name="T38">popu</text:span><text:span text:style-name="T29">)]:</text:span></text:p>
      <text:p text:style-name="P3"><text:span text:style-name="T25">2343 <text:s/></text:span><text:span text:style-name="T29"><text:s text:c="16"/></text:span><text:span text:style-name="T38">perf</text:span><text:span text:style-name="T29"> </text:span><text:span text:style-name="T45">+=</text:span><text:span text:style-name="T29"> </text:span><text:span text:style-name="T38">success</text:span></text:p>
      <text:p text:style-name="P3"><text:span text:style-name="T25">2344 <text:s/></text:span><text:span text:style-name="T29"><text:s text:c="12"/></text:span><text:span text:style-name="T38">perf</text:span><text:span text:style-name="T29"> </text:span><text:span text:style-name="T45">/=</text:span><text:span text:style-name="T29"> </text:span><text:span text:style-name="T38">ITERATION_NUMBER</text:span></text:p>
      <text:p text:style-name="P4">2345 <text:s/></text:p>
      <text:p text:style-name="P3"><text:span text:style-name="T25">2346 <text:s/></text:span><text:span text:style-name="T29"><text:s text:c="12"/></text:span><text:span text:style-name="T38">perfsFinales</text:span><text:span text:style-name="T29">[</text:span><text:span text:style-name="T76">"{}|{}"</text:span><text:span text:style-name="T45">.</text:span><text:span text:style-name="T38">format</text:span><text:span text:style-name="T29">(</text:span><text:span text:style-name="T38">pc</text:span><text:span text:style-name="T29">, </text:span><text:span text:style-name="T38">pm</text:span><text:span text:style-name="T29">)]</text:span><text:span text:style-name="T45">.</text:span><text:span text:style-name="T38">append</text:span><text:span text:style-name="T29">(</text:span><text:span text:style-name="T38">perf</text:span><text:span text:style-name="T29">)</text:span></text:p>
      <text:p text:style-name="P4">2347 <text:s/></text:p>
      <text:p text:style-name="P3"><text:span text:style-name="T25">2348 <text:s/></text:span><text:span text:style-name="T29"><text:s text:c="4"/></text:span><text:span text:style-name="T61"># Affichage des différentes courbes</text:span></text:p>
      <text:p text:style-name="P3"><text:span text:style-name="T25">2349 <text:s/></text:span><text:span text:style-name="T29"><text:s text:c="4"/></text:span><text:span text:style-name="T45">for</text:span><text:span text:style-name="T29"> </text:span><text:span text:style-name="T38">key</text:span><text:span text:style-name="T29">, </text:span><text:span text:style-name="T38">value</text:span><text:span text:style-name="T29"> </text:span><text:span text:style-name="T45">in</text:span><text:span text:style-name="T29"> </text:span><text:span text:style-name="T38">perfsFinales</text:span><text:span text:style-name="T45">.</text:span><text:span text:style-name="T38">items</text:span><text:span text:style-name="T29">():</text:span></text:p>
      <text:p text:style-name="P3"><text:span text:style-name="T25">2350 <text:s/></text:span><text:span text:style-name="T29"><text:s text:c="8"/></text:span><text:span text:style-name="T38">pc</text:span><text:span text:style-name="T29">, </text:span><text:span text:style-name="T38">pm</text:span><text:span text:style-name="T29"> </text:span><text:span text:style-name="T45">=</text:span><text:span text:style-name="T29"> </text:span><text:span text:style-name="T38">key</text:span><text:span text:style-name="T45">.</text:span><text:span text:style-name="T38">split</text:span><text:span text:style-name="T29">(</text:span><text:span text:style-name="T76">"|"</text:span><text:span text:style-name="T29">)</text:span></text:p>
      <text:p text:style-name="P4">2351 <text:s/></text:p>
      <text:p text:style-name="P3"><text:span text:style-name="T25">2352 <text:s/></text:span><text:span text:style-name="T29"><text:s text:c="8"/></text:span><text:span text:style-name="T38">plt</text:span><text:span text:style-name="T45">.</text:span><text:span text:style-name="T38">plot</text:span><text:span text:style-name="T29">(</text:span><text:span text:style-name="T38">POPULATIONS</text:span><text:span text:style-name="T29">, </text:span><text:span text:style-name="T38">value</text:span><text:span text:style-name="T29">, </text:span><text:span text:style-name="T38">label</text:span><text:span text:style-name="T45">=</text:span><text:span text:style-name="T76">"p_c = {}; p_m = {}/l"</text:span><text:span text:style-name="T45">.</text:span><text:span text:style-name="T38">format</text:span><text:span text:style-name="T29">(</text:span><text:span text:style-name="T38">pc</text:span><text:span text:style-name="T29">, </text:span><text:span text:style-name="T38">pm</text:span><text:span text:style-name="T29">))</text:span></text:p>
      <text:p text:style-name="P4">2353 <text:s/></text:p>
      <text:p text:style-name="P3"><text:span text:style-name="T25">2354 <text:s/></text:span><text:span text:style-name="T29"><text:s text:c="4"/></text:span><text:span text:style-name="T61"># Sauvegarde du tableau final</text:span></text:p>
      <text:p text:style-name="P3"><text:span text:style-name="T25">2355 <text:s/></text:span><text:span text:style-name="T29"><text:s text:c="4"/></text:span><text:span text:style-name="T38">saveDir</text:span><text:span text:style-name="T29"> </text:span><text:span text:style-name="T45">=</text:span><text:span text:style-name="T29"> </text:span><text:span text:style-name="T76">"traitement/study/{}"</text:span><text:span text:style-name="T45">.</text:span><text:span text:style-name="T38">format</text:span><text:span text:style-name="T29">(</text:span><text:span text:style-name="T38">foldername</text:span><text:span text:style-name="T29">)</text:span></text:p>
      <text:p text:style-name="P3"><text:span text:style-name="T25">2356 <text:s/></text:span><text:span text:style-name="T29"><text:s text:c="4"/></text:span><text:span text:style-name="T38">os</text:span><text:span text:style-name="T45">.</text:span><text:span text:style-name="T38">makedirs</text:span><text:span text:style-name="T29">(</text:span><text:span text:style-name="T38">saveDir</text:span><text:span text:style-name="T29">, </text:span><text:span text:style-name="T38">exist_ok</text:span><text:span text:style-name="T45">=</text:span><text:span text:style-name="T83">True</text:span><text:span text:style-name="T29">)</text:span></text:p>
      <text:p text:style-name="P4">2357 <text:s/></text:p>
      <text:p text:style-name="P3"><text:span text:style-name="T25">2358 <text:s/></text:span><text:span text:style-name="T29"><text:s text:c="4"/></text:span><text:span text:style-name="T38">plt</text:span><text:span text:style-name="T45">.</text:span><text:span text:style-name="T38">legend</text:span><text:span text:style-name="T29">(</text:span><text:span text:style-name="T38">prop</text:span><text:span text:style-name="T45">=</text:span><text:span text:style-name="T29">{</text:span><text:span text:style-name="T76">'size'</text:span><text:span text:style-name="T29">: </text:span><text:span text:style-name="T54">10</text:span><text:span text:style-name="T29">})</text:span></text:p>
      <text:p text:style-name="P3"><text:span text:style-name="T25">2359 <text:s/></text:span><text:span text:style-name="T29"><text:s text:c="4"/></text:span><text:span text:style-name="T38">plt</text:span><text:span text:style-name="T45">.</text:span><text:span text:style-name="T38">xlabel</text:span><text:span text:style-name="T29">(</text:span><text:span text:style-name="T76">"Taille de la population"</text:span><text:span text:style-name="T29">)</text:span></text:p>
      <text:p text:style-name="P3"><text:span text:style-name="T25">2360 <text:s/></text:span><text:span text:style-name="T29"><text:s text:c="4"/></text:span><text:span text:style-name="T38">plt</text:span><text:span text:style-name="T45">.</text:span><text:span text:style-name="T38">ylabel</text:span><text:span text:style-name="T29">(</text:span><text:span text:style-name="T76">"Performances"</text:span><text:span text:style-name="T29">)</text:span></text:p>
      <text:p text:style-name="P3"><text:span text:style-name="T25">2361 <text:s/></text:span><text:span text:style-name="T29"><text:s text:c="4"/></text:span><text:span text:style-name="T38">plt</text:span><text:span text:style-name="T45">.</text:span><text:span text:style-name="T38">ylim</text:span><text:span text:style-name="T29">((</text:span><text:span text:style-name="T54">0</text:span><text:span text:style-name="T29">, </text:span><text:span text:style-name="T54">1</text:span><text:span text:style-name="T29">))</text:span></text:p>
      <text:p text:style-name="P3"><text:span text:style-name="T25">2362 <text:s/></text:span><text:span text:style-name="T29"><text:s text:c="4"/></text:span><text:span text:style-name="T38">plt</text:span><text:span text:style-name="T45">.</text:span><text:span text:style-name="T38">xscale</text:span><text:span text:style-name="T29">(</text:span><text:span text:style-name="T76">'log'</text:span><text:span text:style-name="T29">)</text:span></text:p>
      <text:p text:style-name="P3"><text:span text:style-name="T25">2363 <text:s/></text:span><text:span text:style-name="T29"><text:s text:c="4"/></text:span><text:span text:style-name="T38">ax</text:span><text:span text:style-name="T29"> </text:span><text:span text:style-name="T45">=</text:span><text:span text:style-name="T29"> </text:span><text:span text:style-name="T38">plt</text:span><text:span text:style-name="T45">.</text:span><text:span text:style-name="T38">gca</text:span><text:span text:style-name="T29">()</text:span></text:p>
      <text:p text:style-name="P3"><text:span text:style-name="T25">2364 <text:s/></text:span><text:span text:style-name="T29"><text:s text:c="4"/></text:span><text:span text:style-name="T38">ax</text:span><text:span text:style-name="T45">.</text:span><text:span text:style-name="T38">xaxis</text:span><text:span text:style-name="T45">.</text:span><text:span text:style-name="T38">set_major_formatter</text:span><text:span text:style-name="T29">(</text:span><text:span text:style-name="T38">mticker</text:span><text:span text:style-name="T45">.</text:span><text:span text:style-name="T38">ScalarFormatter</text:span><text:span text:style-name="T29">())</text:span></text:p>
      <text:p text:style-name="P3"><text:span text:style-name="T25">2365 <text:s/></text:span><text:span text:style-name="T29"><text:s text:c="4"/></text:span><text:span text:style-name="T38">ax</text:span><text:span text:style-name="T45">.</text:span><text:span text:style-name="T38">set_xticks</text:span><text:span text:style-name="T29">([</text:span><text:span text:style-name="T54">2</text:span><text:span text:style-name="T29">, </text:span><text:span text:style-name="T54">10</text:span><text:span text:style-name="T29">, </text:span><text:span text:style-name="T54">100</text:span><text:span text:style-name="T29">, </text:span><text:span text:style-name="T54">500</text:span><text:span text:style-name="T29">, </text:span><text:span text:style-name="T54">1000</text:span><text:span text:style-name="T29">, </text:span><text:span text:style-name="T54">2000</text:span><text:span text:style-name="T29">])</text:span></text:p>
      <text:p text:style-name="P3"><text:span text:style-name="T25">2366 <text:s/></text:span><text:span text:style-name="T29"><text:s text:c="4"/></text:span><text:span text:style-name="T38">plt</text:span><text:span text:style-name="T45">.</text:span><text:span text:style-name="T38">xlim</text:span><text:span text:style-name="T29">((</text:span><text:span text:style-name="T54">2</text:span><text:span text:style-name="T29">, </text:span><text:span text:style-name="T54">2000</text:span><text:span text:style-name="T29">))</text:span></text:p>
      <text:p text:style-name="P3"><text:span text:style-name="T25">2367 <text:s/></text:span><text:span text:style-name="T29"><text:s text:c="4"/></text:span><text:span text:style-name="T38">plt</text:span><text:span text:style-name="T45">.</text:span><text:span text:style-name="T38">savefig</text:span><text:span text:style-name="T29">(</text:span><text:span text:style-name="T76">"{}/performances.png"</text:span><text:span text:style-name="T45">.</text:span><text:span text:style-name="T38">format</text:span><text:span text:style-name="T29">(</text:span><text:span text:style-name="T38">saveDir</text:span><text:span text:style-name="T29">), </text:span><text:span text:style-name="T38">dpi</text:span><text:span text:style-name="T45">=</text:span><text:span text:style-name="T54">100</text:span><text:span text:style-name="T29">)</text:span></text:p>
      <text:p text:style-name="P3"><text:span text:style-name="T25">2368 <text:s/></text:span><text:span text:style-name="T29"><text:s text:c="4"/></text:span><text:span text:style-name="T38">plt</text:span><text:span text:style-name="T45">.</text:span><text:span text:style-name="T38">close</text:span><text:span text:style-name="T29">()</text:span></text:p>
      <text:p text:style-name="P4">2369 <text:s/></text:p>
      <text:p text:style-name="P3"><text:span text:style-name="T25">2370 <text:s/></text:span><text:span text:style-name="T29"><text:s text:c="4"/></text:span><text:span text:style-name="T38">logging</text:span><text:span text:style-name="T45">.</text:span><text:span text:style-name="T38">info</text:span><text:span text:style-name="T29">(</text:span><text:span text:style-name="T76">"Fichier sauvegardé : {}/performances.png"</text:span><text:span text:style-name="T45">.</text:span><text:span text:style-name="T38">format</text:span><text:span text:style-name="T29">(</text:span></text:p>
      <text:p text:style-name="P3"><text:span text:style-name="T25">2371 <text:s/></text:span><text:span text:style-name="T29"><text:s text:c="8"/></text:span><text:span text:style-name="T38">saveDir</text:span></text:p>
      <text:p text:style-name="P3"><text:span text:style-name="T25">2372 <text:s/></text:span><text:span text:style-name="T29"><text:s text:c="4"/>))</text:span></text:p>
      <text:p text:style-name="P4">2373 <text:s/></text:p>
      <text:p text:style-name="P4">2374 <text:s/></text:p>
      <text:p text:style-name="P3"><text:span text:style-name="T25">2375 <text:s/></text:span><text:span text:style-name="T45">if</text:span><text:span text:style-name="T29"> </text:span><text:span text:style-name="T38">__name__</text:span><text:span text:style-name="T29"> </text:span><text:span text:style-name="T45">==</text:span><text:span text:style-name="T29"> </text:span><text:span text:style-name="T76">"__main__"</text:span><text:span text:style-name="T29">:</text:span></text:p>
      <text:p text:style-name="P3"><text:span text:style-name="T25">2376 <text:s/></text:span><text:span text:style-name="T29"><text:s text:c="4"/></text:span><text:span text:style-name="T61"># Afficher les logs dans un fichier</text:span></text:p>
      <text:p text:style-name="P3"><text:span text:style-name="T25">2377 <text:s/></text:span><text:span text:style-name="T29"><text:s text:c="4"/></text:span><text:span text:style-name="T38">logging</text:span><text:span text:style-name="T45">.</text:span><text:span text:style-name="T38">basicConfig</text:span><text:span text:style-name="T29">(</text:span><text:span text:style-name="T38">level</text:span><text:span text:style-name="T45">=</text:span><text:span text:style-name="T38">logging</text:span><text:span text:style-name="T45">.</text:span><text:span text:style-name="T38">DEBUG</text:span><text:span text:style-name="T29">, </text:span></text:p>
      <text:p text:style-name="P3"><text:span text:style-name="T25">2378 <text:s/></text:span><text:span text:style-name="T29"><text:s text:c="20"/></text:span><text:span text:style-name="T45">format=</text:span><text:span text:style-name="T76">'%(asctime)s - %(levelname)s - %(message)s'</text:span><text:span text:style-name="T29">,</text:span></text:p>
      <text:p text:style-name="P3"><text:span text:style-name="T25">2379 <text:s/></text:span><text:span text:style-name="T29"><text:s text:c="20"/></text:span><text:span text:style-name="T38">datefmt</text:span><text:span text:style-name="T45">=</text:span><text:span text:style-name="T76">'%d-%m-%Y %H:%M:%S'</text:span><text:span text:style-name="T29">,</text:span></text:p>
      <text:p text:style-name="P3"><text:span text:style-name="T25">2380 <text:s/></text:span><text:span text:style-name="T29"><text:s text:c="20"/></text:span><text:span text:style-name="T38">filename</text:span><text:span text:style-name="T45">=</text:span><text:span text:style-name="T76">'logs/Traitement - {}.txt'</text:span><text:span text:style-name="T45">.</text:span><text:span text:style-name="T38">format</text:span><text:span text:style-name="T29">(</text:span></text:p>
      <text:p text:style-name="P3"><text:span text:style-name="T25">2381 <text:s/></text:span><text:span text:style-name="T29"><text:s text:c="44"/></text:span><text:span text:style-name="T38">datetime</text:span><text:span text:style-name="T45">.</text:span><text:span text:style-name="T38">datetime</text:span><text:span text:style-name="T45">.</text:span><text:span text:style-name="T38">now</text:span><text:span text:style-name="T29">()</text:span><text:span text:style-name="T45">.</text:span><text:span text:style-name="T38">strftime</text:span><text:span text:style-name="T29">(</text:span></text:p>
      <text:p text:style-name="P3"><text:span text:style-name="T25">2382 <text:s/></text:span><text:span text:style-name="T29"><text:s text:c="48"/></text:span><text:span text:style-name="T76">"%d-%m-%Y %H:%M:%S"</text:span></text:p>
      <text:p text:style-name="P3"><text:span text:style-name="T25">2383 <text:s/></text:span><text:span text:style-name="T29"><text:s text:c="44"/>)),</text:span></text:p>
      <text:p text:style-name="P3"><text:span text:style-name="T25">2384 <text:s/></text:span><text:span text:style-name="T29"><text:s text:c="20"/></text:span><text:span text:style-name="T38">filemode</text:span><text:span text:style-name="T45">=</text:span><text:span text:style-name="T76">'w'</text:span><text:span text:style-name="T29">)</text:span></text:p>
      <text:p text:style-name="P5"><text:span text:style-name="T24">2385 <text:s/></text:span><text:s text:c="4"/></text:p>
      <text:p text:style-name="P3"><text:span text:style-name="T25">2386 <text:s/></text:span><text:span text:style-name="T29"><text:s text:c="4"/></text:span><text:span text:style-name="T61"># Affichage dans la console</text:span></text:p>
      <text:p text:style-name="P3"><text:span text:style-name="T25">2387 <text:s/></text:span><text:span text:style-name="T29"><text:s text:c="4"/></text:span><text:span text:style-name="T38">console</text:span><text:span text:style-name="T29"> </text:span><text:span text:style-name="T45">=</text:span><text:span text:style-name="T29"> </text:span><text:span text:style-name="T38">logging</text:span><text:span text:style-name="T45">.</text:span><text:span text:style-name="T38">StreamHandler</text:span><text:span text:style-name="T29">()</text:span></text:p>
      <text:p text:style-name="P3"><text:span text:style-name="T25">2388 <text:s/></text:span><text:span text:style-name="T29"><text:s text:c="4"/></text:span><text:span text:style-name="T38">console</text:span><text:span text:style-name="T45">.</text:span><text:span text:style-name="T38">setLevel</text:span><text:span text:style-name="T29">(</text:span><text:span text:style-name="T38">logging</text:span><text:span text:style-name="T45">.</text:span><text:span text:style-name="T38">INFO</text:span><text:span text:style-name="T29">)</text:span></text:p>
      <text:p text:style-name="P3"><text:span text:style-name="T25">2389 <text:s/></text:span><text:span text:style-name="T29"><text:s text:c="4"/></text:span><text:span text:style-name="T38">formatter</text:span><text:span text:style-name="T29"> </text:span><text:span text:style-name="T45">=</text:span><text:span text:style-name="T29"> </text:span><text:span text:style-name="T38">logging</text:span><text:span text:style-name="T45">.</text:span><text:span text:style-name="T38">Formatter</text:span><text:span text:style-name="T29">(</text:span><text:span text:style-name="T76">'%(asctime)s - %(levelname)s - %(message)s'</text:span><text:span text:style-name="T29">)</text:span></text:p>
      <text:p text:style-name="P3"><text:span text:style-name="T25">2390 <text:s/></text:span><text:span text:style-name="T29"><text:s text:c="4"/></text:span><text:span text:style-name="T38">console</text:span><text:span text:style-name="T45">.</text:span><text:span text:style-name="T38">setFormatter</text:span><text:span text:style-name="T29">(</text:span><text:span text:style-name="T38">formatter</text:span><text:span text:style-name="T29">)</text:span></text:p>
      <text:p text:style-name="P3"><text:span text:style-name="T25">2391 <text:s/></text:span><text:span text:style-name="T29"><text:s text:c="4"/></text:span><text:span text:style-name="T38">logging</text:span><text:span text:style-name="T45">.</text:span><text:span text:style-name="T38">getLogger</text:span><text:span text:style-name="T29">(</text:span><text:span text:style-name="T76">''</text:span><text:span text:style-name="T29">)</text:span><text:span text:style-name="T45">.</text:span><text:span text:style-name="T38">addHandler</text:span><text:span text:style-name="T29">(</text:span><text:span text:style-name="T38">console</text:span><text:span text:style-name="T29">)</text:span></text:p>
      <text:p text:style-name="P5"><text:span text:style-name="T24">2392 <text:s/></text:span><text:s text:c="4"/></text:p>
      <text:p text:style-name="P3"><text:span text:style-name="T25">2393 <text:s/></text:span><text:span text:style-name="T29"><text:s text:c="4"/></text:span><text:span text:style-name="T61"># folder = "8xp/27-03-2024 11h32m49s/"</text:span></text:p>
      <text:p text:style-name="P3"><text:span text:style-name="T25">2394 <text:s/></text:span><text:span text:style-name="T29"><text:s text:c="4"/></text:span><text:span text:style-name="T61"># data = analyseFolder("data/" + folder)</text:span></text:p>
      <text:p text:style-name="P3"><text:span text:style-name="T25">2395 <text:s/></text:span><text:span text:style-name="T29"><text:s text:c="4"/></text:span><text:span text:style-name="T61"># createStats(path=folder+"/all", data=data)</text:span></text:p>
      <text:p text:style-name="P4">2396 <text:s/></text:p>
      <text:p text:style-name="P3"><text:span text:style-name="T25">2397 <text:s/></text:span><text:span text:style-name="T29"><text:s text:c="4"/></text:span><text:span text:style-name="T38">analyseStudy</text:span><text:span text:style-name="T29">(</text:span><text:span text:style-name="T76">"8xp/26-04-2024 18h45m31s"</text:span><text:span text:style-name="T29">)</text:span></text:p>
      <text:p text:style-name="P4">2398 <text:s/></text:p>
      <text:p text:style-name="P3"><text:span text:style-name="T25">2399 <text:s/></text:span><text:span text:style-name="T29"><text:s text:c="7"/></text:span><text:span text:style-name="T38">________________________________________________________</text:span></text:p>
      <text:p text:style-name="P2"><text:span text:style-name="T24">2400 <text:s/></text:span>'''</text:p>
      <text:p text:style-name="P2"><text:span text:style-name="T24">2401 <text:s/></text:span><text:s/>Name : Elowan</text:p>
      <text:p text:style-name="P2"><text:span text:style-name="T24">2402 <text:s/></text:span><text:s/>Creation : 30-06-2023 23:57:04</text:p>
      <text:p text:style-name="P2"><text:span text:style-name="T24">2403 <text:s/></text:span><text:s/>Last modified : 21-05-2024 21:31:35</text:p>
      <text:p text:style-name="P2"><text:span text:style-name="T24">2404 <text:s/></text:span><text:s/>File : utils.py</text:p>
      <text:p text:style-name="P2"><text:span text:style-name="T24">2405 <text:s/></text:span>'''</text:p>
      <text:p text:style-name="P3"><text:span text:style-name="T25">2406 <text:s/></text:span><text:span text:style-name="T45">import</text:span><text:span text:style-name="T29"> </text:span><text:span text:style-name="T38">random</text:span></text:p>
      <text:p text:style-name="P3"><text:span text:style-name="T25">2407 <text:s/></text:span><text:span text:style-name="T45">import</text:span><text:span text:style-name="T29"> </text:span><text:span text:style-name="T38">numpy</text:span><text:span text:style-name="T29"> </text:span><text:span text:style-name="T45">as</text:span><text:span text:style-name="T29"> </text:span><text:span text:style-name="T38">np</text:span></text:p>
      <text:p text:style-name="P4">2408 <text:s/></text:p>
      <text:p text:style-name="P3"><text:span text:style-name="T25">2409 <text:s/></text:span><text:span text:style-name="T45">def</text:span><text:span text:style-name="T29"> </text:span><text:span text:style-name="T68">weighted_random</text:span><text:span text:style-name="T29">(</text:span><text:span text:style-name="T38">mn</text:span><text:span text:style-name="T29">, </text:span><text:span text:style-name="T38">mx</text:span><text:span text:style-name="T29">, </text:span><text:span text:style-name="T38">mnweight</text:span><text:span text:style-name="T29">, </text:span><text:span text:style-name="T38">mxweight</text:span><text:span text:style-name="T29">):</text:span></text:p>
      <text:p text:style-name="P3"><text:span text:style-name="T25">2410 <text:s/></text:span><text:span text:style-name="T29"><text:s text:c="4"/></text:span><text:span text:style-name="T76">"""</text:span></text:p>
      <text:p text:style-name="P2"><text:span text:style-name="T24">2411 <text:s/></text:span><text:s text:c="4"/>Exécute un random entre mn et mx avec une probabilité de mnweight</text:p>
      <text:p text:style-name="P2"><text:span text:style-name="T24">2412 <text:s/></text:span><text:s text:c="4"/>d'avoir la plus basse valeur et mxweight d'avoir la plus haute valeur</text:p>
      <text:p text:style-name="P2"><text:span text:style-name="T24">2413 <text:s/></text:span><text:s text:c="4"/>"""</text:p>
      <text:p text:style-name="P3"><text:span text:style-name="T25">2414 <text:s/></text:span><text:span text:style-name="T29"><text:s text:c="4"/></text:span><text:span text:style-name="T45">return</text:span><text:span text:style-name="T29"> </text:span><text:span text:style-name="T38">random</text:span><text:span text:style-name="T45">.</text:span><text:span text:style-name="T38">choices</text:span><text:span text:style-name="T29">(</text:span><text:span text:style-name="T45">range</text:span><text:span text:style-name="T29">(</text:span><text:span text:style-name="T38">mn</text:span><text:span text:style-name="T29">, </text:span><text:span text:style-name="T38">mx</text:span><text:span text:style-name="T45">+</text:span><text:span text:style-name="T54">1</text:span><text:span text:style-name="T29">), \</text:span></text:p>
      <text:p text:style-name="P3"><text:span text:style-name="T25">2415 <text:s/></text:span><text:span text:style-name="T29"><text:s text:c="6"/></text:span><text:span text:style-name="T38">weights</text:span><text:span text:style-name="T45">=</text:span><text:span text:style-name="T38">np</text:span><text:span text:style-name="T45">.</text:span><text:span text:style-name="T38">linspace</text:span><text:span text:style-name="T29">(</text:span><text:span text:style-name="T38">mnweight</text:span><text:span text:style-name="T29">,</text:span><text:span text:style-name="T38">mxweight</text:span><text:span text:style-name="T29">,(</text:span><text:span text:style-name="T38">mx</text:span><text:span text:style-name="T45">-</text:span><text:span text:style-name="T38">mn</text:span><text:span text:style-name="T29">)</text:span><text:span text:style-name="T45">+</text:span><text:span text:style-name="T54">1</text:span><text:span text:style-name="T29">))[</text:span><text:span text:style-name="T54">0</text:span><text:span text:style-name="T29">]</text:span></text:p>
      <text:p text:style-name="P4">2416 <text:s/></text:p>
      <text:p text:style-name="P3"><text:span text:style-name="T25">2417 <text:s/></text:span><text:span text:style-name="T45">def</text:span><text:span text:style-name="T29"> </text:span><text:span text:style-name="T68">computeNextOccurrence</text:span><text:span text:style-name="T29">(</text:span><text:span text:style-name="T38">u</text:span><text:span text:style-name="T29">: </text:span><text:span text:style-name="T45">float</text:span><text:span text:style-name="T29">, </text:span><text:span text:style-name="T38">pm</text:span><text:span text:style-name="T29">: </text:span><text:span text:style-name="T45">float</text:span><text:span text:style-name="T29">)</text:span><text:span text:style-name="T45">-&gt;int</text:span><text:span text:style-name="T29">: </text:span></text:p>
      <text:p text:style-name="P3"><text:span text:style-name="T25">2418 <text:s/></text:span><text:span text:style-name="T29"><text:s text:c="4"/></text:span><text:span text:style-name="T76">"""</text:span></text:p>
      <text:p text:style-name="P2"><text:span text:style-name="T24">2419 <text:s/></text:span><text:s text:c="4"/>Calcule la variable l de l'étude qui permet de réduire le </text:p>
      <text:p text:style-name="P2"><text:span text:style-name="T24">2420 <text:s/></text:span><text:s text:c="4"/>nombre de calcul de variable aléatoire sans changer le succés</text:p>
      <text:p text:style-name="P2"><text:span text:style-name="T24">2421 <text:s/></text:span><text:s text:c="4"/>de l'algorithme génétique.</text:p>
      <text:p text:style-name="P2"><text:span text:style-name="T24">2422 <text:s/></text:span><text:s text:c="4"/>"""</text:p>
      <text:p text:style-name="P3"><text:span text:style-name="T25">2423 <text:s/></text:span><text:span text:style-name="T29"><text:s text:c="4"/></text:span><text:span text:style-name="T45">if</text:span><text:span text:style-name="T29"> </text:span><text:span text:style-name="T38">pm</text:span><text:span text:style-name="T29"> </text:span><text:span text:style-name="T45">==</text:span><text:span text:style-name="T29"> </text:span><text:span text:style-name="T54">0.0</text:span><text:span text:style-name="T29">: </text:span><text:span text:style-name="T45">return</text:span><text:span text:style-name="T29"> </text:span><text:span text:style-name="T54">0</text:span></text:p>
      <text:p text:style-name="P3"><text:span text:style-name="T25">2424 <text:s/></text:span><text:span text:style-name="T29"><text:s text:c="4"/></text:span><text:span text:style-name="T45">else</text:span><text:span text:style-name="T29">:</text:span></text:p>
      <text:p text:style-name="P3"><text:span text:style-name="T25">2425 <text:s/></text:span><text:span text:style-name="T29"><text:s text:c="8"/></text:span><text:span text:style-name="T38">val</text:span><text:span text:style-name="T29"> </text:span><text:span text:style-name="T45">=</text:span><text:span text:style-name="T29"> (</text:span><text:span text:style-name="T54">1</text:span><text:span text:style-name="T45">/</text:span><text:span text:style-name="T38">pm</text:span><text:span text:style-name="T29">)</text:span><text:span text:style-name="T45">*</text:span><text:span text:style-name="T38">np</text:span><text:span text:style-name="T45">.</text:span><text:span text:style-name="T38">log</text:span><text:span text:style-name="T29">(</text:span><text:span text:style-name="T54">1</text:span><text:span text:style-name="T45">-</text:span><text:span text:style-name="T38">u</text:span><text:span text:style-name="T29">)</text:span></text:p>
      <text:p text:style-name="P3"><text:span text:style-name="T25">2426 <text:s/></text:span><text:span text:style-name="T29"><text:s text:c="8"/></text:span><text:span text:style-name="T45">return</text:span><text:span text:style-name="T29"> </text:span><text:span text:style-name="T45">int</text:span><text:span text:style-name="T29">(</text:span><text:span text:style-name="T38">val</text:span><text:span text:style-name="T29">)</text:span></text:p>
      <text:p text:style-name="P3"><text:span text:style-name="T25">2427 <text:s/></text:span><text:span text:style-name="T29"><text:s text:c="7"/></text:span><text:span text:style-name="T38">____________________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paragraph-properties style:line-height-at-least="0.402cm"/>
      <style:text-properties fo:color="#86b300" loext:opacity="100%" fo:background-color="#f8f9f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966cm" style:type="center"/>
          <style:tab-stop style:position="25.933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966cm" style:type="center"/>
          <style:tab-stop style:position="25.933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9.166cm" style:type="center"/>
          <style:tab-stop style:position="38.333cm" style:type="right"/>
        </style:tab-stops>
      </style:paragraph-properties>
    </style:style>
    <style:style style:name="Line_20_numbering" style:display-name="Line numbering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1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40cm" fo:page-height="30cm" style:num-format="1" style:print-orientation="landscape" fo:margin-top="2cm" fo:margin-bottom="2cm" fo:margin-left="0.305cm" fo:margin-right="0.65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3">
          <style:column style:rel-width="21050*" fo:start-indent="0cm" fo:end-indent="0.065cm"/>
          <style:column style:rel-width="23212*" fo:start-indent="0.065cm" fo:end-indent="0.042cm"/>
          <style:column style:rel-width="21273*" fo:start-indent="0.042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/<text:page-count>1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5-21T21:32:18.557000000</meta:creation-date>
    <dc:date>2024-06-06T11:33:38.672000000</dc:date>
    <meta:editing-duration>PT21M36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14" meta:paragraph-count="2428" meta:word-count="10457" meta:character-count="94618" meta:non-whitespace-character-count="65660"/>
  </office:meta>
</office:document-meta>
</file>